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.7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30.84pt"/>
    </style:style>
    <style:style style:name="co6" style:family="table-column">
      <style:table-column-properties fo:break-before="auto" style:column-width="78.69pt"/>
    </style:style>
    <style:style style:name="co7" style:family="table-column">
      <style:table-column-properties fo:break-before="auto" style:column-width="84.1pt"/>
    </style:style>
    <style:style style:name="co8" style:family="table-column">
      <style:table-column-properties fo:break-before="auto" style:column-width="79.51pt"/>
    </style:style>
    <style:style style:name="co9" style:family="table-column">
      <style:table-column-properties fo:break-before="auto" style:column-width="74.1pt"/>
    </style:style>
    <style:style style:name="co10" style:family="table-column">
      <style:table-column-properties fo:break-before="auto" style:column-width="89.49pt"/>
    </style:style>
    <style:style style:name="co11" style:family="table-column">
      <style:table-column-properties fo:break-before="auto" style:column-width="87.99pt"/>
    </style:style>
    <style:style style:name="co12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0" style:family="table-cell" style:parent-style-name="Default">
      <style:table-cell-properties fo:background-color="#00ff66"/>
      <style:text-properties style:text-position=""/>
    </style:style>
    <style:style style:name="ce13" style:family="table-cell" style:parent-style-name="Default">
      <style:table-cell-properties fo:background-color="#cccccc"/>
      <style:text-properties style:text-position=""/>
    </style:style>
    <style:style style:name="ce14" style:family="table-cell" style:parent-style-name="Default">
      <style:table-cell-properties fo:background-color="#dddddd"/>
      <style:text-properties style:text-position=""/>
    </style:style>
    <style:style style:name="ce15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 style:data-style-name="N44">
      <style:table-cell-properties fo:background-color="#ffff00"/>
    </style:style>
    <style:style style:name="ce6" style:family="table-cell" style:parent-style-name="Default" style:data-style-name="N100"/>
    <style:style style:name="ce7" style:family="table-cell" style:parent-style-name="Default" style:data-style-name="N44"/>
    <style:style style:name="ce8" style:family="table-cell" style:parent-style-name="Default" style:data-style-name="N44">
      <style:table-cell-properties fo:background-color="#66ff99"/>
    </style:style>
    <style:style style:name="ce9" style:family="table-cell" style:parent-style-name="Default" style:data-style-name="N44">
      <style:table-cell-properties fo:background-color="#33ff99"/>
    </style:style>
    <style:style style:name="ce11" style:family="table-cell" style:parent-style-name="Default" style:data-style-name="N44">
      <style:table-cell-properties fo:background-color="#00ff66"/>
    </style:style>
    <style:style style:name="ce12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66ff99"/>
    </style:style>
    <style:style style:name="ce17" style:family="table-cell" style:parent-style-name="Default">
      <style:table-cell-properties fo:background-color="#33ff99"/>
    </style:style>
    <style:style style:name="ce18" style:family="table-cell" style:parent-style-name="Default">
      <style:table-cell-properties fo:background-color="#00ff66"/>
    </style:style>
    <style:style style:name="ce19" style:family="table-cell" style:parent-style-name="Default" style:data-style-name="N43"/>
    <style:style style:name="ce20" style:family="table-cell" style:parent-style-name="Default" style:data-style-name="N100">
      <style:table-cell-properties fo:background-color="#ffff00"/>
    </style:style>
    <style:style style:name="ce21" style:family="table-cell" style:parent-style-name="Default" style:data-style-name="N37">
      <style:table-cell-properties fo:background-color="#ffff00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dddddd"/>
    </style:style>
    <style:style style:name="ce2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cost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023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12" office:value-type="string" calcext:value-type="string">
            <text:p>X1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X1VI</text:p>
          </table:table-cell>
          <table:table-cell table:style-name="ce12" office:value-type="string" calcext:value-type="string">
            <text:p>F1VI</text:p>
          </table:table-cell>
          <table:table-cell table:style-name="ce12" office:value-type="string" calcext:value-type="string">
            <text:p>X2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X2VI</text:p>
          </table:table-cell>
          <table:table-cell table:style-name="ce12" office:value-type="string" calcext:value-type="string">
            <text:p>F2VI</text:p>
          </table:table-cell>
          <table:table-cell table:style-name="ce12" office:value-type="string" calcext:value-type="string">
            <text:p>INTEGER-X1</text:p>
          </table:table-cell>
          <table:table-cell table:style-name="ce12"/>
          <table:table-cell table:style-name="ce12" office:value-type="string" calcext:value-type="string">
            <text:p>F1vi-x2</text:p>
          </table:table-cell>
          <table:table-cell table:style-name="ce12" office:value-type="string" calcext:value-type="string">
            <text:p>f1-x1</text:p>
          </table:table-cell>
          <table:table-cell table:style-name="ce12" office:value-type="string" calcext:value-type="string">
            <text:p>F1vi-x1vi</text:p>
          </table:table-cell>
          <table:table-cell table:style-name="ce12" office:value-type="string" calcext:value-type="string">
            <text:p>f2-x2</text:p>
          </table:table-cell>
          <table:table-cell table:style-name="ce12" office:value-type="string" calcext:value-type="string">
            <text:p>F2vi-x2vi</text:p>
          </table:table-cell>
          <table:table-cell table:style-name="ce12" table:number-columns-repeated="2"/>
          <table:table-cell table:style-name="ce12" office:value-type="string" calcext:value-type="string">
            <text:p>16/8</text:p>
          </table:table-cell>
          <table:table-cell table:style-name="ce12" table:number-columns-repeated="1005"/>
        </table:table-row>
        <table:table-row table:style-name="ro1">
          <table:table-cell table:style-name="ce6" office:value-type="string" calcext:value-type="string">
            <text:p>98817</text:p>
          </table:table-cell>
          <table:table-cell office:value-type="float" office:value="18624.7133" calcext:value-type="float">
            <text:p>18624.7133</text:p>
          </table:table-cell>
          <table:table-cell office:value-type="float" office:value="21010.21" calcext:value-type="float">
            <text:p>21010.21</text:p>
          </table:table-cell>
          <table:table-cell office:value-type="float" office:value="21578.1715" calcext:value-type="float">
            <text:p>21578.1715</text:p>
          </table:table-cell>
          <table:table-cell table:number-columns-repeated="3" office:value-type="float" office:value="22196.8031" calcext:value-type="float">
            <text:p>22196.8031</text:p>
          </table:table-cell>
          <table:table-cell table:number-columns-repeated="3" office:value-type="float" office:value="29764" calcext:value-type="float">
            <text:p>29764</text:p>
          </table:table-cell>
          <table:table-cell/>
          <table:table-cell table:formula="of:=[.E2]-[.F2]" office:value-type="float" office:value="0" calcext:value-type="float">
            <text:p>0</text:p>
          </table:table-cell>
          <table:table-cell table:formula="of:=[.C2]-[.B2]" office:value-type="float" office:value="2385.4967" calcext:value-type="float">
            <text:p>2385.4967</text:p>
          </table:table-cell>
          <table:table-cell table:formula="of:=[.E2]-[.D2]" office:value-type="float" office:value="618.631600000001" calcext:value-type="float">
            <text:p>618.6316</text:p>
          </table:table-cell>
          <table:table-cell table:formula="of:=[.G2]-[.F2]" office:value-type="float" office:value="0" calcext:value-type="float">
            <text:p>0</text:p>
          </table:table-cell>
          <table:table-cell table:formula="of:=[.I2]-[.H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99653</text:p>
          </table:table-cell>
          <table:table-cell office:value-type="float" office:value="16439.397" calcext:value-type="float">
            <text:p>16439.397</text:p>
          </table:table-cell>
          <table:table-cell office:value-type="float" office:value="17463.0731" calcext:value-type="float">
            <text:p>17463.0731</text:p>
          </table:table-cell>
          <table:table-cell office:value-type="float" office:value="18352.9713" calcext:value-type="float">
            <text:p>18352.9713</text:p>
          </table:table-cell>
          <table:table-cell table:number-columns-repeated="3" office:value-type="float" office:value="18779.69" calcext:value-type="float">
            <text:p>18779.69</text:p>
          </table:table-cell>
          <table:table-cell table:number-columns-repeated="3" office:value-type="float" office:value="23512" calcext:value-type="float">
            <text:p>23512</text:p>
          </table:table-cell>
          <table:table-cell/>
          <table:table-cell table:formula="of:=[.E3]-[.F3]" office:value-type="float" office:value="0" calcext:value-type="float">
            <text:p>0</text:p>
          </table:table-cell>
          <table:table-cell table:formula="of:=[.C3]-[.B3]" office:value-type="float" office:value="1023.6761" calcext:value-type="float">
            <text:p>1023.6761</text:p>
          </table:table-cell>
          <table:table-cell table:formula="of:=[.E3]-[.D3]" office:value-type="float" office:value="426.718699999998" calcext:value-type="float">
            <text:p>426.7187</text:p>
          </table:table-cell>
          <table:table-cell table:formula="of:=[.G3]-[.F3]" office:value-type="float" office:value="0" calcext:value-type="float">
            <text:p>0</text:p>
          </table:table-cell>
          <table:table-cell table:formula="of:=[.I3]-[.H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16985</text:p>
          </table:table-cell>
          <table:table-cell office:value-type="float" office:value="24392.2425" calcext:value-type="float">
            <text:p>24392.2425</text:p>
          </table:table-cell>
          <table:table-cell office:value-type="float" office:value="26465.4" calcext:value-type="float">
            <text:p>26465.4</text:p>
          </table:table-cell>
          <table:table-cell office:value-type="float" office:value="27014.4368" calcext:value-type="float">
            <text:p>27014.4368</text:p>
          </table:table-cell>
          <table:table-cell table:number-columns-repeated="3" office:value-type="float" office:value="27605.3" calcext:value-type="float">
            <text:p>27605.3</text:p>
          </table:table-cell>
          <table:table-cell table:number-columns-repeated="3" office:value-type="float" office:value="29303" calcext:value-type="float">
            <text:p>29303</text:p>
          </table:table-cell>
          <table:table-cell/>
          <table:table-cell table:formula="of:=[.E4]-[.F4]" office:value-type="float" office:value="0" calcext:value-type="float">
            <text:p>0</text:p>
          </table:table-cell>
          <table:table-cell table:formula="of:=[.C4]-[.B4]" office:value-type="float" office:value="2073.1575" calcext:value-type="float">
            <text:p>2073.1575</text:p>
          </table:table-cell>
          <table:table-cell table:formula="of:=[.E4]-[.D4]" office:value-type="float" office:value="590.8632" calcext:value-type="float">
            <text:p>590.8632</text:p>
          </table:table-cell>
          <table:table-cell table:formula="of:=[.G4]-[.F4]" office:value-type="float" office:value="0" calcext:value-type="float">
            <text:p>0</text:p>
          </table:table-cell>
          <table:table-cell table:formula="of:=[.I4]-[.H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51309</text:p>
          </table:table-cell>
          <table:table-cell office:value-type="float" office:value="22199.125" calcext:value-type="float">
            <text:p>22199.125</text:p>
          </table:table-cell>
          <table:table-cell office:value-type="float" office:value="23337.7672" calcext:value-type="float">
            <text:p>23337.7672</text:p>
          </table:table-cell>
          <table:table-cell office:value-type="float" office:value="24801.0725" calcext:value-type="float">
            <text:p>24801.0725</text:p>
          </table:table-cell>
          <table:table-cell table:number-columns-repeated="2" office:value-type="float" office:value="25416.2047" calcext:value-type="float">
            <text:p>25416.2047</text:p>
          </table:table-cell>
          <table:table-cell office:value-type="float" office:value="25420.2047" calcext:value-type="float">
            <text:p>25420.2047</text:p>
          </table:table-cell>
          <table:table-cell table:number-columns-repeated="3" office:value-type="float" office:value="26615" calcext:value-type="float">
            <text:p>26615</text:p>
          </table:table-cell>
          <table:table-cell/>
          <table:table-cell table:formula="of:=[.E5]-[.F5]" office:value-type="float" office:value="0" calcext:value-type="float">
            <text:p>0</text:p>
          </table:table-cell>
          <table:table-cell table:formula="of:=[.C5]-[.B5]" office:value-type="float" office:value="1138.6422" calcext:value-type="float">
            <text:p>1138.6422</text:p>
          </table:table-cell>
          <table:table-cell table:formula="of:=[.E5]-[.D5]" office:value-type="float" office:value="615.1322" calcext:value-type="float">
            <text:p>615.1322</text:p>
          </table:table-cell>
          <table:table-cell table:formula="of:=[.G5]-[.F5]" office:value-type="float" office:value="4" calcext:value-type="float">
            <text:p>4</text:p>
          </table:table-cell>
          <table:table-cell table:formula="of:=[.I5]-[.H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33240</text:p>
          </table:table-cell>
          <table:table-cell office:value-type="float" office:value="13192.3333" calcext:value-type="float">
            <text:p>13192.3333</text:p>
          </table:table-cell>
          <table:table-cell office:value-type="float" office:value="16145.5758" calcext:value-type="float">
            <text:p>16145.5758</text:p>
          </table:table-cell>
          <table:table-cell office:value-type="float" office:value="16385.12" calcext:value-type="float">
            <text:p>16385.12</text:p>
          </table:table-cell>
          <table:table-cell table:number-columns-repeated="3" office:value-type="float" office:value="16796.55" calcext:value-type="float">
            <text:p>16796.55</text:p>
          </table:table-cell>
          <table:table-cell table:number-columns-repeated="3" office:value-type="float" office:value="21279" calcext:value-type="float">
            <text:p>21279</text:p>
          </table:table-cell>
          <table:table-cell/>
          <table:table-cell table:formula="of:=[.E6]-[.F6]" office:value-type="float" office:value="0" calcext:value-type="float">
            <text:p>0</text:p>
          </table:table-cell>
          <table:table-cell table:formula="of:=[.C6]-[.B6]" office:value-type="float" office:value="2953.2425" calcext:value-type="float">
            <text:p>2953.2425</text:p>
          </table:table-cell>
          <table:table-cell table:formula="of:=[.E6]-[.D6]" office:value-type="float" office:value="411.43" calcext:value-type="float">
            <text:p>411.43</text:p>
          </table:table-cell>
          <table:table-cell table:formula="of:=[.G6]-[.F6]" office:value-type="float" office:value="0" calcext:value-type="float">
            <text:p>0</text:p>
          </table:table-cell>
          <table:table-cell table:formula="of:=[.I6]-[.H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66518</text:p>
          </table:table-cell>
          <table:table-cell office:value-type="float" office:value="22537.4304" calcext:value-type="float">
            <text:p>22537.4304</text:p>
          </table:table-cell>
          <table:table-cell office:value-type="float" office:value="24220.4712" calcext:value-type="float">
            <text:p>24220.4712</text:p>
          </table:table-cell>
          <table:table-cell office:value-type="float" office:value="24607.3526" calcext:value-type="float">
            <text:p>24607.3526</text:p>
          </table:table-cell>
          <table:table-cell table:number-columns-repeated="2" office:value-type="float" office:value="25269.187" calcext:value-type="float">
            <text:p>25269.187</text:p>
          </table:table-cell>
          <table:table-cell office:value-type="float" office:value="25288.3934" calcext:value-type="float">
            <text:p>25288.3934</text:p>
          </table:table-cell>
          <table:table-cell table:number-columns-repeated="3" office:value-type="float" office:value="33311" calcext:value-type="float">
            <text:p>33311</text:p>
          </table:table-cell>
          <table:table-cell/>
          <table:table-cell table:formula="of:=[.E7]-[.F7]" office:value-type="float" office:value="0" calcext:value-type="float">
            <text:p>0</text:p>
          </table:table-cell>
          <table:table-cell table:formula="of:=[.C7]-[.B7]" office:value-type="float" office:value="1683.0408" calcext:value-type="float">
            <text:p>1683.0408</text:p>
          </table:table-cell>
          <table:table-cell table:formula="of:=[.E7]-[.D7]" office:value-type="float" office:value="661.834400000003" calcext:value-type="float">
            <text:p>661.8344</text:p>
          </table:table-cell>
          <table:table-cell table:formula="of:=[.G7]-[.F7]" office:value-type="float" office:value="19.2063999999991" calcext:value-type="float">
            <text:p>19.2064</text:p>
          </table:table-cell>
          <table:table-cell table:formula="of:=[.I7]-[.H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68517</text:p>
          </table:table-cell>
          <table:table-cell office:value-type="float" office:value="24431.4207" calcext:value-type="float">
            <text:p>24431.4207</text:p>
          </table:table-cell>
          <table:table-cell office:value-type="float" office:value="30210.4116" calcext:value-type="float">
            <text:p>30210.4116</text:p>
          </table:table-cell>
          <table:table-cell office:value-type="float" office:value="29746.4154" calcext:value-type="float">
            <text:p>29746.4154</text:p>
          </table:table-cell>
          <table:table-cell table:number-columns-repeated="2" office:value-type="float" office:value="31650.6042" calcext:value-type="float">
            <text:p>31650.6042</text:p>
          </table:table-cell>
          <table:table-cell office:value-type="float" office:value="31652.4317" calcext:value-type="float">
            <text:p>31652.4317</text:p>
          </table:table-cell>
          <table:table-cell table:number-columns-repeated="2" office:value-type="float" office:value="48017.6667" calcext:value-type="float">
            <text:p>48017.6667</text:p>
          </table:table-cell>
          <table:table-cell office:value-type="float" office:value="48351" calcext:value-type="float">
            <text:p>48351</text:p>
          </table:table-cell>
          <table:table-cell/>
          <table:table-cell table:formula="of:=[.E8]-[.F8]" office:value-type="float" office:value="0" calcext:value-type="float">
            <text:p>0</text:p>
          </table:table-cell>
          <table:table-cell table:formula="of:=[.C8]-[.B8]" office:value-type="float" office:value="5778.9909" calcext:value-type="float">
            <text:p>5778.9909</text:p>
          </table:table-cell>
          <table:table-cell table:formula="of:=[.E8]-[.D8]" office:value-type="float" office:value="1904.1888" calcext:value-type="float">
            <text:p>1904.1888</text:p>
          </table:table-cell>
          <table:table-cell table:formula="of:=[.G8]-[.F8]" office:value-type="float" office:value="1.82749999999942" calcext:value-type="float">
            <text:p>1.8275</text:p>
          </table:table-cell>
          <table:table-cell table:formula="of:=[.I8]-[.H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60369</text:p>
          </table:table-cell>
          <table:table-cell office:value-type="float" office:value="15401.7754" calcext:value-type="float">
            <text:p>15401.7754</text:p>
          </table:table-cell>
          <table:table-cell office:value-type="float" office:value="22489.4337" calcext:value-type="float">
            <text:p>22489.4337</text:p>
          </table:table-cell>
          <table:table-cell office:value-type="float" office:value="18566.5637" calcext:value-type="float">
            <text:p>18566.5637</text:p>
          </table:table-cell>
          <table:table-cell table:number-columns-repeated="2" office:value-type="float" office:value="23487.738" calcext:value-type="float">
            <text:p>23487.738</text:p>
          </table:table-cell>
          <table:table-cell office:value-type="float" office:value="23489.3545" calcext:value-type="float">
            <text:p>23489.3545</text:p>
          </table:table-cell>
          <table:table-cell table:number-columns-repeated="2" office:value-type="float" office:value="39199" calcext:value-type="float">
            <text:p>39199</text:p>
          </table:table-cell>
          <table:table-cell office:value-type="float" office:value="39934" calcext:value-type="float">
            <text:p>39934</text:p>
          </table:table-cell>
          <table:table-cell/>
          <table:table-cell table:formula="of:=[.E9]-[.F9]" office:value-type="float" office:value="0" calcext:value-type="float">
            <text:p>0</text:p>
          </table:table-cell>
          <table:table-cell table:formula="of:=[.C9]-[.B9]" office:value-type="float" office:value="7087.6583" calcext:value-type="float">
            <text:p>7087.6583</text:p>
          </table:table-cell>
          <table:table-cell table:formula="of:=[.E9]-[.D9]" office:value-type="float" office:value="4921.1743" calcext:value-type="float">
            <text:p>4921.1743</text:p>
          </table:table-cell>
          <table:table-cell table:formula="of:=[.G9]-[.F9]" office:value-type="float" office:value="1.61650000000009" calcext:value-type="float">
            <text:p>1.6165</text:p>
          </table:table-cell>
          <table:table-cell table:formula="of:=[.I9]-[.H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51162</text:p>
          </table:table-cell>
          <table:table-cell office:value-type="float" office:value="14807.5898" calcext:value-type="float">
            <text:p>14807.5898</text:p>
          </table:table-cell>
          <table:table-cell office:value-type="float" office:value="14957.8704" calcext:value-type="float">
            <text:p>14957.8704</text:p>
          </table:table-cell>
          <table:table-cell table:number-columns-repeated="4" office:value-type="float" office:value="15224.9167" calcext:value-type="float">
            <text:p>15224.9167</text:p>
          </table:table-cell>
          <table:table-cell table:number-columns-repeated="3" office:value-type="float" office:value="18264" calcext:value-type="float">
            <text:p>18264</text:p>
          </table:table-cell>
          <table:table-cell/>
          <table:table-cell table:formula="of:=[.E10]-[.F10]" office:value-type="float" office:value="0" calcext:value-type="float">
            <text:p>0</text:p>
          </table:table-cell>
          <table:table-cell table:formula="of:=[.C10]-[.B10]" office:value-type="float" office:value="150.2806" calcext:value-type="float">
            <text:p>150.2806</text:p>
          </table:table-cell>
          <table:table-cell table:formula="of:=[.E10]-[.D10]" office:value-type="float" office:value="0" calcext:value-type="float">
            <text:p>0</text:p>
          </table:table-cell>
          <table:table-cell table:formula="of:=[.G10]-[.F10]" office:value-type="float" office:value="0" calcext:value-type="float">
            <text:p>0</text:p>
          </table:table-cell>
          <table:table-cell table:formula="of:=[.I10]-[.H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41953</text:p>
          </table:table-cell>
          <table:table-cell office:value-type="float" office:value="16348.4381" calcext:value-type="float">
            <text:p>16348.4381</text:p>
          </table:table-cell>
          <table:table-cell office:value-type="float" office:value="17083.8003" calcext:value-type="float">
            <text:p>17083.8003</text:p>
          </table:table-cell>
          <table:table-cell office:value-type="float" office:value="17482.5462" calcext:value-type="float">
            <text:p>17482.5462</text:p>
          </table:table-cell>
          <table:table-cell table:number-columns-repeated="3" office:value-type="float" office:value="17867.9375" calcext:value-type="float">
            <text:p>17867.9375</text:p>
          </table:table-cell>
          <table:table-cell table:number-columns-repeated="3" office:value-type="float" office:value="21340" calcext:value-type="float">
            <text:p>21340</text:p>
          </table:table-cell>
          <table:table-cell/>
          <table:table-cell table:formula="of:=[.E11]-[.F11]" office:value-type="float" office:value="0" calcext:value-type="float">
            <text:p>0</text:p>
          </table:table-cell>
          <table:table-cell table:formula="of:=[.C11]-[.B11]" office:value-type="float" office:value="735.3622" calcext:value-type="float">
            <text:p>735.3622</text:p>
          </table:table-cell>
          <table:table-cell table:formula="of:=[.E11]-[.D11]" office:value-type="float" office:value="385.391299999999" calcext:value-type="float">
            <text:p>385.3913</text:p>
          </table:table-cell>
          <table:table-cell table:formula="of:=[.G11]-[.F11]" office:value-type="float" office:value="0" calcext:value-type="float">
            <text:p>0</text:p>
          </table:table-cell>
          <table:table-cell table:formula="of:=[.I11]-[.H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60420</text:p>
          </table:table-cell>
          <table:table-cell office:value-type="float" office:value="19988.7077" calcext:value-type="float">
            <text:p>19988.7077</text:p>
          </table:table-cell>
          <table:table-cell office:value-type="float" office:value="21313.8611" calcext:value-type="float">
            <text:p>21313.8611</text:p>
          </table:table-cell>
          <table:table-cell office:value-type="float" office:value="22795.6042" calcext:value-type="float">
            <text:p>22795.6042</text:p>
          </table:table-cell>
          <table:table-cell table:number-columns-repeated="2" office:value-type="float" office:value="24002.3667" calcext:value-type="float">
            <text:p>24002.3667</text:p>
          </table:table-cell>
          <table:table-cell office:value-type="float" office:value="24025.1321" calcext:value-type="float">
            <text:p>24025.1321</text:p>
          </table:table-cell>
          <table:table-cell table:number-columns-repeated="3" office:value-type="float" office:value="29720" calcext:value-type="float">
            <text:p>29720</text:p>
          </table:table-cell>
          <table:table-cell/>
          <table:table-cell table:formula="of:=[.E12]-[.F12]" office:value-type="float" office:value="0" calcext:value-type="float">
            <text:p>0</text:p>
          </table:table-cell>
          <table:table-cell table:formula="of:=[.C12]-[.B12]" office:value-type="float" office:value="1325.1534" calcext:value-type="float">
            <text:p>1325.1534</text:p>
          </table:table-cell>
          <table:table-cell table:formula="of:=[.E12]-[.D12]" office:value-type="float" office:value="1206.7625" calcext:value-type="float">
            <text:p>1206.7625</text:p>
          </table:table-cell>
          <table:table-cell table:formula="of:=[.G12]-[.F12]" office:value-type="float" office:value="22.7654000000002" calcext:value-type="float">
            <text:p>22.7654</text:p>
          </table:table-cell>
          <table:table-cell table:formula="of:=[.I12]-[.H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18949</text:p>
          </table:table-cell>
          <table:table-cell office:value-type="float" office:value="18606.6355" calcext:value-type="float">
            <text:p>18606.6355</text:p>
          </table:table-cell>
          <table:table-cell office:value-type="float" office:value="20415.3135" calcext:value-type="float">
            <text:p>20415.3135</text:p>
          </table:table-cell>
          <table:table-cell office:value-type="float" office:value="20241.1019" calcext:value-type="float">
            <text:p>20241.1019</text:p>
          </table:table-cell>
          <table:table-cell table:number-columns-repeated="3" office:value-type="float" office:value="20996.8787" calcext:value-type="float">
            <text:p>20996.8787</text:p>
          </table:table-cell>
          <table:table-cell table:number-columns-repeated="2" office:value-type="float" office:value="24603" calcext:value-type="float">
            <text:p>24603</text:p>
          </table:table-cell>
          <table:table-cell office:value-type="float" office:value="24612" calcext:value-type="float">
            <text:p>24612</text:p>
          </table:table-cell>
          <table:table-cell/>
          <table:table-cell table:formula="of:=[.E13]-[.F13]" office:value-type="float" office:value="0" calcext:value-type="float">
            <text:p>0</text:p>
          </table:table-cell>
          <table:table-cell table:formula="of:=[.C13]-[.B13]" office:value-type="float" office:value="1808.678" calcext:value-type="float">
            <text:p>1808.678</text:p>
          </table:table-cell>
          <table:table-cell table:formula="of:=[.E13]-[.D13]" office:value-type="float" office:value="755.7768" calcext:value-type="float">
            <text:p>755.7768</text:p>
          </table:table-cell>
          <table:table-cell table:formula="of:=[.G13]-[.F13]" office:value-type="float" office:value="0" calcext:value-type="float">
            <text:p>0</text:p>
          </table:table-cell>
          <table:table-cell table:formula="of:=[.I13]-[.H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90589</text:p>
          </table:table-cell>
          <table:table-cell office:value-type="float" office:value="20561.6389" calcext:value-type="float">
            <text:p>20561.6389</text:p>
          </table:table-cell>
          <table:table-cell office:value-type="float" office:value="21878.7919" calcext:value-type="float">
            <text:p>21878.7919</text:p>
          </table:table-cell>
          <table:table-cell office:value-type="float" office:value="23265.9828" calcext:value-type="float">
            <text:p>23265.9828</text:p>
          </table:table-cell>
          <table:table-cell table:number-columns-repeated="2" office:value-type="float" office:value="23653.825" calcext:value-type="float">
            <text:p>23653.825</text:p>
          </table:table-cell>
          <table:table-cell office:value-type="float" office:value="23654.1057" calcext:value-type="float">
            <text:p>23654.1057</text:p>
          </table:table-cell>
          <table:table-cell table:number-columns-repeated="3" office:value-type="float" office:value="28180" calcext:value-type="float">
            <text:p>28180</text:p>
          </table:table-cell>
          <table:table-cell/>
          <table:table-cell table:formula="of:=[.E14]-[.F14]" office:value-type="float" office:value="0" calcext:value-type="float">
            <text:p>0</text:p>
          </table:table-cell>
          <table:table-cell table:formula="of:=[.C14]-[.B14]" office:value-type="float" office:value="1317.153" calcext:value-type="float">
            <text:p>1317.153</text:p>
          </table:table-cell>
          <table:table-cell table:formula="of:=[.E14]-[.D14]" office:value-type="float" office:value="387.842199999999" calcext:value-type="float">
            <text:p>387.8422</text:p>
          </table:table-cell>
          <table:table-cell table:formula="of:=[.G14]-[.F14]" office:value-type="float" office:value="0.280699999999342" calcext:value-type="float">
            <text:p>0.2807</text:p>
          </table:table-cell>
          <table:table-cell table:formula="of:=[.I14]-[.H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41048</text:p>
          </table:table-cell>
          <table:table-cell office:value-type="float" office:value="28641.7329" calcext:value-type="float">
            <text:p>28641.7329</text:p>
          </table:table-cell>
          <table:table-cell office:value-type="float" office:value="31385.969" calcext:value-type="float">
            <text:p>31385.969</text:p>
          </table:table-cell>
          <table:table-cell office:value-type="float" office:value="32835.1579" calcext:value-type="float">
            <text:p>32835.1579</text:p>
          </table:table-cell>
          <table:table-cell table:number-columns-repeated="3" office:value-type="float" office:value="34142.9118" calcext:value-type="float">
            <text:p>34142.9118</text:p>
          </table:table-cell>
          <table:table-cell table:number-columns-repeated="3" office:value-type="float" office:value="38138" calcext:value-type="float">
            <text:p>38138</text:p>
          </table:table-cell>
          <table:table-cell/>
          <table:table-cell table:formula="of:=[.E15]-[.F15]" office:value-type="float" office:value="0" calcext:value-type="float">
            <text:p>0</text:p>
          </table:table-cell>
          <table:table-cell table:formula="of:=[.C15]-[.B15]" office:value-type="float" office:value="2744.2361" calcext:value-type="float">
            <text:p>2744.2361</text:p>
          </table:table-cell>
          <table:table-cell table:formula="of:=[.E15]-[.D15]" office:value-type="float" office:value="1307.7539" calcext:value-type="float">
            <text:p>1307.7539</text:p>
          </table:table-cell>
          <table:table-cell table:formula="of:=[.G15]-[.F15]" office:value-type="float" office:value="0" calcext:value-type="float">
            <text:p>0</text:p>
          </table:table-cell>
          <table:table-cell table:formula="of:=[.I15]-[.H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41</text:p>
          </table:table-cell>
          <table:table-cell office:value-type="float" office:value="24273.4286" calcext:value-type="float">
            <text:p>24273.4286</text:p>
          </table:table-cell>
          <table:table-cell office:value-type="float" office:value="26554.6667" calcext:value-type="float">
            <text:p>26554.6667</text:p>
          </table:table-cell>
          <table:table-cell office:value-type="float" office:value="26593.0921" calcext:value-type="float">
            <text:p>26593.0921</text:p>
          </table:table-cell>
          <table:table-cell table:number-columns-repeated="2" office:value-type="float" office:value="28700.3051" calcext:value-type="float">
            <text:p>28700.3051</text:p>
          </table:table-cell>
          <table:table-cell office:value-type="float" office:value="28715.4989" calcext:value-type="float">
            <text:p>28715.4989</text:p>
          </table:table-cell>
          <table:table-cell table:number-columns-repeated="3" office:value-type="float" office:value="35151" calcext:value-type="float">
            <text:p>35151</text:p>
          </table:table-cell>
          <table:table-cell/>
          <table:table-cell table:formula="of:=[.E16]-[.F16]" office:value-type="float" office:value="0" calcext:value-type="float">
            <text:p>0</text:p>
          </table:table-cell>
          <table:table-cell table:formula="of:=[.C16]-[.B16]" office:value-type="float" office:value="2281.2381" calcext:value-type="float">
            <text:p>2281.2381</text:p>
          </table:table-cell>
          <table:table-cell table:formula="of:=[.E16]-[.D16]" office:value-type="float" office:value="2107.213" calcext:value-type="float">
            <text:p>2107.213</text:p>
          </table:table-cell>
          <table:table-cell table:formula="of:=[.G16]-[.F16]" office:value-type="float" office:value="15.1937999999973" calcext:value-type="float">
            <text:p>15.1938</text:p>
          </table:table-cell>
          <table:table-cell table:formula="of:=[.I16]-[.H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12656</text:p>
          </table:table-cell>
          <table:table-cell office:value-type="float" office:value="25955.975" calcext:value-type="float">
            <text:p>25955.975</text:p>
          </table:table-cell>
          <table:table-cell office:value-type="float" office:value="28030" calcext:value-type="float">
            <text:p>28030</text:p>
          </table:table-cell>
          <table:table-cell table:number-columns-repeated="4" office:value-type="float" office:value="29584.3333" calcext:value-type="float">
            <text:p>29584.3333</text:p>
          </table:table-cell>
          <table:table-cell table:number-columns-repeated="3" office:value-type="float" office:value="37114" calcext:value-type="float">
            <text:p>37114</text:p>
          </table:table-cell>
          <table:table-cell/>
          <table:table-cell table:formula="of:=[.E17]-[.F17]" office:value-type="float" office:value="0" calcext:value-type="float">
            <text:p>0</text:p>
          </table:table-cell>
          <table:table-cell table:formula="of:=[.C17]-[.B17]" office:value-type="float" office:value="2074.025" calcext:value-type="float">
            <text:p>2074.025</text:p>
          </table:table-cell>
          <table:table-cell table:formula="of:=[.E17]-[.D17]" office:value-type="float" office:value="0" calcext:value-type="float">
            <text:p>0</text:p>
          </table:table-cell>
          <table:table-cell table:formula="of:=[.G17]-[.F17]" office:value-type="float" office:value="0" calcext:value-type="float">
            <text:p>0</text:p>
          </table:table-cell>
          <table:table-cell table:formula="of:=[.I17]-[.H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4260</text:p>
          </table:table-cell>
          <table:table-cell office:value-type="float" office:value="26597.2121" calcext:value-type="float">
            <text:p>26597.2121</text:p>
          </table:table-cell>
          <table:table-cell office:value-type="float" office:value="28238.0437" calcext:value-type="float">
            <text:p>28238.0437</text:p>
          </table:table-cell>
          <table:table-cell office:value-type="float" office:value="29514.9267" calcext:value-type="float">
            <text:p>29514.9267</text:p>
          </table:table-cell>
          <table:table-cell table:number-columns-repeated="3" office:value-type="float" office:value="30294.7814" calcext:value-type="float">
            <text:p>30294.7814</text:p>
          </table:table-cell>
          <table:table-cell table:number-columns-repeated="3" office:value-type="float" office:value="36260" calcext:value-type="float">
            <text:p>36260</text:p>
          </table:table-cell>
          <table:table-cell/>
          <table:table-cell table:formula="of:=[.E18]-[.F18]" office:value-type="float" office:value="0" calcext:value-type="float">
            <text:p>0</text:p>
          </table:table-cell>
          <table:table-cell table:formula="of:=[.C18]-[.B18]" office:value-type="float" office:value="1640.8316" calcext:value-type="float">
            <text:p>1640.8316</text:p>
          </table:table-cell>
          <table:table-cell table:formula="of:=[.E18]-[.D18]" office:value-type="float" office:value="779.8547" calcext:value-type="float">
            <text:p>779.8547</text:p>
          </table:table-cell>
          <table:table-cell table:formula="of:=[.G18]-[.F18]" office:value-type="float" office:value="0" calcext:value-type="float">
            <text:p>0</text:p>
          </table:table-cell>
          <table:table-cell table:formula="of:=[.I18]-[.H1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50377</text:p>
          </table:table-cell>
          <table:table-cell table:number-columns-repeated="2" office:value-type="float" office:value="23863.9286" calcext:value-type="float">
            <text:p>23863.9286</text:p>
          </table:table-cell>
          <table:table-cell office:value-type="float" office:value="25473.2942" calcext:value-type="float">
            <text:p>25473.2942</text:p>
          </table:table-cell>
          <table:table-cell table:number-columns-repeated="3" office:value-type="float" office:value="25515.8333" calcext:value-type="float">
            <text:p>25515.8333</text:p>
          </table:table-cell>
          <table:table-cell table:number-columns-repeated="3" office:value-type="float" office:value="28195" calcext:value-type="float">
            <text:p>28195</text:p>
          </table:table-cell>
          <table:table-cell/>
          <table:table-cell table:formula="of:=[.E19]-[.F19]" office:value-type="float" office:value="0" calcext:value-type="float">
            <text:p>0</text:p>
          </table:table-cell>
          <table:table-cell table:formula="of:=[.C19]-[.B19]" office:value-type="float" office:value="0" calcext:value-type="float">
            <text:p>0</text:p>
          </table:table-cell>
          <table:table-cell table:formula="of:=[.E19]-[.D19]" office:value-type="float" office:value="42.5390999999982" calcext:value-type="float">
            <text:p>42.5391</text:p>
          </table:table-cell>
          <table:table-cell table:formula="of:=[.G19]-[.F19]" office:value-type="float" office:value="0" calcext:value-type="float">
            <text:p>0</text:p>
          </table:table-cell>
          <table:table-cell table:formula="of:=[.I19]-[.H1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50979</text:p>
          </table:table-cell>
          <table:table-cell office:value-type="float" office:value="22920.7433" calcext:value-type="float">
            <text:p>22920.7433</text:p>
          </table:table-cell>
          <table:table-cell office:value-type="float" office:value="26138.0093" calcext:value-type="float">
            <text:p>26138.0093</text:p>
          </table:table-cell>
          <table:table-cell office:value-type="float" office:value="26755.872" calcext:value-type="float">
            <text:p>26755.872</text:p>
          </table:table-cell>
          <table:table-cell table:number-columns-repeated="3" office:value-type="float" office:value="28523.0314" calcext:value-type="float">
            <text:p>28523.0314</text:p>
          </table:table-cell>
          <table:table-cell table:number-columns-repeated="3" office:value-type="float" office:value="33539" calcext:value-type="float">
            <text:p>33539</text:p>
          </table:table-cell>
          <table:table-cell/>
          <table:table-cell table:formula="of:=[.E20]-[.F20]" office:value-type="float" office:value="0" calcext:value-type="float">
            <text:p>0</text:p>
          </table:table-cell>
          <table:table-cell table:formula="of:=[.C20]-[.B20]" office:value-type="float" office:value="3217.266" calcext:value-type="float">
            <text:p>3217.266</text:p>
          </table:table-cell>
          <table:table-cell table:formula="of:=[.E20]-[.D20]" office:value-type="float" office:value="1767.1594" calcext:value-type="float">
            <text:p>1767.1594</text:p>
          </table:table-cell>
          <table:table-cell table:formula="of:=[.G20]-[.F20]" office:value-type="float" office:value="0" calcext:value-type="float">
            <text:p>0</text:p>
          </table:table-cell>
          <table:table-cell table:formula="of:=[.I20]-[.H2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40265</text:p>
          </table:table-cell>
          <table:table-cell office:value-type="float" office:value="19695.6637" calcext:value-type="float">
            <text:p>19695.6637</text:p>
          </table:table-cell>
          <table:table-cell office:value-type="float" office:value="23852.9158" calcext:value-type="float">
            <text:p>23852.9158</text:p>
          </table:table-cell>
          <table:table-cell office:value-type="float" office:value="23995.4405" calcext:value-type="float">
            <text:p>23995.4405</text:p>
          </table:table-cell>
          <table:table-cell table:number-columns-repeated="2" office:value-type="float" office:value="24955.968" calcext:value-type="float">
            <text:p>24955.968</text:p>
          </table:table-cell>
          <table:table-cell office:value-type="float" office:value="24988.5624" calcext:value-type="float">
            <text:p>24988.5624</text:p>
          </table:table-cell>
          <table:table-cell table:number-columns-repeated="2" office:value-type="float" office:value="30121" calcext:value-type="float">
            <text:p>30121</text:p>
          </table:table-cell>
          <table:table-cell office:value-type="float" office:value="32276" calcext:value-type="float">
            <text:p>32276</text:p>
          </table:table-cell>
          <table:table-cell/>
          <table:table-cell table:formula="of:=[.E21]-[.F21]" office:value-type="float" office:value="0" calcext:value-type="float">
            <text:p>0</text:p>
          </table:table-cell>
          <table:table-cell table:formula="of:=[.C21]-[.B21]" office:value-type="float" office:value="4157.2521" calcext:value-type="float">
            <text:p>4157.2521</text:p>
          </table:table-cell>
          <table:table-cell table:formula="of:=[.E21]-[.D21]" office:value-type="float" office:value="960.5275" calcext:value-type="float">
            <text:p>960.5275</text:p>
          </table:table-cell>
          <table:table-cell table:formula="of:=[.G21]-[.F21]" office:value-type="float" office:value="32.5943999999981" calcext:value-type="float">
            <text:p>32.5944</text:p>
          </table:table-cell>
          <table:table-cell table:formula="of:=[.I21]-[.H2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27733</text:p>
          </table:table-cell>
          <table:table-cell office:value-type="float" office:value="18752.7347" calcext:value-type="float">
            <text:p>18752.7347</text:p>
          </table:table-cell>
          <table:table-cell office:value-type="float" office:value="21942.0833" calcext:value-type="float">
            <text:p>21942.0833</text:p>
          </table:table-cell>
          <table:table-cell office:value-type="float" office:value="21459.067" calcext:value-type="float">
            <text:p>21459.067</text:p>
          </table:table-cell>
          <table:table-cell table:number-columns-repeated="2" office:value-type="float" office:value="23591.5877" calcext:value-type="float">
            <text:p>23591.5877</text:p>
          </table:table-cell>
          <table:table-cell office:value-type="float" office:value="23593.0831" calcext:value-type="float">
            <text:p>23593.0831</text:p>
          </table:table-cell>
          <table:table-cell table:number-columns-repeated="3" office:value-type="float" office:value="26472" calcext:value-type="float">
            <text:p>26472</text:p>
          </table:table-cell>
          <table:table-cell/>
          <table:table-cell table:formula="of:=[.E22]-[.F22]" office:value-type="float" office:value="0" calcext:value-type="float">
            <text:p>0</text:p>
          </table:table-cell>
          <table:table-cell table:formula="of:=[.C22]-[.B22]" office:value-type="float" office:value="3189.3486" calcext:value-type="float">
            <text:p>3189.3486</text:p>
          </table:table-cell>
          <table:table-cell table:formula="of:=[.E22]-[.D22]" office:value-type="float" office:value="2132.5207" calcext:value-type="float">
            <text:p>2132.5207</text:p>
          </table:table-cell>
          <table:table-cell table:formula="of:=[.G22]-[.F22]" office:value-type="float" office:value="1.49539999999979" calcext:value-type="float">
            <text:p>1.4954</text:p>
          </table:table-cell>
          <table:table-cell table:formula="of:=[.I22]-[.H2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70152</text:p>
          </table:table-cell>
          <table:table-cell office:value-type="float" office:value="23074.6944" calcext:value-type="float">
            <text:p>23074.6944</text:p>
          </table:table-cell>
          <table:table-cell office:value-type="float" office:value="25865.2814" calcext:value-type="float">
            <text:p>25865.2814</text:p>
          </table:table-cell>
          <table:table-cell office:value-type="float" office:value="25866.875" calcext:value-type="float">
            <text:p>25866.875</text:p>
          </table:table-cell>
          <table:table-cell table:number-columns-repeated="3" office:value-type="float" office:value="27595" calcext:value-type="float">
            <text:p>27595</text:p>
          </table:table-cell>
          <table:table-cell table:number-columns-repeated="3" office:value-type="float" office:value="28072" calcext:value-type="float">
            <text:p>28072</text:p>
          </table:table-cell>
          <table:table-cell/>
          <table:table-cell table:formula="of:=[.E23]-[.F23]" office:value-type="float" office:value="0" calcext:value-type="float">
            <text:p>0</text:p>
          </table:table-cell>
          <table:table-cell table:formula="of:=[.C23]-[.B23]" office:value-type="float" office:value="2790.587" calcext:value-type="float">
            <text:p>2790.587</text:p>
          </table:table-cell>
          <table:table-cell table:formula="of:=[.E23]-[.D23]" office:value-type="float" office:value="1728.125" calcext:value-type="float">
            <text:p>1728.125</text:p>
          </table:table-cell>
          <table:table-cell table:formula="of:=[.G23]-[.F23]" office:value-type="float" office:value="0" calcext:value-type="float">
            <text:p>0</text:p>
          </table:table-cell>
          <table:table-cell table:formula="of:=[.I23]-[.H2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86265</text:p>
          </table:table-cell>
          <table:table-cell office:value-type="float" office:value="24325.8333" calcext:value-type="float">
            <text:p>24325.8333</text:p>
          </table:table-cell>
          <table:table-cell office:value-type="float" office:value="28725.3741" calcext:value-type="float">
            <text:p>28725.3741</text:p>
          </table:table-cell>
          <table:table-cell office:value-type="float" office:value="29037.6687" calcext:value-type="float">
            <text:p>29037.6687</text:p>
          </table:table-cell>
          <table:table-cell table:number-columns-repeated="3" office:value-type="float" office:value="30617.2133" calcext:value-type="float">
            <text:p>30617.2133</text:p>
          </table:table-cell>
          <table:table-cell table:number-columns-repeated="3" office:value-type="float" office:value="39796" calcext:value-type="float">
            <text:p>39796</text:p>
          </table:table-cell>
          <table:table-cell/>
          <table:table-cell table:formula="of:=[.E24]-[.F24]" office:value-type="float" office:value="0" calcext:value-type="float">
            <text:p>0</text:p>
          </table:table-cell>
          <table:table-cell table:formula="of:=[.C24]-[.B24]" office:value-type="float" office:value="4399.5408" calcext:value-type="float">
            <text:p>4399.5408</text:p>
          </table:table-cell>
          <table:table-cell table:formula="of:=[.E24]-[.D24]" office:value-type="float" office:value="1579.5446" calcext:value-type="float">
            <text:p>1579.5446</text:p>
          </table:table-cell>
          <table:table-cell table:formula="of:=[.G24]-[.F24]" office:value-type="float" office:value="0" calcext:value-type="float">
            <text:p>0</text:p>
          </table:table-cell>
          <table:table-cell table:formula="of:=[.I24]-[.H2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54725</text:p>
          </table:table-cell>
          <table:table-cell office:value-type="float" office:value="20571.088" calcext:value-type="float">
            <text:p>20571.088</text:p>
          </table:table-cell>
          <table:table-cell office:value-type="float" office:value="22189.15" calcext:value-type="float">
            <text:p>22189.15</text:p>
          </table:table-cell>
          <table:table-cell office:value-type="float" office:value="22831.7674" calcext:value-type="float">
            <text:p>22831.7674</text:p>
          </table:table-cell>
          <table:table-cell table:number-columns-repeated="3" office:value-type="float" office:value="23279.5" calcext:value-type="float">
            <text:p>23279.5</text:p>
          </table:table-cell>
          <table:table-cell table:number-columns-repeated="3" office:value-type="float" office:value="26957" calcext:value-type="float">
            <text:p>26957</text:p>
          </table:table-cell>
          <table:table-cell/>
          <table:table-cell table:formula="of:=[.E25]-[.F25]" office:value-type="float" office:value="0" calcext:value-type="float">
            <text:p>0</text:p>
          </table:table-cell>
          <table:table-cell table:formula="of:=[.C25]-[.B25]" office:value-type="float" office:value="1618.062" calcext:value-type="float">
            <text:p>1618.062</text:p>
          </table:table-cell>
          <table:table-cell table:formula="of:=[.E25]-[.D25]" office:value-type="float" office:value="447.732599999999" calcext:value-type="float">
            <text:p>447.7326</text:p>
          </table:table-cell>
          <table:table-cell table:formula="of:=[.G25]-[.F25]" office:value-type="float" office:value="0" calcext:value-type="float">
            <text:p>0</text:p>
          </table:table-cell>
          <table:table-cell table:formula="of:=[.I25]-[.H2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71341</text:p>
          </table:table-cell>
          <table:table-cell office:value-type="float" office:value="24787.9937" calcext:value-type="float">
            <text:p>24787.9937</text:p>
          </table:table-cell>
          <table:table-cell office:value-type="float" office:value="29253.2727" calcext:value-type="float">
            <text:p>29253.2727</text:p>
          </table:table-cell>
          <table:table-cell office:value-type="float" office:value="29037.2708" calcext:value-type="float">
            <text:p>29037.2708</text:p>
          </table:table-cell>
          <table:table-cell table:number-columns-repeated="2" office:value-type="float" office:value="31969.1847" calcext:value-type="float">
            <text:p>31969.1847</text:p>
          </table:table-cell>
          <table:table-cell office:value-type="float" office:value="31974.8283" calcext:value-type="float">
            <text:p>31974.8283</text:p>
          </table:table-cell>
          <table:table-cell table:number-columns-repeated="3" office:value-type="float" office:value="37668" calcext:value-type="float">
            <text:p>37668</text:p>
          </table:table-cell>
          <table:table-cell/>
          <table:table-cell table:formula="of:=[.E26]-[.F26]" office:value-type="float" office:value="0" calcext:value-type="float">
            <text:p>0</text:p>
          </table:table-cell>
          <table:table-cell table:formula="of:=[.C26]-[.B26]" office:value-type="float" office:value="4465.279" calcext:value-type="float">
            <text:p>4465.279</text:p>
          </table:table-cell>
          <table:table-cell table:formula="of:=[.E26]-[.D26]" office:value-type="float" office:value="2931.9139" calcext:value-type="float">
            <text:p>2931.9139</text:p>
          </table:table-cell>
          <table:table-cell table:formula="of:=[.G26]-[.F26]" office:value-type="float" office:value="5.64359999999942" calcext:value-type="float">
            <text:p>5.6436</text:p>
          </table:table-cell>
          <table:table-cell table:formula="of:=[.I26]-[.H2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44988</text:p>
          </table:table-cell>
          <table:table-cell office:value-type="float" office:value="11781.5264" calcext:value-type="float">
            <text:p>11781.5264</text:p>
          </table:table-cell>
          <table:table-cell office:value-type="float" office:value="12115.0946" calcext:value-type="float">
            <text:p>12115.0946</text:p>
          </table:table-cell>
          <table:table-cell table:number-columns-repeated="4" office:value-type="float" office:value="12438.6429" calcext:value-type="float">
            <text:p>12438.6429</text:p>
          </table:table-cell>
          <table:table-cell table:number-columns-repeated="3" office:value-type="float" office:value="14401" calcext:value-type="float">
            <text:p>14401</text:p>
          </table:table-cell>
          <table:table-cell/>
          <table:table-cell table:formula="of:=[.E27]-[.F27]" office:value-type="float" office:value="0" calcext:value-type="float">
            <text:p>0</text:p>
          </table:table-cell>
          <table:table-cell table:formula="of:=[.C27]-[.B27]" office:value-type="float" office:value="333.5682" calcext:value-type="float">
            <text:p>333.5682</text:p>
          </table:table-cell>
          <table:table-cell table:formula="of:=[.E27]-[.D27]" office:value-type="float" office:value="0" calcext:value-type="float">
            <text:p>0</text:p>
          </table:table-cell>
          <table:table-cell table:formula="of:=[.G27]-[.F27]" office:value-type="float" office:value="0" calcext:value-type="float">
            <text:p>0</text:p>
          </table:table-cell>
          <table:table-cell table:formula="of:=[.I27]-[.H2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92924</text:p>
          </table:table-cell>
          <table:table-cell office:value-type="float" office:value="28230.5556" calcext:value-type="float">
            <text:p>28230.5556</text:p>
          </table:table-cell>
          <table:table-cell office:value-type="float" office:value="29922.4688" calcext:value-type="float">
            <text:p>29922.4688</text:p>
          </table:table-cell>
          <table:table-cell office:value-type="float" office:value="32107.9921" calcext:value-type="float">
            <text:p>32107.9921</text:p>
          </table:table-cell>
          <table:table-cell table:number-columns-repeated="3" office:value-type="float" office:value="32460.1522" calcext:value-type="float">
            <text:p>32460.1522</text:p>
          </table:table-cell>
          <table:table-cell table:number-columns-repeated="3" office:value-type="float" office:value="36480" calcext:value-type="float">
            <text:p>36480</text:p>
          </table:table-cell>
          <table:table-cell/>
          <table:table-cell table:formula="of:=[.E28]-[.F28]" office:value-type="float" office:value="0" calcext:value-type="float">
            <text:p>0</text:p>
          </table:table-cell>
          <table:table-cell table:formula="of:=[.C28]-[.B28]" office:value-type="float" office:value="1691.9132" calcext:value-type="float">
            <text:p>1691.9132</text:p>
          </table:table-cell>
          <table:table-cell table:formula="of:=[.E28]-[.D28]" office:value-type="float" office:value="352.160100000001" calcext:value-type="float">
            <text:p>352.1601</text:p>
          </table:table-cell>
          <table:table-cell table:formula="of:=[.G28]-[.F28]" office:value-type="float" office:value="0" calcext:value-type="float">
            <text:p>0</text:p>
          </table:table-cell>
          <table:table-cell table:formula="of:=[.I28]-[.H2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22763</text:p>
          </table:table-cell>
          <table:table-cell office:value-type="float" office:value="27736.8929" calcext:value-type="float">
            <text:p>27736.8929</text:p>
          </table:table-cell>
          <table:table-cell office:value-type="float" office:value="27778.25" calcext:value-type="float">
            <text:p>27778.25</text:p>
          </table:table-cell>
          <table:table-cell office:value-type="float" office:value="30770.9583" calcext:value-type="float">
            <text:p>30770.9583</text:p>
          </table:table-cell>
          <table:table-cell table:number-columns-repeated="2" office:value-type="float" office:value="30879.3269" calcext:value-type="float">
            <text:p>30879.3269</text:p>
          </table:table-cell>
          <table:table-cell office:value-type="float" office:value="30880.25" calcext:value-type="float">
            <text:p>30880.25</text:p>
          </table:table-cell>
          <table:table-cell table:number-columns-repeated="3" office:value-type="float" office:value="33776" calcext:value-type="float">
            <text:p>33776</text:p>
          </table:table-cell>
          <table:table-cell/>
          <table:table-cell table:formula="of:=[.E29]-[.F29]" office:value-type="float" office:value="0" calcext:value-type="float">
            <text:p>0</text:p>
          </table:table-cell>
          <table:table-cell table:formula="of:=[.C29]-[.B29]" office:value-type="float" office:value="41.3571000000011" calcext:value-type="float">
            <text:p>41.3571</text:p>
          </table:table-cell>
          <table:table-cell table:formula="of:=[.E29]-[.D29]" office:value-type="float" office:value="108.368600000002" calcext:value-type="float">
            <text:p>108.3686</text:p>
          </table:table-cell>
          <table:table-cell table:formula="of:=[.G29]-[.F29]" office:value-type="float" office:value="0.923099999999977" calcext:value-type="float">
            <text:p>0.9231</text:p>
          </table:table-cell>
          <table:table-cell table:formula="of:=[.I29]-[.H2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14756</text:p>
          </table:table-cell>
          <table:table-cell office:value-type="float" office:value="14695.0427" calcext:value-type="float">
            <text:p>14695.0427</text:p>
          </table:table-cell>
          <table:table-cell office:value-type="float" office:value="16585.2938" calcext:value-type="float">
            <text:p>16585.2938</text:p>
          </table:table-cell>
          <table:table-cell office:value-type="float" office:value="17027.1079" calcext:value-type="float">
            <text:p>17027.1079</text:p>
          </table:table-cell>
          <table:table-cell table:number-columns-repeated="3" office:value-type="float" office:value="17644.7321" calcext:value-type="float">
            <text:p>17644.7321</text:p>
          </table:table-cell>
          <table:table-cell table:number-columns-repeated="3" office:value-type="float" office:value="26508" calcext:value-type="float">
            <text:p>26508</text:p>
          </table:table-cell>
          <table:table-cell/>
          <table:table-cell table:formula="of:=[.E30]-[.F30]" office:value-type="float" office:value="0" calcext:value-type="float">
            <text:p>0</text:p>
          </table:table-cell>
          <table:table-cell table:formula="of:=[.C30]-[.B30]" office:value-type="float" office:value="1890.2511" calcext:value-type="float">
            <text:p>1890.2511</text:p>
          </table:table-cell>
          <table:table-cell table:formula="of:=[.E30]-[.D30]" office:value-type="float" office:value="617.624200000002" calcext:value-type="float">
            <text:p>617.6242</text:p>
          </table:table-cell>
          <table:table-cell table:formula="of:=[.G30]-[.F30]" office:value-type="float" office:value="0" calcext:value-type="float">
            <text:p>0</text:p>
          </table:table-cell>
          <table:table-cell table:formula="of:=[.I30]-[.H3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16714</text:p>
          </table:table-cell>
          <table:table-cell office:value-type="float" office:value="15461.4625" calcext:value-type="float">
            <text:p>15461.4625</text:p>
          </table:table-cell>
          <table:table-cell office:value-type="float" office:value="17962.4206" calcext:value-type="float">
            <text:p>17962.4206</text:p>
          </table:table-cell>
          <table:table-cell office:value-type="float" office:value="18041.324" calcext:value-type="float">
            <text:p>18041.324</text:p>
          </table:table-cell>
          <table:table-cell table:number-columns-repeated="3" office:value-type="float" office:value="19935.125" calcext:value-type="float">
            <text:p>19935.125</text:p>
          </table:table-cell>
          <table:table-cell table:number-columns-repeated="3" office:value-type="float" office:value="26001" calcext:value-type="float">
            <text:p>26001</text:p>
          </table:table-cell>
          <table:table-cell/>
          <table:table-cell table:formula="of:=[.E31]-[.F31]" office:value-type="float" office:value="0" calcext:value-type="float">
            <text:p>0</text:p>
          </table:table-cell>
          <table:table-cell table:formula="of:=[.C31]-[.B31]" office:value-type="float" office:value="2500.9581" calcext:value-type="float">
            <text:p>2500.9581</text:p>
          </table:table-cell>
          <table:table-cell table:formula="of:=[.E31]-[.D31]" office:value-type="float" office:value="1893.801" calcext:value-type="float">
            <text:p>1893.801</text:p>
          </table:table-cell>
          <table:table-cell table:formula="of:=[.G31]-[.F31]" office:value-type="float" office:value="0" calcext:value-type="float">
            <text:p>0</text:p>
          </table:table-cell>
          <table:table-cell table:formula="of:=[.I31]-[.H3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5411</text:p>
          </table:table-cell>
          <table:table-cell office:value-type="float" office:value="22608.4773" calcext:value-type="float">
            <text:p>22608.4773</text:p>
          </table:table-cell>
          <table:table-cell office:value-type="float" office:value="25280.7941" calcext:value-type="float">
            <text:p>25280.7941</text:p>
          </table:table-cell>
          <table:table-cell office:value-type="float" office:value="26801.0222" calcext:value-type="float">
            <text:p>26801.0222</text:p>
          </table:table-cell>
          <table:table-cell table:number-columns-repeated="3" office:value-type="float" office:value="28191.4" calcext:value-type="float">
            <text:p>28191.4</text:p>
          </table:table-cell>
          <table:table-cell table:number-columns-repeated="3" office:value-type="float" office:value="30468" calcext:value-type="float">
            <text:p>30468</text:p>
          </table:table-cell>
          <table:table-cell/>
          <table:table-cell table:formula="of:=[.E32]-[.F32]" office:value-type="float" office:value="0" calcext:value-type="float">
            <text:p>0</text:p>
          </table:table-cell>
          <table:table-cell table:formula="of:=[.C32]-[.B32]" office:value-type="float" office:value="2672.3168" calcext:value-type="float">
            <text:p>2672.3168</text:p>
          </table:table-cell>
          <table:table-cell table:formula="of:=[.E32]-[.D32]" office:value-type="float" office:value="1390.3778" calcext:value-type="float">
            <text:p>1390.3778</text:p>
          </table:table-cell>
          <table:table-cell table:formula="of:=[.G32]-[.F32]" office:value-type="float" office:value="0" calcext:value-type="float">
            <text:p>0</text:p>
          </table:table-cell>
          <table:table-cell table:formula="of:=[.I32]-[.H3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34794</text:p>
          </table:table-cell>
          <table:table-cell office:value-type="float" office:value="23419.1905" calcext:value-type="float">
            <text:p>23419.1905</text:p>
          </table:table-cell>
          <table:table-cell office:value-type="float" office:value="24058.917" calcext:value-type="float">
            <text:p>24058.917</text:p>
          </table:table-cell>
          <table:table-cell office:value-type="float" office:value="25339.8848" calcext:value-type="float">
            <text:p>25339.8848</text:p>
          </table:table-cell>
          <table:table-cell table:number-columns-repeated="2" office:value-type="float" office:value="25340.1191" calcext:value-type="float">
            <text:p>25340.1191</text:p>
          </table:table-cell>
          <table:table-cell office:value-type="float" office:value="25341.0852" calcext:value-type="float">
            <text:p>25341.0852</text:p>
          </table:table-cell>
          <table:table-cell table:number-columns-repeated="3" office:value-type="float" office:value="30784" calcext:value-type="float">
            <text:p>30784</text:p>
          </table:table-cell>
          <table:table-cell/>
          <table:table-cell table:formula="of:=[.E33]-[.F33]" office:value-type="float" office:value="0" calcext:value-type="float">
            <text:p>0</text:p>
          </table:table-cell>
          <table:table-cell table:formula="of:=[.C33]-[.B33]" office:value-type="float" office:value="639.726500000001" calcext:value-type="float">
            <text:p>639.7265</text:p>
          </table:table-cell>
          <table:table-cell table:formula="of:=[.E33]-[.D33]" office:value-type="float" office:value="0.234300000000076" calcext:value-type="float">
            <text:p>0.2343</text:p>
          </table:table-cell>
          <table:table-cell table:formula="of:=[.G33]-[.F33]" office:value-type="float" office:value="0.966100000001461" calcext:value-type="float">
            <text:p>0.9661</text:p>
          </table:table-cell>
          <table:table-cell table:formula="of:=[.I33]-[.H3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83638</text:p>
          </table:table-cell>
          <table:table-cell office:value-type="float" office:value="30058" calcext:value-type="float">
            <text:p>30058</text:p>
          </table:table-cell>
          <table:table-cell office:value-type="float" office:value="33446.1069" calcext:value-type="float">
            <text:p>33446.1069</text:p>
          </table:table-cell>
          <table:table-cell office:value-type="float" office:value="35072.5844" calcext:value-type="float">
            <text:p>35072.5844</text:p>
          </table:table-cell>
          <table:table-cell table:number-columns-repeated="3" office:value-type="float" office:value="36500.3862" calcext:value-type="float">
            <text:p>36500.3862</text:p>
          </table:table-cell>
          <table:table-cell table:number-columns-repeated="3" office:value-type="float" office:value="40044" calcext:value-type="float">
            <text:p>40044</text:p>
          </table:table-cell>
          <table:table-cell/>
          <table:table-cell table:formula="of:=[.E34]-[.F34]" office:value-type="float" office:value="0" calcext:value-type="float">
            <text:p>0</text:p>
          </table:table-cell>
          <table:table-cell table:formula="of:=[.C34]-[.B34]" office:value-type="float" office:value="3388.1069" calcext:value-type="float">
            <text:p>3388.1069</text:p>
          </table:table-cell>
          <table:table-cell table:formula="of:=[.E34]-[.D34]" office:value-type="float" office:value="1427.8018" calcext:value-type="float">
            <text:p>1427.8018</text:p>
          </table:table-cell>
          <table:table-cell table:formula="of:=[.G34]-[.F34]" office:value-type="float" office:value="0" calcext:value-type="float">
            <text:p>0</text:p>
          </table:table-cell>
          <table:table-cell table:formula="of:=[.I34]-[.H3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49060</text:p>
          </table:table-cell>
          <table:table-cell office:value-type="float" office:value="19871.2857" calcext:value-type="float">
            <text:p>19871.2857</text:p>
          </table:table-cell>
          <table:table-cell office:value-type="float" office:value="20731.5833" calcext:value-type="float">
            <text:p>20731.5833</text:p>
          </table:table-cell>
          <table:table-cell office:value-type="float" office:value="22051.5308" calcext:value-type="float">
            <text:p>22051.5308</text:p>
          </table:table-cell>
          <table:table-cell table:number-columns-repeated="3" office:value-type="float" office:value="22481.3333" calcext:value-type="float">
            <text:p>22481.3333</text:p>
          </table:table-cell>
          <table:table-cell table:number-columns-repeated="3" office:value-type="float" office:value="26841" calcext:value-type="float">
            <text:p>26841</text:p>
          </table:table-cell>
          <table:table-cell/>
          <table:table-cell table:formula="of:=[.E35]-[.F35]" office:value-type="float" office:value="0" calcext:value-type="float">
            <text:p>0</text:p>
          </table:table-cell>
          <table:table-cell table:formula="of:=[.C35]-[.B35]" office:value-type="float" office:value="860.297599999998" calcext:value-type="float">
            <text:p>860.2976</text:p>
          </table:table-cell>
          <table:table-cell table:formula="of:=[.E35]-[.D35]" office:value-type="float" office:value="429.802499999998" calcext:value-type="float">
            <text:p>429.8025</text:p>
          </table:table-cell>
          <table:table-cell table:formula="of:=[.G35]-[.F35]" office:value-type="float" office:value="0" calcext:value-type="float">
            <text:p>0</text:p>
          </table:table-cell>
          <table:table-cell table:formula="of:=[.I35]-[.H3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66997</text:p>
          </table:table-cell>
          <table:table-cell office:value-type="float" office:value="24479.3889" calcext:value-type="float">
            <text:p>24479.3889</text:p>
          </table:table-cell>
          <table:table-cell office:value-type="float" office:value="27370.1594" calcext:value-type="float">
            <text:p>27370.1594</text:p>
          </table:table-cell>
          <table:table-cell office:value-type="float" office:value="28966.3501" calcext:value-type="float">
            <text:p>28966.3501</text:p>
          </table:table-cell>
          <table:table-cell table:number-columns-repeated="3" office:value-type="float" office:value="30180.3876" calcext:value-type="float">
            <text:p>30180.3876</text:p>
          </table:table-cell>
          <table:table-cell table:number-columns-repeated="2" office:value-type="float" office:value="33080.3333" calcext:value-type="float">
            <text:p>33080.3333</text:p>
          </table:table-cell>
          <table:table-cell office:value-type="float" office:value="33125" calcext:value-type="float">
            <text:p>33125</text:p>
          </table:table-cell>
          <table:table-cell/>
          <table:table-cell table:formula="of:=[.E36]-[.F36]" office:value-type="float" office:value="0" calcext:value-type="float">
            <text:p>0</text:p>
          </table:table-cell>
          <table:table-cell table:formula="of:=[.C36]-[.B36]" office:value-type="float" office:value="2890.7705" calcext:value-type="float">
            <text:p>2890.7705</text:p>
          </table:table-cell>
          <table:table-cell table:formula="of:=[.E36]-[.D36]" office:value-type="float" office:value="1214.0375" calcext:value-type="float">
            <text:p>1214.0375</text:p>
          </table:table-cell>
          <table:table-cell table:formula="of:=[.G36]-[.F36]" office:value-type="float" office:value="0" calcext:value-type="float">
            <text:p>0</text:p>
          </table:table-cell>
          <table:table-cell table:formula="of:=[.I36]-[.H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57573</text:p>
          </table:table-cell>
          <table:table-cell office:value-type="float" office:value="17922.405" calcext:value-type="float">
            <text:p>17922.405</text:p>
          </table:table-cell>
          <table:table-cell office:value-type="float" office:value="20733.7657" calcext:value-type="float">
            <text:p>20733.7657</text:p>
          </table:table-cell>
          <table:table-cell office:value-type="float" office:value="21843.1832" calcext:value-type="float">
            <text:p>21843.1832</text:p>
          </table:table-cell>
          <table:table-cell table:number-columns-repeated="2" office:value-type="float" office:value="23308.1357" calcext:value-type="float">
            <text:p>23308.1357</text:p>
          </table:table-cell>
          <table:table-cell office:value-type="float" office:value="23309.2008" calcext:value-type="float">
            <text:p>23309.2008</text:p>
          </table:table-cell>
          <table:table-cell table:number-columns-repeated="3" office:value-type="float" office:value="28500" calcext:value-type="float">
            <text:p>28500</text:p>
          </table:table-cell>
          <table:table-cell/>
          <table:table-cell table:formula="of:=[.E37]-[.F37]" office:value-type="float" office:value="0" calcext:value-type="float">
            <text:p>0</text:p>
          </table:table-cell>
          <table:table-cell table:formula="of:=[.C37]-[.B37]" office:value-type="float" office:value="2811.3607" calcext:value-type="float">
            <text:p>2811.3607</text:p>
          </table:table-cell>
          <table:table-cell table:formula="of:=[.E37]-[.D37]" office:value-type="float" office:value="1464.9525" calcext:value-type="float">
            <text:p>1464.9525</text:p>
          </table:table-cell>
          <table:table-cell table:formula="of:=[.G37]-[.F37]" office:value-type="float" office:value="1.0650999999998" calcext:value-type="float">
            <text:p>1.0651</text:p>
          </table:table-cell>
          <table:table-cell table:formula="of:=[.I37]-[.H3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94434</text:p>
          </table:table-cell>
          <table:table-cell office:value-type="float" office:value="17770.8125" calcext:value-type="float">
            <text:p>17770.8125</text:p>
          </table:table-cell>
          <table:table-cell office:value-type="float" office:value="21735.3191" calcext:value-type="float">
            <text:p>21735.3191</text:p>
          </table:table-cell>
          <table:table-cell office:value-type="float" office:value="20204.5765" calcext:value-type="float">
            <text:p>20204.5765</text:p>
          </table:table-cell>
          <table:table-cell table:number-columns-repeated="2" office:value-type="float" office:value="23101.1372" calcext:value-type="float">
            <text:p>23101.1372</text:p>
          </table:table-cell>
          <table:table-cell office:value-type="float" office:value="23105.4287" calcext:value-type="float">
            <text:p>23105.4287</text:p>
          </table:table-cell>
          <table:table-cell table:number-columns-repeated="3" office:value-type="float" office:value="29653" calcext:value-type="float">
            <text:p>29653</text:p>
          </table:table-cell>
          <table:table-cell/>
          <table:table-cell table:formula="of:=[.E38]-[.F38]" office:value-type="float" office:value="0" calcext:value-type="float">
            <text:p>0</text:p>
          </table:table-cell>
          <table:table-cell table:formula="of:=[.C38]-[.B38]" office:value-type="float" office:value="3964.5066" calcext:value-type="float">
            <text:p>3964.5066</text:p>
          </table:table-cell>
          <table:table-cell table:formula="of:=[.E38]-[.D38]" office:value-type="float" office:value="2896.5607" calcext:value-type="float">
            <text:p>2896.5607</text:p>
          </table:table-cell>
          <table:table-cell table:formula="of:=[.G38]-[.F38]" office:value-type="float" office:value="4.29149999999936" calcext:value-type="float">
            <text:p>4.2915</text:p>
          </table:table-cell>
          <table:table-cell table:formula="of:=[.I38]-[.H3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33388</text:p>
          </table:table-cell>
          <table:table-cell office:value-type="float" office:value="27285.3247" calcext:value-type="float">
            <text:p>27285.3247</text:p>
          </table:table-cell>
          <table:table-cell office:value-type="float" office:value="31405.719" calcext:value-type="float">
            <text:p>31405.719</text:p>
          </table:table-cell>
          <table:table-cell office:value-type="float" office:value="30854.1469" calcext:value-type="float">
            <text:p>30854.1469</text:p>
          </table:table-cell>
          <table:table-cell table:number-columns-repeated="2" office:value-type="float" office:value="33622.43" calcext:value-type="float">
            <text:p>33622.43</text:p>
          </table:table-cell>
          <table:table-cell office:value-type="float" office:value="33645.2456" calcext:value-type="float">
            <text:p>33645.2456</text:p>
          </table:table-cell>
          <table:table-cell table:number-columns-repeated="3" office:value-type="float" office:value="43687" calcext:value-type="float">
            <text:p>43687</text:p>
          </table:table-cell>
          <table:table-cell/>
          <table:table-cell table:formula="of:=[.E39]-[.F39]" office:value-type="float" office:value="0" calcext:value-type="float">
            <text:p>0</text:p>
          </table:table-cell>
          <table:table-cell table:formula="of:=[.C39]-[.B39]" office:value-type="float" office:value="4120.3943" calcext:value-type="float">
            <text:p>4120.3943</text:p>
          </table:table-cell>
          <table:table-cell table:formula="of:=[.E39]-[.D39]" office:value-type="float" office:value="2768.2831" calcext:value-type="float">
            <text:p>2768.2831</text:p>
          </table:table-cell>
          <table:table-cell table:formula="of:=[.G39]-[.F39]" office:value-type="float" office:value="22.8156000000017" calcext:value-type="float">
            <text:p>22.8156</text:p>
          </table:table-cell>
          <table:table-cell table:formula="of:=[.I39]-[.H3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66085</text:p>
          </table:table-cell>
          <table:table-cell office:value-type="float" office:value="20662.37" calcext:value-type="float">
            <text:p>20662.37</text:p>
          </table:table-cell>
          <table:table-cell office:value-type="float" office:value="24920.74" calcext:value-type="float">
            <text:p>24920.74</text:p>
          </table:table-cell>
          <table:table-cell office:value-type="float" office:value="25205.5427" calcext:value-type="float">
            <text:p>25205.5427</text:p>
          </table:table-cell>
          <table:table-cell table:number-columns-repeated="3" office:value-type="float" office:value="26459.8333" calcext:value-type="float">
            <text:p>26459.8333</text:p>
          </table:table-cell>
          <table:table-cell table:number-columns-repeated="3" office:value-type="float" office:value="34368" calcext:value-type="float">
            <text:p>34368</text:p>
          </table:table-cell>
          <table:table-cell/>
          <table:table-cell table:formula="of:=[.E40]-[.F40]" office:value-type="float" office:value="0" calcext:value-type="float">
            <text:p>0</text:p>
          </table:table-cell>
          <table:table-cell table:formula="of:=[.C40]-[.B40]" office:value-type="float" office:value="4258.37" calcext:value-type="float">
            <text:p>4258.37</text:p>
          </table:table-cell>
          <table:table-cell table:formula="of:=[.E40]-[.D40]" office:value-type="float" office:value="1254.2906" calcext:value-type="float">
            <text:p>1254.2906</text:p>
          </table:table-cell>
          <table:table-cell table:formula="of:=[.G40]-[.F40]" office:value-type="float" office:value="0" calcext:value-type="float">
            <text:p>0</text:p>
          </table:table-cell>
          <table:table-cell table:formula="of:=[.I40]-[.H4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49385</text:p>
          </table:table-cell>
          <table:table-cell office:value-type="float" office:value="11011.2098" calcext:value-type="float">
            <text:p>11011.2098</text:p>
          </table:table-cell>
          <table:table-cell office:value-type="float" office:value="11249.25" calcext:value-type="float">
            <text:p>11249.25</text:p>
          </table:table-cell>
          <table:table-cell table:number-columns-repeated="4" office:value-type="float" office:value="11675.625" calcext:value-type="float">
            <text:p>11675.625</text:p>
          </table:table-cell>
          <table:table-cell table:number-columns-repeated="3" office:value-type="float" office:value="16828" calcext:value-type="float">
            <text:p>16828</text:p>
          </table:table-cell>
          <table:table-cell/>
          <table:table-cell table:formula="of:=[.E41]-[.F41]" office:value-type="float" office:value="0" calcext:value-type="float">
            <text:p>0</text:p>
          </table:table-cell>
          <table:table-cell table:formula="of:=[.C41]-[.B41]" office:value-type="float" office:value="238.040199999999" calcext:value-type="float">
            <text:p>238.0402</text:p>
          </table:table-cell>
          <table:table-cell table:formula="of:=[.E41]-[.D41]" office:value-type="float" office:value="0" calcext:value-type="float">
            <text:p>0</text:p>
          </table:table-cell>
          <table:table-cell table:formula="of:=[.G41]-[.F41]" office:value-type="float" office:value="0" calcext:value-type="float">
            <text:p>0</text:p>
          </table:table-cell>
          <table:table-cell table:formula="of:=[.I41]-[.H4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56711</text:p>
          </table:table-cell>
          <table:table-cell office:value-type="float" office:value="21221.6385" calcext:value-type="float">
            <text:p>21221.6385</text:p>
          </table:table-cell>
          <table:table-cell office:value-type="float" office:value="23213.2758" calcext:value-type="float">
            <text:p>23213.2758</text:p>
          </table:table-cell>
          <table:table-cell office:value-type="float" office:value="23494.1737" calcext:value-type="float">
            <text:p>23494.1737</text:p>
          </table:table-cell>
          <table:table-cell table:number-columns-repeated="3" office:value-type="float" office:value="24734.3333" calcext:value-type="float">
            <text:p>24734.3333</text:p>
          </table:table-cell>
          <table:table-cell table:number-columns-repeated="3" office:value-type="float" office:value="30289" calcext:value-type="float">
            <text:p>30289</text:p>
          </table:table-cell>
          <table:table-cell/>
          <table:table-cell table:formula="of:=[.E42]-[.F42]" office:value-type="float" office:value="0" calcext:value-type="float">
            <text:p>0</text:p>
          </table:table-cell>
          <table:table-cell table:formula="of:=[.C42]-[.B42]" office:value-type="float" office:value="1991.6373" calcext:value-type="float">
            <text:p>1991.6373</text:p>
          </table:table-cell>
          <table:table-cell table:formula="of:=[.E42]-[.D42]" office:value-type="float" office:value="1240.1596" calcext:value-type="float">
            <text:p>1240.1596</text:p>
          </table:table-cell>
          <table:table-cell table:formula="of:=[.G42]-[.F42]" office:value-type="float" office:value="0" calcext:value-type="float">
            <text:p>0</text:p>
          </table:table-cell>
          <table:table-cell table:formula="of:=[.I42]-[.H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9407</text:p>
          </table:table-cell>
          <table:table-cell office:value-type="float" office:value="16036.2674" calcext:value-type="float">
            <text:p>16036.2674</text:p>
          </table:table-cell>
          <table:table-cell office:value-type="float" office:value="16682.9461" calcext:value-type="float">
            <text:p>16682.9461</text:p>
          </table:table-cell>
          <table:table-cell table:number-columns-repeated="4" office:value-type="float" office:value="17117.5" calcext:value-type="float">
            <text:p>17117.5</text:p>
          </table:table-cell>
          <table:table-cell table:number-columns-repeated="3" office:value-type="float" office:value="18558" calcext:value-type="float">
            <text:p>18558</text:p>
          </table:table-cell>
          <table:table-cell/>
          <table:table-cell table:formula="of:=[.E43]-[.F43]" office:value-type="float" office:value="0" calcext:value-type="float">
            <text:p>0</text:p>
          </table:table-cell>
          <table:table-cell table:formula="of:=[.C43]-[.B43]" office:value-type="float" office:value="646.6787" calcext:value-type="float">
            <text:p>646.6787</text:p>
          </table:table-cell>
          <table:table-cell table:formula="of:=[.E43]-[.D43]" office:value-type="float" office:value="0" calcext:value-type="float">
            <text:p>0</text:p>
          </table:table-cell>
          <table:table-cell table:formula="of:=[.G43]-[.F43]" office:value-type="float" office:value="0" calcext:value-type="float">
            <text:p>0</text:p>
          </table:table-cell>
          <table:table-cell table:formula="of:=[.I43]-[.H4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69609</text:p>
          </table:table-cell>
          <table:table-cell office:value-type="float" office:value="16783.973" calcext:value-type="float">
            <text:p>16783.973</text:p>
          </table:table-cell>
          <table:table-cell office:value-type="float" office:value="16948.2826" calcext:value-type="float">
            <text:p>16948.2826</text:p>
          </table:table-cell>
          <table:table-cell office:value-type="float" office:value="17352.1021" calcext:value-type="float">
            <text:p>17352.1021</text:p>
          </table:table-cell>
          <table:table-cell table:number-columns-repeated="3" office:value-type="float" office:value="17353.6667" calcext:value-type="float">
            <text:p>17353.6667</text:p>
          </table:table-cell>
          <table:table-cell table:number-columns-repeated="3" office:value-type="float" office:value="17661" calcext:value-type="float">
            <text:p>17661</text:p>
          </table:table-cell>
          <table:table-cell/>
          <table:table-cell table:formula="of:=[.E44]-[.F44]" office:value-type="float" office:value="0" calcext:value-type="float">
            <text:p>0</text:p>
          </table:table-cell>
          <table:table-cell table:formula="of:=[.C44]-[.B44]" office:value-type="float" office:value="164.309599999997" calcext:value-type="float">
            <text:p>164.3096</text:p>
          </table:table-cell>
          <table:table-cell table:formula="of:=[.E44]-[.D44]" office:value-type="float" office:value="1.56460000000152" calcext:value-type="float">
            <text:p>1.5646</text:p>
          </table:table-cell>
          <table:table-cell table:formula="of:=[.G44]-[.F44]" office:value-type="float" office:value="0" calcext:value-type="float">
            <text:p>0</text:p>
          </table:table-cell>
          <table:table-cell table:formula="of:=[.I44]-[.H4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43621</text:p>
          </table:table-cell>
          <table:table-cell office:value-type="float" office:value="20080.1556" calcext:value-type="float">
            <text:p>20080.1556</text:p>
          </table:table-cell>
          <table:table-cell office:value-type="float" office:value="22017.5275" calcext:value-type="float">
            <text:p>22017.5275</text:p>
          </table:table-cell>
          <table:table-cell office:value-type="float" office:value="21973.735" calcext:value-type="float">
            <text:p>21973.735</text:p>
          </table:table-cell>
          <table:table-cell table:number-columns-repeated="3" office:value-type="float" office:value="22821.2182" calcext:value-type="float">
            <text:p>22821.2182</text:p>
          </table:table-cell>
          <table:table-cell table:number-columns-repeated="3" office:value-type="float" office:value="23574" calcext:value-type="float">
            <text:p>23574</text:p>
          </table:table-cell>
          <table:table-cell/>
          <table:table-cell table:formula="of:=[.E45]-[.F45]" office:value-type="float" office:value="0" calcext:value-type="float">
            <text:p>0</text:p>
          </table:table-cell>
          <table:table-cell table:formula="of:=[.C45]-[.B45]" office:value-type="float" office:value="1937.3719" calcext:value-type="float">
            <text:p>1937.3719</text:p>
          </table:table-cell>
          <table:table-cell table:formula="of:=[.E45]-[.D45]" office:value-type="float" office:value="847.483199999999" calcext:value-type="float">
            <text:p>847.4832</text:p>
          </table:table-cell>
          <table:table-cell table:formula="of:=[.G45]-[.F45]" office:value-type="float" office:value="0" calcext:value-type="float">
            <text:p>0</text:p>
          </table:table-cell>
          <table:table-cell table:formula="of:=[.I45]-[.H4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44234</text:p>
          </table:table-cell>
          <table:table-cell office:value-type="float" office:value="23089.5833" calcext:value-type="float">
            <text:p>23089.5833</text:p>
          </table:table-cell>
          <table:table-cell office:value-type="float" office:value="25659.7154" calcext:value-type="float">
            <text:p>25659.7154</text:p>
          </table:table-cell>
          <table:table-cell office:value-type="float" office:value="26235.4258" calcext:value-type="float">
            <text:p>26235.4258</text:p>
          </table:table-cell>
          <table:table-cell table:number-columns-repeated="2" office:value-type="float" office:value="27216.7998" calcext:value-type="float">
            <text:p>27216.7998</text:p>
          </table:table-cell>
          <table:table-cell office:value-type="float" office:value="27221.3701" calcext:value-type="float">
            <text:p>27221.3701</text:p>
          </table:table-cell>
          <table:table-cell table:number-columns-repeated="3" office:value-type="float" office:value="31594" calcext:value-type="float">
            <text:p>31594</text:p>
          </table:table-cell>
          <table:table-cell/>
          <table:table-cell table:formula="of:=[.E46]-[.F46]" office:value-type="float" office:value="0" calcext:value-type="float">
            <text:p>0</text:p>
          </table:table-cell>
          <table:table-cell table:formula="of:=[.C46]-[.B46]" office:value-type="float" office:value="2570.1321" calcext:value-type="float">
            <text:p>2570.1321</text:p>
          </table:table-cell>
          <table:table-cell table:formula="of:=[.E46]-[.D46]" office:value-type="float" office:value="981.374" calcext:value-type="float">
            <text:p>981.374</text:p>
          </table:table-cell>
          <table:table-cell table:formula="of:=[.G46]-[.F46]" office:value-type="float" office:value="4.57029999999941" calcext:value-type="float">
            <text:p>4.5703</text:p>
          </table:table-cell>
          <table:table-cell table:formula="of:=[.I46]-[.H4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42937</text:p>
          </table:table-cell>
          <table:table-cell office:value-type="float" office:value="16454" calcext:value-type="float">
            <text:p>16454</text:p>
          </table:table-cell>
          <table:table-cell office:value-type="float" office:value="17014.5" calcext:value-type="float">
            <text:p>17014.5</text:p>
          </table:table-cell>
          <table:table-cell table:number-columns-repeated="4" office:value-type="float" office:value="17590.3333" calcext:value-type="float">
            <text:p>17590.3333</text:p>
          </table:table-cell>
          <table:table-cell table:number-columns-repeated="3" office:value-type="float" office:value="21243" calcext:value-type="float">
            <text:p>21243</text:p>
          </table:table-cell>
          <table:table-cell/>
          <table:table-cell table:formula="of:=[.E47]-[.F47]" office:value-type="float" office:value="0" calcext:value-type="float">
            <text:p>0</text:p>
          </table:table-cell>
          <table:table-cell table:formula="of:=[.C47]-[.B47]" office:value-type="float" office:value="560.5" calcext:value-type="float">
            <text:p>560.5</text:p>
          </table:table-cell>
          <table:table-cell table:formula="of:=[.E47]-[.D47]" office:value-type="float" office:value="0" calcext:value-type="float">
            <text:p>0</text:p>
          </table:table-cell>
          <table:table-cell table:formula="of:=[.G47]-[.F47]" office:value-type="float" office:value="0" calcext:value-type="float">
            <text:p>0</text:p>
          </table:table-cell>
          <table:table-cell table:formula="of:=[.I47]-[.H4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52348</text:p>
          </table:table-cell>
          <table:table-cell office:value-type="float" office:value="13043.3012" calcext:value-type="float">
            <text:p>13043.3012</text:p>
          </table:table-cell>
          <table:table-cell office:value-type="float" office:value="14681.5158" calcext:value-type="float">
            <text:p>14681.5158</text:p>
          </table:table-cell>
          <table:table-cell office:value-type="float" office:value="15144.55" calcext:value-type="float">
            <text:p>15144.55</text:p>
          </table:table-cell>
          <table:table-cell table:number-columns-repeated="3" office:value-type="float" office:value="15795.6572" calcext:value-type="float">
            <text:p>15795.6572</text:p>
          </table:table-cell>
          <table:table-cell table:number-columns-repeated="2" office:value-type="float" office:value="19050" calcext:value-type="float">
            <text:p>19050</text:p>
          </table:table-cell>
          <table:table-cell office:value-type="float" office:value="19337" calcext:value-type="float">
            <text:p>19337</text:p>
          </table:table-cell>
          <table:table-cell/>
          <table:table-cell table:formula="of:=[.E48]-[.F48]" office:value-type="float" office:value="0" calcext:value-type="float">
            <text:p>0</text:p>
          </table:table-cell>
          <table:table-cell table:formula="of:=[.C48]-[.B48]" office:value-type="float" office:value="1638.2146" calcext:value-type="float">
            <text:p>1638.2146</text:p>
          </table:table-cell>
          <table:table-cell table:formula="of:=[.E48]-[.D48]" office:value-type="float" office:value="651.1072" calcext:value-type="float">
            <text:p>651.1072</text:p>
          </table:table-cell>
          <table:table-cell table:formula="of:=[.G48]-[.F48]" office:value-type="float" office:value="0" calcext:value-type="float">
            <text:p>0</text:p>
          </table:table-cell>
          <table:table-cell table:formula="of:=[.I48]-[.H4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17849</text:p>
          </table:table-cell>
          <table:table-cell office:value-type="float" office:value="17184.7339" calcext:value-type="float">
            <text:p>17184.7339</text:p>
          </table:table-cell>
          <table:table-cell office:value-type="float" office:value="17409.3889" calcext:value-type="float">
            <text:p>17409.3889</text:p>
          </table:table-cell>
          <table:table-cell table:number-columns-repeated="4" office:value-type="float" office:value="18200.2222" calcext:value-type="float">
            <text:p>18200.2222</text:p>
          </table:table-cell>
          <table:table-cell table:number-columns-repeated="3" office:value-type="float" office:value="23295" calcext:value-type="float">
            <text:p>23295</text:p>
          </table:table-cell>
          <table:table-cell/>
          <table:table-cell table:formula="of:=[.E49]-[.F49]" office:value-type="float" office:value="0" calcext:value-type="float">
            <text:p>0</text:p>
          </table:table-cell>
          <table:table-cell table:formula="of:=[.C49]-[.B49]" office:value-type="float" office:value="224.655000000002" calcext:value-type="float">
            <text:p>224.655</text:p>
          </table:table-cell>
          <table:table-cell table:formula="of:=[.E49]-[.D49]" office:value-type="float" office:value="0" calcext:value-type="float">
            <text:p>0</text:p>
          </table:table-cell>
          <table:table-cell table:formula="of:=[.G49]-[.F49]" office:value-type="float" office:value="0" calcext:value-type="float">
            <text:p>0</text:p>
          </table:table-cell>
          <table:table-cell table:formula="of:=[.I49]-[.H4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60683</text:p>
          </table:table-cell>
          <table:table-cell office:value-type="float" office:value="13679.6875" calcext:value-type="float">
            <text:p>13679.6875</text:p>
          </table:table-cell>
          <table:table-cell office:value-type="float" office:value="14583.75" calcext:value-type="float">
            <text:p>14583.75</text:p>
          </table:table-cell>
          <table:table-cell office:value-type="float" office:value="15268.875" calcext:value-type="float">
            <text:p>15268.875</text:p>
          </table:table-cell>
          <table:table-cell table:number-columns-repeated="3" office:value-type="float" office:value="15922.5" calcext:value-type="float">
            <text:p>15922.5</text:p>
          </table:table-cell>
          <table:table-cell table:number-columns-repeated="3" office:value-type="float" office:value="18766" calcext:value-type="float">
            <text:p>18766</text:p>
          </table:table-cell>
          <table:table-cell/>
          <table:table-cell table:formula="of:=[.E50]-[.F50]" office:value-type="float" office:value="0" calcext:value-type="float">
            <text:p>0</text:p>
          </table:table-cell>
          <table:table-cell table:formula="of:=[.C50]-[.B50]" office:value-type="float" office:value="904.0625" calcext:value-type="float">
            <text:p>904.0625</text:p>
          </table:table-cell>
          <table:table-cell table:formula="of:=[.E50]-[.D50]" office:value-type="float" office:value="653.625" calcext:value-type="float">
            <text:p>653.625</text:p>
          </table:table-cell>
          <table:table-cell table:formula="of:=[.G50]-[.F50]" office:value-type="float" office:value="0" calcext:value-type="float">
            <text:p>0</text:p>
          </table:table-cell>
          <table:table-cell table:formula="of:=[.I50]-[.H5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56478</text:p>
          </table:table-cell>
          <table:table-cell office:value-type="float" office:value="17991.5833" calcext:value-type="float">
            <text:p>17991.5833</text:p>
          </table:table-cell>
          <table:table-cell office:value-type="float" office:value="20751.5708" calcext:value-type="float">
            <text:p>20751.5708</text:p>
          </table:table-cell>
          <table:table-cell office:value-type="float" office:value="20806.6047" calcext:value-type="float">
            <text:p>20806.6047</text:p>
          </table:table-cell>
          <table:table-cell table:number-columns-repeated="2" office:value-type="float" office:value="21683.0707" calcext:value-type="float">
            <text:p>21683.0707</text:p>
          </table:table-cell>
          <table:table-cell office:value-type="float" office:value="21692.3434" calcext:value-type="float">
            <text:p>21692.3434</text:p>
          </table:table-cell>
          <table:table-cell table:number-columns-repeated="3" office:value-type="float" office:value="28041" calcext:value-type="float">
            <text:p>28041</text:p>
          </table:table-cell>
          <table:table-cell/>
          <table:table-cell table:formula="of:=[.E51]-[.F51]" office:value-type="float" office:value="0" calcext:value-type="float">
            <text:p>0</text:p>
          </table:table-cell>
          <table:table-cell table:formula="of:=[.C51]-[.B51]" office:value-type="float" office:value="2759.9875" calcext:value-type="float">
            <text:p>2759.9875</text:p>
          </table:table-cell>
          <table:table-cell table:formula="of:=[.E51]-[.D51]" office:value-type="float" office:value="876.466" calcext:value-type="float">
            <text:p>876.466</text:p>
          </table:table-cell>
          <table:table-cell table:formula="of:=[.G51]-[.F51]" office:value-type="float" office:value="9.27270000000135" calcext:value-type="float">
            <text:p>9.2727</text:p>
          </table:table-cell>
          <table:table-cell table:formula="of:=[.I51]-[.H5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10417</text:p>
          </table:table-cell>
          <table:table-cell office:value-type="float" office:value="23413.207" calcext:value-type="float">
            <text:p>23413.207</text:p>
          </table:table-cell>
          <table:table-cell office:value-type="float" office:value="24300.1786" calcext:value-type="float">
            <text:p>24300.1786</text:p>
          </table:table-cell>
          <table:table-cell office:value-type="float" office:value="26166.5385" calcext:value-type="float">
            <text:p>26166.5385</text:p>
          </table:table-cell>
          <table:table-cell table:number-columns-repeated="3" office:value-type="float" office:value="26420.0909" calcext:value-type="float">
            <text:p>26420.0909</text:p>
          </table:table-cell>
          <table:table-cell table:number-columns-repeated="3" office:value-type="float" office:value="28855" calcext:value-type="float">
            <text:p>28855</text:p>
          </table:table-cell>
          <table:table-cell/>
          <table:table-cell table:formula="of:=[.E52]-[.F52]" office:value-type="float" office:value="0" calcext:value-type="float">
            <text:p>0</text:p>
          </table:table-cell>
          <table:table-cell table:formula="of:=[.C52]-[.B52]" office:value-type="float" office:value="886.971600000001" calcext:value-type="float">
            <text:p>886.9716</text:p>
          </table:table-cell>
          <table:table-cell table:formula="of:=[.E52]-[.D52]" office:value-type="float" office:value="253.5524" calcext:value-type="float">
            <text:p>253.5524</text:p>
          </table:table-cell>
          <table:table-cell table:formula="of:=[.G52]-[.F52]" office:value-type="float" office:value="0" calcext:value-type="float">
            <text:p>0</text:p>
          </table:table-cell>
          <table:table-cell table:formula="of:=[.I52]-[.H5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83003</text:p>
          </table:table-cell>
          <table:table-cell office:value-type="float" office:value="20232.7308" calcext:value-type="float">
            <text:p>20232.7308</text:p>
          </table:table-cell>
          <table:table-cell office:value-type="float" office:value="21414.9703" calcext:value-type="float">
            <text:p>21414.9703</text:p>
          </table:table-cell>
          <table:table-cell table:style-name="ce7" office:value-type="time" office:time-value="PT534443H48M20.160000287S" calcext:value-type="time">
            <text:p>534443:48:20</text:p>
          </table:table-cell>
          <table:table-cell table:number-columns-repeated="3" office:value-type="float" office:value="22618.5385" calcext:value-type="float">
            <text:p>22618.5385</text:p>
          </table:table-cell>
          <table:table-cell table:number-columns-repeated="3" office:value-type="float" office:value="24101" calcext:value-type="float">
            <text:p>24101</text:p>
          </table:table-cell>
          <table:table-cell/>
          <table:table-cell table:formula="of:=[.E53]-[.F53]" office:value-type="float" office:value="0" calcext:value-type="float">
            <text:p>0</text:p>
          </table:table-cell>
          <table:table-cell table:formula="of:=[.C53]-[.B53]" office:value-type="float" office:value="1182.2395" calcext:value-type="float">
            <text:p>1182.2395</text:p>
          </table:table-cell>
          <table:table-cell table:style-name="ce19" table:formula="of:=[.E53]-[.D53]" office:value-type="time" office:time-value="PT8401H07M06.239999814S" calcext:value-type="time">
            <text:p>01:07:06 AM</text:p>
          </table:table-cell>
          <table:table-cell table:formula="of:=[.G53]-[.F53]" office:value-type="float" office:value="0" calcext:value-type="float">
            <text:p>0</text:p>
          </table:table-cell>
          <table:table-cell table:formula="of:=[.I53]-[.H5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69095</text:p>
          </table:table-cell>
          <table:table-cell office:value-type="float" office:value="17161.5556" calcext:value-type="float">
            <text:p>17161.5556</text:p>
          </table:table-cell>
          <table:table-cell office:value-type="float" office:value="20617.444" calcext:value-type="float">
            <text:p>20617.444</text:p>
          </table:table-cell>
          <table:table-cell office:value-type="float" office:value="21350.8333" calcext:value-type="float">
            <text:p>21350.8333</text:p>
          </table:table-cell>
          <table:table-cell table:number-columns-repeated="3" office:value-type="float" office:value="22685.8443" calcext:value-type="float">
            <text:p>22685.8443</text:p>
          </table:table-cell>
          <table:table-cell table:number-columns-repeated="3" office:value-type="float" office:value="25301" calcext:value-type="float">
            <text:p>25301</text:p>
          </table:table-cell>
          <table:table-cell/>
          <table:table-cell table:formula="of:=[.E54]-[.F54]" office:value-type="float" office:value="0" calcext:value-type="float">
            <text:p>0</text:p>
          </table:table-cell>
          <table:table-cell table:formula="of:=[.C54]-[.B54]" office:value-type="float" office:value="3455.8884" calcext:value-type="float">
            <text:p>3455.8884</text:p>
          </table:table-cell>
          <table:table-cell table:formula="of:=[.E54]-[.D54]" office:value-type="float" office:value="1335.011" calcext:value-type="float">
            <text:p>1335.011</text:p>
          </table:table-cell>
          <table:table-cell table:formula="of:=[.G54]-[.F54]" office:value-type="float" office:value="0" calcext:value-type="float">
            <text:p>0</text:p>
          </table:table-cell>
          <table:table-cell table:formula="of:=[.I54]-[.H5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74898</text:p>
          </table:table-cell>
          <table:table-cell office:value-type="float" office:value="20140.5261" calcext:value-type="float">
            <text:p>20140.5261</text:p>
          </table:table-cell>
          <table:table-cell office:value-type="float" office:value="22026.4571" calcext:value-type="float">
            <text:p>22026.4571</text:p>
          </table:table-cell>
          <table:table-cell office:value-type="float" office:value="23911.3333" calcext:value-type="float">
            <text:p>23911.3333</text:p>
          </table:table-cell>
          <table:table-cell table:number-columns-repeated="3" office:value-type="float" office:value="24390.55" calcext:value-type="float">
            <text:p>24390.55</text:p>
          </table:table-cell>
          <table:table-cell table:number-columns-repeated="3" office:value-type="float" office:value="27405" calcext:value-type="float">
            <text:p>27405</text:p>
          </table:table-cell>
          <table:table-cell/>
          <table:table-cell table:formula="of:=[.E55]-[.F55]" office:value-type="float" office:value="0" calcext:value-type="float">
            <text:p>0</text:p>
          </table:table-cell>
          <table:table-cell table:formula="of:=[.C55]-[.B55]" office:value-type="float" office:value="1885.931" calcext:value-type="float">
            <text:p>1885.931</text:p>
          </table:table-cell>
          <table:table-cell table:formula="of:=[.E55]-[.D55]" office:value-type="float" office:value="479.216700000001" calcext:value-type="float">
            <text:p>479.2167</text:p>
          </table:table-cell>
          <table:table-cell table:formula="of:=[.G55]-[.F55]" office:value-type="float" office:value="0" calcext:value-type="float">
            <text:p>0</text:p>
          </table:table-cell>
          <table:table-cell table:formula="of:=[.I55]-[.H5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53000</text:p>
          </table:table-cell>
          <table:table-cell office:value-type="float" office:value="25688.3882" calcext:value-type="float">
            <text:p>25688.3882</text:p>
          </table:table-cell>
          <table:table-cell office:value-type="float" office:value="28077.8298" calcext:value-type="float">
            <text:p>28077.8298</text:p>
          </table:table-cell>
          <table:table-cell office:value-type="float" office:value="29507.884" calcext:value-type="float">
            <text:p>29507.884</text:p>
          </table:table-cell>
          <table:table-cell table:number-columns-repeated="2" office:value-type="float" office:value="31567.491" calcext:value-type="float">
            <text:p>31567.491</text:p>
          </table:table-cell>
          <table:table-cell office:value-type="float" office:value="31582.7883" calcext:value-type="float">
            <text:p>31582.7883</text:p>
          </table:table-cell>
          <table:table-cell table:number-columns-repeated="3" office:value-type="float" office:value="35054" calcext:value-type="float">
            <text:p>35054</text:p>
          </table:table-cell>
          <table:table-cell/>
          <table:table-cell table:formula="of:=[.E56]-[.F56]" office:value-type="float" office:value="0" calcext:value-type="float">
            <text:p>0</text:p>
          </table:table-cell>
          <table:table-cell table:formula="of:=[.C56]-[.B56]" office:value-type="float" office:value="2389.4416" calcext:value-type="float">
            <text:p>2389.4416</text:p>
          </table:table-cell>
          <table:table-cell table:formula="of:=[.E56]-[.D56]" office:value-type="float" office:value="2059.607" calcext:value-type="float">
            <text:p>2059.607</text:p>
          </table:table-cell>
          <table:table-cell table:formula="of:=[.G56]-[.F56]" office:value-type="float" office:value="15.2972999999984" calcext:value-type="float">
            <text:p>15.2973</text:p>
          </table:table-cell>
          <table:table-cell table:formula="of:=[.I56]-[.H5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35498</text:p>
          </table:table-cell>
          <table:table-cell office:value-type="float" office:value="17434.2174" calcext:value-type="float">
            <text:p>17434.2174</text:p>
          </table:table-cell>
          <table:table-cell office:value-type="float" office:value="20200.3506" calcext:value-type="float">
            <text:p>20200.3506</text:p>
          </table:table-cell>
          <table:table-cell office:value-type="float" office:value="19138.8578" calcext:value-type="float">
            <text:p>19138.8578</text:p>
          </table:table-cell>
          <table:table-cell table:number-columns-repeated="3" office:value-type="float" office:value="20731.4259" calcext:value-type="float">
            <text:p>20731.4259</text:p>
          </table:table-cell>
          <table:table-cell table:number-columns-repeated="3" office:value-type="float" office:value="30266" calcext:value-type="float">
            <text:p>30266</text:p>
          </table:table-cell>
          <table:table-cell/>
          <table:table-cell table:formula="of:=[.E57]-[.F57]" office:value-type="float" office:value="0" calcext:value-type="float">
            <text:p>0</text:p>
          </table:table-cell>
          <table:table-cell table:formula="of:=[.C57]-[.B57]" office:value-type="float" office:value="2766.1332" calcext:value-type="float">
            <text:p>2766.1332</text:p>
          </table:table-cell>
          <table:table-cell table:formula="of:=[.E57]-[.D57]" office:value-type="float" office:value="1592.5681" calcext:value-type="float">
            <text:p>1592.5681</text:p>
          </table:table-cell>
          <table:table-cell table:formula="of:=[.G57]-[.F57]" office:value-type="float" office:value="0" calcext:value-type="float">
            <text:p>0</text:p>
          </table:table-cell>
          <table:table-cell table:formula="of:=[.I57]-[.H5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98560</text:p>
          </table:table-cell>
          <table:table-cell office:value-type="float" office:value="16259.3727" calcext:value-type="float">
            <text:p>16259.3727</text:p>
          </table:table-cell>
          <table:table-cell office:value-type="float" office:value="18472.0833" calcext:value-type="float">
            <text:p>18472.0833</text:p>
          </table:table-cell>
          <table:table-cell office:value-type="float" office:value="18757.6238" calcext:value-type="float">
            <text:p>18757.6238</text:p>
          </table:table-cell>
          <table:table-cell table:number-columns-repeated="3" office:value-type="float" office:value="19407.4524" calcext:value-type="float">
            <text:p>19407.4524</text:p>
          </table:table-cell>
          <table:table-cell table:number-columns-repeated="3" office:value-type="float" office:value="23988" calcext:value-type="float">
            <text:p>23988</text:p>
          </table:table-cell>
          <table:table-cell/>
          <table:table-cell table:formula="of:=[.E58]-[.F58]" office:value-type="float" office:value="0" calcext:value-type="float">
            <text:p>0</text:p>
          </table:table-cell>
          <table:table-cell table:formula="of:=[.C58]-[.B58]" office:value-type="float" office:value="2212.7106" calcext:value-type="float">
            <text:p>2212.7106</text:p>
          </table:table-cell>
          <table:table-cell table:formula="of:=[.E58]-[.D58]" office:value-type="float" office:value="649.828599999997" calcext:value-type="float">
            <text:p>649.8286</text:p>
          </table:table-cell>
          <table:table-cell table:formula="of:=[.G58]-[.F58]" office:value-type="float" office:value="0" calcext:value-type="float">
            <text:p>0</text:p>
          </table:table-cell>
          <table:table-cell table:formula="of:=[.I58]-[.H5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83855</text:p>
          </table:table-cell>
          <table:table-cell office:value-type="float" office:value="25615.4375" calcext:value-type="float">
            <text:p>25615.4375</text:p>
          </table:table-cell>
          <table:table-cell office:value-type="float" office:value="26101.3125" calcext:value-type="float">
            <text:p>26101.3125</text:p>
          </table:table-cell>
          <table:table-cell table:number-columns-repeated="4" office:value-type="float" office:value="26698.25" calcext:value-type="float">
            <text:p>26698.25</text:p>
          </table:table-cell>
          <table:table-cell table:number-columns-repeated="3" office:value-type="float" office:value="30002" calcext:value-type="float">
            <text:p>30002</text:p>
          </table:table-cell>
          <table:table-cell/>
          <table:table-cell table:formula="of:=[.E59]-[.F59]" office:value-type="float" office:value="0" calcext:value-type="float">
            <text:p>0</text:p>
          </table:table-cell>
          <table:table-cell table:formula="of:=[.C59]-[.B59]" office:value-type="float" office:value="485.875" calcext:value-type="float">
            <text:p>485.875</text:p>
          </table:table-cell>
          <table:table-cell table:formula="of:=[.E59]-[.D59]" office:value-type="float" office:value="0" calcext:value-type="float">
            <text:p>0</text:p>
          </table:table-cell>
          <table:table-cell table:formula="of:=[.G59]-[.F59]" office:value-type="float" office:value="0" calcext:value-type="float">
            <text:p>0</text:p>
          </table:table-cell>
          <table:table-cell table:formula="of:=[.I59]-[.H5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6276</text:p>
          </table:table-cell>
          <table:table-cell office:value-type="float" office:value="7917.2292" calcext:value-type="float">
            <text:p>7917.2292</text:p>
          </table:table-cell>
          <table:table-cell office:value-type="float" office:value="9091.3889" calcext:value-type="float">
            <text:p>9091.3889</text:p>
          </table:table-cell>
          <table:table-cell office:value-type="float" office:value="8736.75" calcext:value-type="float">
            <text:p>8736.75</text:p>
          </table:table-cell>
          <table:table-cell table:number-columns-repeated="3" office:value-type="float" office:value="9321.3333" calcext:value-type="float">
            <text:p>9321.3333</text:p>
          </table:table-cell>
          <table:table-cell table:number-columns-repeated="3" office:value-type="float" office:value="10979" calcext:value-type="float">
            <text:p>10979</text:p>
          </table:table-cell>
          <table:table-cell/>
          <table:table-cell table:formula="of:=[.E60]-[.F60]" office:value-type="float" office:value="0" calcext:value-type="float">
            <text:p>0</text:p>
          </table:table-cell>
          <table:table-cell table:formula="of:=[.C60]-[.B60]" office:value-type="float" office:value="1174.1597" calcext:value-type="float">
            <text:p>1174.1597</text:p>
          </table:table-cell>
          <table:table-cell table:formula="of:=[.E60]-[.D60]" office:value-type="float" office:value="584.5833" calcext:value-type="float">
            <text:p>584.5833</text:p>
          </table:table-cell>
          <table:table-cell table:formula="of:=[.G60]-[.F60]" office:value-type="float" office:value="0" calcext:value-type="float">
            <text:p>0</text:p>
          </table:table-cell>
          <table:table-cell table:formula="of:=[.I60]-[.H6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70009</text:p>
          </table:table-cell>
          <table:table-cell office:value-type="float" office:value="19282.8639" calcext:value-type="float">
            <text:p>19282.8639</text:p>
          </table:table-cell>
          <table:table-cell office:value-type="float" office:value="20550.4886" calcext:value-type="float">
            <text:p>20550.4886</text:p>
          </table:table-cell>
          <table:table-cell office:value-type="float" office:value="22007.7727" calcext:value-type="float">
            <text:p>22007.7727</text:p>
          </table:table-cell>
          <table:table-cell table:number-columns-repeated="2" office:value-type="float" office:value="22500.6275" calcext:value-type="float">
            <text:p>22500.6275</text:p>
          </table:table-cell>
          <table:table-cell office:value-type="float" office:value="22504.3274" calcext:value-type="float">
            <text:p>22504.3274</text:p>
          </table:table-cell>
          <table:table-cell table:number-columns-repeated="3" office:value-type="float" office:value="28595" calcext:value-type="float">
            <text:p>28595</text:p>
          </table:table-cell>
          <table:table-cell/>
          <table:table-cell table:formula="of:=[.E61]-[.F61]" office:value-type="float" office:value="0" calcext:value-type="float">
            <text:p>0</text:p>
          </table:table-cell>
          <table:table-cell table:formula="of:=[.C61]-[.B61]" office:value-type="float" office:value="1267.6247" calcext:value-type="float">
            <text:p>1267.6247</text:p>
          </table:table-cell>
          <table:table-cell table:formula="of:=[.E61]-[.D61]" office:value-type="float" office:value="492.854799999997" calcext:value-type="float">
            <text:p>492.8548</text:p>
          </table:table-cell>
          <table:table-cell table:formula="of:=[.G61]-[.F61]" office:value-type="float" office:value="3.69989999999962" calcext:value-type="float">
            <text:p>3.6999</text:p>
          </table:table-cell>
          <table:table-cell table:formula="of:=[.I61]-[.H6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64151</text:p>
          </table:table-cell>
          <table:table-cell office:value-type="float" office:value="22765.8993" calcext:value-type="float">
            <text:p>22765.8993</text:p>
          </table:table-cell>
          <table:table-cell office:value-type="float" office:value="25023.5625" calcext:value-type="float">
            <text:p>25023.5625</text:p>
          </table:table-cell>
          <table:table-cell office:value-type="float" office:value="26308.7327" calcext:value-type="float">
            <text:p>26308.7327</text:p>
          </table:table-cell>
          <table:table-cell table:number-columns-repeated="2" office:value-type="float" office:value="27348.5818" calcext:value-type="float">
            <text:p>27348.5818</text:p>
          </table:table-cell>
          <table:table-cell office:value-type="float" office:value="27352.0645" calcext:value-type="float">
            <text:p>27352.0645</text:p>
          </table:table-cell>
          <table:table-cell table:number-columns-repeated="3" office:value-type="float" office:value="31847" calcext:value-type="float">
            <text:p>31847</text:p>
          </table:table-cell>
          <table:table-cell/>
          <table:table-cell table:formula="of:=[.E62]-[.F62]" office:value-type="float" office:value="0" calcext:value-type="float">
            <text:p>0</text:p>
          </table:table-cell>
          <table:table-cell table:formula="of:=[.C62]-[.B62]" office:value-type="float" office:value="2257.6632" calcext:value-type="float">
            <text:p>2257.6632</text:p>
          </table:table-cell>
          <table:table-cell table:formula="of:=[.E62]-[.D62]" office:value-type="float" office:value="1039.8491" calcext:value-type="float">
            <text:p>1039.8491</text:p>
          </table:table-cell>
          <table:table-cell table:formula="of:=[.G62]-[.F62]" office:value-type="float" office:value="3.48270000000048" calcext:value-type="float">
            <text:p>3.4827</text:p>
          </table:table-cell>
          <table:table-cell table:formula="of:=[.I62]-[.H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80847</text:p>
          </table:table-cell>
          <table:table-cell office:value-type="float" office:value="27633.5039" calcext:value-type="float">
            <text:p>27633.5039</text:p>
          </table:table-cell>
          <table:table-cell office:value-type="float" office:value="28166.587" calcext:value-type="float">
            <text:p>28166.587</text:p>
          </table:table-cell>
          <table:table-cell office:value-type="float" office:value="29742.4655" calcext:value-type="float">
            <text:p>29742.4655</text:p>
          </table:table-cell>
          <table:table-cell table:number-columns-repeated="3" office:value-type="float" office:value="29747.7143" calcext:value-type="float">
            <text:p>29747.7143</text:p>
          </table:table-cell>
          <table:table-cell table:number-columns-repeated="3" office:value-type="float" office:value="36093" calcext:value-type="float">
            <text:p>36093</text:p>
          </table:table-cell>
          <table:table-cell/>
          <table:table-cell table:formula="of:=[.E63]-[.F63]" office:value-type="float" office:value="0" calcext:value-type="float">
            <text:p>0</text:p>
          </table:table-cell>
          <table:table-cell table:formula="of:=[.C63]-[.B63]" office:value-type="float" office:value="533.0831" calcext:value-type="float">
            <text:p>533.0831</text:p>
          </table:table-cell>
          <table:table-cell table:formula="of:=[.E63]-[.D63]" office:value-type="float" office:value="5.24880000000121" calcext:value-type="float">
            <text:p>5.2488</text:p>
          </table:table-cell>
          <table:table-cell table:formula="of:=[.G63]-[.F63]" office:value-type="float" office:value="0" calcext:value-type="float">
            <text:p>0</text:p>
          </table:table-cell>
          <table:table-cell table:formula="of:=[.I63]-[.H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92302</text:p>
          </table:table-cell>
          <table:table-cell office:value-type="float" office:value="25246.9955" calcext:value-type="float">
            <text:p>25246.9955</text:p>
          </table:table-cell>
          <table:table-cell office:value-type="float" office:value="27118.4106" calcext:value-type="float">
            <text:p>27118.4106</text:p>
          </table:table-cell>
          <table:table-cell office:value-type="float" office:value="28363.1052" calcext:value-type="float">
            <text:p>28363.1052</text:p>
          </table:table-cell>
          <table:table-cell table:number-columns-repeated="2" office:value-type="float" office:value="29849.6588" calcext:value-type="float">
            <text:p>29849.6588</text:p>
          </table:table-cell>
          <table:table-cell office:value-type="float" office:value="29851.2736" calcext:value-type="float">
            <text:p>29851.2736</text:p>
          </table:table-cell>
          <table:table-cell table:number-columns-repeated="3" office:value-type="float" office:value="32512" calcext:value-type="float">
            <text:p>32512</text:p>
          </table:table-cell>
          <table:table-cell/>
          <table:table-cell table:formula="of:=[.E64]-[.F64]" office:value-type="float" office:value="0" calcext:value-type="float">
            <text:p>0</text:p>
          </table:table-cell>
          <table:table-cell table:formula="of:=[.C64]-[.B64]" office:value-type="float" office:value="1871.4151" calcext:value-type="float">
            <text:p>1871.4151</text:p>
          </table:table-cell>
          <table:table-cell table:formula="of:=[.E64]-[.D64]" office:value-type="float" office:value="1486.5536" calcext:value-type="float">
            <text:p>1486.5536</text:p>
          </table:table-cell>
          <table:table-cell table:formula="of:=[.G64]-[.F64]" office:value-type="float" office:value="1.61479999999938" calcext:value-type="float">
            <text:p>1.6148</text:p>
          </table:table-cell>
          <table:table-cell table:formula="of:=[.I64]-[.H6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555888H00M00S" calcext:value-type="time">
            <text:p>555888:00:00</text:p>
          </table:table-cell>
          <table:table-cell office:value-type="float" office:value="16163.9082" calcext:value-type="float">
            <text:p>16163.9082</text:p>
          </table:table-cell>
          <table:table-cell office:value-type="float" office:value="19185.3706" calcext:value-type="float">
            <text:p>19185.3706</text:p>
          </table:table-cell>
          <table:table-cell office:value-type="float" office:value="18598.1562" calcext:value-type="float">
            <text:p>18598.1562</text:p>
          </table:table-cell>
          <table:table-cell table:number-columns-repeated="3" office:value-type="float" office:value="21678.3868" calcext:value-type="float">
            <text:p>21678.3868</text:p>
          </table:table-cell>
          <table:table-cell table:number-columns-repeated="3" office:value-type="float" office:value="24049" calcext:value-type="float">
            <text:p>24049</text:p>
          </table:table-cell>
          <table:table-cell/>
          <table:table-cell table:formula="of:=[.E65]-[.F65]" office:value-type="float" office:value="0" calcext:value-type="float">
            <text:p>0</text:p>
          </table:table-cell>
          <table:table-cell table:formula="of:=[.C65]-[.B65]" office:value-type="float" office:value="3021.4624" calcext:value-type="float">
            <text:p>3021.4624</text:p>
          </table:table-cell>
          <table:table-cell table:formula="of:=[.E65]-[.D65]" office:value-type="float" office:value="3080.2306" calcext:value-type="float">
            <text:p>3080.2306</text:p>
          </table:table-cell>
          <table:table-cell table:formula="of:=[.G65]-[.F65]" office:value-type="float" office:value="0" calcext:value-type="float">
            <text:p>0</text:p>
          </table:table-cell>
          <table:table-cell table:formula="of:=[.I65]-[.H6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85920H00M00S" calcext:value-type="time">
            <text:p>685920:00:00</text:p>
          </table:table-cell>
          <table:table-cell office:value-type="float" office:value="27032.0158" calcext:value-type="float">
            <text:p>27032.0158</text:p>
          </table:table-cell>
          <table:table-cell office:value-type="float" office:value="28027.5746" calcext:value-type="float">
            <text:p>28027.5746</text:p>
          </table:table-cell>
          <table:table-cell office:value-type="float" office:value="29405.7818" calcext:value-type="float">
            <text:p>29405.7818</text:p>
          </table:table-cell>
          <table:table-cell table:number-columns-repeated="2" office:value-type="float" office:value="30134.9576" calcext:value-type="float">
            <text:p>30134.9576</text:p>
          </table:table-cell>
          <table:table-cell office:value-type="float" office:value="30136.9559" calcext:value-type="float">
            <text:p>30136.9559</text:p>
          </table:table-cell>
          <table:table-cell table:number-columns-repeated="2" office:value-type="float" office:value="34550" calcext:value-type="float">
            <text:p>34550</text:p>
          </table:table-cell>
          <table:table-cell office:value-type="float" office:value="34627" calcext:value-type="float">
            <text:p>34627</text:p>
          </table:table-cell>
          <table:table-cell/>
          <table:table-cell table:formula="of:=[.E66]-[.F66]" office:value-type="float" office:value="0" calcext:value-type="float">
            <text:p>0</text:p>
          </table:table-cell>
          <table:table-cell table:formula="of:=[.C66]-[.B66]" office:value-type="float" office:value="995.558799999999" calcext:value-type="float">
            <text:p>995.5588</text:p>
          </table:table-cell>
          <table:table-cell table:formula="of:=[.E66]-[.D66]" office:value-type="float" office:value="729.175800000001" calcext:value-type="float">
            <text:p>729.1758</text:p>
          </table:table-cell>
          <table:table-cell table:formula="of:=[.G66]-[.F66]" office:value-type="float" office:value="1.99829999999929" calcext:value-type="float">
            <text:p>1.9983</text:p>
          </table:table-cell>
          <table:table-cell table:formula="of:=[.I66]-[.H6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E67]-[.F67]" office:value-type="float" office:value="0" calcext:value-type="float">
            <text:p>0</text:p>
          </table:table-cell>
          <table:table-cell table:formula="of:=[.C67]-[.B67]" office:value-type="float" office:value="0" calcext:value-type="float">
            <text:p>0</text:p>
          </table:table-cell>
          <table:table-cell table:formula="of:=[.E67]-[.D67]" office:value-type="float" office:value="0" calcext:value-type="float">
            <text:p>0</text:p>
          </table:table-cell>
          <table:table-cell table:formula="of:=[.G67]-[.F67]" office:value-type="float" office:value="0" calcext:value-type="float">
            <text:p>0</text:p>
          </table:table-cell>
          <table:table-cell table:formula="of:=[.I67]-[.H6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8"/>
          <table:table-cell table:style-name="ce16" table:formula="of:=AVERAGE([.B2:.B66])" office:value-type="float" office:value="20485.2183876923" calcext:value-type="float">
            <text:p>20485.2183876923</text:p>
          </table:table-cell>
          <table:table-cell table:style-name="ce16" table:formula="of:=AVERAGE([.C2:.C66])" office:value-type="float" office:value="22548.6621323077" calcext:value-type="float">
            <text:p>22548.6621323077</text:p>
          </table:table-cell>
          <table:table-cell table:style-name="ce16" table:formula="of:=AVERAGE([.D2:.D66])" office:value-type="float" office:value="23162.9783307692" calcext:value-type="float">
            <text:p>23162.9783307692</text:p>
          </table:table-cell>
          <table:table-cell table:style-name="ce16" table:formula="of:=AVERAGE([.E2:.E66])" office:value-type="float" office:value="24145.7326553846" calcext:value-type="float">
            <text:p>24145.7326553846</text:p>
          </table:table-cell>
          <table:table-cell table:style-name="ce16" table:formula="of:=AVERAGE([.F2:.F66])" office:value-type="float" office:value="24145.7326553846" calcext:value-type="float">
            <text:p>24145.7326553846</text:p>
          </table:table-cell>
          <table:table-cell table:style-name="ce16" table:formula="of:=AVERAGE([.G2:.G66])" office:value-type="float" office:value="24148.4191338462" calcext:value-type="float">
            <text:p>24148.4191338462</text:p>
          </table:table-cell>
          <table:table-cell table:style-name="ce16" table:formula="of:=AVERAGE([.H2:.H66])" office:value-type="float" office:value="28887.3538461538" calcext:value-type="float">
            <text:p>28887.3538461538</text:p>
          </table:table-cell>
          <table:table-cell table:style-name="ce16" table:formula="of:=AVERAGE([.I2:.I66])" office:value-type="float" office:value="28887.3538461538" calcext:value-type="float">
            <text:p>28887.3538461538</text:p>
          </table:table-cell>
          <table:table-cell table:style-name="ce16" table:formula="of:=AVERAGE([.J2:.J66])" office:value-type="float" office:value="28943.3692307692" calcext:value-type="float">
            <text:p>28943.3692307692</text:p>
          </table:table-cell>
          <table:table-cell table:style-name="ce16"/>
          <table:table-cell table:style-name="ce16" table:formula="of:=[.E68]-[.F68]" office:value-type="float" office:value="0" calcext:value-type="float">
            <text:p>0</text:p>
          </table:table-cell>
          <table:table-cell table:style-name="ce16" table:formula="of:=[.C68]-[.B68]" office:value-type="float" office:value="2063.44374461539" calcext:value-type="float">
            <text:p>2063.4437446154</text:p>
          </table:table-cell>
          <table:table-cell table:style-name="ce16" table:formula="of:=[.E68]-[.D68]" office:value-type="float" office:value="982.754324615376" calcext:value-type="float">
            <text:p>982.7543246154</text:p>
          </table:table-cell>
          <table:table-cell table:style-name="ce16" table:formula="of:=[.G68]-[.F68]" office:value-type="float" office:value="2.68647846153544" calcext:value-type="float">
            <text:p>2.6864784615</text:p>
          </table:table-cell>
          <table:table-cell table:style-name="ce16" table:formula="of:=[.I68]-[.H68]" office:value-type="float" office:value="0" calcext:value-type="float">
            <text:p>0</text:p>
          </table:table-cell>
          <table:table-cell table:style-name="ce16" table:number-columns-repeated="1008"/>
        </table:table-row>
        <table:table-row table:style-name="ro1">
          <table:table-cell table:style-name="ce5"/>
          <table:table-cell table:style-name="ce12" table:number-columns-repeated="10"/>
          <table:table-cell table:style-name="ce12" table:formula="of:=[.E69]-[.F69]" office:value-type="float" office:value="0" calcext:value-type="float">
            <text:p>0</text:p>
          </table:table-cell>
          <table:table-cell table:style-name="ce12" table:formula="of:=[.C69]-[.B69]" office:value-type="float" office:value="0" calcext:value-type="float">
            <text:p>0</text:p>
          </table:table-cell>
          <table:table-cell table:style-name="ce12" table:formula="of:=[.E69]-[.D69]" office:value-type="float" office:value="0" calcext:value-type="float">
            <text:p>0</text:p>
          </table:table-cell>
          <table:table-cell table:style-name="ce12" table:formula="of:=[.G69]-[.F69]" office:value-type="float" office:value="0" calcext:value-type="float">
            <text:p>0</text:p>
          </table:table-cell>
          <table:table-cell table:style-name="ce12" table:formula="of:=[.I69]-[.H69]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14/7</text:p>
          </table:table-cell>
          <table:table-cell table:style-name="ce12" table:number-columns-repeated="1006"/>
        </table:table-row>
        <table:table-row table:style-name="ro1">
          <table:table-cell office:value-type="time" office:time-value="PT1245624H00M00S" calcext:value-type="time">
            <text:p>###</text:p>
          </table:table-cell>
          <table:table-cell office:value-type="float" office:value="13947.4676" calcext:value-type="float">
            <text:p>13947.4676</text:p>
          </table:table-cell>
          <table:table-cell office:value-type="float" office:value="15993.7414" calcext:value-type="float">
            <text:p>15993.7414</text:p>
          </table:table-cell>
          <table:table-cell office:value-type="float" office:value="16971.6429" calcext:value-type="float">
            <text:p>16971.6429</text:p>
          </table:table-cell>
          <table:table-cell table:number-columns-repeated="3" office:value-type="float" office:value="17444.7442" calcext:value-type="float">
            <text:p>17444.7442</text:p>
          </table:table-cell>
          <table:table-cell table:number-columns-repeated="3" office:value-type="float" office:value="22315" calcext:value-type="float">
            <text:p>22315</text:p>
          </table:table-cell>
          <table:table-cell/>
          <table:table-cell table:formula="of:=[.E70]-[.F70]" office:value-type="float" office:value="0" calcext:value-type="float">
            <text:p>0</text:p>
          </table:table-cell>
          <table:table-cell table:formula="of:=[.C70]-[.B70]" office:value-type="float" office:value="2046.2738" calcext:value-type="float">
            <text:p>2046.2738</text:p>
          </table:table-cell>
          <table:table-cell table:formula="of:=[.E70]-[.D70]" office:value-type="float" office:value="473.101300000002" calcext:value-type="float">
            <text:p>473.1013</text:p>
          </table:table-cell>
          <table:table-cell table:formula="of:=[.G70]-[.F70]" office:value-type="float" office:value="0" calcext:value-type="float">
            <text:p>0</text:p>
          </table:table-cell>
          <table:table-cell table:formula="of:=[.I70]-[.H7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315096H00M00S" calcext:value-type="time">
            <text:p>315096:00:00</text:p>
          </table:table-cell>
          <table:table-cell office:value-type="float" office:value="26090.5774" calcext:value-type="float">
            <text:p>26090.5774</text:p>
          </table:table-cell>
          <table:table-cell office:value-type="float" office:value="27151.5986" calcext:value-type="float">
            <text:p>27151.5986</text:p>
          </table:table-cell>
          <table:table-cell office:value-type="float" office:value="28807.4501" calcext:value-type="float">
            <text:p>28807.4501</text:p>
          </table:table-cell>
          <table:table-cell table:number-columns-repeated="3" office:value-type="float" office:value="29357.0044" calcext:value-type="float">
            <text:p>29357.0044</text:p>
          </table:table-cell>
          <table:table-cell table:number-columns-repeated="3" office:value-type="float" office:value="30274" calcext:value-type="float">
            <text:p>30274</text:p>
          </table:table-cell>
          <table:table-cell/>
          <table:table-cell table:formula="of:=[.E71]-[.F71]" office:value-type="float" office:value="0" calcext:value-type="float">
            <text:p>0</text:p>
          </table:table-cell>
          <table:table-cell table:formula="of:=[.C71]-[.B71]" office:value-type="float" office:value="1061.0212" calcext:value-type="float">
            <text:p>1061.0212</text:p>
          </table:table-cell>
          <table:table-cell table:formula="of:=[.E71]-[.D71]" office:value-type="float" office:value="549.554300000003" calcext:value-type="float">
            <text:p>549.5543</text:p>
          </table:table-cell>
          <table:table-cell table:formula="of:=[.G71]-[.F71]" office:value-type="float" office:value="0" calcext:value-type="float">
            <text:p>0</text:p>
          </table:table-cell>
          <table:table-cell table:formula="of:=[.I71]-[.H7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445056H00M00S" calcext:value-type="time">
            <text:p>445056:00:00</text:p>
          </table:table-cell>
          <table:table-cell office:value-type="float" office:value="14184.6167" calcext:value-type="float">
            <text:p>14184.6167</text:p>
          </table:table-cell>
          <table:table-cell office:value-type="float" office:value="16876.4077" calcext:value-type="float">
            <text:p>16876.4077</text:p>
          </table:table-cell>
          <table:table-cell office:value-type="float" office:value="16675.25" calcext:value-type="float">
            <text:p>16675.25</text:p>
          </table:table-cell>
          <table:table-cell table:number-columns-repeated="3" office:value-type="float" office:value="19225.3158" calcext:value-type="float">
            <text:p>19225.3158</text:p>
          </table:table-cell>
          <table:table-cell table:number-columns-repeated="3" office:value-type="float" office:value="21523" calcext:value-type="float">
            <text:p>21523</text:p>
          </table:table-cell>
          <table:table-cell/>
          <table:table-cell table:formula="of:=[.E72]-[.F72]" office:value-type="float" office:value="0" calcext:value-type="float">
            <text:p>0</text:p>
          </table:table-cell>
          <table:table-cell table:formula="of:=[.C72]-[.B72]" office:value-type="float" office:value="2691.791" calcext:value-type="float">
            <text:p>2691.791</text:p>
          </table:table-cell>
          <table:table-cell table:formula="of:=[.E72]-[.D72]" office:value-type="float" office:value="2550.0658" calcext:value-type="float">
            <text:p>2550.0658</text:p>
          </table:table-cell>
          <table:table-cell table:formula="of:=[.G72]-[.F72]" office:value-type="float" office:value="0" calcext:value-type="float">
            <text:p>0</text:p>
          </table:table-cell>
          <table:table-cell table:formula="of:=[.I72]-[.H7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240080H00M00S" calcext:value-type="time">
            <text:p>###</text:p>
          </table:table-cell>
          <table:table-cell office:value-type="float" office:value="15118.9878" calcext:value-type="float">
            <text:p>15118.9878</text:p>
          </table:table-cell>
          <table:table-cell office:value-type="float" office:value="15338.3042" calcext:value-type="float">
            <text:p>15338.3042</text:p>
          </table:table-cell>
          <table:table-cell office:value-type="float" office:value="16460.284" calcext:value-type="float">
            <text:p>16460.284</text:p>
          </table:table-cell>
          <table:table-cell table:number-columns-repeated="2" office:value-type="float" office:value="16674" calcext:value-type="float">
            <text:p>16674</text:p>
          </table:table-cell>
          <table:table-cell office:value-type="float" office:value="16678.452" calcext:value-type="float">
            <text:p>16678.452</text:p>
          </table:table-cell>
          <table:table-cell table:number-columns-repeated="2" office:value-type="float" office:value="18690.5" calcext:value-type="float">
            <text:p>18690.5</text:p>
          </table:table-cell>
          <table:table-cell office:value-type="float" office:value="18804" calcext:value-type="float">
            <text:p>18804</text:p>
          </table:table-cell>
          <table:table-cell/>
          <table:table-cell table:formula="of:=[.E73]-[.F73]" office:value-type="float" office:value="0" calcext:value-type="float">
            <text:p>0</text:p>
          </table:table-cell>
          <table:table-cell table:formula="of:=[.C73]-[.B73]" office:value-type="float" office:value="219.3164" calcext:value-type="float">
            <text:p>219.3164</text:p>
          </table:table-cell>
          <table:table-cell table:formula="of:=[.E73]-[.D73]" office:value-type="float" office:value="213.716" calcext:value-type="float">
            <text:p>213.716</text:p>
          </table:table-cell>
          <table:table-cell table:formula="of:=[.G73]-[.F73]" office:value-type="float" office:value="4.45200000000114" calcext:value-type="float">
            <text:p>4.452</text:p>
          </table:table-cell>
          <table:table-cell table:formula="of:=[.I73]-[.H7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161944H00M00S" calcext:value-type="time">
            <text:p>###</text:p>
          </table:table-cell>
          <table:table-cell office:value-type="float" office:value="14845.1607" calcext:value-type="float">
            <text:p>14845.1607</text:p>
          </table:table-cell>
          <table:table-cell office:value-type="float" office:value="16106.5952" calcext:value-type="float">
            <text:p>16106.5952</text:p>
          </table:table-cell>
          <table:table-cell office:value-type="float" office:value="16730.0769" calcext:value-type="float">
            <text:p>16730.0769</text:p>
          </table:table-cell>
          <table:table-cell table:number-columns-repeated="3" office:value-type="float" office:value="16757.1923" calcext:value-type="float">
            <text:p>16757.1923</text:p>
          </table:table-cell>
          <table:table-cell table:number-columns-repeated="2" office:value-type="float" office:value="25410.5" calcext:value-type="float">
            <text:p>25410.5</text:p>
          </table:table-cell>
          <table:table-cell office:value-type="float" office:value="25468" calcext:value-type="float">
            <text:p>25468</text:p>
          </table:table-cell>
          <table:table-cell/>
          <table:table-cell table:formula="of:=[.E74]-[.F74]" office:value-type="float" office:value="0" calcext:value-type="float">
            <text:p>0</text:p>
          </table:table-cell>
          <table:table-cell table:formula="of:=[.C74]-[.B74]" office:value-type="float" office:value="1261.4345" calcext:value-type="float">
            <text:p>1261.4345</text:p>
          </table:table-cell>
          <table:table-cell table:formula="of:=[.E74]-[.D74]" office:value-type="float" office:value="27.1153999999988" calcext:value-type="float">
            <text:p>27.1154</text:p>
          </table:table-cell>
          <table:table-cell table:formula="of:=[.G74]-[.F74]" office:value-type="float" office:value="0" calcext:value-type="float">
            <text:p>0</text:p>
          </table:table-cell>
          <table:table-cell table:formula="of:=[.I74]-[.H7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142864H00M00S" calcext:value-type="time">
            <text:p>###</text:p>
          </table:table-cell>
          <table:table-cell office:value-type="float" office:value="17634.7529" calcext:value-type="float">
            <text:p>17634.7529</text:p>
          </table:table-cell>
          <table:table-cell office:value-type="float" office:value="18128" calcext:value-type="float">
            <text:p>18128</text:p>
          </table:table-cell>
          <table:table-cell table:number-columns-repeated="4" office:value-type="float" office:value="19722.5556" calcext:value-type="float">
            <text:p>19722.5556</text:p>
          </table:table-cell>
          <table:table-cell table:number-columns-repeated="3" office:value-type="float" office:value="21732" calcext:value-type="float">
            <text:p>21732</text:p>
          </table:table-cell>
          <table:table-cell/>
          <table:table-cell table:formula="of:=[.E75]-[.F75]" office:value-type="float" office:value="0" calcext:value-type="float">
            <text:p>0</text:p>
          </table:table-cell>
          <table:table-cell table:formula="of:=[.C75]-[.B75]" office:value-type="float" office:value="493.247100000001" calcext:value-type="float">
            <text:p>493.2471</text:p>
          </table:table-cell>
          <table:table-cell table:formula="of:=[.E75]-[.D75]" office:value-type="float" office:value="0" calcext:value-type="float">
            <text:p>0</text:p>
          </table:table-cell>
          <table:table-cell table:formula="of:=[.G75]-[.F75]" office:value-type="float" office:value="0" calcext:value-type="float">
            <text:p>0</text:p>
          </table:table-cell>
          <table:table-cell table:formula="of:=[.I75]-[.H7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863544H00M00S" calcext:value-type="time">
            <text:p>863544:00:00</text:p>
          </table:table-cell>
          <table:table-cell office:value-type="float" office:value="21953.0196" calcext:value-type="float">
            <text:p>21953.0196</text:p>
          </table:table-cell>
          <table:table-cell office:value-type="float" office:value="22960.4301" calcext:value-type="float">
            <text:p>22960.4301</text:p>
          </table:table-cell>
          <table:table-cell office:value-type="float" office:value="24740.5058" calcext:value-type="float">
            <text:p>24740.5058</text:p>
          </table:table-cell>
          <table:table-cell table:number-columns-repeated="3" office:value-type="float" office:value="25144.7798" calcext:value-type="float">
            <text:p>25144.7798</text:p>
          </table:table-cell>
          <table:table-cell table:number-columns-repeated="3" office:value-type="float" office:value="28678" calcext:value-type="float">
            <text:p>28678</text:p>
          </table:table-cell>
          <table:table-cell/>
          <table:table-cell table:formula="of:=[.E76]-[.F76]" office:value-type="float" office:value="0" calcext:value-type="float">
            <text:p>0</text:p>
          </table:table-cell>
          <table:table-cell table:formula="of:=[.C76]-[.B76]" office:value-type="float" office:value="1007.4105" calcext:value-type="float">
            <text:p>1007.4105</text:p>
          </table:table-cell>
          <table:table-cell table:formula="of:=[.E76]-[.D76]" office:value-type="float" office:value="404.274000000001" calcext:value-type="float">
            <text:p>404.274</text:p>
          </table:table-cell>
          <table:table-cell table:formula="of:=[.G76]-[.F76]" office:value-type="float" office:value="0" calcext:value-type="float">
            <text:p>0</text:p>
          </table:table-cell>
          <table:table-cell table:formula="of:=[.I76]-[.H7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250592H00M00S" calcext:value-type="time">
            <text:p>###</text:p>
          </table:table-cell>
          <table:table-cell office:value-type="float" office:value="18068.55" calcext:value-type="float">
            <text:p>18068.55</text:p>
          </table:table-cell>
          <table:table-cell office:value-type="float" office:value="19043.8374" calcext:value-type="float">
            <text:p>19043.8374</text:p>
          </table:table-cell>
          <table:table-cell office:value-type="float" office:value="19944.5753" calcext:value-type="float">
            <text:p>19944.5753</text:p>
          </table:table-cell>
          <table:table-cell table:number-columns-repeated="3" office:value-type="float" office:value="20201.0647" calcext:value-type="float">
            <text:p>20201.0647</text:p>
          </table:table-cell>
          <table:table-cell table:number-columns-repeated="3" office:value-type="float" office:value="23046" calcext:value-type="float">
            <text:p>23046</text:p>
          </table:table-cell>
          <table:table-cell/>
          <table:table-cell table:formula="of:=[.E77]-[.F77]" office:value-type="float" office:value="0" calcext:value-type="float">
            <text:p>0</text:p>
          </table:table-cell>
          <table:table-cell table:formula="of:=[.C77]-[.B77]" office:value-type="float" office:value="975.287400000001" calcext:value-type="float">
            <text:p>975.2874</text:p>
          </table:table-cell>
          <table:table-cell table:formula="of:=[.E77]-[.D77]" office:value-type="float" office:value="256.489399999999" calcext:value-type="float">
            <text:p>256.4894</text:p>
          </table:table-cell>
          <table:table-cell table:formula="of:=[.G77]-[.F77]" office:value-type="float" office:value="0" calcext:value-type="float">
            <text:p>0</text:p>
          </table:table-cell>
          <table:table-cell table:formula="of:=[.I77]-[.H7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389816H00M00S" calcext:value-type="time">
            <text:p>###</text:p>
          </table:table-cell>
          <table:table-cell office:value-type="float" office:value="23056.7713" calcext:value-type="float">
            <text:p>23056.7713</text:p>
          </table:table-cell>
          <table:table-cell office:value-type="float" office:value="23901.6131" calcext:value-type="float">
            <text:p>23901.6131</text:p>
          </table:table-cell>
          <table:table-cell office:value-type="float" office:value="25922.0503" calcext:value-type="float">
            <text:p>25922.0503</text:p>
          </table:table-cell>
          <table:table-cell table:number-columns-repeated="3" office:value-type="float" office:value="26391.5" calcext:value-type="float">
            <text:p>26391.5</text:p>
          </table:table-cell>
          <table:table-cell table:number-columns-repeated="2" office:value-type="float" office:value="29415.5" calcext:value-type="float">
            <text:p>29415.5</text:p>
          </table:table-cell>
          <table:table-cell office:value-type="float" office:value="29756" calcext:value-type="float">
            <text:p>29756</text:p>
          </table:table-cell>
          <table:table-cell/>
          <table:table-cell table:formula="of:=[.E78]-[.F78]" office:value-type="float" office:value="0" calcext:value-type="float">
            <text:p>0</text:p>
          </table:table-cell>
          <table:table-cell table:formula="of:=[.C78]-[.B78]" office:value-type="float" office:value="844.841799999998" calcext:value-type="float">
            <text:p>844.8418</text:p>
          </table:table-cell>
          <table:table-cell table:formula="of:=[.E78]-[.D78]" office:value-type="float" office:value="469.449700000001" calcext:value-type="float">
            <text:p>469.4497</text:p>
          </table:table-cell>
          <table:table-cell table:formula="of:=[.G78]-[.F78]" office:value-type="float" office:value="0" calcext:value-type="float">
            <text:p>0</text:p>
          </table:table-cell>
          <table:table-cell table:formula="of:=[.I78]-[.H7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786392H00M00S" calcext:value-type="time">
            <text:p>###</text:p>
          </table:table-cell>
          <table:table-cell office:value-type="float" office:value="14875" calcext:value-type="float">
            <text:p>14875</text:p>
          </table:table-cell>
          <table:table-cell office:value-type="float" office:value="16189.875" calcext:value-type="float">
            <text:p>16189.875</text:p>
          </table:table-cell>
          <table:table-cell table:number-columns-repeated="4" office:value-type="float" office:value="16854" calcext:value-type="float">
            <text:p>16854</text:p>
          </table:table-cell>
          <table:table-cell table:number-columns-repeated="3" office:value-type="float" office:value="19832" calcext:value-type="float">
            <text:p>19832</text:p>
          </table:table-cell>
          <table:table-cell/>
          <table:table-cell table:formula="of:=[.E79]-[.F79]" office:value-type="float" office:value="0" calcext:value-type="float">
            <text:p>0</text:p>
          </table:table-cell>
          <table:table-cell table:formula="of:=[.C79]-[.B79]" office:value-type="float" office:value="1314.875" calcext:value-type="float">
            <text:p>1314.875</text:p>
          </table:table-cell>
          <table:table-cell table:formula="of:=[.E79]-[.D79]" office:value-type="float" office:value="0" calcext:value-type="float">
            <text:p>0</text:p>
          </table:table-cell>
          <table:table-cell table:formula="of:=[.G79]-[.F79]" office:value-type="float" office:value="0" calcext:value-type="float">
            <text:p>0</text:p>
          </table:table-cell>
          <table:table-cell table:formula="of:=[.I79]-[.H7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060400H00M00S" calcext:value-type="time">
            <text:p>###</text:p>
          </table:table-cell>
          <table:table-cell office:value-type="float" office:value="12544.4972" calcext:value-type="float">
            <text:p>12544.4972</text:p>
          </table:table-cell>
          <table:table-cell office:value-type="float" office:value="17471.2377" calcext:value-type="float">
            <text:p>17471.2377</text:p>
          </table:table-cell>
          <table:table-cell office:value-type="float" office:value="14996.5647" calcext:value-type="float">
            <text:p>14996.5647</text:p>
          </table:table-cell>
          <table:table-cell table:number-columns-repeated="3" office:value-type="float" office:value="18357.1769" calcext:value-type="float">
            <text:p>18357.1769</text:p>
          </table:table-cell>
          <table:table-cell table:number-columns-repeated="3" office:value-type="float" office:value="21056" calcext:value-type="float">
            <text:p>21056</text:p>
          </table:table-cell>
          <table:table-cell/>
          <table:table-cell table:formula="of:=[.E80]-[.F80]" office:value-type="float" office:value="0" calcext:value-type="float">
            <text:p>0</text:p>
          </table:table-cell>
          <table:table-cell table:formula="of:=[.C80]-[.B80]" office:value-type="float" office:value="4926.7405" calcext:value-type="float">
            <text:p>4926.7405</text:p>
          </table:table-cell>
          <table:table-cell table:formula="of:=[.E80]-[.D80]" office:value-type="float" office:value="3360.6122" calcext:value-type="float">
            <text:p>3360.6122</text:p>
          </table:table-cell>
          <table:table-cell table:formula="of:=[.G80]-[.F80]" office:value-type="float" office:value="0" calcext:value-type="float">
            <text:p>0</text:p>
          </table:table-cell>
          <table:table-cell table:formula="of:=[.I80]-[.H8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529464H00M00S" calcext:value-type="time">
            <text:p>529464:00:00</text:p>
          </table:table-cell>
          <table:table-cell office:value-type="float" office:value="22969.6387" calcext:value-type="float">
            <text:p>22969.6387</text:p>
          </table:table-cell>
          <table:table-cell office:value-type="float" office:value="24038.2588" calcext:value-type="float">
            <text:p>24038.2588</text:p>
          </table:table-cell>
          <table:table-cell table:number-columns-repeated="7" office:value-type="float" office:value="25606" calcext:value-type="float">
            <text:p>25606</text:p>
          </table:table-cell>
          <table:table-cell/>
          <table:table-cell table:formula="of:=[.E81]-[.F81]" office:value-type="float" office:value="0" calcext:value-type="float">
            <text:p>0</text:p>
          </table:table-cell>
          <table:table-cell table:formula="of:=[.C81]-[.B81]" office:value-type="float" office:value="1068.6201" calcext:value-type="float">
            <text:p>1068.6201</text:p>
          </table:table-cell>
          <table:table-cell table:formula="of:=[.E81]-[.D81]" office:value-type="float" office:value="0" calcext:value-type="float">
            <text:p>0</text:p>
          </table:table-cell>
          <table:table-cell table:formula="of:=[.G81]-[.F81]" office:value-type="float" office:value="0" calcext:value-type="float">
            <text:p>0</text:p>
          </table:table-cell>
          <table:table-cell table:formula="of:=[.I81]-[.H8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915192H00M00S" calcext:value-type="time">
            <text:p>915192:00:00</text:p>
          </table:table-cell>
          <table:table-cell office:value-type="float" office:value="18552.4654" calcext:value-type="float">
            <text:p>18552.4654</text:p>
          </table:table-cell>
          <table:table-cell office:value-type="float" office:value="23595.6147" calcext:value-type="float">
            <text:p>23595.6147</text:p>
          </table:table-cell>
          <table:table-cell office:value-type="float" office:value="23429.1396" calcext:value-type="float">
            <text:p>23429.1396</text:p>
          </table:table-cell>
          <table:table-cell table:number-columns-repeated="3" office:value-type="float" office:value="25189.4031" calcext:value-type="float">
            <text:p>25189.4031</text:p>
          </table:table-cell>
          <table:table-cell table:number-columns-repeated="3" office:value-type="float" office:value="29047" calcext:value-type="float">
            <text:p>29047</text:p>
          </table:table-cell>
          <table:table-cell/>
          <table:table-cell table:formula="of:=[.E82]-[.F82]" office:value-type="float" office:value="0" calcext:value-type="float">
            <text:p>0</text:p>
          </table:table-cell>
          <table:table-cell table:formula="of:=[.C82]-[.B82]" office:value-type="float" office:value="5043.1493" calcext:value-type="float">
            <text:p>5043.1493</text:p>
          </table:table-cell>
          <table:table-cell table:formula="of:=[.E82]-[.D82]" office:value-type="float" office:value="1760.2635" calcext:value-type="float">
            <text:p>1760.2635</text:p>
          </table:table-cell>
          <table:table-cell table:formula="of:=[.G82]-[.F82]" office:value-type="float" office:value="0" calcext:value-type="float">
            <text:p>0</text:p>
          </table:table-cell>
          <table:table-cell table:formula="of:=[.I82]-[.H8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109184H00M00S" calcext:value-type="time">
            <text:p>1109184:00:00</text:p>
          </table:table-cell>
          <table:table-cell table:number-columns-repeated="2" office:value-type="float" office:value="20445.75" calcext:value-type="float">
            <text:p>20445.75</text:p>
          </table:table-cell>
          <table:table-cell table:number-columns-repeated="4" office:value-type="float" office:value="20476.5" calcext:value-type="float">
            <text:p>20476.5</text:p>
          </table:table-cell>
          <table:table-cell table:number-columns-repeated="3" office:value-type="float" office:value="20544" calcext:value-type="float">
            <text:p>20544</text:p>
          </table:table-cell>
          <table:table-cell/>
          <table:table-cell table:formula="of:=[.E83]-[.F83]" office:value-type="float" office:value="0" calcext:value-type="float">
            <text:p>0</text:p>
          </table:table-cell>
          <table:table-cell table:formula="of:=[.C83]-[.B83]" office:value-type="float" office:value="0" calcext:value-type="float">
            <text:p>0</text:p>
          </table:table-cell>
          <table:table-cell table:formula="of:=[.E83]-[.D83]" office:value-type="float" office:value="0" calcext:value-type="float">
            <text:p>0</text:p>
          </table:table-cell>
          <table:table-cell table:formula="of:=[.G83]-[.F83]" office:value-type="float" office:value="0" calcext:value-type="float">
            <text:p>0</text:p>
          </table:table-cell>
          <table:table-cell table:formula="of:=[.I83]-[.H8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779552H00M00S" calcext:value-type="time">
            <text:p>###</text:p>
          </table:table-cell>
          <table:table-cell office:value-type="float" office:value="18744.0937" calcext:value-type="float">
            <text:p>18744.0937</text:p>
          </table:table-cell>
          <table:table-cell office:value-type="float" office:value="22177.069" calcext:value-type="float">
            <text:p>22177.069</text:p>
          </table:table-cell>
          <table:table-cell office:value-type="float" office:value="22658.3895" calcext:value-type="float">
            <text:p>22658.3895</text:p>
          </table:table-cell>
          <table:table-cell table:number-columns-repeated="3" office:value-type="float" office:value="24003.1875" calcext:value-type="float">
            <text:p>24003.1875</text:p>
          </table:table-cell>
          <table:table-cell table:number-columns-repeated="3" office:value-type="float" office:value="28302" calcext:value-type="float">
            <text:p>28302</text:p>
          </table:table-cell>
          <table:table-cell/>
          <table:table-cell table:formula="of:=[.E84]-[.F84]" office:value-type="float" office:value="0" calcext:value-type="float">
            <text:p>0</text:p>
          </table:table-cell>
          <table:table-cell table:formula="of:=[.C84]-[.B84]" office:value-type="float" office:value="3432.9753" calcext:value-type="float">
            <text:p>3432.9753</text:p>
          </table:table-cell>
          <table:table-cell table:formula="of:=[.E84]-[.D84]" office:value-type="float" office:value="1344.798" calcext:value-type="float">
            <text:p>1344.798</text:p>
          </table:table-cell>
          <table:table-cell table:formula="of:=[.G84]-[.F84]" office:value-type="float" office:value="0" calcext:value-type="float">
            <text:p>0</text:p>
          </table:table-cell>
          <table:table-cell table:formula="of:=[.I84]-[.H8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656192H00M00S" calcext:value-type="time">
            <text:p>###</text:p>
          </table:table-cell>
          <table:table-cell office:value-type="float" office:value="14791.9498" calcext:value-type="float">
            <text:p>14791.9498</text:p>
          </table:table-cell>
          <table:table-cell office:value-type="float" office:value="18128.012" calcext:value-type="float">
            <text:p>18128.012</text:p>
          </table:table-cell>
          <table:table-cell office:value-type="float" office:value="17886.9351" calcext:value-type="float">
            <text:p>17886.9351</text:p>
          </table:table-cell>
          <table:table-cell table:number-columns-repeated="2" office:value-type="float" office:value="19266.4397" calcext:value-type="float">
            <text:p>19266.4397</text:p>
          </table:table-cell>
          <table:table-cell office:value-type="float" office:value="19271.6735" calcext:value-type="float">
            <text:p>19271.6735</text:p>
          </table:table-cell>
          <table:table-cell table:number-columns-repeated="3" office:value-type="float" office:value="29257" calcext:value-type="float">
            <text:p>29257</text:p>
          </table:table-cell>
          <table:table-cell/>
          <table:table-cell table:formula="of:=[.E85]-[.F85]" office:value-type="float" office:value="0" calcext:value-type="float">
            <text:p>0</text:p>
          </table:table-cell>
          <table:table-cell table:formula="of:=[.C85]-[.B85]" office:value-type="float" office:value="3336.0622" calcext:value-type="float">
            <text:p>3336.0622</text:p>
          </table:table-cell>
          <table:table-cell table:formula="of:=[.E85]-[.D85]" office:value-type="float" office:value="1379.5046" calcext:value-type="float">
            <text:p>1379.5046</text:p>
          </table:table-cell>
          <table:table-cell table:formula="of:=[.G85]-[.F85]" office:value-type="float" office:value="5.23380000000179" calcext:value-type="float">
            <text:p>5.2338</text:p>
          </table:table-cell>
          <table:table-cell table:formula="of:=[.I85]-[.H8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982400H00M00S" calcext:value-type="time">
            <text:p>###</text:p>
          </table:table-cell>
          <table:table-cell office:value-type="float" office:value="18328.2774" calcext:value-type="float">
            <text:p>18328.2774</text:p>
          </table:table-cell>
          <table:table-cell office:value-type="float" office:value="19830.1518" calcext:value-type="float">
            <text:p>19830.1518</text:p>
          </table:table-cell>
          <table:table-cell office:value-type="float" office:value="20338.625" calcext:value-type="float">
            <text:p>20338.625</text:p>
          </table:table-cell>
          <table:table-cell office:value-type="float" office:value="21513.7813" calcext:value-type="float">
            <text:p>21513.7813</text:p>
          </table:table-cell>
          <table:table-cell office:value-type="float" office:value="21513.7812" calcext:value-type="float">
            <text:p>21513.7812</text:p>
          </table:table-cell>
          <table:table-cell office:value-type="float" office:value="21513.7813" calcext:value-type="float">
            <text:p>21513.7813</text:p>
          </table:table-cell>
          <table:table-cell table:number-columns-repeated="3" office:value-type="float" office:value="24770" calcext:value-type="float">
            <text:p>24770</text:p>
          </table:table-cell>
          <table:table-cell/>
          <table:table-cell table:formula="of:=[.E86]-[.F86]" office:value-type="float" office:value="0.0000999999974737875" calcext:value-type="float">
            <text:p>0.0001</text:p>
          </table:table-cell>
          <table:table-cell table:formula="of:=[.C86]-[.B86]" office:value-type="float" office:value="1501.8744" calcext:value-type="float">
            <text:p>1501.8744</text:p>
          </table:table-cell>
          <table:table-cell table:formula="of:=[.E86]-[.D86]" office:value-type="float" office:value="1175.1563" calcext:value-type="float">
            <text:p>1175.1563</text:p>
          </table:table-cell>
          <table:table-cell table:formula="of:=[.G86]-[.F86]" office:value-type="float" office:value="0.0000999999974737875" calcext:value-type="float">
            <text:p>0.0001</text:p>
          </table:table-cell>
          <table:table-cell table:formula="of:=[.I86]-[.H8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164944H00M00S" calcext:value-type="time">
            <text:p>###</text:p>
          </table:table-cell>
          <table:table-cell office:value-type="float" office:value="19281.2157" calcext:value-type="float">
            <text:p>19281.2157</text:p>
          </table:table-cell>
          <table:table-cell office:value-type="float" office:value="20492.25" calcext:value-type="float">
            <text:p>20492.25</text:p>
          </table:table-cell>
          <table:table-cell table:number-columns-repeated="4" office:value-type="float" office:value="21108.5" calcext:value-type="float">
            <text:p>21108.5</text:p>
          </table:table-cell>
          <table:table-cell table:number-columns-repeated="3" office:value-type="float" office:value="22521" calcext:value-type="float">
            <text:p>22521</text:p>
          </table:table-cell>
          <table:table-cell/>
          <table:table-cell table:formula="of:=[.E87]-[.F87]" office:value-type="float" office:value="0" calcext:value-type="float">
            <text:p>0</text:p>
          </table:table-cell>
          <table:table-cell table:formula="of:=[.C87]-[.B87]" office:value-type="float" office:value="1211.0343" calcext:value-type="float">
            <text:p>1211.0343</text:p>
          </table:table-cell>
          <table:table-cell table:formula="of:=[.E87]-[.D87]" office:value-type="float" office:value="0" calcext:value-type="float">
            <text:p>0</text:p>
          </table:table-cell>
          <table:table-cell table:formula="of:=[.G87]-[.F87]" office:value-type="float" office:value="0" calcext:value-type="float">
            <text:p>0</text:p>
          </table:table-cell>
          <table:table-cell table:formula="of:=[.I87]-[.H8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551048H00M00S" calcext:value-type="time">
            <text:p>###</text:p>
          </table:table-cell>
          <table:table-cell office:value-type="float" office:value="29649.9909" calcext:value-type="float">
            <text:p>29649.9909</text:p>
          </table:table-cell>
          <table:table-cell office:value-type="float" office:value="32107.8617" calcext:value-type="float">
            <text:p>32107.8617</text:p>
          </table:table-cell>
          <table:table-cell office:value-type="float" office:value="33262.1348" calcext:value-type="float">
            <text:p>33262.1348</text:p>
          </table:table-cell>
          <table:table-cell table:number-columns-repeated="2" office:value-type="float" office:value="33926.4005" calcext:value-type="float">
            <text:p>33926.4005</text:p>
          </table:table-cell>
          <table:table-cell office:value-type="float" office:value="33926.81" calcext:value-type="float">
            <text:p>33926.81</text:p>
          </table:table-cell>
          <table:table-cell table:number-columns-repeated="3" office:value-type="float" office:value="37778" calcext:value-type="float">
            <text:p>37778</text:p>
          </table:table-cell>
          <table:table-cell/>
          <table:table-cell table:formula="of:=[.E88]-[.F88]" office:value-type="float" office:value="0" calcext:value-type="float">
            <text:p>0</text:p>
          </table:table-cell>
          <table:table-cell table:formula="of:=[.C88]-[.B88]" office:value-type="float" office:value="2457.8708" calcext:value-type="float">
            <text:p>2457.8708</text:p>
          </table:table-cell>
          <table:table-cell table:formula="of:=[.E88]-[.D88]" office:value-type="float" office:value="664.265700000004" calcext:value-type="float">
            <text:p>664.2657</text:p>
          </table:table-cell>
          <table:table-cell table:formula="of:=[.G88]-[.F88]" office:value-type="float" office:value="0.409499999994296" calcext:value-type="float">
            <text:p>0.4095</text:p>
          </table:table-cell>
          <table:table-cell table:formula="of:=[.I88]-[.H8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230224H00M00S" calcext:value-type="time">
            <text:p>###</text:p>
          </table:table-cell>
          <table:table-cell office:value-type="float" office:value="10978.125" calcext:value-type="float">
            <text:p>10978.125</text:p>
          </table:table-cell>
          <table:table-cell office:value-type="float" office:value="17659.2778" calcext:value-type="float">
            <text:p>17659.2778</text:p>
          </table:table-cell>
          <table:table-cell office:value-type="float" office:value="13175.5" calcext:value-type="float">
            <text:p>13175.5</text:p>
          </table:table-cell>
          <table:table-cell table:number-columns-repeated="3" office:value-type="float" office:value="18974.1615" calcext:value-type="float">
            <text:p>18974.1615</text:p>
          </table:table-cell>
          <table:table-cell table:number-columns-repeated="3" office:value-type="float" office:value="29057" calcext:value-type="float">
            <text:p>29057</text:p>
          </table:table-cell>
          <table:table-cell/>
          <table:table-cell table:formula="of:=[.E89]-[.F89]" office:value-type="float" office:value="0" calcext:value-type="float">
            <text:p>0</text:p>
          </table:table-cell>
          <table:table-cell table:formula="of:=[.C89]-[.B89]" office:value-type="float" office:value="6681.1528" calcext:value-type="float">
            <text:p>6681.1528</text:p>
          </table:table-cell>
          <table:table-cell table:formula="of:=[.E89]-[.D89]" office:value-type="float" office:value="5798.6615" calcext:value-type="float">
            <text:p>5798.6615</text:p>
          </table:table-cell>
          <table:table-cell table:formula="of:=[.G89]-[.F89]" office:value-type="float" office:value="0" calcext:value-type="float">
            <text:p>0</text:p>
          </table:table-cell>
          <table:table-cell table:formula="of:=[.I89]-[.H8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989136H00M00S" calcext:value-type="time">
            <text:p>989136:00:00</text:p>
          </table:table-cell>
          <table:table-cell office:value-type="float" office:value="19707.7526" calcext:value-type="float">
            <text:p>19707.7526</text:p>
          </table:table-cell>
          <table:table-cell office:value-type="float" office:value="21364.3788" calcext:value-type="float">
            <text:p>21364.3788</text:p>
          </table:table-cell>
          <table:table-cell office:value-type="float" office:value="22554.1706" calcext:value-type="float">
            <text:p>22554.1706</text:p>
          </table:table-cell>
          <table:table-cell table:number-columns-repeated="3" office:value-type="float" office:value="23345.1167" calcext:value-type="float">
            <text:p>23345.1167</text:p>
          </table:table-cell>
          <table:table-cell table:number-columns-repeated="3" office:value-type="float" office:value="29181" calcext:value-type="float">
            <text:p>29181</text:p>
          </table:table-cell>
          <table:table-cell/>
          <table:table-cell table:formula="of:=[.E90]-[.F90]" office:value-type="float" office:value="0" calcext:value-type="float">
            <text:p>0</text:p>
          </table:table-cell>
          <table:table-cell table:formula="of:=[.C90]-[.B90]" office:value-type="float" office:value="1656.6262" calcext:value-type="float">
            <text:p>1656.6262</text:p>
          </table:table-cell>
          <table:table-cell table:formula="of:=[.E90]-[.D90]" office:value-type="float" office:value="790.946099999997" calcext:value-type="float">
            <text:p>790.9461</text:p>
          </table:table-cell>
          <table:table-cell table:formula="of:=[.G90]-[.F90]" office:value-type="float" office:value="0" calcext:value-type="float">
            <text:p>0</text:p>
          </table:table-cell>
          <table:table-cell table:formula="of:=[.I90]-[.H9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755384H00M00S" calcext:value-type="time">
            <text:p>###</text:p>
          </table:table-cell>
          <table:table-cell office:value-type="float" office:value="19230.5833" calcext:value-type="float">
            <text:p>19230.5833</text:p>
          </table:table-cell>
          <table:table-cell office:value-type="float" office:value="20107.8333" calcext:value-type="float">
            <text:p>20107.8333</text:p>
          </table:table-cell>
          <table:table-cell office:value-type="float" office:value="21089.2564" calcext:value-type="float">
            <text:p>21089.2564</text:p>
          </table:table-cell>
          <table:table-cell table:number-columns-repeated="3" office:value-type="float" office:value="21657.5455" calcext:value-type="float">
            <text:p>21657.5455</text:p>
          </table:table-cell>
          <table:table-cell table:number-columns-repeated="3" office:value-type="float" office:value="21885" calcext:value-type="float">
            <text:p>21885</text:p>
          </table:table-cell>
          <table:table-cell/>
          <table:table-cell table:formula="of:=[.E91]-[.F91]" office:value-type="float" office:value="0" calcext:value-type="float">
            <text:p>0</text:p>
          </table:table-cell>
          <table:table-cell table:formula="of:=[.C91]-[.B91]" office:value-type="float" office:value="877.25" calcext:value-type="float">
            <text:p>877.25</text:p>
          </table:table-cell>
          <table:table-cell table:formula="of:=[.E91]-[.D91]" office:value-type="float" office:value="568.289100000002" calcext:value-type="float">
            <text:p>568.2891</text:p>
          </table:table-cell>
          <table:table-cell table:formula="of:=[.G91]-[.F91]" office:value-type="float" office:value="0" calcext:value-type="float">
            <text:p>0</text:p>
          </table:table-cell>
          <table:table-cell table:formula="of:=[.I91]-[.H9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93384H00M00S" calcext:value-type="time">
            <text:p>693384:00:00</text:p>
          </table:table-cell>
          <table:table-cell office:value-type="float" office:value="14064.6991" calcext:value-type="float">
            <text:p>14064.6991</text:p>
          </table:table-cell>
          <table:table-cell office:value-type="float" office:value="17732.5625" calcext:value-type="float">
            <text:p>17732.5625</text:p>
          </table:table-cell>
          <table:table-cell office:value-type="float" office:value="16447.7933" calcext:value-type="float">
            <text:p>16447.7933</text:p>
          </table:table-cell>
          <table:table-cell table:number-columns-repeated="3" office:value-type="float" office:value="18406" calcext:value-type="float">
            <text:p>18406</text:p>
          </table:table-cell>
          <table:table-cell table:number-columns-repeated="3" office:value-type="float" office:value="19154" calcext:value-type="float">
            <text:p>19154</text:p>
          </table:table-cell>
          <table:table-cell/>
          <table:table-cell table:formula="of:=[.E92]-[.F92]" office:value-type="float" office:value="0" calcext:value-type="float">
            <text:p>0</text:p>
          </table:table-cell>
          <table:table-cell table:formula="of:=[.C92]-[.B92]" office:value-type="float" office:value="3667.8634" calcext:value-type="float">
            <text:p>3667.8634</text:p>
          </table:table-cell>
          <table:table-cell table:formula="of:=[.E92]-[.D92]" office:value-type="float" office:value="1958.2067" calcext:value-type="float">
            <text:p>1958.2067</text:p>
          </table:table-cell>
          <table:table-cell table:formula="of:=[.G92]-[.F92]" office:value-type="float" office:value="0" calcext:value-type="float">
            <text:p>0</text:p>
          </table:table-cell>
          <table:table-cell table:formula="of:=[.I92]-[.H9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579600H00M00S" calcext:value-type="time">
            <text:p>579600:00:00</text:p>
          </table:table-cell>
          <table:table-cell office:value-type="float" office:value="16966.8333" calcext:value-type="float">
            <text:p>16966.8333</text:p>
          </table:table-cell>
          <table:table-cell office:value-type="float" office:value="17480.25" calcext:value-type="float">
            <text:p>17480.25</text:p>
          </table:table-cell>
          <table:table-cell table:number-columns-repeated="4" office:value-type="float" office:value="17641.25" calcext:value-type="float">
            <text:p>17641.25</text:p>
          </table:table-cell>
          <table:table-cell table:number-columns-repeated="3" office:value-type="float" office:value="17988" calcext:value-type="float">
            <text:p>17988</text:p>
          </table:table-cell>
          <table:table-cell/>
          <table:table-cell table:formula="of:=[.E93]-[.F93]" office:value-type="float" office:value="0" calcext:value-type="float">
            <text:p>0</text:p>
          </table:table-cell>
          <table:table-cell table:formula="of:=[.C93]-[.B93]" office:value-type="float" office:value="513.416700000002" calcext:value-type="float">
            <text:p>513.4167</text:p>
          </table:table-cell>
          <table:table-cell table:formula="of:=[.E93]-[.D93]" office:value-type="float" office:value="0" calcext:value-type="float">
            <text:p>0</text:p>
          </table:table-cell>
          <table:table-cell table:formula="of:=[.G93]-[.F93]" office:value-type="float" office:value="0" calcext:value-type="float">
            <text:p>0</text:p>
          </table:table-cell>
          <table:table-cell table:formula="of:=[.I93]-[.H9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287528H00M00S" calcext:value-type="time">
            <text:p>###</text:p>
          </table:table-cell>
          <table:table-cell office:value-type="float" office:value="18331.9444" calcext:value-type="float">
            <text:p>18331.9444</text:p>
          </table:table-cell>
          <table:table-cell office:value-type="float" office:value="19268.2977" calcext:value-type="float">
            <text:p>19268.2977</text:p>
          </table:table-cell>
          <table:table-cell office:value-type="float" office:value="19850.2857" calcext:value-type="float">
            <text:p>19850.2857</text:p>
          </table:table-cell>
          <table:table-cell table:number-columns-repeated="3" office:value-type="float" office:value="20405.7797" calcext:value-type="float">
            <text:p>20405.7797</text:p>
          </table:table-cell>
          <table:table-cell table:number-columns-repeated="3" office:value-type="float" office:value="20813" calcext:value-type="float">
            <text:p>20813</text:p>
          </table:table-cell>
          <table:table-cell/>
          <table:table-cell table:formula="of:=[.E94]-[.F94]" office:value-type="float" office:value="0" calcext:value-type="float">
            <text:p>0</text:p>
          </table:table-cell>
          <table:table-cell table:formula="of:=[.C94]-[.B94]" office:value-type="float" office:value="936.353299999999" calcext:value-type="float">
            <text:p>936.3533</text:p>
          </table:table-cell>
          <table:table-cell table:formula="of:=[.E94]-[.D94]" office:value-type="float" office:value="555.493999999999" calcext:value-type="float">
            <text:p>555.494</text:p>
          </table:table-cell>
          <table:table-cell table:formula="of:=[.G94]-[.F94]" office:value-type="float" office:value="0" calcext:value-type="float">
            <text:p>0</text:p>
          </table:table-cell>
          <table:table-cell table:formula="of:=[.I94]-[.H9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82904H00M00S" calcext:value-type="time">
            <text:p>182904:00:00</text:p>
          </table:table-cell>
          <table:table-cell office:value-type="float" office:value="18659.58" calcext:value-type="float">
            <text:p>18659.58</text:p>
          </table:table-cell>
          <table:table-cell office:value-type="float" office:value="19572.1565" calcext:value-type="float">
            <text:p>19572.1565</text:p>
          </table:table-cell>
          <table:table-cell office:value-type="float" office:value="20269.5925" calcext:value-type="float">
            <text:p>20269.5925</text:p>
          </table:table-cell>
          <table:table-cell table:number-columns-repeated="2" office:value-type="float" office:value="20838.8776" calcext:value-type="float">
            <text:p>20838.8776</text:p>
          </table:table-cell>
          <table:table-cell office:value-type="float" office:value="20840.0046" calcext:value-type="float">
            <text:p>20840.0046</text:p>
          </table:table-cell>
          <table:table-cell table:number-columns-repeated="3" office:value-type="float" office:value="22447" calcext:value-type="float">
            <text:p>22447</text:p>
          </table:table-cell>
          <table:table-cell/>
          <table:table-cell table:formula="of:=[.E95]-[.F95]" office:value-type="float" office:value="0" calcext:value-type="float">
            <text:p>0</text:p>
          </table:table-cell>
          <table:table-cell table:formula="of:=[.C95]-[.B95]" office:value-type="float" office:value="912.576499999999" calcext:value-type="float">
            <text:p>912.5765</text:p>
          </table:table-cell>
          <table:table-cell table:formula="of:=[.E95]-[.D95]" office:value-type="float" office:value="569.285100000001" calcext:value-type="float">
            <text:p>569.2851</text:p>
          </table:table-cell>
          <table:table-cell table:formula="of:=[.G95]-[.F95]" office:value-type="float" office:value="1.12700000000041" calcext:value-type="float">
            <text:p>1.127</text:p>
          </table:table-cell>
          <table:table-cell table:formula="of:=[.I95]-[.H9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065216H00M00S" calcext:value-type="time">
            <text:p>1065216:00:00</text:p>
          </table:table-cell>
          <table:table-cell office:value-type="float" office:value="20483.0698" calcext:value-type="float">
            <text:p>20483.0698</text:p>
          </table:table-cell>
          <table:table-cell office:value-type="float" office:value="21486.3443" calcext:value-type="float">
            <text:p>21486.3443</text:p>
          </table:table-cell>
          <table:table-cell table:number-columns-repeated="4" office:value-type="float" office:value="23157.3333" calcext:value-type="float">
            <text:p>23157.3333</text:p>
          </table:table-cell>
          <table:table-cell table:number-columns-repeated="3" office:value-type="float" office:value="26629" calcext:value-type="float">
            <text:p>26629</text:p>
          </table:table-cell>
          <table:table-cell/>
          <table:table-cell table:formula="of:=[.E96]-[.F96]" office:value-type="float" office:value="0" calcext:value-type="float">
            <text:p>0</text:p>
          </table:table-cell>
          <table:table-cell table:formula="of:=[.C96]-[.B96]" office:value-type="float" office:value="1003.2745" calcext:value-type="float">
            <text:p>1003.2745</text:p>
          </table:table-cell>
          <table:table-cell table:formula="of:=[.E96]-[.D96]" office:value-type="float" office:value="0" calcext:value-type="float">
            <text:p>0</text:p>
          </table:table-cell>
          <table:table-cell table:formula="of:=[.G96]-[.F96]" office:value-type="float" office:value="0" calcext:value-type="float">
            <text:p>0</text:p>
          </table:table-cell>
          <table:table-cell table:formula="of:=[.I96]-[.H9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327856H00M00S" calcext:value-type="time">
            <text:p>###</text:p>
          </table:table-cell>
          <table:table-cell office:value-type="float" office:value="22776.8067" calcext:value-type="float">
            <text:p>22776.8067</text:p>
          </table:table-cell>
          <table:table-cell office:value-type="float" office:value="23475.2941" calcext:value-type="float">
            <text:p>23475.2941</text:p>
          </table:table-cell>
          <table:table-cell office:value-type="float" office:value="24427.9326" calcext:value-type="float">
            <text:p>24427.9326</text:p>
          </table:table-cell>
          <table:table-cell table:number-columns-repeated="3" office:value-type="float" office:value="24849.8333" calcext:value-type="float">
            <text:p>24849.8333</text:p>
          </table:table-cell>
          <table:table-cell table:number-columns-repeated="3" office:value-type="float" office:value="29306" calcext:value-type="float">
            <text:p>29306</text:p>
          </table:table-cell>
          <table:table-cell/>
          <table:table-cell table:formula="of:=[.E97]-[.F97]" office:value-type="float" office:value="0" calcext:value-type="float">
            <text:p>0</text:p>
          </table:table-cell>
          <table:table-cell table:formula="of:=[.C97]-[.B97]" office:value-type="float" office:value="698.487399999998" calcext:value-type="float">
            <text:p>698.4874</text:p>
          </table:table-cell>
          <table:table-cell table:formula="of:=[.E97]-[.D97]" office:value-type="float" office:value="421.900699999998" calcext:value-type="float">
            <text:p>421.9007</text:p>
          </table:table-cell>
          <table:table-cell table:formula="of:=[.G97]-[.F97]" office:value-type="float" office:value="0" calcext:value-type="float">
            <text:p>0</text:p>
          </table:table-cell>
          <table:table-cell table:formula="of:=[.I97]-[.H9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312376H00M00S" calcext:value-type="time">
            <text:p>###</text:p>
          </table:table-cell>
          <table:table-cell office:value-type="float" office:value="18456.7" calcext:value-type="float">
            <text:p>18456.7</text:p>
          </table:table-cell>
          <table:table-cell office:value-type="float" office:value="21785.4028" calcext:value-type="float">
            <text:p>21785.4028</text:p>
          </table:table-cell>
          <table:table-cell office:value-type="float" office:value="22425.8042" calcext:value-type="float">
            <text:p>22425.8042</text:p>
          </table:table-cell>
          <table:table-cell table:number-columns-repeated="3" office:value-type="float" office:value="23688.9892" calcext:value-type="float">
            <text:p>23688.9892</text:p>
          </table:table-cell>
          <table:table-cell table:number-columns-repeated="3" office:value-type="float" office:value="24660" calcext:value-type="float">
            <text:p>24660</text:p>
          </table:table-cell>
          <table:table-cell/>
          <table:table-cell table:formula="of:=[.E98]-[.F98]" office:value-type="float" office:value="0" calcext:value-type="float">
            <text:p>0</text:p>
          </table:table-cell>
          <table:table-cell table:formula="of:=[.C98]-[.B98]" office:value-type="float" office:value="3328.7028" calcext:value-type="float">
            <text:p>3328.7028</text:p>
          </table:table-cell>
          <table:table-cell table:formula="of:=[.E98]-[.D98]" office:value-type="float" office:value="1263.185" calcext:value-type="float">
            <text:p>1263.185</text:p>
          </table:table-cell>
          <table:table-cell table:formula="of:=[.G98]-[.F98]" office:value-type="float" office:value="0" calcext:value-type="float">
            <text:p>0</text:p>
          </table:table-cell>
          <table:table-cell table:formula="of:=[.I98]-[.H9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970176H00M00S" calcext:value-type="time">
            <text:p>970176:00:00</text:p>
          </table:table-cell>
          <table:table-cell office:value-type="float" office:value="25417.8333" calcext:value-type="float">
            <text:p>25417.8333</text:p>
          </table:table-cell>
          <table:table-cell office:value-type="float" office:value="27049.1357" calcext:value-type="float">
            <text:p>27049.1357</text:p>
          </table:table-cell>
          <table:table-cell office:value-type="float" office:value="28125.3519" calcext:value-type="float">
            <text:p>28125.3519</text:p>
          </table:table-cell>
          <table:table-cell table:number-columns-repeated="3" office:value-type="float" office:value="29409.9355" calcext:value-type="float">
            <text:p>29409.9355</text:p>
          </table:table-cell>
          <table:table-cell table:number-columns-repeated="3" office:value-type="float" office:value="31408" calcext:value-type="float">
            <text:p>31408</text:p>
          </table:table-cell>
          <table:table-cell/>
          <table:table-cell table:formula="of:=[.E99]-[.F99]" office:value-type="float" office:value="0" calcext:value-type="float">
            <text:p>0</text:p>
          </table:table-cell>
          <table:table-cell table:formula="of:=[.C99]-[.B99]" office:value-type="float" office:value="1631.3024" calcext:value-type="float">
            <text:p>1631.3024</text:p>
          </table:table-cell>
          <table:table-cell table:formula="of:=[.E99]-[.D99]" office:value-type="float" office:value="1284.5836" calcext:value-type="float">
            <text:p>1284.5836</text:p>
          </table:table-cell>
          <table:table-cell table:formula="of:=[.G99]-[.F99]" office:value-type="float" office:value="0" calcext:value-type="float">
            <text:p>0</text:p>
          </table:table-cell>
          <table:table-cell table:formula="of:=[.I99]-[.H9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80368H00M00S" calcext:value-type="time">
            <text:p>280368:00:00</text:p>
          </table:table-cell>
          <table:table-cell office:value-type="float" office:value="24916.7667" calcext:value-type="float">
            <text:p>24916.7667</text:p>
          </table:table-cell>
          <table:table-cell office:value-type="float" office:value="26868.973" calcext:value-type="float">
            <text:p>26868.973</text:p>
          </table:table-cell>
          <table:table-cell office:value-type="float" office:value="28375.7167" calcext:value-type="float">
            <text:p>28375.7167</text:p>
          </table:table-cell>
          <table:table-cell table:number-columns-repeated="3" office:value-type="float" office:value="28730.7083" calcext:value-type="float">
            <text:p>28730.7083</text:p>
          </table:table-cell>
          <table:table-cell table:number-columns-repeated="3" office:value-type="float" office:value="31772" calcext:value-type="float">
            <text:p>31772</text:p>
          </table:table-cell>
          <table:table-cell/>
          <table:table-cell table:formula="of:=[.E100]-[.F100]" office:value-type="float" office:value="0" calcext:value-type="float">
            <text:p>0</text:p>
          </table:table-cell>
          <table:table-cell table:formula="of:=[.C100]-[.B100]" office:value-type="float" office:value="1952.2063" calcext:value-type="float">
            <text:p>1952.2063</text:p>
          </table:table-cell>
          <table:table-cell table:formula="of:=[.E100]-[.D100]" office:value-type="float" office:value="354.991599999998" calcext:value-type="float">
            <text:p>354.9916</text:p>
          </table:table-cell>
          <table:table-cell table:formula="of:=[.G100]-[.F100]" office:value-type="float" office:value="0" calcext:value-type="float">
            <text:p>0</text:p>
          </table:table-cell>
          <table:table-cell table:formula="of:=[.I100]-[.H10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411392H00M00S" calcext:value-type="time">
            <text:p>###</text:p>
          </table:table-cell>
          <table:table-cell office:value-type="float" office:value="25260.5833" calcext:value-type="float">
            <text:p>25260.5833</text:p>
          </table:table-cell>
          <table:table-cell office:value-type="float" office:value="26812.3542" calcext:value-type="float">
            <text:p>26812.3542</text:p>
          </table:table-cell>
          <table:table-cell office:value-type="float" office:value="27398.3" calcext:value-type="float">
            <text:p>27398.3</text:p>
          </table:table-cell>
          <table:table-cell table:number-columns-repeated="2" office:value-type="float" office:value="27952.75" calcext:value-type="float">
            <text:p>27952.75</text:p>
          </table:table-cell>
          <table:table-cell office:value-type="float" office:value="27954.4167" calcext:value-type="float">
            <text:p>27954.4167</text:p>
          </table:table-cell>
          <table:table-cell table:number-columns-repeated="3" office:value-type="float" office:value="31912" calcext:value-type="float">
            <text:p>31912</text:p>
          </table:table-cell>
          <table:table-cell/>
          <table:table-cell table:formula="of:=[.E101]-[.F101]" office:value-type="float" office:value="0" calcext:value-type="float">
            <text:p>0</text:p>
          </table:table-cell>
          <table:table-cell table:formula="of:=[.C101]-[.B101]" office:value-type="float" office:value="1551.7709" calcext:value-type="float">
            <text:p>1551.7709</text:p>
          </table:table-cell>
          <table:table-cell table:formula="of:=[.E101]-[.D101]" office:value-type="float" office:value="554.450000000001" calcext:value-type="float">
            <text:p>554.45</text:p>
          </table:table-cell>
          <table:table-cell table:formula="of:=[.G101]-[.F101]" office:value-type="float" office:value="1.66670000000158" calcext:value-type="float">
            <text:p>1.6667</text:p>
          </table:table-cell>
          <table:table-cell table:formula="of:=[.I101]-[.H10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928640H00M00S" calcext:value-type="time">
            <text:p>###</text:p>
          </table:table-cell>
          <table:table-cell office:value-type="float" office:value="15434.8246" calcext:value-type="float">
            <text:p>15434.8246</text:p>
          </table:table-cell>
          <table:table-cell office:value-type="float" office:value="16830.1333" calcext:value-type="float">
            <text:p>16830.1333</text:p>
          </table:table-cell>
          <table:table-cell table:number-columns-repeated="4" office:value-type="float" office:value="17851" calcext:value-type="float">
            <text:p>17851</text:p>
          </table:table-cell>
          <table:table-cell table:number-columns-repeated="3" office:value-type="float" office:value="23254" calcext:value-type="float">
            <text:p>23254</text:p>
          </table:table-cell>
          <table:table-cell/>
          <table:table-cell table:formula="of:=[.E102]-[.F102]" office:value-type="float" office:value="0" calcext:value-type="float">
            <text:p>0</text:p>
          </table:table-cell>
          <table:table-cell table:formula="of:=[.C102]-[.B102]" office:value-type="float" office:value="1395.3087" calcext:value-type="float">
            <text:p>1395.3087</text:p>
          </table:table-cell>
          <table:table-cell table:formula="of:=[.E102]-[.D102]" office:value-type="float" office:value="0" calcext:value-type="float">
            <text:p>0</text:p>
          </table:table-cell>
          <table:table-cell table:formula="of:=[.G102]-[.F102]" office:value-type="float" office:value="0" calcext:value-type="float">
            <text:p>0</text:p>
          </table:table-cell>
          <table:table-cell table:formula="of:=[.I102]-[.H10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850704H00M00S" calcext:value-type="time">
            <text:p>850704:00:00</text:p>
          </table:table-cell>
          <table:table-cell office:value-type="float" office:value="21734.305" calcext:value-type="float">
            <text:p>21734.305</text:p>
          </table:table-cell>
          <table:table-cell office:value-type="float" office:value="24102.0724" calcext:value-type="float">
            <text:p>24102.0724</text:p>
          </table:table-cell>
          <table:table-cell office:value-type="float" office:value="25000.6879" calcext:value-type="float">
            <text:p>25000.6879</text:p>
          </table:table-cell>
          <table:table-cell table:number-columns-repeated="2" office:value-type="float" office:value="27111.7214" calcext:value-type="float">
            <text:p>27111.7214</text:p>
          </table:table-cell>
          <table:table-cell office:value-type="float" office:value="27112.047" calcext:value-type="float">
            <text:p>27112.047</text:p>
          </table:table-cell>
          <table:table-cell table:number-columns-repeated="3" office:value-type="float" office:value="31903" calcext:value-type="float">
            <text:p>31903</text:p>
          </table:table-cell>
          <table:table-cell/>
          <table:table-cell table:formula="of:=[.E103]-[.F103]" office:value-type="float" office:value="0" calcext:value-type="float">
            <text:p>0</text:p>
          </table:table-cell>
          <table:table-cell table:formula="of:=[.C103]-[.B103]" office:value-type="float" office:value="2367.7674" calcext:value-type="float">
            <text:p>2367.7674</text:p>
          </table:table-cell>
          <table:table-cell table:formula="of:=[.E103]-[.D103]" office:value-type="float" office:value="2111.0335" calcext:value-type="float">
            <text:p>2111.0335</text:p>
          </table:table-cell>
          <table:table-cell table:formula="of:=[.G103]-[.F103]" office:value-type="float" office:value="0.325600000000122" calcext:value-type="float">
            <text:p>0.3256</text:p>
          </table:table-cell>
          <table:table-cell table:formula="of:=[.I103]-[.H10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84368H00M00S" calcext:value-type="time">
            <text:p>184368:00:00</text:p>
          </table:table-cell>
          <table:table-cell office:value-type="float" office:value="13847.0034" calcext:value-type="float">
            <text:p>13847.0034</text:p>
          </table:table-cell>
          <table:table-cell office:value-type="float" office:value="16611.5801" calcext:value-type="float">
            <text:p>16611.5801</text:p>
          </table:table-cell>
          <table:table-cell office:value-type="float" office:value="16468.2806" calcext:value-type="float">
            <text:p>16468.2806</text:p>
          </table:table-cell>
          <table:table-cell table:number-columns-repeated="2" office:value-type="float" office:value="18036.8739" calcext:value-type="float">
            <text:p>18036.8739</text:p>
          </table:table-cell>
          <table:table-cell office:value-type="float" office:value="18038.5625" calcext:value-type="float">
            <text:p>18038.5625</text:p>
          </table:table-cell>
          <table:table-cell table:number-columns-repeated="3" office:value-type="float" office:value="22933" calcext:value-type="float">
            <text:p>22933</text:p>
          </table:table-cell>
          <table:table-cell/>
          <table:table-cell table:formula="of:=[.E104]-[.F104]" office:value-type="float" office:value="0" calcext:value-type="float">
            <text:p>0</text:p>
          </table:table-cell>
          <table:table-cell table:formula="of:=[.C104]-[.B104]" office:value-type="float" office:value="2764.5767" calcext:value-type="float">
            <text:p>2764.5767</text:p>
          </table:table-cell>
          <table:table-cell table:formula="of:=[.E104]-[.D104]" office:value-type="float" office:value="1568.5933" calcext:value-type="float">
            <text:p>1568.5933</text:p>
          </table:table-cell>
          <table:table-cell table:formula="of:=[.G104]-[.F104]" office:value-type="float" office:value="1.68860000000132" calcext:value-type="float">
            <text:p>1.6886</text:p>
          </table:table-cell>
          <table:table-cell table:formula="of:=[.I104]-[.H10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997944H00M00S" calcext:value-type="time">
            <text:p>997944:00:00</text:p>
          </table:table-cell>
          <table:table-cell office:value-type="float" office:value="18667.7274" calcext:value-type="float">
            <text:p>18667.7274</text:p>
          </table:table-cell>
          <table:table-cell office:value-type="float" office:value="21776.8902" calcext:value-type="float">
            <text:p>21776.8902</text:p>
          </table:table-cell>
          <table:table-cell office:value-type="float" office:value="24177.0181" calcext:value-type="float">
            <text:p>24177.0181</text:p>
          </table:table-cell>
          <table:table-cell table:number-columns-repeated="3" office:value-type="float" office:value="24354.7857" calcext:value-type="float">
            <text:p>24354.7857</text:p>
          </table:table-cell>
          <table:table-cell table:number-columns-repeated="3" office:value-type="float" office:value="31938" calcext:value-type="float">
            <text:p>31938</text:p>
          </table:table-cell>
          <table:table-cell/>
          <table:table-cell table:formula="of:=[.E105]-[.F105]" office:value-type="float" office:value="0" calcext:value-type="float">
            <text:p>0</text:p>
          </table:table-cell>
          <table:table-cell table:formula="of:=[.C105]-[.B105]" office:value-type="float" office:value="3109.1628" calcext:value-type="float">
            <text:p>3109.1628</text:p>
          </table:table-cell>
          <table:table-cell table:formula="of:=[.E105]-[.D105]" office:value-type="float" office:value="177.767599999999" calcext:value-type="float">
            <text:p>177.7676</text:p>
          </table:table-cell>
          <table:table-cell table:formula="of:=[.G105]-[.F105]" office:value-type="float" office:value="0" calcext:value-type="float">
            <text:p>0</text:p>
          </table:table-cell>
          <table:table-cell table:formula="of:=[.I105]-[.H10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68448H00M00S" calcext:value-type="time">
            <text:p>668448:00:00</text:p>
          </table:table-cell>
          <table:table-cell office:value-type="float" office:value="9532.75" calcext:value-type="float">
            <text:p>9532.75</text:p>
          </table:table-cell>
          <table:table-cell office:value-type="float" office:value="9559.4167" calcext:value-type="float">
            <text:p>9559.4167</text:p>
          </table:table-cell>
          <table:table-cell table:number-columns-repeated="4" office:value-type="float" office:value="10089.5833" calcext:value-type="float">
            <text:p>10089.5833</text:p>
          </table:table-cell>
          <table:table-cell table:number-columns-repeated="3" office:value-type="float" office:value="11011" calcext:value-type="float">
            <text:p>11011</text:p>
          </table:table-cell>
          <table:table-cell/>
          <table:table-cell table:formula="of:=[.E106]-[.F106]" office:value-type="float" office:value="0" calcext:value-type="float">
            <text:p>0</text:p>
          </table:table-cell>
          <table:table-cell table:formula="of:=[.C106]-[.B106]" office:value-type="float" office:value="26.6666999999998" calcext:value-type="float">
            <text:p>26.6667</text:p>
          </table:table-cell>
          <table:table-cell table:formula="of:=[.E106]-[.D106]" office:value-type="float" office:value="0" calcext:value-type="float">
            <text:p>0</text:p>
          </table:table-cell>
          <table:table-cell table:formula="of:=[.G106]-[.F106]" office:value-type="float" office:value="0" calcext:value-type="float">
            <text:p>0</text:p>
          </table:table-cell>
          <table:table-cell table:formula="of:=[.I106]-[.H10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028984H00M00S" calcext:value-type="time">
            <text:p>###</text:p>
          </table:table-cell>
          <table:table-cell office:value-type="float" office:value="18057.7333" calcext:value-type="float">
            <text:p>18057.7333</text:p>
          </table:table-cell>
          <table:table-cell office:value-type="float" office:value="20245.2778" calcext:value-type="float">
            <text:p>20245.2778</text:p>
          </table:table-cell>
          <table:table-cell office:value-type="float" office:value="20088.2647" calcext:value-type="float">
            <text:p>20088.2647</text:p>
          </table:table-cell>
          <table:table-cell table:number-columns-repeated="3" office:value-type="float" office:value="21246" calcext:value-type="float">
            <text:p>21246</text:p>
          </table:table-cell>
          <table:table-cell table:number-columns-repeated="3" office:value-type="float" office:value="22332" calcext:value-type="float">
            <text:p>22332</text:p>
          </table:table-cell>
          <table:table-cell/>
          <table:table-cell table:formula="of:=[.E107]-[.F107]" office:value-type="float" office:value="0" calcext:value-type="float">
            <text:p>0</text:p>
          </table:table-cell>
          <table:table-cell table:formula="of:=[.C107]-[.B107]" office:value-type="float" office:value="2187.5445" calcext:value-type="float">
            <text:p>2187.5445</text:p>
          </table:table-cell>
          <table:table-cell table:formula="of:=[.E107]-[.D107]" office:value-type="float" office:value="1157.7353" calcext:value-type="float">
            <text:p>1157.7353</text:p>
          </table:table-cell>
          <table:table-cell table:formula="of:=[.G107]-[.F107]" office:value-type="float" office:value="0" calcext:value-type="float">
            <text:p>0</text:p>
          </table:table-cell>
          <table:table-cell table:formula="of:=[.I107]-[.H10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070544H00M00S" calcext:value-type="time">
            <text:p>1070544:00:00</text:p>
          </table:table-cell>
          <table:table-cell office:value-type="float" office:value="31478.9074" calcext:value-type="float">
            <text:p>31478.9074</text:p>
          </table:table-cell>
          <table:table-cell office:value-type="float" office:value="32881.759" calcext:value-type="float">
            <text:p>32881.759</text:p>
          </table:table-cell>
          <table:table-cell office:value-type="float" office:value="35077.1129" calcext:value-type="float">
            <text:p>35077.1129</text:p>
          </table:table-cell>
          <table:table-cell table:number-columns-repeated="3" office:value-type="float" office:value="35285.925" calcext:value-type="float">
            <text:p>35285.925</text:p>
          </table:table-cell>
          <table:table-cell table:number-columns-repeated="2" office:value-type="float" office:value="39873.5" calcext:value-type="float">
            <text:p>39873.5</text:p>
          </table:table-cell>
          <table:table-cell office:value-type="float" office:value="39965" calcext:value-type="float">
            <text:p>39965</text:p>
          </table:table-cell>
          <table:table-cell/>
          <table:table-cell table:formula="of:=[.E108]-[.F108]" office:value-type="float" office:value="0" calcext:value-type="float">
            <text:p>0</text:p>
          </table:table-cell>
          <table:table-cell table:formula="of:=[.C108]-[.B108]" office:value-type="float" office:value="1402.8516" calcext:value-type="float">
            <text:p>1402.8516</text:p>
          </table:table-cell>
          <table:table-cell table:formula="of:=[.E108]-[.D108]" office:value-type="float" office:value="208.812100000003" calcext:value-type="float">
            <text:p>208.8121</text:p>
          </table:table-cell>
          <table:table-cell table:formula="of:=[.G108]-[.F108]" office:value-type="float" office:value="0" calcext:value-type="float">
            <text:p>0</text:p>
          </table:table-cell>
          <table:table-cell table:formula="of:=[.I108]-[.H10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341784H00M00S" calcext:value-type="time">
            <text:p>341784:00:00</text:p>
          </table:table-cell>
          <table:table-cell office:value-type="float" office:value="14462.3958" calcext:value-type="float">
            <text:p>14462.3958</text:p>
          </table:table-cell>
          <table:table-cell office:value-type="float" office:value="15831.1411" calcext:value-type="float">
            <text:p>15831.1411</text:p>
          </table:table-cell>
          <table:table-cell office:value-type="float" office:value="16972.0586" calcext:value-type="float">
            <text:p>16972.0586</text:p>
          </table:table-cell>
          <table:table-cell table:number-columns-repeated="3" office:value-type="float" office:value="17222.5224" calcext:value-type="float">
            <text:p>17222.5224</text:p>
          </table:table-cell>
          <table:table-cell table:number-columns-repeated="3" office:value-type="float" office:value="19727" calcext:value-type="float">
            <text:p>19727</text:p>
          </table:table-cell>
          <table:table-cell/>
          <table:table-cell table:formula="of:=[.E109]-[.F109]" office:value-type="float" office:value="0" calcext:value-type="float">
            <text:p>0</text:p>
          </table:table-cell>
          <table:table-cell table:formula="of:=[.C109]-[.B109]" office:value-type="float" office:value="1368.7453" calcext:value-type="float">
            <text:p>1368.7453</text:p>
          </table:table-cell>
          <table:table-cell table:formula="of:=[.E109]-[.D109]" office:value-type="float" office:value="250.463800000001" calcext:value-type="float">
            <text:p>250.4638</text:p>
          </table:table-cell>
          <table:table-cell table:formula="of:=[.G109]-[.F109]" office:value-type="float" office:value="0" calcext:value-type="float">
            <text:p>0</text:p>
          </table:table-cell>
          <table:table-cell table:formula="of:=[.I109]-[.H10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695024H00M00S" calcext:value-type="time">
            <text:p>###</text:p>
          </table:table-cell>
          <table:table-cell office:value-type="float" office:value="10478.5833" calcext:value-type="float">
            <text:p>10478.5833</text:p>
          </table:table-cell>
          <table:table-cell office:value-type="float" office:value="10511.6667" calcext:value-type="float">
            <text:p>10511.6667</text:p>
          </table:table-cell>
          <table:table-cell table:number-columns-repeated="4" office:value-type="float" office:value="10682.8571" calcext:value-type="float">
            <text:p>10682.8571</text:p>
          </table:table-cell>
          <table:table-cell table:number-columns-repeated="3" office:value-type="float" office:value="11869" calcext:value-type="float">
            <text:p>11869</text:p>
          </table:table-cell>
          <table:table-cell/>
          <table:table-cell table:formula="of:=[.E110]-[.F110]" office:value-type="float" office:value="0" calcext:value-type="float">
            <text:p>0</text:p>
          </table:table-cell>
          <table:table-cell table:formula="of:=[.C110]-[.B110]" office:value-type="float" office:value="33.0833999999995" calcext:value-type="float">
            <text:p>33.0834</text:p>
          </table:table-cell>
          <table:table-cell table:formula="of:=[.E110]-[.D110]" office:value-type="float" office:value="0" calcext:value-type="float">
            <text:p>0</text:p>
          </table:table-cell>
          <table:table-cell table:formula="of:=[.G110]-[.F110]" office:value-type="float" office:value="0" calcext:value-type="float">
            <text:p>0</text:p>
          </table:table-cell>
          <table:table-cell table:formula="of:=[.I110]-[.H1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183512H00M00S" calcext:value-type="time">
            <text:p>1183512:00:00</text:p>
          </table:table-cell>
          <table:table-cell office:value-type="float" office:value="21650.3611" calcext:value-type="float">
            <text:p>21650.3611</text:p>
          </table:table-cell>
          <table:table-cell office:value-type="float" office:value="23753.5" calcext:value-type="float">
            <text:p>23753.5</text:p>
          </table:table-cell>
          <table:table-cell office:value-type="float" office:value="23821.1964" calcext:value-type="float">
            <text:p>23821.1964</text:p>
          </table:table-cell>
          <table:table-cell table:number-columns-repeated="3" office:value-type="float" office:value="24413.1667" calcext:value-type="float">
            <text:p>24413.1667</text:p>
          </table:table-cell>
          <table:table-cell table:number-columns-repeated="3" office:value-type="float" office:value="26017" calcext:value-type="float">
            <text:p>26017</text:p>
          </table:table-cell>
          <table:table-cell/>
          <table:table-cell table:formula="of:=[.E111]-[.F111]" office:value-type="float" office:value="0" calcext:value-type="float">
            <text:p>0</text:p>
          </table:table-cell>
          <table:table-cell table:formula="of:=[.C111]-[.B111]" office:value-type="float" office:value="2103.1389" calcext:value-type="float">
            <text:p>2103.1389</text:p>
          </table:table-cell>
          <table:table-cell table:formula="of:=[.E111]-[.D111]" office:value-type="float" office:value="591.970300000001" calcext:value-type="float">
            <text:p>591.9703</text:p>
          </table:table-cell>
          <table:table-cell table:formula="of:=[.G111]-[.F111]" office:value-type="float" office:value="0" calcext:value-type="float">
            <text:p>0</text:p>
          </table:table-cell>
          <table:table-cell table:formula="of:=[.I111]-[.H1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35448H00M00S" calcext:value-type="time">
            <text:p>635448:00:00</text:p>
          </table:table-cell>
          <table:table-cell office:value-type="float" office:value="20062.3214" calcext:value-type="float">
            <text:p>20062.3214</text:p>
          </table:table-cell>
          <table:table-cell office:value-type="float" office:value="21428.0767" calcext:value-type="float">
            <text:p>21428.0767</text:p>
          </table:table-cell>
          <table:table-cell office:value-type="float" office:value="23680.88" calcext:value-type="float">
            <text:p>23680.88</text:p>
          </table:table-cell>
          <table:table-cell table:number-columns-repeated="3" office:value-type="float" office:value="25143.0513" calcext:value-type="float">
            <text:p>25143.0513</text:p>
          </table:table-cell>
          <table:table-cell table:number-columns-repeated="3" office:value-type="float" office:value="26441" calcext:value-type="float">
            <text:p>26441</text:p>
          </table:table-cell>
          <table:table-cell/>
          <table:table-cell table:formula="of:=[.E112]-[.F112]" office:value-type="float" office:value="0" calcext:value-type="float">
            <text:p>0</text:p>
          </table:table-cell>
          <table:table-cell table:formula="of:=[.C112]-[.B112]" office:value-type="float" office:value="1365.7553" calcext:value-type="float">
            <text:p>1365.7553</text:p>
          </table:table-cell>
          <table:table-cell table:formula="of:=[.E112]-[.D112]" office:value-type="float" office:value="1462.1713" calcext:value-type="float">
            <text:p>1462.1713</text:p>
          </table:table-cell>
          <table:table-cell table:formula="of:=[.G112]-[.F112]" office:value-type="float" office:value="0" calcext:value-type="float">
            <text:p>0</text:p>
          </table:table-cell>
          <table:table-cell table:formula="of:=[.I112]-[.H1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739496H00M00S" calcext:value-type="time">
            <text:p>###</text:p>
          </table:table-cell>
          <table:table-cell office:value-type="float" office:value="15038.8571" calcext:value-type="float">
            <text:p>15038.8571</text:p>
          </table:table-cell>
          <table:table-cell office:value-type="float" office:value="15670.2105" calcext:value-type="float">
            <text:p>15670.2105</text:p>
          </table:table-cell>
          <table:table-cell office:value-type="float" office:value="16591.6759" calcext:value-type="float">
            <text:p>16591.6759</text:p>
          </table:table-cell>
          <table:table-cell table:number-columns-repeated="3" office:value-type="float" office:value="16699.8438" calcext:value-type="float">
            <text:p>16699.8438</text:p>
          </table:table-cell>
          <table:table-cell table:number-columns-repeated="3" office:value-type="float" office:value="18055" calcext:value-type="float">
            <text:p>18055</text:p>
          </table:table-cell>
          <table:table-cell/>
          <table:table-cell table:formula="of:=[.E113]-[.F113]" office:value-type="float" office:value="0" calcext:value-type="float">
            <text:p>0</text:p>
          </table:table-cell>
          <table:table-cell table:formula="of:=[.C113]-[.B113]" office:value-type="float" office:value="631.3534" calcext:value-type="float">
            <text:p>631.3534</text:p>
          </table:table-cell>
          <table:table-cell table:formula="of:=[.E113]-[.D113]" office:value-type="float" office:value="108.1679" calcext:value-type="float">
            <text:p>108.1679</text:p>
          </table:table-cell>
          <table:table-cell table:formula="of:=[.G113]-[.F113]" office:value-type="float" office:value="0" calcext:value-type="float">
            <text:p>0</text:p>
          </table:table-cell>
          <table:table-cell table:formula="of:=[.I113]-[.H1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916368H00M00S" calcext:value-type="time">
            <text:p>916368:00:00</text:p>
          </table:table-cell>
          <table:table-cell office:value-type="float" office:value="20839.753" calcext:value-type="float">
            <text:p>20839.753</text:p>
          </table:table-cell>
          <table:table-cell office:value-type="float" office:value="22964.2833" calcext:value-type="float">
            <text:p>22964.2833</text:p>
          </table:table-cell>
          <table:table-cell table:number-columns-repeated="4" office:value-type="float" office:value="23834.7143" calcext:value-type="float">
            <text:p>23834.7143</text:p>
          </table:table-cell>
          <table:table-cell table:number-columns-repeated="3" office:value-type="float" office:value="24979" calcext:value-type="float">
            <text:p>24979</text:p>
          </table:table-cell>
          <table:table-cell/>
          <table:table-cell table:formula="of:=[.E114]-[.F114]" office:value-type="float" office:value="0" calcext:value-type="float">
            <text:p>0</text:p>
          </table:table-cell>
          <table:table-cell table:formula="of:=[.C114]-[.B114]" office:value-type="float" office:value="2124.5303" calcext:value-type="float">
            <text:p>2124.5303</text:p>
          </table:table-cell>
          <table:table-cell table:formula="of:=[.E114]-[.D114]" office:value-type="float" office:value="0" calcext:value-type="float">
            <text:p>0</text:p>
          </table:table-cell>
          <table:table-cell table:formula="of:=[.G114]-[.F114]" office:value-type="float" office:value="0" calcext:value-type="float">
            <text:p>0</text:p>
          </table:table-cell>
          <table:table-cell table:formula="of:=[.I114]-[.H1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193792H00M00S" calcext:value-type="time">
            <text:p>###</text:p>
          </table:table-cell>
          <table:table-cell office:value-type="float" office:value="21581.9762" calcext:value-type="float">
            <text:p>21581.9762</text:p>
          </table:table-cell>
          <table:table-cell office:value-type="float" office:value="25895.9167" calcext:value-type="float">
            <text:p>25895.9167</text:p>
          </table:table-cell>
          <table:table-cell office:value-type="float" office:value="25278.3333" calcext:value-type="float">
            <text:p>25278.3333</text:p>
          </table:table-cell>
          <table:table-cell table:number-columns-repeated="3" office:value-type="float" office:value="27292.7381" calcext:value-type="float">
            <text:p>27292.7381</text:p>
          </table:table-cell>
          <table:table-cell table:number-columns-repeated="3" office:value-type="float" office:value="33127" calcext:value-type="float">
            <text:p>33127</text:p>
          </table:table-cell>
          <table:table-cell/>
          <table:table-cell table:formula="of:=[.E115]-[.F115]" office:value-type="float" office:value="0" calcext:value-type="float">
            <text:p>0</text:p>
          </table:table-cell>
          <table:table-cell table:formula="of:=[.C115]-[.B115]" office:value-type="float" office:value="4313.9405" calcext:value-type="float">
            <text:p>4313.9405</text:p>
          </table:table-cell>
          <table:table-cell table:formula="of:=[.E115]-[.D115]" office:value-type="float" office:value="2014.4048" calcext:value-type="float">
            <text:p>2014.4048</text:p>
          </table:table-cell>
          <table:table-cell table:formula="of:=[.G115]-[.F115]" office:value-type="float" office:value="0" calcext:value-type="float">
            <text:p>0</text:p>
          </table:table-cell>
          <table:table-cell table:formula="of:=[.I115]-[.H1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877760H00M00S" calcext:value-type="time">
            <text:p>###</text:p>
          </table:table-cell>
          <table:table-cell office:value-type="float" office:value="16350.3104" calcext:value-type="float">
            <text:p>16350.3104</text:p>
          </table:table-cell>
          <table:table-cell office:value-type="float" office:value="16663.65" calcext:value-type="float">
            <text:p>16663.65</text:p>
          </table:table-cell>
          <table:table-cell office:value-type="float" office:value="18357.275" calcext:value-type="float">
            <text:p>18357.275</text:p>
          </table:table-cell>
          <table:table-cell table:number-columns-repeated="2" office:value-type="float" office:value="18747.9144" calcext:value-type="float">
            <text:p>18747.9144</text:p>
          </table:table-cell>
          <table:table-cell office:value-type="float" office:value="18757.6131" calcext:value-type="float">
            <text:p>18757.6131</text:p>
          </table:table-cell>
          <table:table-cell table:number-columns-repeated="2" office:value-type="float" office:value="21973" calcext:value-type="float">
            <text:p>21973</text:p>
          </table:table-cell>
          <table:table-cell office:value-type="float" office:value="22152" calcext:value-type="float">
            <text:p>22152</text:p>
          </table:table-cell>
          <table:table-cell/>
          <table:table-cell table:formula="of:=[.E116]-[.F116]" office:value-type="float" office:value="0" calcext:value-type="float">
            <text:p>0</text:p>
          </table:table-cell>
          <table:table-cell table:formula="of:=[.C116]-[.B116]" office:value-type="float" office:value="313.339600000001" calcext:value-type="float">
            <text:p>313.3396</text:p>
          </table:table-cell>
          <table:table-cell table:formula="of:=[.E116]-[.D116]" office:value-type="float" office:value="390.6394" calcext:value-type="float">
            <text:p>390.6394</text:p>
          </table:table-cell>
          <table:table-cell table:formula="of:=[.G116]-[.F116]" office:value-type="float" office:value="9.69869999999719" calcext:value-type="float">
            <text:p>9.6987</text:p>
          </table:table-cell>
          <table:table-cell table:formula="of:=[.I116]-[.H1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885848H00M00S" calcext:value-type="time">
            <text:p>###</text:p>
          </table:table-cell>
          <table:table-cell office:value-type="float" office:value="25460.3906" calcext:value-type="float">
            <text:p>25460.3906</text:p>
          </table:table-cell>
          <table:table-cell office:value-type="float" office:value="26111.1346" calcext:value-type="float">
            <text:p>26111.1346</text:p>
          </table:table-cell>
          <table:table-cell office:value-type="float" office:value="28146.1" calcext:value-type="float">
            <text:p>28146.1</text:p>
          </table:table-cell>
          <table:table-cell table:number-columns-repeated="2" office:value-type="float" office:value="28176.625" calcext:value-type="float">
            <text:p>28176.625</text:p>
          </table:table-cell>
          <table:table-cell office:value-type="float" office:value="28202.6667" calcext:value-type="float">
            <text:p>28202.6667</text:p>
          </table:table-cell>
          <table:table-cell table:number-columns-repeated="3" office:value-type="float" office:value="36942" calcext:value-type="float">
            <text:p>36942</text:p>
          </table:table-cell>
          <table:table-cell/>
          <table:table-cell table:formula="of:=[.E117]-[.F117]" office:value-type="float" office:value="0" calcext:value-type="float">
            <text:p>0</text:p>
          </table:table-cell>
          <table:table-cell table:formula="of:=[.C117]-[.B117]" office:value-type="float" office:value="650.744000000002" calcext:value-type="float">
            <text:p>650.744</text:p>
          </table:table-cell>
          <table:table-cell table:formula="of:=[.E117]-[.D117]" office:value-type="float" office:value="30.5250000000015" calcext:value-type="float">
            <text:p>30.525</text:p>
          </table:table-cell>
          <table:table-cell table:formula="of:=[.G117]-[.F117]" office:value-type="float" office:value="26.0417000000016" calcext:value-type="float">
            <text:p>26.0417</text:p>
          </table:table-cell>
          <table:table-cell table:formula="of:=[.I117]-[.H1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19248H00M00S" calcext:value-type="time">
            <text:p>619248:00:00</text:p>
          </table:table-cell>
          <table:table-cell office:value-type="float" office:value="25081.1594" calcext:value-type="float">
            <text:p>25081.1594</text:p>
          </table:table-cell>
          <table:table-cell office:value-type="float" office:value="26331.8643" calcext:value-type="float">
            <text:p>26331.8643</text:p>
          </table:table-cell>
          <table:table-cell office:value-type="float" office:value="26905.2654" calcext:value-type="float">
            <text:p>26905.2654</text:p>
          </table:table-cell>
          <table:table-cell table:number-columns-repeated="3" office:value-type="float" office:value="27732.7222" calcext:value-type="float">
            <text:p>27732.7222</text:p>
          </table:table-cell>
          <table:table-cell table:number-columns-repeated="3" office:value-type="float" office:value="30012" calcext:value-type="float">
            <text:p>30012</text:p>
          </table:table-cell>
          <table:table-cell/>
          <table:table-cell table:formula="of:=[.E118]-[.F118]" office:value-type="float" office:value="0" calcext:value-type="float">
            <text:p>0</text:p>
          </table:table-cell>
          <table:table-cell table:formula="of:=[.C118]-[.B118]" office:value-type="float" office:value="1250.7049" calcext:value-type="float">
            <text:p>1250.7049</text:p>
          </table:table-cell>
          <table:table-cell table:formula="of:=[.E118]-[.D118]" office:value-type="float" office:value="827.4568" calcext:value-type="float">
            <text:p>827.4568</text:p>
          </table:table-cell>
          <table:table-cell table:formula="of:=[.G118]-[.F118]" office:value-type="float" office:value="0" calcext:value-type="float">
            <text:p>0</text:p>
          </table:table-cell>
          <table:table-cell table:formula="of:=[.I118]-[.H11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53616H00M00S" calcext:value-type="time">
            <text:p>653616:00:00</text:p>
          </table:table-cell>
          <table:table-cell office:value-type="float" office:value="20665.2081" calcext:value-type="float">
            <text:p>20665.2081</text:p>
          </table:table-cell>
          <table:table-cell office:value-type="float" office:value="21872.25" calcext:value-type="float">
            <text:p>21872.25</text:p>
          </table:table-cell>
          <table:table-cell table:number-columns-repeated="4" office:value-type="float" office:value="22884.75" calcext:value-type="float">
            <text:p>22884.75</text:p>
          </table:table-cell>
          <table:table-cell table:number-columns-repeated="3" office:value-type="float" office:value="25423" calcext:value-type="float">
            <text:p>25423</text:p>
          </table:table-cell>
          <table:table-cell/>
          <table:table-cell table:formula="of:=[.E119]-[.F119]" office:value-type="float" office:value="0" calcext:value-type="float">
            <text:p>0</text:p>
          </table:table-cell>
          <table:table-cell table:formula="of:=[.C119]-[.B119]" office:value-type="float" office:value="1207.0419" calcext:value-type="float">
            <text:p>1207.0419</text:p>
          </table:table-cell>
          <table:table-cell table:formula="of:=[.E119]-[.D119]" office:value-type="float" office:value="0" calcext:value-type="float">
            <text:p>0</text:p>
          </table:table-cell>
          <table:table-cell table:formula="of:=[.G119]-[.F119]" office:value-type="float" office:value="0" calcext:value-type="float">
            <text:p>0</text:p>
          </table:table-cell>
          <table:table-cell table:formula="of:=[.I119]-[.H11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E120]-[.F120]" office:value-type="float" office:value="0" calcext:value-type="float">
            <text:p>0</text:p>
          </table:table-cell>
          <table:table-cell table:formula="of:=[.C120]-[.B120]" office:value-type="float" office:value="0" calcext:value-type="float">
            <text:p>0</text:p>
          </table:table-cell>
          <table:table-cell table:formula="of:=[.E120]-[.D120]" office:value-type="float" office:value="0" calcext:value-type="float">
            <text:p>0</text:p>
          </table:table-cell>
          <table:table-cell table:formula="of:=[.G120]-[.F120]" office:value-type="float" office:value="0" calcext:value-type="float">
            <text:p>0</text:p>
          </table:table-cell>
          <table:table-cell table:formula="of:=[.I120]-[.H12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8"/>
          <table:table-cell table:style-name="ce16" table:formula="of:=AVERAGE([.B70:.B119])" office:value-type="float" office:value="19015.172556" calcext:value-type="float">
            <text:p>19015.172556</text:p>
          </table:table-cell>
          <table:table-cell table:style-name="ce16" table:formula="of:=AVERAGE([.C70:.C119])" office:value-type="float" office:value="20793.59385" calcext:value-type="float">
            <text:p>20793.59385</text:p>
          </table:table-cell>
          <table:table-cell table:style-name="ce16" table:formula="of:=AVERAGE([.D70:.D119])" office:value-type="float" office:value="21468.730406" calcext:value-type="float">
            <text:p>21468.730406</text:p>
          </table:table-cell>
          <table:table-cell table:style-name="ce16" table:formula="of:=AVERAGE([.E70:.E119])" office:value-type="float" office:value="22261.69242" calcext:value-type="float">
            <text:p>22261.69242</text:p>
          </table:table-cell>
          <table:table-cell table:style-name="ce16" table:formula="of:=AVERAGE([.F70:.F119])" office:value-type="float" office:value="22261.692418" calcext:value-type="float">
            <text:p>22261.692418</text:p>
          </table:table-cell>
          <table:table-cell table:style-name="ce16" table:formula="of:=AVERAGE([.G70:.G119])" office:value-type="float" office:value="22262.705292" calcext:value-type="float">
            <text:p>22262.705292</text:p>
          </table:table-cell>
          <table:table-cell table:style-name="ce16" table:formula="of:=AVERAGE([.H70:.H119])" office:value-type="float" office:value="25476.38" calcext:value-type="float">
            <text:p>25476.38</text:p>
          </table:table-cell>
          <table:table-cell table:style-name="ce16" table:formula="of:=AVERAGE([.I70:.I119])" office:value-type="float" office:value="25476.38" calcext:value-type="float">
            <text:p>25476.38</text:p>
          </table:table-cell>
          <table:table-cell table:style-name="ce16" table:formula="of:=AVERAGE([.J70:.J119])" office:value-type="float" office:value="25492.02" calcext:value-type="float">
            <text:p>25492.02</text:p>
          </table:table-cell>
          <table:table-cell table:style-name="ce16"/>
          <table:table-cell table:formula="of:=[.E121]-[.F121]" office:value-type="float" office:value="0.0000019999934011139" calcext:value-type="float">
            <text:p>0.000002</text:p>
          </table:table-cell>
          <table:table-cell table:formula="of:=[.C121]-[.B121]" office:value-type="float" office:value="1778.42129399999" calcext:value-type="float">
            <text:p>1778.421294</text:p>
          </table:table-cell>
          <table:table-cell table:formula="of:=[.E121]-[.D121]" office:value-type="float" office:value="792.962013999997" calcext:value-type="float">
            <text:p>792.962014</text:p>
          </table:table-cell>
          <table:table-cell table:formula="of:=[.G121]-[.F121]" office:value-type="float" office:value="1.01287399999637" calcext:value-type="float">
            <text:p>1.012874</text:p>
          </table:table-cell>
          <table:table-cell table:formula="of:=[.I121]-[.H121]" office:value-type="float" office:value="0" calcext:value-type="float">
            <text:p>0</text:p>
          </table:table-cell>
          <table:table-cell table:style-name="ce16" table:number-columns-repeated="1008"/>
        </table:table-row>
        <table:table-row table:style-name="ro1">
          <table:table-cell table:style-name="ce5"/>
          <table:table-cell table:style-name="ce12" table:number-columns-repeated="10"/>
          <table:table-cell table:formula="of:=[.E122]-[.F122]" office:value-type="float" office:value="0" calcext:value-type="float">
            <text:p>0</text:p>
          </table:table-cell>
          <table:table-cell table:formula="of:=[.C122]-[.B122]" office:value-type="float" office:value="0" calcext:value-type="float">
            <text:p>0</text:p>
          </table:table-cell>
          <table:table-cell table:formula="of:=[.E122]-[.D122]" office:value-type="float" office:value="0" calcext:value-type="float">
            <text:p>0</text:p>
          </table:table-cell>
          <table:table-cell table:formula="of:=[.G122]-[.F122]" office:value-type="float" office:value="0" calcext:value-type="float">
            <text:p>0</text:p>
          </table:table-cell>
          <table:table-cell table:formula="of:=[.I122]-[.H122]" office:value-type="float" office:value="0" calcext:value-type="float">
            <text:p>0</text:p>
          </table:table-cell>
          <table:table-cell table:style-name="ce20" office:value-type="string" calcext:value-type="string">
            <text:p>12/6</text:p>
          </table:table-cell>
          <table:table-cell table:style-name="ce12" table:number-columns-repeated="1007"/>
        </table:table-row>
        <table:table-row table:style-name="ro1">
          <table:table-cell table:number-columns-repeated="11"/>
          <table:table-cell table:formula="of:=[.E123]-[.F123]" office:value-type="float" office:value="0" calcext:value-type="float">
            <text:p>0</text:p>
          </table:table-cell>
          <table:table-cell table:formula="of:=[.C123]-[.B123]" office:value-type="float" office:value="0" calcext:value-type="float">
            <text:p>0</text:p>
          </table:table-cell>
          <table:table-cell table:formula="of:=[.E123]-[.D123]" office:value-type="float" office:value="0" calcext:value-type="float">
            <text:p>0</text:p>
          </table:table-cell>
          <table:table-cell table:formula="of:=[.G123]-[.F123]" office:value-type="float" office:value="0" calcext:value-type="float">
            <text:p>0</text:p>
          </table:table-cell>
          <table:table-cell table:formula="of:=[.I123]-[.H12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667064H00M00S" calcext:value-type="time">
            <text:p>###</text:p>
          </table:table-cell>
          <table:table-cell office:value-type="float" office:value="19269.587" calcext:value-type="float">
            <text:p>19269.587</text:p>
          </table:table-cell>
          <table:table-cell office:value-type="float" office:value="22277.25" calcext:value-type="float">
            <text:p>22277.25</text:p>
          </table:table-cell>
          <table:table-cell office:value-type="float" office:value="22135.24" calcext:value-type="float">
            <text:p>22135.24</text:p>
          </table:table-cell>
          <table:table-cell table:number-columns-repeated="3" office:value-type="float" office:value="23118.6667" calcext:value-type="float">
            <text:p>23118.6667</text:p>
          </table:table-cell>
          <table:table-cell table:number-columns-repeated="3" office:value-type="float" office:value="28224" calcext:value-type="float">
            <text:p>28224</text:p>
          </table:table-cell>
          <table:table-cell/>
          <table:table-cell table:formula="of:=[.E124]-[.F124]" office:value-type="float" office:value="0" calcext:value-type="float">
            <text:p>0</text:p>
          </table:table-cell>
          <table:table-cell table:formula="of:=[.C124]-[.B124]" office:value-type="float" office:value="3007.663" calcext:value-type="float">
            <text:p>3007.663</text:p>
          </table:table-cell>
          <table:table-cell table:formula="of:=[.E124]-[.D124]" office:value-type="float" office:value="983.4267" calcext:value-type="float">
            <text:p>983.4267</text:p>
          </table:table-cell>
          <table:table-cell table:formula="of:=[.G124]-[.F124]" office:value-type="float" office:value="0" calcext:value-type="float">
            <text:p>0</text:p>
          </table:table-cell>
          <table:table-cell table:formula="of:=[.I124]-[.H12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675584H00M00S" calcext:value-type="time">
            <text:p>###</text:p>
          </table:table-cell>
          <table:table-cell office:value-type="float" office:value="8244.7907" calcext:value-type="float">
            <text:p>8244.7907</text:p>
          </table:table-cell>
          <table:table-cell office:value-type="float" office:value="13614.1596" calcext:value-type="float">
            <text:p>13614.1596</text:p>
          </table:table-cell>
          <table:table-cell office:value-type="float" office:value="12794.6359" calcext:value-type="float">
            <text:p>12794.6359</text:p>
          </table:table-cell>
          <table:table-cell table:number-columns-repeated="3" office:value-type="float" office:value="14582.8534" calcext:value-type="float">
            <text:p>14582.8534</text:p>
          </table:table-cell>
          <table:table-cell table:number-columns-repeated="3" office:value-type="float" office:value="23552" calcext:value-type="float">
            <text:p>23552</text:p>
          </table:table-cell>
          <table:table-cell/>
          <table:table-cell table:formula="of:=[.E125]-[.F125]" office:value-type="float" office:value="0" calcext:value-type="float">
            <text:p>0</text:p>
          </table:table-cell>
          <table:table-cell table:formula="of:=[.C125]-[.B125]" office:value-type="float" office:value="5369.3689" calcext:value-type="float">
            <text:p>5369.3689</text:p>
          </table:table-cell>
          <table:table-cell table:formula="of:=[.E125]-[.D125]" office:value-type="float" office:value="1788.2175" calcext:value-type="float">
            <text:p>1788.2175</text:p>
          </table:table-cell>
          <table:table-cell table:formula="of:=[.G125]-[.F125]" office:value-type="float" office:value="0" calcext:value-type="float">
            <text:p>0</text:p>
          </table:table-cell>
          <table:table-cell table:formula="of:=[.I125]-[.H12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302904H00M00S" calcext:value-type="time">
            <text:p>302904:00:00</text:p>
          </table:table-cell>
          <table:table-cell office:value-type="float" office:value="27791.6764" calcext:value-type="float">
            <text:p>27791.6764</text:p>
          </table:table-cell>
          <table:table-cell office:value-type="float" office:value="29924.084" calcext:value-type="float">
            <text:p>29924.084</text:p>
          </table:table-cell>
          <table:table-cell office:value-type="float" office:value="31948.9069" calcext:value-type="float">
            <text:p>31948.9069</text:p>
          </table:table-cell>
          <table:table-cell table:number-columns-repeated="2" office:value-type="float" office:value="32915.125" calcext:value-type="float">
            <text:p>32915.125</text:p>
          </table:table-cell>
          <table:table-cell office:value-type="float" office:value="32936.5508" calcext:value-type="float">
            <text:p>32936.5508</text:p>
          </table:table-cell>
          <table:table-cell table:number-columns-repeated="3" office:value-type="float" office:value="38524" calcext:value-type="float">
            <text:p>38524</text:p>
          </table:table-cell>
          <table:table-cell/>
          <table:table-cell table:formula="of:=[.E126]-[.F126]" office:value-type="float" office:value="0" calcext:value-type="float">
            <text:p>0</text:p>
          </table:table-cell>
          <table:table-cell table:formula="of:=[.C126]-[.B126]" office:value-type="float" office:value="2132.4076" calcext:value-type="float">
            <text:p>2132.4076</text:p>
          </table:table-cell>
          <table:table-cell table:formula="of:=[.E126]-[.D126]" office:value-type="float" office:value="966.218099999998" calcext:value-type="float">
            <text:p>966.2181</text:p>
          </table:table-cell>
          <table:table-cell table:formula="of:=[.G126]-[.F126]" office:value-type="float" office:value="21.4257999999973" calcext:value-type="float">
            <text:p>21.4258</text:p>
          </table:table-cell>
          <table:table-cell table:formula="of:=[.I126]-[.H12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846560H00M00S" calcext:value-type="time">
            <text:p>###</text:p>
          </table:table-cell>
          <table:table-cell table:number-columns-repeated="9" office:value-type="float" office:value="23190" calcext:value-type="float">
            <text:p>23190</text:p>
          </table:table-cell>
          <table:table-cell/>
          <table:table-cell table:formula="of:=[.E127]-[.F127]" office:value-type="float" office:value="0" calcext:value-type="float">
            <text:p>0</text:p>
          </table:table-cell>
          <table:table-cell table:formula="of:=[.C127]-[.B127]" office:value-type="float" office:value="0" calcext:value-type="float">
            <text:p>0</text:p>
          </table:table-cell>
          <table:table-cell table:formula="of:=[.E127]-[.D127]" office:value-type="float" office:value="0" calcext:value-type="float">
            <text:p>0</text:p>
          </table:table-cell>
          <table:table-cell table:formula="of:=[.G127]-[.F127]" office:value-type="float" office:value="0" calcext:value-type="float">
            <text:p>0</text:p>
          </table:table-cell>
          <table:table-cell table:formula="of:=[.I127]-[.H12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520224H00M00S" calcext:value-type="time">
            <text:p>520224:00:00</text:p>
          </table:table-cell>
          <table:table-cell office:value-type="float" office:value="12401.8917" calcext:value-type="float">
            <text:p>12401.8917</text:p>
          </table:table-cell>
          <table:table-cell office:value-type="float" office:value="14029.18" calcext:value-type="float">
            <text:p>14029.18</text:p>
          </table:table-cell>
          <table:table-cell office:value-type="float" office:value="14754.0784" calcext:value-type="float">
            <text:p>14754.0784</text:p>
          </table:table-cell>
          <table:table-cell table:number-columns-repeated="6" office:value-type="float" office:value="14968" calcext:value-type="float">
            <text:p>14968</text:p>
          </table:table-cell>
          <table:table-cell/>
          <table:table-cell table:formula="of:=[.E128]-[.F128]" office:value-type="float" office:value="0" calcext:value-type="float">
            <text:p>0</text:p>
          </table:table-cell>
          <table:table-cell table:formula="of:=[.C128]-[.B128]" office:value-type="float" office:value="1627.2883" calcext:value-type="float">
            <text:p>1627.2883</text:p>
          </table:table-cell>
          <table:table-cell table:formula="of:=[.E128]-[.D128]" office:value-type="float" office:value="213.9216" calcext:value-type="float">
            <text:p>213.9216</text:p>
          </table:table-cell>
          <table:table-cell table:formula="of:=[.G128]-[.F128]" office:value-type="float" office:value="0" calcext:value-type="float">
            <text:p>0</text:p>
          </table:table-cell>
          <table:table-cell table:formula="of:=[.I128]-[.H12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17624H00M00S" calcext:value-type="time">
            <text:p>117624:00:00</text:p>
          </table:table-cell>
          <table:table-cell office:value-type="float" office:value="18004.0385" calcext:value-type="float">
            <text:p>18004.0385</text:p>
          </table:table-cell>
          <table:table-cell office:value-type="float" office:value="18272.0667" calcext:value-type="float">
            <text:p>18272.0667</text:p>
          </table:table-cell>
          <table:table-cell office:value-type="float" office:value="19254.8571" calcext:value-type="float">
            <text:p>19254.8571</text:p>
          </table:table-cell>
          <table:table-cell table:number-columns-repeated="3" office:value-type="float" office:value="19293.3214" calcext:value-type="float">
            <text:p>19293.3214</text:p>
          </table:table-cell>
          <table:table-cell table:number-columns-repeated="3" office:value-type="float" office:value="22187" calcext:value-type="float">
            <text:p>22187</text:p>
          </table:table-cell>
          <table:table-cell/>
          <table:table-cell table:formula="of:=[.E129]-[.F129]" office:value-type="float" office:value="0" calcext:value-type="float">
            <text:p>0</text:p>
          </table:table-cell>
          <table:table-cell table:formula="of:=[.C129]-[.B129]" office:value-type="float" office:value="268.028200000001" calcext:value-type="float">
            <text:p>268.0282</text:p>
          </table:table-cell>
          <table:table-cell table:formula="of:=[.E129]-[.D129]" office:value-type="float" office:value="38.4642999999996" calcext:value-type="float">
            <text:p>38.4643</text:p>
          </table:table-cell>
          <table:table-cell table:formula="of:=[.G129]-[.F129]" office:value-type="float" office:value="0" calcext:value-type="float">
            <text:p>0</text:p>
          </table:table-cell>
          <table:table-cell table:formula="of:=[.I129]-[.H12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508136H00M00S" calcext:value-type="time">
            <text:p>###</text:p>
          </table:table-cell>
          <table:table-cell office:value-type="float" office:value="22929.1111" calcext:value-type="float">
            <text:p>22929.1111</text:p>
          </table:table-cell>
          <table:table-cell office:value-type="float" office:value="24741" calcext:value-type="float">
            <text:p>24741</text:p>
          </table:table-cell>
          <table:table-cell table:number-columns-repeated="7" office:value-type="float" office:value="25354" calcext:value-type="float">
            <text:p>25354</text:p>
          </table:table-cell>
          <table:table-cell/>
          <table:table-cell table:formula="of:=[.E130]-[.F130]" office:value-type="float" office:value="0" calcext:value-type="float">
            <text:p>0</text:p>
          </table:table-cell>
          <table:table-cell table:formula="of:=[.C130]-[.B130]" office:value-type="float" office:value="1811.8889" calcext:value-type="float">
            <text:p>1811.8889</text:p>
          </table:table-cell>
          <table:table-cell table:formula="of:=[.E130]-[.D130]" office:value-type="float" office:value="0" calcext:value-type="float">
            <text:p>0</text:p>
          </table:table-cell>
          <table:table-cell table:formula="of:=[.G130]-[.F130]" office:value-type="float" office:value="0" calcext:value-type="float">
            <text:p>0</text:p>
          </table:table-cell>
          <table:table-cell table:formula="of:=[.I130]-[.H13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549728H00M00S" calcext:value-type="time">
            <text:p>###</text:p>
          </table:table-cell>
          <table:table-cell office:value-type="float" office:value="18423.7143" calcext:value-type="float">
            <text:p>18423.7143</text:p>
          </table:table-cell>
          <table:table-cell office:value-type="float" office:value="20361.1667" calcext:value-type="float">
            <text:p>20361.1667</text:p>
          </table:table-cell>
          <table:table-cell table:number-columns-repeated="4" office:value-type="float" office:value="23052.3333" calcext:value-type="float">
            <text:p>23052.3333</text:p>
          </table:table-cell>
          <table:table-cell table:number-columns-repeated="3" office:value-type="float" office:value="23712" calcext:value-type="float">
            <text:p>23712</text:p>
          </table:table-cell>
          <table:table-cell/>
          <table:table-cell table:formula="of:=[.E131]-[.F131]" office:value-type="float" office:value="0" calcext:value-type="float">
            <text:p>0</text:p>
          </table:table-cell>
          <table:table-cell table:formula="of:=[.C131]-[.B131]" office:value-type="float" office:value="1937.4524" calcext:value-type="float">
            <text:p>1937.4524</text:p>
          </table:table-cell>
          <table:table-cell table:formula="of:=[.E131]-[.D131]" office:value-type="float" office:value="0" calcext:value-type="float">
            <text:p>0</text:p>
          </table:table-cell>
          <table:table-cell table:formula="of:=[.G131]-[.F131]" office:value-type="float" office:value="0" calcext:value-type="float">
            <text:p>0</text:p>
          </table:table-cell>
          <table:table-cell table:formula="of:=[.I131]-[.H13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16648H00M00S" calcext:value-type="time">
            <text:p>216648:00:00</text:p>
          </table:table-cell>
          <table:table-cell office:value-type="float" office:value="15092.8571" calcext:value-type="float">
            <text:p>15092.8571</text:p>
          </table:table-cell>
          <table:table-cell office:value-type="float" office:value="15377.6667" calcext:value-type="float">
            <text:p>15377.6667</text:p>
          </table:table-cell>
          <table:table-cell table:number-columns-repeated="4" office:value-type="float" office:value="15965.3333" calcext:value-type="float">
            <text:p>15965.3333</text:p>
          </table:table-cell>
          <table:table-cell table:number-columns-repeated="3" office:value-type="float" office:value="17381" calcext:value-type="float">
            <text:p>17381</text:p>
          </table:table-cell>
          <table:table-cell/>
          <table:table-cell table:formula="of:=[.E132]-[.F132]" office:value-type="float" office:value="0" calcext:value-type="float">
            <text:p>0</text:p>
          </table:table-cell>
          <table:table-cell table:formula="of:=[.C132]-[.B132]" office:value-type="float" office:value="284.8096" calcext:value-type="float">
            <text:p>284.8096</text:p>
          </table:table-cell>
          <table:table-cell table:formula="of:=[.E132]-[.D132]" office:value-type="float" office:value="0" calcext:value-type="float">
            <text:p>0</text:p>
          </table:table-cell>
          <table:table-cell table:formula="of:=[.G132]-[.F132]" office:value-type="float" office:value="0" calcext:value-type="float">
            <text:p>0</text:p>
          </table:table-cell>
          <table:table-cell table:formula="of:=[.I132]-[.H13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830232H00M00S" calcext:value-type="time">
            <text:p>830232:00:00</text:p>
          </table:table-cell>
          <table:table-cell office:value-type="float" office:value="18294.25" calcext:value-type="float">
            <text:p>18294.25</text:p>
          </table:table-cell>
          <table:table-cell office:value-type="float" office:value="21208.1566" calcext:value-type="float">
            <text:p>21208.1566</text:p>
          </table:table-cell>
          <table:table-cell office:value-type="float" office:value="20710.1667" calcext:value-type="float">
            <text:p>20710.1667</text:p>
          </table:table-cell>
          <table:table-cell table:number-columns-repeated="2" office:value-type="float" office:value="23112.7687" calcext:value-type="float">
            <text:p>23112.7687</text:p>
          </table:table-cell>
          <table:table-cell office:value-type="float" office:value="23121.1548" calcext:value-type="float">
            <text:p>23121.1548</text:p>
          </table:table-cell>
          <table:table-cell table:number-columns-repeated="3" office:value-type="float" office:value="28070" calcext:value-type="float">
            <text:p>28070</text:p>
          </table:table-cell>
          <table:table-cell/>
          <table:table-cell table:formula="of:=[.E133]-[.F133]" office:value-type="float" office:value="0" calcext:value-type="float">
            <text:p>0</text:p>
          </table:table-cell>
          <table:table-cell table:formula="of:=[.C133]-[.B133]" office:value-type="float" office:value="2913.9066" calcext:value-type="float">
            <text:p>2913.9066</text:p>
          </table:table-cell>
          <table:table-cell table:formula="of:=[.E133]-[.D133]" office:value-type="float" office:value="2402.602" calcext:value-type="float">
            <text:p>2402.602</text:p>
          </table:table-cell>
          <table:table-cell table:formula="of:=[.G133]-[.F133]" office:value-type="float" office:value="8.38609999999972" calcext:value-type="float">
            <text:p>8.3861</text:p>
          </table:table-cell>
          <table:table-cell table:formula="of:=[.I133]-[.H13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536424H00M00S" calcext:value-type="time">
            <text:p>536424:00:00</text:p>
          </table:table-cell>
          <table:table-cell office:value-type="float" office:value="20541.8587" calcext:value-type="float">
            <text:p>20541.8587</text:p>
          </table:table-cell>
          <table:table-cell office:value-type="float" office:value="22393.513" calcext:value-type="float">
            <text:p>22393.513</text:p>
          </table:table-cell>
          <table:table-cell office:value-type="float" office:value="23734.3889" calcext:value-type="float">
            <text:p>23734.3889</text:p>
          </table:table-cell>
          <table:table-cell table:number-columns-repeated="3" office:value-type="float" office:value="24361.0432" calcext:value-type="float">
            <text:p>24361.0432</text:p>
          </table:table-cell>
          <table:table-cell table:number-columns-repeated="3" office:value-type="float" office:value="33618" calcext:value-type="float">
            <text:p>33618</text:p>
          </table:table-cell>
          <table:table-cell/>
          <table:table-cell table:formula="of:=[.E134]-[.F134]" office:value-type="float" office:value="0" calcext:value-type="float">
            <text:p>0</text:p>
          </table:table-cell>
          <table:table-cell table:formula="of:=[.C134]-[.B134]" office:value-type="float" office:value="1851.6543" calcext:value-type="float">
            <text:p>1851.6543</text:p>
          </table:table-cell>
          <table:table-cell table:formula="of:=[.E134]-[.D134]" office:value-type="float" office:value="626.654299999998" calcext:value-type="float">
            <text:p>626.6543</text:p>
          </table:table-cell>
          <table:table-cell table:formula="of:=[.G134]-[.F134]" office:value-type="float" office:value="0" calcext:value-type="float">
            <text:p>0</text:p>
          </table:table-cell>
          <table:table-cell table:formula="of:=[.I134]-[.H13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091096H00M00S" calcext:value-type="time">
            <text:p>###</text:p>
          </table:table-cell>
          <table:table-cell office:value-type="float" office:value="22064.0194" calcext:value-type="float">
            <text:p>22064.0194</text:p>
          </table:table-cell>
          <table:table-cell office:value-type="float" office:value="28005.0693" calcext:value-type="float">
            <text:p>28005.0693</text:p>
          </table:table-cell>
          <table:table-cell office:value-type="float" office:value="27352.6381" calcext:value-type="float">
            <text:p>27352.6381</text:p>
          </table:table-cell>
          <table:table-cell table:number-columns-repeated="2" office:value-type="float" office:value="29776.4449" calcext:value-type="float">
            <text:p>29776.4449</text:p>
          </table:table-cell>
          <table:table-cell office:value-type="float" office:value="29778.2848" calcext:value-type="float">
            <text:p>29778.2848</text:p>
          </table:table-cell>
          <table:table-cell table:number-columns-repeated="2" office:value-type="float" office:value="43494" calcext:value-type="float">
            <text:p>43494</text:p>
          </table:table-cell>
          <table:table-cell office:value-type="float" office:value="45169" calcext:value-type="float">
            <text:p>45169</text:p>
          </table:table-cell>
          <table:table-cell/>
          <table:table-cell table:formula="of:=[.E135]-[.F135]" office:value-type="float" office:value="0" calcext:value-type="float">
            <text:p>0</text:p>
          </table:table-cell>
          <table:table-cell table:formula="of:=[.C135]-[.B135]" office:value-type="float" office:value="5941.0499" calcext:value-type="float">
            <text:p>5941.0499</text:p>
          </table:table-cell>
          <table:table-cell table:formula="of:=[.E135]-[.D135]" office:value-type="float" office:value="2423.8068" calcext:value-type="float">
            <text:p>2423.8068</text:p>
          </table:table-cell>
          <table:table-cell table:formula="of:=[.G135]-[.F135]" office:value-type="float" office:value="1.83990000000267" calcext:value-type="float">
            <text:p>1.8399</text:p>
          </table:table-cell>
          <table:table-cell table:formula="of:=[.I135]-[.H13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291424H00M00S" calcext:value-type="time">
            <text:p>###</text:p>
          </table:table-cell>
          <table:table-cell table:number-columns-repeated="2" office:value-type="float" office:value="12092.3333" calcext:value-type="float">
            <text:p>12092.3333</text:p>
          </table:table-cell>
          <table:table-cell table:number-columns-repeated="4" office:value-type="float" office:value="13018.75" calcext:value-type="float">
            <text:p>13018.75</text:p>
          </table:table-cell>
          <table:table-cell table:number-columns-repeated="3" office:value-type="float" office:value="14310" calcext:value-type="float">
            <text:p>14310</text:p>
          </table:table-cell>
          <table:table-cell/>
          <table:table-cell table:formula="of:=[.E136]-[.F136]" office:value-type="float" office:value="0" calcext:value-type="float">
            <text:p>0</text:p>
          </table:table-cell>
          <table:table-cell table:formula="of:=[.C136]-[.B136]" office:value-type="float" office:value="0" calcext:value-type="float">
            <text:p>0</text:p>
          </table:table-cell>
          <table:table-cell table:formula="of:=[.E136]-[.D136]" office:value-type="float" office:value="0" calcext:value-type="float">
            <text:p>0</text:p>
          </table:table-cell>
          <table:table-cell table:formula="of:=[.G136]-[.F136]" office:value-type="float" office:value="0" calcext:value-type="float">
            <text:p>0</text:p>
          </table:table-cell>
          <table:table-cell table:formula="of:=[.I136]-[.H1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443016H00M00S" calcext:value-type="time">
            <text:p>443016:00:00</text:p>
          </table:table-cell>
          <table:table-cell office:value-type="float" office:value="18959.2083" calcext:value-type="float">
            <text:p>18959.2083</text:p>
          </table:table-cell>
          <table:table-cell office:value-type="float" office:value="20012.697" calcext:value-type="float">
            <text:p>20012.697</text:p>
          </table:table-cell>
          <table:table-cell office:value-type="float" office:value="22093.2222" calcext:value-type="float">
            <text:p>22093.2222</text:p>
          </table:table-cell>
          <table:table-cell table:number-columns-repeated="3" office:value-type="float" office:value="22692.1944" calcext:value-type="float">
            <text:p>22692.1944</text:p>
          </table:table-cell>
          <table:table-cell table:number-columns-repeated="2" office:value-type="float" office:value="25546.5" calcext:value-type="float">
            <text:p>25546.5</text:p>
          </table:table-cell>
          <table:table-cell office:value-type="float" office:value="25636" calcext:value-type="float">
            <text:p>25636</text:p>
          </table:table-cell>
          <table:table-cell/>
          <table:table-cell table:formula="of:=[.E137]-[.F137]" office:value-type="float" office:value="0" calcext:value-type="float">
            <text:p>0</text:p>
          </table:table-cell>
          <table:table-cell table:formula="of:=[.C137]-[.B137]" office:value-type="float" office:value="1053.4887" calcext:value-type="float">
            <text:p>1053.4887</text:p>
          </table:table-cell>
          <table:table-cell table:formula="of:=[.E137]-[.D137]" office:value-type="float" office:value="598.9722" calcext:value-type="float">
            <text:p>598.9722</text:p>
          </table:table-cell>
          <table:table-cell table:formula="of:=[.G137]-[.F137]" office:value-type="float" office:value="0" calcext:value-type="float">
            <text:p>0</text:p>
          </table:table-cell>
          <table:table-cell table:formula="of:=[.I137]-[.H13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612800H00M00S" calcext:value-type="time">
            <text:p>###</text:p>
          </table:table-cell>
          <table:table-cell office:value-type="float" office:value="11501.2159" calcext:value-type="float">
            <text:p>11501.2159</text:p>
          </table:table-cell>
          <table:table-cell office:value-type="float" office:value="12347.25" calcext:value-type="float">
            <text:p>12347.25</text:p>
          </table:table-cell>
          <table:table-cell table:number-columns-repeated="4" office:value-type="float" office:value="12652.6667" calcext:value-type="float">
            <text:p>12652.6667</text:p>
          </table:table-cell>
          <table:table-cell table:number-columns-repeated="3" office:value-type="float" office:value="14730" calcext:value-type="float">
            <text:p>14730</text:p>
          </table:table-cell>
          <table:table-cell/>
          <table:table-cell table:formula="of:=[.E138]-[.F138]" office:value-type="float" office:value="0" calcext:value-type="float">
            <text:p>0</text:p>
          </table:table-cell>
          <table:table-cell table:formula="of:=[.C138]-[.B138]" office:value-type="float" office:value="846.034100000001" calcext:value-type="float">
            <text:p>846.0341</text:p>
          </table:table-cell>
          <table:table-cell table:formula="of:=[.E138]-[.D138]" office:value-type="float" office:value="0" calcext:value-type="float">
            <text:p>0</text:p>
          </table:table-cell>
          <table:table-cell table:formula="of:=[.G138]-[.F138]" office:value-type="float" office:value="0" calcext:value-type="float">
            <text:p>0</text:p>
          </table:table-cell>
          <table:table-cell table:formula="of:=[.I138]-[.H13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43704H00M00S" calcext:value-type="time">
            <text:p>643704:00:00</text:p>
          </table:table-cell>
          <table:table-cell office:value-type="float" office:value="18210.7089" calcext:value-type="float">
            <text:p>18210.7089</text:p>
          </table:table-cell>
          <table:table-cell office:value-type="float" office:value="20568.36" calcext:value-type="float">
            <text:p>20568.36</text:p>
          </table:table-cell>
          <table:table-cell office:value-type="float" office:value="21242.9082" calcext:value-type="float">
            <text:p>21242.9082</text:p>
          </table:table-cell>
          <table:table-cell table:number-columns-repeated="3" office:value-type="float" office:value="21814.25" calcext:value-type="float">
            <text:p>21814.25</text:p>
          </table:table-cell>
          <table:table-cell table:number-columns-repeated="2" office:value-type="float" office:value="24725.3333" calcext:value-type="float">
            <text:p>24725.3333</text:p>
          </table:table-cell>
          <table:table-cell office:value-type="float" office:value="25280" calcext:value-type="float">
            <text:p>25280</text:p>
          </table:table-cell>
          <table:table-cell/>
          <table:table-cell table:formula="of:=[.E139]-[.F139]" office:value-type="float" office:value="0" calcext:value-type="float">
            <text:p>0</text:p>
          </table:table-cell>
          <table:table-cell table:formula="of:=[.C139]-[.B139]" office:value-type="float" office:value="2357.6511" calcext:value-type="float">
            <text:p>2357.6511</text:p>
          </table:table-cell>
          <table:table-cell table:formula="of:=[.E139]-[.D139]" office:value-type="float" office:value="571.341799999998" calcext:value-type="float">
            <text:p>571.3418</text:p>
          </table:table-cell>
          <table:table-cell table:formula="of:=[.G139]-[.F139]" office:value-type="float" office:value="0" calcext:value-type="float">
            <text:p>0</text:p>
          </table:table-cell>
          <table:table-cell table:formula="of:=[.I139]-[.H13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810416H00M00S" calcext:value-type="time">
            <text:p>###</text:p>
          </table:table-cell>
          <table:table-cell office:value-type="float" office:value="8615.9286" calcext:value-type="float">
            <text:p>8615.9286</text:p>
          </table:table-cell>
          <table:table-cell office:value-type="float" office:value="8643.2857" calcext:value-type="float">
            <text:p>8643.2857</text:p>
          </table:table-cell>
          <table:table-cell table:number-columns-repeated="4" office:value-type="float" office:value="9195.3333" calcext:value-type="float">
            <text:p>9195.3333</text:p>
          </table:table-cell>
          <table:table-cell table:number-columns-repeated="3" office:value-type="float" office:value="9534" calcext:value-type="float">
            <text:p>9534</text:p>
          </table:table-cell>
          <table:table-cell/>
          <table:table-cell table:formula="of:=[.E140]-[.F140]" office:value-type="float" office:value="0" calcext:value-type="float">
            <text:p>0</text:p>
          </table:table-cell>
          <table:table-cell table:formula="of:=[.C140]-[.B140]" office:value-type="float" office:value="27.3571000000011" calcext:value-type="float">
            <text:p>27.3571</text:p>
          </table:table-cell>
          <table:table-cell table:formula="of:=[.E140]-[.D140]" office:value-type="float" office:value="0" calcext:value-type="float">
            <text:p>0</text:p>
          </table:table-cell>
          <table:table-cell table:formula="of:=[.G140]-[.F140]" office:value-type="float" office:value="0" calcext:value-type="float">
            <text:p>0</text:p>
          </table:table-cell>
          <table:table-cell table:formula="of:=[.I140]-[.H14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81168H00M00S" calcext:value-type="time">
            <text:p>81168:00:00</text:p>
          </table:table-cell>
          <table:table-cell office:value-type="float" office:value="15282.0521" calcext:value-type="float">
            <text:p>15282.0521</text:p>
          </table:table-cell>
          <table:table-cell office:value-type="float" office:value="16124.6275" calcext:value-type="float">
            <text:p>16124.6275</text:p>
          </table:table-cell>
          <table:table-cell office:value-type="float" office:value="16431.3175" calcext:value-type="float">
            <text:p>16431.3175</text:p>
          </table:table-cell>
          <table:table-cell table:number-columns-repeated="3" office:value-type="float" office:value="16726.8235" calcext:value-type="float">
            <text:p>16726.8235</text:p>
          </table:table-cell>
          <table:table-cell table:number-columns-repeated="3" office:value-type="float" office:value="27365" calcext:value-type="float">
            <text:p>27365</text:p>
          </table:table-cell>
          <table:table-cell/>
          <table:table-cell table:formula="of:=[.E141]-[.F141]" office:value-type="float" office:value="0" calcext:value-type="float">
            <text:p>0</text:p>
          </table:table-cell>
          <table:table-cell table:formula="of:=[.C141]-[.B141]" office:value-type="float" office:value="842.5754" calcext:value-type="float">
            <text:p>842.5754</text:p>
          </table:table-cell>
          <table:table-cell table:formula="of:=[.E141]-[.D141]" office:value-type="float" office:value="295.505999999998" calcext:value-type="float">
            <text:p>295.506</text:p>
          </table:table-cell>
          <table:table-cell table:formula="of:=[.G141]-[.F141]" office:value-type="float" office:value="0" calcext:value-type="float">
            <text:p>0</text:p>
          </table:table-cell>
          <table:table-cell table:formula="of:=[.I141]-[.H14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43032H00M00S" calcext:value-type="time">
            <text:p>43032:00:00</text:p>
          </table:table-cell>
          <table:table-cell table:number-columns-repeated="2" office:value-type="float" office:value="25483" calcext:value-type="float">
            <text:p>25483</text:p>
          </table:table-cell>
          <table:table-cell table:number-columns-repeated="7" office:value-type="float" office:value="26128" calcext:value-type="float">
            <text:p>26128</text:p>
          </table:table-cell>
          <table:table-cell/>
          <table:table-cell table:formula="of:=[.E142]-[.F142]" office:value-type="float" office:value="0" calcext:value-type="float">
            <text:p>0</text:p>
          </table:table-cell>
          <table:table-cell table:formula="of:=[.C142]-[.B142]" office:value-type="float" office:value="0" calcext:value-type="float">
            <text:p>0</text:p>
          </table:table-cell>
          <table:table-cell table:formula="of:=[.E142]-[.D142]" office:value-type="float" office:value="0" calcext:value-type="float">
            <text:p>0</text:p>
          </table:table-cell>
          <table:table-cell table:formula="of:=[.G142]-[.F142]" office:value-type="float" office:value="0" calcext:value-type="float">
            <text:p>0</text:p>
          </table:table-cell>
          <table:table-cell table:formula="of:=[.I142]-[.H1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01336H00M00S" calcext:value-type="time">
            <text:p>201336:00:00</text:p>
          </table:table-cell>
          <table:table-cell office:value-type="float" office:value="15330.75" calcext:value-type="float">
            <text:p>15330.75</text:p>
          </table:table-cell>
          <table:table-cell office:value-type="float" office:value="16188.1667" calcext:value-type="float">
            <text:p>16188.1667</text:p>
          </table:table-cell>
          <table:table-cell table:number-columns-repeated="4" office:value-type="float" office:value="16490.5" calcext:value-type="float">
            <text:p>16490.5</text:p>
          </table:table-cell>
          <table:table-cell table:number-columns-repeated="3" office:value-type="float" office:value="16658" calcext:value-type="float">
            <text:p>16658</text:p>
          </table:table-cell>
          <table:table-cell/>
          <table:table-cell table:formula="of:=[.E143]-[.F143]" office:value-type="float" office:value="0" calcext:value-type="float">
            <text:p>0</text:p>
          </table:table-cell>
          <table:table-cell table:formula="of:=[.C143]-[.B143]" office:value-type="float" office:value="857.4167" calcext:value-type="float">
            <text:p>857.4167</text:p>
          </table:table-cell>
          <table:table-cell table:formula="of:=[.E143]-[.D143]" office:value-type="float" office:value="0" calcext:value-type="float">
            <text:p>0</text:p>
          </table:table-cell>
          <table:table-cell table:formula="of:=[.G143]-[.F143]" office:value-type="float" office:value="0" calcext:value-type="float">
            <text:p>0</text:p>
          </table:table-cell>
          <table:table-cell table:formula="of:=[.I143]-[.H14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340960H00M00S" calcext:value-type="time">
            <text:p>###</text:p>
          </table:table-cell>
          <table:table-cell office:value-type="float" office:value="22266.25" calcext:value-type="float">
            <text:p>22266.25</text:p>
          </table:table-cell>
          <table:table-cell office:value-type="float" office:value="23741.5694" calcext:value-type="float">
            <text:p>23741.5694</text:p>
          </table:table-cell>
          <table:table-cell office:value-type="float" office:value="26375.2308" calcext:value-type="float">
            <text:p>26375.2308</text:p>
          </table:table-cell>
          <table:table-cell table:number-columns-repeated="3" office:value-type="float" office:value="27545" calcext:value-type="float">
            <text:p>27545</text:p>
          </table:table-cell>
          <table:table-cell table:number-columns-repeated="2" office:value-type="float" office:value="32618" calcext:value-type="float">
            <text:p>32618</text:p>
          </table:table-cell>
          <table:table-cell office:value-type="float" office:value="32844" calcext:value-type="float">
            <text:p>32844</text:p>
          </table:table-cell>
          <table:table-cell/>
          <table:table-cell table:formula="of:=[.E144]-[.F144]" office:value-type="float" office:value="0" calcext:value-type="float">
            <text:p>0</text:p>
          </table:table-cell>
          <table:table-cell table:formula="of:=[.C144]-[.B144]" office:value-type="float" office:value="1475.3194" calcext:value-type="float">
            <text:p>1475.3194</text:p>
          </table:table-cell>
          <table:table-cell table:formula="of:=[.E144]-[.D144]" office:value-type="float" office:value="1169.7692" calcext:value-type="float">
            <text:p>1169.7692</text:p>
          </table:table-cell>
          <table:table-cell table:formula="of:=[.G144]-[.F144]" office:value-type="float" office:value="0" calcext:value-type="float">
            <text:p>0</text:p>
          </table:table-cell>
          <table:table-cell table:formula="of:=[.I144]-[.H14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58152H00M00S" calcext:value-type="time">
            <text:p>658152:00:00</text:p>
          </table:table-cell>
          <table:table-cell office:value-type="float" office:value="16134.5" calcext:value-type="float">
            <text:p>16134.5</text:p>
          </table:table-cell>
          <table:table-cell office:value-type="float" office:value="16395.9583" calcext:value-type="float">
            <text:p>16395.9583</text:p>
          </table:table-cell>
          <table:table-cell table:number-columns-repeated="4" office:value-type="float" office:value="17288.6875" calcext:value-type="float">
            <text:p>17288.6875</text:p>
          </table:table-cell>
          <table:table-cell table:number-columns-repeated="3" office:value-type="float" office:value="22187" calcext:value-type="float">
            <text:p>22187</text:p>
          </table:table-cell>
          <table:table-cell/>
          <table:table-cell table:formula="of:=[.E145]-[.F145]" office:value-type="float" office:value="0" calcext:value-type="float">
            <text:p>0</text:p>
          </table:table-cell>
          <table:table-cell table:formula="of:=[.C145]-[.B145]" office:value-type="float" office:value="261.458299999998" calcext:value-type="float">
            <text:p>261.4583</text:p>
          </table:table-cell>
          <table:table-cell table:formula="of:=[.E145]-[.D145]" office:value-type="float" office:value="0" calcext:value-type="float">
            <text:p>0</text:p>
          </table:table-cell>
          <table:table-cell table:formula="of:=[.G145]-[.F145]" office:value-type="float" office:value="0" calcext:value-type="float">
            <text:p>0</text:p>
          </table:table-cell>
          <table:table-cell table:formula="of:=[.I145]-[.H14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761888H00M00S" calcext:value-type="time">
            <text:p>###</text:p>
          </table:table-cell>
          <table:table-cell office:value-type="float" office:value="14387.6305" calcext:value-type="float">
            <text:p>14387.6305</text:p>
          </table:table-cell>
          <table:table-cell office:value-type="float" office:value="15637.8996" calcext:value-type="float">
            <text:p>15637.8996</text:p>
          </table:table-cell>
          <table:table-cell office:value-type="float" office:value="16184.5181" calcext:value-type="float">
            <text:p>16184.5181</text:p>
          </table:table-cell>
          <table:table-cell table:number-columns-repeated="3" office:value-type="float" office:value="16216.6167" calcext:value-type="float">
            <text:p>16216.6167</text:p>
          </table:table-cell>
          <table:table-cell table:number-columns-repeated="3" office:value-type="float" office:value="21813" calcext:value-type="float">
            <text:p>21813</text:p>
          </table:table-cell>
          <table:table-cell/>
          <table:table-cell table:formula="of:=[.E146]-[.F146]" office:value-type="float" office:value="0" calcext:value-type="float">
            <text:p>0</text:p>
          </table:table-cell>
          <table:table-cell table:formula="of:=[.C146]-[.B146]" office:value-type="float" office:value="1250.2691" calcext:value-type="float">
            <text:p>1250.2691</text:p>
          </table:table-cell>
          <table:table-cell table:formula="of:=[.E146]-[.D146]" office:value-type="float" office:value="32.0986000000012" calcext:value-type="float">
            <text:p>32.0986</text:p>
          </table:table-cell>
          <table:table-cell table:formula="of:=[.G146]-[.F146]" office:value-type="float" office:value="0" calcext:value-type="float">
            <text:p>0</text:p>
          </table:table-cell>
          <table:table-cell table:formula="of:=[.I146]-[.H14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490344H00M00S" calcext:value-type="time">
            <text:p>490344:00:00</text:p>
          </table:table-cell>
          <table:table-cell office:value-type="float" office:value="24736.5714" calcext:value-type="float">
            <text:p>24736.5714</text:p>
          </table:table-cell>
          <table:table-cell office:value-type="float" office:value="25449.2222" calcext:value-type="float">
            <text:p>25449.2222</text:p>
          </table:table-cell>
          <table:table-cell table:number-columns-repeated="4" office:value-type="float" office:value="25804.5" calcext:value-type="float">
            <text:p>25804.5</text:p>
          </table:table-cell>
          <table:table-cell table:number-columns-repeated="3" office:value-type="float" office:value="25881" calcext:value-type="float">
            <text:p>25881</text:p>
          </table:table-cell>
          <table:table-cell/>
          <table:table-cell table:formula="of:=[.E147]-[.F147]" office:value-type="float" office:value="0" calcext:value-type="float">
            <text:p>0</text:p>
          </table:table-cell>
          <table:table-cell table:formula="of:=[.C147]-[.B147]" office:value-type="float" office:value="712.650799999999" calcext:value-type="float">
            <text:p>712.6508</text:p>
          </table:table-cell>
          <table:table-cell table:formula="of:=[.E147]-[.D147]" office:value-type="float" office:value="0" calcext:value-type="float">
            <text:p>0</text:p>
          </table:table-cell>
          <table:table-cell table:formula="of:=[.G147]-[.F147]" office:value-type="float" office:value="0" calcext:value-type="float">
            <text:p>0</text:p>
          </table:table-cell>
          <table:table-cell table:formula="of:=[.I147]-[.H14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453120H00M00S" calcext:value-type="time">
            <text:p>453120:00:00</text:p>
          </table:table-cell>
          <table:table-cell office:value-type="float" office:value="11256.7083" calcext:value-type="float">
            <text:p>11256.7083</text:p>
          </table:table-cell>
          <table:table-cell office:value-type="float" office:value="12287.7308" calcext:value-type="float">
            <text:p>12287.7308</text:p>
          </table:table-cell>
          <table:table-cell office:value-type="float" office:value="12760.2065" calcext:value-type="float">
            <text:p>12760.2065</text:p>
          </table:table-cell>
          <table:table-cell table:number-columns-repeated="3" office:value-type="float" office:value="13222.0652" calcext:value-type="float">
            <text:p>13222.0652</text:p>
          </table:table-cell>
          <table:table-cell table:number-columns-repeated="3" office:value-type="float" office:value="14822" calcext:value-type="float">
            <text:p>14822</text:p>
          </table:table-cell>
          <table:table-cell/>
          <table:table-cell table:formula="of:=[.E148]-[.F148]" office:value-type="float" office:value="0" calcext:value-type="float">
            <text:p>0</text:p>
          </table:table-cell>
          <table:table-cell table:formula="of:=[.C148]-[.B148]" office:value-type="float" office:value="1031.0225" calcext:value-type="float">
            <text:p>1031.0225</text:p>
          </table:table-cell>
          <table:table-cell table:formula="of:=[.E148]-[.D148]" office:value-type="float" office:value="461.858699999999" calcext:value-type="float">
            <text:p>461.8587</text:p>
          </table:table-cell>
          <table:table-cell table:formula="of:=[.G148]-[.F148]" office:value-type="float" office:value="0" calcext:value-type="float">
            <text:p>0</text:p>
          </table:table-cell>
          <table:table-cell table:formula="of:=[.I148]-[.H14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811344H00M00S" calcext:value-type="time">
            <text:p>811344:00:00</text:p>
          </table:table-cell>
          <table:table-cell office:value-type="float" office:value="22122.1689" calcext:value-type="float">
            <text:p>22122.1689</text:p>
          </table:table-cell>
          <table:table-cell office:value-type="float" office:value="26855.15" calcext:value-type="float">
            <text:p>26855.15</text:p>
          </table:table-cell>
          <table:table-cell office:value-type="float" office:value="25565" calcext:value-type="float">
            <text:p>25565</text:p>
          </table:table-cell>
          <table:table-cell table:number-columns-repeated="6" office:value-type="float" office:value="28349" calcext:value-type="float">
            <text:p>28349</text:p>
          </table:table-cell>
          <table:table-cell/>
          <table:table-cell table:formula="of:=[.E149]-[.F149]" office:value-type="float" office:value="0" calcext:value-type="float">
            <text:p>0</text:p>
          </table:table-cell>
          <table:table-cell table:formula="of:=[.C149]-[.B149]" office:value-type="float" office:value="4732.9811" calcext:value-type="float">
            <text:p>4732.9811</text:p>
          </table:table-cell>
          <table:table-cell table:formula="of:=[.E149]-[.D149]" office:value-type="float" office:value="2784" calcext:value-type="float">
            <text:p>2784</text:p>
          </table:table-cell>
          <table:table-cell table:formula="of:=[.G149]-[.F149]" office:value-type="float" office:value="0" calcext:value-type="float">
            <text:p>0</text:p>
          </table:table-cell>
          <table:table-cell table:formula="of:=[.I149]-[.H14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25712H00M00S" calcext:value-type="time">
            <text:p>125712:00:00</text:p>
          </table:table-cell>
          <table:table-cell office:value-type="float" office:value="19708.25" calcext:value-type="float">
            <text:p>19708.25</text:p>
          </table:table-cell>
          <table:table-cell office:value-type="float" office:value="21446.3958" calcext:value-type="float">
            <text:p>21446.3958</text:p>
          </table:table-cell>
          <table:table-cell office:value-type="float" office:value="23310.9911" calcext:value-type="float">
            <text:p>23310.9911</text:p>
          </table:table-cell>
          <table:table-cell table:number-columns-repeated="3" office:value-type="float" office:value="23654.1833" calcext:value-type="float">
            <text:p>23654.1833</text:p>
          </table:table-cell>
          <table:table-cell table:number-columns-repeated="3" office:value-type="float" office:value="26591" calcext:value-type="float">
            <text:p>26591</text:p>
          </table:table-cell>
          <table:table-cell/>
          <table:table-cell table:formula="of:=[.E150]-[.F150]" office:value-type="float" office:value="0" calcext:value-type="float">
            <text:p>0</text:p>
          </table:table-cell>
          <table:table-cell table:formula="of:=[.C150]-[.B150]" office:value-type="float" office:value="1738.1458" calcext:value-type="float">
            <text:p>1738.1458</text:p>
          </table:table-cell>
          <table:table-cell table:formula="of:=[.E150]-[.D150]" office:value-type="float" office:value="343.192200000001" calcext:value-type="float">
            <text:p>343.1922</text:p>
          </table:table-cell>
          <table:table-cell table:formula="of:=[.G150]-[.F150]" office:value-type="float" office:value="0" calcext:value-type="float">
            <text:p>0</text:p>
          </table:table-cell>
          <table:table-cell table:formula="of:=[.I150]-[.H15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159688H00M00S" calcext:value-type="time">
            <text:p>###</text:p>
          </table:table-cell>
          <table:table-cell office:value-type="float" office:value="17616.625" calcext:value-type="float">
            <text:p>17616.625</text:p>
          </table:table-cell>
          <table:table-cell office:value-type="float" office:value="18017.9091" calcext:value-type="float">
            <text:p>18017.9091</text:p>
          </table:table-cell>
          <table:table-cell office:value-type="float" office:value="19027.4286" calcext:value-type="float">
            <text:p>19027.4286</text:p>
          </table:table-cell>
          <table:table-cell table:number-columns-repeated="3" office:value-type="float" office:value="19111.5" calcext:value-type="float">
            <text:p>19111.5</text:p>
          </table:table-cell>
          <table:table-cell table:number-columns-repeated="3" office:value-type="float" office:value="20118" calcext:value-type="float">
            <text:p>20118</text:p>
          </table:table-cell>
          <table:table-cell/>
          <table:table-cell table:formula="of:=[.E151]-[.F151]" office:value-type="float" office:value="0" calcext:value-type="float">
            <text:p>0</text:p>
          </table:table-cell>
          <table:table-cell table:formula="of:=[.C151]-[.B151]" office:value-type="float" office:value="401.284100000001" calcext:value-type="float">
            <text:p>401.2841</text:p>
          </table:table-cell>
          <table:table-cell table:formula="of:=[.E151]-[.D151]" office:value-type="float" office:value="84.0714000000007" calcext:value-type="float">
            <text:p>84.0714</text:p>
          </table:table-cell>
          <table:table-cell table:formula="of:=[.G151]-[.F151]" office:value-type="float" office:value="0" calcext:value-type="float">
            <text:p>0</text:p>
          </table:table-cell>
          <table:table-cell table:formula="of:=[.I151]-[.H15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003496H00M00S" calcext:value-type="time">
            <text:p>###</text:p>
          </table:table-cell>
          <table:table-cell office:value-type="float" office:value="14350.75" calcext:value-type="float">
            <text:p>14350.75</text:p>
          </table:table-cell>
          <table:table-cell office:value-type="float" office:value="14488" calcext:value-type="float">
            <text:p>14488</text:p>
          </table:table-cell>
          <table:table-cell table:number-columns-repeated="4" office:value-type="float" office:value="15647.5" calcext:value-type="float">
            <text:p>15647.5</text:p>
          </table:table-cell>
          <table:table-cell table:number-columns-repeated="3" office:value-type="float" office:value="16508" calcext:value-type="float">
            <text:p>16508</text:p>
          </table:table-cell>
          <table:table-cell/>
          <table:table-cell table:formula="of:=[.E152]-[.F152]" office:value-type="float" office:value="0" calcext:value-type="float">
            <text:p>0</text:p>
          </table:table-cell>
          <table:table-cell table:formula="of:=[.C152]-[.B152]" office:value-type="float" office:value="137.25" calcext:value-type="float">
            <text:p>137.25</text:p>
          </table:table-cell>
          <table:table-cell table:formula="of:=[.E152]-[.D152]" office:value-type="float" office:value="0" calcext:value-type="float">
            <text:p>0</text:p>
          </table:table-cell>
          <table:table-cell table:formula="of:=[.G152]-[.F152]" office:value-type="float" office:value="0" calcext:value-type="float">
            <text:p>0</text:p>
          </table:table-cell>
          <table:table-cell table:formula="of:=[.I152]-[.H15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56144H00M00S" calcext:value-type="time">
            <text:p>156144:00:00</text:p>
          </table:table-cell>
          <table:table-cell office:value-type="float" office:value="20250.75" calcext:value-type="float">
            <text:p>20250.75</text:p>
          </table:table-cell>
          <table:table-cell office:value-type="float" office:value="21299.8889" calcext:value-type="float">
            <text:p>21299.8889</text:p>
          </table:table-cell>
          <table:table-cell office:value-type="float" office:value="23153.2727" calcext:value-type="float">
            <text:p>23153.2727</text:p>
          </table:table-cell>
          <table:table-cell table:number-columns-repeated="6" office:value-type="float" office:value="23513" calcext:value-type="float">
            <text:p>23513</text:p>
          </table:table-cell>
          <table:table-cell/>
          <table:table-cell table:formula="of:=[.E153]-[.F153]" office:value-type="float" office:value="0" calcext:value-type="float">
            <text:p>0</text:p>
          </table:table-cell>
          <table:table-cell table:formula="of:=[.C153]-[.B153]" office:value-type="float" office:value="1049.1389" calcext:value-type="float">
            <text:p>1049.1389</text:p>
          </table:table-cell>
          <table:table-cell table:formula="of:=[.E153]-[.D153]" office:value-type="float" office:value="359.727299999999" calcext:value-type="float">
            <text:p>359.7273</text:p>
          </table:table-cell>
          <table:table-cell table:formula="of:=[.G153]-[.F153]" office:value-type="float" office:value="0" calcext:value-type="float">
            <text:p>0</text:p>
          </table:table-cell>
          <table:table-cell table:formula="of:=[.I153]-[.H15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634208H00M00S" calcext:value-type="time">
            <text:p>###</text:p>
          </table:table-cell>
          <table:table-cell office:value-type="float" office:value="9650.75" calcext:value-type="float">
            <text:p>9650.75</text:p>
          </table:table-cell>
          <table:table-cell office:value-type="float" office:value="11191.3248" calcext:value-type="float">
            <text:p>11191.3248</text:p>
          </table:table-cell>
          <table:table-cell office:value-type="float" office:value="11627.3748" calcext:value-type="float">
            <text:p>11627.3748</text:p>
          </table:table-cell>
          <table:table-cell table:number-columns-repeated="2" office:value-type="float" office:value="12173.3558" calcext:value-type="float">
            <text:p>12173.3558</text:p>
          </table:table-cell>
          <table:table-cell office:value-type="float" office:value="12178.7115" calcext:value-type="float">
            <text:p>12178.7115</text:p>
          </table:table-cell>
          <table:table-cell table:number-columns-repeated="3" office:value-type="float" office:value="16725" calcext:value-type="float">
            <text:p>16725</text:p>
          </table:table-cell>
          <table:table-cell/>
          <table:table-cell table:formula="of:=[.E154]-[.F154]" office:value-type="float" office:value="0" calcext:value-type="float">
            <text:p>0</text:p>
          </table:table-cell>
          <table:table-cell table:formula="of:=[.C154]-[.B154]" office:value-type="float" office:value="1540.5748" calcext:value-type="float">
            <text:p>1540.5748</text:p>
          </table:table-cell>
          <table:table-cell table:formula="of:=[.E154]-[.D154]" office:value-type="float" office:value="545.981" calcext:value-type="float">
            <text:p>545.981</text:p>
          </table:table-cell>
          <table:table-cell table:formula="of:=[.G154]-[.F154]" office:value-type="float" office:value="5.35570000000007" calcext:value-type="float">
            <text:p>5.3557</text:p>
          </table:table-cell>
          <table:table-cell table:formula="of:=[.I154]-[.H15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024656H00M00S" calcext:value-type="time">
            <text:p>1024656:00:00</text:p>
          </table:table-cell>
          <table:table-cell office:value-type="float" office:value="21478.5783" calcext:value-type="float">
            <text:p>21478.5783</text:p>
          </table:table-cell>
          <table:table-cell office:value-type="float" office:value="22774.6316" calcext:value-type="float">
            <text:p>22774.6316</text:p>
          </table:table-cell>
          <table:table-cell office:value-type="float" office:value="23766.9167" calcext:value-type="float">
            <text:p>23766.9167</text:p>
          </table:table-cell>
          <table:table-cell table:number-columns-repeated="3" office:value-type="float" office:value="23948.8947" calcext:value-type="float">
            <text:p>23948.8947</text:p>
          </table:table-cell>
          <table:table-cell table:number-columns-repeated="3" office:value-type="float" office:value="26574" calcext:value-type="float">
            <text:p>26574</text:p>
          </table:table-cell>
          <table:table-cell/>
          <table:table-cell table:formula="of:=[.E155]-[.F155]" office:value-type="float" office:value="0" calcext:value-type="float">
            <text:p>0</text:p>
          </table:table-cell>
          <table:table-cell table:formula="of:=[.C155]-[.B155]" office:value-type="float" office:value="1296.0533" calcext:value-type="float">
            <text:p>1296.0533</text:p>
          </table:table-cell>
          <table:table-cell table:formula="of:=[.E155]-[.D155]" office:value-type="float" office:value="181.977999999999" calcext:value-type="float">
            <text:p>181.978</text:p>
          </table:table-cell>
          <table:table-cell table:formula="of:=[.G155]-[.F155]" office:value-type="float" office:value="0" calcext:value-type="float">
            <text:p>0</text:p>
          </table:table-cell>
          <table:table-cell table:formula="of:=[.I155]-[.H15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945248H00M00S" calcext:value-type="time">
            <text:p>###</text:p>
          </table:table-cell>
          <table:table-cell office:value-type="float" office:value="13810.3333" calcext:value-type="float">
            <text:p>13810.3333</text:p>
          </table:table-cell>
          <table:table-cell office:value-type="float" office:value="14138.5" calcext:value-type="float">
            <text:p>14138.5</text:p>
          </table:table-cell>
          <table:table-cell table:number-columns-repeated="4" office:value-type="float" office:value="14233.5" calcext:value-type="float">
            <text:p>14233.5</text:p>
          </table:table-cell>
          <table:table-cell table:number-columns-repeated="3" office:value-type="float" office:value="14477" calcext:value-type="float">
            <text:p>14477</text:p>
          </table:table-cell>
          <table:table-cell/>
          <table:table-cell table:formula="of:=[.E156]-[.F156]" office:value-type="float" office:value="0" calcext:value-type="float">
            <text:p>0</text:p>
          </table:table-cell>
          <table:table-cell table:formula="of:=[.C156]-[.B156]" office:value-type="float" office:value="328.1667" calcext:value-type="float">
            <text:p>328.1667</text:p>
          </table:table-cell>
          <table:table-cell table:formula="of:=[.E156]-[.D156]" office:value-type="float" office:value="0" calcext:value-type="float">
            <text:p>0</text:p>
          </table:table-cell>
          <table:table-cell table:formula="of:=[.G156]-[.F156]" office:value-type="float" office:value="0" calcext:value-type="float">
            <text:p>0</text:p>
          </table:table-cell>
          <table:table-cell table:formula="of:=[.I156]-[.H15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286616H00M00S" calcext:value-type="time">
            <text:p>###</text:p>
          </table:table-cell>
          <table:table-cell office:value-type="float" office:value="11868.1122" calcext:value-type="float">
            <text:p>11868.1122</text:p>
          </table:table-cell>
          <table:table-cell office:value-type="float" office:value="13854.25" calcext:value-type="float">
            <text:p>13854.25</text:p>
          </table:table-cell>
          <table:table-cell office:value-type="float" office:value="14223.7604" calcext:value-type="float">
            <text:p>14223.7604</text:p>
          </table:table-cell>
          <table:table-cell table:number-columns-repeated="3" office:value-type="float" office:value="14241.5" calcext:value-type="float">
            <text:p>14241.5</text:p>
          </table:table-cell>
          <table:table-cell table:number-columns-repeated="3" office:value-type="float" office:value="16064" calcext:value-type="float">
            <text:p>16064</text:p>
          </table:table-cell>
          <table:table-cell/>
          <table:table-cell table:formula="of:=[.E157]-[.F157]" office:value-type="float" office:value="0" calcext:value-type="float">
            <text:p>0</text:p>
          </table:table-cell>
          <table:table-cell table:formula="of:=[.C157]-[.B157]" office:value-type="float" office:value="1986.1378" calcext:value-type="float">
            <text:p>1986.1378</text:p>
          </table:table-cell>
          <table:table-cell table:formula="of:=[.E157]-[.D157]" office:value-type="float" office:value="17.7396000000008" calcext:value-type="float">
            <text:p>17.7396</text:p>
          </table:table-cell>
          <table:table-cell table:formula="of:=[.G157]-[.F157]" office:value-type="float" office:value="0" calcext:value-type="float">
            <text:p>0</text:p>
          </table:table-cell>
          <table:table-cell table:formula="of:=[.I157]-[.H15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930504H00M00S" calcext:value-type="time">
            <text:p>930504:00:00</text:p>
          </table:table-cell>
          <table:table-cell office:value-type="float" office:value="14936.075" calcext:value-type="float">
            <text:p>14936.075</text:p>
          </table:table-cell>
          <table:table-cell office:value-type="float" office:value="16122.8492" calcext:value-type="float">
            <text:p>16122.8492</text:p>
          </table:table-cell>
          <table:table-cell office:value-type="float" office:value="16457.0755" calcext:value-type="float">
            <text:p>16457.0755</text:p>
          </table:table-cell>
          <table:table-cell table:number-columns-repeated="3" office:value-type="float" office:value="17076.991" calcext:value-type="float">
            <text:p>17076.991</text:p>
          </table:table-cell>
          <table:table-cell table:number-columns-repeated="3" office:value-type="float" office:value="20603" calcext:value-type="float">
            <text:p>20603</text:p>
          </table:table-cell>
          <table:table-cell/>
          <table:table-cell table:formula="of:=[.E158]-[.F158]" office:value-type="float" office:value="0" calcext:value-type="float">
            <text:p>0</text:p>
          </table:table-cell>
          <table:table-cell table:formula="of:=[.C158]-[.B158]" office:value-type="float" office:value="1186.7742" calcext:value-type="float">
            <text:p>1186.7742</text:p>
          </table:table-cell>
          <table:table-cell table:formula="of:=[.E158]-[.D158]" office:value-type="float" office:value="619.915500000003" calcext:value-type="float">
            <text:p>619.9155</text:p>
          </table:table-cell>
          <table:table-cell table:formula="of:=[.G158]-[.F158]" office:value-type="float" office:value="0" calcext:value-type="float">
            <text:p>0</text:p>
          </table:table-cell>
          <table:table-cell table:formula="of:=[.I158]-[.H15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39736H00M00S" calcext:value-type="time">
            <text:p>239736:00:00</text:p>
          </table:table-cell>
          <table:table-cell office:value-type="float" office:value="23896.615" calcext:value-type="float">
            <text:p>23896.615</text:p>
          </table:table-cell>
          <table:table-cell office:value-type="float" office:value="28601.2189" calcext:value-type="float">
            <text:p>28601.2189</text:p>
          </table:table-cell>
          <table:table-cell office:value-type="float" office:value="28471.2336" calcext:value-type="float">
            <text:p>28471.2336</text:p>
          </table:table-cell>
          <table:table-cell table:number-columns-repeated="2" office:value-type="float" office:value="30579.67" calcext:value-type="float">
            <text:p>30579.67</text:p>
          </table:table-cell>
          <table:table-cell office:value-type="float" office:value="30580.638" calcext:value-type="float">
            <text:p>30580.638</text:p>
          </table:table-cell>
          <table:table-cell table:number-columns-repeated="3" office:value-type="float" office:value="37580" calcext:value-type="float">
            <text:p>37580</text:p>
          </table:table-cell>
          <table:table-cell/>
          <table:table-cell table:formula="of:=[.E159]-[.F159]" office:value-type="float" office:value="0" calcext:value-type="float">
            <text:p>0</text:p>
          </table:table-cell>
          <table:table-cell table:formula="of:=[.C159]-[.B159]" office:value-type="float" office:value="4704.6039" calcext:value-type="float">
            <text:p>4704.6039</text:p>
          </table:table-cell>
          <table:table-cell table:formula="of:=[.E159]-[.D159]" office:value-type="float" office:value="2108.4364" calcext:value-type="float">
            <text:p>2108.4364</text:p>
          </table:table-cell>
          <table:table-cell table:formula="of:=[.G159]-[.F159]" office:value-type="float" office:value="0.968000000000757" calcext:value-type="float">
            <text:p>0.968</text:p>
          </table:table-cell>
          <table:table-cell table:formula="of:=[.I159]-[.H15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527664H00M00S" calcext:value-type="time">
            <text:p>527664:00:00</text:p>
          </table:table-cell>
          <table:table-cell office:value-type="float" office:value="18278.2517" calcext:value-type="float">
            <text:p>18278.2517</text:p>
          </table:table-cell>
          <table:table-cell office:value-type="float" office:value="23727.1587" calcext:value-type="float">
            <text:p>23727.1587</text:p>
          </table:table-cell>
          <table:table-cell office:value-type="float" office:value="21399.614" calcext:value-type="float">
            <text:p>21399.614</text:p>
          </table:table-cell>
          <table:table-cell table:number-columns-repeated="2" office:value-type="float" office:value="25684.8157" calcext:value-type="float">
            <text:p>25684.8157</text:p>
          </table:table-cell>
          <table:table-cell office:value-type="float" office:value="25695.3266" calcext:value-type="float">
            <text:p>25695.3266</text:p>
          </table:table-cell>
          <table:table-cell table:number-columns-repeated="3" office:value-type="float" office:value="35831" calcext:value-type="float">
            <text:p>35831</text:p>
          </table:table-cell>
          <table:table-cell/>
          <table:table-cell table:formula="of:=[.E160]-[.F160]" office:value-type="float" office:value="0" calcext:value-type="float">
            <text:p>0</text:p>
          </table:table-cell>
          <table:table-cell table:formula="of:=[.C160]-[.B160]" office:value-type="float" office:value="5448.907" calcext:value-type="float">
            <text:p>5448.907</text:p>
          </table:table-cell>
          <table:table-cell table:formula="of:=[.E160]-[.D160]" office:value-type="float" office:value="4285.2017" calcext:value-type="float">
            <text:p>4285.2017</text:p>
          </table:table-cell>
          <table:table-cell table:formula="of:=[.G160]-[.F160]" office:value-type="float" office:value="10.5109000000011" calcext:value-type="float">
            <text:p>10.5109</text:p>
          </table:table-cell>
          <table:table-cell table:formula="of:=[.I160]-[.H16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475928H00M00S" calcext:value-type="time">
            <text:p>###</text:p>
          </table:table-cell>
          <table:table-cell office:value-type="float" office:value="3691.7" calcext:value-type="float">
            <text:p>3691.7</text:p>
          </table:table-cell>
          <table:table-cell office:value-type="float" office:value="3722" calcext:value-type="float">
            <text:p>3722</text:p>
          </table:table-cell>
          <table:table-cell table:number-columns-repeated="4" office:value-type="float" office:value="3943.0357" calcext:value-type="float">
            <text:p>3943.0357</text:p>
          </table:table-cell>
          <table:table-cell table:number-columns-repeated="3" office:value-type="float" office:value="4998" calcext:value-type="float">
            <text:p>4998</text:p>
          </table:table-cell>
          <table:table-cell/>
          <table:table-cell table:formula="of:=[.E161]-[.F161]" office:value-type="float" office:value="0" calcext:value-type="float">
            <text:p>0</text:p>
          </table:table-cell>
          <table:table-cell table:formula="of:=[.C161]-[.B161]" office:value-type="float" office:value="30.3000000000002" calcext:value-type="float">
            <text:p>30.3</text:p>
          </table:table-cell>
          <table:table-cell table:formula="of:=[.E161]-[.D161]" office:value-type="float" office:value="0" calcext:value-type="float">
            <text:p>0</text:p>
          </table:table-cell>
          <table:table-cell table:formula="of:=[.G161]-[.F161]" office:value-type="float" office:value="0" calcext:value-type="float">
            <text:p>0</text:p>
          </table:table-cell>
          <table:table-cell table:formula="of:=[.I161]-[.H16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739320H00M00S" calcext:value-type="time">
            <text:p>739320:00:00</text:p>
          </table:table-cell>
          <table:table-cell office:value-type="float" office:value="14987.2233" calcext:value-type="float">
            <text:p>14987.2233</text:p>
          </table:table-cell>
          <table:table-cell office:value-type="float" office:value="15860.8148" calcext:value-type="float">
            <text:p>15860.8148</text:p>
          </table:table-cell>
          <table:table-cell office:value-type="float" office:value="16112.8125" calcext:value-type="float">
            <text:p>16112.8125</text:p>
          </table:table-cell>
          <table:table-cell table:number-columns-repeated="3" office:value-type="float" office:value="16658.8333" calcext:value-type="float">
            <text:p>16658.8333</text:p>
          </table:table-cell>
          <table:table-cell table:number-columns-repeated="3" office:value-type="float" office:value="24033" calcext:value-type="float">
            <text:p>24033</text:p>
          </table:table-cell>
          <table:table-cell/>
          <table:table-cell table:formula="of:=[.E162]-[.F162]" office:value-type="float" office:value="0" calcext:value-type="float">
            <text:p>0</text:p>
          </table:table-cell>
          <table:table-cell table:formula="of:=[.C162]-[.B162]" office:value-type="float" office:value="873.5915" calcext:value-type="float">
            <text:p>873.5915</text:p>
          </table:table-cell>
          <table:table-cell table:formula="of:=[.E162]-[.D162]" office:value-type="float" office:value="546.020799999998" calcext:value-type="float">
            <text:p>546.0208</text:p>
          </table:table-cell>
          <table:table-cell table:formula="of:=[.G162]-[.F162]" office:value-type="float" office:value="0" calcext:value-type="float">
            <text:p>0</text:p>
          </table:table-cell>
          <table:table-cell table:formula="of:=[.I162]-[.H1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0480H00M00S" calcext:value-type="time">
            <text:p>60480:00:00</text:p>
          </table:table-cell>
          <table:table-cell office:value-type="float" office:value="22903.3021" calcext:value-type="float">
            <text:p>22903.3021</text:p>
          </table:table-cell>
          <table:table-cell office:value-type="float" office:value="23827.25" calcext:value-type="float">
            <text:p>23827.25</text:p>
          </table:table-cell>
          <table:table-cell office:value-type="float" office:value="26505.9847" calcext:value-type="float">
            <text:p>26505.9847</text:p>
          </table:table-cell>
          <table:table-cell table:number-columns-repeated="3" office:value-type="float" office:value="26551.5352" calcext:value-type="float">
            <text:p>26551.5352</text:p>
          </table:table-cell>
          <table:table-cell table:number-columns-repeated="3" office:value-type="float" office:value="26835" calcext:value-type="float">
            <text:p>26835</text:p>
          </table:table-cell>
          <table:table-cell/>
          <table:table-cell table:formula="of:=[.E163]-[.F163]" office:value-type="float" office:value="0" calcext:value-type="float">
            <text:p>0</text:p>
          </table:table-cell>
          <table:table-cell table:formula="of:=[.C163]-[.B163]" office:value-type="float" office:value="923.947899999999" calcext:value-type="float">
            <text:p>923.9479</text:p>
          </table:table-cell>
          <table:table-cell table:formula="of:=[.E163]-[.D163]" office:value-type="float" office:value="45.5504999999976" calcext:value-type="float">
            <text:p>45.5505</text:p>
          </table:table-cell>
          <table:table-cell table:formula="of:=[.G163]-[.F163]" office:value-type="float" office:value="0" calcext:value-type="float">
            <text:p>0</text:p>
          </table:table-cell>
          <table:table-cell table:formula="of:=[.I163]-[.H1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383048H00M00S" calcext:value-type="time">
            <text:p>###</text:p>
          </table:table-cell>
          <table:table-cell office:value-type="float" office:value="32025.1429" calcext:value-type="float">
            <text:p>32025.1429</text:p>
          </table:table-cell>
          <table:table-cell office:value-type="float" office:value="33436.6724" calcext:value-type="float">
            <text:p>33436.6724</text:p>
          </table:table-cell>
          <table:table-cell office:value-type="float" office:value="35243.6266" calcext:value-type="float">
            <text:p>35243.6266</text:p>
          </table:table-cell>
          <table:table-cell table:number-columns-repeated="3" office:value-type="float" office:value="36037.75" calcext:value-type="float">
            <text:p>36037.75</text:p>
          </table:table-cell>
          <table:table-cell table:number-columns-repeated="3" office:value-type="float" office:value="38712" calcext:value-type="float">
            <text:p>38712</text:p>
          </table:table-cell>
          <table:table-cell/>
          <table:table-cell table:formula="of:=[.E164]-[.F164]" office:value-type="float" office:value="0" calcext:value-type="float">
            <text:p>0</text:p>
          </table:table-cell>
          <table:table-cell table:formula="of:=[.C164]-[.B164]" office:value-type="float" office:value="1411.5295" calcext:value-type="float">
            <text:p>1411.5295</text:p>
          </table:table-cell>
          <table:table-cell table:formula="of:=[.E164]-[.D164]" office:value-type="float" office:value="794.123399999997" calcext:value-type="float">
            <text:p>794.1234</text:p>
          </table:table-cell>
          <table:table-cell table:formula="of:=[.G164]-[.F164]" office:value-type="float" office:value="0" calcext:value-type="float">
            <text:p>0</text:p>
          </table:table-cell>
          <table:table-cell table:formula="of:=[.I164]-[.H16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243440H00M00S" calcext:value-type="time">
            <text:p>###</text:p>
          </table:table-cell>
          <table:table-cell office:value-type="float" office:value="21312.2813" calcext:value-type="float">
            <text:p>21312.2813</text:p>
          </table:table-cell>
          <table:table-cell office:value-type="float" office:value="23029.3295" calcext:value-type="float">
            <text:p>23029.3295</text:p>
          </table:table-cell>
          <table:table-cell office:value-type="float" office:value="23718.2374" calcext:value-type="float">
            <text:p>23718.2374</text:p>
          </table:table-cell>
          <table:table-cell table:number-columns-repeated="3" office:value-type="float" office:value="24469.7377" calcext:value-type="float">
            <text:p>24469.7377</text:p>
          </table:table-cell>
          <table:table-cell table:number-columns-repeated="3" office:value-type="float" office:value="27848" calcext:value-type="float">
            <text:p>27848</text:p>
          </table:table-cell>
          <table:table-cell/>
          <table:table-cell table:formula="of:=[.E165]-[.F165]" office:value-type="float" office:value="0" calcext:value-type="float">
            <text:p>0</text:p>
          </table:table-cell>
          <table:table-cell table:formula="of:=[.C165]-[.B165]" office:value-type="float" office:value="1717.0482" calcext:value-type="float">
            <text:p>1717.0482</text:p>
          </table:table-cell>
          <table:table-cell table:formula="of:=[.E165]-[.D165]" office:value-type="float" office:value="751.5003" calcext:value-type="float">
            <text:p>751.5003</text:p>
          </table:table-cell>
          <table:table-cell table:formula="of:=[.G165]-[.F165]" office:value-type="float" office:value="0" calcext:value-type="float">
            <text:p>0</text:p>
          </table:table-cell>
          <table:table-cell table:formula="of:=[.I165]-[.H16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56424H00M00S" calcext:value-type="time">
            <text:p>56424:00:00</text:p>
          </table:table-cell>
          <table:table-cell office:value-type="float" office:value="13905.4601" calcext:value-type="float">
            <text:p>13905.4601</text:p>
          </table:table-cell>
          <table:table-cell office:value-type="float" office:value="15750.889" calcext:value-type="float">
            <text:p>15750.889</text:p>
          </table:table-cell>
          <table:table-cell office:value-type="float" office:value="16377.8" calcext:value-type="float">
            <text:p>16377.8</text:p>
          </table:table-cell>
          <table:table-cell table:number-columns-repeated="3" office:value-type="float" office:value="17498.5" calcext:value-type="float">
            <text:p>17498.5</text:p>
          </table:table-cell>
          <table:table-cell table:number-columns-repeated="3" office:value-type="float" office:value="18211" calcext:value-type="float">
            <text:p>18211</text:p>
          </table:table-cell>
          <table:table-cell/>
          <table:table-cell table:formula="of:=[.E166]-[.F166]" office:value-type="float" office:value="0" calcext:value-type="float">
            <text:p>0</text:p>
          </table:table-cell>
          <table:table-cell table:formula="of:=[.C166]-[.B166]" office:value-type="float" office:value="1845.4289" calcext:value-type="float">
            <text:p>1845.4289</text:p>
          </table:table-cell>
          <table:table-cell table:formula="of:=[.E166]-[.D166]" office:value-type="float" office:value="1120.7" calcext:value-type="float">
            <text:p>1120.7</text:p>
          </table:table-cell>
          <table:table-cell table:formula="of:=[.G166]-[.F166]" office:value-type="float" office:value="0" calcext:value-type="float">
            <text:p>0</text:p>
          </table:table-cell>
          <table:table-cell table:formula="of:=[.I166]-[.H16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629576H00M00S" calcext:value-type="time">
            <text:p>###</text:p>
          </table:table-cell>
          <table:table-cell office:value-type="float" office:value="11978.75" calcext:value-type="float">
            <text:p>11978.75</text:p>
          </table:table-cell>
          <table:table-cell office:value-type="float" office:value="12624.4178" calcext:value-type="float">
            <text:p>12624.4178</text:p>
          </table:table-cell>
          <table:table-cell office:value-type="float" office:value="12796.7143" calcext:value-type="float">
            <text:p>12796.7143</text:p>
          </table:table-cell>
          <table:table-cell table:number-columns-repeated="3" office:value-type="float" office:value="12956.2857" calcext:value-type="float">
            <text:p>12956.2857</text:p>
          </table:table-cell>
          <table:table-cell table:number-columns-repeated="3" office:value-type="float" office:value="14908" calcext:value-type="float">
            <text:p>14908</text:p>
          </table:table-cell>
          <table:table-cell/>
          <table:table-cell table:formula="of:=[.E167]-[.F167]" office:value-type="float" office:value="0" calcext:value-type="float">
            <text:p>0</text:p>
          </table:table-cell>
          <table:table-cell table:formula="of:=[.C167]-[.B167]" office:value-type="float" office:value="645.667799999999" calcext:value-type="float">
            <text:p>645.6678</text:p>
          </table:table-cell>
          <table:table-cell table:formula="of:=[.E167]-[.D167]" office:value-type="float" office:value="159.571400000001" calcext:value-type="float">
            <text:p>159.5714</text:p>
          </table:table-cell>
          <table:table-cell table:formula="of:=[.G167]-[.F167]" office:value-type="float" office:value="0" calcext:value-type="float">
            <text:p>0</text:p>
          </table:table-cell>
          <table:table-cell table:formula="of:=[.I167]-[.H16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775640H00M00S" calcext:value-type="time">
            <text:p>###</text:p>
          </table:table-cell>
          <table:table-cell office:value-type="float" office:value="9882.1739" calcext:value-type="float">
            <text:p>9882.1739</text:p>
          </table:table-cell>
          <table:table-cell office:value-type="float" office:value="10999.1" calcext:value-type="float">
            <text:p>10999.1</text:p>
          </table:table-cell>
          <table:table-cell office:value-type="float" office:value="11366.3333" calcext:value-type="float">
            <text:p>11366.3333</text:p>
          </table:table-cell>
          <table:table-cell table:number-columns-repeated="2" office:value-type="float" office:value="11693.6216" calcext:value-type="float">
            <text:p>11693.6216</text:p>
          </table:table-cell>
          <table:table-cell office:value-type="float" office:value="11693.9459" calcext:value-type="float">
            <text:p>11693.9459</text:p>
          </table:table-cell>
          <table:table-cell table:number-columns-repeated="3" office:value-type="float" office:value="13303" calcext:value-type="float">
            <text:p>13303</text:p>
          </table:table-cell>
          <table:table-cell/>
          <table:table-cell table:formula="of:=[.E168]-[.F168]" office:value-type="float" office:value="0" calcext:value-type="float">
            <text:p>0</text:p>
          </table:table-cell>
          <table:table-cell table:formula="of:=[.C168]-[.B168]" office:value-type="float" office:value="1116.9261" calcext:value-type="float">
            <text:p>1116.9261</text:p>
          </table:table-cell>
          <table:table-cell table:formula="of:=[.E168]-[.D168]" office:value-type="float" office:value="327.2883" calcext:value-type="float">
            <text:p>327.2883</text:p>
          </table:table-cell>
          <table:table-cell table:formula="of:=[.G168]-[.F168]" office:value-type="float" office:value="0.324300000000221" calcext:value-type="float">
            <text:p>0.3243</text:p>
          </table:table-cell>
          <table:table-cell table:formula="of:=[.I168]-[.H16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098624H00M00S" calcext:value-type="time">
            <text:p>1098624:00:00</text:p>
          </table:table-cell>
          <table:table-cell office:value-type="float" office:value="17360.5088" calcext:value-type="float">
            <text:p>17360.5088</text:p>
          </table:table-cell>
          <table:table-cell office:value-type="float" office:value="18524.0933" calcext:value-type="float">
            <text:p>18524.0933</text:p>
          </table:table-cell>
          <table:table-cell office:value-type="float" office:value="19202.25" calcext:value-type="float">
            <text:p>19202.25</text:p>
          </table:table-cell>
          <table:table-cell table:number-columns-repeated="2" office:value-type="float" office:value="20222.0156" calcext:value-type="float">
            <text:p>20222.0156</text:p>
          </table:table-cell>
          <table:table-cell office:value-type="float" office:value="20222.3497" calcext:value-type="float">
            <text:p>20222.3497</text:p>
          </table:table-cell>
          <table:table-cell table:number-columns-repeated="3" office:value-type="float" office:value="22593" calcext:value-type="float">
            <text:p>22593</text:p>
          </table:table-cell>
          <table:table-cell/>
          <table:table-cell table:formula="of:=[.E169]-[.F169]" office:value-type="float" office:value="0" calcext:value-type="float">
            <text:p>0</text:p>
          </table:table-cell>
          <table:table-cell table:formula="of:=[.C169]-[.B169]" office:value-type="float" office:value="1163.5845" calcext:value-type="float">
            <text:p>1163.5845</text:p>
          </table:table-cell>
          <table:table-cell table:formula="of:=[.E169]-[.D169]" office:value-type="float" office:value="1019.7656" calcext:value-type="float">
            <text:p>1019.7656</text:p>
          </table:table-cell>
          <table:table-cell table:formula="of:=[.G169]-[.F169]" office:value-type="float" office:value="0.334100000000035" calcext:value-type="float">
            <text:p>0.3341</text:p>
          </table:table-cell>
          <table:table-cell table:formula="of:=[.I169]-[.H16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558528H00M00S" calcext:value-type="time">
            <text:p>558528:00:00</text:p>
          </table:table-cell>
          <table:table-cell office:value-type="float" office:value="18998.1521" calcext:value-type="float">
            <text:p>18998.1521</text:p>
          </table:table-cell>
          <table:table-cell office:value-type="float" office:value="19063.3889" calcext:value-type="float">
            <text:p>19063.3889</text:p>
          </table:table-cell>
          <table:table-cell table:number-columns-repeated="4" office:value-type="float" office:value="19408.6667" calcext:value-type="float">
            <text:p>19408.6667</text:p>
          </table:table-cell>
          <table:table-cell table:number-columns-repeated="3" office:value-type="float" office:value="25572" calcext:value-type="float">
            <text:p>25572</text:p>
          </table:table-cell>
          <table:table-cell/>
          <table:table-cell table:formula="of:=[.E170]-[.F170]" office:value-type="float" office:value="0" calcext:value-type="float">
            <text:p>0</text:p>
          </table:table-cell>
          <table:table-cell table:formula="of:=[.C170]-[.B170]" office:value-type="float" office:value="65.2368000000024" calcext:value-type="float">
            <text:p>65.2368</text:p>
          </table:table-cell>
          <table:table-cell table:formula="of:=[.E170]-[.D170]" office:value-type="float" office:value="0" calcext:value-type="float">
            <text:p>0</text:p>
          </table:table-cell>
          <table:table-cell table:formula="of:=[.G170]-[.F170]" office:value-type="float" office:value="0" calcext:value-type="float">
            <text:p>0</text:p>
          </table:table-cell>
          <table:table-cell table:formula="of:=[.I170]-[.H17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585224H00M00S" calcext:value-type="time">
            <text:p>###</text:p>
          </table:table-cell>
          <table:table-cell office:value-type="float" office:value="23314.12" calcext:value-type="float">
            <text:p>23314.12</text:p>
          </table:table-cell>
          <table:table-cell office:value-type="float" office:value="24838.95" calcext:value-type="float">
            <text:p>24838.95</text:p>
          </table:table-cell>
          <table:table-cell office:value-type="float" office:value="25306.0789" calcext:value-type="float">
            <text:p>25306.0789</text:p>
          </table:table-cell>
          <table:table-cell table:number-columns-repeated="3" office:value-type="float" office:value="25611.8333" calcext:value-type="float">
            <text:p>25611.8333</text:p>
          </table:table-cell>
          <table:table-cell table:number-columns-repeated="3" office:value-type="float" office:value="27943" calcext:value-type="float">
            <text:p>27943</text:p>
          </table:table-cell>
          <table:table-cell/>
          <table:table-cell table:formula="of:=[.E171]-[.F171]" office:value-type="float" office:value="0" calcext:value-type="float">
            <text:p>0</text:p>
          </table:table-cell>
          <table:table-cell table:formula="of:=[.C171]-[.B171]" office:value-type="float" office:value="1524.83" calcext:value-type="float">
            <text:p>1524.83</text:p>
          </table:table-cell>
          <table:table-cell table:formula="of:=[.E171]-[.D171]" office:value-type="float" office:value="305.754399999998" calcext:value-type="float">
            <text:p>305.7544</text:p>
          </table:table-cell>
          <table:table-cell table:formula="of:=[.G171]-[.F171]" office:value-type="float" office:value="0" calcext:value-type="float">
            <text:p>0</text:p>
          </table:table-cell>
          <table:table-cell table:formula="of:=[.I171]-[.H17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227624H00M00S" calcext:value-type="time">
            <text:p>###</text:p>
          </table:table-cell>
          <table:table-cell office:value-type="float" office:value="10193.5" calcext:value-type="float">
            <text:p>10193.5</text:p>
          </table:table-cell>
          <table:table-cell office:value-type="float" office:value="10757" calcext:value-type="float">
            <text:p>10757</text:p>
          </table:table-cell>
          <table:table-cell table:number-columns-repeated="4" office:value-type="float" office:value="11699" calcext:value-type="float">
            <text:p>11699</text:p>
          </table:table-cell>
          <table:table-cell table:number-columns-repeated="3" office:value-type="float" office:value="13047" calcext:value-type="float">
            <text:p>13047</text:p>
          </table:table-cell>
          <table:table-cell/>
          <table:table-cell table:formula="of:=[.E172]-[.F172]" office:value-type="float" office:value="0" calcext:value-type="float">
            <text:p>0</text:p>
          </table:table-cell>
          <table:table-cell table:formula="of:=[.C172]-[.B172]" office:value-type="float" office:value="563.5" calcext:value-type="float">
            <text:p>563.5</text:p>
          </table:table-cell>
          <table:table-cell table:formula="of:=[.E172]-[.D172]" office:value-type="float" office:value="0" calcext:value-type="float">
            <text:p>0</text:p>
          </table:table-cell>
          <table:table-cell table:formula="of:=[.G172]-[.F172]" office:value-type="float" office:value="0" calcext:value-type="float">
            <text:p>0</text:p>
          </table:table-cell>
          <table:table-cell table:formula="of:=[.I172]-[.H17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228352H00M00S" calcext:value-type="time">
            <text:p>###</text:p>
          </table:table-cell>
          <table:table-cell office:value-type="float" office:value="11747.2857" calcext:value-type="float">
            <text:p>11747.2857</text:p>
          </table:table-cell>
          <table:table-cell office:value-type="float" office:value="11781.6667" calcext:value-type="float">
            <text:p>11781.6667</text:p>
          </table:table-cell>
          <table:table-cell table:number-columns-repeated="7" office:value-type="float" office:value="12151" calcext:value-type="float">
            <text:p>12151</text:p>
          </table:table-cell>
          <table:table-cell/>
          <table:table-cell table:formula="of:=[.E173]-[.F173]" office:value-type="float" office:value="0" calcext:value-type="float">
            <text:p>0</text:p>
          </table:table-cell>
          <table:table-cell table:formula="of:=[.C173]-[.B173]" office:value-type="float" office:value="34.3809999999994" calcext:value-type="float">
            <text:p>34.381</text:p>
          </table:table-cell>
          <table:table-cell table:formula="of:=[.E173]-[.D173]" office:value-type="float" office:value="0" calcext:value-type="float">
            <text:p>0</text:p>
          </table:table-cell>
          <table:table-cell table:formula="of:=[.G173]-[.F173]" office:value-type="float" office:value="0" calcext:value-type="float">
            <text:p>0</text:p>
          </table:table-cell>
          <table:table-cell table:formula="of:=[.I173]-[.H17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E174]-[.F174]" office:value-type="float" office:value="0" calcext:value-type="float">
            <text:p>0</text:p>
          </table:table-cell>
          <table:table-cell table:formula="of:=[.C174]-[.B174]" office:value-type="float" office:value="0" calcext:value-type="float">
            <text:p>0</text:p>
          </table:table-cell>
          <table:table-cell table:formula="of:=[.E174]-[.D174]" office:value-type="float" office:value="0" calcext:value-type="float">
            <text:p>0</text:p>
          </table:table-cell>
          <table:table-cell table:formula="of:=[.G174]-[.F174]" office:value-type="float" office:value="0" calcext:value-type="float">
            <text:p>0</text:p>
          </table:table-cell>
          <table:table-cell table:formula="of:=[.I174]-[.H17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/>
          <table:table-cell table:style-name="ce17" table:formula="of:=AVERAGE([.B124:.B173])" office:value-type="float" office:value="17215.430236" calcext:value-type="float">
            <text:p>17215.430236</text:p>
          </table:table-cell>
          <table:table-cell table:style-name="ce17" table:formula="of:=AVERAGE([.C124:.C173])" office:value-type="float" office:value="18701.96525" calcext:value-type="float">
            <text:p>18701.96525</text:p>
          </table:table-cell>
          <table:table-cell table:style-name="ce17" table:formula="of:=AVERAGE([.D124:.D173])" office:value-type="float" office:value="19332.552538" calcext:value-type="float">
            <text:p>19332.552538</text:p>
          </table:table-cell>
          <table:table-cell table:style-name="ce17" table:formula="of:=AVERAGE([.E124:.E173])" office:value-type="float" office:value="19912.02005" calcext:value-type="float">
            <text:p>19912.02005</text:p>
          </table:table-cell>
          <table:table-cell table:style-name="ce17" table:formula="of:=AVERAGE([.F124:.F173])" office:value-type="float" office:value="19912.02005" calcext:value-type="float">
            <text:p>19912.02005</text:p>
          </table:table-cell>
          <table:table-cell table:style-name="ce17" table:formula="of:=AVERAGE([.G124:.G173])" office:value-type="float" office:value="19913.002946" calcext:value-type="float">
            <text:p>19913.002946</text:p>
          </table:table-cell>
          <table:table-cell table:style-name="ce17" table:formula="of:=AVERAGE([.H124:.H173])" office:value-type="float" office:value="23033.576666" calcext:value-type="float">
            <text:p>23033.576666</text:p>
          </table:table-cell>
          <table:table-cell table:style-name="ce17" table:formula="of:=AVERAGE([.I124:.I173])" office:value-type="float" office:value="23033.576666" calcext:value-type="float">
            <text:p>23033.576666</text:p>
          </table:table-cell>
          <table:table-cell table:style-name="ce17" table:formula="of:=AVERAGE([.J124:.J173])" office:value-type="float" office:value="23084.48" calcext:value-type="float">
            <text:p>23084.48</text:p>
          </table:table-cell>
          <table:table-cell table:style-name="ce17"/>
          <table:table-cell table:formula="of:=[.E175]-[.F175]" office:value-type="float" office:value="0" calcext:value-type="float">
            <text:p>0</text:p>
          </table:table-cell>
          <table:table-cell table:formula="of:=[.C175]-[.B175]" office:value-type="float" office:value="1486.535014" calcext:value-type="float">
            <text:p>1486.535014</text:p>
          </table:table-cell>
          <table:table-cell table:formula="of:=[.E175]-[.D175]" office:value-type="float" office:value="579.467512000003" calcext:value-type="float">
            <text:p>579.467512</text:p>
          </table:table-cell>
          <table:table-cell table:formula="of:=[.G175]-[.F175]" office:value-type="float" office:value="0.982895999997709" calcext:value-type="float">
            <text:p>0.982896</text:p>
          </table:table-cell>
          <table:table-cell table:formula="of:=[.I175]-[.H175]" office:value-type="float" office:value="0" calcext:value-type="float">
            <text:p>0</text:p>
          </table:table-cell>
          <table:table-cell table:style-name="ce17" table:number-columns-repeated="1008"/>
        </table:table-row>
        <table:table-row table:style-name="ro1">
          <table:table-cell table:style-name="ce5"/>
          <table:table-cell table:style-name="ce12" table:number-columns-repeated="10"/>
          <table:table-cell table:formula="of:=[.E176]-[.F176]" office:value-type="float" office:value="0" calcext:value-type="float">
            <text:p>0</text:p>
          </table:table-cell>
          <table:table-cell table:formula="of:=[.C176]-[.B176]" office:value-type="float" office:value="0" calcext:value-type="float">
            <text:p>0</text:p>
          </table:table-cell>
          <table:table-cell table:formula="of:=[.E176]-[.D176]" office:value-type="float" office:value="0" calcext:value-type="float">
            <text:p>0</text:p>
          </table:table-cell>
          <table:table-cell table:formula="of:=[.G176]-[.F176]" office:value-type="float" office:value="0" calcext:value-type="float">
            <text:p>0</text:p>
          </table:table-cell>
          <table:table-cell table:formula="of:=[.I176]-[.H176]" office:value-type="float" office:value="0" calcext:value-type="float">
            <text:p>0</text:p>
          </table:table-cell>
          <table:table-cell table:style-name="ce21" office:value-type="string" calcext:value-type="string">
            <text:p>10 5</text:p>
          </table:table-cell>
          <table:table-cell table:style-name="ce12" table:number-columns-repeated="1007"/>
        </table:table-row>
        <table:table-row table:style-name="ro1">
          <table:table-cell office:value-type="time" office:time-value="PT785808H00M00S" calcext:value-type="time">
            <text:p>785808:00:00</text:p>
          </table:table-cell>
          <table:table-cell office:value-type="float" office:value="28038.6162" calcext:value-type="float">
            <text:p>28038.6162</text:p>
          </table:table-cell>
          <table:table-cell office:value-type="float" office:value="29102.9563" calcext:value-type="float">
            <text:p>29102.9563</text:p>
          </table:table-cell>
          <table:table-cell office:value-type="float" office:value="31587.2136" calcext:value-type="float">
            <text:p>31587.2136</text:p>
          </table:table-cell>
          <table:table-cell table:number-columns-repeated="3" office:value-type="float" office:value="32279.4504" calcext:value-type="float">
            <text:p>32279.4504</text:p>
          </table:table-cell>
          <table:table-cell table:number-columns-repeated="3" office:value-type="float" office:value="37333" calcext:value-type="float">
            <text:p>37333</text:p>
          </table:table-cell>
          <table:table-cell/>
          <table:table-cell table:formula="of:=[.E177]-[.F177]" office:value-type="float" office:value="0" calcext:value-type="float">
            <text:p>0</text:p>
          </table:table-cell>
          <table:table-cell table:formula="of:=[.C177]-[.B177]" office:value-type="float" office:value="1064.3401" calcext:value-type="float">
            <text:p>1064.3401</text:p>
          </table:table-cell>
          <table:table-cell table:formula="of:=[.E177]-[.D177]" office:value-type="float" office:value="692.236800000002" calcext:value-type="float">
            <text:p>692.2368</text:p>
          </table:table-cell>
          <table:table-cell table:formula="of:=[.G177]-[.F177]" office:value-type="float" office:value="0" calcext:value-type="float">
            <text:p>0</text:p>
          </table:table-cell>
          <table:table-cell table:formula="of:=[.I177]-[.H17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18600H00M00S" calcext:value-type="time">
            <text:p>618600:00:00</text:p>
          </table:table-cell>
          <table:table-cell office:value-type="float" office:value="14184.7" calcext:value-type="float">
            <text:p>14184.7</text:p>
          </table:table-cell>
          <table:table-cell office:value-type="float" office:value="15173.8594" calcext:value-type="float">
            <text:p>15173.8594</text:p>
          </table:table-cell>
          <table:table-cell table:number-columns-repeated="4" office:value-type="float" office:value="16561.125" calcext:value-type="float">
            <text:p>16561.125</text:p>
          </table:table-cell>
          <table:table-cell table:number-columns-repeated="3" office:value-type="float" office:value="20523" calcext:value-type="float">
            <text:p>20523</text:p>
          </table:table-cell>
          <table:table-cell/>
          <table:table-cell table:formula="of:=[.E178]-[.F178]" office:value-type="float" office:value="0" calcext:value-type="float">
            <text:p>0</text:p>
          </table:table-cell>
          <table:table-cell table:formula="of:=[.C178]-[.B178]" office:value-type="float" office:value="989.159399999999" calcext:value-type="float">
            <text:p>989.1594</text:p>
          </table:table-cell>
          <table:table-cell table:formula="of:=[.E178]-[.D178]" office:value-type="float" office:value="0" calcext:value-type="float">
            <text:p>0</text:p>
          </table:table-cell>
          <table:table-cell table:formula="of:=[.G178]-[.F178]" office:value-type="float" office:value="0" calcext:value-type="float">
            <text:p>0</text:p>
          </table:table-cell>
          <table:table-cell table:formula="of:=[.I178]-[.H17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78600H00M00S" calcext:value-type="time">
            <text:p>678600:00:00</text:p>
          </table:table-cell>
          <table:table-cell office:value-type="float" office:value="15131.6563" calcext:value-type="float">
            <text:p>15131.6563</text:p>
          </table:table-cell>
          <table:table-cell office:value-type="float" office:value="16618.4622" calcext:value-type="float">
            <text:p>16618.4622</text:p>
          </table:table-cell>
          <table:table-cell office:value-type="float" office:value="17539.2138" calcext:value-type="float">
            <text:p>17539.2138</text:p>
          </table:table-cell>
          <table:table-cell table:number-columns-repeated="2" office:value-type="float" office:value="17995.6319" calcext:value-type="float">
            <text:p>17995.6319</text:p>
          </table:table-cell>
          <table:table-cell office:value-type="float" office:value="17997.4861" calcext:value-type="float">
            <text:p>17997.4861</text:p>
          </table:table-cell>
          <table:table-cell table:number-columns-repeated="3" office:value-type="float" office:value="18503" calcext:value-type="float">
            <text:p>18503</text:p>
          </table:table-cell>
          <table:table-cell/>
          <table:table-cell table:formula="of:=[.E179]-[.F179]" office:value-type="float" office:value="0" calcext:value-type="float">
            <text:p>0</text:p>
          </table:table-cell>
          <table:table-cell table:formula="of:=[.C179]-[.B179]" office:value-type="float" office:value="1486.8059" calcext:value-type="float">
            <text:p>1486.8059</text:p>
          </table:table-cell>
          <table:table-cell table:formula="of:=[.E179]-[.D179]" office:value-type="float" office:value="456.418099999999" calcext:value-type="float">
            <text:p>456.4181</text:p>
          </table:table-cell>
          <table:table-cell table:formula="of:=[.G179]-[.F179]" office:value-type="float" office:value="1.85419999999795" calcext:value-type="float">
            <text:p>1.8542</text:p>
          </table:table-cell>
          <table:table-cell table:formula="of:=[.I179]-[.H17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840576H00M00S" calcext:value-type="time">
            <text:p>840576:00:00</text:p>
          </table:table-cell>
          <table:table-cell office:value-type="float" office:value="15231.1154" calcext:value-type="float">
            <text:p>15231.1154</text:p>
          </table:table-cell>
          <table:table-cell office:value-type="float" office:value="15474.5" calcext:value-type="float">
            <text:p>15474.5</text:p>
          </table:table-cell>
          <table:table-cell table:number-columns-repeated="4" office:value-type="float" office:value="15842.5" calcext:value-type="float">
            <text:p>15842.5</text:p>
          </table:table-cell>
          <table:table-cell table:number-columns-repeated="3" office:value-type="float" office:value="16715" calcext:value-type="float">
            <text:p>16715</text:p>
          </table:table-cell>
          <table:table-cell/>
          <table:table-cell table:formula="of:=[.E180]-[.F180]" office:value-type="float" office:value="0" calcext:value-type="float">
            <text:p>0</text:p>
          </table:table-cell>
          <table:table-cell table:formula="of:=[.C180]-[.B180]" office:value-type="float" office:value="243.384599999999" calcext:value-type="float">
            <text:p>243.3846</text:p>
          </table:table-cell>
          <table:table-cell table:formula="of:=[.E180]-[.D180]" office:value-type="float" office:value="0" calcext:value-type="float">
            <text:p>0</text:p>
          </table:table-cell>
          <table:table-cell table:formula="of:=[.G180]-[.F180]" office:value-type="float" office:value="0" calcext:value-type="float">
            <text:p>0</text:p>
          </table:table-cell>
          <table:table-cell table:formula="of:=[.I180]-[.H18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917240H00M00S" calcext:value-type="time">
            <text:p>###</text:p>
          </table:table-cell>
          <table:table-cell office:value-type="float" office:value="10755.1308" calcext:value-type="float">
            <text:p>10755.1308</text:p>
          </table:table-cell>
          <table:table-cell office:value-type="float" office:value="12005.4762" calcext:value-type="float">
            <text:p>12005.4762</text:p>
          </table:table-cell>
          <table:table-cell office:value-type="float" office:value="12676.0303" calcext:value-type="float">
            <text:p>12676.0303</text:p>
          </table:table-cell>
          <table:table-cell table:number-columns-repeated="3" office:value-type="float" office:value="12805.5" calcext:value-type="float">
            <text:p>12805.5</text:p>
          </table:table-cell>
          <table:table-cell table:number-columns-repeated="3" office:value-type="float" office:value="13298" calcext:value-type="float">
            <text:p>13298</text:p>
          </table:table-cell>
          <table:table-cell/>
          <table:table-cell table:formula="of:=[.E181]-[.F181]" office:value-type="float" office:value="0" calcext:value-type="float">
            <text:p>0</text:p>
          </table:table-cell>
          <table:table-cell table:formula="of:=[.C181]-[.B181]" office:value-type="float" office:value="1250.3454" calcext:value-type="float">
            <text:p>1250.3454</text:p>
          </table:table-cell>
          <table:table-cell table:formula="of:=[.E181]-[.D181]" office:value-type="float" office:value="129.4697" calcext:value-type="float">
            <text:p>129.4697</text:p>
          </table:table-cell>
          <table:table-cell table:formula="of:=[.G181]-[.F181]" office:value-type="float" office:value="0" calcext:value-type="float">
            <text:p>0</text:p>
          </table:table-cell>
          <table:table-cell table:formula="of:=[.I181]-[.H18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371920H00M00S" calcext:value-type="time">
            <text:p>###</text:p>
          </table:table-cell>
          <table:table-cell office:value-type="float" office:value="16122.0798" calcext:value-type="float">
            <text:p>16122.0798</text:p>
          </table:table-cell>
          <table:table-cell office:value-type="float" office:value="16426.3241" calcext:value-type="float">
            <text:p>16426.3241</text:p>
          </table:table-cell>
          <table:table-cell table:number-columns-repeated="4" office:value-type="float" office:value="16768.5" calcext:value-type="float">
            <text:p>16768.5</text:p>
          </table:table-cell>
          <table:table-cell table:number-columns-repeated="3" office:value-type="float" office:value="18285" calcext:value-type="float">
            <text:p>18285</text:p>
          </table:table-cell>
          <table:table-cell/>
          <table:table-cell table:formula="of:=[.E182]-[.F182]" office:value-type="float" office:value="0" calcext:value-type="float">
            <text:p>0</text:p>
          </table:table-cell>
          <table:table-cell table:formula="of:=[.C182]-[.B182]" office:value-type="float" office:value="304.244300000002" calcext:value-type="float">
            <text:p>304.2443</text:p>
          </table:table-cell>
          <table:table-cell table:formula="of:=[.E182]-[.D182]" office:value-type="float" office:value="0" calcext:value-type="float">
            <text:p>0</text:p>
          </table:table-cell>
          <table:table-cell table:formula="of:=[.G182]-[.F182]" office:value-type="float" office:value="0" calcext:value-type="float">
            <text:p>0</text:p>
          </table:table-cell>
          <table:table-cell table:formula="of:=[.I182]-[.H18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996176H00M00S" calcext:value-type="time">
            <text:p>###</text:p>
          </table:table-cell>
          <table:table-cell office:value-type="float" office:value="17139.4163" calcext:value-type="float">
            <text:p>17139.4163</text:p>
          </table:table-cell>
          <table:table-cell office:value-type="float" office:value="20209.6609" calcext:value-type="float">
            <text:p>20209.6609</text:p>
          </table:table-cell>
          <table:table-cell office:value-type="float" office:value="20803.8977" calcext:value-type="float">
            <text:p>20803.8977</text:p>
          </table:table-cell>
          <table:table-cell table:number-columns-repeated="3" office:value-type="float" office:value="21207.85" calcext:value-type="float">
            <text:p>21207.85</text:p>
          </table:table-cell>
          <table:table-cell table:number-columns-repeated="3" office:value-type="float" office:value="25778" calcext:value-type="float">
            <text:p>25778</text:p>
          </table:table-cell>
          <table:table-cell/>
          <table:table-cell table:formula="of:=[.E183]-[.F183]" office:value-type="float" office:value="0" calcext:value-type="float">
            <text:p>0</text:p>
          </table:table-cell>
          <table:table-cell table:formula="of:=[.C183]-[.B183]" office:value-type="float" office:value="3070.2446" calcext:value-type="float">
            <text:p>3070.2446</text:p>
          </table:table-cell>
          <table:table-cell table:formula="of:=[.E183]-[.D183]" office:value-type="float" office:value="403.952299999997" calcext:value-type="float">
            <text:p>403.9523</text:p>
          </table:table-cell>
          <table:table-cell table:formula="of:=[.G183]-[.F183]" office:value-type="float" office:value="0" calcext:value-type="float">
            <text:p>0</text:p>
          </table:table-cell>
          <table:table-cell table:formula="of:=[.I183]-[.H18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952536H00M00S" calcext:value-type="time">
            <text:p>952536:00:00</text:p>
          </table:table-cell>
          <table:table-cell office:value-type="float" office:value="12323.8125" calcext:value-type="float">
            <text:p>12323.8125</text:p>
          </table:table-cell>
          <table:table-cell office:value-type="float" office:value="12948.75" calcext:value-type="float">
            <text:p>12948.75</text:p>
          </table:table-cell>
          <table:table-cell table:number-columns-repeated="4" office:value-type="float" office:value="13693.5" calcext:value-type="float">
            <text:p>13693.5</text:p>
          </table:table-cell>
          <table:table-cell table:number-columns-repeated="3" office:value-type="float" office:value="15897" calcext:value-type="float">
            <text:p>15897</text:p>
          </table:table-cell>
          <table:table-cell/>
          <table:table-cell table:formula="of:=[.E184]-[.F184]" office:value-type="float" office:value="0" calcext:value-type="float">
            <text:p>0</text:p>
          </table:table-cell>
          <table:table-cell table:formula="of:=[.C184]-[.B184]" office:value-type="float" office:value="624.9375" calcext:value-type="float">
            <text:p>624.9375</text:p>
          </table:table-cell>
          <table:table-cell table:formula="of:=[.E184]-[.D184]" office:value-type="float" office:value="0" calcext:value-type="float">
            <text:p>0</text:p>
          </table:table-cell>
          <table:table-cell table:formula="of:=[.G184]-[.F184]" office:value-type="float" office:value="0" calcext:value-type="float">
            <text:p>0</text:p>
          </table:table-cell>
          <table:table-cell table:formula="of:=[.I184]-[.H18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560472H00M00S" calcext:value-type="time">
            <text:p>560472:00:00</text:p>
          </table:table-cell>
          <table:table-cell office:value-type="float" office:value="10478.1667" calcext:value-type="float">
            <text:p>10478.1667</text:p>
          </table:table-cell>
          <table:table-cell office:value-type="float" office:value="10531.5" calcext:value-type="float">
            <text:p>10531.5</text:p>
          </table:table-cell>
          <table:table-cell table:number-columns-repeated="4" office:value-type="float" office:value="11079" calcext:value-type="float">
            <text:p>11079</text:p>
          </table:table-cell>
          <table:table-cell table:number-columns-repeated="3" office:value-type="float" office:value="13537" calcext:value-type="float">
            <text:p>13537</text:p>
          </table:table-cell>
          <table:table-cell/>
          <table:table-cell table:formula="of:=[.E185]-[.F185]" office:value-type="float" office:value="0" calcext:value-type="float">
            <text:p>0</text:p>
          </table:table-cell>
          <table:table-cell table:formula="of:=[.C185]-[.B185]" office:value-type="float" office:value="53.3333000000002" calcext:value-type="float">
            <text:p>53.3333</text:p>
          </table:table-cell>
          <table:table-cell table:formula="of:=[.E185]-[.D185]" office:value-type="float" office:value="0" calcext:value-type="float">
            <text:p>0</text:p>
          </table:table-cell>
          <table:table-cell table:formula="of:=[.G185]-[.F185]" office:value-type="float" office:value="0" calcext:value-type="float">
            <text:p>0</text:p>
          </table:table-cell>
          <table:table-cell table:formula="of:=[.I185]-[.H18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301096H00M00S" calcext:value-type="time">
            <text:p>###</text:p>
          </table:table-cell>
          <table:table-cell office:value-type="float" office:value="15926" calcext:value-type="float">
            <text:p>15926</text:p>
          </table:table-cell>
          <table:table-cell office:value-type="float" office:value="16439.9167" calcext:value-type="float">
            <text:p>16439.9167</text:p>
          </table:table-cell>
          <table:table-cell table:number-columns-repeated="4" office:value-type="float" office:value="17016" calcext:value-type="float">
            <text:p>17016</text:p>
          </table:table-cell>
          <table:table-cell table:number-columns-repeated="3" office:value-type="float" office:value="17132" calcext:value-type="float">
            <text:p>17132</text:p>
          </table:table-cell>
          <table:table-cell/>
          <table:table-cell table:formula="of:=[.E186]-[.F186]" office:value-type="float" office:value="0" calcext:value-type="float">
            <text:p>0</text:p>
          </table:table-cell>
          <table:table-cell table:formula="of:=[.C186]-[.B186]" office:value-type="float" office:value="513.916700000002" calcext:value-type="float">
            <text:p>513.9167</text:p>
          </table:table-cell>
          <table:table-cell table:formula="of:=[.E186]-[.D186]" office:value-type="float" office:value="0" calcext:value-type="float">
            <text:p>0</text:p>
          </table:table-cell>
          <table:table-cell table:formula="of:=[.G186]-[.F186]" office:value-type="float" office:value="0" calcext:value-type="float">
            <text:p>0</text:p>
          </table:table-cell>
          <table:table-cell table:formula="of:=[.I186]-[.H18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822408H00M00S" calcext:value-type="time">
            <text:p>822408:00:00</text:p>
          </table:table-cell>
          <table:table-cell office:value-type="float" office:value="15204.881" calcext:value-type="float">
            <text:p>15204.881</text:p>
          </table:table-cell>
          <table:table-cell office:value-type="float" office:value="15659.9048" calcext:value-type="float">
            <text:p>15659.9048</text:p>
          </table:table-cell>
          <table:table-cell office:value-type="float" office:value="16114.4067" calcext:value-type="float">
            <text:p>16114.4067</text:p>
          </table:table-cell>
          <table:table-cell table:number-columns-repeated="3" office:value-type="float" office:value="16406.8224" calcext:value-type="float">
            <text:p>16406.8224</text:p>
          </table:table-cell>
          <table:table-cell table:number-columns-repeated="3" office:value-type="float" office:value="23371" calcext:value-type="float">
            <text:p>23371</text:p>
          </table:table-cell>
          <table:table-cell/>
          <table:table-cell table:formula="of:=[.E187]-[.F187]" office:value-type="float" office:value="0" calcext:value-type="float">
            <text:p>0</text:p>
          </table:table-cell>
          <table:table-cell table:formula="of:=[.C187]-[.B187]" office:value-type="float" office:value="455.023800000001" calcext:value-type="float">
            <text:p>455.0238</text:p>
          </table:table-cell>
          <table:table-cell table:formula="of:=[.E187]-[.D187]" office:value-type="float" office:value="292.415700000001" calcext:value-type="float">
            <text:p>292.4157</text:p>
          </table:table-cell>
          <table:table-cell table:formula="of:=[.G187]-[.F187]" office:value-type="float" office:value="0" calcext:value-type="float">
            <text:p>0</text:p>
          </table:table-cell>
          <table:table-cell table:formula="of:=[.I187]-[.H18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97200H00M00S" calcext:value-type="time">
            <text:p>97200:00:00</text:p>
          </table:table-cell>
          <table:table-cell office:value-type="float" office:value="14812.2195" calcext:value-type="float">
            <text:p>14812.2195</text:p>
          </table:table-cell>
          <table:table-cell office:value-type="float" office:value="15806.0312" calcext:value-type="float">
            <text:p>15806.0312</text:p>
          </table:table-cell>
          <table:table-cell table:number-columns-repeated="4" office:value-type="float" office:value="16365.25" calcext:value-type="float">
            <text:p>16365.25</text:p>
          </table:table-cell>
          <table:table-cell table:number-columns-repeated="3" office:value-type="float" office:value="18185" calcext:value-type="float">
            <text:p>18185</text:p>
          </table:table-cell>
          <table:table-cell/>
          <table:table-cell table:formula="of:=[.E188]-[.F188]" office:value-type="float" office:value="0" calcext:value-type="float">
            <text:p>0</text:p>
          </table:table-cell>
          <table:table-cell table:formula="of:=[.C188]-[.B188]" office:value-type="float" office:value="993.8117" calcext:value-type="float">
            <text:p>993.8117</text:p>
          </table:table-cell>
          <table:table-cell table:formula="of:=[.E188]-[.D188]" office:value-type="float" office:value="0" calcext:value-type="float">
            <text:p>0</text:p>
          </table:table-cell>
          <table:table-cell table:formula="of:=[.G188]-[.F188]" office:value-type="float" office:value="0" calcext:value-type="float">
            <text:p>0</text:p>
          </table:table-cell>
          <table:table-cell table:formula="of:=[.I188]-[.H18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940112H00M00S" calcext:value-type="time">
            <text:p>###</text:p>
          </table:table-cell>
          <table:table-cell office:value-type="float" office:value="12681.2" calcext:value-type="float">
            <text:p>12681.2</text:p>
          </table:table-cell>
          <table:table-cell office:value-type="float" office:value="13136.7778" calcext:value-type="float">
            <text:p>13136.7778</text:p>
          </table:table-cell>
          <table:table-cell table:number-columns-repeated="4" office:value-type="float" office:value="14219.7083" calcext:value-type="float">
            <text:p>14219.7083</text:p>
          </table:table-cell>
          <table:table-cell table:number-columns-repeated="3" office:value-type="float" office:value="18890" calcext:value-type="float">
            <text:p>18890</text:p>
          </table:table-cell>
          <table:table-cell/>
          <table:table-cell table:formula="of:=[.E189]-[.F189]" office:value-type="float" office:value="0" calcext:value-type="float">
            <text:p>0</text:p>
          </table:table-cell>
          <table:table-cell table:formula="of:=[.C189]-[.B189]" office:value-type="float" office:value="455.577799999999" calcext:value-type="float">
            <text:p>455.5778</text:p>
          </table:table-cell>
          <table:table-cell table:formula="of:=[.E189]-[.D189]" office:value-type="float" office:value="0" calcext:value-type="float">
            <text:p>0</text:p>
          </table:table-cell>
          <table:table-cell table:formula="of:=[.G189]-[.F189]" office:value-type="float" office:value="0" calcext:value-type="float">
            <text:p>0</text:p>
          </table:table-cell>
          <table:table-cell table:formula="of:=[.I189]-[.H18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836024H00M00S" calcext:value-type="time">
            <text:p>###</text:p>
          </table:table-cell>
          <table:table-cell office:value-type="float" office:value="14456.8516" calcext:value-type="float">
            <text:p>14456.8516</text:p>
          </table:table-cell>
          <table:table-cell office:value-type="float" office:value="14905.1458" calcext:value-type="float">
            <text:p>14905.1458</text:p>
          </table:table-cell>
          <table:table-cell table:number-columns-repeated="4" office:value-type="float" office:value="16140.7273" calcext:value-type="float">
            <text:p>16140.7273</text:p>
          </table:table-cell>
          <table:table-cell table:number-columns-repeated="3" office:value-type="float" office:value="17318" calcext:value-type="float">
            <text:p>17318</text:p>
          </table:table-cell>
          <table:table-cell/>
          <table:table-cell table:formula="of:=[.E190]-[.F190]" office:value-type="float" office:value="0" calcext:value-type="float">
            <text:p>0</text:p>
          </table:table-cell>
          <table:table-cell table:formula="of:=[.C190]-[.B190]" office:value-type="float" office:value="448.2942" calcext:value-type="float">
            <text:p>448.2942</text:p>
          </table:table-cell>
          <table:table-cell table:formula="of:=[.E190]-[.D190]" office:value-type="float" office:value="0" calcext:value-type="float">
            <text:p>0</text:p>
          </table:table-cell>
          <table:table-cell table:formula="of:=[.G190]-[.F190]" office:value-type="float" office:value="0" calcext:value-type="float">
            <text:p>0</text:p>
          </table:table-cell>
          <table:table-cell table:formula="of:=[.I190]-[.H19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135272H00M00S" calcext:value-type="time">
            <text:p>1135272:00:00</text:p>
          </table:table-cell>
          <table:table-cell office:value-type="float" office:value="16670.1183" calcext:value-type="float">
            <text:p>16670.1183</text:p>
          </table:table-cell>
          <table:table-cell office:value-type="float" office:value="17206.0833" calcext:value-type="float">
            <text:p>17206.0833</text:p>
          </table:table-cell>
          <table:table-cell table:number-columns-repeated="3" office:value-type="float" office:value="18277.88" calcext:value-type="float">
            <text:p>18277.88</text:p>
          </table:table-cell>
          <table:table-cell office:value-type="float" office:value="18284.4643" calcext:value-type="float">
            <text:p>18284.4643</text:p>
          </table:table-cell>
          <table:table-cell table:number-columns-repeated="3" office:value-type="float" office:value="23934" calcext:value-type="float">
            <text:p>23934</text:p>
          </table:table-cell>
          <table:table-cell/>
          <table:table-cell table:formula="of:=[.E191]-[.F191]" office:value-type="float" office:value="0" calcext:value-type="float">
            <text:p>0</text:p>
          </table:table-cell>
          <table:table-cell table:formula="of:=[.C191]-[.B191]" office:value-type="float" office:value="535.965" calcext:value-type="float">
            <text:p>535.965</text:p>
          </table:table-cell>
          <table:table-cell table:formula="of:=[.E191]-[.D191]" office:value-type="float" office:value="0" calcext:value-type="float">
            <text:p>0</text:p>
          </table:table-cell>
          <table:table-cell table:formula="of:=[.G191]-[.F191]" office:value-type="float" office:value="6.58429999999862" calcext:value-type="float">
            <text:p>6.5843</text:p>
          </table:table-cell>
          <table:table-cell table:formula="of:=[.I191]-[.H19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535320H00M00S" calcext:value-type="time">
            <text:p>535320:00:00</text:p>
          </table:table-cell>
          <table:table-cell office:value-type="float" office:value="24047.75" calcext:value-type="float">
            <text:p>24047.75</text:p>
          </table:table-cell>
          <table:table-cell office:value-type="float" office:value="26580.0769" calcext:value-type="float">
            <text:p>26580.0769</text:p>
          </table:table-cell>
          <table:table-cell office:value-type="float" office:value="27978.4056" calcext:value-type="float">
            <text:p>27978.4056</text:p>
          </table:table-cell>
          <table:table-cell table:number-columns-repeated="3" office:value-type="float" office:value="28057.5739" calcext:value-type="float">
            <text:p>28057.5739</text:p>
          </table:table-cell>
          <table:table-cell table:number-columns-repeated="3" office:value-type="float" office:value="29580" calcext:value-type="float">
            <text:p>29580</text:p>
          </table:table-cell>
          <table:table-cell/>
          <table:table-cell table:formula="of:=[.E192]-[.F192]" office:value-type="float" office:value="0" calcext:value-type="float">
            <text:p>0</text:p>
          </table:table-cell>
          <table:table-cell table:formula="of:=[.C192]-[.B192]" office:value-type="float" office:value="2532.3269" calcext:value-type="float">
            <text:p>2532.3269</text:p>
          </table:table-cell>
          <table:table-cell table:formula="of:=[.E192]-[.D192]" office:value-type="float" office:value="79.1683000000012" calcext:value-type="float">
            <text:p>79.1683</text:p>
          </table:table-cell>
          <table:table-cell table:formula="of:=[.G192]-[.F192]" office:value-type="float" office:value="0" calcext:value-type="float">
            <text:p>0</text:p>
          </table:table-cell>
          <table:table-cell table:formula="of:=[.I192]-[.H19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258376H00M00S" calcext:value-type="time">
            <text:p>###</text:p>
          </table:table-cell>
          <table:table-cell office:value-type="float" office:value="15891.7143" calcext:value-type="float">
            <text:p>15891.7143</text:p>
          </table:table-cell>
          <table:table-cell office:value-type="float" office:value="17115.4545" calcext:value-type="float">
            <text:p>17115.4545</text:p>
          </table:table-cell>
          <table:table-cell office:value-type="float" office:value="18623.9167" calcext:value-type="float">
            <text:p>18623.9167</text:p>
          </table:table-cell>
          <table:table-cell table:number-columns-repeated="3" office:value-type="float" office:value="19283.75" calcext:value-type="float">
            <text:p>19283.75</text:p>
          </table:table-cell>
          <table:table-cell table:number-columns-repeated="3" office:value-type="float" office:value="19727" calcext:value-type="float">
            <text:p>19727</text:p>
          </table:table-cell>
          <table:table-cell/>
          <table:table-cell table:formula="of:=[.E193]-[.F193]" office:value-type="float" office:value="0" calcext:value-type="float">
            <text:p>0</text:p>
          </table:table-cell>
          <table:table-cell table:formula="of:=[.C193]-[.B193]" office:value-type="float" office:value="1223.7402" calcext:value-type="float">
            <text:p>1223.7402</text:p>
          </table:table-cell>
          <table:table-cell table:formula="of:=[.E193]-[.D193]" office:value-type="float" office:value="659.833299999998" calcext:value-type="float">
            <text:p>659.8333</text:p>
          </table:table-cell>
          <table:table-cell table:formula="of:=[.G193]-[.F193]" office:value-type="float" office:value="0" calcext:value-type="float">
            <text:p>0</text:p>
          </table:table-cell>
          <table:table-cell table:formula="of:=[.I193]-[.H19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145040H00M00S" calcext:value-type="time">
            <text:p>1145040:00:00</text:p>
          </table:table-cell>
          <table:table-cell office:value-type="float" office:value="6111.65" calcext:value-type="float">
            <text:p>6111.65</text:p>
          </table:table-cell>
          <table:table-cell office:value-type="float" office:value="6331.6667" calcext:value-type="float">
            <text:p>6331.6667</text:p>
          </table:table-cell>
          <table:table-cell table:number-columns-repeated="4" office:value-type="float" office:value="6588.5" calcext:value-type="float">
            <text:p>6588.5</text:p>
          </table:table-cell>
          <table:table-cell table:number-columns-repeated="3" office:value-type="float" office:value="7572" calcext:value-type="float">
            <text:p>7572</text:p>
          </table:table-cell>
          <table:table-cell/>
          <table:table-cell table:formula="of:=[.E194]-[.F194]" office:value-type="float" office:value="0" calcext:value-type="float">
            <text:p>0</text:p>
          </table:table-cell>
          <table:table-cell table:formula="of:=[.C194]-[.B194]" office:value-type="float" office:value="220.0167" calcext:value-type="float">
            <text:p>220.0167</text:p>
          </table:table-cell>
          <table:table-cell table:formula="of:=[.E194]-[.D194]" office:value-type="float" office:value="0" calcext:value-type="float">
            <text:p>0</text:p>
          </table:table-cell>
          <table:table-cell table:formula="of:=[.G194]-[.F194]" office:value-type="float" office:value="0" calcext:value-type="float">
            <text:p>0</text:p>
          </table:table-cell>
          <table:table-cell table:formula="of:=[.I194]-[.H19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302664H00M00S" calcext:value-type="time">
            <text:p>302664:00:00</text:p>
          </table:table-cell>
          <table:table-cell office:value-type="float" office:value="14166.0526" calcext:value-type="float">
            <text:p>14166.0526</text:p>
          </table:table-cell>
          <table:table-cell office:value-type="float" office:value="14998.5333" calcext:value-type="float">
            <text:p>14998.5333</text:p>
          </table:table-cell>
          <table:table-cell office:value-type="float" office:value="15899.3077" calcext:value-type="float">
            <text:p>15899.3077</text:p>
          </table:table-cell>
          <table:table-cell table:number-columns-repeated="3" office:value-type="float" office:value="15978.6667" calcext:value-type="float">
            <text:p>15978.6667</text:p>
          </table:table-cell>
          <table:table-cell table:number-columns-repeated="3" office:value-type="float" office:value="17773" calcext:value-type="float">
            <text:p>17773</text:p>
          </table:table-cell>
          <table:table-cell/>
          <table:table-cell table:formula="of:=[.E195]-[.F195]" office:value-type="float" office:value="0" calcext:value-type="float">
            <text:p>0</text:p>
          </table:table-cell>
          <table:table-cell table:formula="of:=[.C195]-[.B195]" office:value-type="float" office:value="832.480699999998" calcext:value-type="float">
            <text:p>832.4807</text:p>
          </table:table-cell>
          <table:table-cell table:formula="of:=[.E195]-[.D195]" office:value-type="float" office:value="79.3590000000004" calcext:value-type="float">
            <text:p>79.359</text:p>
          </table:table-cell>
          <table:table-cell table:formula="of:=[.G195]-[.F195]" office:value-type="float" office:value="0" calcext:value-type="float">
            <text:p>0</text:p>
          </table:table-cell>
          <table:table-cell table:formula="of:=[.I195]-[.H19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524912H00M00S" calcext:value-type="time">
            <text:p>###</text:p>
          </table:table-cell>
          <table:table-cell table:number-columns-repeated="2" office:value-type="float" office:value="20452.5" calcext:value-type="float">
            <text:p>20452.5</text:p>
          </table:table-cell>
          <table:table-cell table:number-columns-repeated="4" office:value-type="float" office:value="21282.5" calcext:value-type="float">
            <text:p>21282.5</text:p>
          </table:table-cell>
          <table:table-cell table:number-columns-repeated="3" office:value-type="float" office:value="21400" calcext:value-type="float">
            <text:p>21400</text:p>
          </table:table-cell>
          <table:table-cell/>
          <table:table-cell table:formula="of:=[.E196]-[.F196]" office:value-type="float" office:value="0" calcext:value-type="float">
            <text:p>0</text:p>
          </table:table-cell>
          <table:table-cell table:formula="of:=[.C196]-[.B196]" office:value-type="float" office:value="0" calcext:value-type="float">
            <text:p>0</text:p>
          </table:table-cell>
          <table:table-cell table:formula="of:=[.E196]-[.D196]" office:value-type="float" office:value="0" calcext:value-type="float">
            <text:p>0</text:p>
          </table:table-cell>
          <table:table-cell table:formula="of:=[.G196]-[.F196]" office:value-type="float" office:value="0" calcext:value-type="float">
            <text:p>0</text:p>
          </table:table-cell>
          <table:table-cell table:formula="of:=[.I196]-[.H19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533904H00M00S" calcext:value-type="time">
            <text:p>533904:00:00</text:p>
          </table:table-cell>
          <table:table-cell office:value-type="float" office:value="11322.6923" calcext:value-type="float">
            <text:p>11322.6923</text:p>
          </table:table-cell>
          <table:table-cell office:value-type="float" office:value="11599" calcext:value-type="float">
            <text:p>11599</text:p>
          </table:table-cell>
          <table:table-cell table:number-columns-repeated="7" office:value-type="float" office:value="12440" calcext:value-type="float">
            <text:p>12440</text:p>
          </table:table-cell>
          <table:table-cell/>
          <table:table-cell table:formula="of:=[.E197]-[.F197]" office:value-type="float" office:value="0" calcext:value-type="float">
            <text:p>0</text:p>
          </table:table-cell>
          <table:table-cell table:formula="of:=[.C197]-[.B197]" office:value-type="float" office:value="276.307699999999" calcext:value-type="float">
            <text:p>276.3077</text:p>
          </table:table-cell>
          <table:table-cell table:formula="of:=[.E197]-[.D197]" office:value-type="float" office:value="0" calcext:value-type="float">
            <text:p>0</text:p>
          </table:table-cell>
          <table:table-cell table:formula="of:=[.G197]-[.F197]" office:value-type="float" office:value="0" calcext:value-type="float">
            <text:p>0</text:p>
          </table:table-cell>
          <table:table-cell table:formula="of:=[.I197]-[.H19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744936H00M00S" calcext:value-type="time">
            <text:p>744936:00:00</text:p>
          </table:table-cell>
          <table:table-cell office:value-type="float" office:value="13474.4167" calcext:value-type="float">
            <text:p>13474.4167</text:p>
          </table:table-cell>
          <table:table-cell office:value-type="float" office:value="15178" calcext:value-type="float">
            <text:p>15178</text:p>
          </table:table-cell>
          <table:table-cell office:value-type="float" office:value="16366.9286" calcext:value-type="float">
            <text:p>16366.9286</text:p>
          </table:table-cell>
          <table:table-cell table:number-columns-repeated="3" office:value-type="float" office:value="16678.25" calcext:value-type="float">
            <text:p>16678.25</text:p>
          </table:table-cell>
          <table:table-cell table:number-columns-repeated="3" office:value-type="float" office:value="24142" calcext:value-type="float">
            <text:p>24142</text:p>
          </table:table-cell>
          <table:table-cell/>
          <table:table-cell table:formula="of:=[.E198]-[.F198]" office:value-type="float" office:value="0" calcext:value-type="float">
            <text:p>0</text:p>
          </table:table-cell>
          <table:table-cell table:formula="of:=[.C198]-[.B198]" office:value-type="float" office:value="1703.5833" calcext:value-type="float">
            <text:p>1703.5833</text:p>
          </table:table-cell>
          <table:table-cell table:formula="of:=[.E198]-[.D198]" office:value-type="float" office:value="311.321400000001" calcext:value-type="float">
            <text:p>311.3214</text:p>
          </table:table-cell>
          <table:table-cell table:formula="of:=[.G198]-[.F198]" office:value-type="float" office:value="0" calcext:value-type="float">
            <text:p>0</text:p>
          </table:table-cell>
          <table:table-cell table:formula="of:=[.I198]-[.H19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314696H00M00S" calcext:value-type="time">
            <text:p>###</text:p>
          </table:table-cell>
          <table:table-cell office:value-type="float" office:value="19561.9167" calcext:value-type="float">
            <text:p>19561.9167</text:p>
          </table:table-cell>
          <table:table-cell office:value-type="float" office:value="21226.3" calcext:value-type="float">
            <text:p>21226.3</text:p>
          </table:table-cell>
          <table:table-cell table:number-columns-repeated="4" office:value-type="float" office:value="23496.25" calcext:value-type="float">
            <text:p>23496.25</text:p>
          </table:table-cell>
          <table:table-cell table:number-columns-repeated="3" office:value-type="float" office:value="26696" calcext:value-type="float">
            <text:p>26696</text:p>
          </table:table-cell>
          <table:table-cell/>
          <table:table-cell table:formula="of:=[.E199]-[.F199]" office:value-type="float" office:value="0" calcext:value-type="float">
            <text:p>0</text:p>
          </table:table-cell>
          <table:table-cell table:formula="of:=[.C199]-[.B199]" office:value-type="float" office:value="1664.3833" calcext:value-type="float">
            <text:p>1664.3833</text:p>
          </table:table-cell>
          <table:table-cell table:formula="of:=[.E199]-[.D199]" office:value-type="float" office:value="0" calcext:value-type="float">
            <text:p>0</text:p>
          </table:table-cell>
          <table:table-cell table:formula="of:=[.G199]-[.F199]" office:value-type="float" office:value="0" calcext:value-type="float">
            <text:p>0</text:p>
          </table:table-cell>
          <table:table-cell table:formula="of:=[.I199]-[.H19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53800H00M00S" calcext:value-type="time">
            <text:p>253800:00:00</text:p>
          </table:table-cell>
          <table:table-cell office:value-type="float" office:value="11696.246" calcext:value-type="float">
            <text:p>11696.246</text:p>
          </table:table-cell>
          <table:table-cell office:value-type="float" office:value="12745.0694" calcext:value-type="float">
            <text:p>12745.0694</text:p>
          </table:table-cell>
          <table:table-cell office:value-type="float" office:value="13440.4464" calcext:value-type="float">
            <text:p>13440.4464</text:p>
          </table:table-cell>
          <table:table-cell table:number-columns-repeated="3" office:value-type="float" office:value="13898.0833" calcext:value-type="float">
            <text:p>13898.0833</text:p>
          </table:table-cell>
          <table:table-cell table:number-columns-repeated="3" office:value-type="float" office:value="19411" calcext:value-type="float">
            <text:p>19411</text:p>
          </table:table-cell>
          <table:table-cell/>
          <table:table-cell table:formula="of:=[.E200]-[.F200]" office:value-type="float" office:value="0" calcext:value-type="float">
            <text:p>0</text:p>
          </table:table-cell>
          <table:table-cell table:formula="of:=[.C200]-[.B200]" office:value-type="float" office:value="1048.8234" calcext:value-type="float">
            <text:p>1048.8234</text:p>
          </table:table-cell>
          <table:table-cell table:formula="of:=[.E200]-[.D200]" office:value-type="float" office:value="457.6369" calcext:value-type="float">
            <text:p>457.6369</text:p>
          </table:table-cell>
          <table:table-cell table:formula="of:=[.G200]-[.F200]" office:value-type="float" office:value="0" calcext:value-type="float">
            <text:p>0</text:p>
          </table:table-cell>
          <table:table-cell table:formula="of:=[.I200]-[.H20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134312H00M00S" calcext:value-type="time">
            <text:p>1134312:00:00</text:p>
          </table:table-cell>
          <table:table-cell office:value-type="float" office:value="13115.7172" calcext:value-type="float">
            <text:p>13115.7172</text:p>
          </table:table-cell>
          <table:table-cell office:value-type="float" office:value="15965.1667" calcext:value-type="float">
            <text:p>15965.1667</text:p>
          </table:table-cell>
          <table:table-cell office:value-type="float" office:value="16912.8926" calcext:value-type="float">
            <text:p>16912.8926</text:p>
          </table:table-cell>
          <table:table-cell table:number-columns-repeated="3" office:value-type="float" office:value="17578.9" calcext:value-type="float">
            <text:p>17578.9</text:p>
          </table:table-cell>
          <table:table-cell table:number-columns-repeated="3" office:value-type="float" office:value="19101" calcext:value-type="float">
            <text:p>19101</text:p>
          </table:table-cell>
          <table:table-cell/>
          <table:table-cell table:formula="of:=[.E201]-[.F201]" office:value-type="float" office:value="0" calcext:value-type="float">
            <text:p>0</text:p>
          </table:table-cell>
          <table:table-cell table:formula="of:=[.C201]-[.B201]" office:value-type="float" office:value="2849.4495" calcext:value-type="float">
            <text:p>2849.4495</text:p>
          </table:table-cell>
          <table:table-cell table:formula="of:=[.E201]-[.D201]" office:value-type="float" office:value="666.007400000002" calcext:value-type="float">
            <text:p>666.0074</text:p>
          </table:table-cell>
          <table:table-cell table:formula="of:=[.G201]-[.F201]" office:value-type="float" office:value="0" calcext:value-type="float">
            <text:p>0</text:p>
          </table:table-cell>
          <table:table-cell table:formula="of:=[.I201]-[.H20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244264H00M00S" calcext:value-type="time">
            <text:p>###</text:p>
          </table:table-cell>
          <table:table-cell office:value-type="float" office:value="16226" calcext:value-type="float">
            <text:p>16226</text:p>
          </table:table-cell>
          <table:table-cell office:value-type="float" office:value="18130.5" calcext:value-type="float">
            <text:p>18130.5</text:p>
          </table:table-cell>
          <table:table-cell table:number-columns-repeated="7" office:value-type="float" office:value="19100" calcext:value-type="float">
            <text:p>19100</text:p>
          </table:table-cell>
          <table:table-cell/>
          <table:table-cell table:formula="of:=[.E202]-[.F202]" office:value-type="float" office:value="0" calcext:value-type="float">
            <text:p>0</text:p>
          </table:table-cell>
          <table:table-cell table:formula="of:=[.C202]-[.B202]" office:value-type="float" office:value="1904.5" calcext:value-type="float">
            <text:p>1904.5</text:p>
          </table:table-cell>
          <table:table-cell table:formula="of:=[.E202]-[.D202]" office:value-type="float" office:value="0" calcext:value-type="float">
            <text:p>0</text:p>
          </table:table-cell>
          <table:table-cell table:formula="of:=[.G202]-[.F202]" office:value-type="float" office:value="0" calcext:value-type="float">
            <text:p>0</text:p>
          </table:table-cell>
          <table:table-cell table:formula="of:=[.I202]-[.H20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740984H00M00S" calcext:value-type="time">
            <text:p>###</text:p>
          </table:table-cell>
          <table:table-cell office:value-type="float" office:value="15327.5" calcext:value-type="float">
            <text:p>15327.5</text:p>
          </table:table-cell>
          <table:table-cell office:value-type="float" office:value="15898" calcext:value-type="float">
            <text:p>15898</text:p>
          </table:table-cell>
          <table:table-cell table:number-columns-repeated="7" office:value-type="float" office:value="16027" calcext:value-type="float">
            <text:p>16027</text:p>
          </table:table-cell>
          <table:table-cell/>
          <table:table-cell table:formula="of:=[.E203]-[.F203]" office:value-type="float" office:value="0" calcext:value-type="float">
            <text:p>0</text:p>
          </table:table-cell>
          <table:table-cell table:formula="of:=[.C203]-[.B203]" office:value-type="float" office:value="570.5" calcext:value-type="float">
            <text:p>570.5</text:p>
          </table:table-cell>
          <table:table-cell table:formula="of:=[.E203]-[.D203]" office:value-type="float" office:value="0" calcext:value-type="float">
            <text:p>0</text:p>
          </table:table-cell>
          <table:table-cell table:formula="of:=[.G203]-[.F203]" office:value-type="float" office:value="0" calcext:value-type="float">
            <text:p>0</text:p>
          </table:table-cell>
          <table:table-cell table:formula="of:=[.I203]-[.H20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397432H00M00S" calcext:value-type="time">
            <text:p>###</text:p>
          </table:table-cell>
          <table:table-cell table:number-columns-repeated="2" office:value-type="float" office:value="10289.5" calcext:value-type="float">
            <text:p>10289.5</text:p>
          </table:table-cell>
          <table:table-cell table:number-columns-repeated="4" office:value-type="float" office:value="10326.5" calcext:value-type="float">
            <text:p>10326.5</text:p>
          </table:table-cell>
          <table:table-cell table:number-columns-repeated="3" office:value-type="float" office:value="11401" calcext:value-type="float">
            <text:p>11401</text:p>
          </table:table-cell>
          <table:table-cell/>
          <table:table-cell table:formula="of:=[.E204]-[.F204]" office:value-type="float" office:value="0" calcext:value-type="float">
            <text:p>0</text:p>
          </table:table-cell>
          <table:table-cell table:formula="of:=[.C204]-[.B204]" office:value-type="float" office:value="0" calcext:value-type="float">
            <text:p>0</text:p>
          </table:table-cell>
          <table:table-cell table:formula="of:=[.E204]-[.D204]" office:value-type="float" office:value="0" calcext:value-type="float">
            <text:p>0</text:p>
          </table:table-cell>
          <table:table-cell table:formula="of:=[.G204]-[.F204]" office:value-type="float" office:value="0" calcext:value-type="float">
            <text:p>0</text:p>
          </table:table-cell>
          <table:table-cell table:formula="of:=[.I204]-[.H20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204680H00M00S" calcext:value-type="time">
            <text:p>###</text:p>
          </table:table-cell>
          <table:table-cell office:value-type="float" office:value="8952.0357" calcext:value-type="float">
            <text:p>8952.0357</text:p>
          </table:table-cell>
          <table:table-cell office:value-type="float" office:value="9340.3333" calcext:value-type="float">
            <text:p>9340.3333</text:p>
          </table:table-cell>
          <table:table-cell table:number-columns-repeated="4" office:value-type="float" office:value="9909" calcext:value-type="float">
            <text:p>9909</text:p>
          </table:table-cell>
          <table:table-cell table:number-columns-repeated="3" office:value-type="float" office:value="11853" calcext:value-type="float">
            <text:p>11853</text:p>
          </table:table-cell>
          <table:table-cell/>
          <table:table-cell table:formula="of:=[.E205]-[.F205]" office:value-type="float" office:value="0" calcext:value-type="float">
            <text:p>0</text:p>
          </table:table-cell>
          <table:table-cell table:formula="of:=[.C205]-[.B205]" office:value-type="float" office:value="388.2976" calcext:value-type="float">
            <text:p>388.2976</text:p>
          </table:table-cell>
          <table:table-cell table:formula="of:=[.E205]-[.D205]" office:value-type="float" office:value="0" calcext:value-type="float">
            <text:p>0</text:p>
          </table:table-cell>
          <table:table-cell table:formula="of:=[.G205]-[.F205]" office:value-type="float" office:value="0" calcext:value-type="float">
            <text:p>0</text:p>
          </table:table-cell>
          <table:table-cell table:formula="of:=[.I205]-[.H20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905328H00M00S" calcext:value-type="time">
            <text:p>905328:00:00</text:p>
          </table:table-cell>
          <table:table-cell office:value-type="float" office:value="17546.9512" calcext:value-type="float">
            <text:p>17546.9512</text:p>
          </table:table-cell>
          <table:table-cell office:value-type="float" office:value="17629.6667" calcext:value-type="float">
            <text:p>17629.6667</text:p>
          </table:table-cell>
          <table:table-cell table:number-columns-repeated="7" office:value-type="float" office:value="18484" calcext:value-type="float">
            <text:p>18484</text:p>
          </table:table-cell>
          <table:table-cell/>
          <table:table-cell table:formula="of:=[.E206]-[.F206]" office:value-type="float" office:value="0" calcext:value-type="float">
            <text:p>0</text:p>
          </table:table-cell>
          <table:table-cell table:formula="of:=[.C206]-[.B206]" office:value-type="float" office:value="82.7155000000021" calcext:value-type="float">
            <text:p>82.7155</text:p>
          </table:table-cell>
          <table:table-cell table:formula="of:=[.E206]-[.D206]" office:value-type="float" office:value="0" calcext:value-type="float">
            <text:p>0</text:p>
          </table:table-cell>
          <table:table-cell table:formula="of:=[.G206]-[.F206]" office:value-type="float" office:value="0" calcext:value-type="float">
            <text:p>0</text:p>
          </table:table-cell>
          <table:table-cell table:formula="of:=[.I206]-[.H20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391200H00M00S" calcext:value-type="time">
            <text:p>391200:00:00</text:p>
          </table:table-cell>
          <table:table-cell office:value-type="float" office:value="11185.7778" calcext:value-type="float">
            <text:p>11185.7778</text:p>
          </table:table-cell>
          <table:table-cell office:value-type="float" office:value="13664.875" calcext:value-type="float">
            <text:p>13664.875</text:p>
          </table:table-cell>
          <table:table-cell office:value-type="float" office:value="13135.75" calcext:value-type="float">
            <text:p>13135.75</text:p>
          </table:table-cell>
          <table:table-cell table:number-columns-repeated="3" office:value-type="float" office:value="14427.5" calcext:value-type="float">
            <text:p>14427.5</text:p>
          </table:table-cell>
          <table:table-cell table:number-columns-repeated="3" office:value-type="float" office:value="16491" calcext:value-type="float">
            <text:p>16491</text:p>
          </table:table-cell>
          <table:table-cell/>
          <table:table-cell table:formula="of:=[.E207]-[.F207]" office:value-type="float" office:value="0" calcext:value-type="float">
            <text:p>0</text:p>
          </table:table-cell>
          <table:table-cell table:formula="of:=[.C207]-[.B207]" office:value-type="float" office:value="2479.0972" calcext:value-type="float">
            <text:p>2479.0972</text:p>
          </table:table-cell>
          <table:table-cell table:formula="of:=[.E207]-[.D207]" office:value-type="float" office:value="1291.75" calcext:value-type="float">
            <text:p>1291.75</text:p>
          </table:table-cell>
          <table:table-cell table:formula="of:=[.G207]-[.F207]" office:value-type="float" office:value="0" calcext:value-type="float">
            <text:p>0</text:p>
          </table:table-cell>
          <table:table-cell table:formula="of:=[.I207]-[.H20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268640H00M00S" calcext:value-type="time">
            <text:p>###</text:p>
          </table:table-cell>
          <table:table-cell office:value-type="float" office:value="13643" calcext:value-type="float">
            <text:p>13643</text:p>
          </table:table-cell>
          <table:table-cell office:value-type="float" office:value="14215.4524" calcext:value-type="float">
            <text:p>14215.4524</text:p>
          </table:table-cell>
          <table:table-cell office:value-type="float" office:value="15172.8611" calcext:value-type="float">
            <text:p>15172.8611</text:p>
          </table:table-cell>
          <table:table-cell table:number-columns-repeated="3" office:value-type="float" office:value="15230.8095" calcext:value-type="float">
            <text:p>15230.8095</text:p>
          </table:table-cell>
          <table:table-cell table:number-columns-repeated="3" office:value-type="float" office:value="16948" calcext:value-type="float">
            <text:p>16948</text:p>
          </table:table-cell>
          <table:table-cell/>
          <table:table-cell table:formula="of:=[.E208]-[.F208]" office:value-type="float" office:value="0" calcext:value-type="float">
            <text:p>0</text:p>
          </table:table-cell>
          <table:table-cell table:formula="of:=[.C208]-[.B208]" office:value-type="float" office:value="572.4524" calcext:value-type="float">
            <text:p>572.4524</text:p>
          </table:table-cell>
          <table:table-cell table:formula="of:=[.E208]-[.D208]" office:value-type="float" office:value="57.9483999999993" calcext:value-type="float">
            <text:p>57.9484</text:p>
          </table:table-cell>
          <table:table-cell table:formula="of:=[.G208]-[.F208]" office:value-type="float" office:value="0" calcext:value-type="float">
            <text:p>0</text:p>
          </table:table-cell>
          <table:table-cell table:formula="of:=[.I208]-[.H20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417968H00M00S" calcext:value-type="time">
            <text:p>###</text:p>
          </table:table-cell>
          <table:table-cell office:value-type="float" office:value="12870.1818" calcext:value-type="float">
            <text:p>12870.1818</text:p>
          </table:table-cell>
          <table:table-cell office:value-type="float" office:value="13164.0625" calcext:value-type="float">
            <text:p>13164.0625</text:p>
          </table:table-cell>
          <table:table-cell table:number-columns-repeated="4" office:value-type="float" office:value="14391.6364" calcext:value-type="float">
            <text:p>14391.6364</text:p>
          </table:table-cell>
          <table:table-cell table:number-columns-repeated="3" office:value-type="float" office:value="16195" calcext:value-type="float">
            <text:p>16195</text:p>
          </table:table-cell>
          <table:table-cell/>
          <table:table-cell table:formula="of:=[.E209]-[.F209]" office:value-type="float" office:value="0" calcext:value-type="float">
            <text:p>0</text:p>
          </table:table-cell>
          <table:table-cell table:formula="of:=[.C209]-[.B209]" office:value-type="float" office:value="293.8807" calcext:value-type="float">
            <text:p>293.8807</text:p>
          </table:table-cell>
          <table:table-cell table:formula="of:=[.E209]-[.D209]" office:value-type="float" office:value="0" calcext:value-type="float">
            <text:p>0</text:p>
          </table:table-cell>
          <table:table-cell table:formula="of:=[.G209]-[.F209]" office:value-type="float" office:value="0" calcext:value-type="float">
            <text:p>0</text:p>
          </table:table-cell>
          <table:table-cell table:formula="of:=[.I209]-[.H20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259232H00M00S" calcext:value-type="time">
            <text:p>###</text:p>
          </table:table-cell>
          <table:table-cell office:value-type="float" office:value="16187.1875" calcext:value-type="float">
            <text:p>16187.1875</text:p>
          </table:table-cell>
          <table:table-cell office:value-type="float" office:value="16602.6719" calcext:value-type="float">
            <text:p>16602.6719</text:p>
          </table:table-cell>
          <table:table-cell table:number-columns-repeated="4" office:value-type="float" office:value="17013.3571" calcext:value-type="float">
            <text:p>17013.3571</text:p>
          </table:table-cell>
          <table:table-cell table:number-columns-repeated="3" office:value-type="float" office:value="20793" calcext:value-type="float">
            <text:p>20793</text:p>
          </table:table-cell>
          <table:table-cell/>
          <table:table-cell table:formula="of:=[.E210]-[.F210]" office:value-type="float" office:value="0" calcext:value-type="float">
            <text:p>0</text:p>
          </table:table-cell>
          <table:table-cell table:formula="of:=[.C210]-[.B210]" office:value-type="float" office:value="415.484400000001" calcext:value-type="float">
            <text:p>415.4844</text:p>
          </table:table-cell>
          <table:table-cell table:formula="of:=[.E210]-[.D210]" office:value-type="float" office:value="0" calcext:value-type="float">
            <text:p>0</text:p>
          </table:table-cell>
          <table:table-cell table:formula="of:=[.G210]-[.F210]" office:value-type="float" office:value="0" calcext:value-type="float">
            <text:p>0</text:p>
          </table:table-cell>
          <table:table-cell table:formula="of:=[.I210]-[.H2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364968H00M00S" calcext:value-type="time">
            <text:p>364968:00:00</text:p>
          </table:table-cell>
          <table:table-cell office:value-type="float" office:value="12060.75" calcext:value-type="float">
            <text:p>12060.75</text:p>
          </table:table-cell>
          <table:table-cell office:value-type="float" office:value="13158.9551" calcext:value-type="float">
            <text:p>13158.9551</text:p>
          </table:table-cell>
          <table:table-cell office:value-type="float" office:value="13436.125" calcext:value-type="float">
            <text:p>13436.125</text:p>
          </table:table-cell>
          <table:table-cell table:number-columns-repeated="3" office:value-type="float" office:value="14577.875" calcext:value-type="float">
            <text:p>14577.875</text:p>
          </table:table-cell>
          <table:table-cell table:number-columns-repeated="3" office:value-type="float" office:value="15395" calcext:value-type="float">
            <text:p>15395</text:p>
          </table:table-cell>
          <table:table-cell/>
          <table:table-cell table:formula="of:=[.E211]-[.F211]" office:value-type="float" office:value="0" calcext:value-type="float">
            <text:p>0</text:p>
          </table:table-cell>
          <table:table-cell table:formula="of:=[.C211]-[.B211]" office:value-type="float" office:value="1098.2051" calcext:value-type="float">
            <text:p>1098.2051</text:p>
          </table:table-cell>
          <table:table-cell table:formula="of:=[.E211]-[.D211]" office:value-type="float" office:value="1141.75" calcext:value-type="float">
            <text:p>1141.75</text:p>
          </table:table-cell>
          <table:table-cell table:formula="of:=[.G211]-[.F211]" office:value-type="float" office:value="0" calcext:value-type="float">
            <text:p>0</text:p>
          </table:table-cell>
          <table:table-cell table:formula="of:=[.I211]-[.H2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006488H00M00S" calcext:value-type="time">
            <text:p>1006488:00:00</text:p>
          </table:table-cell>
          <table:table-cell office:value-type="float" office:value="17909.6131" calcext:value-type="float">
            <text:p>17909.6131</text:p>
          </table:table-cell>
          <table:table-cell office:value-type="float" office:value="18322.5" calcext:value-type="float">
            <text:p>18322.5</text:p>
          </table:table-cell>
          <table:table-cell table:number-columns-repeated="4" office:value-type="float" office:value="19052.25" calcext:value-type="float">
            <text:p>19052.25</text:p>
          </table:table-cell>
          <table:table-cell table:number-columns-repeated="3" office:value-type="float" office:value="19687" calcext:value-type="float">
            <text:p>19687</text:p>
          </table:table-cell>
          <table:table-cell/>
          <table:table-cell table:formula="of:=[.E212]-[.F212]" office:value-type="float" office:value="0" calcext:value-type="float">
            <text:p>0</text:p>
          </table:table-cell>
          <table:table-cell table:formula="of:=[.C212]-[.B212]" office:value-type="float" office:value="412.886900000001" calcext:value-type="float">
            <text:p>412.8869</text:p>
          </table:table-cell>
          <table:table-cell table:formula="of:=[.E212]-[.D212]" office:value-type="float" office:value="0" calcext:value-type="float">
            <text:p>0</text:p>
          </table:table-cell>
          <table:table-cell table:formula="of:=[.G212]-[.F212]" office:value-type="float" office:value="0" calcext:value-type="float">
            <text:p>0</text:p>
          </table:table-cell>
          <table:table-cell table:formula="of:=[.I212]-[.H2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371392H00M00S" calcext:value-type="time">
            <text:p>###</text:p>
          </table:table-cell>
          <table:table-cell office:value-type="float" office:value="16033" calcext:value-type="float">
            <text:p>16033</text:p>
          </table:table-cell>
          <table:table-cell office:value-type="float" office:value="16561.5" calcext:value-type="float">
            <text:p>16561.5</text:p>
          </table:table-cell>
          <table:table-cell office:value-type="float" office:value="17742.3333" calcext:value-type="float">
            <text:p>17742.3333</text:p>
          </table:table-cell>
          <table:table-cell table:number-columns-repeated="3" office:value-type="float" office:value="17973.3333" calcext:value-type="float">
            <text:p>17973.3333</text:p>
          </table:table-cell>
          <table:table-cell table:number-columns-repeated="3" office:value-type="float" office:value="18060" calcext:value-type="float">
            <text:p>18060</text:p>
          </table:table-cell>
          <table:table-cell/>
          <table:table-cell table:formula="of:=[.E213]-[.F213]" office:value-type="float" office:value="0" calcext:value-type="float">
            <text:p>0</text:p>
          </table:table-cell>
          <table:table-cell table:formula="of:=[.C213]-[.B213]" office:value-type="float" office:value="528.5" calcext:value-type="float">
            <text:p>528.5</text:p>
          </table:table-cell>
          <table:table-cell table:formula="of:=[.E213]-[.D213]" office:value-type="float" office:value="231" calcext:value-type="float">
            <text:p>231</text:p>
          </table:table-cell>
          <table:table-cell table:formula="of:=[.G213]-[.F213]" office:value-type="float" office:value="0" calcext:value-type="float">
            <text:p>0</text:p>
          </table:table-cell>
          <table:table-cell table:formula="of:=[.I213]-[.H2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508160H00M00S" calcext:value-type="time">
            <text:p>###</text:p>
          </table:table-cell>
          <table:table-cell office:value-type="float" office:value="10745.3704" calcext:value-type="float">
            <text:p>10745.3704</text:p>
          </table:table-cell>
          <table:table-cell office:value-type="float" office:value="13014.2778" calcext:value-type="float">
            <text:p>13014.2778</text:p>
          </table:table-cell>
          <table:table-cell office:value-type="float" office:value="12748.1667" calcext:value-type="float">
            <text:p>12748.1667</text:p>
          </table:table-cell>
          <table:table-cell table:number-columns-repeated="3" office:value-type="float" office:value="13524.0833" calcext:value-type="float">
            <text:p>13524.0833</text:p>
          </table:table-cell>
          <table:table-cell table:number-columns-repeated="3" office:value-type="float" office:value="15835" calcext:value-type="float">
            <text:p>15835</text:p>
          </table:table-cell>
          <table:table-cell/>
          <table:table-cell table:formula="of:=[.E214]-[.F214]" office:value-type="float" office:value="0" calcext:value-type="float">
            <text:p>0</text:p>
          </table:table-cell>
          <table:table-cell table:formula="of:=[.C214]-[.B214]" office:value-type="float" office:value="2268.9074" calcext:value-type="float">
            <text:p>2268.9074</text:p>
          </table:table-cell>
          <table:table-cell table:formula="of:=[.E214]-[.D214]" office:value-type="float" office:value="775.916600000001" calcext:value-type="float">
            <text:p>775.9166</text:p>
          </table:table-cell>
          <table:table-cell table:formula="of:=[.G214]-[.F214]" office:value-type="float" office:value="0" calcext:value-type="float">
            <text:p>0</text:p>
          </table:table-cell>
          <table:table-cell table:formula="of:=[.I214]-[.H2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382992H00M00S" calcext:value-type="time">
            <text:p>382992:00:00</text:p>
          </table:table-cell>
          <table:table-cell office:value-type="float" office:value="28791.8333" calcext:value-type="float">
            <text:p>28791.8333</text:p>
          </table:table-cell>
          <table:table-cell office:value-type="float" office:value="29529.7308" calcext:value-type="float">
            <text:p>29529.7308</text:p>
          </table:table-cell>
          <table:table-cell table:number-columns-repeated="7" office:value-type="float" office:value="30317" calcext:value-type="float">
            <text:p>30317</text:p>
          </table:table-cell>
          <table:table-cell/>
          <table:table-cell table:formula="of:=[.E215]-[.F215]" office:value-type="float" office:value="0" calcext:value-type="float">
            <text:p>0</text:p>
          </table:table-cell>
          <table:table-cell table:formula="of:=[.C215]-[.B215]" office:value-type="float" office:value="737.897500000003" calcext:value-type="float">
            <text:p>737.8975</text:p>
          </table:table-cell>
          <table:table-cell table:formula="of:=[.E215]-[.D215]" office:value-type="float" office:value="0" calcext:value-type="float">
            <text:p>0</text:p>
          </table:table-cell>
          <table:table-cell table:formula="of:=[.G215]-[.F215]" office:value-type="float" office:value="0" calcext:value-type="float">
            <text:p>0</text:p>
          </table:table-cell>
          <table:table-cell table:formula="of:=[.I215]-[.H2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726456H00M00S" calcext:value-type="time">
            <text:p>726456:00:00</text:p>
          </table:table-cell>
          <table:table-cell office:value-type="float" office:value="13089.8681" calcext:value-type="float">
            <text:p>13089.8681</text:p>
          </table:table-cell>
          <table:table-cell office:value-type="float" office:value="13622.125" calcext:value-type="float">
            <text:p>13622.125</text:p>
          </table:table-cell>
          <table:table-cell office:value-type="float" office:value="15066.4242" calcext:value-type="float">
            <text:p>15066.4242</text:p>
          </table:table-cell>
          <table:table-cell table:number-columns-repeated="3" office:value-type="float" office:value="15148.2444" calcext:value-type="float">
            <text:p>15148.2444</text:p>
          </table:table-cell>
          <table:table-cell table:number-columns-repeated="3" office:value-type="float" office:value="17387" calcext:value-type="float">
            <text:p>17387</text:p>
          </table:table-cell>
          <table:table-cell/>
          <table:table-cell table:formula="of:=[.E216]-[.F216]" office:value-type="float" office:value="0" calcext:value-type="float">
            <text:p>0</text:p>
          </table:table-cell>
          <table:table-cell table:formula="of:=[.C216]-[.B216]" office:value-type="float" office:value="532.2569" calcext:value-type="float">
            <text:p>532.2569</text:p>
          </table:table-cell>
          <table:table-cell table:formula="of:=[.E216]-[.D216]" office:value-type="float" office:value="81.8202000000001" calcext:value-type="float">
            <text:p>81.8202</text:p>
          </table:table-cell>
          <table:table-cell table:formula="of:=[.G216]-[.F216]" office:value-type="float" office:value="0" calcext:value-type="float">
            <text:p>0</text:p>
          </table:table-cell>
          <table:table-cell table:formula="of:=[.I216]-[.H2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860976H00M00S" calcext:value-type="time">
            <text:p>860976:00:00</text:p>
          </table:table-cell>
          <table:table-cell office:value-type="float" office:value="18612.875" calcext:value-type="float">
            <text:p>18612.875</text:p>
          </table:table-cell>
          <table:table-cell office:value-type="float" office:value="19348" calcext:value-type="float">
            <text:p>19348</text:p>
          </table:table-cell>
          <table:table-cell office:value-type="float" office:value="23029.5" calcext:value-type="float">
            <text:p>23029.5</text:p>
          </table:table-cell>
          <table:table-cell table:number-columns-repeated="3" office:value-type="float" office:value="23064.9375" calcext:value-type="float">
            <text:p>23064.9375</text:p>
          </table:table-cell>
          <table:table-cell table:number-columns-repeated="3" office:value-type="float" office:value="26380" calcext:value-type="float">
            <text:p>26380</text:p>
          </table:table-cell>
          <table:table-cell/>
          <table:table-cell table:formula="of:=[.E217]-[.F217]" office:value-type="float" office:value="0" calcext:value-type="float">
            <text:p>0</text:p>
          </table:table-cell>
          <table:table-cell table:formula="of:=[.C217]-[.B217]" office:value-type="float" office:value="735.125" calcext:value-type="float">
            <text:p>735.125</text:p>
          </table:table-cell>
          <table:table-cell table:formula="of:=[.E217]-[.D217]" office:value-type="float" office:value="35.4375" calcext:value-type="float">
            <text:p>35.4375</text:p>
          </table:table-cell>
          <table:table-cell table:formula="of:=[.G217]-[.F217]" office:value-type="float" office:value="0" calcext:value-type="float">
            <text:p>0</text:p>
          </table:table-cell>
          <table:table-cell table:formula="of:=[.I217]-[.H2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146464H00M00S" calcext:value-type="time">
            <text:p>###</text:p>
          </table:table-cell>
          <table:table-cell office:value-type="float" office:value="14557.1364" calcext:value-type="float">
            <text:p>14557.1364</text:p>
          </table:table-cell>
          <table:table-cell office:value-type="float" office:value="14706.3462" calcext:value-type="float">
            <text:p>14706.3462</text:p>
          </table:table-cell>
          <table:table-cell office:value-type="float" office:value="15421.1667" calcext:value-type="float">
            <text:p>15421.1667</text:p>
          </table:table-cell>
          <table:table-cell table:number-columns-repeated="3" office:value-type="float" office:value="15425.25" calcext:value-type="float">
            <text:p>15425.25</text:p>
          </table:table-cell>
          <table:table-cell table:number-columns-repeated="3" office:value-type="float" office:value="16461" calcext:value-type="float">
            <text:p>16461</text:p>
          </table:table-cell>
          <table:table-cell/>
          <table:table-cell table:formula="of:=[.E218]-[.F218]" office:value-type="float" office:value="0" calcext:value-type="float">
            <text:p>0</text:p>
          </table:table-cell>
          <table:table-cell table:formula="of:=[.C218]-[.B218]" office:value-type="float" office:value="149.209800000001" calcext:value-type="float">
            <text:p>149.2098</text:p>
          </table:table-cell>
          <table:table-cell table:formula="of:=[.E218]-[.D218]" office:value-type="float" office:value="4.08330000000024" calcext:value-type="float">
            <text:p>4.0833</text:p>
          </table:table-cell>
          <table:table-cell table:formula="of:=[.G218]-[.F218]" office:value-type="float" office:value="0" calcext:value-type="float">
            <text:p>0</text:p>
          </table:table-cell>
          <table:table-cell table:formula="of:=[.I218]-[.H21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714024H00M00S" calcext:value-type="time">
            <text:p>714024:00:00</text:p>
          </table:table-cell>
          <table:table-cell office:value-type="float" office:value="9176.6522" calcext:value-type="float">
            <text:p>9176.6522</text:p>
          </table:table-cell>
          <table:table-cell office:value-type="float" office:value="9295.125" calcext:value-type="float">
            <text:p>9295.125</text:p>
          </table:table-cell>
          <table:table-cell table:number-columns-repeated="4" office:value-type="float" office:value="9923.5" calcext:value-type="float">
            <text:p>9923.5</text:p>
          </table:table-cell>
          <table:table-cell table:number-columns-repeated="3" office:value-type="float" office:value="12002" calcext:value-type="float">
            <text:p>12002</text:p>
          </table:table-cell>
          <table:table-cell/>
          <table:table-cell table:formula="of:=[.E219]-[.F219]" office:value-type="float" office:value="0" calcext:value-type="float">
            <text:p>0</text:p>
          </table:table-cell>
          <table:table-cell table:formula="of:=[.C219]-[.B219]" office:value-type="float" office:value="118.4728" calcext:value-type="float">
            <text:p>118.4728</text:p>
          </table:table-cell>
          <table:table-cell table:formula="of:=[.E219]-[.D219]" office:value-type="float" office:value="0" calcext:value-type="float">
            <text:p>0</text:p>
          </table:table-cell>
          <table:table-cell table:formula="of:=[.G219]-[.F219]" office:value-type="float" office:value="0" calcext:value-type="float">
            <text:p>0</text:p>
          </table:table-cell>
          <table:table-cell table:formula="of:=[.I219]-[.H21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667392H00M00S" calcext:value-type="time">
            <text:p>667392:00:00</text:p>
          </table:table-cell>
          <table:table-cell office:value-type="float" office:value="19119.4811" calcext:value-type="float">
            <text:p>19119.4811</text:p>
          </table:table-cell>
          <table:table-cell office:value-type="float" office:value="19461.5" calcext:value-type="float">
            <text:p>19461.5</text:p>
          </table:table-cell>
          <table:table-cell table:number-columns-repeated="7" office:value-type="float" office:value="20797" calcext:value-type="float">
            <text:p>20797</text:p>
          </table:table-cell>
          <table:table-cell/>
          <table:table-cell table:formula="of:=[.E220]-[.F220]" office:value-type="float" office:value="0" calcext:value-type="float">
            <text:p>0</text:p>
          </table:table-cell>
          <table:table-cell table:formula="of:=[.C220]-[.B220]" office:value-type="float" office:value="342.018899999999" calcext:value-type="float">
            <text:p>342.0189</text:p>
          </table:table-cell>
          <table:table-cell table:formula="of:=[.E220]-[.D220]" office:value-type="float" office:value="0" calcext:value-type="float">
            <text:p>0</text:p>
          </table:table-cell>
          <table:table-cell table:formula="of:=[.G220]-[.F220]" office:value-type="float" office:value="0" calcext:value-type="float">
            <text:p>0</text:p>
          </table:table-cell>
          <table:table-cell table:formula="of:=[.I220]-[.H22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559904H00M00S" calcext:value-type="time">
            <text:p>###</text:p>
          </table:table-cell>
          <table:table-cell office:value-type="float" office:value="14261.5" calcext:value-type="float">
            <text:p>14261.5</text:p>
          </table:table-cell>
          <table:table-cell office:value-type="float" office:value="15190" calcext:value-type="float">
            <text:p>15190</text:p>
          </table:table-cell>
          <table:table-cell office:value-type="float" office:value="17390" calcext:value-type="float">
            <text:p>17390</text:p>
          </table:table-cell>
          <table:table-cell table:number-columns-repeated="6" office:value-type="float" office:value="17591" calcext:value-type="float">
            <text:p>17591</text:p>
          </table:table-cell>
          <table:table-cell/>
          <table:table-cell table:formula="of:=[.E221]-[.F221]" office:value-type="float" office:value="0" calcext:value-type="float">
            <text:p>0</text:p>
          </table:table-cell>
          <table:table-cell table:formula="of:=[.C221]-[.B221]" office:value-type="float" office:value="928.5" calcext:value-type="float">
            <text:p>928.5</text:p>
          </table:table-cell>
          <table:table-cell table:formula="of:=[.E221]-[.D221]" office:value-type="float" office:value="201" calcext:value-type="float">
            <text:p>201</text:p>
          </table:table-cell>
          <table:table-cell table:formula="of:=[.G221]-[.F221]" office:value-type="float" office:value="0" calcext:value-type="float">
            <text:p>0</text:p>
          </table:table-cell>
          <table:table-cell table:formula="of:=[.I221]-[.H22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393472H00M00S" calcext:value-type="time">
            <text:p>###</text:p>
          </table:table-cell>
          <table:table-cell table:number-columns-repeated="2" office:value-type="float" office:value="10251.625" calcext:value-type="float">
            <text:p>10251.625</text:p>
          </table:table-cell>
          <table:table-cell table:number-columns-repeated="4" office:value-type="float" office:value="11290.1667" calcext:value-type="float">
            <text:p>11290.1667</text:p>
          </table:table-cell>
          <table:table-cell table:number-columns-repeated="3" office:value-type="float" office:value="14164" calcext:value-type="float">
            <text:p>14164</text:p>
          </table:table-cell>
          <table:table-cell/>
          <table:table-cell table:formula="of:=[.E222]-[.F222]" office:value-type="float" office:value="0" calcext:value-type="float">
            <text:p>0</text:p>
          </table:table-cell>
          <table:table-cell table:formula="of:=[.C222]-[.B222]" office:value-type="float" office:value="0" calcext:value-type="float">
            <text:p>0</text:p>
          </table:table-cell>
          <table:table-cell table:formula="of:=[.E222]-[.D222]" office:value-type="float" office:value="0" calcext:value-type="float">
            <text:p>0</text:p>
          </table:table-cell>
          <table:table-cell table:formula="of:=[.G222]-[.F222]" office:value-type="float" office:value="0" calcext:value-type="float">
            <text:p>0</text:p>
          </table:table-cell>
          <table:table-cell table:formula="of:=[.I222]-[.H22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262016H00M00S" calcext:value-type="time">
            <text:p>###</text:p>
          </table:table-cell>
          <table:table-cell office:value-type="float" office:value="23095.3333" calcext:value-type="float">
            <text:p>23095.3333</text:p>
          </table:table-cell>
          <table:table-cell office:value-type="float" office:value="23922.8333" calcext:value-type="float">
            <text:p>23922.8333</text:p>
          </table:table-cell>
          <table:table-cell table:number-columns-repeated="4" office:value-type="float" office:value="26573.8125" calcext:value-type="float">
            <text:p>26573.8125</text:p>
          </table:table-cell>
          <table:table-cell table:number-columns-repeated="3" office:value-type="float" office:value="27286" calcext:value-type="float">
            <text:p>27286</text:p>
          </table:table-cell>
          <table:table-cell/>
          <table:table-cell table:formula="of:=[.E223]-[.F223]" office:value-type="float" office:value="0" calcext:value-type="float">
            <text:p>0</text:p>
          </table:table-cell>
          <table:table-cell table:formula="of:=[.C223]-[.B223]" office:value-type="float" office:value="827.5" calcext:value-type="float">
            <text:p>827.5</text:p>
          </table:table-cell>
          <table:table-cell table:formula="of:=[.E223]-[.D223]" office:value-type="float" office:value="0" calcext:value-type="float">
            <text:p>0</text:p>
          </table:table-cell>
          <table:table-cell table:formula="of:=[.G223]-[.F223]" office:value-type="float" office:value="0" calcext:value-type="float">
            <text:p>0</text:p>
          </table:table-cell>
          <table:table-cell table:formula="of:=[.I223]-[.H22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2146416H00M00S" calcext:value-type="time">
            <text:p>###</text:p>
          </table:table-cell>
          <table:table-cell office:value-type="float" office:value="13827.1538" calcext:value-type="float">
            <text:p>13827.1538</text:p>
          </table:table-cell>
          <table:table-cell office:value-type="float" office:value="14534.8929" calcext:value-type="float">
            <text:p>14534.8929</text:p>
          </table:table-cell>
          <table:table-cell table:number-columns-repeated="7" office:value-type="float" office:value="15731" calcext:value-type="float">
            <text:p>15731</text:p>
          </table:table-cell>
          <table:table-cell/>
          <table:table-cell table:formula="of:=[.E224]-[.F224]" office:value-type="float" office:value="0" calcext:value-type="float">
            <text:p>0</text:p>
          </table:table-cell>
          <table:table-cell table:formula="of:=[.C224]-[.B224]" office:value-type="float" office:value="707.739100000001" calcext:value-type="float">
            <text:p>707.7391</text:p>
          </table:table-cell>
          <table:table-cell table:formula="of:=[.E224]-[.D224]" office:value-type="float" office:value="0" calcext:value-type="float">
            <text:p>0</text:p>
          </table:table-cell>
          <table:table-cell table:formula="of:=[.G224]-[.F224]" office:value-type="float" office:value="0" calcext:value-type="float">
            <text:p>0</text:p>
          </table:table-cell>
          <table:table-cell table:formula="of:=[.I224]-[.H22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496896H00M00S" calcext:value-type="time">
            <text:p>496896:00:00</text:p>
          </table:table-cell>
          <table:table-cell table:number-columns-repeated="2" office:value-type="float" office:value="9296" calcext:value-type="float">
            <text:p>9296</text:p>
          </table:table-cell>
          <table:table-cell table:number-columns-repeated="4" office:value-type="float" office:value="10297.3333" calcext:value-type="float">
            <text:p>10297.3333</text:p>
          </table:table-cell>
          <table:table-cell table:number-columns-repeated="3" office:value-type="float" office:value="10431" calcext:value-type="float">
            <text:p>10431</text:p>
          </table:table-cell>
          <table:table-cell/>
          <table:table-cell table:formula="of:=[.E225]-[.F225]" office:value-type="float" office:value="0" calcext:value-type="float">
            <text:p>0</text:p>
          </table:table-cell>
          <table:table-cell table:formula="of:=[.C225]-[.B225]" office:value-type="float" office:value="0" calcext:value-type="float">
            <text:p>0</text:p>
          </table:table-cell>
          <table:table-cell table:formula="of:=[.E225]-[.D225]" office:value-type="float" office:value="0" calcext:value-type="float">
            <text:p>0</text:p>
          </table:table-cell>
          <table:table-cell table:formula="of:=[.G225]-[.F225]" office:value-type="float" office:value="0" calcext:value-type="float">
            <text:p>0</text:p>
          </table:table-cell>
          <table:table-cell table:formula="of:=[.I225]-[.H22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time" office:time-value="PT1777080H00M00S" calcext:value-type="time">
            <text:p>###</text:p>
          </table:table-cell>
          <table:table-cell office:value-type="float" office:value="15183.3214" calcext:value-type="float">
            <text:p>15183.3214</text:p>
          </table:table-cell>
          <table:table-cell office:value-type="float" office:value="16770.8222" calcext:value-type="float">
            <text:p>16770.8222</text:p>
          </table:table-cell>
          <table:table-cell office:value-type="float" office:value="17636.3744" calcext:value-type="float">
            <text:p>17636.3744</text:p>
          </table:table-cell>
          <table:table-cell table:number-columns-repeated="3" office:value-type="float" office:value="18089.35" calcext:value-type="float">
            <text:p>18089.35</text:p>
          </table:table-cell>
          <table:table-cell table:number-columns-repeated="3" office:value-type="float" office:value="18384" calcext:value-type="float">
            <text:p>18384</text:p>
          </table:table-cell>
          <table:table-cell/>
          <table:table-cell table:formula="of:=[.E226]-[.F226]" office:value-type="float" office:value="0" calcext:value-type="float">
            <text:p>0</text:p>
          </table:table-cell>
          <table:table-cell table:formula="of:=[.C226]-[.B226]" office:value-type="float" office:value="1587.5008" calcext:value-type="float">
            <text:p>1587.5008</text:p>
          </table:table-cell>
          <table:table-cell table:formula="of:=[.E226]-[.D226]" office:value-type="float" office:value="452.975599999998" calcext:value-type="float">
            <text:p>452.9756</text:p>
          </table:table-cell>
          <table:table-cell table:formula="of:=[.G226]-[.F226]" office:value-type="float" office:value="0" calcext:value-type="float">
            <text:p>0</text:p>
          </table:table-cell>
          <table:table-cell table:formula="of:=[.I226]-[.H22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8" table:formula="of:=AVERAGE([.B177:.B226])" office:value-type="float" office:value="14944.725346" calcext:value-type="float">
            <text:p>14944.725346</text:p>
          </table:table-cell>
          <table:table-cell table:style-name="ce18" table:formula="of:=AVERAGE([.C177:.C226])" office:value-type="float" office:value="15795.168226" calcext:value-type="float">
            <text:p>15795.168226</text:p>
          </table:table-cell>
          <table:table-cell table:style-name="ce18" table:formula="of:=AVERAGE([.D177:.D226])" office:value-type="float" office:value="16754.527154" calcext:value-type="float">
            <text:p>16754.527154</text:p>
          </table:table-cell>
          <table:table-cell table:style-name="ce18" table:formula="of:=AVERAGE([.E177:.E226])" office:value-type="float" office:value="16924.557164" calcext:value-type="float">
            <text:p>16924.557164</text:p>
          </table:table-cell>
          <table:table-cell table:style-name="ce18" table:formula="of:=AVERAGE([.F177:.F226])" office:value-type="float" office:value="16924.557164" calcext:value-type="float">
            <text:p>16924.557164</text:p>
          </table:table-cell>
          <table:table-cell table:style-name="ce18" table:formula="of:=AVERAGE([.G177:.G226])" office:value-type="float" office:value="16924.725934" calcext:value-type="float">
            <text:p>16924.725934</text:p>
          </table:table-cell>
          <table:table-cell table:style-name="ce18" table:formula="of:=AVERAGE([.H177:.H226])" office:value-type="float" office:value="18794.82" calcext:value-type="float">
            <text:p>18794.82</text:p>
          </table:table-cell>
          <table:table-cell table:style-name="ce18" table:formula="of:=AVERAGE([.I177:.I226])" office:value-type="float" office:value="18794.82" calcext:value-type="float">
            <text:p>18794.82</text:p>
          </table:table-cell>
          <table:table-cell table:style-name="ce18" table:formula="of:=AVERAGE([.J177:.J226])" office:value-type="float" office:value="18794.82" calcext:value-type="float">
            <text:p>18794.82</text:p>
          </table:table-cell>
          <table:table-cell table:style-name="ce18" table:number-columns-repeated="1014"/>
        </table:table-row>
        <table:table-row table:style-name="ro1">
          <table:table-cell table:style-name="ce5"/>
          <table:table-cell table:style-name="ce12" table:number-columns-repeated="15"/>
          <table:table-cell table:style-name="ce12" office:value-type="string" calcext:value-type="string">
            <text:p>10 8</text:p>
          </table:table-cell>
          <table:table-cell table:style-name="ce12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time" office:time-value="PT2219568H00M00S" calcext:value-type="time">
            <text:p>###</text:p>
          </table:table-cell>
          <table:table-cell table:number-columns-repeated="2" office:value-type="float" office:value="28181.25" calcext:value-type="float">
            <text:p>28181.25</text:p>
          </table:table-cell>
          <table:table-cell table:number-columns-repeated="4" office:value-type="float" office:value="29092.5" calcext:value-type="float">
            <text:p>29092.5</text:p>
          </table:table-cell>
          <table:table-cell table:number-columns-repeated="3" office:value-type="float" office:value="35576" calcext:value-type="float">
            <text:p>35576</text:p>
          </table:table-cell>
          <table:table-cell table:number-columns-repeated="3"/>
          <table:table-cell table:formula="of:=[.I231]-[.J23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509096H00M00S" calcext:value-type="time">
            <text:p>###</text:p>
          </table:table-cell>
          <table:table-cell office:value-type="float" office:value="22817.2878" calcext:value-type="float">
            <text:p>22817.2878</text:p>
          </table:table-cell>
          <table:table-cell office:value-type="float" office:value="22819.0528" calcext:value-type="float">
            <text:p>22819.0528</text:p>
          </table:table-cell>
          <table:table-cell table:number-columns-repeated="4" office:value-type="float" office:value="23866.8465" calcext:value-type="float">
            <text:p>23866.8465</text:p>
          </table:table-cell>
          <table:table-cell table:number-columns-repeated="3" office:value-type="float" office:value="29631" calcext:value-type="float">
            <text:p>29631</text:p>
          </table:table-cell>
          <table:table-cell table:number-columns-repeated="3"/>
          <table:table-cell table:formula="of:=[.I232]-[.J23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370480H00M00S" calcext:value-type="time">
            <text:p>###</text:p>
          </table:table-cell>
          <table:table-cell office:value-type="float" office:value="22804.9352" calcext:value-type="float">
            <text:p>22804.9352</text:p>
          </table:table-cell>
          <table:table-cell office:value-type="float" office:value="22890.2115" calcext:value-type="float">
            <text:p>22890.2115</text:p>
          </table:table-cell>
          <table:table-cell table:number-columns-repeated="4" office:value-type="float" office:value="24268" calcext:value-type="float">
            <text:p>24268</text:p>
          </table:table-cell>
          <table:table-cell table:number-columns-repeated="3" office:value-type="float" office:value="26809" calcext:value-type="float">
            <text:p>26809</text:p>
          </table:table-cell>
          <table:table-cell table:number-columns-repeated="3"/>
          <table:table-cell table:formula="of:=[.I233]-[.J23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148832H00M00S" calcext:value-type="time">
            <text:p>1148832:00:00</text:p>
          </table:table-cell>
          <table:table-cell office:value-type="float" office:value="35613.0193" calcext:value-type="float">
            <text:p>35613.0193</text:p>
          </table:table-cell>
          <table:table-cell office:value-type="float" office:value="35847.25" calcext:value-type="float">
            <text:p>35847.25</text:p>
          </table:table-cell>
          <table:table-cell office:value-type="float" office:value="36617.7553" calcext:value-type="float">
            <text:p>36617.7553</text:p>
          </table:table-cell>
          <table:table-cell table:number-columns-repeated="3" office:value-type="float" office:value="36629.6338" calcext:value-type="float">
            <text:p>36629.6338</text:p>
          </table:table-cell>
          <table:table-cell table:number-columns-repeated="3" office:value-type="float" office:value="36909" calcext:value-type="float">
            <text:p>36909</text:p>
          </table:table-cell>
          <table:table-cell table:number-columns-repeated="3"/>
          <table:table-cell table:formula="of:=[.I234]-[.J23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45128H00M00S" calcext:value-type="time">
            <text:p>145128:00:00</text:p>
          </table:table-cell>
          <table:table-cell table:number-columns-repeated="2" office:value-type="float" office:value="22391.25" calcext:value-type="float">
            <text:p>22391.25</text:p>
          </table:table-cell>
          <table:table-cell table:number-columns-repeated="4" office:value-type="float" office:value="23292.75" calcext:value-type="float">
            <text:p>23292.75</text:p>
          </table:table-cell>
          <table:table-cell table:number-columns-repeated="3" office:value-type="float" office:value="26910" calcext:value-type="float">
            <text:p>26910</text:p>
          </table:table-cell>
          <table:table-cell table:number-columns-repeated="3"/>
          <table:table-cell table:formula="of:=[.I235]-[.J23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18168H00M00S" calcext:value-type="time">
            <text:p>318168:00:00</text:p>
          </table:table-cell>
          <table:table-cell office:value-type="float" office:value="30536.0833" calcext:value-type="float">
            <text:p>30536.0833</text:p>
          </table:table-cell>
          <table:table-cell office:value-type="float" office:value="30552.75" calcext:value-type="float">
            <text:p>30552.75</text:p>
          </table:table-cell>
          <table:table-cell table:number-columns-repeated="4" office:value-type="float" office:value="33419" calcext:value-type="float">
            <text:p>33419</text:p>
          </table:table-cell>
          <table:table-cell table:number-columns-repeated="3" office:value-type="float" office:value="34803" calcext:value-type="float">
            <text:p>34803</text:p>
          </table:table-cell>
          <table:table-cell table:number-columns-repeated="3"/>
          <table:table-cell table:formula="of:=[.I236]-[.J23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37992H00M00S" calcext:value-type="time">
            <text:p>337992:00:00</text:p>
          </table:table-cell>
          <table:table-cell table:number-columns-repeated="2" office:value-type="float" office:value="22446.2222" calcext:value-type="float">
            <text:p>22446.2222</text:p>
          </table:table-cell>
          <table:table-cell table:number-columns-repeated="7" office:value-type="float" office:value="23020" calcext:value-type="float">
            <text:p>23020</text:p>
          </table:table-cell>
          <table:table-cell table:number-columns-repeated="3"/>
          <table:table-cell table:formula="of:=[.I237]-[.J23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949016H00M00S" calcext:value-type="time">
            <text:p>###</text:p>
          </table:table-cell>
          <table:table-cell office:value-type="float" office:value="28337.8333" calcext:value-type="float">
            <text:p>28337.8333</text:p>
          </table:table-cell>
          <table:table-cell office:value-type="float" office:value="28733.0385" calcext:value-type="float">
            <text:p>28733.0385</text:p>
          </table:table-cell>
          <table:table-cell table:number-columns-repeated="4" office:value-type="float" office:value="29930.25" calcext:value-type="float">
            <text:p>29930.25</text:p>
          </table:table-cell>
          <table:table-cell table:number-columns-repeated="3" office:value-type="float" office:value="36098" calcext:value-type="float">
            <text:p>36098</text:p>
          </table:table-cell>
          <table:table-cell table:number-columns-repeated="3"/>
          <table:table-cell table:formula="of:=[.I238]-[.J23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64016H00M00S" calcext:value-type="time">
            <text:p>164016:00:00</text:p>
          </table:table-cell>
          <table:table-cell office:value-type="float" office:value="27344.7465" calcext:value-type="float">
            <text:p>27344.7465</text:p>
          </table:table-cell>
          <table:table-cell office:value-type="float" office:value="27444.9615" calcext:value-type="float">
            <text:p>27444.9615</text:p>
          </table:table-cell>
          <table:table-cell table:number-columns-repeated="4" office:value-type="float" office:value="28385.6" calcext:value-type="float">
            <text:p>28385.6</text:p>
          </table:table-cell>
          <table:table-cell table:number-columns-repeated="3" office:value-type="float" office:value="29186" calcext:value-type="float">
            <text:p>29186</text:p>
          </table:table-cell>
          <table:table-cell table:number-columns-repeated="3"/>
          <table:table-cell table:formula="of:=[.I239]-[.J23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653592H00M00S" calcext:value-type="time">
            <text:p>653592:00:00</text:p>
          </table:table-cell>
          <table:table-cell office:value-type="float" office:value="32120.8229" calcext:value-type="float">
            <text:p>32120.8229</text:p>
          </table:table-cell>
          <table:table-cell office:value-type="float" office:value="32238.5" calcext:value-type="float">
            <text:p>32238.5</text:p>
          </table:table-cell>
          <table:table-cell table:number-columns-repeated="4" office:value-type="float" office:value="34846.7778" calcext:value-type="float">
            <text:p>34846.7778</text:p>
          </table:table-cell>
          <table:table-cell table:number-columns-repeated="3" office:value-type="float" office:value="37947" calcext:value-type="float">
            <text:p>37947</text:p>
          </table:table-cell>
          <table:table-cell table:number-columns-repeated="3"/>
          <table:table-cell table:formula="of:=[.I240]-[.J24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727848H00M00S" calcext:value-type="time">
            <text:p>727848:00:00</text:p>
          </table:table-cell>
          <table:table-cell office:value-type="float" office:value="52004.9" calcext:value-type="float">
            <text:p>52004.9</text:p>
          </table:table-cell>
          <table:table-cell office:value-type="float" office:value="52528" calcext:value-type="float">
            <text:p>52528</text:p>
          </table:table-cell>
          <table:table-cell table:number-columns-repeated="4" office:value-type="float" office:value="57955.5" calcext:value-type="float">
            <text:p>57955.5</text:p>
          </table:table-cell>
          <table:table-cell table:number-columns-repeated="3" office:value-type="float" office:value="61181" calcext:value-type="float">
            <text:p>61181</text:p>
          </table:table-cell>
          <table:table-cell table:number-columns-repeated="3"/>
          <table:table-cell table:formula="of:=[.I241]-[.J24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68936H00M00S" calcext:value-type="time">
            <text:p>168936:00:00</text:p>
          </table:table-cell>
          <table:table-cell table:number-columns-repeated="6" office:value-type="float" office:value="21069.5" calcext:value-type="float">
            <text:p>21069.5</text:p>
          </table:table-cell>
          <table:table-cell table:number-columns-repeated="3" office:value-type="float" office:value="21154" calcext:value-type="float">
            <text:p>21154</text:p>
          </table:table-cell>
          <table:table-cell table:number-columns-repeated="3"/>
          <table:table-cell table:formula="of:=[.I242]-[.J24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563096H00M00S" calcext:value-type="time">
            <text:p>###</text:p>
          </table:table-cell>
          <table:table-cell table:number-columns-repeated="6" office:value-type="float" office:value="20778.5" calcext:value-type="float">
            <text:p>20778.5</text:p>
          </table:table-cell>
          <table:table-cell table:number-columns-repeated="3" office:value-type="float" office:value="20940" calcext:value-type="float">
            <text:p>20940</text:p>
          </table:table-cell>
          <table:table-cell table:number-columns-repeated="3"/>
          <table:table-cell table:formula="of:=[.I243]-[.J24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195040H00M00S" calcext:value-type="time">
            <text:p>###</text:p>
          </table:table-cell>
          <table:table-cell table:number-columns-repeated="2" office:value-type="float" office:value="19209.2" calcext:value-type="float">
            <text:p>19209.2</text:p>
          </table:table-cell>
          <table:table-cell table:number-columns-repeated="3" office:value-type="float" office:value="19357.5" calcext:value-type="float">
            <text:p>19357.5</text:p>
          </table:table-cell>
          <table:table-cell office:value-type="float" office:value="19360" calcext:value-type="float">
            <text:p>19360</text:p>
          </table:table-cell>
          <table:table-cell table:number-columns-repeated="3" office:value-type="float" office:value="19696" calcext:value-type="float">
            <text:p>19696</text:p>
          </table:table-cell>
          <table:table-cell table:number-columns-repeated="3"/>
          <table:table-cell table:formula="of:=[.I244]-[.J24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1408H00M00S" calcext:value-type="time">
            <text:p>21408:00:00</text:p>
          </table:table-cell>
          <table:table-cell office:value-type="float" office:value="29134.908" calcext:value-type="float">
            <text:p>29134.908</text:p>
          </table:table-cell>
          <table:table-cell office:value-type="float" office:value="29255.75" calcext:value-type="float">
            <text:p>29255.75</text:p>
          </table:table-cell>
          <table:table-cell table:number-columns-repeated="7" office:value-type="float" office:value="29832" calcext:value-type="float">
            <text:p>29832</text:p>
          </table:table-cell>
          <table:table-cell table:number-columns-repeated="3"/>
          <table:table-cell table:formula="of:=[.I245]-[.J24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771248H00M00S" calcext:value-type="time">
            <text:p>###</text:p>
          </table:table-cell>
          <table:table-cell table:number-columns-repeated="2" office:value-type="float" office:value="33390.3664" calcext:value-type="float">
            <text:p>33390.3664</text:p>
          </table:table-cell>
          <table:table-cell table:number-columns-repeated="4" office:value-type="float" office:value="33918.5604" calcext:value-type="float">
            <text:p>33918.5604</text:p>
          </table:table-cell>
          <table:table-cell table:number-columns-repeated="3" office:value-type="float" office:value="39028" calcext:value-type="float">
            <text:p>39028</text:p>
          </table:table-cell>
          <table:table-cell table:number-columns-repeated="3"/>
          <table:table-cell table:formula="of:=[.I246]-[.J24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767832H00M00S" calcext:value-type="time">
            <text:p>767832:00:00</text:p>
          </table:table-cell>
          <table:table-cell office:value-type="float" office:value="28018.1116" calcext:value-type="float">
            <text:p>28018.1116</text:p>
          </table:table-cell>
          <table:table-cell office:value-type="float" office:value="28173.65" calcext:value-type="float">
            <text:p>28173.65</text:p>
          </table:table-cell>
          <table:table-cell table:number-columns-repeated="4" office:value-type="float" office:value="29510.2436" calcext:value-type="float">
            <text:p>29510.2436</text:p>
          </table:table-cell>
          <table:table-cell table:number-columns-repeated="3" office:value-type="float" office:value="36877" calcext:value-type="float">
            <text:p>36877</text:p>
          </table:table-cell>
          <table:table-cell table:number-columns-repeated="3"/>
          <table:table-cell table:formula="of:=[.I247]-[.J24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301912H00M00S" calcext:value-type="time">
            <text:p>###</text:p>
          </table:table-cell>
          <table:table-cell table:number-columns-repeated="2" office:value-type="float" office:value="24057.4" calcext:value-type="float">
            <text:p>24057.4</text:p>
          </table:table-cell>
          <table:table-cell table:number-columns-repeated="4" office:value-type="float" office:value="24653.2" calcext:value-type="float">
            <text:p>24653.2</text:p>
          </table:table-cell>
          <table:table-cell table:number-columns-repeated="3" office:value-type="float" office:value="25414" calcext:value-type="float">
            <text:p>25414</text:p>
          </table:table-cell>
          <table:table-cell table:number-columns-repeated="3"/>
          <table:table-cell table:formula="of:=[.I248]-[.J24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173816H00M00S" calcext:value-type="time">
            <text:p>1173816:00:00</text:p>
          </table:table-cell>
          <table:table-cell office:value-type="float" office:value="58089" calcext:value-type="float">
            <text:p>58089</text:p>
          </table:table-cell>
          <table:table-cell table:number-columns-repeated="8" office:value-type="float" office:value="58707" calcext:value-type="float">
            <text:p>58707</text:p>
          </table:table-cell>
          <table:table-cell table:number-columns-repeated="3"/>
          <table:table-cell table:formula="of:=[.I249]-[.J24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816968H00M00S" calcext:value-type="time">
            <text:p>###</text:p>
          </table:table-cell>
          <table:table-cell office:value-type="float" office:value="32105.7" calcext:value-type="float">
            <text:p>32105.7</text:p>
          </table:table-cell>
          <table:table-cell office:value-type="float" office:value="33827.2667" calcext:value-type="float">
            <text:p>33827.2667</text:p>
          </table:table-cell>
          <table:table-cell table:number-columns-repeated="3" office:value-type="float" office:value="35470.6667" calcext:value-type="float">
            <text:p>35470.6667</text:p>
          </table:table-cell>
          <table:table-cell office:value-type="float" office:value="35480.125" calcext:value-type="float">
            <text:p>35480.125</text:p>
          </table:table-cell>
          <table:table-cell table:number-columns-repeated="3" office:value-type="float" office:value="43549" calcext:value-type="float">
            <text:p>43549</text:p>
          </table:table-cell>
          <table:table-cell table:number-columns-repeated="3"/>
          <table:table-cell table:formula="of:=[.I250]-[.J25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55136H00M00S" calcext:value-type="time">
            <text:p>155136:00:00</text:p>
          </table:table-cell>
          <table:table-cell office:value-type="float" office:value="31620.1818" calcext:value-type="float">
            <text:p>31620.1818</text:p>
          </table:table-cell>
          <table:table-cell office:value-type="float" office:value="31653.25" calcext:value-type="float">
            <text:p>31653.25</text:p>
          </table:table-cell>
          <table:table-cell table:number-columns-repeated="4" office:value-type="float" office:value="33471.1667" calcext:value-type="float">
            <text:p>33471.1667</text:p>
          </table:table-cell>
          <table:table-cell table:number-columns-repeated="3" office:value-type="float" office:value="33950" calcext:value-type="float">
            <text:p>33950</text:p>
          </table:table-cell>
          <table:table-cell table:number-columns-repeated="3"/>
          <table:table-cell table:formula="of:=[.I251]-[.J25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966240H00M00S" calcext:value-type="time">
            <text:p>966240:00:00</text:p>
          </table:table-cell>
          <table:table-cell table:number-columns-repeated="2" office:value-type="float" office:value="27859.1667" calcext:value-type="float">
            <text:p>27859.1667</text:p>
          </table:table-cell>
          <table:table-cell table:number-columns-repeated="4" office:value-type="float" office:value="30851.3333" calcext:value-type="float">
            <text:p>30851.3333</text:p>
          </table:table-cell>
          <table:table-cell table:number-columns-repeated="3" office:value-type="float" office:value="34088" calcext:value-type="float">
            <text:p>34088</text:p>
          </table:table-cell>
          <table:table-cell table:number-columns-repeated="3"/>
          <table:table-cell table:formula="of:=[.I252]-[.J25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64368H00M00S" calcext:value-type="time">
            <text:p>64368:00:00</text:p>
          </table:table-cell>
          <table:table-cell table:number-columns-repeated="2" office:value-type="float" office:value="16982.7917" calcext:value-type="float">
            <text:p>16982.7917</text:p>
          </table:table-cell>
          <table:table-cell table:number-columns-repeated="4" office:value-type="float" office:value="17298" calcext:value-type="float">
            <text:p>17298</text:p>
          </table:table-cell>
          <table:table-cell table:number-columns-repeated="3" office:value-type="float" office:value="25016" calcext:value-type="float">
            <text:p>25016</text:p>
          </table:table-cell>
          <table:table-cell table:number-columns-repeated="3"/>
          <table:table-cell table:formula="of:=[.I253]-[.J25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560696H00M00S" calcext:value-type="time">
            <text:p>###</text:p>
          </table:table-cell>
          <table:table-cell table:number-columns-repeated="2" office:value-type="float" office:value="24568.4375" calcext:value-type="float">
            <text:p>24568.4375</text:p>
          </table:table-cell>
          <table:table-cell table:number-columns-repeated="4" office:value-type="float" office:value="24965.8333" calcext:value-type="float">
            <text:p>24965.8333</text:p>
          </table:table-cell>
          <table:table-cell table:number-columns-repeated="3" office:value-type="float" office:value="31085" calcext:value-type="float">
            <text:p>31085</text:p>
          </table:table-cell>
          <table:table-cell table:number-columns-repeated="3"/>
          <table:table-cell table:formula="of:=[.I254]-[.J25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767952H00M00S" calcext:value-type="time">
            <text:p>767952:00:00</text:p>
          </table:table-cell>
          <table:table-cell office:value-type="float" office:value="13265.2857" calcext:value-type="float">
            <text:p>13265.2857</text:p>
          </table:table-cell>
          <table:table-cell office:value-type="float" office:value="13408.6058" calcext:value-type="float">
            <text:p>13408.6058</text:p>
          </table:table-cell>
          <table:table-cell table:number-columns-repeated="4" office:value-type="float" office:value="14017.9107" calcext:value-type="float">
            <text:p>14017.9107</text:p>
          </table:table-cell>
          <table:table-cell table:number-columns-repeated="3" office:value-type="float" office:value="16298" calcext:value-type="float">
            <text:p>16298</text:p>
          </table:table-cell>
          <table:table-cell table:number-columns-repeated="3"/>
          <table:table-cell table:formula="of:=[.I255]-[.J25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046976H00M00S" calcext:value-type="time">
            <text:p>1046976:00:00</text:p>
          </table:table-cell>
          <table:table-cell office:value-type="float" office:value="35943.3125" calcext:value-type="float">
            <text:p>35943.3125</text:p>
          </table:table-cell>
          <table:table-cell office:value-type="float" office:value="35953.1667" calcext:value-type="float">
            <text:p>35953.1667</text:p>
          </table:table-cell>
          <table:table-cell table:number-columns-repeated="4" office:value-type="float" office:value="37083.9" calcext:value-type="float">
            <text:p>37083.9</text:p>
          </table:table-cell>
          <table:table-cell table:number-columns-repeated="3" office:value-type="float" office:value="38780" calcext:value-type="float">
            <text:p>38780</text:p>
          </table:table-cell>
          <table:table-cell table:number-columns-repeated="3"/>
          <table:table-cell table:formula="of:=[.I256]-[.J25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903536H00M00S" calcext:value-type="time">
            <text:p>###</text:p>
          </table:table-cell>
          <table:table-cell office:value-type="float" office:value="38248.75" calcext:value-type="float">
            <text:p>38248.75</text:p>
          </table:table-cell>
          <table:table-cell office:value-type="float" office:value="38469.25" calcext:value-type="float">
            <text:p>38469.25</text:p>
          </table:table-cell>
          <table:table-cell table:number-columns-repeated="4" office:value-type="float" office:value="40539.375" calcext:value-type="float">
            <text:p>40539.375</text:p>
          </table:table-cell>
          <table:table-cell table:number-columns-repeated="2" office:value-type="float" office:value="44913" calcext:value-type="float">
            <text:p>44913</text:p>
          </table:table-cell>
          <table:table-cell office:value-type="float" office:value="45158" calcext:value-type="float">
            <text:p>45158</text:p>
          </table:table-cell>
          <table:table-cell table:number-columns-repeated="3"/>
          <table:table-cell table:formula="of:=[.I257]-[.J257]" office:value-type="float" office:value="-245" calcext:value-type="float">
            <text:p>-245</text:p>
          </table:table-cell>
          <table:table-cell table:number-columns-repeated="1010"/>
        </table:table-row>
        <table:table-row table:style-name="ro1">
          <table:table-cell office:value-type="time" office:time-value="PT817584H00M00S" calcext:value-type="time">
            <text:p>817584:00:00</text:p>
          </table:table-cell>
          <table:table-cell table:number-columns-repeated="2" office:value-type="float" office:value="24380.25" calcext:value-type="float">
            <text:p>24380.25</text:p>
          </table:table-cell>
          <table:table-cell table:number-columns-repeated="4" office:value-type="float" office:value="26018.5" calcext:value-type="float">
            <text:p>26018.5</text:p>
          </table:table-cell>
          <table:table-cell table:number-columns-repeated="3" office:value-type="float" office:value="26488" calcext:value-type="float">
            <text:p>26488</text:p>
          </table:table-cell>
          <table:table-cell table:number-columns-repeated="3"/>
          <table:table-cell table:formula="of:=[.I258]-[.J25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152992H00M00S" calcext:value-type="time">
            <text:p>###</text:p>
          </table:table-cell>
          <table:table-cell table:number-columns-repeated="2" office:value-type="float" office:value="32975.3333" calcext:value-type="float">
            <text:p>32975.3333</text:p>
          </table:table-cell>
          <table:table-cell table:number-columns-repeated="3" office:value-type="float" office:value="34372" calcext:value-type="float">
            <text:p>34372</text:p>
          </table:table-cell>
          <table:table-cell office:value-type="float" office:value="34381.1667" calcext:value-type="float">
            <text:p>34381.1667</text:p>
          </table:table-cell>
          <table:table-cell table:number-columns-repeated="3" office:value-type="float" office:value="38401" calcext:value-type="float">
            <text:p>38401</text:p>
          </table:table-cell>
          <table:table-cell table:number-columns-repeated="3"/>
          <table:table-cell table:formula="of:=[.I259]-[.J25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607688H00M00S" calcext:value-type="time">
            <text:p>###</text:p>
          </table:table-cell>
          <table:table-cell office:value-type="float" office:value="29091.4726" calcext:value-type="float">
            <text:p>29091.4726</text:p>
          </table:table-cell>
          <table:table-cell office:value-type="float" office:value="29671.0596" calcext:value-type="float">
            <text:p>29671.0596</text:p>
          </table:table-cell>
          <table:table-cell table:number-columns-repeated="4" office:value-type="float" office:value="30612.6964" calcext:value-type="float">
            <text:p>30612.6964</text:p>
          </table:table-cell>
          <table:table-cell table:number-columns-repeated="3" office:value-type="float" office:value="35045" calcext:value-type="float">
            <text:p>35045</text:p>
          </table:table-cell>
          <table:table-cell table:number-columns-repeated="3"/>
          <table:table-cell table:formula="of:=[.I260]-[.J26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19320H00M00S" calcext:value-type="time">
            <text:p>319320:00:00</text:p>
          </table:table-cell>
          <table:table-cell office:value-type="float" office:value="35783.5708" calcext:value-type="float">
            <text:p>35783.5708</text:p>
          </table:table-cell>
          <table:table-cell office:value-type="float" office:value="35917.8729" calcext:value-type="float">
            <text:p>35917.8729</text:p>
          </table:table-cell>
          <table:table-cell table:number-columns-repeated="4" office:value-type="float" office:value="38985.5" calcext:value-type="float">
            <text:p>38985.5</text:p>
          </table:table-cell>
          <table:table-cell table:number-columns-repeated="3" office:value-type="float" office:value="40655" calcext:value-type="float">
            <text:p>40655</text:p>
          </table:table-cell>
          <table:table-cell table:number-columns-repeated="3"/>
          <table:table-cell table:formula="of:=[.I261]-[.J26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924576H00M00S" calcext:value-type="time">
            <text:p>924576:00:00</text:p>
          </table:table-cell>
          <table:table-cell office:value-type="float" office:value="31938.1111" calcext:value-type="float">
            <text:p>31938.1111</text:p>
          </table:table-cell>
          <table:table-cell office:value-type="float" office:value="32242.875" calcext:value-type="float">
            <text:p>32242.875</text:p>
          </table:table-cell>
          <table:table-cell table:number-columns-repeated="7" office:value-type="float" office:value="33918" calcext:value-type="float">
            <text:p>33918</text:p>
          </table:table-cell>
          <table:table-cell table:number-columns-repeated="3"/>
          <table:table-cell table:formula="of:=[.I262]-[.J26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884448H00M00S" calcext:value-type="time">
            <text:p>884448:00:00</text:p>
          </table:table-cell>
          <table:table-cell table:number-columns-repeated="2" office:value-type="float" office:value="38692.25" calcext:value-type="float">
            <text:p>38692.25</text:p>
          </table:table-cell>
          <table:table-cell table:number-columns-repeated="4" office:value-type="float" office:value="41371.5" calcext:value-type="float">
            <text:p>41371.5</text:p>
          </table:table-cell>
          <table:table-cell table:number-columns-repeated="3" office:value-type="float" office:value="43777" calcext:value-type="float">
            <text:p>43777</text:p>
          </table:table-cell>
          <table:table-cell table:number-columns-repeated="3"/>
          <table:table-cell table:formula="of:=[.I263]-[.J26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419520H00M00S" calcext:value-type="time">
            <text:p>419520:00:00</text:p>
          </table:table-cell>
          <table:table-cell table:number-columns-repeated="2" office:value-type="float" office:value="22506" calcext:value-type="float">
            <text:p>22506</text:p>
          </table:table-cell>
          <table:table-cell table:number-columns-repeated="4" office:value-type="float" office:value="23425" calcext:value-type="float">
            <text:p>23425</text:p>
          </table:table-cell>
          <table:table-cell table:number-columns-repeated="3" office:value-type="float" office:value="24784" calcext:value-type="float">
            <text:p>24784</text:p>
          </table:table-cell>
          <table:table-cell table:number-columns-repeated="3"/>
          <table:table-cell table:formula="of:=[.I264]-[.J26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126064H00M00S" calcext:value-type="time">
            <text:p>###</text:p>
          </table:table-cell>
          <table:table-cell table:number-columns-repeated="2" office:value-type="float" office:value="27389.5" calcext:value-type="float">
            <text:p>27389.5</text:p>
          </table:table-cell>
          <table:table-cell table:number-columns-repeated="4" office:value-type="float" office:value="27402" calcext:value-type="float">
            <text:p>27402</text:p>
          </table:table-cell>
          <table:table-cell table:number-columns-repeated="3" office:value-type="float" office:value="29442" calcext:value-type="float">
            <text:p>29442</text:p>
          </table:table-cell>
          <table:table-cell table:number-columns-repeated="3"/>
          <table:table-cell table:formula="of:=[.I265]-[.J26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771392H00M00S" calcext:value-type="time">
            <text:p>###</text:p>
          </table:table-cell>
          <table:table-cell office:value-type="float" office:value="25849.2476" calcext:value-type="float">
            <text:p>25849.2476</text:p>
          </table:table-cell>
          <table:table-cell office:value-type="float" office:value="26509.8889" calcext:value-type="float">
            <text:p>26509.8889</text:p>
          </table:table-cell>
          <table:table-cell table:number-columns-repeated="4" office:value-type="float" office:value="26563" calcext:value-type="float">
            <text:p>26563</text:p>
          </table:table-cell>
          <table:table-cell table:number-columns-repeated="3" office:value-type="float" office:value="26668" calcext:value-type="float">
            <text:p>26668</text:p>
          </table:table-cell>
          <table:table-cell table:number-columns-repeated="3"/>
          <table:table-cell table:formula="of:=[.I266]-[.J26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803472H00M00S" calcext:value-type="time">
            <text:p>803472:00:00</text:p>
          </table:table-cell>
          <table:table-cell office:value-type="float" office:value="23074.9274" calcext:value-type="float">
            <text:p>23074.9274</text:p>
          </table:table-cell>
          <table:table-cell office:value-type="float" office:value="23307.9907" calcext:value-type="float">
            <text:p>23307.9907</text:p>
          </table:table-cell>
          <table:table-cell table:number-columns-repeated="4" office:value-type="float" office:value="25295.6875" calcext:value-type="float">
            <text:p>25295.6875</text:p>
          </table:table-cell>
          <table:table-cell table:number-columns-repeated="3" office:value-type="float" office:value="27000" calcext:value-type="float">
            <text:p>27000</text:p>
          </table:table-cell>
          <table:table-cell table:number-columns-repeated="3"/>
          <table:table-cell table:formula="of:=[.I267]-[.J26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866000H00M00S" calcext:value-type="time">
            <text:p>###</text:p>
          </table:table-cell>
          <table:table-cell office:value-type="float" office:value="17027" calcext:value-type="float">
            <text:p>17027</text:p>
          </table:table-cell>
          <table:table-cell office:value-type="float" office:value="17293.1818" calcext:value-type="float">
            <text:p>17293.1818</text:p>
          </table:table-cell>
          <table:table-cell table:number-columns-repeated="4" office:value-type="float" office:value="18052.25" calcext:value-type="float">
            <text:p>18052.25</text:p>
          </table:table-cell>
          <table:table-cell table:number-columns-repeated="3" office:value-type="float" office:value="18397" calcext:value-type="float">
            <text:p>18397</text:p>
          </table:table-cell>
          <table:table-cell table:number-columns-repeated="3"/>
          <table:table-cell table:formula="of:=[.I268]-[.J26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55096H00M00S" calcext:value-type="time">
            <text:p>255096:00:00</text:p>
          </table:table-cell>
          <table:table-cell table:number-columns-repeated="2" office:value-type="float" office:value="32132.5417" calcext:value-type="float">
            <text:p>32132.5417</text:p>
          </table:table-cell>
          <table:table-cell table:number-columns-repeated="4" office:value-type="float" office:value="33751.5417" calcext:value-type="float">
            <text:p>33751.5417</text:p>
          </table:table-cell>
          <table:table-cell table:number-columns-repeated="3" office:value-type="float" office:value="42208" calcext:value-type="float">
            <text:p>42208</text:p>
          </table:table-cell>
          <table:table-cell table:number-columns-repeated="3"/>
          <table:table-cell table:formula="of:=[.I269]-[.J26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54408H00M00S" calcext:value-type="time">
            <text:p>354408:00:00</text:p>
          </table:table-cell>
          <table:table-cell office:value-type="float" office:value="15643.2" calcext:value-type="float">
            <text:p>15643.2</text:p>
          </table:table-cell>
          <table:table-cell office:value-type="float" office:value="16050.5633" calcext:value-type="float">
            <text:p>16050.5633</text:p>
          </table:table-cell>
          <table:table-cell table:number-columns-repeated="7" office:value-type="float" office:value="16057" calcext:value-type="float">
            <text:p>16057</text:p>
          </table:table-cell>
          <table:table-cell table:number-columns-repeated="3"/>
          <table:table-cell table:formula="of:=[.I270]-[.J27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833448H00M00S" calcext:value-type="time">
            <text:p>833448:00:00</text:p>
          </table:table-cell>
          <table:table-cell office:value-type="float" office:value="27475.0333" calcext:value-type="float">
            <text:p>27475.0333</text:p>
          </table:table-cell>
          <table:table-cell office:value-type="float" office:value="27910.25" calcext:value-type="float">
            <text:p>27910.25</text:p>
          </table:table-cell>
          <table:table-cell table:number-columns-repeated="4" office:value-type="float" office:value="29508.1667" calcext:value-type="float">
            <text:p>29508.1667</text:p>
          </table:table-cell>
          <table:table-cell table:number-columns-repeated="3" office:value-type="float" office:value="29519" calcext:value-type="float">
            <text:p>29519</text:p>
          </table:table-cell>
          <table:table-cell table:number-columns-repeated="3"/>
          <table:table-cell table:formula="of:=[.I271]-[.J27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168784H00M00S" calcext:value-type="time">
            <text:p>###</text:p>
          </table:table-cell>
          <table:table-cell table:number-columns-repeated="2" office:value-type="float" office:value="24717.1429" calcext:value-type="float">
            <text:p>24717.1429</text:p>
          </table:table-cell>
          <table:table-cell table:number-columns-repeated="4" office:value-type="float" office:value="25261.5833" calcext:value-type="float">
            <text:p>25261.5833</text:p>
          </table:table-cell>
          <table:table-cell table:number-columns-repeated="3" office:value-type="float" office:value="28243" calcext:value-type="float">
            <text:p>28243</text:p>
          </table:table-cell>
          <table:table-cell table:number-columns-repeated="3"/>
          <table:table-cell table:formula="of:=[.I272]-[.J27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226288H00M00S" calcext:value-type="time">
            <text:p>###</text:p>
          </table:table-cell>
          <table:table-cell office:value-type="float" office:value="30465.9764" calcext:value-type="float">
            <text:p>30465.9764</text:p>
          </table:table-cell>
          <table:table-cell office:value-type="float" office:value="30773.6125" calcext:value-type="float">
            <text:p>30773.6125</text:p>
          </table:table-cell>
          <table:table-cell table:number-columns-repeated="4" office:value-type="float" office:value="31761.6875" calcext:value-type="float">
            <text:p>31761.6875</text:p>
          </table:table-cell>
          <table:table-cell table:number-columns-repeated="3" office:value-type="float" office:value="41050" calcext:value-type="float">
            <text:p>41050</text:p>
          </table:table-cell>
          <table:table-cell table:number-columns-repeated="3"/>
          <table:table-cell table:formula="of:=[.I273]-[.J27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488864H00M00S" calcext:value-type="time">
            <text:p>###</text:p>
          </table:table-cell>
          <table:table-cell table:number-columns-repeated="2" office:value-type="float" office:value="32617.3333" calcext:value-type="float">
            <text:p>32617.3333</text:p>
          </table:table-cell>
          <table:table-cell table:number-columns-repeated="7" office:value-type="float" office:value="33026" calcext:value-type="float">
            <text:p>33026</text:p>
          </table:table-cell>
          <table:table-cell table:number-columns-repeated="3"/>
          <table:table-cell table:formula="of:=[.I274]-[.J27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076936H00M00S" calcext:value-type="time">
            <text:p>###</text:p>
          </table:table-cell>
          <table:table-cell table:number-columns-repeated="2" office:value-type="float" office:value="24165" calcext:value-type="float">
            <text:p>24165</text:p>
          </table:table-cell>
          <table:table-cell table:number-columns-repeated="4" office:value-type="float" office:value="25922" calcext:value-type="float">
            <text:p>25922</text:p>
          </table:table-cell>
          <table:table-cell table:number-columns-repeated="3" office:value-type="float" office:value="26715" calcext:value-type="float">
            <text:p>26715</text:p>
          </table:table-cell>
          <table:table-cell table:number-columns-repeated="3"/>
          <table:table-cell table:formula="of:=[.I275]-[.J27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191312H00M00S" calcext:value-type="time">
            <text:p>1191312:00:00</text:p>
          </table:table-cell>
          <table:table-cell office:value-type="float" office:value="41397.4696" calcext:value-type="float">
            <text:p>41397.4696</text:p>
          </table:table-cell>
          <table:table-cell office:value-type="float" office:value="47137.8897" calcext:value-type="float">
            <text:p>47137.8897</text:p>
          </table:table-cell>
          <table:table-cell office:value-type="float" office:value="46106.1434" calcext:value-type="float">
            <text:p>46106.1434</text:p>
          </table:table-cell>
          <table:table-cell table:number-columns-repeated="3" office:value-type="float" office:value="49328.8889" calcext:value-type="float">
            <text:p>49328.8889</text:p>
          </table:table-cell>
          <table:table-cell table:number-columns-repeated="3" office:value-type="float" office:value="53816" calcext:value-type="float">
            <text:p>53816</text:p>
          </table:table-cell>
          <table:table-cell table:number-columns-repeated="3"/>
          <table:table-cell table:formula="of:=[.I276]-[.J27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949104H00M00S" calcext:value-type="time">
            <text:p>949104:00:00</text:p>
          </table:table-cell>
          <table:table-cell office:value-type="float" office:value="36723.1921" calcext:value-type="float">
            <text:p>36723.1921</text:p>
          </table:table-cell>
          <table:table-cell office:value-type="float" office:value="36942.7355" calcext:value-type="float">
            <text:p>36942.7355</text:p>
          </table:table-cell>
          <table:table-cell office:value-type="float" office:value="38743.9991" calcext:value-type="float">
            <text:p>38743.9991</text:p>
          </table:table-cell>
          <table:table-cell table:number-columns-repeated="2" office:value-type="float" office:value="38749.3837" calcext:value-type="float">
            <text:p>38749.3837</text:p>
          </table:table-cell>
          <table:table-cell office:value-type="float" office:value="38784.7178" calcext:value-type="float">
            <text:p>38784.7178</text:p>
          </table:table-cell>
          <table:table-cell table:number-columns-repeated="3" office:value-type="float" office:value="46790" calcext:value-type="float">
            <text:p>46790</text:p>
          </table:table-cell>
          <table:table-cell table:number-columns-repeated="3"/>
          <table:table-cell table:formula="of:=[.I277]-[.J27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54464H00M00S" calcext:value-type="time">
            <text:p>154464:00:00</text:p>
          </table:table-cell>
          <table:table-cell table:number-columns-repeated="2" office:value-type="float" office:value="22963.375" calcext:value-type="float">
            <text:p>22963.375</text:p>
          </table:table-cell>
          <table:table-cell table:number-columns-repeated="4" office:value-type="float" office:value="23781.8889" calcext:value-type="float">
            <text:p>23781.8889</text:p>
          </table:table-cell>
          <table:table-cell table:number-columns-repeated="3" office:value-type="float" office:value="23797" calcext:value-type="float">
            <text:p>23797</text:p>
          </table:table-cell>
          <table:table-cell table:number-columns-repeated="3"/>
          <table:table-cell table:formula="of:=[.I278]-[.J27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297464H00M00S" calcext:value-type="time">
            <text:p>###</text:p>
          </table:table-cell>
          <table:table-cell office:value-type="float" office:value="37812.5294" calcext:value-type="float">
            <text:p>37812.5294</text:p>
          </table:table-cell>
          <table:table-cell office:value-type="float" office:value="39408.8737" calcext:value-type="float">
            <text:p>39408.8737</text:p>
          </table:table-cell>
          <table:table-cell office:value-type="float" office:value="41690.4697" calcext:value-type="float">
            <text:p>41690.4697</text:p>
          </table:table-cell>
          <table:table-cell table:number-columns-repeated="3" office:value-type="float" office:value="41757.9665" calcext:value-type="float">
            <text:p>41757.9665</text:p>
          </table:table-cell>
          <table:table-cell table:number-columns-repeated="3" office:value-type="float" office:value="47992" calcext:value-type="float">
            <text:p>47992</text:p>
          </table:table-cell>
          <table:table-cell table:number-columns-repeated="3"/>
          <table:table-cell table:formula="of:=[.I279]-[.J27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253480H00M00S" calcext:value-type="time">
            <text:p>###</text:p>
          </table:table-cell>
          <table:table-cell office:value-type="float" office:value="33184.6587" calcext:value-type="float">
            <text:p>33184.6587</text:p>
          </table:table-cell>
          <table:table-cell office:value-type="float" office:value="33259.624" calcext:value-type="float">
            <text:p>33259.624</text:p>
          </table:table-cell>
          <table:table-cell table:number-columns-repeated="3" office:value-type="float" office:value="34515.275" calcext:value-type="float">
            <text:p>34515.275</text:p>
          </table:table-cell>
          <table:table-cell office:value-type="float" office:value="34516.8167" calcext:value-type="float">
            <text:p>34516.8167</text:p>
          </table:table-cell>
          <table:table-cell table:number-columns-repeated="3" office:value-type="float" office:value="37715" calcext:value-type="float">
            <text:p>37715</text:p>
          </table:table-cell>
          <table:table-cell table:number-columns-repeated="3"/>
          <table:table-cell table:formula="of:=[.I280]-[.J28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8" table:formula="of:=AVERAGE([.B231:.B280])" office:value-type="float" office:value="28938.881552" calcext:value-type="float">
            <text:p>28938.881552</text:p>
          </table:table-cell>
          <table:table-cell table:style-name="ce18" table:formula="of:=AVERAGE([.C231:.C280])" office:value-type="float" office:value="29248.018636" calcext:value-type="float">
            <text:p>29248.018636</text:p>
          </table:table-cell>
          <table:table-cell table:style-name="ce18" table:formula="of:=AVERAGE([.D231:.D280])" office:value-type="float" office:value="30447.23117" calcext:value-type="float">
            <text:p>30447.23117</text:p>
          </table:table-cell>
          <table:table-cell table:style-name="ce18" table:formula="of:=AVERAGE([.E231:.E280])" office:value-type="float" office:value="30513.381278" calcext:value-type="float">
            <text:p>30513.381278</text:p>
          </table:table-cell>
          <table:table-cell table:style-name="ce18" table:formula="of:=AVERAGE([.F231:.F280])" office:value-type="float" office:value="30513.381278" calcext:value-type="float">
            <text:p>30513.381278</text:p>
          </table:table-cell>
          <table:table-cell table:style-name="ce18" table:formula="of:=AVERAGE([.G231:.G280])" office:value-type="float" office:value="30514.541294" calcext:value-type="float">
            <text:p>30514.541294</text:p>
          </table:table-cell>
          <table:table-cell table:style-name="ce18" table:formula="of:=AVERAGE([.H231:.H280])" office:value-type="float" office:value="33378" calcext:value-type="float">
            <text:p>33378</text:p>
          </table:table-cell>
          <table:table-cell table:style-name="ce18" table:formula="of:=AVERAGE([.I231:.I280])" office:value-type="float" office:value="33378" calcext:value-type="float">
            <text:p>33378</text:p>
          </table:table-cell>
          <table:table-cell table:style-name="ce18" table:formula="of:=AVERAGE([.J231:.J280])" office:value-type="float" office:value="33382.9" calcext:value-type="float">
            <text:p>33382.9</text:p>
          </table:table-cell>
          <table:table-cell table:style-name="ce18" table:number-columns-repeated="1014"/>
        </table:table-row>
        <table:table-row table:style-name="ro1">
          <table:table-cell table:number-columns-repeated="15"/>
          <table:table-cell office:value-type="string" calcext:value-type="string">
            <text:p>16 6</text:p>
          </table:table-cell>
          <table:table-cell table:number-columns-repeated="1008"/>
        </table:table-row>
        <table:table-row table:style-name="ro1">
          <table:table-cell office:value-type="time" office:time-value="PT1729608H00M00S" calcext:value-type="time">
            <text:p>###</text:p>
          </table:table-cell>
          <table:table-cell office:value-type="float" office:value="11663.0706" calcext:value-type="float">
            <text:p>11663.0706</text:p>
          </table:table-cell>
          <table:table-cell office:value-type="float" office:value="14504.1733" calcext:value-type="float">
            <text:p>14504.1733</text:p>
          </table:table-cell>
          <table:table-cell office:value-type="float" office:value="15196.706" calcext:value-type="float">
            <text:p>15196.706</text:p>
          </table:table-cell>
          <table:table-cell table:number-columns-repeated="3" office:value-type="float" office:value="16825.7915" calcext:value-type="float">
            <text:p>16825.7915</text:p>
          </table:table-cell>
          <table:table-cell table:number-columns-repeated="3" office:value-type="float" office:value="20706" calcext:value-type="float">
            <text:p>20706</text:p>
          </table:table-cell>
          <table:table-cell table:number-columns-repeated="1014"/>
        </table:table-row>
        <table:table-row table:style-name="ro1">
          <table:table-cell office:value-type="time" office:time-value="PT2268096H00M00S" calcext:value-type="time">
            <text:p>###</text:p>
          </table:table-cell>
          <table:table-cell office:value-type="float" office:value="9299.3333" calcext:value-type="float">
            <text:p>9299.3333</text:p>
          </table:table-cell>
          <table:table-cell office:value-type="float" office:value="10681.5" calcext:value-type="float">
            <text:p>10681.5</text:p>
          </table:table-cell>
          <table:table-cell office:value-type="float" office:value="11023.25" calcext:value-type="float">
            <text:p>11023.25</text:p>
          </table:table-cell>
          <table:table-cell table:number-columns-repeated="3" office:value-type="float" office:value="12340.25" calcext:value-type="float">
            <text:p>12340.25</text:p>
          </table:table-cell>
          <table:table-cell table:number-columns-repeated="3" office:value-type="float" office:value="13409" calcext:value-type="float">
            <text:p>13409</text:p>
          </table:table-cell>
          <table:table-cell table:number-columns-repeated="1014"/>
        </table:table-row>
        <table:table-row table:style-name="ro1">
          <table:table-cell office:value-type="time" office:time-value="PT438096H00M00S" calcext:value-type="time">
            <text:p>438096:00:00</text:p>
          </table:table-cell>
          <table:table-cell office:value-type="float" office:value="7024.4378" calcext:value-type="float">
            <text:p>7024.4378</text:p>
          </table:table-cell>
          <table:table-cell office:value-type="float" office:value="8228.6618" calcext:value-type="float">
            <text:p>8228.6618</text:p>
          </table:table-cell>
          <table:table-cell office:value-type="float" office:value="9136.7639" calcext:value-type="float">
            <text:p>9136.7639</text:p>
          </table:table-cell>
          <table:table-cell table:number-columns-repeated="3" office:value-type="float" office:value="9288.1023" calcext:value-type="float">
            <text:p>9288.1023</text:p>
          </table:table-cell>
          <table:table-cell table:number-columns-repeated="3" office:value-type="float" office:value="11685" calcext:value-type="float">
            <text:p>11685</text:p>
          </table:table-cell>
          <table:table-cell table:number-columns-repeated="1014"/>
        </table:table-row>
        <table:table-row table:style-name="ro1">
          <table:table-cell office:value-type="time" office:time-value="PT89280H00M00S" calcext:value-type="time">
            <text:p>89280:00:00</text:p>
          </table:table-cell>
          <table:table-cell office:value-type="float" office:value="14632.9797" calcext:value-type="float">
            <text:p>14632.9797</text:p>
          </table:table-cell>
          <table:table-cell office:value-type="float" office:value="16799.6111" calcext:value-type="float">
            <text:p>16799.6111</text:p>
          </table:table-cell>
          <table:table-cell office:value-type="float" office:value="16966.787" calcext:value-type="float">
            <text:p>16966.787</text:p>
          </table:table-cell>
          <table:table-cell table:number-columns-repeated="3" office:value-type="float" office:value="17703.3056" calcext:value-type="float">
            <text:p>17703.3056</text:p>
          </table:table-cell>
          <table:table-cell table:number-columns-repeated="3" office:value-type="float" office:value="22760" calcext:value-type="float">
            <text:p>22760</text:p>
          </table:table-cell>
          <table:table-cell table:number-columns-repeated="1014"/>
        </table:table-row>
        <table:table-row table:style-name="ro1">
          <table:table-cell office:value-type="time" office:time-value="PT2269464H00M00S" calcext:value-type="time">
            <text:p>###</text:p>
          </table:table-cell>
          <table:table-cell office:value-type="float" office:value="7376.6" calcext:value-type="float">
            <text:p>7376.6</text:p>
          </table:table-cell>
          <table:table-cell office:value-type="float" office:value="10119.6359" calcext:value-type="float">
            <text:p>10119.6359</text:p>
          </table:table-cell>
          <table:table-cell office:value-type="float" office:value="9067.7981" calcext:value-type="float">
            <text:p>9067.7981</text:p>
          </table:table-cell>
          <table:table-cell table:number-columns-repeated="2" office:value-type="float" office:value="10549.9067" calcext:value-type="float">
            <text:p>10549.9067</text:p>
          </table:table-cell>
          <table:table-cell office:value-type="float" office:value="10550.1733" calcext:value-type="float">
            <text:p>10550.1733</text:p>
          </table:table-cell>
          <table:table-cell table:number-columns-repeated="3" office:value-type="float" office:value="14420" calcext:value-type="float">
            <text:p>14420</text:p>
          </table:table-cell>
          <table:table-cell table:number-columns-repeated="1014"/>
        </table:table-row>
        <table:table-row table:style-name="ro1">
          <table:table-cell office:value-type="time" office:time-value="PT54552H00M00S" calcext:value-type="time">
            <text:p>54552:00:00</text:p>
          </table:table-cell>
          <table:table-cell office:value-type="float" office:value="14251.0563" calcext:value-type="float">
            <text:p>14251.0563</text:p>
          </table:table-cell>
          <table:table-cell office:value-type="float" office:value="16977.998" calcext:value-type="float">
            <text:p>16977.998</text:p>
          </table:table-cell>
          <table:table-cell office:value-type="float" office:value="17174.0725" calcext:value-type="float">
            <text:p>17174.0725</text:p>
          </table:table-cell>
          <table:table-cell table:number-columns-repeated="3" office:value-type="float" office:value="18765.5" calcext:value-type="float">
            <text:p>18765.5</text:p>
          </table:table-cell>
          <table:table-cell table:number-columns-repeated="3" office:value-type="float" office:value="23899" calcext:value-type="float">
            <text:p>23899</text:p>
          </table:table-cell>
          <table:table-cell table:number-columns-repeated="1014"/>
        </table:table-row>
        <table:table-row table:style-name="ro1">
          <table:table-cell office:value-type="time" office:time-value="PT147504H00M00S" calcext:value-type="time">
            <text:p>147504:00:00</text:p>
          </table:table-cell>
          <table:table-cell office:value-type="float" office:value="12897.5538" calcext:value-type="float">
            <text:p>12897.5538</text:p>
          </table:table-cell>
          <table:table-cell office:value-type="float" office:value="17194.5556" calcext:value-type="float">
            <text:p>17194.5556</text:p>
          </table:table-cell>
          <table:table-cell office:value-type="float" office:value="16505.5417" calcext:value-type="float">
            <text:p>16505.5417</text:p>
          </table:table-cell>
          <table:table-cell table:number-columns-repeated="3" office:value-type="float" office:value="17870.6667" calcext:value-type="float">
            <text:p>17870.6667</text:p>
          </table:table-cell>
          <table:table-cell table:number-columns-repeated="3" office:value-type="float" office:value="25240" calcext:value-type="float">
            <text:p>25240</text:p>
          </table:table-cell>
          <table:table-cell table:number-columns-repeated="1014"/>
        </table:table-row>
        <table:table-row table:style-name="ro1">
          <table:table-cell office:value-type="time" office:time-value="PT1815216H00M00S" calcext:value-type="time">
            <text:p>###</text:p>
          </table:table-cell>
          <table:table-cell office:value-type="float" office:value="10240.0693" calcext:value-type="float">
            <text:p>10240.0693</text:p>
          </table:table-cell>
          <table:table-cell office:value-type="float" office:value="11367.3835" calcext:value-type="float">
            <text:p>11367.3835</text:p>
          </table:table-cell>
          <table:table-cell table:number-columns-repeated="4" office:value-type="float" office:value="11824.6667" calcext:value-type="float">
            <text:p>11824.6667</text:p>
          </table:table-cell>
          <table:table-cell table:number-columns-repeated="3" office:value-type="float" office:value="15607" calcext:value-type="float">
            <text:p>15607</text:p>
          </table:table-cell>
          <table:table-cell table:number-columns-repeated="1014"/>
        </table:table-row>
        <table:table-row table:style-name="ro1">
          <table:table-cell office:value-type="time" office:time-value="PT1001640H00M00S" calcext:value-type="time">
            <text:p>1001640:00:00</text:p>
          </table:table-cell>
          <table:table-cell office:value-type="float" office:value="12683.6071" calcext:value-type="float">
            <text:p>12683.6071</text:p>
          </table:table-cell>
          <table:table-cell office:value-type="float" office:value="17723.8365" calcext:value-type="float">
            <text:p>17723.8365</text:p>
          </table:table-cell>
          <table:table-cell office:value-type="float" office:value="17421.0287" calcext:value-type="float">
            <text:p>17421.0287</text:p>
          </table:table-cell>
          <table:table-cell table:number-columns-repeated="2" office:value-type="float" office:value="18815.1519" calcext:value-type="float">
            <text:p>18815.1519</text:p>
          </table:table-cell>
          <table:table-cell office:value-type="float" office:value="18822.5541" calcext:value-type="float">
            <text:p>18822.5541</text:p>
          </table:table-cell>
          <table:table-cell table:number-columns-repeated="3" office:value-type="float" office:value="25966" calcext:value-type="float">
            <text:p>25966</text:p>
          </table:table-cell>
          <table:table-cell table:number-columns-repeated="1014"/>
        </table:table-row>
        <table:table-row table:style-name="ro1">
          <table:table-cell office:value-type="time" office:time-value="PT1915200H00M00S" calcext:value-type="time">
            <text:p>###</text:p>
          </table:table-cell>
          <table:table-cell office:value-type="float" office:value="19510.2548" calcext:value-type="float">
            <text:p>19510.2548</text:p>
          </table:table-cell>
          <table:table-cell office:value-type="float" office:value="22161.4461" calcext:value-type="float">
            <text:p>22161.4461</text:p>
          </table:table-cell>
          <table:table-cell office:value-type="float" office:value="22499.9445" calcext:value-type="float">
            <text:p>22499.9445</text:p>
          </table:table-cell>
          <table:table-cell table:number-columns-repeated="2" office:value-type="float" office:value="23767.2927" calcext:value-type="float">
            <text:p>23767.2927</text:p>
          </table:table-cell>
          <table:table-cell office:value-type="float" office:value="23786.2359" calcext:value-type="float">
            <text:p>23786.2359</text:p>
          </table:table-cell>
          <table:table-cell table:number-columns-repeated="3" office:value-type="float" office:value="27615" calcext:value-type="float">
            <text:p>27615</text:p>
          </table:table-cell>
          <table:table-cell table:number-columns-repeated="1014"/>
        </table:table-row>
        <table:table-row table:style-name="ro1">
          <table:table-cell office:value-type="time" office:time-value="PT1867392H00M00S" calcext:value-type="time">
            <text:p>###</text:p>
          </table:table-cell>
          <table:table-cell office:value-type="float" office:value="16197.1392" calcext:value-type="float">
            <text:p>16197.1392</text:p>
          </table:table-cell>
          <table:table-cell office:value-type="float" office:value="18627.6039" calcext:value-type="float">
            <text:p>18627.6039</text:p>
          </table:table-cell>
          <table:table-cell office:value-type="float" office:value="19178.4714" calcext:value-type="float">
            <text:p>19178.4714</text:p>
          </table:table-cell>
          <table:table-cell table:number-columns-repeated="3" office:value-type="float" office:value="20165.3714" calcext:value-type="float">
            <text:p>20165.3714</text:p>
          </table:table-cell>
          <table:table-cell table:number-columns-repeated="2" office:value-type="float" office:value="25265.5" calcext:value-type="float">
            <text:p>25265.5</text:p>
          </table:table-cell>
          <table:table-cell office:value-type="float" office:value="25938" calcext:value-type="float">
            <text:p>25938</text:p>
          </table:table-cell>
          <table:table-cell table:number-columns-repeated="1014"/>
        </table:table-row>
        <table:table-row table:style-name="ro1">
          <table:table-cell office:value-type="time" office:time-value="PT1324128H00M00S" calcext:value-type="time">
            <text:p>###</text:p>
          </table:table-cell>
          <table:table-cell office:value-type="float" office:value="12536.0227" calcext:value-type="float">
            <text:p>12536.0227</text:p>
          </table:table-cell>
          <table:table-cell office:value-type="float" office:value="14060.9503" calcext:value-type="float">
            <text:p>14060.9503</text:p>
          </table:table-cell>
          <table:table-cell office:value-type="float" office:value="14733.7082" calcext:value-type="float">
            <text:p>14733.7082</text:p>
          </table:table-cell>
          <table:table-cell table:number-columns-repeated="2" office:value-type="float" office:value="15909.8306" calcext:value-type="float">
            <text:p>15909.8306</text:p>
          </table:table-cell>
          <table:table-cell office:value-type="float" office:value="15925.8125" calcext:value-type="float">
            <text:p>15925.8125</text:p>
          </table:table-cell>
          <table:table-cell table:number-columns-repeated="3" office:value-type="float" office:value="18000" calcext:value-type="float">
            <text:p>18000</text:p>
          </table:table-cell>
          <table:table-cell table:number-columns-repeated="1014"/>
        </table:table-row>
        <table:table-row table:style-name="ro1">
          <table:table-cell office:value-type="time" office:time-value="PT1689792H00M00S" calcext:value-type="time">
            <text:p>###</text:p>
          </table:table-cell>
          <table:table-cell office:value-type="float" office:value="9459.0455" calcext:value-type="float">
            <text:p>9459.0455</text:p>
          </table:table-cell>
          <table:table-cell office:value-type="float" office:value="11063.1656" calcext:value-type="float">
            <text:p>11063.1656</text:p>
          </table:table-cell>
          <table:table-cell office:value-type="float" office:value="11277.6842" calcext:value-type="float">
            <text:p>11277.6842</text:p>
          </table:table-cell>
          <table:table-cell table:number-columns-repeated="3" office:value-type="float" office:value="12363.9962" calcext:value-type="float">
            <text:p>12363.9962</text:p>
          </table:table-cell>
          <table:table-cell table:number-columns-repeated="3" office:value-type="float" office:value="13317" calcext:value-type="float">
            <text:p>13317</text:p>
          </table:table-cell>
          <table:table-cell table:number-columns-repeated="1014"/>
        </table:table-row>
        <table:table-row table:style-name="ro1">
          <table:table-cell office:value-type="time" office:time-value="PT296736H00M00S" calcext:value-type="time">
            <text:p>296736:00:00</text:p>
          </table:table-cell>
          <table:table-cell office:value-type="float" office:value="11376.3099" calcext:value-type="float">
            <text:p>11376.3099</text:p>
          </table:table-cell>
          <table:table-cell office:value-type="float" office:value="13127.7439" calcext:value-type="float">
            <text:p>13127.7439</text:p>
          </table:table-cell>
          <table:table-cell office:value-type="float" office:value="14192.8493" calcext:value-type="float">
            <text:p>14192.8493</text:p>
          </table:table-cell>
          <table:table-cell table:number-columns-repeated="3" office:value-type="float" office:value="15110.5" calcext:value-type="float">
            <text:p>15110.5</text:p>
          </table:table-cell>
          <table:table-cell table:number-columns-repeated="3" office:value-type="float" office:value="17719" calcext:value-type="float">
            <text:p>17719</text:p>
          </table:table-cell>
          <table:table-cell table:number-columns-repeated="1014"/>
        </table:table-row>
        <table:table-row table:style-name="ro1">
          <table:table-cell office:value-type="time" office:time-value="PT1419840H00M00S" calcext:value-type="time">
            <text:p>###</text:p>
          </table:table-cell>
          <table:table-cell office:value-type="float" office:value="11902.3684" calcext:value-type="float">
            <text:p>11902.3684</text:p>
          </table:table-cell>
          <table:table-cell office:value-type="float" office:value="13615.3274" calcext:value-type="float">
            <text:p>13615.3274</text:p>
          </table:table-cell>
          <table:table-cell office:value-type="float" office:value="14372.1083" calcext:value-type="float">
            <text:p>14372.1083</text:p>
          </table:table-cell>
          <table:table-cell table:number-columns-repeated="3" office:value-type="float" office:value="14476.5833" calcext:value-type="float">
            <text:p>14476.5833</text:p>
          </table:table-cell>
          <table:table-cell table:number-columns-repeated="3" office:value-type="float" office:value="16709" calcext:value-type="float">
            <text:p>16709</text:p>
          </table:table-cell>
          <table:table-cell table:number-columns-repeated="1014"/>
        </table:table-row>
        <table:table-row table:style-name="ro1">
          <table:table-cell office:value-type="time" office:time-value="PT31656H00M00S" calcext:value-type="time">
            <text:p>31656:00:00</text:p>
          </table:table-cell>
          <table:table-cell office:value-type="float" office:value="13410.5491" calcext:value-type="float">
            <text:p>13410.5491</text:p>
          </table:table-cell>
          <table:table-cell office:value-type="float" office:value="14308.3214" calcext:value-type="float">
            <text:p>14308.3214</text:p>
          </table:table-cell>
          <table:table-cell office:value-type="float" office:value="15169.3743" calcext:value-type="float">
            <text:p>15169.3743</text:p>
          </table:table-cell>
          <table:table-cell table:number-columns-repeated="3" office:value-type="float" office:value="15262.8333" calcext:value-type="float">
            <text:p>15262.8333</text:p>
          </table:table-cell>
          <table:table-cell table:number-columns-repeated="3" office:value-type="float" office:value="16212" calcext:value-type="float">
            <text:p>16212</text:p>
          </table:table-cell>
          <table:table-cell table:number-columns-repeated="1014"/>
        </table:table-row>
        <table:table-row table:style-name="ro1">
          <table:table-cell office:value-type="time" office:time-value="PT1877256H00M00S" calcext:value-type="time">
            <text:p>###</text:p>
          </table:table-cell>
          <table:table-cell office:value-type="float" office:value="9812.6667" calcext:value-type="float">
            <text:p>9812.6667</text:p>
          </table:table-cell>
          <table:table-cell office:value-type="float" office:value="10141.9444" calcext:value-type="float">
            <text:p>10141.9444</text:p>
          </table:table-cell>
          <table:table-cell table:number-columns-repeated="4" office:value-type="float" office:value="11486.1667" calcext:value-type="float">
            <text:p>11486.1667</text:p>
          </table:table-cell>
          <table:table-cell table:number-columns-repeated="3" office:value-type="float" office:value="12019" calcext:value-type="float">
            <text:p>12019</text:p>
          </table:table-cell>
          <table:table-cell table:number-columns-repeated="1014"/>
        </table:table-row>
        <table:table-row table:style-name="ro1">
          <table:table-cell office:value-type="time" office:time-value="PT1541592H00M00S" calcext:value-type="time">
            <text:p>###</text:p>
          </table:table-cell>
          <table:table-cell office:value-type="float" office:value="16040.7222" calcext:value-type="float">
            <text:p>16040.7222</text:p>
          </table:table-cell>
          <table:table-cell office:value-type="float" office:value="17893.2604" calcext:value-type="float">
            <text:p>17893.2604</text:p>
          </table:table-cell>
          <table:table-cell office:value-type="float" office:value="19033.3273" calcext:value-type="float">
            <text:p>19033.3273</text:p>
          </table:table-cell>
          <table:table-cell table:number-columns-repeated="3" office:value-type="float" office:value="19766.2662" calcext:value-type="float">
            <text:p>19766.2662</text:p>
          </table:table-cell>
          <table:table-cell table:number-columns-repeated="3" office:value-type="float" office:value="29111" calcext:value-type="float">
            <text:p>29111</text:p>
          </table:table-cell>
          <table:table-cell table:number-columns-repeated="1014"/>
        </table:table-row>
        <table:table-row table:style-name="ro1">
          <table:table-cell office:value-type="time" office:time-value="PT1052520H00M00S" calcext:value-type="time">
            <text:p>1052520:00:00</text:p>
          </table:table-cell>
          <table:table-cell office:value-type="float" office:value="12995.875" calcext:value-type="float">
            <text:p>12995.875</text:p>
          </table:table-cell>
          <table:table-cell office:value-type="float" office:value="13233.4" calcext:value-type="float">
            <text:p>13233.4</text:p>
          </table:table-cell>
          <table:table-cell office:value-type="float" office:value="14555.8355" calcext:value-type="float">
            <text:p>14555.8355</text:p>
          </table:table-cell>
          <table:table-cell table:number-columns-repeated="2" office:value-type="float" office:value="14706.6458" calcext:value-type="float">
            <text:p>14706.6458</text:p>
          </table:table-cell>
          <table:table-cell office:value-type="float" office:value="14706.8043" calcext:value-type="float">
            <text:p>14706.8043</text:p>
          </table:table-cell>
          <table:table-cell table:number-columns-repeated="3" office:value-type="float" office:value="16371" calcext:value-type="float">
            <text:p>16371</text:p>
          </table:table-cell>
          <table:table-cell table:number-columns-repeated="1014"/>
        </table:table-row>
        <table:table-row table:style-name="ro1">
          <table:table-cell office:value-type="time" office:time-value="PT1770456H00M00S" calcext:value-type="time">
            <text:p>###</text:p>
          </table:table-cell>
          <table:table-cell office:value-type="float" office:value="11847.7018" calcext:value-type="float">
            <text:p>11847.7018</text:p>
          </table:table-cell>
          <table:table-cell office:value-type="float" office:value="14406.1048" calcext:value-type="float">
            <text:p>14406.1048</text:p>
          </table:table-cell>
          <table:table-cell office:value-type="float" office:value="13668.184" calcext:value-type="float">
            <text:p>13668.184</text:p>
          </table:table-cell>
          <table:table-cell table:number-columns-repeated="3" office:value-type="float" office:value="15270.5" calcext:value-type="float">
            <text:p>15270.5</text:p>
          </table:table-cell>
          <table:table-cell table:number-columns-repeated="3" office:value-type="float" office:value="16254" calcext:value-type="float">
            <text:p>16254</text:p>
          </table:table-cell>
          <table:table-cell table:number-columns-repeated="1014"/>
        </table:table-row>
        <table:table-row table:style-name="ro1">
          <table:table-cell office:value-type="time" office:time-value="PT646440H00M00S" calcext:value-type="time">
            <text:p>646440:00:00</text:p>
          </table:table-cell>
          <table:table-cell office:value-type="float" office:value="14593.75" calcext:value-type="float">
            <text:p>14593.75</text:p>
          </table:table-cell>
          <table:table-cell office:value-type="float" office:value="18541.5464" calcext:value-type="float">
            <text:p>18541.5464</text:p>
          </table:table-cell>
          <table:table-cell office:value-type="float" office:value="17697.5616" calcext:value-type="float">
            <text:p>17697.5616</text:p>
          </table:table-cell>
          <table:table-cell table:number-columns-repeated="3" office:value-type="float" office:value="20133.6032" calcext:value-type="float">
            <text:p>20133.6032</text:p>
          </table:table-cell>
          <table:table-cell table:number-columns-repeated="3" office:value-type="float" office:value="25133" calcext:value-type="float">
            <text:p>25133</text:p>
          </table:table-cell>
          <table:table-cell table:number-columns-repeated="1014"/>
        </table:table-row>
        <table:table-row table:style-name="ro1">
          <table:table-cell office:value-type="time" office:time-value="PT155064H00M00S" calcext:value-type="time">
            <text:p>155064:00:00</text:p>
          </table:table-cell>
          <table:table-cell office:value-type="float" office:value="11568.3333" calcext:value-type="float">
            <text:p>11568.3333</text:p>
          </table:table-cell>
          <table:table-cell office:value-type="float" office:value="14229.5167" calcext:value-type="float">
            <text:p>14229.5167</text:p>
          </table:table-cell>
          <table:table-cell office:value-type="float" office:value="14655.5927" calcext:value-type="float">
            <text:p>14655.5927</text:p>
          </table:table-cell>
          <table:table-cell table:number-columns-repeated="3" office:value-type="float" office:value="14884.0667" calcext:value-type="float">
            <text:p>14884.0667</text:p>
          </table:table-cell>
          <table:table-cell table:number-columns-repeated="3" office:value-type="float" office:value="17979" calcext:value-type="float">
            <text:p>17979</text:p>
          </table:table-cell>
          <table:table-cell table:number-columns-repeated="1014"/>
        </table:table-row>
        <table:table-row table:style-name="ro1">
          <table:table-cell office:value-type="time" office:time-value="PT1156080H00M00S" calcext:value-type="time">
            <text:p>1156080:00:00</text:p>
          </table:table-cell>
          <table:table-cell office:value-type="float" office:value="12984.3125" calcext:value-type="float">
            <text:p>12984.3125</text:p>
          </table:table-cell>
          <table:table-cell office:value-type="float" office:value="14124.3421" calcext:value-type="float">
            <text:p>14124.3421</text:p>
          </table:table-cell>
          <table:table-cell office:value-type="float" office:value="15604.2305" calcext:value-type="float">
            <text:p>15604.2305</text:p>
          </table:table-cell>
          <table:table-cell table:number-columns-repeated="3" office:value-type="float" office:value="16301.025" calcext:value-type="float">
            <text:p>16301.025</text:p>
          </table:table-cell>
          <table:table-cell table:number-columns-repeated="3" office:value-type="float" office:value="17597" calcext:value-type="float">
            <text:p>17597</text:p>
          </table:table-cell>
          <table:table-cell table:number-columns-repeated="1014"/>
        </table:table-row>
        <table:table-row table:style-name="ro1">
          <table:table-cell office:value-type="time" office:time-value="PT1160352H00M00S" calcext:value-type="time">
            <text:p>1160352:00:00</text:p>
          </table:table-cell>
          <table:table-cell office:value-type="float" office:value="9635.625" calcext:value-type="float">
            <text:p>9635.625</text:p>
          </table:table-cell>
          <table:table-cell office:value-type="float" office:value="11140.6995" calcext:value-type="float">
            <text:p>11140.6995</text:p>
          </table:table-cell>
          <table:table-cell office:value-type="float" office:value="12234.4333" calcext:value-type="float">
            <text:p>12234.4333</text:p>
          </table:table-cell>
          <table:table-cell table:number-columns-repeated="3" office:value-type="float" office:value="12242" calcext:value-type="float">
            <text:p>12242</text:p>
          </table:table-cell>
          <table:table-cell table:number-columns-repeated="3" office:value-type="float" office:value="17794" calcext:value-type="float">
            <text:p>17794</text:p>
          </table:table-cell>
          <table:table-cell table:number-columns-repeated="1014"/>
        </table:table-row>
        <table:table-row table:style-name="ro1">
          <table:table-cell office:value-type="time" office:time-value="PT1227648H00M00S" calcext:value-type="time">
            <text:p>###</text:p>
          </table:table-cell>
          <table:table-cell office:value-type="float" office:value="9800.75" calcext:value-type="float">
            <text:p>9800.75</text:p>
          </table:table-cell>
          <table:table-cell office:value-type="float" office:value="11678.5714" calcext:value-type="float">
            <text:p>11678.5714</text:p>
          </table:table-cell>
          <table:table-cell office:value-type="float" office:value="11738.4605" calcext:value-type="float">
            <text:p>11738.4605</text:p>
          </table:table-cell>
          <table:table-cell table:number-columns-repeated="3" office:value-type="float" office:value="11806" calcext:value-type="float">
            <text:p>11806</text:p>
          </table:table-cell>
          <table:table-cell table:number-columns-repeated="3" office:value-type="float" office:value="11888" calcext:value-type="float">
            <text:p>11888</text:p>
          </table:table-cell>
          <table:table-cell table:number-columns-repeated="1014"/>
        </table:table-row>
        <table:table-row table:style-name="ro1">
          <table:table-cell office:value-type="time" office:time-value="PT2282424H00M00S" calcext:value-type="time">
            <text:p>###</text:p>
          </table:table-cell>
          <table:table-cell office:value-type="float" office:value="11530.7892" calcext:value-type="float">
            <text:p>11530.7892</text:p>
          </table:table-cell>
          <table:table-cell office:value-type="float" office:value="13496.1905" calcext:value-type="float">
            <text:p>13496.1905</text:p>
          </table:table-cell>
          <table:table-cell office:value-type="float" office:value="13787.3527" calcext:value-type="float">
            <text:p>13787.3527</text:p>
          </table:table-cell>
          <table:table-cell table:number-columns-repeated="2" office:value-type="float" office:value="14448.9239" calcext:value-type="float">
            <text:p>14448.9239</text:p>
          </table:table-cell>
          <table:table-cell office:value-type="float" office:value="14454.837" calcext:value-type="float">
            <text:p>14454.837</text:p>
          </table:table-cell>
          <table:table-cell table:number-columns-repeated="3" office:value-type="float" office:value="16533" calcext:value-type="float">
            <text:p>16533</text:p>
          </table:table-cell>
          <table:table-cell table:number-columns-repeated="1014"/>
        </table:table-row>
        <table:table-row table:style-name="ro1">
          <table:table-cell office:value-type="time" office:time-value="PT2177088H00M00S" calcext:value-type="time">
            <text:p>###</text:p>
          </table:table-cell>
          <table:table-cell office:value-type="float" office:value="11243.4419" calcext:value-type="float">
            <text:p>11243.4419</text:p>
          </table:table-cell>
          <table:table-cell office:value-type="float" office:value="11802.7987" calcext:value-type="float">
            <text:p>11802.7987</text:p>
          </table:table-cell>
          <table:table-cell office:value-type="float" office:value="13018.5833" calcext:value-type="float">
            <text:p>13018.5833</text:p>
          </table:table-cell>
          <table:table-cell table:number-columns-repeated="3" office:value-type="float" office:value="13124.625" calcext:value-type="float">
            <text:p>13124.625</text:p>
          </table:table-cell>
          <table:table-cell table:number-columns-repeated="3" office:value-type="float" office:value="13252" calcext:value-type="float">
            <text:p>13252</text:p>
          </table:table-cell>
          <table:table-cell table:number-columns-repeated="1014"/>
        </table:table-row>
        <table:table-row table:style-name="ro1">
          <table:table-cell office:value-type="time" office:time-value="PT492912H00M00S" calcext:value-type="time">
            <text:p>492912:00:00</text:p>
          </table:table-cell>
          <table:table-cell office:value-type="float" office:value="6792.1875" calcext:value-type="float">
            <text:p>6792.1875</text:p>
          </table:table-cell>
          <table:table-cell office:value-type="float" office:value="8765.8" calcext:value-type="float">
            <text:p>8765.8</text:p>
          </table:table-cell>
          <table:table-cell office:value-type="float" office:value="8369.8652" calcext:value-type="float">
            <text:p>8369.8652</text:p>
          </table:table-cell>
          <table:table-cell table:number-columns-repeated="3" office:value-type="float" office:value="9262.2667" calcext:value-type="float">
            <text:p>9262.2667</text:p>
          </table:table-cell>
          <table:table-cell table:number-columns-repeated="3" office:value-type="float" office:value="12577" calcext:value-type="float">
            <text:p>12577</text:p>
          </table:table-cell>
          <table:table-cell table:number-columns-repeated="1014"/>
        </table:table-row>
        <table:table-row table:style-name="ro1">
          <table:table-cell office:value-type="time" office:time-value="PT1179600H00M00S" calcext:value-type="time">
            <text:p>1179600:00:00</text:p>
          </table:table-cell>
          <table:table-cell office:value-type="float" office:value="10887.25" calcext:value-type="float">
            <text:p>10887.25</text:p>
          </table:table-cell>
          <table:table-cell office:value-type="float" office:value="13455.0615" calcext:value-type="float">
            <text:p>13455.0615</text:p>
          </table:table-cell>
          <table:table-cell office:value-type="float" office:value="14002.7882" calcext:value-type="float">
            <text:p>14002.7882</text:p>
          </table:table-cell>
          <table:table-cell table:number-columns-repeated="3" office:value-type="float" office:value="14449" calcext:value-type="float">
            <text:p>14449</text:p>
          </table:table-cell>
          <table:table-cell table:number-columns-repeated="3" office:value-type="float" office:value="16556" calcext:value-type="float">
            <text:p>16556</text:p>
          </table:table-cell>
          <table:table-cell table:number-columns-repeated="1014"/>
        </table:table-row>
        <table:table-row table:style-name="ro1">
          <table:table-cell office:value-type="time" office:time-value="PT1492152H00M00S" calcext:value-type="time">
            <text:p>###</text:p>
          </table:table-cell>
          <table:table-cell office:value-type="float" office:value="7510.8631" calcext:value-type="float">
            <text:p>7510.8631</text:p>
          </table:table-cell>
          <table:table-cell office:value-type="float" office:value="8557.4824" calcext:value-type="float">
            <text:p>8557.4824</text:p>
          </table:table-cell>
          <table:table-cell office:value-type="float" office:value="8717.3025" calcext:value-type="float">
            <text:p>8717.3025</text:p>
          </table:table-cell>
          <table:table-cell table:number-columns-repeated="2" office:value-type="float" office:value="9194.5156" calcext:value-type="float">
            <text:p>9194.5156</text:p>
          </table:table-cell>
          <table:table-cell office:value-type="float" office:value="9195.9123" calcext:value-type="float">
            <text:p>9195.9123</text:p>
          </table:table-cell>
          <table:table-cell table:number-columns-repeated="3" office:value-type="float" office:value="11309" calcext:value-type="float">
            <text:p>11309</text:p>
          </table:table-cell>
          <table:table-cell table:number-columns-repeated="1014"/>
        </table:table-row>
        <table:table-row table:style-name="ro1">
          <table:table-cell office:value-type="time" office:time-value="PT689184H00M00S" calcext:value-type="time">
            <text:p>689184:00:00</text:p>
          </table:table-cell>
          <table:table-cell office:value-type="float" office:value="15476.375" calcext:value-type="float">
            <text:p>15476.375</text:p>
          </table:table-cell>
          <table:table-cell office:value-type="float" office:value="16396.4883" calcext:value-type="float">
            <text:p>16396.4883</text:p>
          </table:table-cell>
          <table:table-cell office:value-type="float" office:value="17434.2367" calcext:value-type="float">
            <text:p>17434.2367</text:p>
          </table:table-cell>
          <table:table-cell table:number-columns-repeated="3" office:value-type="float" office:value="17818.85" calcext:value-type="float">
            <text:p>17818.85</text:p>
          </table:table-cell>
          <table:table-cell table:number-columns-repeated="3" office:value-type="float" office:value="18211" calcext:value-type="float">
            <text:p>18211</text:p>
          </table:table-cell>
          <table:table-cell table:number-columns-repeated="1014"/>
        </table:table-row>
        <table:table-row table:style-name="ro1">
          <table:table-cell office:value-type="time" office:time-value="PT913896H00M00S" calcext:value-type="time">
            <text:p>913896:00:00</text:p>
          </table:table-cell>
          <table:table-cell office:value-type="float" office:value="11607.6667" calcext:value-type="float">
            <text:p>11607.6667</text:p>
          </table:table-cell>
          <table:table-cell office:value-type="float" office:value="13600.2175" calcext:value-type="float">
            <text:p>13600.2175</text:p>
          </table:table-cell>
          <table:table-cell office:value-type="float" office:value="13873.247" calcext:value-type="float">
            <text:p>13873.247</text:p>
          </table:table-cell>
          <table:table-cell table:number-columns-repeated="3" office:value-type="float" office:value="14481.8005" calcext:value-type="float">
            <text:p>14481.8005</text:p>
          </table:table-cell>
          <table:table-cell table:number-columns-repeated="3" office:value-type="float" office:value="18899" calcext:value-type="float">
            <text:p>18899</text:p>
          </table:table-cell>
          <table:table-cell table:number-columns-repeated="1014"/>
        </table:table-row>
        <table:table-row table:style-name="ro1">
          <table:table-cell office:value-type="time" office:time-value="PT1641336H00M00S" calcext:value-type="time">
            <text:p>###</text:p>
          </table:table-cell>
          <table:table-cell office:value-type="float" office:value="16249.5833" calcext:value-type="float">
            <text:p>16249.5833</text:p>
          </table:table-cell>
          <table:table-cell office:value-type="float" office:value="19085.5625" calcext:value-type="float">
            <text:p>19085.5625</text:p>
          </table:table-cell>
          <table:table-cell office:value-type="float" office:value="18948.3161" calcext:value-type="float">
            <text:p>18948.3161</text:p>
          </table:table-cell>
          <table:table-cell table:number-columns-repeated="3" office:value-type="float" office:value="20339.0714" calcext:value-type="float">
            <text:p>20339.0714</text:p>
          </table:table-cell>
          <table:table-cell table:number-columns-repeated="3" office:value-type="float" office:value="22083" calcext:value-type="float">
            <text:p>22083</text:p>
          </table:table-cell>
          <table:table-cell table:number-columns-repeated="1014"/>
        </table:table-row>
        <table:table-row table:style-name="ro1">
          <table:table-cell office:value-type="time" office:time-value="PT163512H00M00S" calcext:value-type="time">
            <text:p>163512:00:00</text:p>
          </table:table-cell>
          <table:table-cell office:value-type="float" office:value="9965.5" calcext:value-type="float">
            <text:p>9965.5</text:p>
          </table:table-cell>
          <table:table-cell office:value-type="float" office:value="10290" calcext:value-type="float">
            <text:p>10290</text:p>
          </table:table-cell>
          <table:table-cell table:number-columns-repeated="4" office:value-type="float" office:value="11648.25" calcext:value-type="float">
            <text:p>11648.25</text:p>
          </table:table-cell>
          <table:table-cell table:number-columns-repeated="3" office:value-type="float" office:value="12998" calcext:value-type="float">
            <text:p>12998</text:p>
          </table:table-cell>
          <table:table-cell table:number-columns-repeated="1014"/>
        </table:table-row>
        <table:table-row table:style-name="ro1">
          <table:table-cell office:value-type="time" office:time-value="PT832320H00M00S" calcext:value-type="time">
            <text:p>832320:00:00</text:p>
          </table:table-cell>
          <table:table-cell office:value-type="float" office:value="12679.671" calcext:value-type="float">
            <text:p>12679.671</text:p>
          </table:table-cell>
          <table:table-cell office:value-type="float" office:value="13612.5" calcext:value-type="float">
            <text:p>13612.5</text:p>
          </table:table-cell>
          <table:table-cell office:value-type="float" office:value="14750.3929" calcext:value-type="float">
            <text:p>14750.3929</text:p>
          </table:table-cell>
          <table:table-cell table:number-columns-repeated="3" office:value-type="float" office:value="14841.8571" calcext:value-type="float">
            <text:p>14841.8571</text:p>
          </table:table-cell>
          <table:table-cell table:number-columns-repeated="3" office:value-type="float" office:value="17543" calcext:value-type="float">
            <text:p>17543</text:p>
          </table:table-cell>
          <table:table-cell table:number-columns-repeated="1014"/>
        </table:table-row>
        <table:table-row table:style-name="ro1">
          <table:table-cell office:value-type="time" office:time-value="PT1246776H00M00S" calcext:value-type="time">
            <text:p>###</text:p>
          </table:table-cell>
          <table:table-cell office:value-type="float" office:value="6631.9864" calcext:value-type="float">
            <text:p>6631.9864</text:p>
          </table:table-cell>
          <table:table-cell office:value-type="float" office:value="7630.4363" calcext:value-type="float">
            <text:p>7630.4363</text:p>
          </table:table-cell>
          <table:table-cell office:value-type="float" office:value="7776.4691" calcext:value-type="float">
            <text:p>7776.4691</text:p>
          </table:table-cell>
          <table:table-cell table:number-columns-repeated="3" office:value-type="float" office:value="8364.5128" calcext:value-type="float">
            <text:p>8364.5128</text:p>
          </table:table-cell>
          <table:table-cell table:number-columns-repeated="3" office:value-type="float" office:value="9015" calcext:value-type="float">
            <text:p>9015</text:p>
          </table:table-cell>
          <table:table-cell table:number-columns-repeated="1014"/>
        </table:table-row>
        <table:table-row table:style-name="ro1">
          <table:table-cell office:value-type="time" office:time-value="PT202224H00M00S" calcext:value-type="time">
            <text:p>202224:00:00</text:p>
          </table:table-cell>
          <table:table-cell office:value-type="float" office:value="15689.75" calcext:value-type="float">
            <text:p>15689.75</text:p>
          </table:table-cell>
          <table:table-cell office:value-type="float" office:value="16714" calcext:value-type="float">
            <text:p>16714</text:p>
          </table:table-cell>
          <table:table-cell office:value-type="float" office:value="18606.1818" calcext:value-type="float">
            <text:p>18606.1818</text:p>
          </table:table-cell>
          <table:table-cell table:number-columns-repeated="3" office:value-type="float" office:value="18718.5455" calcext:value-type="float">
            <text:p>18718.5455</text:p>
          </table:table-cell>
          <table:table-cell table:number-columns-repeated="3" office:value-type="float" office:value="21012" calcext:value-type="float">
            <text:p>21012</text:p>
          </table:table-cell>
          <table:table-cell table:number-columns-repeated="1014"/>
        </table:table-row>
        <table:table-row table:style-name="ro1">
          <table:table-cell office:value-type="time" office:time-value="PT1583880H00M00S" calcext:value-type="time">
            <text:p>###</text:p>
          </table:table-cell>
          <table:table-cell office:value-type="float" office:value="15053.1704" calcext:value-type="float">
            <text:p>15053.1704</text:p>
          </table:table-cell>
          <table:table-cell office:value-type="float" office:value="19414.0303" calcext:value-type="float">
            <text:p>19414.0303</text:p>
          </table:table-cell>
          <table:table-cell office:value-type="float" office:value="18069.6337" calcext:value-type="float">
            <text:p>18069.6337</text:p>
          </table:table-cell>
          <table:table-cell table:number-columns-repeated="3" office:value-type="float" office:value="21098.5391" calcext:value-type="float">
            <text:p>21098.5391</text:p>
          </table:table-cell>
          <table:table-cell table:number-columns-repeated="3" office:value-type="float" office:value="25016" calcext:value-type="float">
            <text:p>25016</text:p>
          </table:table-cell>
          <table:table-cell table:number-columns-repeated="1014"/>
        </table:table-row>
        <table:table-row table:style-name="ro1">
          <table:table-cell office:value-type="time" office:time-value="PT383472H00M00S" calcext:value-type="time">
            <text:p>383472:00:00</text:p>
          </table:table-cell>
          <table:table-cell office:value-type="float" office:value="15474.6667" calcext:value-type="float">
            <text:p>15474.6667</text:p>
          </table:table-cell>
          <table:table-cell office:value-type="float" office:value="15999.2778" calcext:value-type="float">
            <text:p>15999.2778</text:p>
          </table:table-cell>
          <table:table-cell table:number-columns-repeated="4" office:value-type="float" office:value="17167.5" calcext:value-type="float">
            <text:p>17167.5</text:p>
          </table:table-cell>
          <table:table-cell table:number-columns-repeated="3" office:value-type="float" office:value="17632" calcext:value-type="float">
            <text:p>17632</text:p>
          </table:table-cell>
          <table:table-cell table:number-columns-repeated="1014"/>
        </table:table-row>
        <table:table-row table:style-name="ro1">
          <table:table-cell office:value-type="time" office:time-value="PT1335000H00M00S" calcext:value-type="time">
            <text:p>###</text:p>
          </table:table-cell>
          <table:table-cell office:value-type="float" office:value="14224.5278" calcext:value-type="float">
            <text:p>14224.5278</text:p>
          </table:table-cell>
          <table:table-cell office:value-type="float" office:value="15782.8272" calcext:value-type="float">
            <text:p>15782.8272</text:p>
          </table:table-cell>
          <table:table-cell office:value-type="float" office:value="17039.4772" calcext:value-type="float">
            <text:p>17039.4772</text:p>
          </table:table-cell>
          <table:table-cell table:number-columns-repeated="3" office:value-type="float" office:value="17552.4238" calcext:value-type="float">
            <text:p>17552.4238</text:p>
          </table:table-cell>
          <table:table-cell table:number-columns-repeated="3" office:value-type="float" office:value="19141" calcext:value-type="float">
            <text:p>19141</text:p>
          </table:table-cell>
          <table:table-cell table:number-columns-repeated="1014"/>
        </table:table-row>
        <table:table-row table:style-name="ro1">
          <table:table-cell office:value-type="time" office:time-value="PT67872H00M00S" calcext:value-type="time">
            <text:p>67872:00:00</text:p>
          </table:table-cell>
          <table:table-cell office:value-type="float" office:value="12314.2801" calcext:value-type="float">
            <text:p>12314.2801</text:p>
          </table:table-cell>
          <table:table-cell office:value-type="float" office:value="13635.0868" calcext:value-type="float">
            <text:p>13635.0868</text:p>
          </table:table-cell>
          <table:table-cell office:value-type="float" office:value="14196.9481" calcext:value-type="float">
            <text:p>14196.9481</text:p>
          </table:table-cell>
          <table:table-cell table:number-columns-repeated="2" office:value-type="float" office:value="14832.1194" calcext:value-type="float">
            <text:p>14832.1194</text:p>
          </table:table-cell>
          <table:table-cell office:value-type="float" office:value="14834.8107" calcext:value-type="float">
            <text:p>14834.8107</text:p>
          </table:table-cell>
          <table:table-cell table:number-columns-repeated="3" office:value-type="float" office:value="17169" calcext:value-type="float">
            <text:p>17169</text:p>
          </table:table-cell>
          <table:table-cell table:number-columns-repeated="1014"/>
        </table:table-row>
        <table:table-row table:style-name="ro1">
          <table:table-cell office:value-type="time" office:time-value="PT1809312H00M00S" calcext:value-type="time">
            <text:p>###</text:p>
          </table:table-cell>
          <table:table-cell office:value-type="float" office:value="11941.3314" calcext:value-type="float">
            <text:p>11941.3314</text:p>
          </table:table-cell>
          <table:table-cell office:value-type="float" office:value="12765.9661" calcext:value-type="float">
            <text:p>12765.9661</text:p>
          </table:table-cell>
          <table:table-cell office:value-type="float" office:value="13199.4301" calcext:value-type="float">
            <text:p>13199.4301</text:p>
          </table:table-cell>
          <table:table-cell table:number-columns-repeated="2" office:value-type="float" office:value="13632.1789" calcext:value-type="float">
            <text:p>13632.1789</text:p>
          </table:table-cell>
          <table:table-cell office:value-type="float" office:value="13634.3218" calcext:value-type="float">
            <text:p>13634.3218</text:p>
          </table:table-cell>
          <table:table-cell table:number-columns-repeated="2" office:value-type="float" office:value="17795.3333" calcext:value-type="float">
            <text:p>17795.3333</text:p>
          </table:table-cell>
          <table:table-cell office:value-type="float" office:value="18053" calcext:value-type="float">
            <text:p>18053</text:p>
          </table:table-cell>
          <table:table-cell table:number-columns-repeated="1014"/>
        </table:table-row>
        <table:table-row table:style-name="ro1">
          <table:table-cell office:value-type="time" office:time-value="PT1682856H00M00S" calcext:value-type="time">
            <text:p>###</text:p>
          </table:table-cell>
          <table:table-cell office:value-type="float" office:value="5524.9086" calcext:value-type="float">
            <text:p>5524.9086</text:p>
          </table:table-cell>
          <table:table-cell office:value-type="float" office:value="5565.0433" calcext:value-type="float">
            <text:p>5565.0433</text:p>
          </table:table-cell>
          <table:table-cell table:number-columns-repeated="4" office:value-type="float" office:value="6029.5" calcext:value-type="float">
            <text:p>6029.5</text:p>
          </table:table-cell>
          <table:table-cell table:number-columns-repeated="3" office:value-type="float" office:value="6960" calcext:value-type="float">
            <text:p>6960</text:p>
          </table:table-cell>
          <table:table-cell table:number-columns-repeated="1014"/>
        </table:table-row>
        <table:table-row table:style-name="ro1">
          <table:table-cell office:value-type="time" office:time-value="PT273504H00M00S" calcext:value-type="time">
            <text:p>273504:00:00</text:p>
          </table:table-cell>
          <table:table-cell office:value-type="float" office:value="11136.7838" calcext:value-type="float">
            <text:p>11136.7838</text:p>
          </table:table-cell>
          <table:table-cell office:value-type="float" office:value="14512.4753" calcext:value-type="float">
            <text:p>14512.4753</text:p>
          </table:table-cell>
          <table:table-cell office:value-type="float" office:value="15091.7163" calcext:value-type="float">
            <text:p>15091.7163</text:p>
          </table:table-cell>
          <table:table-cell table:number-columns-repeated="3" office:value-type="float" office:value="16759.6551" calcext:value-type="float">
            <text:p>16759.6551</text:p>
          </table:table-cell>
          <table:table-cell table:number-columns-repeated="3" office:value-type="float" office:value="19891" calcext:value-type="float">
            <text:p>19891</text:p>
          </table:table-cell>
          <table:table-cell table:number-columns-repeated="1014"/>
        </table:table-row>
        <table:table-row table:style-name="ro1">
          <table:table-cell office:value-type="time" office:time-value="PT1884024H00M00S" calcext:value-type="time">
            <text:p>###</text:p>
          </table:table-cell>
          <table:table-cell office:value-type="float" office:value="11806.5018" calcext:value-type="float">
            <text:p>11806.5018</text:p>
          </table:table-cell>
          <table:table-cell office:value-type="float" office:value="13094.4608" calcext:value-type="float">
            <text:p>13094.4608</text:p>
          </table:table-cell>
          <table:table-cell office:value-type="float" office:value="14229.0118" calcext:value-type="float">
            <text:p>14229.0118</text:p>
          </table:table-cell>
          <table:table-cell table:number-columns-repeated="3" office:value-type="float" office:value="14591.9836" calcext:value-type="float">
            <text:p>14591.9836</text:p>
          </table:table-cell>
          <table:table-cell table:number-columns-repeated="3" office:value-type="float" office:value="17084" calcext:value-type="float">
            <text:p>17084</text:p>
          </table:table-cell>
          <table:table-cell table:number-columns-repeated="1014"/>
        </table:table-row>
        <table:table-row table:style-name="ro1">
          <table:table-cell office:value-type="time" office:time-value="PT1142520H00M00S" calcext:value-type="time">
            <text:p>1142520:00:00</text:p>
          </table:table-cell>
          <table:table-cell office:value-type="float" office:value="14026.4547" calcext:value-type="float">
            <text:p>14026.4547</text:p>
          </table:table-cell>
          <table:table-cell office:value-type="float" office:value="15502.9854" calcext:value-type="float">
            <text:p>15502.9854</text:p>
          </table:table-cell>
          <table:table-cell office:value-type="float" office:value="16324.0776" calcext:value-type="float">
            <text:p>16324.0776</text:p>
          </table:table-cell>
          <table:table-cell table:number-columns-repeated="3" office:value-type="float" office:value="16839.1136" calcext:value-type="float">
            <text:p>16839.1136</text:p>
          </table:table-cell>
          <table:table-cell table:number-columns-repeated="3" office:value-type="float" office:value="18238" calcext:value-type="float">
            <text:p>18238</text:p>
          </table:table-cell>
          <table:table-cell table:number-columns-repeated="1014"/>
        </table:table-row>
        <table:table-row table:style-name="ro1">
          <table:table-cell office:value-type="time" office:time-value="PT310992H00M00S" calcext:value-type="time">
            <text:p>310992:00:00</text:p>
          </table:table-cell>
          <table:table-cell office:value-type="float" office:value="14848.2762" calcext:value-type="float">
            <text:p>14848.2762</text:p>
          </table:table-cell>
          <table:table-cell office:value-type="float" office:value="16649.0633" calcext:value-type="float">
            <text:p>16649.0633</text:p>
          </table:table-cell>
          <table:table-cell office:value-type="float" office:value="17616.6086" calcext:value-type="float">
            <text:p>17616.6086</text:p>
          </table:table-cell>
          <table:table-cell table:number-columns-repeated="3" office:value-type="float" office:value="17954.25" calcext:value-type="float">
            <text:p>17954.25</text:p>
          </table:table-cell>
          <table:table-cell table:number-columns-repeated="3" office:value-type="float" office:value="19694" calcext:value-type="float">
            <text:p>19694</text:p>
          </table:table-cell>
          <table:table-cell table:number-columns-repeated="1014"/>
        </table:table-row>
        <table:table-row table:style-name="ro1">
          <table:table-cell office:value-type="time" office:time-value="PT2309928H00M00S" calcext:value-type="time">
            <text:p>###</text:p>
          </table:table-cell>
          <table:table-cell office:value-type="float" office:value="13468.114" calcext:value-type="float">
            <text:p>13468.114</text:p>
          </table:table-cell>
          <table:table-cell office:value-type="float" office:value="16177.3182" calcext:value-type="float">
            <text:p>16177.3182</text:p>
          </table:table-cell>
          <table:table-cell office:value-type="float" office:value="17435.8333" calcext:value-type="float">
            <text:p>17435.8333</text:p>
          </table:table-cell>
          <table:table-cell table:number-columns-repeated="3" office:value-type="float" office:value="17522.9118" calcext:value-type="float">
            <text:p>17522.9118</text:p>
          </table:table-cell>
          <table:table-cell table:number-columns-repeated="3" office:value-type="float" office:value="23691" calcext:value-type="float">
            <text:p>23691</text:p>
          </table:table-cell>
          <table:table-cell table:number-columns-repeated="1014"/>
        </table:table-row>
        <table:table-row table:style-name="ro1">
          <table:table-cell office:value-type="time" office:time-value="PT993768H00M00S" calcext:value-type="time">
            <text:p>993768:00:00</text:p>
          </table:table-cell>
          <table:table-cell office:value-type="float" office:value="15168.2654" calcext:value-type="float">
            <text:p>15168.2654</text:p>
          </table:table-cell>
          <table:table-cell office:value-type="float" office:value="15684" calcext:value-type="float">
            <text:p>15684</text:p>
          </table:table-cell>
          <table:table-cell table:number-columns-repeated="4" office:value-type="float" office:value="15706.5" calcext:value-type="float">
            <text:p>15706.5</text:p>
          </table:table-cell>
          <table:table-cell table:number-columns-repeated="3" office:value-type="float" office:value="16581" calcext:value-type="float">
            <text:p>16581</text:p>
          </table:table-cell>
          <table:table-cell table:number-columns-repeated="1014"/>
        </table:table-row>
        <table:table-row table:style-name="ro1">
          <table:table-cell office:value-type="time" office:time-value="PT472752H00M00S" calcext:value-type="time">
            <text:p>472752:00:00</text:p>
          </table:table-cell>
          <table:table-cell office:value-type="float" office:value="10778.8194" calcext:value-type="float">
            <text:p>10778.8194</text:p>
          </table:table-cell>
          <table:table-cell office:value-type="float" office:value="11347.2917" calcext:value-type="float">
            <text:p>11347.2917</text:p>
          </table:table-cell>
          <table:table-cell office:value-type="float" office:value="11920.8255" calcext:value-type="float">
            <text:p>11920.8255</text:p>
          </table:table-cell>
          <table:table-cell table:number-columns-repeated="2" office:value-type="float" office:value="12206.5636" calcext:value-type="float">
            <text:p>12206.5636</text:p>
          </table:table-cell>
          <table:table-cell office:value-type="float" office:value="12206.7818" calcext:value-type="float">
            <text:p>12206.7818</text:p>
          </table:table-cell>
          <table:table-cell table:number-columns-repeated="3" office:value-type="float" office:value="16171" calcext:value-type="float">
            <text:p>1617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8" table:formula="of:=AVERAGE([.B284:.B333])" office:value-type="float" office:value="12115.425968" calcext:value-type="float">
            <text:p>12115.425968</text:p>
          </table:table-cell>
          <table:table-cell table:style-name="ce18" table:formula="of:=AVERAGE([.C284:.C333])" office:value-type="float" office:value="13909.753278" calcext:value-type="float">
            <text:p>13909.753278</text:p>
          </table:table-cell>
          <table:table-cell table:style-name="ce18" table:formula="of:=AVERAGE([.D284:.D333])" office:value-type="float" office:value="14427.491892" calcext:value-type="float">
            <text:p>14427.491892</text:p>
          </table:table-cell>
          <table:table-cell table:style-name="ce18" table:formula="of:=AVERAGE([.E284:.E333])" office:value-type="float" office:value="15124.429598" calcext:value-type="float">
            <text:p>15124.429598</text:p>
          </table:table-cell>
          <table:table-cell table:style-name="ce18" table:formula="of:=AVERAGE([.F284:.F333])" office:value-type="float" office:value="15124.429598" calcext:value-type="float">
            <text:p>15124.429598</text:p>
          </table:table-cell>
          <table:table-cell table:style-name="ce18" table:formula="of:=AVERAGE([.G284:.G333])" office:value-type="float" office:value="15125.53189" calcext:value-type="float">
            <text:p>15125.53189</text:p>
          </table:table-cell>
          <table:table-cell table:style-name="ce18" table:formula="of:=AVERAGE([.H284:.H333])" office:value-type="float" office:value="17954.536666" calcext:value-type="float">
            <text:p>17954.536666</text:p>
          </table:table-cell>
          <table:table-cell table:style-name="ce18" table:formula="of:=AVERAGE([.I284:.I333])" office:value-type="float" office:value="17954.536666" calcext:value-type="float">
            <text:p>17954.536666</text:p>
          </table:table-cell>
          <table:table-cell table:style-name="ce18" table:formula="of:=AVERAGE([.J284:.J333])" office:value-type="float" office:value="17973.14" calcext:value-type="float">
            <text:p>17973.14</text:p>
          </table:table-cell>
          <table:table-cell table:style-name="ce18" table:number-columns-repeated="1014"/>
        </table:table-row>
        <table:table-row table:style-name="ro1" table:number-rows-repeated="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" table:style-name="ta1">
        <table:table-column table:style-name="co1" table:number-columns-repeated="1024" table:default-cell-style-name="Default"/>
        <table:table-row table:style-name="ro1">
          <table:table-cell table:number-columns-repeated="12"/>
          <table:table-cell office:value-type="string" calcext:value-type="string">
            <text:p>16 8</text:p>
          </table:table-cell>
          <table:table-cell table:number-columns-repeated="1011"/>
        </table:table-row>
        <table:table-row table:style-name="ro1">
          <table:table-cell office:value-type="float" office:value="98817" calcext:value-type="float">
            <text:p>988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577" calcext:value-type="float">
            <text:p>577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99653" calcext:value-type="float">
            <text:p>996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508" calcext:value-type="float">
            <text:p>508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6985" calcext:value-type="float">
            <text:p>16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51309" calcext:value-type="float">
            <text:p>5130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71" calcext:value-type="float">
            <text:p>471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33240" calcext:value-type="float">
            <text:p>33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07" calcext:value-type="float">
            <text:p>407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float" office:value="66518" calcext:value-type="float">
            <text:p>665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float" office:value="68517" calcext:value-type="float">
            <text:p>685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13" calcext:value-type="float">
            <text:p>213</text:p>
          </table:table-cell>
          <table:table-cell office:value-type="float" office:value="1091" calcext:value-type="float">
            <text:p>1091</text:p>
          </table:table-cell>
          <table:table-cell office:value-type="float" office:value="876" calcext:value-type="float">
            <text:p>876</text:p>
          </table:table-cell>
          <table:table-cell table:number-columns-repeated="1014"/>
        </table:table-row>
        <table:table-row table:style-name="ro1">
          <table:table-cell office:value-type="float" office:value="60369" calcext:value-type="float">
            <text:p>6036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office:value-type="float" office:value="3600" calcext:value-type="float">
            <text:p>3600</text:p>
          </table:table-cell>
          <table:table-cell table:number-columns-repeated="1014"/>
        </table:table-row>
        <table:table-row table:style-name="ro1">
          <table:table-cell office:value-type="float" office:value="51162" calcext:value-type="float">
            <text:p>511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97" calcext:value-type="float">
            <text:p>397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41953" calcext:value-type="float">
            <text:p>419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60420" calcext:value-type="float">
            <text:p>60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18" calcext:value-type="float">
            <text:p>518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18949" calcext:value-type="float">
            <text:p>189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30" calcext:value-type="float">
            <text:p>530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float" office:value="90589" calcext:value-type="float">
            <text:p>90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43" calcext:value-type="float">
            <text:p>143</text:p>
          </table:table-cell>
          <table:table-cell office:value-type="float" office:value="672" calcext:value-type="float">
            <text:p>672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float" office:value="41048" calcext:value-type="float">
            <text:p>410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443" calcext:value-type="float">
            <text:p>443</text:p>
          </table:table-cell>
          <table:table-cell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office:value-type="float" office:value="12656" calcext:value-type="float">
            <text:p>126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49" calcext:value-type="float">
            <text:p>549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float" office:value="667" calcext:value-type="float">
            <text:p>667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office:value-type="float" office:value="50377" calcext:value-type="float">
            <text:p>503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544" calcext:value-type="float">
            <text:p>544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float" office:value="50979" calcext:value-type="float">
            <text:p>5097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652" calcext:value-type="float">
            <text:p>652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40265" calcext:value-type="float">
            <text:p>4026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748" calcext:value-type="float">
            <text:p>748</text:p>
          </table:table-cell>
          <table:table-cell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office:value-type="float" office:value="27733" calcext:value-type="float">
            <text:p>277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290" calcext:value-type="float">
            <text:p>290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office:value-type="float" office:value="70152" calcext:value-type="float">
            <text:p>701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27" calcext:value-type="float">
            <text:p>327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86265" calcext:value-type="float">
            <text:p>8626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578" calcext:value-type="float">
            <text:p>578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54725" calcext:value-type="float">
            <text:p>547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498" calcext:value-type="float">
            <text:p>498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float" office:value="71341" calcext:value-type="float">
            <text:p>713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629" calcext:value-type="float">
            <text:p>629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office:value-type="float" office:value="44988" calcext:value-type="float">
            <text:p>44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99" calcext:value-type="float">
            <text:p>39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2924" calcext:value-type="float">
            <text:p>929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620" calcext:value-type="float">
            <text:p>620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float" office:value="22763" calcext:value-type="float">
            <text:p>227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499" calcext:value-type="float">
            <text:p>499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14756" calcext:value-type="float">
            <text:p>14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571" calcext:value-type="float">
            <text:p>571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float" office:value="16714" calcext:value-type="float">
            <text:p>16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48" calcext:value-type="float">
            <text:p>548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433" calcext:value-type="float">
            <text:p>433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4794" calcext:value-type="float">
            <text:p>34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721" calcext:value-type="float">
            <text:p>721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83638" calcext:value-type="float">
            <text:p>836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432" calcext:value-type="float">
            <text:p>432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office:value-type="float" office:value="49060" calcext:value-type="float">
            <text:p>4906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708" calcext:value-type="float">
            <text:p>708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66997" calcext:value-type="float">
            <text:p>6699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504" calcext:value-type="float">
            <text:p>504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57573" calcext:value-type="float">
            <text:p>5757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634" calcext:value-type="float">
            <text:p>634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office:value-type="float" office:value="94434" calcext:value-type="float">
            <text:p>944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office:value-type="float" office:value="714" calcext:value-type="float">
            <text:p>714</text:p>
          </table:table-cell>
          <table:table-cell office:value-type="float" office:value="72" calcext:value-type="float">
            <text:p>72</text:p>
          </table:table-cell>
          <table:table-cell table:number-columns-repeated="1014"/>
        </table:table-row>
        <table:table-row table:style-name="ro1">
          <table:table-cell office:value-type="float" office:value="33388" calcext:value-type="float">
            <text:p>3338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58" calcext:value-type="float">
            <text:p>158</text:p>
          </table:table-cell>
          <table:table-cell office:value-type="float" office:value="980" calcext:value-type="float">
            <text:p>98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66085" calcext:value-type="float">
            <text:p>660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92" calcext:value-type="float">
            <text:p>692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office:value-type="float" office:value="49385" calcext:value-type="float">
            <text:p>493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576" calcext:value-type="float">
            <text:p>576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56711" calcext:value-type="float">
            <text:p>56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627" calcext:value-type="float">
            <text:p>627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69609" calcext:value-type="float">
            <text:p>696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43621" calcext:value-type="float">
            <text:p>43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44234" calcext:value-type="float">
            <text:p>442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591" calcext:value-type="float">
            <text:p>591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office:value-type="float" office:value="42937" calcext:value-type="float">
            <text:p>429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52348" calcext:value-type="float">
            <text:p>523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605" calcext:value-type="float">
            <text:p>605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office:value-type="float" office:value="17849" calcext:value-type="float">
            <text:p>178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511" calcext:value-type="float">
            <text:p>511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office:value-type="float" office:value="60683" calcext:value-type="float">
            <text:p>606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82" calcext:value-type="float">
            <text:p>38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56478" calcext:value-type="float">
            <text:p>564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652" calcext:value-type="float">
            <text:p>652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office:value-type="float" office:value="10417" calcext:value-type="float">
            <text:p>104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423" calcext:value-type="float">
            <text:p>423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83003" calcext:value-type="float">
            <text:p>83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16" calcext:value-type="float">
            <text:p>416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float" office:value="69095" calcext:value-type="float">
            <text:p>690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67" calcext:value-type="float">
            <text:p>467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4898" calcext:value-type="float">
            <text:p>7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72" calcext:value-type="float">
            <text:p>472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537" calcext:value-type="float">
            <text:p>537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float" office:value="35498" calcext:value-type="float">
            <text:p>3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605" calcext:value-type="float">
            <text:p>605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office:value-type="float" office:value="98560" calcext:value-type="float">
            <text:p>98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75" calcext:value-type="float">
            <text:p>475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office:value-type="float" office:value="83855" calcext:value-type="float">
            <text:p>838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612" calcext:value-type="float">
            <text:p>61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70009" calcext:value-type="float">
            <text:p>70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709" calcext:value-type="float">
            <text:p>709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64151" calcext:value-type="float">
            <text:p>6415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95" calcext:value-type="float">
            <text:p>395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office:value-type="float" office:value="80847" calcext:value-type="float">
            <text:p>80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69" calcext:value-type="float">
            <text:p>469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92302" calcext:value-type="float">
            <text:p>923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643" calcext:value-type="float">
            <text:p>643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23162" calcext:value-type="float">
            <text:p>231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473" calcext:value-type="float">
            <text:p>473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28580" calcext:value-type="float">
            <text:p>285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755" calcext:value-type="float">
            <text:p>75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0"/>
          <table:table-cell table:style-name="ce10" table:formula="of:=AVERAGE([.B2:.B66])" office:value-type="float" office:value="0.107692307692308" calcext:value-type="float">
            <text:p>0.1076923077</text:p>
          </table:table-cell>
          <table:table-cell table:style-name="ce10" table:formula="of:=AVERAGE([.C2:.C66])" office:value-type="float" office:value="0.630769230769231" calcext:value-type="float">
            <text:p>0.6307692308</text:p>
          </table:table-cell>
          <table:table-cell table:style-name="ce10" table:formula="of:=AVERAGE([.D2:.D66])" office:value-type="float" office:value="0.446153846153846" calcext:value-type="float">
            <text:p>0.4461538462</text:p>
          </table:table-cell>
          <table:table-cell table:style-name="ce10" table:formula="of:=AVERAGE([.E2:.E66])" office:value-type="float" office:value="0.8" calcext:value-type="float">
            <text:p>0.8</text:p>
          </table:table-cell>
          <table:table-cell table:style-name="ce10" table:formula="of:=AVERAGE([.F2:.F66])" office:value-type="float" office:value="19.7384615384615" calcext:value-type="float">
            <text:p>19.7384615385</text:p>
          </table:table-cell>
          <table:table-cell table:style-name="ce10" table:formula="of:=AVERAGE([.G2:.G66])" office:value-type="float" office:value="25.7846153846154" calcext:value-type="float">
            <text:p>25.7846153846</text:p>
          </table:table-cell>
          <table:table-cell table:style-name="ce10" table:formula="of:=AVERAGE([.H2:.H66])" office:value-type="float" office:value="61.6615384615385" calcext:value-type="float">
            <text:p>61.6615384615</text:p>
          </table:table-cell>
          <table:table-cell table:style-name="ce10" table:formula="of:=AVERAGE([.I2:.I66])" office:value-type="float" office:value="539.769230769231" calcext:value-type="float">
            <text:p>539.7692307692</text:p>
          </table:table-cell>
          <table:table-cell table:style-name="ce10" table:formula="of:=AVERAGE([.J2:.J66])" office:value-type="float" office:value="87.5692307692308" calcext:value-type="float">
            <text:p>87.5692307692</text:p>
          </table:table-cell>
          <table:table-cell table:style-name="ce10" table:number-columns-repeated="1014"/>
        </table:table-row>
        <table:table-row table:style-name="ro1">
          <table:table-cell table:number-columns-repeated="12"/>
          <table:table-cell office:value-type="string" calcext:value-type="string">
            <text:p>14 7</text:p>
          </table:table-cell>
          <table:table-cell table:number-columns-repeated="1011"/>
        </table:table-row>
        <table:table-row table:style-name="ro1">
          <table:table-cell office:value-type="float" office:value="51901" calcext:value-type="float">
            <text:p>519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float" office:value="13129" calcext:value-type="float">
            <text:p>131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8544" calcext:value-type="float">
            <text:p>185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51670" calcext:value-type="float">
            <text:p>516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90081" calcext:value-type="float">
            <text:p>900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float" office:value="89286" calcext:value-type="float">
            <text:p>892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5981" calcext:value-type="float">
            <text:p>359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float" office:value="52108" calcext:value-type="float">
            <text:p>521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57909" calcext:value-type="float">
            <text:p>579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float" office:value="74433" calcext:value-type="float">
            <text:p>744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85850" calcext:value-type="float">
            <text:p>858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2061" calcext:value-type="float">
            <text:p>220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8133" calcext:value-type="float">
            <text:p>381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46216" calcext:value-type="float">
            <text:p>46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4148" calcext:value-type="float">
            <text:p>74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float" office:value="69008" calcext:value-type="float">
            <text:p>69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office:value-type="float" office:value="82600" calcext:value-type="float">
            <text:p>82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90206" calcext:value-type="float">
            <text:p>902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4627" calcext:value-type="float">
            <text:p>646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92926" calcext:value-type="float">
            <text:p>929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office:value-type="float" office:value="41214" calcext:value-type="float">
            <text:p>412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float" office:value="73141" calcext:value-type="float">
            <text:p>731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8891" calcext:value-type="float">
            <text:p>288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4150" calcext:value-type="float">
            <text:p>24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3647" calcext:value-type="float">
            <text:p>536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44384" calcext:value-type="float">
            <text:p>44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96994" calcext:value-type="float">
            <text:p>969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96349" calcext:value-type="float">
            <text:p>963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40424" calcext:value-type="float">
            <text:p>404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1682" calcext:value-type="float">
            <text:p>116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8808" calcext:value-type="float">
            <text:p>588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80360" calcext:value-type="float">
            <text:p>803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float" office:value="35446" calcext:value-type="float">
            <text:p>354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1581" calcext:value-type="float">
            <text:p>415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7852" calcext:value-type="float">
            <text:p>278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84541" calcext:value-type="float">
            <text:p>845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44606" calcext:value-type="float">
            <text:p>44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13" calcext:value-type="float">
            <text:p>213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float" office:value="14241" calcext:value-type="float">
            <text:p>142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70626" calcext:value-type="float">
            <text:p>706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9313" calcext:value-type="float">
            <text:p>493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6477" calcext:value-type="float">
            <text:p>26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72479" calcext:value-type="float">
            <text:p>7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38182" calcext:value-type="float">
            <text:p>381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91408" calcext:value-type="float">
            <text:p>91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78240" calcext:value-type="float">
            <text:p>78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78577" calcext:value-type="float">
            <text:p>785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25802" calcext:value-type="float">
            <text:p>258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27234" calcext:value-type="float">
            <text:p>272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10" table:formula="of:=AVERAGE([.B70:.B119])" office:value-type="float" office:value="0" calcext:value-type="float">
            <text:p>0</text:p>
          </table:table-cell>
          <table:table-cell table:style-name="ce10" table:formula="of:=AVERAGE([.C70:.C119])" office:value-type="float" office:value="0" calcext:value-type="float">
            <text:p>0</text:p>
          </table:table-cell>
          <table:table-cell table:style-name="ce10" table:formula="of:=AVERAGE([.D70:.D119])" office:value-type="float" office:value="0.02" calcext:value-type="float">
            <text:p>0.02</text:p>
          </table:table-cell>
          <table:table-cell table:style-name="ce10" table:formula="of:=AVERAGE([.E70:.E119])" office:value-type="float" office:value="0.06" calcext:value-type="float">
            <text:p>0.06</text:p>
          </table:table-cell>
          <table:table-cell table:style-name="ce10" table:formula="of:=AVERAGE([.F70:.F119])" office:value-type="float" office:value="5.14" calcext:value-type="float">
            <text:p>5.14</text:p>
          </table:table-cell>
          <table:table-cell table:style-name="ce10" table:formula="of:=AVERAGE([.G70:.G119])" office:value-type="float" office:value="7.1" calcext:value-type="float">
            <text:p>7.1</text:p>
          </table:table-cell>
          <table:table-cell table:style-name="ce10" table:formula="of:=AVERAGE([.H70:.H119])" office:value-type="float" office:value="7.24" calcext:value-type="float">
            <text:p>7.24</text:p>
          </table:table-cell>
          <table:table-cell table:style-name="ce10" table:formula="of:=AVERAGE([.I70:.I119])" office:value-type="float" office:value="103.18" calcext:value-type="float">
            <text:p>103.18</text:p>
          </table:table-cell>
          <table:table-cell table:style-name="ce10" table:formula="of:=AVERAGE([.J70:.J119])" office:value-type="float" office:value="6.54" calcext:value-type="float">
            <text:p>6.54</text:p>
          </table:table-cell>
          <table:table-cell table:style-name="ce10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12 6</text:p>
          </table:table-cell>
          <table:table-cell table:number-columns-repeated="1011"/>
        </table:table-row>
        <table:table-row table:style-name="ro1">
          <table:table-cell office:value-type="float" office:value="69461" calcext:value-type="float">
            <text:p>694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9816" calcext:value-type="float">
            <text:p>698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2621" calcext:value-type="float">
            <text:p>126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6940" calcext:value-type="float">
            <text:p>769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1676" calcext:value-type="float">
            <text:p>216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2839" calcext:value-type="float">
            <text:p>628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4572" calcext:value-type="float">
            <text:p>645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4593" calcext:value-type="float">
            <text:p>345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2351" calcext:value-type="float">
            <text:p>223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87129" calcext:value-type="float">
            <text:p>871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95476" calcext:value-type="float">
            <text:p>954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8459" calcext:value-type="float">
            <text:p>184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67200" calcext:value-type="float">
            <text:p>67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6821" calcext:value-type="float">
            <text:p>268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5434" calcext:value-type="float">
            <text:p>754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97540" calcext:value-type="float">
            <text:p>975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7423" calcext:value-type="float">
            <text:p>274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3412" calcext:value-type="float">
            <text:p>734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0431" calcext:value-type="float">
            <text:p>204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8880" calcext:value-type="float">
            <text:p>18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33806" calcext:value-type="float">
            <text:p>338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9987" calcext:value-type="float">
            <text:p>899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83479" calcext:value-type="float">
            <text:p>8347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8092" calcext:value-type="float">
            <text:p>680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2694" calcext:value-type="float">
            <text:p>426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81052" calcext:value-type="float">
            <text:p>810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53609" calcext:value-type="float">
            <text:p>536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8771" calcext:value-type="float">
            <text:p>387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21986" calcext:value-type="float">
            <text:p>219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float" office:value="61497" calcext:value-type="float">
            <text:p>614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0805" calcext:value-type="float">
            <text:p>308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7627" calcext:value-type="float">
            <text:p>576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51810" calcext:value-type="float">
            <text:p>518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7899" calcext:value-type="float">
            <text:p>678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3985" calcext:value-type="float">
            <text:p>739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5776" calcext:value-type="float">
            <text:p>45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272" calcext:value-type="float">
            <text:p>232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6051" calcext:value-type="float">
            <text:p>660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1151" calcext:value-type="float">
            <text:p>5115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92848" calcext:value-type="float">
            <text:p>928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10" table:formula="of:=AVERAGE([.B123:.B172])" office:value-type="float" office:value="0" calcext:value-type="float">
            <text:p>0</text:p>
          </table:table-cell>
          <table:table-cell table:style-name="ce10" table:formula="of:=AVERAGE([.C123:.C172])" office:value-type="float" office:value="0" calcext:value-type="float">
            <text:p>0</text:p>
          </table:table-cell>
          <table:table-cell table:style-name="ce10" table:formula="of:=AVERAGE([.D123:.D172])" office:value-type="float" office:value="0" calcext:value-type="float">
            <text:p>0</text:p>
          </table:table-cell>
          <table:table-cell table:style-name="ce10" table:formula="of:=AVERAGE([.E123:.E172])" office:value-type="float" office:value="0" calcext:value-type="float">
            <text:p>0</text:p>
          </table:table-cell>
          <table:table-cell table:style-name="ce10" table:formula="of:=AVERAGE([.F123:.F172])" office:value-type="float" office:value="0.74" calcext:value-type="float">
            <text:p>0.74</text:p>
          </table:table-cell>
          <table:table-cell table:style-name="ce10" table:formula="of:=AVERAGE([.G123:.G172])" office:value-type="float" office:value="1.32" calcext:value-type="float">
            <text:p>1.32</text:p>
          </table:table-cell>
          <table:table-cell table:style-name="ce10" table:formula="of:=AVERAGE([.H123:.H172])" office:value-type="float" office:value="0.6" calcext:value-type="float">
            <text:p>0.6</text:p>
          </table:table-cell>
          <table:table-cell table:style-name="ce10" table:formula="of:=AVERAGE([.I123:.I172])" office:value-type="float" office:value="12.34" calcext:value-type="float">
            <text:p>12.34</text:p>
          </table:table-cell>
          <table:table-cell table:style-name="ce10" table:formula="of:=AVERAGE([.J123:.J172])" office:value-type="float" office:value="1.58" calcext:value-type="float">
            <text:p>1.58</text:p>
          </table:table-cell>
          <table:table-cell table:style-name="ce10" table:number-columns-repeated="1014"/>
        </table:table-row>
        <table:table-row table:style-name="ro1">
          <table:table-cell table:number-columns-repeated="12"/>
          <table:table-cell office:value-type="string" calcext:value-type="string">
            <text:p>10 5</text:p>
          </table:table-cell>
          <table:table-cell table:number-columns-repeated="1011"/>
        </table:table-row>
        <table:table-row table:style-name="ro1">
          <table:table-cell office:value-type="float" office:value="32742" calcext:value-type="float">
            <text:p>327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5775" calcext:value-type="float">
            <text:p>2577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8275" calcext:value-type="float">
            <text:p>2827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5024" calcext:value-type="float">
            <text:p>3502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9885" calcext:value-type="float">
            <text:p>7988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98830" calcext:value-type="float">
            <text:p>988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83174" calcext:value-type="float">
            <text:p>8317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9689" calcext:value-type="float">
            <text:p>396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3353" calcext:value-type="float">
            <text:p>2335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95879" calcext:value-type="float">
            <text:p>958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4267" calcext:value-type="float">
            <text:p>342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80838" calcext:value-type="float">
            <text:p>808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6501" calcext:value-type="float">
            <text:p>765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7303" calcext:value-type="float">
            <text:p>473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2305" calcext:value-type="float">
            <text:p>223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94099" calcext:value-type="float">
            <text:p>940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7710" calcext:value-type="float">
            <text:p>4771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2611" calcext:value-type="float">
            <text:p>126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3538" calcext:value-type="float">
            <text:p>635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2246" calcext:value-type="float">
            <text:p>222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1039" calcext:value-type="float">
            <text:p>310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54779" calcext:value-type="float">
            <text:p>547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0575" calcext:value-type="float">
            <text:p>1057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7263" calcext:value-type="float">
            <text:p>4726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93511" calcext:value-type="float">
            <text:p>935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2541" calcext:value-type="float">
            <text:p>725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99893" calcext:value-type="float">
            <text:p>9989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50195" calcext:value-type="float">
            <text:p>501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7722" calcext:value-type="float">
            <text:p>3772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6300" calcext:value-type="float">
            <text:p>163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52860" calcext:value-type="float">
            <text:p>5286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59082" calcext:value-type="float">
            <text:p>590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52468" calcext:value-type="float">
            <text:p>524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5207" calcext:value-type="float">
            <text:p>152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1937" calcext:value-type="float">
            <text:p>419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98808" calcext:value-type="float">
            <text:p>988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2840" calcext:value-type="float">
            <text:p>628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5958" calcext:value-type="float">
            <text:p>1595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0269" calcext:value-type="float">
            <text:p>3026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5874" calcext:value-type="float">
            <text:p>358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89436" calcext:value-type="float">
            <text:p>8943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9751" calcext:value-type="float">
            <text:p>297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808" calcext:value-type="float">
            <text:p>278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4996" calcext:value-type="float">
            <text:p>649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99728" calcext:value-type="float">
            <text:p>997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52584" calcext:value-type="float">
            <text:p>525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89434" calcext:value-type="float">
            <text:p>894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0704" calcext:value-type="float">
            <text:p>2070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4045" calcext:value-type="float">
            <text:p>740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0"/>
          <table:table-cell table:style-name="ce10" table:formula="of:=AVERAGE([.B175:.B224])" office:value-type="float" office:value="0" calcext:value-type="float">
            <text:p>0</text:p>
          </table:table-cell>
          <table:table-cell table:style-name="ce10" table:formula="of:=AVERAGE([.C175:.C224])" office:value-type="float" office:value="0" calcext:value-type="float">
            <text:p>0</text:p>
          </table:table-cell>
          <table:table-cell table:style-name="ce10" table:formula="of:=AVERAGE([.D175:.D224])" office:value-type="float" office:value="0" calcext:value-type="float">
            <text:p>0</text:p>
          </table:table-cell>
          <table:table-cell table:style-name="ce10" table:formula="of:=AVERAGE([.E175:.E224])" office:value-type="float" office:value="0" calcext:value-type="float">
            <text:p>0</text:p>
          </table:table-cell>
          <table:table-cell table:style-name="ce10" table:formula="of:=AVERAGE([.F175:.F224])" office:value-type="float" office:value="0" calcext:value-type="float">
            <text:p>0</text:p>
          </table:table-cell>
          <table:table-cell table:style-name="ce10" table:formula="of:=AVERAGE([.G175:.G224])" office:value-type="float" office:value="0" calcext:value-type="float">
            <text:p>0</text:p>
          </table:table-cell>
          <table:table-cell table:style-name="ce10" table:formula="of:=AVERAGE([.H175:.H224])" office:value-type="float" office:value="0" calcext:value-type="float">
            <text:p>0</text:p>
          </table:table-cell>
          <table:table-cell table:style-name="ce10" table:formula="of:=AVERAGE([.I175:.I224])" office:value-type="float" office:value="0.98" calcext:value-type="float">
            <text:p>0.98</text:p>
          </table:table-cell>
          <table:table-cell table:style-name="ce10" table:formula="of:=AVERAGE([.J175:.J224])" office:value-type="float" office:value="0.02" calcext:value-type="float">
            <text:p>0.02</text:p>
          </table:table-cell>
          <table:table-cell table:style-name="ce10" table:number-columns-repeated="2"/>
          <table:table-cell table:style-name="ce10" office:value-type="string" calcext:value-type="string">
            <text:p>10 8</text:p>
          </table:table-cell>
          <table:table-cell table:style-name="ce10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2482" calcext:value-type="float">
            <text:p>924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2879" calcext:value-type="float">
            <text:p>628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8770" calcext:value-type="float">
            <text:p>987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7868" calcext:value-type="float">
            <text:p>4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3257" calcext:value-type="float">
            <text:p>132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4083" calcext:value-type="float">
            <text:p>140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81209" calcext:value-type="float">
            <text:p>812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33" calcext:value-type="float">
            <text:p>272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0327" calcext:value-type="float">
            <text:p>303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5129" calcext:value-type="float">
            <text:p>651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91460" calcext:value-type="float">
            <text:p>914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3802" calcext:value-type="float">
            <text:p>738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1993" calcext:value-type="float">
            <text:p>319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5913" calcext:value-type="float">
            <text:p>959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8909" calcext:value-type="float">
            <text:p>489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5707" calcext:value-type="float">
            <text:p>757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0260" calcext:value-type="float">
            <text:p>402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5029" calcext:value-type="float">
            <text:p>650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1998" calcext:value-type="float">
            <text:p>319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3624" calcext:value-type="float">
            <text:p>43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9314" calcext:value-type="float">
            <text:p>793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4066" calcext:value-type="float">
            <text:p>340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89708" calcext:value-type="float">
            <text:p>897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6987" calcext:value-type="float">
            <text:p>669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3305" calcext:value-type="float">
            <text:p>133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8524" calcext:value-type="float">
            <text:p>38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6852" calcext:value-type="float">
            <text:p>368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7480" calcext:value-type="float">
            <text:p>174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88586" calcext:value-type="float">
            <text:p>885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3808" calcext:value-type="float">
            <text:p>738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3478" calcext:value-type="float">
            <text:p>33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7750" calcext:value-type="float">
            <text:p>777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0629" calcext:value-type="float">
            <text:p>106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4767" calcext:value-type="float">
            <text:p>147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4727" calcext:value-type="float">
            <text:p>347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90366" calcext:value-type="float">
            <text:p>903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92762" calcext:value-type="float">
            <text:p>927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2036" calcext:value-type="float">
            <text:p>620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86539" calcext:value-type="float">
            <text:p>865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9638" calcext:value-type="float">
            <text:p>496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9546" calcext:value-type="float">
            <text:p>395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54061" calcext:value-type="float">
            <text:p>540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3895" calcext:value-type="float">
            <text:p>938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0"/>
          <table:table-cell table:style-name="ce10" table:formula="of:=AVERAGE([.B228:.B277])" office:value-type="float" office:value="0" calcext:value-type="float">
            <text:p>0</text:p>
          </table:table-cell>
          <table:table-cell table:style-name="ce10" table:formula="of:=AVERAGE([.C228:.C277])" office:value-type="float" office:value="0" calcext:value-type="float">
            <text:p>0</text:p>
          </table:table-cell>
          <table:table-cell table:style-name="ce10" table:formula="of:=AVERAGE([.D228:.D277])" office:value-type="float" office:value="0" calcext:value-type="float">
            <text:p>0</text:p>
          </table:table-cell>
          <table:table-cell table:style-name="ce10" table:formula="of:=AVERAGE([.E228:.E277])" office:value-type="float" office:value="0" calcext:value-type="float">
            <text:p>0</text:p>
          </table:table-cell>
          <table:table-cell table:style-name="ce10" table:formula="of:=AVERAGE([.F228:.F277])" office:value-type="float" office:value="1" calcext:value-type="float">
            <text:p>1</text:p>
          </table:table-cell>
          <table:table-cell table:style-name="ce10" table:formula="of:=AVERAGE([.G228:.G277])" office:value-type="float" office:value="2.04" calcext:value-type="float">
            <text:p>2.04</text:p>
          </table:table-cell>
          <table:table-cell table:style-name="ce10" table:formula="of:=AVERAGE([.H228:.H277])" office:value-type="float" office:value="1.26" calcext:value-type="float">
            <text:p>1.26</text:p>
          </table:table-cell>
          <table:table-cell table:style-name="ce10" table:formula="of:=AVERAGE([.I228:.I277])" office:value-type="float" office:value="13.48" calcext:value-type="float">
            <text:p>13.48</text:p>
          </table:table-cell>
          <table:table-cell table:style-name="ce10" table:formula="of:=AVERAGE([.J228:.J277])" office:value-type="float" office:value="0.16" calcext:value-type="float">
            <text:p>0.16</text:p>
          </table:table-cell>
          <table:table-cell table:style-name="ce10" table:number-columns-repeated="1014"/>
        </table:table-row>
        <table:table-row table:style-name="ro1">
          <table:table-cell table:number-columns-repeated="13"/>
          <table:table-cell office:value-type="string" calcext:value-type="string">
            <text:p>16 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2067" calcext:value-type="float">
            <text:p>720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94504" calcext:value-type="float">
            <text:p>945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18254" calcext:value-type="float">
            <text:p>182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office:value-type="float" office:value="94561" calcext:value-type="float">
            <text:p>945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office:value-type="float" office:value="75634" calcext:value-type="float">
            <text:p>756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41735" calcext:value-type="float">
            <text:p>417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office:value-type="float" office:value="79800" calcext:value-type="float">
            <text:p>79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7808" calcext:value-type="float">
            <text:p>778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55172" calcext:value-type="float">
            <text:p>551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70408" calcext:value-type="float">
            <text:p>70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2364" calcext:value-type="float">
            <text:p>123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59160" calcext:value-type="float">
            <text:p>59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78219" calcext:value-type="float">
            <text:p>782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4233" calcext:value-type="float">
            <text:p>642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12" calcext:value-type="float">
            <text:p>212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43855" calcext:value-type="float">
            <text:p>438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73769" calcext:value-type="float">
            <text:p>737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26935" calcext:value-type="float">
            <text:p>269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48170" calcext:value-type="float">
            <text:p>481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48348" calcext:value-type="float">
            <text:p>483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51152" calcext:value-type="float">
            <text:p>511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5101" calcext:value-type="float">
            <text:p>95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90712" calcext:value-type="float">
            <text:p>907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538" calcext:value-type="float">
            <text:p>205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49150" calcext:value-type="float">
            <text:p>49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float" office:value="62173" calcext:value-type="float">
            <text:p>621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28716" calcext:value-type="float">
            <text:p>287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38079" calcext:value-type="float">
            <text:p>380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8389" calcext:value-type="float">
            <text:p>683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4680" calcext:value-type="float">
            <text:p>346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float" office:value="51949" calcext:value-type="float">
            <text:p>519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65995" calcext:value-type="float">
            <text:p>65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5978" calcext:value-type="float">
            <text:p>159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55625" calcext:value-type="float">
            <text:p>556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float" office:value="75388" calcext:value-type="float">
            <text:p>753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float" office:value="70119" calcext:value-type="float">
            <text:p>70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396" calcext:value-type="float">
            <text:p>113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float" office:value="78501" calcext:value-type="float">
            <text:p>785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float" office:value="47605" calcext:value-type="float">
            <text:p>476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float" office:value="12958" calcext:value-type="float">
            <text:p>129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96247" calcext:value-type="float">
            <text:p>962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41407" calcext:value-type="float">
            <text:p>414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9698" calcext:value-type="float">
            <text:p>196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0"/>
          <table:table-cell table:style-name="ce10" table:formula="of:=AVERAGE([.B282:.B331])" office:value-type="float" office:value="0" calcext:value-type="float">
            <text:p>0</text:p>
          </table:table-cell>
          <table:table-cell table:style-name="ce10" table:formula="of:=AVERAGE([.C282:.C331])" office:value-type="float" office:value="0.08" calcext:value-type="float">
            <text:p>0.08</text:p>
          </table:table-cell>
          <table:table-cell table:style-name="ce10" table:formula="of:=AVERAGE([.D282:.D331])" office:value-type="float" office:value="0.02" calcext:value-type="float">
            <text:p>0.02</text:p>
          </table:table-cell>
          <table:table-cell table:style-name="ce10" table:formula="of:=AVERAGE([.E282:.E331])" office:value-type="float" office:value="0.02" calcext:value-type="float">
            <text:p>0.02</text:p>
          </table:table-cell>
          <table:table-cell table:style-name="ce10" table:formula="of:=AVERAGE([.F282:.F331])" office:value-type="float" office:value="6.58" calcext:value-type="float">
            <text:p>6.58</text:p>
          </table:table-cell>
          <table:table-cell table:style-name="ce10" table:formula="of:=AVERAGE([.G282:.G331])" office:value-type="float" office:value="6.62" calcext:value-type="float">
            <text:p>6.62</text:p>
          </table:table-cell>
          <table:table-cell table:style-name="ce10" table:formula="of:=AVERAGE([.H282:.H331])" office:value-type="float" office:value="4.24" calcext:value-type="float">
            <text:p>4.24</text:p>
          </table:table-cell>
          <table:table-cell table:style-name="ce10" table:formula="of:=AVERAGE([.I282:.I331])" office:value-type="float" office:value="102.04" calcext:value-type="float">
            <text:p>102.04</text:p>
          </table:table-cell>
          <table:table-cell table:style-name="ce10" table:formula="of:=AVERAGE([.J282:.J331])" office:value-type="float" office:value="9.98" calcext:value-type="float">
            <text:p>9.98</text:p>
          </table:table-cell>
          <table:table-cell table:style-name="ce10" table:number-columns-repeated="1014"/>
        </table:table-row>
      </table:table>
      <table:table table:name="CG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16/8</text:p>
          </table:table-cell>
          <table:table-cell office:value-type="string" calcext:value-type="string">
            <text:p>Add 1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TIME [s]</text:p>
          </table:table-cell>
          <table:table-cell table:style-name="ce13" table:number-columns-repeated="2"/>
          <table:table-cell table:style-name="ce13" office:value-type="string" calcext:value-type="string">
            <text:p>OBJ. VALUE</text:p>
          </table:table-cell>
          <table:table-cell table:style-name="ce13" table:number-columns-repeated="2"/>
          <table:table-cell table:style-name="ce13" office:value-type="string" calcext:value-type="string">
            <text:p>DIFF</text:p>
          </table:table-cell>
          <table:table-cell table:style-name="ce15"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CG</text:p>
          </table:table-cell>
          <table:table-cell table:style-name="ce14" office:value-type="string" calcext:value-type="string">
            <text:p>SMT-X2</text:p>
          </table:table-cell>
          <table:table-cell table:style-name="ce14"/>
          <table:table-cell table:style-name="ce14" office:value-type="string" calcext:value-type="string">
            <text:p>CG</text:p>
          </table:table-cell>
          <table:table-cell table:style-name="ce14" office:value-type="string" calcext:value-type="string">
            <text:p>SMT-X2</text:p>
          </table:table-cell>
          <table:table-cell table:style-name="ce14" table:number-columns-repeated="2"/>
          <table:table-cell table:style-name="ce15" table:number-columns-repeated="1016"/>
        </table:table-row>
        <table:table-row table:style-name="ro1">
          <table:table-cell office:value-type="float" office:value="76463" calcext:value-type="float">
            <text:p>7646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559.3726" calcext:value-type="float">
            <text:p>18559.3726</text:p>
          </table:table-cell>
          <table:table-cell office:value-type="float" office:value="18577.2216" calcext:value-type="float">
            <text:p>18577.2216</text:p>
          </table:table-cell>
          <table:table-cell/>
          <table:table-cell table:formula="of:=[.F4]-[.E4]" office:value-type="float" office:value="17.849000000002" calcext:value-type="float">
            <text:p>17.849</text:p>
          </table:table-cell>
          <table:table-cell table:number-columns-repeated="1016"/>
        </table:table-row>
        <table:table-row table:style-name="ro1">
          <table:table-cell office:value-type="float" office:value="39331" calcext:value-type="float">
            <text:p>3933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16109.8661" calcext:value-type="float">
            <text:p>16109.8661</text:p>
          </table:table-cell>
          <table:table-cell/>
          <table:table-cell table:formula="of:=[.F5]-[.E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96709" calcext:value-type="float">
            <text:p>9670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21344.4231" calcext:value-type="float">
            <text:p>21344.4231</text:p>
          </table:table-cell>
          <table:table-cell/>
          <table:table-cell table:formula="of:=[.F6]-[.E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51757" calcext:value-type="float">
            <text:p>5175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244.3547" calcext:value-type="float">
            <text:p>22244.3547</text:p>
          </table:table-cell>
          <table:table-cell office:value-type="float" office:value="22275.5445" calcext:value-type="float">
            <text:p>22275.5445</text:p>
          </table:table-cell>
          <table:table-cell/>
          <table:table-cell table:formula="of:=[.F7]-[.E7]" office:value-type="float" office:value="31.1898000000001" calcext:value-type="float">
            <text:p>31.1898</text:p>
          </table:table-cell>
          <table:table-cell table:number-columns-repeated="1016"/>
        </table:table-row>
        <table:table-row table:style-name="ro1">
          <table:table-cell office:value-type="float" office:value="12531" calcext:value-type="float">
            <text:p>1253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189.8616" calcext:value-type="float">
            <text:p>26189.8616</text:p>
          </table:table-cell>
          <table:table-cell office:value-type="float" office:value="26306.8599" calcext:value-type="float">
            <text:p>26306.8599</text:p>
          </table:table-cell>
          <table:table-cell/>
          <table:table-cell table:formula="of:=[.F8]-[.E8]" office:value-type="float" office:value="116.998299999999" calcext:value-type="float">
            <text:p>116.9983</text:p>
          </table:table-cell>
          <table:table-cell table:number-columns-repeated="1016"/>
        </table:table-row>
        <table:table-row table:style-name="ro1">
          <table:table-cell office:value-type="float" office:value="67405" calcext:value-type="float">
            <text:p>6740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24597.3333" calcext:value-type="float">
            <text:p>24597.3333</text:p>
          </table:table-cell>
          <table:table-cell/>
          <table:table-cell table:formula="of:=[.F9]-[.E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72445" calcext:value-type="float">
            <text:p>7244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5504.1487" calcext:value-type="float">
            <text:p>25504.1487</text:p>
          </table:table-cell>
          <table:table-cell office:value-type="float" office:value="25668.41" calcext:value-type="float">
            <text:p>25668.41</text:p>
          </table:table-cell>
          <table:table-cell/>
          <table:table-cell table:formula="of:=[.F10]-[.E10]" office:value-type="float" office:value="164.261299999998" calcext:value-type="float">
            <text:p>164.2613</text:p>
          </table:table-cell>
          <table:table-cell table:number-columns-repeated="1016"/>
        </table:table-row>
        <table:table-row table:style-name="ro1">
          <table:table-cell office:value-type="float" office:value="14436" calcext:value-type="float">
            <text:p>144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6183" calcext:value-type="float">
            <text:p>16183</text:p>
          </table:table-cell>
          <table:table-cell/>
          <table:table-cell table:formula="of:=[.F11]-[.E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84244" calcext:value-type="float">
            <text:p>8424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130.0732" calcext:value-type="float">
            <text:p>25130.0732</text:p>
          </table:table-cell>
          <table:table-cell office:value-type="float" office:value="25342.806" calcext:value-type="float">
            <text:p>25342.806</text:p>
          </table:table-cell>
          <table:table-cell/>
          <table:table-cell table:formula="of:=[.F12]-[.E12]" office:value-type="float" office:value="212.732800000002" calcext:value-type="float">
            <text:p>212.7328</text:p>
          </table:table-cell>
          <table:table-cell table:number-columns-repeated="1016"/>
        </table:table-row>
        <table:table-row table:style-name="ro1">
          <table:table-cell office:value-type="float" office:value="52112" calcext:value-type="float">
            <text:p>521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873.7767" calcext:value-type="float">
            <text:p>14873.7767</text:p>
          </table:table-cell>
          <table:table-cell office:value-type="float" office:value="14903.6557" calcext:value-type="float">
            <text:p>14903.6557</text:p>
          </table:table-cell>
          <table:table-cell/>
          <table:table-cell table:formula="of:=[.F13]-[.E13]" office:value-type="float" office:value="29.878999999999" calcext:value-type="float">
            <text:p>29.879</text:p>
          </table:table-cell>
          <table:table-cell table:number-columns-repeated="1016"/>
        </table:table-row>
        <table:table-row table:style-name="ro1">
          <table:table-cell office:value-type="float" office:value="22232" calcext:value-type="float">
            <text:p>2223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0205.9261" calcext:value-type="float">
            <text:p>20205.9261</text:p>
          </table:table-cell>
          <table:table-cell office:value-type="float" office:value="20353.2284" calcext:value-type="float">
            <text:p>20353.2284</text:p>
          </table:table-cell>
          <table:table-cell/>
          <table:table-cell table:formula="of:=[.F14]-[.E14]" office:value-type="float" office:value="147.302299999999" calcext:value-type="float">
            <text:p>147.3023</text:p>
          </table:table-cell>
          <table:table-cell table:number-columns-repeated="1016"/>
        </table:table-row>
        <table:table-row table:style-name="ro1">
          <table:table-cell office:value-type="float" office:value="51619" calcext:value-type="float">
            <text:p>516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28949.5" calcext:value-type="float">
            <text:p>28949.5</text:p>
          </table:table-cell>
          <table:table-cell/>
          <table:table-cell table:formula="of:=[.F15]-[.E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5088" calcext:value-type="float">
            <text:p>2508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16829.8333" calcext:value-type="float">
            <text:p>16829.8333</text:p>
          </table:table-cell>
          <table:table-cell/>
          <table:table-cell table:formula="of:=[.F16]-[.E1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47870" calcext:value-type="float">
            <text:p>4787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965.394" calcext:value-type="float">
            <text:p>23965.394</text:p>
          </table:table-cell>
          <table:table-cell office:value-type="float" office:value="23981.0331" calcext:value-type="float">
            <text:p>23981.0331</text:p>
          </table:table-cell>
          <table:table-cell/>
          <table:table-cell table:formula="of:=[.F17]-[.E17]" office:value-type="float" office:value="15.6391000000003" calcext:value-type="float">
            <text:p>15.6391</text:p>
          </table:table-cell>
          <table:table-cell table:number-columns-repeated="1016"/>
        </table:table-row>
        <table:table-row table:style-name="ro1">
          <table:table-cell office:value-type="float" office:value="90039" calcext:value-type="float">
            <text:p>9003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26987.7527" calcext:value-type="float">
            <text:p>26987.7527</text:p>
          </table:table-cell>
          <table:table-cell/>
          <table:table-cell table:formula="of:=[.F18]-[.E1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52953" calcext:value-type="float">
            <text:p>5295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23357.3333" calcext:value-type="float">
            <text:p>23357.3333</text:p>
          </table:table-cell>
          <table:table-cell/>
          <table:table-cell table:formula="of:=[.F19]-[.E1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84053" calcext:value-type="float">
            <text:p>8405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748.9768" calcext:value-type="float">
            <text:p>20748.9768</text:p>
          </table:table-cell>
          <table:table-cell office:value-type="float" office:value="20817.2899" calcext:value-type="float">
            <text:p>20817.2899</text:p>
          </table:table-cell>
          <table:table-cell/>
          <table:table-cell table:formula="of:=[.F20]-[.E20]" office:value-type="float" office:value="68.3130999999994" calcext:value-type="float">
            <text:p>68.3131</text:p>
          </table:table-cell>
          <table:table-cell table:number-columns-repeated="1016"/>
        </table:table-row>
        <table:table-row table:style-name="ro1">
          <table:table-cell office:value-type="float" office:value="58020" calcext:value-type="float">
            <text:p>580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6389.4773" calcext:value-type="float">
            <text:p>26389.4773</text:p>
          </table:table-cell>
          <table:table-cell office:value-type="float" office:value="26441.9545" calcext:value-type="float">
            <text:p>26441.9545</text:p>
          </table:table-cell>
          <table:table-cell/>
          <table:table-cell table:formula="of:=[.F21]-[.E21]" office:value-type="float" office:value="52.4772000000012" calcext:value-type="float">
            <text:p>52.4772</text:p>
          </table:table-cell>
          <table:table-cell table:number-columns-repeated="101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492.1115" calcext:value-type="float">
            <text:p>18492.1115</text:p>
          </table:table-cell>
          <table:table-cell office:value-type="float" office:value="18541.2927" calcext:value-type="float">
            <text:p>18541.2927</text:p>
          </table:table-cell>
          <table:table-cell/>
          <table:table-cell table:formula="of:=[.F22]-[.E22]" office:value-type="float" office:value="49.1812000000027" calcext:value-type="float">
            <text:p>49.1812</text:p>
          </table:table-cell>
          <table:table-cell table:number-columns-repeated="1016"/>
        </table:table-row>
        <table:table-row table:style-name="ro1">
          <table:table-cell office:value-type="float" office:value="87314" calcext:value-type="float">
            <text:p>8731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528.4296" calcext:value-type="float">
            <text:p>26528.4296</text:p>
          </table:table-cell>
          <table:table-cell office:value-type="float" office:value="26593.61" calcext:value-type="float">
            <text:p>26593.61</text:p>
          </table:table-cell>
          <table:table-cell/>
          <table:table-cell table:formula="of:=[.F23]-[.E23]" office:value-type="float" office:value="65.1804000000011" calcext:value-type="float">
            <text:p>65.180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/10</text:p>
          </table:table-cell>
          <table:table-cell office:value-type="string" calcext:value-type="string">
            <text:p>Add 1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TIME [s]</text:p>
          </table:table-cell>
          <table:table-cell table:style-name="ce13" table:number-columns-repeated="2"/>
          <table:table-cell table:style-name="ce13" office:value-type="string" calcext:value-type="string">
            <text:p>OBJ. VALUE</text:p>
          </table:table-cell>
          <table:table-cell table:style-name="ce13" table:number-columns-repeated="2"/>
          <table:table-cell table:style-name="ce13" office:value-type="string" calcext:value-type="string">
            <text:p>DIFF</text:p>
          </table:table-cell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CG</text:p>
          </table:table-cell>
          <table:table-cell table:style-name="ce14" office:value-type="string" calcext:value-type="string">
            <text:p>SMT-X2</text:p>
          </table:table-cell>
          <table:table-cell table:style-name="ce14"/>
          <table:table-cell table:style-name="ce14" office:value-type="string" calcext:value-type="string">
            <text:p>CG</text:p>
          </table:table-cell>
          <table:table-cell table:style-name="ce14" office:value-type="string" calcext:value-type="string">
            <text:p>SMT-X2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office:value-type="float" office:value="25439" calcext:value-type="float">
            <text:p>25439</text:p>
          </table:table-cell>
          <table:table-cell office:value-type="float" office:value="47" calcext:value-type="float">
            <text:p>47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5078.6806" calcext:value-type="float">
            <text:p>25078.6806</text:p>
          </table:table-cell>
          <table:table-cell office:value-type="float" office:value="25262.6434" calcext:value-type="float">
            <text:p>25262.6434</text:p>
          </table:table-cell>
          <table:table-cell/>
          <table:table-cell table:formula="of:=[.F28]-[.E28]" office:value-type="float" office:value="183.962800000001" calcext:value-type="float">
            <text:p>183.9628</text:p>
          </table:table-cell>
          <table:table-cell table:number-columns-repeated="1016"/>
        </table:table-row>
        <table:table-row table:style-name="ro1">
          <table:table-cell office:value-type="float" office:value="36548" calcext:value-type="float">
            <text:p>36548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1780.7445" calcext:value-type="float">
            <text:p>31780.7445</text:p>
          </table:table-cell>
          <table:table-cell office:value-type="float" office:value="31984.7692" calcext:value-type="float">
            <text:p>31984.7692</text:p>
          </table:table-cell>
          <table:table-cell/>
          <table:table-cell table:formula="of:=[.F29]-[.E29]" office:value-type="float" office:value="204.024699999998" calcext:value-type="float">
            <text:p>204.0247</text:p>
          </table:table-cell>
          <table:table-cell table:number-columns-repeated="1016"/>
        </table:table-row>
        <table:table-row table:style-name="ro1">
          <table:table-cell office:value-type="float" office:value="45565" calcext:value-type="float">
            <text:p>45565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6754.3934" calcext:value-type="float">
            <text:p>26754.3934</text:p>
          </table:table-cell>
          <table:table-cell office:value-type="float" office:value="27186.2253" calcext:value-type="float">
            <text:p>27186.2253</text:p>
          </table:table-cell>
          <table:table-cell/>
          <table:table-cell table:formula="of:=[.F30]-[.E30]" office:value-type="float" office:value="431.831899999997" calcext:value-type="float">
            <text:p>431.8319</text:p>
          </table:table-cell>
          <table:table-cell table:number-columns-repeated="1016"/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/>
          <table:table-cell table:number-columns-repeated="2" office:value-type="float" office:value="27784.8077" calcext:value-type="float">
            <text:p>27784.8077</text:p>
          </table:table-cell>
          <table:table-cell/>
          <table:table-cell table:formula="of:=[.F31]-[.E3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28539.073" calcext:value-type="float">
            <text:p>28539.073</text:p>
          </table:table-cell>
          <table:table-cell office:value-type="float" office:value="28638.5612" calcext:value-type="float">
            <text:p>28638.5612</text:p>
          </table:table-cell>
          <table:table-cell/>
          <table:table-cell table:formula="of:=[.F32]-[.E32]" office:value-type="float" office:value="99.4881999999998" calcext:value-type="float">
            <text:p>99.4882</text:p>
          </table:table-cell>
          <table:table-cell table:number-columns-repeated="1016"/>
        </table:table-row>
        <table:table-row table:style-name="ro1">
          <table:table-cell office:value-type="float" office:value="85044" calcext:value-type="float">
            <text:p>85044</text:p>
          </table:table-cell>
          <table:table-cell office:value-type="float" office:value="138" calcext:value-type="float">
            <text:p>138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2584.1121" calcext:value-type="float">
            <text:p>22584.1121</text:p>
          </table:table-cell>
          <table:table-cell office:value-type="float" office:value="22795.6629" calcext:value-type="float">
            <text:p>22795.6629</text:p>
          </table:table-cell>
          <table:table-cell/>
          <table:table-cell table:formula="of:=[.F33]-[.E33]" office:value-type="float" office:value="211.550800000001" calcext:value-type="float">
            <text:p>211.5508</text:p>
          </table:table-cell>
          <table:table-cell table:number-columns-repeated="1016"/>
        </table:table-row>
        <table:table-row table:style-name="ro1">
          <table:table-cell office:value-type="float" office:value="57359" calcext:value-type="float">
            <text:p>57359</text:p>
          </table:table-cell>
          <table:table-cell office:value-type="float" office:value="87" calcext:value-type="float">
            <text:p>87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31810.7105" calcext:value-type="float">
            <text:p>31810.7105</text:p>
          </table:table-cell>
          <table:table-cell office:value-type="float" office:value="32068.8959" calcext:value-type="float">
            <text:p>32068.8959</text:p>
          </table:table-cell>
          <table:table-cell/>
          <table:table-cell table:formula="of:=[.F34]-[.E34]" office:value-type="float" office:value="258.185399999998" calcext:value-type="float">
            <text:p>258.1854</text:p>
          </table:table-cell>
          <table:table-cell table:number-columns-repeated="1016"/>
        </table:table-row>
        <table:table-row table:style-name="ro1">
          <table:table-cell office:value-type="float" office:value="10280" calcext:value-type="float">
            <text:p>10280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7.1929" calcext:value-type="float">
            <text:p>25177.1929</text:p>
          </table:table-cell>
          <table:table-cell office:value-type="float" office:value="25463.8889" calcext:value-type="float">
            <text:p>25463.8889</text:p>
          </table:table-cell>
          <table:table-cell/>
          <table:table-cell table:formula="of:=[.F35]-[.E35]" office:value-type="float" office:value="286.696000000004" calcext:value-type="float">
            <text:p>286.696</text:p>
          </table:table-cell>
          <table:table-cell table:number-columns-repeated="1016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16/8</text:p>
          </table:table-cell>
          <table:table-cell office:value-type="string" calcext:value-type="string">
            <text:p>Add all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TIME [s]</text:p>
          </table:table-cell>
          <table:table-cell table:style-name="ce13" table:number-columns-repeated="2"/>
          <table:table-cell table:style-name="ce13" office:value-type="string" calcext:value-type="string">
            <text:p>OBJ. VALUE</text:p>
          </table:table-cell>
          <table:table-cell table:style-name="ce13" table:number-columns-repeated="2"/>
          <table:table-cell table:style-name="ce13" office:value-type="string" calcext:value-type="string">
            <text:p>DIFF</text:p>
          </table:table-cell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CG</text:p>
          </table:table-cell>
          <table:table-cell table:style-name="ce14" office:value-type="string" calcext:value-type="string">
            <text:p>SMT-X2</text:p>
          </table:table-cell>
          <table:table-cell table:style-name="ce14"/>
          <table:table-cell table:style-name="ce14" office:value-type="string" calcext:value-type="string">
            <text:p>CG</text:p>
          </table:table-cell>
          <table:table-cell table:style-name="ce14" office:value-type="string" calcext:value-type="string">
            <text:p>SMT-X2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office:value-type="float" office:value="17511" calcext:value-type="float">
            <text:p>1751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763.0117" calcext:value-type="float">
            <text:p>20763.0117</text:p>
          </table:table-cell>
          <table:table-cell office:value-type="float" office:value="20960.6405" calcext:value-type="float">
            <text:p>20960.6405</text:p>
          </table:table-cell>
          <table:table-cell/>
          <table:table-cell table:formula="of:=[.F53]-[.E53]" office:value-type="float" office:value="197.628800000002" calcext:value-type="float">
            <text:p>197.6288</text:p>
          </table:table-cell>
          <table:table-cell table:number-columns-repeated="1016"/>
        </table:table-row>
        <table:table-row table:style-name="ro1">
          <table:table-cell office:value-type="float" office:value="36638" calcext:value-type="float">
            <text:p>3663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8110.3967" calcext:value-type="float">
            <text:p>18110.3967</text:p>
          </table:table-cell>
          <table:table-cell/>
          <table:table-cell table:formula="of:=[.F54]-[.E5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6434" calcext:value-type="float">
            <text:p>1643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279.5735" calcext:value-type="float">
            <text:p>29279.5735</text:p>
          </table:table-cell>
          <table:table-cell office:value-type="float" office:value="29285.848" calcext:value-type="float">
            <text:p>29285.848</text:p>
          </table:table-cell>
          <table:table-cell/>
          <table:table-cell table:formula="of:=[.F55]-[.E55]" office:value-type="float" office:value="6.27450000000317" calcext:value-type="float">
            <text:p>6.2745</text:p>
          </table:table-cell>
          <table:table-cell table:number-columns-repeated="1016"/>
        </table:table-row>
        <table:table-row table:style-name="ro1">
          <table:table-cell office:value-type="float" office:value="45183" calcext:value-type="float">
            <text:p>4518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544.5507" calcext:value-type="float">
            <text:p>23544.5507</text:p>
          </table:table-cell>
          <table:table-cell office:value-type="float" office:value="23632.625" calcext:value-type="float">
            <text:p>23632.625</text:p>
          </table:table-cell>
          <table:table-cell/>
          <table:table-cell table:formula="of:=[.F56]-[.E56]" office:value-type="float" office:value="88.0743000000002" calcext:value-type="float">
            <text:p>88.0743</text:p>
          </table:table-cell>
          <table:table-cell table:number-columns-repeated="1016"/>
        </table:table-row>
        <table:table-row table:style-name="ro1">
          <table:table-cell office:value-type="float" office:value="86701" calcext:value-type="float">
            <text:p>8670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24416.8" calcext:value-type="float">
            <text:p>24416.8</text:p>
          </table:table-cell>
          <table:table-cell/>
          <table:table-cell table:formula="of:=[.F57]-[.E5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80509" calcext:value-type="float">
            <text:p>8050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14843" calcext:value-type="float">
            <text:p>14843</text:p>
          </table:table-cell>
          <table:table-cell/>
          <table:table-cell table:formula="of:=[.F58]-[.E5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52686" calcext:value-type="float">
            <text:p>5268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6679.5635" calcext:value-type="float">
            <text:p>36679.5635</text:p>
          </table:table-cell>
          <table:table-cell office:value-type="float" office:value="36817.3929" calcext:value-type="float">
            <text:p>36817.3929</text:p>
          </table:table-cell>
          <table:table-cell/>
          <table:table-cell table:formula="of:=[.F59]-[.E59]" office:value-type="float" office:value="137.829400000002" calcext:value-type="float">
            <text:p>137.8294</text:p>
          </table:table-cell>
          <table:table-cell table:number-columns-repeated="1016"/>
        </table:table-row>
        <table:table-row table:style-name="ro1">
          <table:table-cell office:value-type="float" office:value="31647" calcext:value-type="float">
            <text:p>3164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10.1884" calcext:value-type="float">
            <text:p>19610.1884</text:p>
          </table:table-cell>
          <table:table-cell office:value-type="float" office:value="19613.1591" calcext:value-type="float">
            <text:p>19613.1591</text:p>
          </table:table-cell>
          <table:table-cell/>
          <table:table-cell table:formula="of:=[.F60]-[.E60]" office:value-type="float" office:value="2.97070000000167" calcext:value-type="float">
            <text:p>2.9707</text:p>
          </table:table-cell>
          <table:table-cell table:number-columns-repeated="1016"/>
        </table:table-row>
        <table:table-row table:style-name="ro1">
          <table:table-cell office:value-type="float" office:value="85452" calcext:value-type="float">
            <text:p>8545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3057.8176" calcext:value-type="float">
            <text:p>33057.8176</text:p>
          </table:table-cell>
          <table:table-cell office:value-type="float" office:value="33059.0323" calcext:value-type="float">
            <text:p>33059.0323</text:p>
          </table:table-cell>
          <table:table-cell/>
          <table:table-cell table:formula="of:=[.F61]-[.E61]" office:value-type="float" office:value="1.21469999999681" calcext:value-type="float">
            <text:p>1.2147</text:p>
          </table:table-cell>
          <table:table-cell table:number-columns-repeated="1016"/>
        </table:table-row>
        <table:table-row table:style-name="ro1">
          <table:table-cell office:value-type="float" office:value="54210" calcext:value-type="float">
            <text:p>5421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3509.2871" calcext:value-type="float">
            <text:p>43509.2871</text:p>
          </table:table-cell>
          <table:table-cell office:value-type="float" office:value="43728.6297" calcext:value-type="float">
            <text:p>43728.6297</text:p>
          </table:table-cell>
          <table:table-cell/>
          <table:table-cell table:formula="of:=[.F62]-[.E62]" office:value-type="float" office:value="219.342599999996" calcext:value-type="float">
            <text:p>219.3426</text:p>
          </table:table-cell>
          <table:table-cell table:number-columns-repeated="1016"/>
        </table:table-row>
      </table:table>
      <table:table table:name="Sheet4" table:style-name="ta1">
        <office:forms form:automatic-focus="false" form:apply-design-mode="false"/>
        <table:table-column table:style-name="co1" table:number-columns-repeated="21" table:default-cell-style-name="Default"/>
        <table:table-row table:style-name="ro1">
          <table:table-cell office:value-type="float" office:value="30887" calcext:value-type="float">
            <text:p>30887</text:p>
          </table:table-cell>
          <table:table-cell table:number-columns-repeated="2" office:value-type="float" office:value="20803.1058" calcext:value-type="float">
            <text:p>20803.1058</text:p>
          </table:table-cell>
          <table:table-cell/>
          <table:table-cell table:formula="of:=[.B1]-[.C1]" office:value-type="float" office:value="0" calcext:value-type="float">
            <text:p>0</text:p>
          </table:table-cell>
          <table:table-cell table:number-columns-repeated="7"/>
          <table:table-cell office:value-type="float" office:value="97419" calcext:value-type="float">
            <text:p>97419</text:p>
          </table:table-cell>
          <table:table-cell table:number-columns-repeated="2" office:value-type="float" office:value="22493.025" calcext:value-type="float">
            <text:p>22493.025</text:p>
          </table:table-cell>
          <table:table-cell table:formula="of:=[.N1]-[.O1]" office:value-type="float" office:value="0" calcext:value-type="float">
            <text:p>0</text:p>
          </table:table-cell>
          <table:table-cell/>
          <table:table-cell office:value-type="float" office:value="97419" calcext:value-type="float">
            <text:p>97419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table:formula="of:=[.S1]-[.T1]"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6195" calcext:value-type="float">
            <text:p>26195</text:p>
          </table:table-cell>
          <table:table-cell table:number-columns-repeated="2" office:value-type="float" office:value="34077" calcext:value-type="float">
            <text:p>34077</text:p>
          </table:table-cell>
          <table:table-cell/>
          <table:table-cell table:formula="of:=[.B2]-[.C2]" office:value-type="float" office:value="0" calcext:value-type="float">
            <text:p>0</text:p>
          </table:table-cell>
          <table:table-cell table:number-columns-repeated="7"/>
          <table:table-cell office:value-type="float" office:value="20733" calcext:value-type="float">
            <text:p>20733</text:p>
          </table:table-cell>
          <table:table-cell table:number-columns-repeated="2" office:value-type="float" office:value="21705.8182" calcext:value-type="float">
            <text:p>21705.8182</text:p>
          </table:table-cell>
          <table:table-cell table:formula="of:=[.N2]-[.O2]" office:value-type="float" office:value="0" calcext:value-type="float">
            <text:p>0</text:p>
          </table:table-cell>
          <table:table-cell/>
          <table:table-cell office:value-type="float" office:value="20733" calcext:value-type="float">
            <text:p>2073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S2]-[.T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9469" calcext:value-type="float">
            <text:p>39469</text:p>
          </table:table-cell>
          <table:table-cell table:number-columns-repeated="2" office:value-type="float" office:value="30062.3327" calcext:value-type="float">
            <text:p>30062.3327</text:p>
          </table:table-cell>
          <table:table-cell/>
          <table:table-cell table:formula="of:=[.B3]-[.C3]" office:value-type="float" office:value="0" calcext:value-type="float">
            <text:p>0</text:p>
          </table:table-cell>
          <table:table-cell table:number-columns-repeated="7"/>
          <table:table-cell office:value-type="float" office:value="55351" calcext:value-type="float">
            <text:p>55351</text:p>
          </table:table-cell>
          <table:table-cell table:number-columns-repeated="2" office:value-type="float" office:value="22950.4824" calcext:value-type="float">
            <text:p>22950.4824</text:p>
          </table:table-cell>
          <table:table-cell table:formula="of:=[.N3]-[.O3]" office:value-type="float" office:value="0" calcext:value-type="float">
            <text:p>0</text:p>
          </table:table-cell>
          <table:table-cell/>
          <table:table-cell office:value-type="float" office:value="55351" calcext:value-type="float">
            <text:p>5535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S3]-[.T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563" calcext:value-type="float">
            <text:p>99563</text:p>
          </table:table-cell>
          <table:table-cell table:number-columns-repeated="2" office:value-type="float" office:value="22721.075" calcext:value-type="float">
            <text:p>22721.075</text:p>
          </table:table-cell>
          <table:table-cell/>
          <table:table-cell table:formula="of:=[.B4]-[.C4]" office:value-type="float" office:value="0" calcext:value-type="float">
            <text:p>0</text:p>
          </table:table-cell>
          <table:table-cell table:number-columns-repeated="7"/>
          <table:table-cell office:value-type="float" office:value="56496" calcext:value-type="float">
            <text:p>56496</text:p>
          </table:table-cell>
          <table:table-cell table:number-columns-repeated="2" office:value-type="float" office:value="28702.913" calcext:value-type="float">
            <text:p>28702.913</text:p>
          </table:table-cell>
          <table:table-cell table:formula="of:=[.N4]-[.O4]" office:value-type="float" office:value="0" calcext:value-type="float">
            <text:p>0</text:p>
          </table:table-cell>
          <table:table-cell/>
          <table:table-cell office:value-type="float" office:value="56496" calcext:value-type="float">
            <text:p>5649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S4]-[.T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945" calcext:value-type="float">
            <text:p>48945</text:p>
          </table:table-cell>
          <table:table-cell table:number-columns-repeated="2" office:value-type="float" office:value="13353.6538" calcext:value-type="float">
            <text:p>13353.6538</text:p>
          </table:table-cell>
          <table:table-cell/>
          <table:table-cell table:formula="of:=[.B5]-[.C5]" office:value-type="float" office:value="0" calcext:value-type="float">
            <text:p>0</text:p>
          </table:table-cell>
          <table:table-cell table:number-columns-repeated="7"/>
          <table:table-cell office:value-type="float" office:value="70198" calcext:value-type="float">
            <text:p>70198</text:p>
          </table:table-cell>
          <table:table-cell table:number-columns-repeated="2" office:value-type="float" office:value="14767.5" calcext:value-type="float">
            <text:p>14767.5</text:p>
          </table:table-cell>
          <table:table-cell table:formula="of:=[.N5]-[.O5]" office:value-type="float" office:value="0" calcext:value-type="float">
            <text:p>0</text:p>
          </table:table-cell>
          <table:table-cell/>
          <table:table-cell office:value-type="float" office:value="70198" calcext:value-type="float">
            <text:p>7019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S5]-[.T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9379" calcext:value-type="float">
            <text:p>59379</text:p>
          </table:table-cell>
          <table:table-cell table:number-columns-repeated="2" office:value-type="float" office:value="23841.05" calcext:value-type="float">
            <text:p>23841.05</text:p>
          </table:table-cell>
          <table:table-cell/>
          <table:table-cell table:formula="of:=[.B6]-[.C6]" office:value-type="float" office:value="0" calcext:value-type="float">
            <text:p>0</text:p>
          </table:table-cell>
          <table:table-cell table:number-columns-repeated="7"/>
          <table:table-cell office:value-type="float" office:value="8621" calcext:value-type="float">
            <text:p>8621</text:p>
          </table:table-cell>
          <table:table-cell table:number-columns-repeated="2" office:value-type="float" office:value="24077" calcext:value-type="float">
            <text:p>24077</text:p>
          </table:table-cell>
          <table:table-cell table:formula="of:=[.N6]-[.O6]" office:value-type="float" office:value="0" calcext:value-type="float">
            <text:p>0</text:p>
          </table:table-cell>
          <table:table-cell/>
          <table:table-cell office:value-type="float" office:value="8621" calcext:value-type="float">
            <text:p>862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S6]-[.T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530" calcext:value-type="float">
            <text:p>16530</text:p>
          </table:table-cell>
          <table:table-cell table:number-columns-repeated="2" office:value-type="float" office:value="25081.5" calcext:value-type="float">
            <text:p>25081.5</text:p>
          </table:table-cell>
          <table:table-cell/>
          <table:table-cell table:formula="of:=[.B7]-[.C7]" office:value-type="float" office:value="0" calcext:value-type="float">
            <text:p>0</text:p>
          </table:table-cell>
          <table:table-cell table:number-columns-repeated="7"/>
          <table:table-cell office:value-type="float" office:value="7641" calcext:value-type="float">
            <text:p>7641</text:p>
          </table:table-cell>
          <table:table-cell table:number-columns-repeated="2" office:value-type="float" office:value="22428.2049" calcext:value-type="float">
            <text:p>22428.2049</text:p>
          </table:table-cell>
          <table:table-cell table:formula="of:=[.N7]-[.O7]" office:value-type="float" office:value="0" calcext:value-type="float">
            <text:p>0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formula="of:=[.S7]-[.T7]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24741" calcext:value-type="float">
            <text:p>24741</text:p>
          </table:table-cell>
          <table:table-cell table:number-columns-repeated="2" office:value-type="float" office:value="19573.5" calcext:value-type="float">
            <text:p>19573.5</text:p>
          </table:table-cell>
          <table:table-cell/>
          <table:table-cell table:formula="of:=[.B8]-[.C8]" office:value-type="float" office:value="0" calcext:value-type="float">
            <text:p>0</text:p>
          </table:table-cell>
          <table:table-cell table:number-columns-repeated="7"/>
          <table:table-cell office:value-type="float" office:value="16737" calcext:value-type="float">
            <text:p>16737</text:p>
          </table:table-cell>
          <table:table-cell table:number-columns-repeated="2" office:value-type="float" office:value="22200.0196" calcext:value-type="float">
            <text:p>22200.0196</text:p>
          </table:table-cell>
          <table:table-cell table:formula="of:=[.N8]-[.O8]" office:value-type="float" office:value="0" calcext:value-type="float">
            <text:p>0</text:p>
          </table:table-cell>
          <table:table-cell/>
          <table:table-cell office:value-type="float" office:value="16737" calcext:value-type="float">
            <text:p>1673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S8]-[.T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56442" calcext:value-type="float">
            <text:p>56442</text:p>
          </table:table-cell>
          <table:table-cell table:number-columns-repeated="2" office:value-type="float" office:value="39853.5" calcext:value-type="float">
            <text:p>39853.5</text:p>
          </table:table-cell>
          <table:table-cell/>
          <table:table-cell table:formula="of:=[.B9]-[.C9]" office:value-type="float" office:value="0" calcext:value-type="float">
            <text:p>0</text:p>
          </table:table-cell>
          <table:table-cell table:number-columns-repeated="7"/>
          <table:table-cell office:value-type="float" office:value="18364" calcext:value-type="float">
            <text:p>18364</text:p>
          </table:table-cell>
          <table:table-cell table:number-columns-repeated="2" office:value-type="float" office:value="22515.1037" calcext:value-type="float">
            <text:p>22515.1037</text:p>
          </table:table-cell>
          <table:table-cell table:formula="of:=[.N9]-[.O9]" office:value-type="float" office:value="0" calcext:value-type="float">
            <text:p>0</text:p>
          </table:table-cell>
          <table:table-cell/>
          <table:table-cell office:value-type="float" office:value="18364" calcext:value-type="float">
            <text:p>1836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S9]-[.T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2" office:value-type="float" office:value="28399.0625" calcext:value-type="float">
            <text:p>28399.0625</text:p>
          </table:table-cell>
          <table:table-cell/>
          <table:table-cell table:formula="of:=[.B10]-[.C10]" office:value-type="float" office:value="0" calcext:value-type="float">
            <text:p>0</text:p>
          </table:table-cell>
          <table:table-cell table:number-columns-repeated="7"/>
          <table:table-cell office:value-type="float" office:value="93112" calcext:value-type="float">
            <text:p>93112</text:p>
          </table:table-cell>
          <table:table-cell table:number-columns-repeated="2" office:value-type="float" office:value="22630.947" calcext:value-type="float">
            <text:p>22630.947</text:p>
          </table:table-cell>
          <table:table-cell table:formula="of:=[.N10]-[.O10]" office:value-type="float" office:value="0" calcext:value-type="float">
            <text:p>0</text:p>
          </table:table-cell>
          <table:table-cell/>
          <table:table-cell office:value-type="float" office:value="93112" calcext:value-type="float">
            <text:p>93112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table:formula="of:=[.S10]-[.T10]"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62610" calcext:value-type="float">
            <text:p>62610</text:p>
          </table:table-cell>
          <table:table-cell table:number-columns-repeated="2" office:value-type="float" office:value="31185.3006" calcext:value-type="float">
            <text:p>31185.3006</text:p>
          </table:table-cell>
          <table:table-cell/>
          <table:table-cell table:formula="of:=[.B11]-[.C11]" office:value-type="float" office:value="0" calcext:value-type="float">
            <text:p>0</text:p>
          </table:table-cell>
          <table:table-cell table:number-columns-repeated="7"/>
          <table:table-cell office:value-type="float" office:value="85131" calcext:value-type="float">
            <text:p>85131</text:p>
          </table:table-cell>
          <table:table-cell table:number-columns-repeated="2" office:value-type="float" office:value="18325.75" calcext:value-type="float">
            <text:p>18325.75</text:p>
          </table:table-cell>
          <table:table-cell table:formula="of:=[.N11]-[.O11]" office:value-type="float" office:value="0" calcext:value-type="float">
            <text:p>0</text:p>
          </table:table-cell>
          <table:table-cell/>
          <table:table-cell office:value-type="float" office:value="85131" calcext:value-type="float">
            <text:p>8513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S11]-[.T1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27" calcext:value-type="float">
            <text:p>24227</text:p>
          </table:table-cell>
          <table:table-cell table:number-columns-repeated="2" office:value-type="float" office:value="19162.25" calcext:value-type="float">
            <text:p>19162.25</text:p>
          </table:table-cell>
          <table:table-cell/>
          <table:table-cell table:formula="of:=[.B12]-[.C12]" office:value-type="float" office:value="0" calcext:value-type="float">
            <text:p>0</text:p>
          </table:table-cell>
          <table:table-cell table:number-columns-repeated="7"/>
          <table:table-cell office:value-type="float" office:value="25809" calcext:value-type="float">
            <text:p>25809</text:p>
          </table:table-cell>
          <table:table-cell table:number-columns-repeated="2" office:value-type="float" office:value="28237.8582" calcext:value-type="float">
            <text:p>28237.8582</text:p>
          </table:table-cell>
          <table:table-cell table:formula="of:=[.N12]-[.O12]" office:value-type="float" office:value="0" calcext:value-type="float">
            <text:p>0</text:p>
          </table:table-cell>
          <table:table-cell/>
          <table:table-cell office:value-type="float" office:value="25809" calcext:value-type="float">
            <text:p>25809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S12]-[.T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55" calcext:value-type="float">
            <text:p>35855</text:p>
          </table:table-cell>
          <table:table-cell table:number-columns-repeated="2" office:value-type="float" office:value="30297.6667" calcext:value-type="float">
            <text:p>30297.6667</text:p>
          </table:table-cell>
          <table:table-cell/>
          <table:table-cell table:formula="of:=[.B13]-[.C13]" office:value-type="float" office:value="0" calcext:value-type="float">
            <text:p>0</text:p>
          </table:table-cell>
          <table:table-cell table:number-columns-repeated="7"/>
          <table:table-cell office:value-type="float" office:value="98727" calcext:value-type="float">
            <text:p>98727</text:p>
          </table:table-cell>
          <table:table-cell table:number-columns-repeated="2" office:value-type="float" office:value="23295.1458" calcext:value-type="float">
            <text:p>23295.1458</text:p>
          </table:table-cell>
          <table:table-cell table:formula="of:=[.N13]-[.O13]" office:value-type="float" office:value="0" calcext:value-type="float">
            <text:p>0</text:p>
          </table:table-cell>
          <table:table-cell/>
          <table:table-cell office:value-type="float" office:value="98727" calcext:value-type="float">
            <text:p>9872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S13]-[.T1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034" calcext:value-type="float">
            <text:p>98034</text:p>
          </table:table-cell>
          <table:table-cell table:number-columns-repeated="2" office:value-type="float" office:value="24888.456" calcext:value-type="float">
            <text:p>24888.456</text:p>
          </table:table-cell>
          <table:table-cell/>
          <table:table-cell table:formula="of:=[.B14]-[.C14]" office:value-type="float" office:value="0" calcext:value-type="float">
            <text:p>0</text:p>
          </table:table-cell>
          <table:table-cell table:number-columns-repeated="7"/>
          <table:table-cell office:value-type="float" office:value="42370" calcext:value-type="float">
            <text:p>42370</text:p>
          </table:table-cell>
          <table:table-cell table:number-columns-repeated="2" office:value-type="float" office:value="16840.6094" calcext:value-type="float">
            <text:p>16840.6094</text:p>
          </table:table-cell>
          <table:table-cell table:formula="of:=[.N14]-[.O14]" office:value-type="float" office:value="0" calcext:value-type="float">
            <text:p>0</text:p>
          </table:table-cell>
          <table:table-cell/>
          <table:table-cell office:value-type="float" office:value="42370" calcext:value-type="float">
            <text:p>4237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S14]-[.T1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011" calcext:value-type="float">
            <text:p>68011</text:p>
          </table:table-cell>
          <table:table-cell table:number-columns-repeated="2" office:value-type="float" office:value="32051.4324" calcext:value-type="float">
            <text:p>32051.4324</text:p>
          </table:table-cell>
          <table:table-cell/>
          <table:table-cell table:formula="of:=[.B15]-[.C15]" office:value-type="float" office:value="0" calcext:value-type="float">
            <text:p>0</text:p>
          </table:table-cell>
          <table:table-cell table:number-columns-repeated="7"/>
          <table:table-cell office:value-type="float" office:value="48634" calcext:value-type="float">
            <text:p>48634</text:p>
          </table:table-cell>
          <table:table-cell table:number-columns-repeated="2" office:value-type="float" office:value="21945.2222" calcext:value-type="float">
            <text:p>21945.2222</text:p>
          </table:table-cell>
          <table:table-cell table:formula="of:=[.N15]-[.O15]" office:value-type="float" office:value="0" calcext:value-type="float">
            <text:p>0</text:p>
          </table:table-cell>
          <table:table-cell/>
          <table:table-cell office:value-type="float" office:value="48634" calcext:value-type="float">
            <text:p>4863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S15]-[.T1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98997" calcext:value-type="float">
            <text:p>98997</text:p>
          </table:table-cell>
          <table:table-cell table:number-columns-repeated="2" office:value-type="float" office:value="30932.4902" calcext:value-type="float">
            <text:p>30932.4902</text:p>
          </table:table-cell>
          <table:table-cell/>
          <table:table-cell table:formula="of:=[.B16]-[.C16]" office:value-type="float" office:value="0" calcext:value-type="float">
            <text:p>0</text:p>
          </table:table-cell>
          <table:table-cell table:number-columns-repeated="7"/>
          <table:table-cell office:value-type="float" office:value="14331" calcext:value-type="float">
            <text:p>14331</text:p>
          </table:table-cell>
          <table:table-cell table:number-columns-repeated="2" office:value-type="float" office:value="27701.4676" calcext:value-type="float">
            <text:p>27701.4676</text:p>
          </table:table-cell>
          <table:table-cell table:formula="of:=[.N16]-[.O16]" office:value-type="float" office:value="0" calcext:value-type="float">
            <text:p>0</text:p>
          </table:table-cell>
          <table:table-cell/>
          <table:table-cell office:value-type="float" office:value="14331" calcext:value-type="float">
            <text:p>1433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formula="of:=[.S16]-[.T16]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8585" calcext:value-type="float">
            <text:p>58585</text:p>
          </table:table-cell>
          <table:table-cell table:number-columns-repeated="2" office:value-type="float" office:value="31081.4074" calcext:value-type="float">
            <text:p>31081.4074</text:p>
          </table:table-cell>
          <table:table-cell/>
          <table:table-cell table:formula="of:=[.B17]-[.C17]" office:value-type="float" office:value="0" calcext:value-type="float">
            <text:p>0</text:p>
          </table:table-cell>
          <table:table-cell table:number-columns-repeated="7"/>
          <table:table-cell office:value-type="float" office:value="33284" calcext:value-type="float">
            <text:p>33284</text:p>
          </table:table-cell>
          <table:table-cell table:number-columns-repeated="2" office:value-type="float" office:value="19210.05" calcext:value-type="float">
            <text:p>19210.05</text:p>
          </table:table-cell>
          <table:table-cell table:formula="of:=[.N17]-[.O17]" office:value-type="float" office:value="0" calcext:value-type="float">
            <text:p>0</text:p>
          </table:table-cell>
          <table:table-cell/>
          <table:table-cell office:value-type="float" office:value="33284" calcext:value-type="float">
            <text:p>332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S17]-[.T1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890" calcext:value-type="float">
            <text:p>86890</text:p>
          </table:table-cell>
          <table:table-cell table:number-columns-repeated="2" office:value-type="float" office:value="22592.25" calcext:value-type="float">
            <text:p>22592.25</text:p>
          </table:table-cell>
          <table:table-cell/>
          <table:table-cell table:formula="of:=[.B18]-[.C18]" office:value-type="float" office:value="0" calcext:value-type="float">
            <text:p>0</text:p>
          </table:table-cell>
          <table:table-cell table:number-columns-repeated="7"/>
          <table:table-cell office:value-type="float" office:value="53811" calcext:value-type="float">
            <text:p>53811</text:p>
          </table:table-cell>
          <table:table-cell table:number-columns-repeated="2" office:value-type="float" office:value="15112.0972" calcext:value-type="float">
            <text:p>15112.0972</text:p>
          </table:table-cell>
          <table:table-cell table:formula="of:=[.N18]-[.O18]" office:value-type="float" office:value="0" calcext:value-type="float">
            <text:p>0</text:p>
          </table:table-cell>
          <table:table-cell/>
          <table:table-cell office:value-type="float" office:value="53811" calcext:value-type="float">
            <text:p>538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S18]-[.T1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8127" calcext:value-type="float">
            <text:p>48127</text:p>
          </table:table-cell>
          <table:table-cell table:number-columns-repeated="2" office:value-type="float" office:value="25348.8333" calcext:value-type="float">
            <text:p>25348.8333</text:p>
          </table:table-cell>
          <table:table-cell/>
          <table:table-cell table:formula="of:=[.B19]-[.C19]" office:value-type="float" office:value="0" calcext:value-type="float">
            <text:p>0</text:p>
          </table:table-cell>
          <table:table-cell table:number-columns-repeated="7"/>
          <table:table-cell office:value-type="float" office:value="18795" calcext:value-type="float">
            <text:p>18795</text:p>
          </table:table-cell>
          <table:table-cell table:number-columns-repeated="2" office:value-type="float" office:value="23893.0079" calcext:value-type="float">
            <text:p>23893.0079</text:p>
          </table:table-cell>
          <table:table-cell table:formula="of:=[.N19]-[.O19]" office:value-type="float" office:value="0" calcext:value-type="float">
            <text:p>0</text:p>
          </table:table-cell>
          <table:table-cell/>
          <table:table-cell office:value-type="float" office:value="18795" calcext:value-type="float">
            <text:p>18795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table:formula="of:=[.S19]-[.T19]"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2" office:value-type="float" office:value="25923.3962" calcext:value-type="float">
            <text:p>25923.3962</text:p>
          </table:table-cell>
          <table:table-cell/>
          <table:table-cell table:formula="of:=[.B20]-[.C20]" office:value-type="float" office:value="0" calcext:value-type="float">
            <text:p>0</text:p>
          </table:table-cell>
          <table:table-cell table:number-columns-repeated="7"/>
          <table:table-cell office:value-type="float" office:value="19804" calcext:value-type="float">
            <text:p>19804</text:p>
          </table:table-cell>
          <table:table-cell table:number-columns-repeated="2" office:value-type="float" office:value="40625.0244" calcext:value-type="float">
            <text:p>40625.0244</text:p>
          </table:table-cell>
          <table:table-cell table:formula="of:=[.N20]-[.O20]" office:value-type="float" office:value="0" calcext:value-type="float">
            <text:p>0</text:p>
          </table:table-cell>
          <table:table-cell/>
          <table:table-cell office:value-type="float" office:value="19804" calcext:value-type="float">
            <text:p>1980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[.S20]-[.T2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929" calcext:value-type="float">
            <text:p>97929</text:p>
          </table:table-cell>
          <table:table-cell table:number-columns-repeated="2" office:value-type="float" office:value="16961.5" calcext:value-type="float">
            <text:p>16961.5</text:p>
          </table:table-cell>
          <table:table-cell/>
          <table:table-cell table:formula="of:=[.B21]-[.C21]" office:value-type="float" office:value="0" calcext:value-type="float">
            <text:p>0</text:p>
          </table:table-cell>
          <table:table-cell table:number-columns-repeated="7"/>
          <table:table-cell office:value-type="float" office:value="19176" calcext:value-type="float">
            <text:p>19176</text:p>
          </table:table-cell>
          <table:table-cell office:value-type="float" office:value="24276.3938" calcext:value-type="float">
            <text:p>24276.3938</text:p>
          </table:table-cell>
          <table:table-cell office:value-type="float" office:value="24276.3937" calcext:value-type="float">
            <text:p>24276.3937</text:p>
          </table:table-cell>
          <table:table-cell table:formula="of:=[.N21]-[.O21]" office:value-type="float" office:value="0.000100000001111766" calcext:value-type="float">
            <text:p>0.0001</text:p>
          </table:table-cell>
          <table:table-cell/>
          <table:table-cell office:value-type="float" office:value="19176" calcext:value-type="float">
            <text:p>1917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formula="of:=[.S21]-[.T21]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2" office:value-type="float" office:value="27853.9479" calcext:value-type="float">
            <text:p>27853.9479</text:p>
          </table:table-cell>
          <table:table-cell/>
          <table:table-cell table:formula="of:=[.B22]-[.C22]" office:value-type="float" office:value="0" calcext:value-type="float">
            <text:p>0</text:p>
          </table:table-cell>
          <table:table-cell table:number-columns-repeated="7"/>
          <table:table-cell office:value-type="float" office:value="9850" calcext:value-type="float">
            <text:p>9850</text:p>
          </table:table-cell>
          <table:table-cell table:number-columns-repeated="2" office:value-type="float" office:value="27201.5119" calcext:value-type="float">
            <text:p>27201.5119</text:p>
          </table:table-cell>
          <table:table-cell table:formula="of:=[.N22]-[.O22]" office:value-type="float" office:value="0" calcext:value-type="float">
            <text:p>0</text:p>
          </table:table-cell>
          <table:table-cell/>
          <table:table-cell office:value-type="float" office:value="9850" calcext:value-type="float">
            <text:p>985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S22]-[.T2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0816" calcext:value-type="float">
            <text:p>90816</text:p>
          </table:table-cell>
          <table:table-cell table:number-columns-repeated="2" office:value-type="float" office:value="32366.097" calcext:value-type="float">
            <text:p>32366.097</text:p>
          </table:table-cell>
          <table:table-cell/>
          <table:table-cell table:formula="of:=[.B23]-[.C23]" office:value-type="float" office:value="0" calcext:value-type="float">
            <text:p>0</text:p>
          </table:table-cell>
          <table:table-cell table:number-columns-repeated="7"/>
          <table:table-cell office:value-type="float" office:value="82807" calcext:value-type="float">
            <text:p>82807</text:p>
          </table:table-cell>
          <table:table-cell table:number-columns-repeated="2" office:value-type="float" office:value="22904.8333" calcext:value-type="float">
            <text:p>22904.8333</text:p>
          </table:table-cell>
          <table:table-cell table:formula="of:=[.N23]-[.O23]" office:value-type="float" office:value="0" calcext:value-type="float">
            <text:p>0</text:p>
          </table:table-cell>
          <table:table-cell/>
          <table:table-cell office:value-type="float" office:value="82807" calcext:value-type="float">
            <text:p>8280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S23]-[.T2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342" calcext:value-type="float">
            <text:p>28342</text:p>
          </table:table-cell>
          <table:table-cell table:number-columns-repeated="2" office:value-type="float" office:value="23656.9608" calcext:value-type="float">
            <text:p>23656.9608</text:p>
          </table:table-cell>
          <table:table-cell/>
          <table:table-cell table:formula="of:=[.B24]-[.C24]" office:value-type="float" office:value="0" calcext:value-type="float">
            <text:p>0</text:p>
          </table:table-cell>
          <table:table-cell table:number-columns-repeated="7"/>
          <table:table-cell office:value-type="float" office:value="58839" calcext:value-type="float">
            <text:p>58839</text:p>
          </table:table-cell>
          <table:table-cell table:number-columns-repeated="2" office:value-type="float" office:value="26764.6667" calcext:value-type="float">
            <text:p>26764.6667</text:p>
          </table:table-cell>
          <table:table-cell table:formula="of:=[.N24]-[.O24]" office:value-type="float" office:value="0" calcext:value-type="float">
            <text:p>0</text:p>
          </table:table-cell>
          <table:table-cell/>
          <table:table-cell office:value-type="float" office:value="58839" calcext:value-type="float">
            <text:p>5883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S24]-[.T2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279" calcext:value-type="float">
            <text:p>64279</text:p>
          </table:table-cell>
          <table:table-cell table:number-columns-repeated="2" office:value-type="float" office:value="21763.7552" calcext:value-type="float">
            <text:p>21763.7552</text:p>
          </table:table-cell>
          <table:table-cell/>
          <table:table-cell table:formula="of:=[.B25]-[.C25]" office:value-type="float" office:value="0" calcext:value-type="float">
            <text:p>0</text:p>
          </table:table-cell>
          <table:table-cell table:number-columns-repeated="7"/>
          <table:table-cell office:value-type="float" office:value="46677" calcext:value-type="float">
            <text:p>46677</text:p>
          </table:table-cell>
          <table:table-cell table:number-columns-repeated="2" office:value-type="float" office:value="22399.4707" calcext:value-type="float">
            <text:p>22399.4707</text:p>
          </table:table-cell>
          <table:table-cell table:formula="of:=[.N25]-[.O25]" office:value-type="float" office:value="0" calcext:value-type="float">
            <text:p>0</text:p>
          </table:table-cell>
          <table:table-cell/>
          <table:table-cell office:value-type="float" office:value="46677" calcext:value-type="float">
            <text:p>4667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S25]-[.T2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784" calcext:value-type="float">
            <text:p>18784</text:p>
          </table:table-cell>
          <table:table-cell table:number-columns-repeated="2" office:value-type="float" office:value="17455.7222" calcext:value-type="float">
            <text:p>17455.7222</text:p>
          </table:table-cell>
          <table:table-cell/>
          <table:table-cell table:formula="of:=[.B26]-[.C26]" office:value-type="float" office:value="0" calcext:value-type="float">
            <text:p>0</text:p>
          </table:table-cell>
          <table:table-cell table:number-columns-repeated="7"/>
          <table:table-cell office:value-type="float" office:value="46323" calcext:value-type="float">
            <text:p>46323</text:p>
          </table:table-cell>
          <table:table-cell table:number-columns-repeated="2" office:value-type="float" office:value="26582.7593" calcext:value-type="float">
            <text:p>26582.7593</text:p>
          </table:table-cell>
          <table:table-cell table:formula="of:=[.N26]-[.O26]" office:value-type="float" office:value="0" calcext:value-type="float">
            <text:p>0</text:p>
          </table:table-cell>
          <table:table-cell/>
          <table:table-cell office:value-type="float" office:value="46323" calcext:value-type="float">
            <text:p>4632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S26]-[.T2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3703" calcext:value-type="float">
            <text:p>23703</text:p>
          </table:table-cell>
          <table:table-cell table:number-columns-repeated="2" office:value-type="float" office:value="22816.8056" calcext:value-type="float">
            <text:p>22816.8056</text:p>
          </table:table-cell>
          <table:table-cell/>
          <table:table-cell table:formula="of:=[.B27]-[.C27]" office:value-type="float" office:value="0" calcext:value-type="float">
            <text:p>0</text:p>
          </table:table-cell>
          <table:table-cell table:number-columns-repeated="7"/>
          <table:table-cell office:value-type="float" office:value="92358" calcext:value-type="float">
            <text:p>92358</text:p>
          </table:table-cell>
          <table:table-cell table:number-columns-repeated="2" office:value-type="float" office:value="36425.1398" calcext:value-type="float">
            <text:p>36425.1398</text:p>
          </table:table-cell>
          <table:table-cell table:formula="of:=[.N27]-[.O27]" office:value-type="float" office:value="0" calcext:value-type="float">
            <text:p>0</text:p>
          </table:table-cell>
          <table:table-cell/>
          <table:table-cell office:value-type="float" office:value="92358" calcext:value-type="float">
            <text:p>92358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formula="of:=[.S27]-[.T27]"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2" office:value-type="float" office:value="30503.4" calcext:value-type="float">
            <text:p>30503.4</text:p>
          </table:table-cell>
          <table:table-cell/>
          <table:table-cell table:formula="of:=[.B28]-[.C28]" office:value-type="float" office:value="0" calcext:value-type="float">
            <text:p>0</text:p>
          </table:table-cell>
          <table:table-cell table:number-columns-repeated="7"/>
          <table:table-cell office:value-type="float" office:value="76441" calcext:value-type="float">
            <text:p>76441</text:p>
          </table:table-cell>
          <table:table-cell table:number-columns-repeated="2" office:value-type="float" office:value="19298.1667" calcext:value-type="float">
            <text:p>19298.1667</text:p>
          </table:table-cell>
          <table:table-cell table:formula="of:=[.N28]-[.O28]" office:value-type="float" office:value="0" calcext:value-type="float">
            <text:p>0</text:p>
          </table:table-cell>
          <table:table-cell/>
          <table:table-cell office:value-type="float" office:value="76441" calcext:value-type="float">
            <text:p>7644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S28]-[.T2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870" calcext:value-type="float">
            <text:p>40870</text:p>
          </table:table-cell>
          <table:table-cell table:number-columns-repeated="2" office:value-type="float" office:value="14722.75" calcext:value-type="float">
            <text:p>14722.75</text:p>
          </table:table-cell>
          <table:table-cell/>
          <table:table-cell table:formula="of:=[.B29]-[.C29]" office:value-type="float" office:value="0" calcext:value-type="float">
            <text:p>0</text:p>
          </table:table-cell>
          <table:table-cell table:number-columns-repeated="7"/>
          <table:table-cell office:value-type="float" office:value="9262" calcext:value-type="float">
            <text:p>9262</text:p>
          </table:table-cell>
          <table:table-cell table:number-columns-repeated="2" office:value-type="float" office:value="20804.75" calcext:value-type="float">
            <text:p>20804.75</text:p>
          </table:table-cell>
          <table:table-cell table:formula="of:=[.N29]-[.O29]" office:value-type="float" office:value="0" calcext:value-type="float">
            <text:p>0</text:p>
          </table:table-cell>
          <table:table-cell/>
          <table:table-cell office:value-type="float" office:value="9262" calcext:value-type="float">
            <text:p>926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S29]-[.T29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605" calcext:value-type="float">
            <text:p>21605</text:p>
          </table:table-cell>
          <table:table-cell table:number-columns-repeated="2" office:value-type="float" office:value="34375.375" calcext:value-type="float">
            <text:p>34375.375</text:p>
          </table:table-cell>
          <table:table-cell/>
          <table:table-cell table:formula="of:=[.B30]-[.C30]" office:value-type="float" office:value="0" calcext:value-type="float">
            <text:p>0</text:p>
          </table:table-cell>
          <table:table-cell table:number-columns-repeated="7"/>
          <table:table-cell office:value-type="float" office:value="78970" calcext:value-type="float">
            <text:p>78970</text:p>
          </table:table-cell>
          <table:table-cell table:number-columns-repeated="2" office:value-type="float" office:value="33015.9905" calcext:value-type="float">
            <text:p>33015.9905</text:p>
          </table:table-cell>
          <table:table-cell table:formula="of:=[.N30]-[.O30]" office:value-type="float" office:value="0" calcext:value-type="float">
            <text:p>0</text:p>
          </table:table-cell>
          <table:table-cell/>
          <table:table-cell office:value-type="float" office:value="78970" calcext:value-type="float">
            <text:p>7897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S30]-[.T3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8274" calcext:value-type="float">
            <text:p>78274</text:p>
          </table:table-cell>
          <table:table-cell table:number-columns-repeated="2" office:value-type="float" office:value="19046.3485" calcext:value-type="float">
            <text:p>19046.3485</text:p>
          </table:table-cell>
          <table:table-cell/>
          <table:table-cell table:formula="of:=[.B31]-[.C31]" office:value-type="float" office:value="0" calcext:value-type="float">
            <text:p>0</text:p>
          </table:table-cell>
          <table:table-cell table:number-columns-repeated="7"/>
          <table:table-cell office:value-type="float" office:value="81363" calcext:value-type="float">
            <text:p>81363</text:p>
          </table:table-cell>
          <table:table-cell table:number-columns-repeated="2" office:value-type="float" office:value="26607.25" calcext:value-type="float">
            <text:p>26607.25</text:p>
          </table:table-cell>
          <table:table-cell table:formula="of:=[.N31]-[.O31]" office:value-type="float" office:value="0" calcext:value-type="float">
            <text:p>0</text:p>
          </table:table-cell>
          <table:table-cell/>
          <table:table-cell office:value-type="float" office:value="81363" calcext:value-type="float">
            <text:p>813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1]-[.T3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009" calcext:value-type="float">
            <text:p>60009</text:p>
          </table:table-cell>
          <table:table-cell table:number-columns-repeated="2" office:value-type="float" office:value="18976.25" calcext:value-type="float">
            <text:p>18976.25</text:p>
          </table:table-cell>
          <table:table-cell/>
          <table:table-cell table:formula="of:=[.B32]-[.C32]" office:value-type="float" office:value="0" calcext:value-type="float">
            <text:p>0</text:p>
          </table:table-cell>
          <table:table-cell table:number-columns-repeated="7"/>
          <table:table-cell office:value-type="float" office:value="16610" calcext:value-type="float">
            <text:p>16610</text:p>
          </table:table-cell>
          <table:table-cell table:number-columns-repeated="2" office:value-type="float" office:value="13050.6605" calcext:value-type="float">
            <text:p>13050.6605</text:p>
          </table:table-cell>
          <table:table-cell table:formula="of:=[.N32]-[.O32]" office:value-type="float" office:value="0" calcext:value-type="float">
            <text:p>0</text:p>
          </table:table-cell>
          <table:table-cell/>
          <table:table-cell office:value-type="float" office:value="16610" calcext:value-type="float">
            <text:p>166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S32]-[.T3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table:number-columns-repeated="2" office:value-type="float" office:value="26256.5" calcext:value-type="float">
            <text:p>26256.5</text:p>
          </table:table-cell>
          <table:table-cell/>
          <table:table-cell table:formula="of:=[.B33]-[.C33]" office:value-type="float" office:value="0" calcext:value-type="float">
            <text:p>0</text:p>
          </table:table-cell>
          <table:table-cell table:number-columns-repeated="7"/>
          <table:table-cell office:value-type="float" office:value="31262" calcext:value-type="float">
            <text:p>31262</text:p>
          </table:table-cell>
          <table:table-cell table:number-columns-repeated="2" office:value-type="float" office:value="38770.6556" calcext:value-type="float">
            <text:p>38770.6556</text:p>
          </table:table-cell>
          <table:table-cell table:formula="of:=[.N33]-[.O33]" office:value-type="float" office:value="0" calcext:value-type="float">
            <text:p>0</text:p>
          </table:table-cell>
          <table:table-cell/>
          <table:table-cell office:value-type="float" office:value="31262" calcext:value-type="float">
            <text:p>31262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formula="of:=[.S33]-[.T33]"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25798" calcext:value-type="float">
            <text:p>25798</text:p>
          </table:table-cell>
          <table:table-cell table:number-columns-repeated="2" office:value-type="float" office:value="34592.3017" calcext:value-type="float">
            <text:p>34592.3017</text:p>
          </table:table-cell>
          <table:table-cell/>
          <table:table-cell table:formula="of:=[.B34]-[.C34]" office:value-type="float" office:value="0" calcext:value-type="float">
            <text:p>0</text:p>
          </table:table-cell>
          <table:table-cell table:number-columns-repeated="7"/>
          <table:table-cell office:value-type="float" office:value="56302" calcext:value-type="float">
            <text:p>56302</text:p>
          </table:table-cell>
          <table:table-cell table:number-columns-repeated="2" office:value-type="float" office:value="12670.6667" calcext:value-type="float">
            <text:p>12670.6667</text:p>
          </table:table-cell>
          <table:table-cell table:formula="of:=[.N34]-[.O34]" office:value-type="float" office:value="0" calcext:value-type="float">
            <text:p>0</text:p>
          </table:table-cell>
          <table:table-cell/>
          <table:table-cell office:value-type="float" office:value="56302" calcext:value-type="float">
            <text:p>5630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S34]-[.T3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2" office:value-type="float" office:value="18520.9952" calcext:value-type="float">
            <text:p>18520.9952</text:p>
          </table:table-cell>
          <table:table-cell/>
          <table:table-cell table:formula="of:=[.B35]-[.C35]" office:value-type="float" office:value="0" calcext:value-type="float">
            <text:p>0</text:p>
          </table:table-cell>
          <table:table-cell table:number-columns-repeated="7"/>
          <table:table-cell office:value-type="float" office:value="18468" calcext:value-type="float">
            <text:p>18468</text:p>
          </table:table-cell>
          <table:table-cell table:number-columns-repeated="2" office:value-type="float" office:value="16460.8167" calcext:value-type="float">
            <text:p>16460.8167</text:p>
          </table:table-cell>
          <table:table-cell table:formula="of:=[.N35]-[.O35]" office:value-type="float" office:value="0" calcext:value-type="float">
            <text:p>0</text:p>
          </table:table-cell>
          <table:table-cell/>
          <table:table-cell office:value-type="float" office:value="18468" calcext:value-type="float">
            <text:p>1846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S35]-[.T3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27" calcext:value-type="float">
            <text:p>11227</text:p>
          </table:table-cell>
          <table:table-cell table:number-columns-repeated="2" office:value-type="float" office:value="19641.1556" calcext:value-type="float">
            <text:p>19641.1556</text:p>
          </table:table-cell>
          <table:table-cell/>
          <table:table-cell table:formula="of:=[.B36]-[.C36]" office:value-type="float" office:value="0" calcext:value-type="float">
            <text:p>0</text:p>
          </table:table-cell>
          <table:table-cell table:number-columns-repeated="7"/>
          <table:table-cell office:value-type="float" office:value="34882" calcext:value-type="float">
            <text:p>34882</text:p>
          </table:table-cell>
          <table:table-cell table:number-columns-repeated="2" office:value-type="float" office:value="26613.9092" calcext:value-type="float">
            <text:p>26613.9092</text:p>
          </table:table-cell>
          <table:table-cell table:formula="of:=[.N36]-[.O36]" office:value-type="float" office:value="0" calcext:value-type="float">
            <text:p>0</text:p>
          </table:table-cell>
          <table:table-cell/>
          <table:table-cell office:value-type="float" office:value="34882" calcext:value-type="float">
            <text:p>3488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formula="of:=[.S36]-[.T36]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68402" calcext:value-type="float">
            <text:p>68402</text:p>
          </table:table-cell>
          <table:table-cell table:number-columns-repeated="2" office:value-type="float" office:value="17851.5" calcext:value-type="float">
            <text:p>17851.5</text:p>
          </table:table-cell>
          <table:table-cell/>
          <table:table-cell table:formula="of:=[.B37]-[.C37]" office:value-type="float" office:value="0" calcext:value-type="float">
            <text:p>0</text:p>
          </table:table-cell>
          <table:table-cell table:number-columns-repeated="7"/>
          <table:table-cell office:value-type="float" office:value="24349" calcext:value-type="float">
            <text:p>24349</text:p>
          </table:table-cell>
          <table:table-cell table:number-columns-repeated="2" office:value-type="float" office:value="20244.1528" calcext:value-type="float">
            <text:p>20244.1528</text:p>
          </table:table-cell>
          <table:table-cell table:formula="of:=[.N37]-[.O37]" office:value-type="float" office:value="0" calcext:value-type="float">
            <text:p>0</text:p>
          </table:table-cell>
          <table:table-cell/>
          <table:table-cell office:value-type="float" office:value="24349" calcext:value-type="float">
            <text:p>2434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S37]-[.T3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623" calcext:value-type="float">
            <text:p>15623</text:p>
          </table:table-cell>
          <table:table-cell table:number-columns-repeated="2" office:value-type="float" office:value="34209.4444" calcext:value-type="float">
            <text:p>34209.4444</text:p>
          </table:table-cell>
          <table:table-cell/>
          <table:table-cell table:formula="of:=[.B38]-[.C38]" office:value-type="float" office:value="0" calcext:value-type="float">
            <text:p>0</text:p>
          </table:table-cell>
          <table:table-cell table:number-columns-repeated="7"/>
          <table:table-cell office:value-type="float" office:value="6238" calcext:value-type="float">
            <text:p>6238</text:p>
          </table:table-cell>
          <table:table-cell table:number-columns-repeated="2" office:value-type="float" office:value="29544.3333" calcext:value-type="float">
            <text:p>29544.3333</text:p>
          </table:table-cell>
          <table:table-cell table:formula="of:=[.N38]-[.O38]" office:value-type="float" office:value="0" calcext:value-type="float">
            <text:p>0</text:p>
          </table:table-cell>
          <table:table-cell/>
          <table:table-cell office:value-type="float" office:value="6238" calcext:value-type="float">
            <text:p>6238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S38]-[.T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table:number-columns-repeated="2" office:value-type="float" office:value="28570.3363" calcext:value-type="float">
            <text:p>28570.3363</text:p>
          </table:table-cell>
          <table:table-cell/>
          <table:table-cell table:formula="of:=[.B39]-[.C39]" office:value-type="float" office:value="0" calcext:value-type="float">
            <text:p>0</text:p>
          </table:table-cell>
          <table:table-cell table:number-columns-repeated="7"/>
          <table:table-cell office:value-type="float" office:value="33468" calcext:value-type="float">
            <text:p>33468</text:p>
          </table:table-cell>
          <table:table-cell table:number-columns-repeated="2" office:value-type="float" office:value="31385.8975" calcext:value-type="float">
            <text:p>31385.8975</text:p>
          </table:table-cell>
          <table:table-cell table:formula="of:=[.N39]-[.O39]" office:value-type="float" office:value="0" calcext:value-type="float">
            <text:p>0</text:p>
          </table:table-cell>
          <table:table-cell/>
          <table:table-cell office:value-type="float" office:value="33468" calcext:value-type="float">
            <text:p>3346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S39]-[.T3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8272" calcext:value-type="float">
            <text:p>38272</text:p>
          </table:table-cell>
          <table:table-cell table:number-columns-repeated="2" office:value-type="float" office:value="35466.987" calcext:value-type="float">
            <text:p>35466.987</text:p>
          </table:table-cell>
          <table:table-cell/>
          <table:table-cell table:formula="of:=[.B40]-[.C40]" office:value-type="float" office:value="0" calcext:value-type="float">
            <text:p>0</text:p>
          </table:table-cell>
          <table:table-cell table:number-columns-repeated="7"/>
          <table:table-cell office:value-type="float" office:value="35720" calcext:value-type="float">
            <text:p>35720</text:p>
          </table:table-cell>
          <table:table-cell table:number-columns-repeated="2" office:value-type="float" office:value="27072.9375" calcext:value-type="float">
            <text:p>27072.9375</text:p>
          </table:table-cell>
          <table:table-cell table:formula="of:=[.N40]-[.O40]" office:value-type="float" office:value="0" calcext:value-type="float">
            <text:p>0</text:p>
          </table:table-cell>
          <table:table-cell/>
          <table:table-cell office:value-type="float" office:value="35720" calcext:value-type="float">
            <text:p>357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S40]-[.T4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496" calcext:value-type="float">
            <text:p>73496</text:p>
          </table:table-cell>
          <table:table-cell table:number-columns-repeated="2" office:value-type="float" office:value="30669.5674" calcext:value-type="float">
            <text:p>30669.5674</text:p>
          </table:table-cell>
          <table:table-cell/>
          <table:table-cell table:formula="of:=[.B41]-[.C41]" office:value-type="float" office:value="0" calcext:value-type="float">
            <text:p>0</text:p>
          </table:table-cell>
          <table:table-cell table:number-columns-repeated="7"/>
          <table:table-cell office:value-type="float" office:value="87383" calcext:value-type="float">
            <text:p>87383</text:p>
          </table:table-cell>
          <table:table-cell table:number-columns-repeated="2" office:value-type="float" office:value="27446.3148" calcext:value-type="float">
            <text:p>27446.3148</text:p>
          </table:table-cell>
          <table:table-cell table:formula="of:=[.N41]-[.O41]" office:value-type="float" office:value="0" calcext:value-type="float">
            <text:p>0</text:p>
          </table:table-cell>
          <table:table-cell/>
          <table:table-cell office:value-type="float" office:value="87383" calcext:value-type="float">
            <text:p>8738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S41]-[.T4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33235" calcext:value-type="float">
            <text:p>33235</text:p>
          </table:table-cell>
          <table:table-cell table:number-columns-repeated="2" office:value-type="float" office:value="26486.8333" calcext:value-type="float">
            <text:p>26486.8333</text:p>
          </table:table-cell>
          <table:table-cell/>
          <table:table-cell table:formula="of:=[.B42]-[.C42]" office:value-type="float" office:value="0" calcext:value-type="float">
            <text:p>0</text:p>
          </table:table-cell>
          <table:table-cell table:number-columns-repeated="7"/>
          <table:table-cell office:value-type="float" office:value="64605" calcext:value-type="float">
            <text:p>64605</text:p>
          </table:table-cell>
          <table:table-cell table:number-columns-repeated="2" office:value-type="float" office:value="13866.9333" calcext:value-type="float">
            <text:p>13866.9333</text:p>
          </table:table-cell>
          <table:table-cell table:formula="of:=[.N42]-[.O42]" office:value-type="float" office:value="0" calcext:value-type="float">
            <text:p>0</text:p>
          </table:table-cell>
          <table:table-cell/>
          <table:table-cell office:value-type="float" office:value="64605" calcext:value-type="float">
            <text:p>6460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S42]-[.T4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998" calcext:value-type="float">
            <text:p>17998</text:p>
          </table:table-cell>
          <table:table-cell table:number-columns-repeated="2" office:value-type="float" office:value="17805.3838" calcext:value-type="float">
            <text:p>17805.3838</text:p>
          </table:table-cell>
          <table:table-cell/>
          <table:table-cell table:formula="of:=[.B43]-[.C43]" office:value-type="float" office:value="0" calcext:value-type="float">
            <text:p>0</text:p>
          </table:table-cell>
          <table:table-cell table:number-columns-repeated="7"/>
          <table:table-cell office:value-type="float" office:value="88339" calcext:value-type="float">
            <text:p>88339</text:p>
          </table:table-cell>
          <table:table-cell table:number-columns-repeated="2" office:value-type="float" office:value="20096.625" calcext:value-type="float">
            <text:p>20096.625</text:p>
          </table:table-cell>
          <table:table-cell table:formula="of:=[.N43]-[.O43]" office:value-type="float" office:value="0" calcext:value-type="float">
            <text:p>0</text:p>
          </table:table-cell>
          <table:table-cell/>
          <table:table-cell office:value-type="float" office:value="88339" calcext:value-type="float">
            <text:p>8833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S43]-[.T4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98735" calcext:value-type="float">
            <text:p>98735</text:p>
          </table:table-cell>
          <table:table-cell table:number-columns-repeated="2" office:value-type="float" office:value="18393.8889" calcext:value-type="float">
            <text:p>18393.8889</text:p>
          </table:table-cell>
          <table:table-cell/>
          <table:table-cell table:formula="of:=[.B44]-[.C44]" office:value-type="float" office:value="0" calcext:value-type="float">
            <text:p>0</text:p>
          </table:table-cell>
          <table:table-cell table:number-columns-repeated="7"/>
          <table:table-cell office:value-type="float" office:value="2403" calcext:value-type="float">
            <text:p>2403</text:p>
          </table:table-cell>
          <table:table-cell table:number-columns-repeated="2" office:value-type="float" office:value="26846.6775" calcext:value-type="float">
            <text:p>26846.6775</text:p>
          </table:table-cell>
          <table:table-cell table:formula="of:=[.N44]-[.O44]" office:value-type="float" office:value="0" calcext:value-type="float">
            <text:p>0</text:p>
          </table:table-cell>
          <table:table-cell/>
          <table:table-cell office:value-type="float" office:value="2403" calcext:value-type="float">
            <text:p>240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formula="of:=[.S44]-[.T44]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1511" calcext:value-type="float">
            <text:p>41511</text:p>
          </table:table-cell>
          <table:table-cell table:number-columns-repeated="2" office:value-type="float" office:value="19215.875" calcext:value-type="float">
            <text:p>19215.875</text:p>
          </table:table-cell>
          <table:table-cell/>
          <table:table-cell table:formula="of:=[.B45]-[.C45]" office:value-type="float" office:value="0" calcext:value-type="float">
            <text:p>0</text:p>
          </table:table-cell>
          <table:table-cell table:number-columns-repeated="7"/>
          <table:table-cell office:value-type="float" office:value="68824" calcext:value-type="float">
            <text:p>68824</text:p>
          </table:table-cell>
          <table:table-cell table:number-columns-repeated="2" office:value-type="float" office:value="25467.5163" calcext:value-type="float">
            <text:p>25467.5163</text:p>
          </table:table-cell>
          <table:table-cell table:formula="of:=[.N45]-[.O45]" office:value-type="float" office:value="0" calcext:value-type="float">
            <text:p>0</text:p>
          </table:table-cell>
          <table:table-cell/>
          <table:table-cell office:value-type="float" office:value="68824" calcext:value-type="float">
            <text:p>688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S45]-[.T4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266" calcext:value-type="float">
            <text:p>15266</text:p>
          </table:table-cell>
          <table:table-cell table:number-columns-repeated="2" office:value-type="float" office:value="23352.9704" calcext:value-type="float">
            <text:p>23352.9704</text:p>
          </table:table-cell>
          <table:table-cell/>
          <table:table-cell table:formula="of:=[.B46]-[.C46]" office:value-type="float" office:value="0" calcext:value-type="float">
            <text:p>0</text:p>
          </table:table-cell>
          <table:table-cell table:number-columns-repeated="7"/>
          <table:table-cell office:value-type="float" office:value="95611" calcext:value-type="float">
            <text:p>95611</text:p>
          </table:table-cell>
          <table:table-cell table:number-columns-repeated="2" office:value-type="float" office:value="20587.7325" calcext:value-type="float">
            <text:p>20587.7325</text:p>
          </table:table-cell>
          <table:table-cell table:formula="of:=[.N46]-[.O46]" office:value-type="float" office:value="0" calcext:value-type="float">
            <text:p>0</text:p>
          </table:table-cell>
          <table:table-cell/>
          <table:table-cell office:value-type="float" office:value="95611" calcext:value-type="float">
            <text:p>9561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formula="of:=[.S46]-[.T46]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77380" calcext:value-type="float">
            <text:p>77380</text:p>
          </table:table-cell>
          <table:table-cell table:number-columns-repeated="2" office:value-type="float" office:value="20882.9444" calcext:value-type="float">
            <text:p>20882.9444</text:p>
          </table:table-cell>
          <table:table-cell/>
          <table:table-cell table:formula="of:=[.B47]-[.C47]" office:value-type="float" office:value="0" calcext:value-type="float">
            <text:p>0</text:p>
          </table:table-cell>
          <table:table-cell table:number-columns-repeated="7"/>
          <table:table-cell office:value-type="float" office:value="4661" calcext:value-type="float">
            <text:p>4661</text:p>
          </table:table-cell>
          <table:table-cell table:number-columns-repeated="2" office:value-type="float" office:value="22368.5" calcext:value-type="float">
            <text:p>22368.5</text:p>
          </table:table-cell>
          <table:table-cell table:formula="of:=[.N47]-[.O47]" office:value-type="float" office:value="0" calcext:value-type="float">
            <text:p>0</text:p>
          </table:table-cell>
          <table:table-cell/>
          <table:table-cell office:value-type="float" office:value="4661" calcext:value-type="float">
            <text:p>466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S47]-[.T4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411" calcext:value-type="float">
            <text:p>22411</text:p>
          </table:table-cell>
          <table:table-cell table:number-columns-repeated="2" office:value-type="float" office:value="35208.111" calcext:value-type="float">
            <text:p>35208.111</text:p>
          </table:table-cell>
          <table:table-cell/>
          <table:table-cell table:formula="of:=[.B48]-[.C48]" office:value-type="float" office:value="0" calcext:value-type="float">
            <text:p>0</text:p>
          </table:table-cell>
          <table:table-cell table:number-columns-repeated="7"/>
          <table:table-cell office:value-type="float" office:value="3775" calcext:value-type="float">
            <text:p>3775</text:p>
          </table:table-cell>
          <table:table-cell table:number-columns-repeated="2" office:value-type="float" office:value="28546.6667" calcext:value-type="float">
            <text:p>28546.6667</text:p>
          </table:table-cell>
          <table:table-cell table:formula="of:=[.N48]-[.O48]" office:value-type="float" office:value="0" calcext:value-type="float">
            <text:p>0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S48]-[.T48]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  <table:table-cell office:value-type="float" office:value="2229" calcext:value-type="float">
            <text:p>2229</text:p>
          </table:table-cell>
          <table:table-cell table:number-columns-repeated="2" office:value-type="float" office:value="23239.1381" calcext:value-type="float">
            <text:p>23239.1381</text:p>
          </table:table-cell>
          <table:table-cell table:formula="of:=[.N49]-[.O49]" office:value-type="float" office:value="0" calcext:value-type="float">
            <text:p>0</text:p>
          </table:table-cell>
          <table:table-cell/>
          <table:table-cell office:value-type="float" office:value="2229" calcext:value-type="float">
            <text:p>222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S49]-[.T49]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office:value-type="float" office:value="14243" calcext:value-type="float">
            <text:p>14243</text:p>
          </table:table-cell>
          <table:table-cell table:number-columns-repeated="2" office:value-type="float" office:value="12475.513" calcext:value-type="float">
            <text:p>12475.513</text:p>
          </table:table-cell>
          <table:table-cell table:formula="of:=[.N50]-[.O50]" office:value-type="float" office:value="0" calcext:value-type="float">
            <text:p>0</text:p>
          </table:table-cell>
          <table:table-cell/>
          <table:table-cell office:value-type="float" office:value="14243" calcext:value-type="float">
            <text:p>142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S50]-[.T5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93104" calcext:value-type="float">
            <text:p>93104</text:p>
          </table:table-cell>
          <table:table-cell office:value-type="float" office:value="21973" calcext:value-type="float">
            <text:p>21973</text:p>
          </table:table-cell>
          <table:table-cell office:value-type="float" office:value="21266.5" calcext:value-type="float">
            <text:p>21266.5</text:p>
          </table:table-cell>
          <table:table-cell office:value-type="float" office:value="21973" calcext:value-type="float">
            <text:p>21973</text:p>
          </table:table-cell>
          <table:table-cell office:value-type="float" office:value="21266.5" calcext:value-type="float">
            <text:p>21266.5</text:p>
          </table:table-cell>
          <table:table-cell/>
          <table:table-cell table:formula="of:=[.B51]-[.D51]" office:value-type="float" office:value="0" calcext:value-type="float">
            <text:p>0</text:p>
          </table:table-cell>
          <table:table-cell table:formula="of:=[.C51]-[.E51]" office:value-type="float" office:value="0" calcext:value-type="float">
            <text:p>0</text:p>
          </table:table-cell>
          <table:table-cell table:formula="of:=[.D51]-[.E51]" office:value-type="float" office:value="706.5" calcext:value-type="float">
            <text:p>706.5</text:p>
          </table:table-cell>
          <table:table-cell table:number-columns-repeated="3"/>
          <table:table-cell office:value-type="float" office:value="65430" calcext:value-type="float">
            <text:p>65430</text:p>
          </table:table-cell>
          <table:table-cell table:number-columns-repeated="2" office:value-type="float" office:value="22149.6667" calcext:value-type="float">
            <text:p>22149.6667</text:p>
          </table:table-cell>
          <table:table-cell table:formula="of:=[.N51]-[.O51]" office:value-type="float" office:value="0" calcext:value-type="float">
            <text:p>0</text:p>
          </table:table-cell>
          <table:table-cell/>
          <table:table-cell office:value-type="float" office:value="65430" calcext:value-type="float">
            <text:p>6543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S51]-[.T5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566" calcext:value-type="float">
            <text:p>32566</text:p>
          </table:table-cell>
          <table:table-cell office:value-type="float" office:value="15617" calcext:value-type="float">
            <text:p>15617</text:p>
          </table:table-cell>
          <table:table-cell office:value-type="float" office:value="14002.3333" calcext:value-type="float">
            <text:p>14002.3333</text:p>
          </table:table-cell>
          <table:table-cell office:value-type="float" office:value="15617" calcext:value-type="float">
            <text:p>15617</text:p>
          </table:table-cell>
          <table:table-cell office:value-type="float" office:value="14002.3333" calcext:value-type="float">
            <text:p>14002.3333</text:p>
          </table:table-cell>
          <table:table-cell/>
          <table:table-cell table:formula="of:=[.B52]-[.D52]" office:value-type="float" office:value="0" calcext:value-type="float">
            <text:p>0</text:p>
          </table:table-cell>
          <table:table-cell table:formula="of:=[.C52]-[.E52]" office:value-type="float" office:value="0" calcext:value-type="float">
            <text:p>0</text:p>
          </table:table-cell>
          <table:table-cell table:formula="of:=[.D52]-[.E52]" office:value-type="float" office:value="1614.6667" calcext:value-type="float">
            <text:p>1614.6667</text:p>
          </table:table-cell>
          <table:table-cell table:number-columns-repeated="3"/>
          <table:table-cell office:value-type="float" office:value="30532" calcext:value-type="float">
            <text:p>30532</text:p>
          </table:table-cell>
          <table:table-cell table:number-columns-repeated="2" office:value-type="float" office:value="26379.5" calcext:value-type="float">
            <text:p>26379.5</text:p>
          </table:table-cell>
          <table:table-cell table:formula="of:=[.N52]-[.O52]" office:value-type="float" office:value="0" calcext:value-type="float">
            <text:p>0</text:p>
          </table:table-cell>
          <table:table-cell/>
          <table:table-cell office:value-type="float" office:value="30532" calcext:value-type="float">
            <text:p>305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S52]-[.T5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73790" calcext:value-type="float">
            <text:p>73790</text:p>
          </table:table-cell>
          <table:table-cell table:number-columns-repeated="4" office:value-type="float" office:value="16380" calcext:value-type="float">
            <text:p>16380</text:p>
          </table:table-cell>
          <table:table-cell/>
          <table:table-cell table:formula="of:=[.B53]-[.D53]" office:value-type="float" office:value="0" calcext:value-type="float">
            <text:p>0</text:p>
          </table:table-cell>
          <table:table-cell table:formula="of:=[.C53]-[.E53]" office:value-type="float" office:value="0" calcext:value-type="float">
            <text:p>0</text:p>
          </table:table-cell>
          <table:table-cell table:formula="of:=[.D53]-[.E53]"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25544.2014" calcext:value-type="float">
            <text:p>25544.2014</text:p>
          </table:table-cell>
          <table:table-cell table:formula="of:=[.N53]-[.O53]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[.S53]-[.T53]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41449" calcext:value-type="float">
            <text:p>41449</text:p>
          </table:table-cell>
          <table:table-cell table:number-columns-repeated="4" office:value-type="float" office:value="13999" calcext:value-type="float">
            <text:p>13999</text:p>
          </table:table-cell>
          <table:table-cell/>
          <table:table-cell table:formula="of:=[.B54]-[.D54]" office:value-type="float" office:value="0" calcext:value-type="float">
            <text:p>0</text:p>
          </table:table-cell>
          <table:table-cell table:formula="of:=[.C54]-[.E54]" office:value-type="float" office:value="0" calcext:value-type="float">
            <text:p>0</text:p>
          </table:table-cell>
          <table:table-cell table:formula="of:=[.D54]-[.E54]" office:value-type="float" office:value="0" calcext:value-type="float">
            <text:p>0</text:p>
          </table:table-cell>
          <table:table-cell table:number-columns-repeated="3"/>
          <table:table-cell office:value-type="float" office:value="70631" calcext:value-type="float">
            <text:p>70631</text:p>
          </table:table-cell>
          <table:table-cell table:number-columns-repeated="2" office:value-type="float" office:value="22561.1667" calcext:value-type="float">
            <text:p>22561.1667</text:p>
          </table:table-cell>
          <table:table-cell table:formula="of:=[.N54]-[.O54]" office:value-type="float" office:value="0" calcext:value-type="float">
            <text:p>0</text:p>
          </table:table-cell>
          <table:table-cell/>
          <table:table-cell office:value-type="float" office:value="70631" calcext:value-type="float">
            <text:p>706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S54]-[.T5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93" calcext:value-type="float">
            <text:p>20293</text:p>
          </table:table-cell>
          <table:table-cell office:value-type="float" office:value="20586" calcext:value-type="float">
            <text:p>20586</text:p>
          </table:table-cell>
          <table:table-cell office:value-type="float" office:value="20166.6667" calcext:value-type="float">
            <text:p>20166.6667</text:p>
          </table:table-cell>
          <table:table-cell office:value-type="float" office:value="20586" calcext:value-type="float">
            <text:p>20586</text:p>
          </table:table-cell>
          <table:table-cell office:value-type="float" office:value="20166.6667" calcext:value-type="float">
            <text:p>20166.6667</text:p>
          </table:table-cell>
          <table:table-cell/>
          <table:table-cell table:formula="of:=[.B55]-[.D55]" office:value-type="float" office:value="0" calcext:value-type="float">
            <text:p>0</text:p>
          </table:table-cell>
          <table:table-cell table:formula="of:=[.C55]-[.E55]" office:value-type="float" office:value="0" calcext:value-type="float">
            <text:p>0</text:p>
          </table:table-cell>
          <table:table-cell table:formula="of:=[.D55]-[.E55]" office:value-type="float" office:value="419.333299999998" calcext:value-type="float">
            <text:p>419.3333</text:p>
          </table:table-cell>
          <table:table-cell table:number-columns-repeated="3"/>
          <table:table-cell office:value-type="float" office:value="97307" calcext:value-type="float">
            <text:p>97307</text:p>
          </table:table-cell>
          <table:table-cell table:number-columns-repeated="2" office:value-type="float" office:value="24626.1994" calcext:value-type="float">
            <text:p>24626.1994</text:p>
          </table:table-cell>
          <table:table-cell table:formula="of:=[.N55]-[.O55]" office:value-type="float" office:value="0" calcext:value-type="float">
            <text:p>0</text:p>
          </table:table-cell>
          <table:table-cell/>
          <table:table-cell office:value-type="float" office:value="97307" calcext:value-type="float">
            <text:p>97307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formula="of:=[.S55]-[.T55]"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69781" calcext:value-type="float">
            <text:p>69781</text:p>
          </table:table-cell>
          <table:table-cell table:number-columns-repeated="4" office:value-type="float" office:value="9827" calcext:value-type="float">
            <text:p>9827</text:p>
          </table:table-cell>
          <table:table-cell/>
          <table:table-cell table:formula="of:=[.B56]-[.D56]" office:value-type="float" office:value="0" calcext:value-type="float">
            <text:p>0</text:p>
          </table:table-cell>
          <table:table-cell table:formula="of:=[.C56]-[.E56]" office:value-type="float" office:value="0" calcext:value-type="float">
            <text:p>0</text:p>
          </table:table-cell>
          <table:table-cell table:formula="of:=[.D56]-[.E56]" office:value-type="float" office:value="0" calcext:value-type="float">
            <text:p>0</text:p>
          </table:table-cell>
          <table:table-cell table:number-columns-repeated="3"/>
          <table:table-cell office:value-type="float" office:value="93970" calcext:value-type="float">
            <text:p>93970</text:p>
          </table:table-cell>
          <table:table-cell table:number-columns-repeated="2" office:value-type="float" office:value="25755.1167" calcext:value-type="float">
            <text:p>25755.1167</text:p>
          </table:table-cell>
          <table:table-cell table:formula="of:=[.N56]-[.O56]" office:value-type="float" office:value="0" calcext:value-type="float">
            <text:p>0</text:p>
          </table:table-cell>
          <table:table-cell/>
          <table:table-cell office:value-type="float" office:value="93970" calcext:value-type="float">
            <text:p>9397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S56]-[.T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27" calcext:value-type="float">
            <text:p>49227</text:p>
          </table:table-cell>
          <table:table-cell office:value-type="float" office:value="19941" calcext:value-type="float">
            <text:p>19941</text:p>
          </table:table-cell>
          <table:table-cell office:value-type="float" office:value="19446.2667" calcext:value-type="float">
            <text:p>19446.2667</text:p>
          </table:table-cell>
          <table:table-cell office:value-type="float" office:value="19941" calcext:value-type="float">
            <text:p>19941</text:p>
          </table:table-cell>
          <table:table-cell office:value-type="float" office:value="19446.2667" calcext:value-type="float">
            <text:p>19446.2667</text:p>
          </table:table-cell>
          <table:table-cell/>
          <table:table-cell table:formula="of:=[.B57]-[.D57]" office:value-type="float" office:value="0" calcext:value-type="float">
            <text:p>0</text:p>
          </table:table-cell>
          <table:table-cell table:formula="of:=[.C57]-[.E57]" office:value-type="float" office:value="0" calcext:value-type="float">
            <text:p>0</text:p>
          </table:table-cell>
          <table:table-cell table:formula="of:=[.D57]-[.E57]" office:value-type="float" office:value="494.7333" calcext:value-type="float">
            <text:p>494.7333</text:p>
          </table:table-cell>
          <table:table-cell table:number-columns-repeated="3"/>
          <table:table-cell office:value-type="float" office:value="91863" calcext:value-type="float">
            <text:p>91863</text:p>
          </table:table-cell>
          <table:table-cell table:number-columns-repeated="2" office:value-type="float" office:value="25329.4688" calcext:value-type="float">
            <text:p>25329.4688</text:p>
          </table:table-cell>
          <table:table-cell table:formula="of:=[.N57]-[.O57]" office:value-type="float" office:value="0" calcext:value-type="float">
            <text:p>0</text:p>
          </table:table-cell>
          <table:table-cell/>
          <table:table-cell office:value-type="float" office:value="91863" calcext:value-type="float">
            <text:p>9186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S57]-[.T5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595" calcext:value-type="float">
            <text:p>8595</text:p>
          </table:table-cell>
          <table:table-cell office:value-type="float" office:value="16168" calcext:value-type="float">
            <text:p>16168</text:p>
          </table:table-cell>
          <table:table-cell office:value-type="float" office:value="15655.6667" calcext:value-type="float">
            <text:p>15655.6667</text:p>
          </table:table-cell>
          <table:table-cell office:value-type="float" office:value="16168" calcext:value-type="float">
            <text:p>16168</text:p>
          </table:table-cell>
          <table:table-cell office:value-type="float" office:value="15655.6667" calcext:value-type="float">
            <text:p>15655.6667</text:p>
          </table:table-cell>
          <table:table-cell/>
          <table:table-cell table:formula="of:=[.B58]-[.D58]" office:value-type="float" office:value="0" calcext:value-type="float">
            <text:p>0</text:p>
          </table:table-cell>
          <table:table-cell table:formula="of:=[.C58]-[.E58]" office:value-type="float" office:value="0" calcext:value-type="float">
            <text:p>0</text:p>
          </table:table-cell>
          <table:table-cell table:formula="of:=[.D58]-[.E58]" office:value-type="float" office:value="512.3333" calcext:value-type="float">
            <text:p>512.3333</text:p>
          </table:table-cell>
          <table:table-cell table:number-columns-repeated="3"/>
          <table:table-cell office:value-type="float" office:value="41226" calcext:value-type="float">
            <text:p>41226</text:p>
          </table:table-cell>
          <table:table-cell table:number-columns-repeated="2" office:value-type="float" office:value="17352.8333" calcext:value-type="float">
            <text:p>17352.8333</text:p>
          </table:table-cell>
          <table:table-cell table:formula="of:=[.N58]-[.O58]" office:value-type="float" office:value="0" calcext:value-type="float">
            <text:p>0</text:p>
          </table:table-cell>
          <table:table-cell/>
          <table:table-cell office:value-type="float" office:value="41226" calcext:value-type="float">
            <text:p>4122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S58]-[.T5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972" calcext:value-type="float">
            <text:p>12972</text:p>
          </table:table-cell>
          <table:table-cell table:number-columns-repeated="4" office:value-type="float" office:value="25400" calcext:value-type="float">
            <text:p>25400</text:p>
          </table:table-cell>
          <table:table-cell/>
          <table:table-cell table:formula="of:=[.B59]-[.D59]" office:value-type="float" office:value="0" calcext:value-type="float">
            <text:p>0</text:p>
          </table:table-cell>
          <table:table-cell table:formula="of:=[.C59]-[.E59]" office:value-type="float" office:value="0" calcext:value-type="float">
            <text:p>0</text:p>
          </table:table-cell>
          <table:table-cell table:formula="of:=[.D59]-[.E59]" office:value-type="float" office:value="0" calcext:value-type="float">
            <text:p>0</text:p>
          </table:table-cell>
          <table:table-cell table:number-columns-repeated="3"/>
          <table:table-cell office:value-type="float" office:value="17989" calcext:value-type="float">
            <text:p>17989</text:p>
          </table:table-cell>
          <table:table-cell table:number-columns-repeated="2" office:value-type="float" office:value="26223.9741" calcext:value-type="float">
            <text:p>26223.9741</text:p>
          </table:table-cell>
          <table:table-cell table:formula="of:=[.N59]-[.O59]" office:value-type="float" office:value="0" calcext:value-type="float">
            <text:p>0</text:p>
          </table:table-cell>
          <table:table-cell/>
          <table:table-cell office:value-type="float" office:value="17989" calcext:value-type="float">
            <text:p>17989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S59]-[.T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28" calcext:value-type="float">
            <text:p>65128</text:p>
          </table:table-cell>
          <table:table-cell table:number-columns-repeated="4" office:value-type="float" office:value="21870" calcext:value-type="float">
            <text:p>21870</text:p>
          </table:table-cell>
          <table:table-cell/>
          <table:table-cell table:formula="of:=[.B60]-[.D60]" office:value-type="float" office:value="0" calcext:value-type="float">
            <text:p>0</text:p>
          </table:table-cell>
          <table:table-cell table:formula="of:=[.C60]-[.E60]" office:value-type="float" office:value="0" calcext:value-type="float">
            <text:p>0</text:p>
          </table:table-cell>
          <table:table-cell table:formula="of:=[.D60]-[.E60]" office:value-type="float" office:value="0" calcext:value-type="float">
            <text:p>0</text:p>
          </table:table-cell>
          <table:table-cell table:number-columns-repeated="3"/>
          <table:table-cell office:value-type="float" office:value="16274" calcext:value-type="float">
            <text:p>16274</text:p>
          </table:table-cell>
          <table:table-cell table:number-columns-repeated="2" office:value-type="float" office:value="18443.6087" calcext:value-type="float">
            <text:p>18443.6087</text:p>
          </table:table-cell>
          <table:table-cell table:formula="of:=[.N60]-[.O60]" office:value-type="float" office:value="0" calcext:value-type="float">
            <text:p>0</text:p>
          </table:table-cell>
          <table:table-cell/>
          <table:table-cell office:value-type="float" office:value="16274" calcext:value-type="float">
            <text:p>1627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S60]-[.T6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1818" calcext:value-type="float">
            <text:p>61818</text:p>
          </table:table-cell>
          <table:table-cell office:value-type="float" office:value="17598" calcext:value-type="float">
            <text:p>17598</text:p>
          </table:table-cell>
          <table:table-cell office:value-type="float" office:value="17194.75" calcext:value-type="float">
            <text:p>17194.75</text:p>
          </table:table-cell>
          <table:table-cell office:value-type="float" office:value="17598" calcext:value-type="float">
            <text:p>17598</text:p>
          </table:table-cell>
          <table:table-cell office:value-type="float" office:value="17194.75" calcext:value-type="float">
            <text:p>17194.75</text:p>
          </table:table-cell>
          <table:table-cell/>
          <table:table-cell table:formula="of:=[.B61]-[.D61]" office:value-type="float" office:value="0" calcext:value-type="float">
            <text:p>0</text:p>
          </table:table-cell>
          <table:table-cell table:formula="of:=[.C61]-[.E61]" office:value-type="float" office:value="0" calcext:value-type="float">
            <text:p>0</text:p>
          </table:table-cell>
          <table:table-cell table:formula="of:=[.D61]-[.E61]" office:value-type="float" office:value="403.25" calcext:value-type="float">
            <text:p>403.25</text:p>
          </table:table-cell>
          <table:table-cell table:number-columns-repeated="3"/>
          <table:table-cell office:value-type="float" office:value="37815" calcext:value-type="float">
            <text:p>37815</text:p>
          </table:table-cell>
          <table:table-cell table:number-columns-repeated="2" office:value-type="float" office:value="11693.6667" calcext:value-type="float">
            <text:p>11693.6667</text:p>
          </table:table-cell>
          <table:table-cell table:formula="of:=[.N61]-[.O61]" office:value-type="float" office:value="0" calcext:value-type="float">
            <text:p>0</text:p>
          </table:table-cell>
          <table:table-cell/>
          <table:table-cell office:value-type="float" office:value="37815" calcext:value-type="float">
            <text:p>378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S61]-[.T6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4048" calcext:value-type="float">
            <text:p>14048</text:p>
          </table:table-cell>
          <table:table-cell table:number-columns-repeated="4" office:value-type="float" office:value="10494" calcext:value-type="float">
            <text:p>10494</text:p>
          </table:table-cell>
          <table:table-cell/>
          <table:table-cell table:formula="of:=[.B62]-[.D62]" office:value-type="float" office:value="0" calcext:value-type="float">
            <text:p>0</text:p>
          </table:table-cell>
          <table:table-cell table:formula="of:=[.C62]-[.E62]" office:value-type="float" office:value="0" calcext:value-type="float">
            <text:p>0</text:p>
          </table:table-cell>
          <table:table-cell table:formula="of:=[.D62]-[.E62]" office:value-type="float" office:value="0" calcext:value-type="float">
            <text:p>0</text:p>
          </table:table-cell>
          <table:table-cell table:number-columns-repeated="3"/>
          <table:table-cell office:value-type="float" office:value="23496" calcext:value-type="float">
            <text:p>23496</text:p>
          </table:table-cell>
          <table:table-cell table:number-columns-repeated="2" office:value-type="float" office:value="23063.1429" calcext:value-type="float">
            <text:p>23063.1429</text:p>
          </table:table-cell>
          <table:table-cell table:formula="of:=[.N62]-[.O62]" office:value-type="float" office:value="0" calcext:value-type="float">
            <text:p>0</text:p>
          </table:table-cell>
          <table:table-cell/>
          <table:table-cell office:value-type="float" office:value="23496" calcext:value-type="float">
            <text:p>23496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S62]-[.T62]"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73686" calcext:value-type="float">
            <text:p>73686</text:p>
          </table:table-cell>
          <table:table-cell office:value-type="float" office:value="22454" calcext:value-type="float">
            <text:p>22454</text:p>
          </table:table-cell>
          <table:table-cell office:value-type="float" office:value="22156" calcext:value-type="float">
            <text:p>22156</text:p>
          </table:table-cell>
          <table:table-cell office:value-type="float" office:value="22454" calcext:value-type="float">
            <text:p>22454</text:p>
          </table:table-cell>
          <table:table-cell office:value-type="float" office:value="22156" calcext:value-type="float">
            <text:p>22156</text:p>
          </table:table-cell>
          <table:table-cell/>
          <table:table-cell table:formula="of:=[.B63]-[.D63]" office:value-type="float" office:value="0" calcext:value-type="float">
            <text:p>0</text:p>
          </table:table-cell>
          <table:table-cell table:formula="of:=[.C63]-[.E63]" office:value-type="float" office:value="0" calcext:value-type="float">
            <text:p>0</text:p>
          </table:table-cell>
          <table:table-cell table:formula="of:=[.D63]-[.E63]" office:value-type="float" office:value="298" calcext:value-type="float">
            <text:p>298</text:p>
          </table:table-cell>
          <table:table-cell table:number-columns-repeated="3"/>
          <table:table-cell office:value-type="float" office:value="46929" calcext:value-type="float">
            <text:p>46929</text:p>
          </table:table-cell>
          <table:table-cell table:number-columns-repeated="2" office:value-type="float" office:value="22493.1852" calcext:value-type="float">
            <text:p>22493.1852</text:p>
          </table:table-cell>
          <table:table-cell table:formula="of:=[.N63]-[.O63]" office:value-type="float" office:value="0" calcext:value-type="float">
            <text:p>0</text:p>
          </table:table-cell>
          <table:table-cell/>
          <table:table-cell office:value-type="float" office:value="46929" calcext:value-type="float">
            <text:p>4692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S63]-[.T63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1548" calcext:value-type="float">
            <text:p>21548</text:p>
          </table:table-cell>
          <table:table-cell table:number-columns-repeated="4" office:value-type="float" office:value="14611" calcext:value-type="float">
            <text:p>14611</text:p>
          </table:table-cell>
          <table:table-cell/>
          <table:table-cell table:formula="of:=[.B64]-[.D64]" office:value-type="float" office:value="0" calcext:value-type="float">
            <text:p>0</text:p>
          </table:table-cell>
          <table:table-cell table:formula="of:=[.C64]-[.E64]" office:value-type="float" office:value="0" calcext:value-type="float">
            <text:p>0</text:p>
          </table:table-cell>
          <table:table-cell table:formula="of:=[.D64]-[.E64]" office:value-type="float" office:value="0" calcext:value-type="float">
            <text:p>0</text:p>
          </table:table-cell>
          <table:table-cell table:number-columns-repeated="3"/>
          <table:table-cell office:value-type="float" office:value="19480" calcext:value-type="float">
            <text:p>19480</text:p>
          </table:table-cell>
          <table:table-cell table:number-columns-repeated="2" office:value-type="float" office:value="26146.9583" calcext:value-type="float">
            <text:p>26146.9583</text:p>
          </table:table-cell>
          <table:table-cell table:formula="of:=[.N64]-[.O64]" office:value-type="float" office:value="0" calcext:value-type="float">
            <text:p>0</text:p>
          </table:table-cell>
          <table:table-cell/>
          <table:table-cell office:value-type="float" office:value="19480" calcext:value-type="float">
            <text:p>1948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S64]-[.T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59" calcext:value-type="float">
            <text:p>96059</text:p>
          </table:table-cell>
          <table:table-cell table:number-columns-repeated="4" office:value-type="float" office:value="17093" calcext:value-type="float">
            <text:p>17093</text:p>
          </table:table-cell>
          <table:table-cell/>
          <table:table-cell table:formula="of:=[.B65]-[.D65]" office:value-type="float" office:value="0" calcext:value-type="float">
            <text:p>0</text:p>
          </table:table-cell>
          <table:table-cell table:formula="of:=[.C65]-[.E65]" office:value-type="float" office:value="0" calcext:value-type="float">
            <text:p>0</text:p>
          </table:table-cell>
          <table:table-cell table:formula="of:=[.D65]-[.E65]" office:value-type="float" office:value="0" calcext:value-type="float">
            <text:p>0</text:p>
          </table:table-cell>
          <table:table-cell table:number-columns-repeated="3"/>
          <table:table-cell office:value-type="float" office:value="5675" calcext:value-type="float">
            <text:p>5675</text:p>
          </table:table-cell>
          <table:table-cell table:number-columns-repeated="2" office:value-type="float" office:value="17245.6838" calcext:value-type="float">
            <text:p>17245.6838</text:p>
          </table:table-cell>
          <table:table-cell table:formula="of:=[.N65]-[.O65]" office:value-type="float" office:value="0" calcext:value-type="float">
            <text:p>0</text:p>
          </table:table-cell>
          <table:table-cell/>
          <table:table-cell office:value-type="float" office:value="5675" calcext:value-type="float">
            <text:p>567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S65]-[.T6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526" calcext:value-type="float">
            <text:p>18526</text:p>
          </table:table-cell>
          <table:table-cell office:value-type="float" office:value="17172" calcext:value-type="float">
            <text:p>17172</text:p>
          </table:table-cell>
          <table:table-cell office:value-type="float" office:value="16981.25" calcext:value-type="float">
            <text:p>16981.25</text:p>
          </table:table-cell>
          <table:table-cell office:value-type="float" office:value="17172" calcext:value-type="float">
            <text:p>17172</text:p>
          </table:table-cell>
          <table:table-cell office:value-type="float" office:value="16981.25" calcext:value-type="float">
            <text:p>16981.25</text:p>
          </table:table-cell>
          <table:table-cell/>
          <table:table-cell table:formula="of:=[.B66]-[.D66]" office:value-type="float" office:value="0" calcext:value-type="float">
            <text:p>0</text:p>
          </table:table-cell>
          <table:table-cell table:formula="of:=[.C66]-[.E66]" office:value-type="float" office:value="0" calcext:value-type="float">
            <text:p>0</text:p>
          </table:table-cell>
          <table:table-cell table:formula="of:=[.D66]-[.E66]" office:value-type="float" office:value="190.75" calcext:value-type="float">
            <text:p>190.75</text:p>
          </table:table-cell>
          <table:table-cell table:number-columns-repeated="3"/>
          <table:table-cell office:value-type="float" office:value="46534" calcext:value-type="float">
            <text:p>46534</text:p>
          </table:table-cell>
          <table:table-cell table:number-columns-repeated="2" office:value-type="float" office:value="23439.25" calcext:value-type="float">
            <text:p>23439.25</text:p>
          </table:table-cell>
          <table:table-cell table:formula="of:=[.N66]-[.O66]" office:value-type="float" office:value="0" calcext:value-type="float">
            <text:p>0</text:p>
          </table:table-cell>
          <table:table-cell/>
          <table:table-cell office:value-type="float" office:value="46534" calcext:value-type="float">
            <text:p>465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S66]-[.T6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 office:value-type="float" office:value="28587" calcext:value-type="float">
            <text:p>28587</text:p>
          </table:table-cell>
          <table:table-cell/>
          <table:table-cell table:formula="of:=[.B67]-[.D67]" office:value-type="float" office:value="0" calcext:value-type="float">
            <text:p>0</text:p>
          </table:table-cell>
          <table:table-cell table:formula="of:=[.C67]-[.E67]" office:value-type="float" office:value="0" calcext:value-type="float">
            <text:p>0</text:p>
          </table:table-cell>
          <table:table-cell table:formula="of:=[.D67]-[.E67]" office:value-type="float" office:value="0" calcext:value-type="float">
            <text:p>0</text:p>
          </table:table-cell>
          <table:table-cell table:number-columns-repeated="3"/>
          <table:table-cell office:value-type="float" office:value="86578" calcext:value-type="float">
            <text:p>86578</text:p>
          </table:table-cell>
          <table:table-cell table:number-columns-repeated="2" office:value-type="float" office:value="53795.65" calcext:value-type="float">
            <text:p>53795.65</text:p>
          </table:table-cell>
          <table:table-cell table:formula="of:=[.N67]-[.O67]" office:value-type="float" office:value="0" calcext:value-type="float">
            <text:p>0</text:p>
          </table:table-cell>
          <table:table-cell/>
          <table:table-cell office:value-type="float" office:value="86578" calcext:value-type="float">
            <text:p>86578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table:formula="of:=[.S67]-[.T67]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23201" calcext:value-type="float">
            <text:p>23201</text:p>
          </table:table-cell>
          <table:table-cell office:value-type="float" office:value="23874" calcext:value-type="float">
            <text:p>23874</text:p>
          </table:table-cell>
          <table:table-cell office:value-type="float" office:value="23105" calcext:value-type="float">
            <text:p>23105</text:p>
          </table:table-cell>
          <table:table-cell office:value-type="float" office:value="23874" calcext:value-type="float">
            <text:p>23874</text:p>
          </table:table-cell>
          <table:table-cell office:value-type="float" office:value="23105" calcext:value-type="float">
            <text:p>23105</text:p>
          </table:table-cell>
          <table:table-cell/>
          <table:table-cell table:formula="of:=[.B68]-[.D68]" office:value-type="float" office:value="0" calcext:value-type="float">
            <text:p>0</text:p>
          </table:table-cell>
          <table:table-cell table:formula="of:=[.C68]-[.E68]" office:value-type="float" office:value="0" calcext:value-type="float">
            <text:p>0</text:p>
          </table:table-cell>
          <table:table-cell table:formula="of:=[.D68]-[.E68]" office:value-type="float" office:value="769" calcext:value-type="float">
            <text:p>769</text:p>
          </table:table-cell>
          <table:table-cell table:number-columns-repeated="3"/>
          <table:table-cell office:value-type="float" office:value="95824" calcext:value-type="float">
            <text:p>95824</text:p>
          </table:table-cell>
          <table:table-cell table:number-columns-repeated="2" office:value-type="float" office:value="21281" calcext:value-type="float">
            <text:p>21281</text:p>
          </table:table-cell>
          <table:table-cell table:formula="of:=[.N68]-[.O68]" office:value-type="float" office:value="0" calcext:value-type="float">
            <text:p>0</text:p>
          </table:table-cell>
          <table:table-cell/>
          <table:table-cell office:value-type="float" office:value="95824" calcext:value-type="float">
            <text:p>958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S68]-[.T6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90808" calcext:value-type="float">
            <text:p>90808</text:p>
          </table:table-cell>
          <table:table-cell office:value-type="float" office:value="24682" calcext:value-type="float">
            <text:p>24682</text:p>
          </table:table-cell>
          <table:table-cell office:value-type="float" office:value="24149.75" calcext:value-type="float">
            <text:p>24149.75</text:p>
          </table:table-cell>
          <table:table-cell office:value-type="float" office:value="24682" calcext:value-type="float">
            <text:p>24682</text:p>
          </table:table-cell>
          <table:table-cell office:value-type="float" office:value="24149.75" calcext:value-type="float">
            <text:p>24149.75</text:p>
          </table:table-cell>
          <table:table-cell/>
          <table:table-cell table:formula="of:=[.B69]-[.D69]" office:value-type="float" office:value="0" calcext:value-type="float">
            <text:p>0</text:p>
          </table:table-cell>
          <table:table-cell table:formula="of:=[.C69]-[.E69]" office:value-type="float" office:value="0" calcext:value-type="float">
            <text:p>0</text:p>
          </table:table-cell>
          <table:table-cell table:formula="of:=[.D69]-[.E69]" office:value-type="float" office:value="532.25" calcext:value-type="float">
            <text:p>532.25</text:p>
          </table:table-cell>
          <table:table-cell table:number-columns-repeated="3"/>
          <table:table-cell office:value-type="float" office:value="16271" calcext:value-type="float">
            <text:p>16271</text:p>
          </table:table-cell>
          <table:table-cell table:number-columns-repeated="2" office:value-type="float" office:value="20229" calcext:value-type="float">
            <text:p>20229</text:p>
          </table:table-cell>
          <table:table-cell table:formula="of:=[.N69]-[.O69]" office:value-type="float" office:value="0" calcext:value-type="float">
            <text:p>0</text:p>
          </table:table-cell>
          <table:table-cell/>
          <table:table-cell office:value-type="float" office:value="16271" calcext:value-type="float">
            <text:p>1627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S69]-[.T6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62870" calcext:value-type="float">
            <text:p>62870</text:p>
          </table:table-cell>
          <table:table-cell table:number-columns-repeated="4" office:value-type="float" office:value="21080" calcext:value-type="float">
            <text:p>21080</text:p>
          </table:table-cell>
          <table:table-cell/>
          <table:table-cell table:formula="of:=[.B70]-[.D70]" office:value-type="float" office:value="0" calcext:value-type="float">
            <text:p>0</text:p>
          </table:table-cell>
          <table:table-cell table:formula="of:=[.C70]-[.E70]" office:value-type="float" office:value="0" calcext:value-type="float">
            <text:p>0</text:p>
          </table:table-cell>
          <table:table-cell table:formula="of:=[.D70]-[.E70]" office:value-type="float" office:value="0" calcext:value-type="float">
            <text:p>0</text:p>
          </table:table-cell>
          <table:table-cell table:number-columns-repeated="3"/>
          <table:table-cell office:value-type="float" office:value="1808" calcext:value-type="float">
            <text:p>1808</text:p>
          </table:table-cell>
          <table:table-cell table:number-columns-repeated="2" office:value-type="float" office:value="19071.1667" calcext:value-type="float">
            <text:p>19071.1667</text:p>
          </table:table-cell>
          <table:table-cell table:formula="of:=[.N70]-[.O70]" office:value-type="float" office:value="0" calcext:value-type="float">
            <text:p>0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S70]-[.T7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873" calcext:value-type="float">
            <text:p>46873</text:p>
          </table:table-cell>
          <table:table-cell office:value-type="float" office:value="20829" calcext:value-type="float">
            <text:p>20829</text:p>
          </table:table-cell>
          <table:table-cell office:value-type="float" office:value="20003" calcext:value-type="float">
            <text:p>20003</text:p>
          </table:table-cell>
          <table:table-cell office:value-type="float" office:value="20829" calcext:value-type="float">
            <text:p>20829</text:p>
          </table:table-cell>
          <table:table-cell office:value-type="float" office:value="20003" calcext:value-type="float">
            <text:p>20003</text:p>
          </table:table-cell>
          <table:table-cell/>
          <table:table-cell table:formula="of:=[.B71]-[.D71]" office:value-type="float" office:value="0" calcext:value-type="float">
            <text:p>0</text:p>
          </table:table-cell>
          <table:table-cell table:formula="of:=[.C71]-[.E71]" office:value-type="float" office:value="0" calcext:value-type="float">
            <text:p>0</text:p>
          </table:table-cell>
          <table:table-cell table:formula="of:=[.D71]-[.E71]" office:value-type="float" office:value="826" calcext:value-type="float">
            <text:p>826</text:p>
          </table:table-cell>
          <table:table-cell table:number-columns-repeated="3"/>
          <table:table-cell office:value-type="float" office:value="71223" calcext:value-type="float">
            <text:p>71223</text:p>
          </table:table-cell>
          <table:table-cell table:number-columns-repeated="2" office:value-type="float" office:value="22199.549" calcext:value-type="float">
            <text:p>22199.549</text:p>
          </table:table-cell>
          <table:table-cell table:formula="of:=[.N71]-[.O71]" office:value-type="float" office:value="0" calcext:value-type="float">
            <text:p>0</text:p>
          </table:table-cell>
          <table:table-cell/>
          <table:table-cell office:value-type="float" office:value="71223" calcext:value-type="float">
            <text:p>71223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[.S71]-[.T71]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97293" calcext:value-type="float">
            <text:p>97293</text:p>
          </table:table-cell>
          <table:table-cell table:number-columns-repeated="4" office:value-type="float" office:value="12384" calcext:value-type="float">
            <text:p>12384</text:p>
          </table:table-cell>
          <table:table-cell/>
          <table:table-cell table:formula="of:=[.B72]-[.D72]" office:value-type="float" office:value="0" calcext:value-type="float">
            <text:p>0</text:p>
          </table:table-cell>
          <table:table-cell table:formula="of:=[.C72]-[.E72]" office:value-type="float" office:value="0" calcext:value-type="float">
            <text:p>0</text:p>
          </table:table-cell>
          <table:table-cell table:formula="of:=[.D72]-[.E72]" office:value-type="float" office:value="0" calcext:value-type="float">
            <text:p>0</text:p>
          </table:table-cell>
          <table:table-cell table:number-columns-repeated="3"/>
          <table:table-cell office:value-type="float" office:value="69438" calcext:value-type="float">
            <text:p>69438</text:p>
          </table:table-cell>
          <table:table-cell table:number-columns-repeated="2" office:value-type="float" office:value="23258.2423" calcext:value-type="float">
            <text:p>23258.2423</text:p>
          </table:table-cell>
          <table:table-cell table:formula="of:=[.N72]-[.O72]" office:value-type="float" office:value="0" calcext:value-type="float">
            <text:p>0</text:p>
          </table:table-cell>
          <table:table-cell/>
          <table:table-cell office:value-type="float" office:value="69438" calcext:value-type="float">
            <text:p>6943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S72]-[.T7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47294" calcext:value-type="float">
            <text:p>47294</text:p>
          </table:table-cell>
          <table:table-cell office:value-type="float" office:value="21128" calcext:value-type="float">
            <text:p>21128</text:p>
          </table:table-cell>
          <table:table-cell office:value-type="float" office:value="21052.8" calcext:value-type="float">
            <text:p>21052.8</text:p>
          </table:table-cell>
          <table:table-cell office:value-type="float" office:value="21128" calcext:value-type="float">
            <text:p>21128</text:p>
          </table:table-cell>
          <table:table-cell office:value-type="float" office:value="21052.8" calcext:value-type="float">
            <text:p>21052.8</text:p>
          </table:table-cell>
          <table:table-cell/>
          <table:table-cell table:formula="of:=[.B73]-[.D73]" office:value-type="float" office:value="0" calcext:value-type="float">
            <text:p>0</text:p>
          </table:table-cell>
          <table:table-cell table:formula="of:=[.C73]-[.E73]" office:value-type="float" office:value="0" calcext:value-type="float">
            <text:p>0</text:p>
          </table:table-cell>
          <table:table-cell table:formula="of:=[.D73]-[.E73]" office:value-type="float" office:value="75.2000000000007" calcext:value-type="float">
            <text:p>75.2</text:p>
          </table:table-cell>
          <table:table-cell table:number-columns-repeated="3"/>
          <table:table-cell office:value-type="float" office:value="79264" calcext:value-type="float">
            <text:p>79264</text:p>
          </table:table-cell>
          <table:table-cell table:number-columns-repeated="2" office:value-type="float" office:value="27603.3333" calcext:value-type="float">
            <text:p>27603.3333</text:p>
          </table:table-cell>
          <table:table-cell table:formula="of:=[.N73]-[.O73]" office:value-type="float" office:value="0" calcext:value-type="float">
            <text:p>0</text:p>
          </table:table-cell>
          <table:table-cell/>
          <table:table-cell office:value-type="float" office:value="79264" calcext:value-type="float">
            <text:p>7926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S73]-[.T7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227" calcext:value-type="float">
            <text:p>15227</text:p>
          </table:table-cell>
          <table:table-cell office:value-type="float" office:value="13439" calcext:value-type="float">
            <text:p>13439</text:p>
          </table:table-cell>
          <table:table-cell office:value-type="float" office:value="13164" calcext:value-type="float">
            <text:p>13164</text:p>
          </table:table-cell>
          <table:table-cell office:value-type="float" office:value="13439" calcext:value-type="float">
            <text:p>13439</text:p>
          </table:table-cell>
          <table:table-cell office:value-type="float" office:value="13164" calcext:value-type="float">
            <text:p>13164</text:p>
          </table:table-cell>
          <table:table-cell/>
          <table:table-cell table:formula="of:=[.B74]-[.D74]" office:value-type="float" office:value="0" calcext:value-type="float">
            <text:p>0</text:p>
          </table:table-cell>
          <table:table-cell table:formula="of:=[.C74]-[.E74]" office:value-type="float" office:value="0" calcext:value-type="float">
            <text:p>0</text:p>
          </table:table-cell>
          <table:table-cell table:formula="of:=[.D74]-[.E74]" office:value-type="float" office:value="275" calcext:value-type="float">
            <text:p>275</text:p>
          </table:table-cell>
          <table:table-cell table:number-columns-repeated="3"/>
          <table:table-cell office:value-type="float" office:value="86979" calcext:value-type="float">
            <text:p>86979</text:p>
          </table:table-cell>
          <table:table-cell table:number-columns-repeated="2" office:value-type="float" office:value="19854.4848" calcext:value-type="float">
            <text:p>19854.4848</text:p>
          </table:table-cell>
          <table:table-cell table:formula="of:=[.N74]-[.O74]" office:value-type="float" office:value="0" calcext:value-type="float">
            <text:p>0</text:p>
          </table:table-cell>
          <table:table-cell/>
          <table:table-cell office:value-type="float" office:value="86979" calcext:value-type="float">
            <text:p>8697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S74]-[.T7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 office:value-type="float" office:value="10228" calcext:value-type="float">
            <text:p>10228</text:p>
          </table:table-cell>
          <table:table-cell/>
          <table:table-cell table:formula="of:=[.B75]-[.D75]" office:value-type="float" office:value="0" calcext:value-type="float">
            <text:p>0</text:p>
          </table:table-cell>
          <table:table-cell table:formula="of:=[.C75]-[.E75]" office:value-type="float" office:value="0" calcext:value-type="float">
            <text:p>0</text:p>
          </table:table-cell>
          <table:table-cell table:formula="of:=[.D75]-[.E75]" office:value-type="float" office:value="0" calcext:value-type="float">
            <text:p>0</text:p>
          </table:table-cell>
          <table:table-cell table:number-columns-repeated="3"/>
          <table:table-cell office:value-type="float" office:value="94275" calcext:value-type="float">
            <text:p>94275</text:p>
          </table:table-cell>
          <table:table-cell table:number-columns-repeated="2" office:value-type="float" office:value="30278.8033" calcext:value-type="float">
            <text:p>30278.8033</text:p>
          </table:table-cell>
          <table:table-cell table:formula="of:=[.N75]-[.O75]" office:value-type="float" office:value="0" calcext:value-type="float">
            <text:p>0</text:p>
          </table:table-cell>
          <table:table-cell/>
          <table:table-cell office:value-type="float" office:value="94275" calcext:value-type="float">
            <text:p>9427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formula="of:=[.S75]-[.T75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95899" calcext:value-type="float">
            <text:p>95899</text:p>
          </table:table-cell>
          <table:table-cell office:value-type="float" office:value="15586" calcext:value-type="float">
            <text:p>15586</text:p>
          </table:table-cell>
          <table:table-cell office:value-type="float" office:value="12605" calcext:value-type="float">
            <text:p>12605</text:p>
          </table:table-cell>
          <table:table-cell office:value-type="float" office:value="15586" calcext:value-type="float">
            <text:p>15586</text:p>
          </table:table-cell>
          <table:table-cell office:value-type="float" office:value="12605" calcext:value-type="float">
            <text:p>12605</text:p>
          </table:table-cell>
          <table:table-cell/>
          <table:table-cell table:formula="of:=[.B76]-[.D76]" office:value-type="float" office:value="0" calcext:value-type="float">
            <text:p>0</text:p>
          </table:table-cell>
          <table:table-cell table:formula="of:=[.C76]-[.E76]" office:value-type="float" office:value="0" calcext:value-type="float">
            <text:p>0</text:p>
          </table:table-cell>
          <table:table-cell table:formula="of:=[.D76]-[.E76]" office:value-type="float" office:value="2981" calcext:value-type="float">
            <text:p>2981</text:p>
          </table:table-cell>
          <table:table-cell table:number-columns-repeated="3"/>
          <table:table-cell office:value-type="float" office:value="7875" calcext:value-type="float">
            <text:p>7875</text:p>
          </table:table-cell>
          <table:table-cell table:number-columns-repeated="2" office:value-type="float" office:value="29087.7514" calcext:value-type="float">
            <text:p>29087.7514</text:p>
          </table:table-cell>
          <table:table-cell table:formula="of:=[.N76]-[.O76]" office:value-type="float" office:value="0" calcext:value-type="float">
            <text:p>0</text:p>
          </table:table-cell>
          <table:table-cell/>
          <table:table-cell office:value-type="float" office:value="7875" calcext:value-type="float">
            <text:p>787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S76]-[.T76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8043" calcext:value-type="float">
            <text:p>38043</text:p>
          </table:table-cell>
          <table:table-cell office:value-type="float" office:value="19472" calcext:value-type="float">
            <text:p>19472</text:p>
          </table:table-cell>
          <table:table-cell office:value-type="float" office:value="19233" calcext:value-type="float">
            <text:p>19233</text:p>
          </table:table-cell>
          <table:table-cell office:value-type="float" office:value="19472" calcext:value-type="float">
            <text:p>19472</text:p>
          </table:table-cell>
          <table:table-cell office:value-type="float" office:value="19233" calcext:value-type="float">
            <text:p>19233</text:p>
          </table:table-cell>
          <table:table-cell/>
          <table:table-cell table:formula="of:=[.B77]-[.D77]" office:value-type="float" office:value="0" calcext:value-type="float">
            <text:p>0</text:p>
          </table:table-cell>
          <table:table-cell table:formula="of:=[.C77]-[.E77]" office:value-type="float" office:value="0" calcext:value-type="float">
            <text:p>0</text:p>
          </table:table-cell>
          <table:table-cell table:formula="of:=[.D77]-[.E77]" office:value-type="float" office:value="239" calcext:value-type="float">
            <text:p>239</text:p>
          </table:table-cell>
          <table:table-cell table:number-columns-repeated="3"/>
          <table:table-cell office:value-type="float" office:value="66560" calcext:value-type="float">
            <text:p>66560</text:p>
          </table:table-cell>
          <table:table-cell table:number-columns-repeated="2" office:value-type="float" office:value="30717.963" calcext:value-type="float">
            <text:p>30717.963</text:p>
          </table:table-cell>
          <table:table-cell table:formula="of:=[.N77]-[.O77]" office:value-type="float" office:value="0" calcext:value-type="float">
            <text:p>0</text:p>
          </table:table-cell>
          <table:table-cell/>
          <table:table-cell office:value-type="float" office:value="66560" calcext:value-type="float">
            <text:p>66560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table:formula="of:=[.S77]-[.T77]"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68526" calcext:value-type="float">
            <text:p>68526</text:p>
          </table:table-cell>
          <table:table-cell office:value-type="float" office:value="16658" calcext:value-type="float">
            <text:p>16658</text:p>
          </table:table-cell>
          <table:table-cell office:value-type="float" office:value="16268" calcext:value-type="float">
            <text:p>16268</text:p>
          </table:table-cell>
          <table:table-cell office:value-type="float" office:value="16658" calcext:value-type="float">
            <text:p>16658</text:p>
          </table:table-cell>
          <table:table-cell office:value-type="float" office:value="16268" calcext:value-type="float">
            <text:p>16268</text:p>
          </table:table-cell>
          <table:table-cell/>
          <table:table-cell table:formula="of:=[.B78]-[.D78]" office:value-type="float" office:value="0" calcext:value-type="float">
            <text:p>0</text:p>
          </table:table-cell>
          <table:table-cell table:formula="of:=[.C78]-[.E78]" office:value-type="float" office:value="0" calcext:value-type="float">
            <text:p>0</text:p>
          </table:table-cell>
          <table:table-cell table:formula="of:=[.D78]-[.E78]" office:value-type="float" office:value="390" calcext:value-type="float">
            <text:p>390</text:p>
          </table:table-cell>
          <table:table-cell table:number-columns-repeated="3"/>
          <table:table-cell office:value-type="float" office:value="72522" calcext:value-type="float">
            <text:p>72522</text:p>
          </table:table-cell>
          <table:table-cell table:number-columns-repeated="2" office:value-type="float" office:value="26627.3791" calcext:value-type="float">
            <text:p>26627.3791</text:p>
          </table:table-cell>
          <table:table-cell table:formula="of:=[.N78]-[.O78]" office:value-type="float" office:value="0" calcext:value-type="float">
            <text:p>0</text:p>
          </table:table-cell>
          <table:table-cell/>
          <table:table-cell office:value-type="float" office:value="72522" calcext:value-type="float">
            <text:p>7252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formula="of:=[.S78]-[.T78]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92067" calcext:value-type="float">
            <text:p>92067</text:p>
          </table:table-cell>
          <table:table-cell table:number-columns-repeated="4" office:value-type="float" office:value="13837" calcext:value-type="float">
            <text:p>13837</text:p>
          </table:table-cell>
          <table:table-cell/>
          <table:table-cell table:formula="of:=[.B79]-[.D79]" office:value-type="float" office:value="0" calcext:value-type="float">
            <text:p>0</text:p>
          </table:table-cell>
          <table:table-cell table:formula="of:=[.C79]-[.E79]" office:value-type="float" office:value="0" calcext:value-type="float">
            <text:p>0</text:p>
          </table:table-cell>
          <table:table-cell table:formula="of:=[.D79]-[.E79]" office:value-type="float" office:value="0" calcext:value-type="float">
            <text:p>0</text:p>
          </table:table-cell>
          <table:table-cell table:number-columns-repeated="3"/>
          <table:table-cell office:value-type="float" office:value="97545" calcext:value-type="float">
            <text:p>97545</text:p>
          </table:table-cell>
          <table:table-cell table:number-columns-repeated="2" office:value-type="float" office:value="11182" calcext:value-type="float">
            <text:p>11182</text:p>
          </table:table-cell>
          <table:table-cell table:formula="of:=[.N79]-[.O79]" office:value-type="float" office:value="0" calcext:value-type="float">
            <text:p>0</text:p>
          </table:table-cell>
          <table:table-cell/>
          <table:table-cell office:value-type="float" office:value="97545" calcext:value-type="float">
            <text:p>975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S79]-[.T7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8288" calcext:value-type="float">
            <text:p>48288</text:p>
          </table:table-cell>
          <table:table-cell table:number-columns-repeated="4" office:value-type="float" office:value="4396" calcext:value-type="float">
            <text:p>4396</text:p>
          </table:table-cell>
          <table:table-cell/>
          <table:table-cell table:formula="of:=[.B80]-[.D80]" office:value-type="float" office:value="0" calcext:value-type="float">
            <text:p>0</text:p>
          </table:table-cell>
          <table:table-cell table:formula="of:=[.C80]-[.E80]" office:value-type="float" office:value="0" calcext:value-type="float">
            <text:p>0</text:p>
          </table:table-cell>
          <table:table-cell table:formula="of:=[.D80]-[.E80]" office:value-type="float" office:value="0" calcext:value-type="float">
            <text:p>0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2" office:value-type="float" office:value="22522.2" calcext:value-type="float">
            <text:p>22522.2</text:p>
          </table:table-cell>
          <table:table-cell table:formula="of:=[.N80]-[.O80]" office:value-type="float" office:value="0" calcext:value-type="float">
            <text:p>0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S80]-[.T8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table:number-columns-repeated="4" office:value-type="float" office:value="21146" calcext:value-type="float">
            <text:p>21146</text:p>
          </table:table-cell>
          <table:table-cell/>
          <table:table-cell table:formula="of:=[.B81]-[.D81]" office:value-type="float" office:value="0" calcext:value-type="float">
            <text:p>0</text:p>
          </table:table-cell>
          <table:table-cell table:formula="of:=[.C81]-[.E81]" office:value-type="float" office:value="0" calcext:value-type="float">
            <text:p>0</text:p>
          </table:table-cell>
          <table:table-cell table:formula="of:=[.D81]-[.E81]" office:value-type="float" office:value="0" calcext:value-type="float">
            <text:p>0</text:p>
          </table:table-cell>
          <table:table-cell table:number-columns-repeated="3"/>
          <table:table-cell office:value-type="float" office:value="82703" calcext:value-type="float">
            <text:p>82703</text:p>
          </table:table-cell>
          <table:table-cell table:number-columns-repeated="2" office:value-type="float" office:value="20960.3517" calcext:value-type="float">
            <text:p>20960.3517</text:p>
          </table:table-cell>
          <table:table-cell table:formula="of:=[.N81]-[.O81]" office:value-type="float" office:value="0" calcext:value-type="float">
            <text:p>0</text:p>
          </table:table-cell>
          <table:table-cell/>
          <table:table-cell office:value-type="float" office:value="82703" calcext:value-type="float">
            <text:p>8270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S81]-[.T8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71730" calcext:value-type="float">
            <text:p>71730</text:p>
          </table:table-cell>
          <table:table-cell table:number-columns-repeated="4" office:value-type="float" office:value="23153" calcext:value-type="float">
            <text:p>23153</text:p>
          </table:table-cell>
          <table:table-cell/>
          <table:table-cell table:formula="of:=[.B82]-[.D82]" office:value-type="float" office:value="0" calcext:value-type="float">
            <text:p>0</text:p>
          </table:table-cell>
          <table:table-cell table:formula="of:=[.C82]-[.E82]" office:value-type="float" office:value="0" calcext:value-type="float">
            <text:p>0</text:p>
          </table:table-cell>
          <table:table-cell table:formula="of:=[.D82]-[.E82]" office:value-type="float" office:value="0" calcext:value-type="float">
            <text:p>0</text:p>
          </table:table-cell>
          <table:table-cell table:number-columns-repeated="3"/>
          <table:table-cell office:value-type="float" office:value="64742" calcext:value-type="float">
            <text:p>64742</text:p>
          </table:table-cell>
          <table:table-cell table:number-columns-repeated="2" office:value-type="float" office:value="13870.3077" calcext:value-type="float">
            <text:p>13870.3077</text:p>
          </table:table-cell>
          <table:table-cell table:formula="of:=[.N82]-[.O82]" office:value-type="float" office:value="0" calcext:value-type="float">
            <text:p>0</text:p>
          </table:table-cell>
          <table:table-cell/>
          <table:table-cell office:value-type="float" office:value="64742" calcext:value-type="float">
            <text:p>6474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S82]-[.T8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327" calcext:value-type="float">
            <text:p>31327</text:p>
          </table:table-cell>
          <table:table-cell office:value-type="float" office:value="12345" calcext:value-type="float">
            <text:p>12345</text:p>
          </table:table-cell>
          <table:table-cell office:value-type="float" office:value="9987" calcext:value-type="float">
            <text:p>9987</text:p>
          </table:table-cell>
          <table:table-cell office:value-type="float" office:value="12345" calcext:value-type="float">
            <text:p>12345</text:p>
          </table:table-cell>
          <table:table-cell office:value-type="float" office:value="9987" calcext:value-type="float">
            <text:p>9987</text:p>
          </table:table-cell>
          <table:table-cell/>
          <table:table-cell table:formula="of:=[.B83]-[.D83]" office:value-type="float" office:value="0" calcext:value-type="float">
            <text:p>0</text:p>
          </table:table-cell>
          <table:table-cell table:formula="of:=[.C83]-[.E83]" office:value-type="float" office:value="0" calcext:value-type="float">
            <text:p>0</text:p>
          </table:table-cell>
          <table:table-cell table:formula="of:=[.D83]-[.E83]" office:value-type="float" office:value="2358" calcext:value-type="float">
            <text:p>2358</text:p>
          </table:table-cell>
          <table:table-cell table:number-columns-repeated="3"/>
          <table:table-cell office:value-type="float" office:value="67059" calcext:value-type="float">
            <text:p>67059</text:p>
          </table:table-cell>
          <table:table-cell table:number-columns-repeated="2" office:value-type="float" office:value="19158.7673" calcext:value-type="float">
            <text:p>19158.7673</text:p>
          </table:table-cell>
          <table:table-cell table:formula="of:=[.N83]-[.O83]" office:value-type="float" office:value="0" calcext:value-type="float">
            <text:p>0</text:p>
          </table:table-cell>
          <table:table-cell/>
          <table:table-cell office:value-type="float" office:value="67059" calcext:value-type="float">
            <text:p>6705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S83]-[.T8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273" calcext:value-type="float">
            <text:p>96273</text:p>
          </table:table-cell>
          <table:table-cell office:value-type="float" office:value="22497" calcext:value-type="float">
            <text:p>22497</text:p>
          </table:table-cell>
          <table:table-cell office:value-type="float" office:value="22393.6667" calcext:value-type="float">
            <text:p>22393.6667</text:p>
          </table:table-cell>
          <table:table-cell office:value-type="float" office:value="22497" calcext:value-type="float">
            <text:p>22497</text:p>
          </table:table-cell>
          <table:table-cell office:value-type="float" office:value="22393.6667" calcext:value-type="float">
            <text:p>22393.6667</text:p>
          </table:table-cell>
          <table:table-cell/>
          <table:table-cell table:formula="of:=[.B84]-[.D84]" office:value-type="float" office:value="0" calcext:value-type="float">
            <text:p>0</text:p>
          </table:table-cell>
          <table:table-cell table:formula="of:=[.C84]-[.E84]" office:value-type="float" office:value="0" calcext:value-type="float">
            <text:p>0</text:p>
          </table:table-cell>
          <table:table-cell table:formula="of:=[.D84]-[.E84]" office:value-type="float" office:value="103.333299999998" calcext:value-type="float">
            <text:p>103.3333</text:p>
          </table:table-cell>
          <table:table-cell table:number-columns-repeated="3"/>
          <table:table-cell office:value-type="float" office:value="98990" calcext:value-type="float">
            <text:p>98990</text:p>
          </table:table-cell>
          <table:table-cell table:number-columns-repeated="2" office:value-type="float" office:value="24499.9589" calcext:value-type="float">
            <text:p>24499.9589</text:p>
          </table:table-cell>
          <table:table-cell table:formula="of:=[.N84]-[.O84]" office:value-type="float" office:value="0" calcext:value-type="float">
            <text:p>0</text:p>
          </table:table-cell>
          <table:table-cell/>
          <table:table-cell office:value-type="float" office:value="98990" calcext:value-type="float">
            <text:p>9899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S84]-[.T84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95763" calcext:value-type="float">
            <text:p>95763</text:p>
          </table:table-cell>
          <table:table-cell table:number-columns-repeated="4" office:value-type="float" office:value="18980" calcext:value-type="float">
            <text:p>18980</text:p>
          </table:table-cell>
          <table:table-cell/>
          <table:table-cell table:formula="of:=[.B85]-[.D85]" office:value-type="float" office:value="0" calcext:value-type="float">
            <text:p>0</text:p>
          </table:table-cell>
          <table:table-cell table:formula="of:=[.C85]-[.E85]" office:value-type="float" office:value="0" calcext:value-type="float">
            <text:p>0</text:p>
          </table:table-cell>
          <table:table-cell table:formula="of:=[.D85]-[.E85]" office:value-type="float" office:value="0" calcext:value-type="float">
            <text:p>0</text:p>
          </table:table-cell>
          <table:table-cell table:number-columns-repeated="3"/>
          <table:table-cell office:value-type="float" office:value="6151" calcext:value-type="float">
            <text:p>6151</text:p>
          </table:table-cell>
          <table:table-cell table:number-columns-repeated="2" office:value-type="float" office:value="30287.8458" calcext:value-type="float">
            <text:p>30287.8458</text:p>
          </table:table-cell>
          <table:table-cell table:formula="of:=[.N85]-[.O85]" office:value-type="float" office:value="0" calcext:value-type="float">
            <text:p>0</text:p>
          </table:table-cell>
          <table:table-cell/>
          <table:table-cell office:value-type="float" office:value="6151" calcext:value-type="float">
            <text:p>615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[.S85]-[.T85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79348" calcext:value-type="float">
            <text:p>79348</text:p>
          </table:table-cell>
          <table:table-cell office:value-type="float" office:value="17160" calcext:value-type="float">
            <text:p>17160</text:p>
          </table:table-cell>
          <table:table-cell office:value-type="float" office:value="14934.5" calcext:value-type="float">
            <text:p>14934.5</text:p>
          </table:table-cell>
          <table:table-cell office:value-type="float" office:value="17160" calcext:value-type="float">
            <text:p>17160</text:p>
          </table:table-cell>
          <table:table-cell office:value-type="float" office:value="14934.5" calcext:value-type="float">
            <text:p>14934.5</text:p>
          </table:table-cell>
          <table:table-cell/>
          <table:table-cell table:formula="of:=[.B86]-[.D86]" office:value-type="float" office:value="0" calcext:value-type="float">
            <text:p>0</text:p>
          </table:table-cell>
          <table:table-cell table:formula="of:=[.C86]-[.E86]" office:value-type="float" office:value="0" calcext:value-type="float">
            <text:p>0</text:p>
          </table:table-cell>
          <table:table-cell table:formula="of:=[.D86]-[.E86]" office:value-type="float" office:value="2225.5" calcext:value-type="float">
            <text:p>2225.5</text:p>
          </table:table-cell>
          <table:table-cell table:number-columns-repeated="3"/>
          <table:table-cell office:value-type="float" office:value="69451" calcext:value-type="float">
            <text:p>69451</text:p>
          </table:table-cell>
          <table:table-cell table:number-columns-repeated="2" office:value-type="float" office:value="37029.0848" calcext:value-type="float">
            <text:p>37029.0848</text:p>
          </table:table-cell>
          <table:table-cell table:formula="of:=[.N86]-[.O86]" office:value-type="float" office:value="0" calcext:value-type="float">
            <text:p>0</text:p>
          </table:table-cell>
          <table:table-cell/>
          <table:table-cell office:value-type="float" office:value="69451" calcext:value-type="float">
            <text:p>6945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S86]-[.T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725" calcext:value-type="float">
            <text:p>95725</text:p>
          </table:table-cell>
          <table:table-cell table:number-columns-repeated="4" office:value-type="float" office:value="18160" calcext:value-type="float">
            <text:p>18160</text:p>
          </table:table-cell>
          <table:table-cell/>
          <table:table-cell table:formula="of:=[.B87]-[.D87]" office:value-type="float" office:value="0" calcext:value-type="float">
            <text:p>0</text:p>
          </table:table-cell>
          <table:table-cell table:formula="of:=[.C87]-[.E87]" office:value-type="float" office:value="0" calcext:value-type="float">
            <text:p>0</text:p>
          </table:table-cell>
          <table:table-cell table:formula="of:=[.D87]-[.E87]" office:value-type="float" office:value="0" calcext:value-type="float">
            <text:p>0</text:p>
          </table:table-cell>
          <table:table-cell table:number-columns-repeated="3"/>
          <table:table-cell office:value-type="float" office:value="1652" calcext:value-type="float">
            <text:p>1652</text:p>
          </table:table-cell>
          <table:table-cell table:number-columns-repeated="2" office:value-type="float" office:value="17822.0894" calcext:value-type="float">
            <text:p>17822.0894</text:p>
          </table:table-cell>
          <table:table-cell table:formula="of:=[.N87]-[.O87]" office:value-type="float" office:value="0" calcext:value-type="float">
            <text:p>0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S87]-[.T87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5702" calcext:value-type="float">
            <text:p>15702</text:p>
          </table:table-cell>
          <table:table-cell office:value-type="float" office:value="10674" calcext:value-type="float">
            <text:p>10674</text:p>
          </table:table-cell>
          <table:table-cell office:value-type="float" office:value="10673.5" calcext:value-type="float">
            <text:p>10673.5</text:p>
          </table:table-cell>
          <table:table-cell office:value-type="float" office:value="10674" calcext:value-type="float">
            <text:p>10674</text:p>
          </table:table-cell>
          <table:table-cell office:value-type="float" office:value="10673.5" calcext:value-type="float">
            <text:p>10673.5</text:p>
          </table:table-cell>
          <table:table-cell/>
          <table:table-cell table:formula="of:=[.B88]-[.D88]" office:value-type="float" office:value="0" calcext:value-type="float">
            <text:p>0</text:p>
          </table:table-cell>
          <table:table-cell table:formula="of:=[.C88]-[.E88]" office:value-type="float" office:value="0" calcext:value-type="float">
            <text:p>0</text:p>
          </table:table-cell>
          <table:table-cell table:formula="of:=[.D88]-[.E88]" office:value-type="float" office:value="0.5" calcext:value-type="float">
            <text:p>0.5</text:p>
          </table:table-cell>
          <table:table-cell table:number-columns-repeated="3"/>
          <table:table-cell office:value-type="float" office:value="23688" calcext:value-type="float">
            <text:p>23688</text:p>
          </table:table-cell>
          <table:table-cell table:number-columns-repeated="2" office:value-type="float" office:value="13585.3333" calcext:value-type="float">
            <text:p>13585.3333</text:p>
          </table:table-cell>
          <table:table-cell table:formula="of:=[.N88]-[.O88]" office:value-type="float" office:value="0" calcext:value-type="float">
            <text:p>0</text:p>
          </table:table-cell>
          <table:table-cell/>
          <table:table-cell office:value-type="float" office:value="23688" calcext:value-type="float">
            <text:p>2368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S88]-[.T8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711" calcext:value-type="float">
            <text:p>89711</text:p>
          </table:table-cell>
          <table:table-cell table:number-columns-repeated="4" office:value-type="float" office:value="14833" calcext:value-type="float">
            <text:p>14833</text:p>
          </table:table-cell>
          <table:table-cell/>
          <table:table-cell table:formula="of:=[.B89]-[.D89]" office:value-type="float" office:value="0" calcext:value-type="float">
            <text:p>0</text:p>
          </table:table-cell>
          <table:table-cell table:formula="of:=[.C89]-[.E89]" office:value-type="float" office:value="0" calcext:value-type="float">
            <text:p>0</text:p>
          </table:table-cell>
          <table:table-cell table:formula="of:=[.D89]-[.E89]" office:value-type="float" office:value="0" calcext:value-type="float">
            <text:p>0</text:p>
          </table:table-cell>
          <table:table-cell table:number-columns-repeated="3"/>
          <table:table-cell office:value-type="float" office:value="62845" calcext:value-type="float">
            <text:p>62845</text:p>
          </table:table-cell>
          <table:table-cell table:number-columns-repeated="2" office:value-type="float" office:value="24435.0754" calcext:value-type="float">
            <text:p>24435.0754</text:p>
          </table:table-cell>
          <table:table-cell table:formula="of:=[.N89]-[.O89]" office:value-type="float" office:value="0" calcext:value-type="float">
            <text:p>0</text:p>
          </table:table-cell>
          <table:table-cell/>
          <table:table-cell office:value-type="float" office:value="62845" calcext:value-type="float">
            <text:p>6284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S89]-[.T89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97514" calcext:value-type="float">
            <text:p>97514</text:p>
          </table:table-cell>
          <table:table-cell table:number-columns-repeated="4" office:value-type="float" office:value="12352" calcext:value-type="float">
            <text:p>12352</text:p>
          </table:table-cell>
          <table:table-cell/>
          <table:table-cell table:formula="of:=[.B90]-[.D90]" office:value-type="float" office:value="0" calcext:value-type="float">
            <text:p>0</text:p>
          </table:table-cell>
          <table:table-cell table:formula="of:=[.C90]-[.E90]" office:value-type="float" office:value="0" calcext:value-type="float">
            <text:p>0</text:p>
          </table:table-cell>
          <table:table-cell table:formula="of:=[.D90]-[.E90]" office:value-type="float" office:value="0" calcext:value-type="float">
            <text:p>0</text:p>
          </table:table-cell>
          <table:table-cell table:number-columns-repeated="3"/>
          <table:table-cell office:value-type="float" office:value="93537" calcext:value-type="float">
            <text:p>93537</text:p>
          </table:table-cell>
          <table:table-cell table:number-columns-repeated="2" office:value-type="float" office:value="27772.3333" calcext:value-type="float">
            <text:p>27772.3333</text:p>
          </table:table-cell>
          <table:table-cell table:formula="of:=[.N90]-[.O90]" office:value-type="float" office:value="0" calcext:value-type="float">
            <text:p>0</text:p>
          </table:table-cell>
          <table:table-cell/>
          <table:table-cell office:value-type="float" office:value="93537" calcext:value-type="float">
            <text:p>9353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S90]-[.T9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914" calcext:value-type="float">
            <text:p>12914</text:p>
          </table:table-cell>
          <table:table-cell office:value-type="float" office:value="14147" calcext:value-type="float">
            <text:p>14147</text:p>
          </table:table-cell>
          <table:table-cell office:value-type="float" office:value="14136.5" calcext:value-type="float">
            <text:p>14136.5</text:p>
          </table:table-cell>
          <table:table-cell office:value-type="float" office:value="14147" calcext:value-type="float">
            <text:p>14147</text:p>
          </table:table-cell>
          <table:table-cell office:value-type="float" office:value="14136.5" calcext:value-type="float">
            <text:p>14136.5</text:p>
          </table:table-cell>
          <table:table-cell/>
          <table:table-cell table:formula="of:=[.B91]-[.D91]" office:value-type="float" office:value="0" calcext:value-type="float">
            <text:p>0</text:p>
          </table:table-cell>
          <table:table-cell table:formula="of:=[.C91]-[.E91]" office:value-type="float" office:value="0" calcext:value-type="float">
            <text:p>0</text:p>
          </table:table-cell>
          <table:table-cell table:formula="of:=[.D91]-[.E91]" office:value-type="float" office:value="10.5" calcext:value-type="float">
            <text:p>10.5</text:p>
          </table:table-cell>
          <table:table-cell table:number-columns-repeated="3"/>
          <table:table-cell office:value-type="float" office:value="4210" calcext:value-type="float">
            <text:p>4210</text:p>
          </table:table-cell>
          <table:table-cell table:number-columns-repeated="2" office:value-type="float" office:value="26183.9333" calcext:value-type="float">
            <text:p>26183.9333</text:p>
          </table:table-cell>
          <table:table-cell table:formula="of:=[.N91]-[.O91]" office:value-type="float" office:value="0" calcext:value-type="float">
            <text:p>0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S91]-[.T9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 office:value-type="float" office:value="15503" calcext:value-type="float">
            <text:p>15503</text:p>
          </table:table-cell>
          <table:table-cell/>
          <table:table-cell table:formula="of:=[.B92]-[.D92]" office:value-type="float" office:value="0" calcext:value-type="float">
            <text:p>0</text:p>
          </table:table-cell>
          <table:table-cell table:formula="of:=[.C92]-[.E92]" office:value-type="float" office:value="0" calcext:value-type="float">
            <text:p>0</text:p>
          </table:table-cell>
          <table:table-cell table:formula="of:=[.D92]-[.E92]" office:value-type="float" office:value="0" calcext:value-type="float">
            <text:p>0</text:p>
          </table:table-cell>
          <table:table-cell table:number-columns-repeated="3"/>
          <table:table-cell office:value-type="float" office:value="75424" calcext:value-type="float">
            <text:p>75424</text:p>
          </table:table-cell>
          <table:table-cell table:number-columns-repeated="2" office:value-type="float" office:value="22588.9681" calcext:value-type="float">
            <text:p>22588.9681</text:p>
          </table:table-cell>
          <table:table-cell table:formula="of:=[.N92]-[.O92]" office:value-type="float" office:value="0" calcext:value-type="float">
            <text:p>0</text:p>
          </table:table-cell>
          <table:table-cell/>
          <table:table-cell office:value-type="float" office:value="75424" calcext:value-type="float">
            <text:p>75424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formula="of:=[.S92]-[.T92]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7662" calcext:value-type="float">
            <text:p>47662</text:p>
          </table:table-cell>
          <table:table-cell table:number-columns-repeated="4" office:value-type="float" office:value="20625" calcext:value-type="float">
            <text:p>20625</text:p>
          </table:table-cell>
          <table:table-cell/>
          <table:table-cell table:formula="of:=[.B93]-[.D93]" office:value-type="float" office:value="0" calcext:value-type="float">
            <text:p>0</text:p>
          </table:table-cell>
          <table:table-cell table:formula="of:=[.C93]-[.E93]" office:value-type="float" office:value="0" calcext:value-type="float">
            <text:p>0</text:p>
          </table:table-cell>
          <table:table-cell table:formula="of:=[.D93]-[.E93]" office:value-type="float" office:value="0" calcext:value-type="float">
            <text:p>0</text:p>
          </table:table-cell>
          <table:table-cell table:number-columns-repeated="3"/>
          <table:table-cell office:value-type="float" office:value="73778" calcext:value-type="float">
            <text:p>73778</text:p>
          </table:table-cell>
          <table:table-cell table:number-columns-repeated="2" office:value-type="float" office:value="21475.205" calcext:value-type="float">
            <text:p>21475.205</text:p>
          </table:table-cell>
          <table:table-cell table:formula="of:=[.N93]-[.O93]" office:value-type="float" office:value="0" calcext:value-type="float">
            <text:p>0</text:p>
          </table:table-cell>
          <table:table-cell/>
          <table:table-cell office:value-type="float" office:value="73778" calcext:value-type="float">
            <text:p>7377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[.S93]-[.T93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1434" calcext:value-type="float">
            <text:p>11434</text:p>
          </table:table-cell>
          <table:table-cell table:number-columns-repeated="4" office:value-type="float" office:value="24906" calcext:value-type="float">
            <text:p>24906</text:p>
          </table:table-cell>
          <table:table-cell/>
          <table:table-cell table:formula="of:=[.B94]-[.D94]" office:value-type="float" office:value="0" calcext:value-type="float">
            <text:p>0</text:p>
          </table:table-cell>
          <table:table-cell table:formula="of:=[.C94]-[.E94]" office:value-type="float" office:value="0" calcext:value-type="float">
            <text:p>0</text:p>
          </table:table-cell>
          <table:table-cell table:formula="of:=[.D94]-[.E94]" office:value-type="float" office:value="0" calcext:value-type="float">
            <text:p>0</text:p>
          </table:table-cell>
          <table:table-cell table:number-columns-repeated="3"/>
          <table:table-cell office:value-type="float" office:value="18720" calcext:value-type="float">
            <text:p>18720</text:p>
          </table:table-cell>
          <table:table-cell table:number-columns-repeated="2" office:value-type="float" office:value="33689.1538" calcext:value-type="float">
            <text:p>33689.1538</text:p>
          </table:table-cell>
          <table:table-cell table:formula="of:=[.N94]-[.O94]" office:value-type="float" office:value="0" calcext:value-type="float">
            <text:p>0</text:p>
          </table:table-cell>
          <table:table-cell/>
          <table:table-cell office:value-type="float" office:value="18720" calcext:value-type="float">
            <text:p>187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S94]-[.T9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327" calcext:value-type="float">
            <text:p>13327</text:p>
          </table:table-cell>
          <table:table-cell office:value-type="float" office:value="15275" calcext:value-type="float">
            <text:p>15275</text:p>
          </table:table-cell>
          <table:table-cell office:value-type="float" office:value="14011" calcext:value-type="float">
            <text:p>14011</text:p>
          </table:table-cell>
          <table:table-cell office:value-type="float" office:value="15275" calcext:value-type="float">
            <text:p>15275</text:p>
          </table:table-cell>
          <table:table-cell office:value-type="float" office:value="14011" calcext:value-type="float">
            <text:p>14011</text:p>
          </table:table-cell>
          <table:table-cell/>
          <table:table-cell table:formula="of:=[.B95]-[.D95]" office:value-type="float" office:value="0" calcext:value-type="float">
            <text:p>0</text:p>
          </table:table-cell>
          <table:table-cell table:formula="of:=[.C95]-[.E95]" office:value-type="float" office:value="0" calcext:value-type="float">
            <text:p>0</text:p>
          </table:table-cell>
          <table:table-cell table:formula="of:=[.D95]-[.E95]" office:value-type="float" office:value="1264" calcext:value-type="float">
            <text:p>1264</text:p>
          </table:table-cell>
          <table:table-cell table:number-columns-repeated="3"/>
          <table:table-cell office:value-type="float" office:value="77410" calcext:value-type="float">
            <text:p>77410</text:p>
          </table:table-cell>
          <table:table-cell table:number-columns-repeated="2" office:value-type="float" office:value="17396" calcext:value-type="float">
            <text:p>17396</text:p>
          </table:table-cell>
          <table:table-cell table:formula="of:=[.N95]-[.O95]" office:value-type="float" office:value="0" calcext:value-type="float">
            <text:p>0</text:p>
          </table:table-cell>
          <table:table-cell/>
          <table:table-cell office:value-type="float" office:value="77410" calcext:value-type="float">
            <text:p>7741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S95]-[.T95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83523" calcext:value-type="float">
            <text:p>83523</text:p>
          </table:table-cell>
          <table:table-cell table:number-columns-repeated="4" office:value-type="float" office:value="11305" calcext:value-type="float">
            <text:p>11305</text:p>
          </table:table-cell>
          <table:table-cell/>
          <table:table-cell table:formula="of:=[.B96]-[.D96]" office:value-type="float" office:value="0" calcext:value-type="float">
            <text:p>0</text:p>
          </table:table-cell>
          <table:table-cell table:formula="of:=[.C96]-[.E96]" office:value-type="float" office:value="0" calcext:value-type="float">
            <text:p>0</text:p>
          </table:table-cell>
          <table:table-cell table:formula="of:=[.D96]-[.E96]" office:value-type="float" office:value="0" calcext:value-type="float">
            <text:p>0</text:p>
          </table:table-cell>
          <table:table-cell table:number-columns-repeated="3"/>
          <table:table-cell office:value-type="float" office:value="27614" calcext:value-type="float">
            <text:p>27614</text:p>
          </table:table-cell>
          <table:table-cell table:number-columns-repeated="2" office:value-type="float" office:value="24081.3848" calcext:value-type="float">
            <text:p>24081.3848</text:p>
          </table:table-cell>
          <table:table-cell table:formula="of:=[.N96]-[.O96]" office:value-type="float" office:value="0" calcext:value-type="float">
            <text:p>0</text:p>
          </table:table-cell>
          <table:table-cell/>
          <table:table-cell office:value-type="float" office:value="27614" calcext:value-type="float">
            <text:p>2761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formula="of:=[.S96]-[.T96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60576" calcext:value-type="float">
            <text:p>60576</text:p>
          </table:table-cell>
          <table:table-cell table:number-columns-repeated="4" office:value-type="float" office:value="16126" calcext:value-type="float">
            <text:p>16126</text:p>
          </table:table-cell>
          <table:table-cell/>
          <table:table-cell table:formula="of:=[.B97]-[.D97]" office:value-type="float" office:value="0" calcext:value-type="float">
            <text:p>0</text:p>
          </table:table-cell>
          <table:table-cell table:formula="of:=[.C97]-[.E97]" office:value-type="float" office:value="0" calcext:value-type="float">
            <text:p>0</text:p>
          </table:table-cell>
          <table:table-cell table:formula="of:=[.D97]-[.E97]" office:value-type="float" office:value="0" calcext:value-type="float">
            <text:p>0</text:p>
          </table:table-cell>
          <table:table-cell table:number-columns-repeated="3"/>
          <table:table-cell office:value-type="float" office:value="45083" calcext:value-type="float">
            <text:p>45083</text:p>
          </table:table-cell>
          <table:table-cell table:number-columns-repeated="2" office:value-type="float" office:value="28210.3481" calcext:value-type="float">
            <text:p>28210.3481</text:p>
          </table:table-cell>
          <table:table-cell table:formula="of:=[.N97]-[.O97]" office:value-type="float" office:value="0" calcext:value-type="float">
            <text:p>0</text:p>
          </table:table-cell>
          <table:table-cell/>
          <table:table-cell office:value-type="float" office:value="45083" calcext:value-type="float">
            <text:p>4508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S97]-[.T9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567" calcext:value-type="float">
            <text:p>96567</text:p>
          </table:table-cell>
          <table:table-cell table:number-columns-repeated="4" office:value-type="float" office:value="14647" calcext:value-type="float">
            <text:p>14647</text:p>
          </table:table-cell>
          <table:table-cell/>
          <table:table-cell table:formula="of:=[.B98]-[.D98]" office:value-type="float" office:value="0" calcext:value-type="float">
            <text:p>0</text:p>
          </table:table-cell>
          <table:table-cell table:formula="of:=[.C98]-[.E98]" office:value-type="float" office:value="0" calcext:value-type="float">
            <text:p>0</text:p>
          </table:table-cell>
          <table:table-cell table:formula="of:=[.D98]-[.E98]" office:value-type="float" office:value="0" calcext:value-type="float">
            <text:p>0</text:p>
          </table:table-cell>
          <table:table-cell table:number-columns-repeated="3"/>
          <table:table-cell office:value-type="float" office:value="7619" calcext:value-type="float">
            <text:p>7619</text:p>
          </table:table-cell>
          <table:table-cell table:number-columns-repeated="2" office:value-type="float" office:value="18885" calcext:value-type="float">
            <text:p>18885</text:p>
          </table:table-cell>
          <table:table-cell table:formula="of:=[.N98]-[.O98]" office:value-type="float" office:value="0" calcext:value-type="float">
            <text:p>0</text:p>
          </table:table-cell>
          <table:table-cell/>
          <table:table-cell office:value-type="float" office:value="7619" calcext:value-type="float">
            <text:p>761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S98]-[.T98]" office:value-type="float" office:value="11" calcext:value-type="float">
            <text:p>11</text:p>
          </table:table-cell>
        </table:table-row>
        <table:table-row table:style-name="ro1">
          <table:table-cell table:number-columns-repeated="12"/>
          <table:table-cell office:value-type="float" office:value="36364" calcext:value-type="float">
            <text:p>36364</text:p>
          </table:table-cell>
          <table:table-cell table:number-columns-repeated="2" office:value-type="float" office:value="22795.2333" calcext:value-type="float">
            <text:p>22795.2333</text:p>
          </table:table-cell>
          <table:table-cell table:formula="of:=[.N99]-[.O99]" office:value-type="float" office:value="0" calcext:value-type="float">
            <text:p>0</text:p>
          </table:table-cell>
          <table:table-cell/>
          <table:table-cell office:value-type="float" office:value="36364" calcext:value-type="float">
            <text:p>3636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S99]-[.T99]" office:value-type="float" office:value="13" calcext:value-type="float">
            <text:p>13</text:p>
          </table:table-cell>
        </table:table-row>
        <table:table-row table:style-name="ro1">
          <table:table-cell table:number-columns-repeated="12"/>
          <table:table-cell office:value-type="float" office:value="38396" calcext:value-type="float">
            <text:p>38396</text:p>
          </table:table-cell>
          <table:table-cell table:number-columns-repeated="2" office:value-type="float" office:value="30580.5833" calcext:value-type="float">
            <text:p>30580.5833</text:p>
          </table:table-cell>
          <table:table-cell table:formula="of:=[.N100]-[.O100]" office:value-type="float" office:value="0" calcext:value-type="float">
            <text:p>0</text:p>
          </table:table-cell>
          <table:table-cell/>
          <table:table-cell office:value-type="float" office:value="38396" calcext:value-type="float">
            <text:p>38396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S100]-[.T100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3620" calcext:value-type="float">
            <text:p>13620</text:p>
          </table:table-cell>
          <table:table-cell table:number-columns-repeated="2" office:value-type="float" office:value="22429.1143" calcext:value-type="float">
            <text:p>22429.1143</text:p>
          </table:table-cell>
          <table:table-cell table:formula="of:=[.N101]-[.O101]" office:value-type="float" office:value="0" calcext:value-type="float">
            <text:p>0</text:p>
          </table:table-cell>
          <table:table-cell/>
          <table:table-cell office:value-type="float" office:value="13620" calcext:value-type="float">
            <text:p>1362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S101]-[.T101]" office:value-type="float" office:value="7" calcext:value-type="float">
            <text:p>7</text:p>
          </table:table-cell>
        </table:table-row>
        <table:table-row table:style-name="ro1">
          <table:table-cell table:number-columns-repeated="12"/>
          <table:table-cell office:value-type="float" office:value="78493" calcext:value-type="float">
            <text:p>78493</text:p>
          </table:table-cell>
          <table:table-cell table:number-columns-repeated="2" office:value-type="float" office:value="22773.0741" calcext:value-type="float">
            <text:p>22773.0741</text:p>
          </table:table-cell>
          <table:table-cell table:formula="of:=[.N102]-[.O102]" office:value-type="float" office:value="0" calcext:value-type="float">
            <text:p>0</text:p>
          </table:table-cell>
          <table:table-cell/>
          <table:table-cell office:value-type="float" office:value="78493" calcext:value-type="float">
            <text:p>7849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S102]-[.T102]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  <table:table-cell office:value-type="float" office:value="62932" calcext:value-type="float">
            <text:p>62932</text:p>
          </table:table-cell>
          <table:table-cell table:number-columns-repeated="2" office:value-type="float" office:value="36499.0952" calcext:value-type="float">
            <text:p>36499.0952</text:p>
          </table:table-cell>
          <table:table-cell table:formula="of:=[.N103]-[.O103]" office:value-type="float" office:value="0" calcext:value-type="float">
            <text:p>0</text:p>
          </table:table-cell>
          <table:table-cell/>
          <table:table-cell office:value-type="float" office:value="62932" calcext:value-type="float">
            <text:p>6293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S103]-[.T10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908" calcext:value-type="float">
            <text:p>749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5527" calcext:value-type="float">
            <text:p>75527</text:p>
          </table:table-cell>
          <table:table-cell table:number-columns-repeated="2" office:value-type="float" office:value="22172" calcext:value-type="float">
            <text:p>22172</text:p>
          </table:table-cell>
          <table:table-cell table:formula="of:=[.N104]-[.O104]" office:value-type="float" office:value="0" calcext:value-type="float">
            <text:p>0</text:p>
          </table:table-cell>
          <table:table-cell/>
          <table:table-cell office:value-type="float" office:value="75527" calcext:value-type="float">
            <text:p>7552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S104]-[.T10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23857" calcext:value-type="float">
            <text:p>23857</text:p>
          </table:table-cell>
          <table:table-cell table:number-columns-repeated="2" office:value-type="float" office:value="26284.8333" calcext:value-type="float">
            <text:p>26284.8333</text:p>
          </table:table-cell>
          <table:table-cell table:formula="of:=[.N105]-[.O105]" office:value-type="float" office:value="0" calcext:value-type="float">
            <text:p>0</text:p>
          </table:table-cell>
          <table:table-cell/>
          <table:table-cell office:value-type="float" office:value="23857" calcext:value-type="float">
            <text:p>23857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S105]-[.T1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95" calcext:value-type="float">
            <text:p>2939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4009" calcext:value-type="float">
            <text:p>84009</text:p>
          </table:table-cell>
          <table:table-cell table:number-columns-repeated="2" office:value-type="float" office:value="21112.4314" calcext:value-type="float">
            <text:p>21112.4314</text:p>
          </table:table-cell>
          <table:table-cell table:formula="of:=[.N106]-[.O106]" office:value-type="float" office:value="0" calcext:value-type="float">
            <text:p>0</text:p>
          </table:table-cell>
          <table:table-cell/>
          <table:table-cell office:value-type="float" office:value="84009" calcext:value-type="float">
            <text:p>8400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S106]-[.T10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856" calcext:value-type="float">
            <text:p>218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  <table:table-cell office:value-type="float" office:value="39761" calcext:value-type="float">
            <text:p>39761</text:p>
          </table:table-cell>
          <table:table-cell table:number-columns-repeated="2" office:value-type="float" office:value="21889" calcext:value-type="float">
            <text:p>21889</text:p>
          </table:table-cell>
          <table:table-cell table:formula="of:=[.N107]-[.O107]" office:value-type="float" office:value="0" calcext:value-type="float">
            <text:p>0</text:p>
          </table:table-cell>
          <table:table-cell/>
          <table:table-cell office:value-type="float" office:value="39761" calcext:value-type="float">
            <text:p>3976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S107]-[.T10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9821" calcext:value-type="float">
            <text:p>49821</text:p>
          </table:table-cell>
          <table:table-cell table:number-columns-repeated="2" office:value-type="float" office:value="20594.99" calcext:value-type="float">
            <text:p>20594.99</text:p>
          </table:table-cell>
          <table:table-cell table:formula="of:=[.N108]-[.O108]" office:value-type="float" office:value="0" calcext:value-type="float">
            <text:p>0</text:p>
          </table:table-cell>
          <table:table-cell/>
          <table:table-cell office:value-type="float" office:value="49821" calcext:value-type="float">
            <text:p>4982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S108]-[.T10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77652" calcext:value-type="float">
            <text:p>77652</text:p>
          </table:table-cell>
          <table:table-cell table:number-columns-repeated="2" office:value-type="float" office:value="28618.0525" calcext:value-type="float">
            <text:p>28618.0525</text:p>
          </table:table-cell>
          <table:table-cell table:formula="of:=[.N109]-[.O109]" office:value-type="float" office:value="0" calcext:value-type="float">
            <text:p>0</text:p>
          </table:table-cell>
          <table:table-cell/>
          <table:table-cell office:value-type="float" office:value="77652" calcext:value-type="float">
            <text:p>7765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[.S109]-[.T109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2071" calcext:value-type="float">
            <text:p>1207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9836" calcext:value-type="float">
            <text:p>59836</text:p>
          </table:table-cell>
          <table:table-cell table:number-columns-repeated="2" office:value-type="float" office:value="29302.3333" calcext:value-type="float">
            <text:p>29302.3333</text:p>
          </table:table-cell>
          <table:table-cell table:formula="of:=[.N110]-[.O110]" office:value-type="float" office:value="0" calcext:value-type="float">
            <text:p>0</text:p>
          </table:table-cell>
          <table:table-cell/>
          <table:table-cell office:value-type="float" office:value="59836" calcext:value-type="float">
            <text:p>5983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[.S110]-[.T1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9329" calcext:value-type="float">
            <text:p>293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96262" calcext:value-type="float">
            <text:p>96262</text:p>
          </table:table-cell>
          <table:table-cell table:number-columns-repeated="2" office:value-type="float" office:value="17285.7267" calcext:value-type="float">
            <text:p>17285.7267</text:p>
          </table:table-cell>
          <table:table-cell table:formula="of:=[.N111]-[.O111]" office:value-type="float" office:value="0" calcext:value-type="float">
            <text:p>0</text:p>
          </table:table-cell>
          <table:table-cell/>
          <table:table-cell office:value-type="float" office:value="96262" calcext:value-type="float">
            <text:p>9626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[.S111]-[.T111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8564" calcext:value-type="float">
            <text:p>7856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6173" calcext:value-type="float">
            <text:p>56173</text:p>
          </table:table-cell>
          <table:table-cell table:number-columns-repeated="2" office:value-type="float" office:value="13810.5833" calcext:value-type="float">
            <text:p>13810.5833</text:p>
          </table:table-cell>
          <table:table-cell table:formula="of:=[.N112]-[.O112]" office:value-type="float" office:value="0" calcext:value-type="float">
            <text:p>0</text:p>
          </table:table-cell>
          <table:table-cell/>
          <table:table-cell office:value-type="float" office:value="56173" calcext:value-type="float">
            <text:p>5617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formula="of:=[.S112]-[.T112]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8213" calcext:value-type="float">
            <text:p>182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1547" calcext:value-type="float">
            <text:p>51547</text:p>
          </table:table-cell>
          <table:table-cell table:number-columns-repeated="2" office:value-type="float" office:value="20159.109" calcext:value-type="float">
            <text:p>20159.109</text:p>
          </table:table-cell>
          <table:table-cell table:formula="of:=[.N113]-[.O113]" office:value-type="float" office:value="0" calcext:value-type="float">
            <text:p>0</text:p>
          </table:table-cell>
          <table:table-cell/>
          <table:table-cell office:value-type="float" office:value="51547" calcext:value-type="float">
            <text:p>515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S113]-[.T113]"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office:value-type="float" office:value="27727" calcext:value-type="float">
            <text:p>27727</text:p>
          </table:table-cell>
          <table:table-cell table:number-columns-repeated="2" office:value-type="float" office:value="27965.0833" calcext:value-type="float">
            <text:p>27965.0833</text:p>
          </table:table-cell>
          <table:table-cell table:formula="of:=[.N114]-[.O114]" office:value-type="float" office:value="0" calcext:value-type="float">
            <text:p>0</text:p>
          </table:table-cell>
          <table:table-cell/>
          <table:table-cell office:value-type="float" office:value="27727" calcext:value-type="float">
            <text:p>2772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S114]-[.T114]" office:value-type="float" office:value="7" calcext:value-type="float">
            <text:p>7</text:p>
          </table:table-cell>
        </table:table-row>
        <table:table-row table:style-name="ro1">
          <table:table-cell table:number-columns-repeated="12"/>
          <table:table-cell office:value-type="float" office:value="47447" calcext:value-type="float">
            <text:p>47447</text:p>
          </table:table-cell>
          <table:table-cell table:number-columns-repeated="2" office:value-type="float" office:value="23262" calcext:value-type="float">
            <text:p>23262</text:p>
          </table:table-cell>
          <table:table-cell table:formula="of:=[.N115]-[.O115]" office:value-type="float" office:value="0" calcext:value-type="float">
            <text:p>0</text:p>
          </table:table-cell>
          <table:table-cell/>
          <table:table-cell office:value-type="float" office:value="47447" calcext:value-type="float">
            <text:p>4744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S115]-[.T115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formula="of:=AVERAGE([.C104:.C113])" office:value-type="float" office:value="8.3" calcext:value-type="float">
            <text:p>8.3</text:p>
          </table:table-cell>
          <table:table-cell table:formula="of:=AVERAGE([.D104:.D113])" office:value-type="float" office:value="5.8" calcext:value-type="float">
            <text:p>5.8</text:p>
          </table:table-cell>
          <table:table-cell table:number-columns-repeated="8"/>
          <table:table-cell office:value-type="float" office:value="742" calcext:value-type="float">
            <text:p>742</text:p>
          </table:table-cell>
          <table:table-cell table:number-columns-repeated="2" office:value-type="float" office:value="18495.5147" calcext:value-type="float">
            <text:p>18495.5147</text:p>
          </table:table-cell>
          <table:table-cell table:formula="of:=[.N116]-[.O116]" office:value-type="float" office:value="0" calcext:value-type="float">
            <text:p>0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S116]-[.T116]" office:value-type="float" office:value="13" calcext:value-type="float">
            <text:p>13</text:p>
          </table:table-cell>
        </table:table-row>
        <table:table-row table:style-name="ro1">
          <table:table-cell table:number-columns-repeated="12"/>
          <table:table-cell office:value-type="float" office:value="20733" calcext:value-type="float">
            <text:p>20733</text:p>
          </table:table-cell>
          <table:table-cell table:number-columns-repeated="2" office:value-type="float" office:value="32861.625" calcext:value-type="float">
            <text:p>32861.625</text:p>
          </table:table-cell>
          <table:table-cell table:formula="of:=[.N117]-[.O117]" office:value-type="float" office:value="0" calcext:value-type="float">
            <text:p>0</text:p>
          </table:table-cell>
          <table:table-cell/>
          <table:table-cell office:value-type="float" office:value="20733" calcext:value-type="float">
            <text:p>2073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[.S117]-[.T117]" office:value-type="float" office:value="-7" calcext:value-type="float">
            <text:p>-7</text:p>
          </table:table-cell>
        </table:table-row>
        <table:table-row table:style-name="ro1">
          <table:table-cell table:number-columns-repeated="12"/>
          <table:table-cell office:value-type="float" office:value="49109" calcext:value-type="float">
            <text:p>49109</text:p>
          </table:table-cell>
          <table:table-cell table:number-columns-repeated="2" office:value-type="float" office:value="27366.4084" calcext:value-type="float">
            <text:p>27366.4084</text:p>
          </table:table-cell>
          <table:table-cell table:formula="of:=[.N118]-[.O118]" office:value-type="float" office:value="0" calcext:value-type="float">
            <text:p>0</text:p>
          </table:table-cell>
          <table:table-cell/>
          <table:table-cell office:value-type="float" office:value="49109" calcext:value-type="float">
            <text:p>4910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S118]-[.T118]" office:value-type="float" office:value="-8" calcext:value-type="float">
            <text:p>-8</text:p>
          </table:table-cell>
        </table:table-row>
        <table:table-row table:style-name="ro1">
          <table:table-cell table:number-columns-repeated="12"/>
          <table:table-cell office:value-type="float" office:value="48899" calcext:value-type="float">
            <text:p>48899</text:p>
          </table:table-cell>
          <table:table-cell table:number-columns-repeated="2" office:value-type="float" office:value="19038.7403" calcext:value-type="float">
            <text:p>19038.7403</text:p>
          </table:table-cell>
          <table:table-cell table:formula="of:=[.N119]-[.O119]" office:value-type="float" office:value="0" calcext:value-type="float">
            <text:p>0</text:p>
          </table:table-cell>
          <table:table-cell/>
          <table:table-cell office:value-type="float" office:value="48899" calcext:value-type="float">
            <text:p>4889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S119]-[.T1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861" calcext:value-type="float">
            <text:p>8786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54320" calcext:value-type="float">
            <text:p>54320</text:p>
          </table:table-cell>
          <table:table-cell table:number-columns-repeated="2" office:value-type="float" office:value="23510.8182" calcext:value-type="float">
            <text:p>23510.8182</text:p>
          </table:table-cell>
          <table:table-cell table:formula="of:=[.N120]-[.O120]" office:value-type="float" office:value="0" calcext:value-type="float">
            <text:p>0</text:p>
          </table:table-cell>
          <table:table-cell/>
          <table:table-cell office:value-type="float" office:value="54320" calcext:value-type="float">
            <text:p>5432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[.S120]-[.T12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0126" calcext:value-type="float">
            <text:p>301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/>
          <table:table-cell office:value-type="float" office:value="54982" calcext:value-type="float">
            <text:p>54982</text:p>
          </table:table-cell>
          <table:table-cell table:number-columns-repeated="2" office:value-type="float" office:value="24405.5833" calcext:value-type="float">
            <text:p>24405.5833</text:p>
          </table:table-cell>
          <table:table-cell table:formula="of:=[.N121]-[.O121]" office:value-type="float" office:value="0" calcext:value-type="float">
            <text:p>0</text:p>
          </table:table-cell>
          <table:table-cell/>
          <table:table-cell office:value-type="float" office:value="54982" calcext:value-type="float">
            <text:p>5498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formula="of:=[.S121]-[.T121]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74607" calcext:value-type="float">
            <text:p>7460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93101" calcext:value-type="float">
            <text:p>93101</text:p>
          </table:table-cell>
          <table:table-cell table:number-columns-repeated="2" office:value-type="float" office:value="36748.5862" calcext:value-type="float">
            <text:p>36748.5862</text:p>
          </table:table-cell>
          <table:table-cell table:formula="of:=[.N122]-[.O122]" office:value-type="float" office:value="0" calcext:value-type="float">
            <text:p>0</text:p>
          </table:table-cell>
          <table:table-cell/>
          <table:table-cell office:value-type="float" office:value="93101" calcext:value-type="float">
            <text:p>9310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S122]-[.T12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4777" calcext:value-type="float">
            <text:p>5477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69591" calcext:value-type="float">
            <text:p>69591</text:p>
          </table:table-cell>
          <table:table-cell table:number-columns-repeated="2" office:value-type="float" office:value="26999.809" calcext:value-type="float">
            <text:p>26999.809</text:p>
          </table:table-cell>
          <table:table-cell table:formula="of:=[.N123]-[.O123]" office:value-type="float" office:value="0" calcext:value-type="float">
            <text:p>0</text:p>
          </table:table-cell>
          <table:table-cell/>
          <table:table-cell office:value-type="float" office:value="69591" calcext:value-type="float">
            <text:p>6959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S123]-[.T12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212" calcext:value-type="float">
            <text:p>992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69444" calcext:value-type="float">
            <text:p>69444</text:p>
          </table:table-cell>
          <table:table-cell table:number-columns-repeated="2" office:value-type="float" office:value="22932.1296" calcext:value-type="float">
            <text:p>22932.1296</text:p>
          </table:table-cell>
          <table:table-cell table:formula="of:=[.N124]-[.O124]" office:value-type="float" office:value="0" calcext:value-type="float">
            <text:p>0</text:p>
          </table:table-cell>
          <table:table-cell/>
          <table:table-cell office:value-type="float" office:value="69444" calcext:value-type="float">
            <text:p>6944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S124]-[.T1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9716" calcext:value-type="float">
            <text:p>3971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84185" calcext:value-type="float">
            <text:p>84185</text:p>
          </table:table-cell>
          <table:table-cell table:number-columns-repeated="2" office:value-type="float" office:value="26468.378" calcext:value-type="float">
            <text:p>26468.378</text:p>
          </table:table-cell>
          <table:table-cell table:formula="of:=[.N125]-[.O125]" office:value-type="float" office:value="0" calcext:value-type="float">
            <text:p>0</text:p>
          </table:table-cell>
          <table:table-cell/>
          <table:table-cell office:value-type="float" office:value="84185" calcext:value-type="float">
            <text:p>8418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formula="of:=[.S125]-[.T125]"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50928" calcext:value-type="float">
            <text:p>5092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7326" calcext:value-type="float">
            <text:p>77326</text:p>
          </table:table-cell>
          <table:table-cell table:number-columns-repeated="2" office:value-type="float" office:value="21890.5833" calcext:value-type="float">
            <text:p>21890.5833</text:p>
          </table:table-cell>
          <table:table-cell table:formula="of:=[.N126]-[.O126]" office:value-type="float" office:value="0" calcext:value-type="float">
            <text:p>0</text:p>
          </table:table-cell>
          <table:table-cell/>
          <table:table-cell office:value-type="float" office:value="77326" calcext:value-type="float">
            <text:p>7732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S126]-[.T126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9589" calcext:value-type="float">
            <text:p>3958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86774" calcext:value-type="float">
            <text:p>86774</text:p>
          </table:table-cell>
          <table:table-cell table:number-columns-repeated="2" office:value-type="float" office:value="27804.8167" calcext:value-type="float">
            <text:p>27804.8167</text:p>
          </table:table-cell>
          <table:table-cell table:formula="of:=[.N127]-[.O127]" office:value-type="float" office:value="0" calcext:value-type="float">
            <text:p>0</text:p>
          </table:table-cell>
          <table:table-cell/>
          <table:table-cell office:value-type="float" office:value="86774" calcext:value-type="float">
            <text:p>8677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S127]-[.T12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450" calcext:value-type="float">
            <text:p>194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8"/>
          <table:table-cell office:value-type="float" office:value="37454" calcext:value-type="float">
            <text:p>37454</text:p>
          </table:table-cell>
          <table:table-cell table:number-columns-repeated="2" office:value-type="float" office:value="23916.3256" calcext:value-type="float">
            <text:p>23916.3256</text:p>
          </table:table-cell>
          <table:table-cell table:formula="of:=[.N128]-[.O128]" office:value-type="float" office:value="0" calcext:value-type="float">
            <text:p>0</text:p>
          </table:table-cell>
          <table:table-cell/>
          <table:table-cell office:value-type="float" office:value="37454" calcext:value-type="float">
            <text:p>3745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S128]-[.T12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56005" calcext:value-type="float">
            <text:p>5600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56393" calcext:value-type="float">
            <text:p>56393</text:p>
          </table:table-cell>
          <table:table-cell table:number-columns-repeated="2" office:value-type="float" office:value="26462.4712" calcext:value-type="float">
            <text:p>26462.4712</text:p>
          </table:table-cell>
          <table:table-cell table:formula="of:=[.N129]-[.O129]" office:value-type="float" office:value="0" calcext:value-type="float">
            <text:p>0</text:p>
          </table:table-cell>
          <table:table-cell/>
          <table:table-cell office:value-type="float" office:value="56393" calcext:value-type="float">
            <text:p>5639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S129]-[.T129]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office:value-type="float" office:value="20822" calcext:value-type="float">
            <text:p>20822</text:p>
          </table:table-cell>
          <table:table-cell table:number-columns-repeated="2" office:value-type="float" office:value="31926.3646" calcext:value-type="float">
            <text:p>31926.3646</text:p>
          </table:table-cell>
          <table:table-cell table:formula="of:=[.N130]-[.O130]" office:value-type="float" office:value="0" calcext:value-type="float">
            <text:p>0</text:p>
          </table:table-cell>
          <table:table-cell/>
          <table:table-cell office:value-type="float" office:value="20822" calcext:value-type="float">
            <text:p>208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S130]-[.T130]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formula="of:=AVERAGE([.C120:.C129])" office:value-type="float" office:value="19.2" calcext:value-type="float">
            <text:p>19.2</text:p>
          </table:table-cell>
          <table:table-cell table:formula="of:=AVERAGE([.D120:.D129])" office:value-type="float" office:value="17.8" calcext:value-type="float">
            <text:p>17.8</text:p>
          </table:table-cell>
          <table:table-cell table:number-columns-repeated="8"/>
          <table:table-cell office:value-type="float" office:value="26771" calcext:value-type="float">
            <text:p>26771</text:p>
          </table:table-cell>
          <table:table-cell table:number-columns-repeated="2" office:value-type="float" office:value="29826.025" calcext:value-type="float">
            <text:p>29826.025</text:p>
          </table:table-cell>
          <table:table-cell table:formula="of:=[.N131]-[.O131]" office:value-type="float" office:value="0" calcext:value-type="float">
            <text:p>0</text:p>
          </table:table-cell>
          <table:table-cell/>
          <table:table-cell office:value-type="float" office:value="26771" calcext:value-type="float">
            <text:p>2677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[.S131]-[.T131]"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office:value-type="float" office:value="36308" calcext:value-type="float">
            <text:p>36308</text:p>
          </table:table-cell>
          <table:table-cell table:number-columns-repeated="2" office:value-type="float" office:value="28239.878" calcext:value-type="float">
            <text:p>28239.878</text:p>
          </table:table-cell>
          <table:table-cell table:formula="of:=[.N132]-[.O132]" office:value-type="float" office:value="0" calcext:value-type="float">
            <text:p>0</text:p>
          </table:table-cell>
          <table:table-cell/>
          <table:table-cell office:value-type="float" office:value="36308" calcext:value-type="float">
            <text:p>3630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S132]-[.T132]" office:value-type="float" office:value="-1" calcext:value-type="float">
            <text:p>-1</text:p>
          </table:table-cell>
        </table:table-row>
        <table:table-row table:style-name="ro1">
          <table:table-cell table:number-columns-repeated="12"/>
          <table:table-cell office:value-type="float" office:value="28186" calcext:value-type="float">
            <text:p>28186</text:p>
          </table:table-cell>
          <table:table-cell table:number-columns-repeated="2" office:value-type="float" office:value="24177.6136" calcext:value-type="float">
            <text:p>24177.6136</text:p>
          </table:table-cell>
          <table:table-cell table:formula="of:=[.N133]-[.O133]" office:value-type="float" office:value="0" calcext:value-type="float">
            <text:p>0</text:p>
          </table:table-cell>
          <table:table-cell/>
          <table:table-cell office:value-type="float" office:value="28186" calcext:value-type="float">
            <text:p>2818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[.S133]-[.T133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7965" calcext:value-type="float">
            <text:p>27965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B134]-[.C134]" office:value-type="float" office:value="6" calcext:value-type="float">
            <text:p>6</text:p>
          </table:table-cell>
          <table:table-cell table:number-columns-repeated="2"/>
          <table:table-cell office:value-type="float" office:value="27965" calcext:value-type="float">
            <text:p>27965</text:p>
          </table:table-cell>
          <table:table-cell table:number-columns-repeated="2" office:value-type="float" office:value="23521.9532" calcext:value-type="float">
            <text:p>23521.9532</text:p>
          </table:table-cell>
          <table:table-cell table:formula="of:=[.I134]-[.J134]" office:value-type="float" office:value="0" calcext:value-type="float">
            <text:p>0</text:p>
          </table:table-cell>
          <table:table-cell/>
          <table:table-cell office:value-type="float" office:value="43270" calcext:value-type="float">
            <text:p>43270</text:p>
          </table:table-cell>
          <table:table-cell table:number-columns-repeated="2" office:value-type="float" office:value="16246.6667" calcext:value-type="float">
            <text:p>16246.6667</text:p>
          </table:table-cell>
          <table:table-cell table:formula="of:=[.N134]-[.O134]" office:value-type="float" office:value="0" calcext:value-type="float">
            <text:p>0</text:p>
          </table:table-cell>
          <table:table-cell/>
          <table:table-cell office:value-type="float" office:value="43270" calcext:value-type="float">
            <text:p>432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S134]-[.T13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49008" calcext:value-type="float">
            <text:p>49008</text:p>
          </table:table-cell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B135]-[.C135]" office:value-type="float" office:value="-27" calcext:value-type="float">
            <text:p>-27</text:p>
          </table:table-cell>
          <table:table-cell table:number-columns-repeated="2"/>
          <table:table-cell office:value-type="float" office:value="49008" calcext:value-type="float">
            <text:p>49008</text:p>
          </table:table-cell>
          <table:table-cell table:number-columns-repeated="2" office:value-type="float" office:value="37077.0014" calcext:value-type="float">
            <text:p>37077.0014</text:p>
          </table:table-cell>
          <table:table-cell table:formula="of:=[.I135]-[.J135]" office:value-type="float" office:value="0" calcext:value-type="float">
            <text:p>0</text:p>
          </table:table-cell>
          <table:table-cell/>
          <table:table-cell office:value-type="float" office:value="70045" calcext:value-type="float">
            <text:p>70045</text:p>
          </table:table-cell>
          <table:table-cell table:number-columns-repeated="2" office:value-type="float" office:value="28106.4167" calcext:value-type="float">
            <text:p>28106.4167</text:p>
          </table:table-cell>
          <table:table-cell table:formula="of:=[.N135]-[.O135]" office:value-type="float" office:value="0" calcext:value-type="float">
            <text:p>0</text:p>
          </table:table-cell>
          <table:table-cell/>
          <table:table-cell office:value-type="float" office:value="70045" calcext:value-type="float">
            <text:p>700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S135]-[.T13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809" calcext:value-type="float">
            <text:p>73809</text:p>
          </table:table-cell>
          <table:table-cell office:value-type="float" office:value="242" calcext:value-type="float">
            <text:p>242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136]-[.C136]" office:value-type="float" office:value="176" calcext:value-type="float">
            <text:p>176</text:p>
          </table:table-cell>
          <table:table-cell table:number-columns-repeated="2"/>
          <table:table-cell office:value-type="float" office:value="73809" calcext:value-type="float">
            <text:p>73809</text:p>
          </table:table-cell>
          <table:table-cell table:number-columns-repeated="2" office:value-type="float" office:value="35277.1707" calcext:value-type="float">
            <text:p>35277.1707</text:p>
          </table:table-cell>
          <table:table-cell table:formula="of:=[.I136]-[.J136]" office:value-type="float" office:value="0" calcext:value-type="float">
            <text:p>0</text:p>
          </table:table-cell>
          <table:table-cell/>
          <table:table-cell office:value-type="float" office:value="83598" calcext:value-type="float">
            <text:p>83598</text:p>
          </table:table-cell>
          <table:table-cell table:number-columns-repeated="2" office:value-type="float" office:value="19614.73" calcext:value-type="float">
            <text:p>19614.73</text:p>
          </table:table-cell>
          <table:table-cell table:formula="of:=[.N136]-[.O136]" office:value-type="float" office:value="0" calcext:value-type="float">
            <text:p>0</text:p>
          </table:table-cell>
          <table:table-cell/>
          <table:table-cell office:value-type="float" office:value="83598" calcext:value-type="float">
            <text:p>8359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S136]-[.T13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5388" calcext:value-type="float">
            <text:p>55388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B137]-[.C137]" office:value-type="float" office:value="-87" calcext:value-type="float">
            <text:p>-87</text:p>
          </table:table-cell>
          <table:table-cell table:number-columns-repeated="2"/>
          <table:table-cell office:value-type="float" office:value="55388" calcext:value-type="float">
            <text:p>55388</text:p>
          </table:table-cell>
          <table:table-cell table:number-columns-repeated="2" office:value-type="float" office:value="38991.564" calcext:value-type="float">
            <text:p>38991.564</text:p>
          </table:table-cell>
          <table:table-cell table:formula="of:=[.I137]-[.J137]" office:value-type="float" office:value="0" calcext:value-type="float">
            <text:p>0</text:p>
          </table:table-cell>
          <table:table-cell/>
          <table:table-cell office:value-type="float" office:value="11695" calcext:value-type="float">
            <text:p>11695</text:p>
          </table:table-cell>
          <table:table-cell table:number-columns-repeated="2" office:value-type="float" office:value="36102.75" calcext:value-type="float">
            <text:p>36102.75</text:p>
          </table:table-cell>
          <table:table-cell table:formula="of:=[.N137]-[.O137]" office:value-type="float" office:value="0" calcext:value-type="float">
            <text:p>0</text:p>
          </table:table-cell>
          <table:table-cell/>
          <table:table-cell office:value-type="float" office:value="11695" calcext:value-type="float">
            <text:p>1169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S137]-[.T13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101" calcext:value-type="float">
            <text:p>81101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38]-[.C138]" office:value-type="float" office:value="70" calcext:value-type="float">
            <text:p>70</text:p>
          </table:table-cell>
          <table:table-cell table:number-columns-repeated="2"/>
          <table:table-cell office:value-type="float" office:value="81101" calcext:value-type="float">
            <text:p>81101</text:p>
          </table:table-cell>
          <table:table-cell table:number-columns-repeated="2" office:value-type="float" office:value="36229" calcext:value-type="float">
            <text:p>36229</text:p>
          </table:table-cell>
          <table:table-cell table:formula="of:=[.I138]-[.J138]" office:value-type="float" office:value="0" calcext:value-type="float">
            <text:p>0</text:p>
          </table:table-cell>
          <table:table-cell/>
          <table:table-cell office:value-type="float" office:value="7806" calcext:value-type="float">
            <text:p>7806</text:p>
          </table:table-cell>
          <table:table-cell table:number-columns-repeated="2" office:value-type="float" office:value="22833.8889" calcext:value-type="float">
            <text:p>22833.8889</text:p>
          </table:table-cell>
          <table:table-cell table:formula="of:=[.N138]-[.O138]" office:value-type="float" office:value="0" calcext:value-type="float">
            <text:p>0</text:p>
          </table:table-cell>
          <table:table-cell/>
          <table:table-cell office:value-type="float" office:value="7806" calcext:value-type="float">
            <text:p>780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S138]-[.T13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6485" calcext:value-type="float">
            <text:p>4648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B139]-[.C139]" office:value-type="float" office:value="-25" calcext:value-type="float">
            <text:p>-25</text:p>
          </table:table-cell>
          <table:table-cell table:number-columns-repeated="2"/>
          <table:table-cell office:value-type="float" office:value="46485" calcext:value-type="float">
            <text:p>46485</text:p>
          </table:table-cell>
          <table:table-cell table:number-columns-repeated="2" office:value-type="float" office:value="42280.7832" calcext:value-type="float">
            <text:p>42280.7832</text:p>
          </table:table-cell>
          <table:table-cell table:formula="of:=[.I139]-[.J139]" office:value-type="float" office:value="0" calcext:value-type="float">
            <text:p>0</text:p>
          </table:table-cell>
          <table:table-cell/>
          <table:table-cell office:value-type="float" office:value="49556" calcext:value-type="float">
            <text:p>49556</text:p>
          </table:table-cell>
          <table:table-cell table:number-columns-repeated="2" office:value-type="float" office:value="24117.4753" calcext:value-type="float">
            <text:p>24117.4753</text:p>
          </table:table-cell>
          <table:table-cell table:formula="of:=[.N139]-[.O139]" office:value-type="float" office:value="0" calcext:value-type="float">
            <text:p>0</text:p>
          </table:table-cell>
          <table:table-cell/>
          <table:table-cell office:value-type="float" office:value="49556" calcext:value-type="float">
            <text:p>4955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formula="of:=[.S139]-[.T139]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92641" calcext:value-type="float">
            <text:p>92641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140]-[.C140]" office:value-type="float" office:value="8" calcext:value-type="float">
            <text:p>8</text:p>
          </table:table-cell>
          <table:table-cell table:number-columns-repeated="2"/>
          <table:table-cell office:value-type="float" office:value="92641" calcext:value-type="float">
            <text:p>92641</text:p>
          </table:table-cell>
          <table:table-cell table:number-columns-repeated="2" office:value-type="float" office:value="15562.7175" calcext:value-type="float">
            <text:p>15562.7175</text:p>
          </table:table-cell>
          <table:table-cell table:formula="of:=[.I140]-[.J140]" office:value-type="float" office:value="0" calcext:value-type="float">
            <text:p>0</text:p>
          </table:table-cell>
          <table:table-cell/>
          <table:table-cell office:value-type="float" office:value="99348" calcext:value-type="float">
            <text:p>99348</text:p>
          </table:table-cell>
          <table:table-cell table:number-columns-repeated="2" office:value-type="float" office:value="24895.9103" calcext:value-type="float">
            <text:p>24895.9103</text:p>
          </table:table-cell>
          <table:table-cell table:formula="of:=[.N140]-[.O140]" office:value-type="float" office:value="0" calcext:value-type="float">
            <text:p>0</text:p>
          </table:table-cell>
          <table:table-cell/>
          <table:table-cell office:value-type="float" office:value="99348" calcext:value-type="float">
            <text:p>9934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S140]-[.T14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141]-[.C141]" office:value-type="float" office:value="49" calcext:value-type="float">
            <text:p>49</text:p>
          </table:table-cell>
          <table:table-cell table:number-columns-repeated="2"/>
          <table:table-cell office:value-type="float" office:value="1601" calcext:value-type="float">
            <text:p>1601</text:p>
          </table:table-cell>
          <table:table-cell table:number-columns-repeated="2" office:value-type="float" office:value="24983.3333" calcext:value-type="float">
            <text:p>24983.3333</text:p>
          </table:table-cell>
          <table:table-cell table:formula="of:=[.I141]-[.J141]" office:value-type="float" office:value="0" calcext:value-type="float">
            <text:p>0</text:p>
          </table:table-cell>
          <table:table-cell/>
          <table:table-cell office:value-type="float" office:value="89109" calcext:value-type="float">
            <text:p>89109</text:p>
          </table:table-cell>
          <table:table-cell table:number-columns-repeated="2" office:value-type="float" office:value="38685.261" calcext:value-type="float">
            <text:p>38685.261</text:p>
          </table:table-cell>
          <table:table-cell table:formula="of:=[.N141]-[.O141]" office:value-type="float" office:value="0" calcext:value-type="float">
            <text:p>0</text:p>
          </table:table-cell>
          <table:table-cell/>
          <table:table-cell office:value-type="float" office:value="89109" calcext:value-type="float">
            <text:p>8910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S141]-[.T14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572" calcext:value-type="float">
            <text:p>42572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B142]-[.C142]" office:value-type="float" office:value="49" calcext:value-type="float">
            <text:p>49</text:p>
          </table:table-cell>
          <table:table-cell table:number-columns-repeated="2"/>
          <table:table-cell office:value-type="float" office:value="42572" calcext:value-type="float">
            <text:p>42572</text:p>
          </table:table-cell>
          <table:table-cell table:number-columns-repeated="2" office:value-type="float" office:value="19975.6018" calcext:value-type="float">
            <text:p>19975.6018</text:p>
          </table:table-cell>
          <table:table-cell table:formula="of:=[.I142]-[.J142]" office:value-type="float" office:value="0" calcext:value-type="float">
            <text:p>0</text:p>
          </table:table-cell>
          <table:table-cell/>
          <table:table-cell office:value-type="float" office:value="54652" calcext:value-type="float">
            <text:p>54652</text:p>
          </table:table-cell>
          <table:table-cell table:number-columns-repeated="2" office:value-type="float" office:value="14969.9529" calcext:value-type="float">
            <text:p>14969.9529</text:p>
          </table:table-cell>
          <table:table-cell table:formula="of:=[.N142]-[.O142]" office:value-type="float" office:value="0" calcext:value-type="float">
            <text:p>0</text:p>
          </table:table-cell>
          <table:table-cell/>
          <table:table-cell office:value-type="float" office:value="54652" calcext:value-type="float">
            <text:p>5465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S142]-[.T14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200" calcext:value-type="float">
            <text:p>56200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B143]-[.C143]" office:value-type="float" office:value="-6" calcext:value-type="float">
            <text:p>-6</text:p>
          </table:table-cell>
          <table:table-cell table:number-columns-repeated="2"/>
          <table:table-cell office:value-type="float" office:value="56200" calcext:value-type="float">
            <text:p>56200</text:p>
          </table:table-cell>
          <table:table-cell table:number-columns-repeated="2" office:value-type="float" office:value="34310.9403" calcext:value-type="float">
            <text:p>34310.9403</text:p>
          </table:table-cell>
          <table:table-cell table:formula="of:=[.I143]-[.J143]" office:value-type="float" office:value="0" calcext:value-type="float">
            <text:p>0</text:p>
          </table:table-cell>
          <table:table-cell/>
          <table:table-cell office:value-type="float" office:value="34577" calcext:value-type="float">
            <text:p>34577</text:p>
          </table:table-cell>
          <table:table-cell table:number-columns-repeated="2" office:value-type="float" office:value="20042.1327" calcext:value-type="float">
            <text:p>20042.1327</text:p>
          </table:table-cell>
          <table:table-cell table:formula="of:=[.N143]-[.O143]" office:value-type="float" office:value="0" calcext:value-type="float">
            <text:p>0</text:p>
          </table:table-cell>
          <table:table-cell/>
          <table:table-cell office:value-type="float" office:value="34577" calcext:value-type="float">
            <text:p>3457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[.S143]-[.T143]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84740" calcext:value-type="float">
            <text:p>84740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B144]-[.C144]" office:value-type="float" office:value="12" calcext:value-type="float">
            <text:p>12</text:p>
          </table:table-cell>
          <table:table-cell table:number-columns-repeated="2"/>
          <table:table-cell office:value-type="float" office:value="84740" calcext:value-type="float">
            <text:p>84740</text:p>
          </table:table-cell>
          <table:table-cell table:number-columns-repeated="2" office:value-type="float" office:value="41892.2826" calcext:value-type="float">
            <text:p>41892.2826</text:p>
          </table:table-cell>
          <table:table-cell table:formula="of:=[.I144]-[.J144]" office:value-type="float" office:value="0" calcext:value-type="float">
            <text:p>0</text:p>
          </table:table-cell>
          <table:table-cell/>
          <table:table-cell office:value-type="float" office:value="77029" calcext:value-type="float">
            <text:p>77029</text:p>
          </table:table-cell>
          <table:table-cell table:number-columns-repeated="2" office:value-type="float" office:value="23735.358" calcext:value-type="float">
            <text:p>23735.358</text:p>
          </table:table-cell>
          <table:table-cell table:formula="of:=[.N144]-[.O144]" office:value-type="float" office:value="0" calcext:value-type="float">
            <text:p>0</text:p>
          </table:table-cell>
          <table:table-cell/>
          <table:table-cell office:value-type="float" office:value="77029" calcext:value-type="float">
            <text:p>7702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S144]-[.T14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6698" calcext:value-type="float">
            <text:p>66698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145]-[.C145]" office:value-type="float" office:value="20" calcext:value-type="float">
            <text:p>20</text:p>
          </table:table-cell>
          <table:table-cell table:number-columns-repeated="2"/>
          <table:table-cell office:value-type="float" office:value="66698" calcext:value-type="float">
            <text:p>66698</text:p>
          </table:table-cell>
          <table:table-cell table:number-columns-repeated="2" office:value-type="float" office:value="38764.9944" calcext:value-type="float">
            <text:p>38764.9944</text:p>
          </table:table-cell>
          <table:table-cell table:formula="of:=[.I145]-[.J145]" office:value-type="float" office:value="0" calcext:value-type="float">
            <text:p>0</text:p>
          </table:table-cell>
          <table:table-cell/>
          <table:table-cell office:value-type="float" office:value="91916" calcext:value-type="float">
            <text:p>91916</text:p>
          </table:table-cell>
          <table:table-cell table:number-columns-repeated="2" office:value-type="float" office:value="25830.2912" calcext:value-type="float">
            <text:p>25830.2912</text:p>
          </table:table-cell>
          <table:table-cell table:formula="of:=[.N145]-[.O145]" office:value-type="float" office:value="0" calcext:value-type="float">
            <text:p>0</text:p>
          </table:table-cell>
          <table:table-cell/>
          <table:table-cell office:value-type="float" office:value="91916" calcext:value-type="float">
            <text:p>9191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formula="of:=[.S145]-[.T145]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98544" calcext:value-type="float">
            <text:p>98544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146]-[.C146]" office:value-type="float" office:value="27" calcext:value-type="float">
            <text:p>27</text:p>
          </table:table-cell>
          <table:table-cell table:number-columns-repeated="2"/>
          <table:table-cell office:value-type="float" office:value="98544" calcext:value-type="float">
            <text:p>98544</text:p>
          </table:table-cell>
          <table:table-cell table:number-columns-repeated="2" office:value-type="float" office:value="25003.1354" calcext:value-type="float">
            <text:p>25003.1354</text:p>
          </table:table-cell>
          <table:table-cell table:formula="of:=[.I146]-[.J146]" office:value-type="float" office:value="0" calcext:value-type="float">
            <text:p>0</text:p>
          </table:table-cell>
          <table:table-cell/>
          <table:table-cell office:value-type="float" office:value="48270" calcext:value-type="float">
            <text:p>48270</text:p>
          </table:table-cell>
          <table:table-cell table:number-columns-repeated="2" office:value-type="float" office:value="26434.3772" calcext:value-type="float">
            <text:p>26434.3772</text:p>
          </table:table-cell>
          <table:table-cell table:formula="of:=[.N146]-[.O146]" office:value-type="float" office:value="0" calcext:value-type="float">
            <text:p>0</text:p>
          </table:table-cell>
          <table:table-cell/>
          <table:table-cell office:value-type="float" office:value="48270" calcext:value-type="float">
            <text:p>4827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S146]-[.T1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635" calcext:value-type="float">
            <text:p>92635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147]-[.C147]" office:value-type="float" office:value="6" calcext:value-type="float">
            <text:p>6</text:p>
          </table:table-cell>
          <table:table-cell table:number-columns-repeated="2"/>
          <table:table-cell office:value-type="float" office:value="92635" calcext:value-type="float">
            <text:p>92635</text:p>
          </table:table-cell>
          <table:table-cell table:number-columns-repeated="2" office:value-type="float" office:value="46043.2886" calcext:value-type="float">
            <text:p>46043.2886</text:p>
          </table:table-cell>
          <table:table-cell table:formula="of:=[.I147]-[.J147]" office:value-type="float" office:value="0" calcext:value-type="float">
            <text:p>0</text:p>
          </table:table-cell>
          <table:table-cell/>
          <table:table-cell office:value-type="float" office:value="56502" calcext:value-type="float">
            <text:p>56502</text:p>
          </table:table-cell>
          <table:table-cell table:number-columns-repeated="2" office:value-type="float" office:value="31925.2823" calcext:value-type="float">
            <text:p>31925.2823</text:p>
          </table:table-cell>
          <table:table-cell table:formula="of:=[.N147]-[.O147]" office:value-type="float" office:value="0" calcext:value-type="float">
            <text:p>0</text:p>
          </table:table-cell>
          <table:table-cell/>
          <table:table-cell office:value-type="float" office:value="56502" calcext:value-type="float">
            <text:p>5650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formula="of:=[.S147]-[.T147]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13264" calcext:value-type="float">
            <text:p>13264</text:p>
          </table:table-cell>
          <table:table-cell office:value-type="float" office:value="112" calcext:value-type="float">
            <text:p>112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B148]-[.C148]" office:value-type="float" office:value="-76" calcext:value-type="float">
            <text:p>-76</text:p>
          </table:table-cell>
          <table:table-cell table:number-columns-repeated="2"/>
          <table:table-cell office:value-type="float" office:value="13264" calcext:value-type="float">
            <text:p>13264</text:p>
          </table:table-cell>
          <table:table-cell table:number-columns-repeated="2" office:value-type="float" office:value="37154.1685" calcext:value-type="float">
            <text:p>37154.1685</text:p>
          </table:table-cell>
          <table:table-cell table:formula="of:=[.I148]-[.J148]" office:value-type="float" office:value="0" calcext:value-type="float">
            <text:p>0</text:p>
          </table:table-cell>
          <table:table-cell/>
          <table:table-cell office:value-type="float" office:value="6888" calcext:value-type="float">
            <text:p>6888</text:p>
          </table:table-cell>
          <table:table-cell table:number-columns-repeated="2" office:value-type="float" office:value="26227.5464" calcext:value-type="float">
            <text:p>26227.5464</text:p>
          </table:table-cell>
          <table:table-cell table:formula="of:=[.N148]-[.O148]" office:value-type="float" office:value="0" calcext:value-type="float">
            <text:p>0</text:p>
          </table:table-cell>
          <table:table-cell/>
          <table:table-cell office:value-type="float" office:value="6888" calcext:value-type="float">
            <text:p>688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[.S148]-[.T148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65012" calcext:value-type="float">
            <text:p>65012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149]-[.C149]" office:value-type="float" office:value="46" calcext:value-type="float">
            <text:p>46</text:p>
          </table:table-cell>
          <table:table-cell table:number-columns-repeated="2"/>
          <table:table-cell office:value-type="float" office:value="65012" calcext:value-type="float">
            <text:p>65012</text:p>
          </table:table-cell>
          <table:table-cell table:number-columns-repeated="2" office:value-type="float" office:value="21374.1487" calcext:value-type="float">
            <text:p>21374.1487</text:p>
          </table:table-cell>
          <table:table-cell table:formula="of:=[.I149]-[.J149]" office:value-type="float" office:value="0" calcext:value-type="float">
            <text:p>0</text:p>
          </table:table-cell>
          <table:table-cell/>
          <table:table-cell office:value-type="float" office:value="53346" calcext:value-type="float">
            <text:p>53346</text:p>
          </table:table-cell>
          <table:table-cell table:number-columns-repeated="2" office:value-type="float" office:value="27762.5" calcext:value-type="float">
            <text:p>27762.5</text:p>
          </table:table-cell>
          <table:table-cell table:formula="of:=[.N149]-[.O149]" office:value-type="float" office:value="0" calcext:value-type="float">
            <text:p>0</text:p>
          </table:table-cell>
          <table:table-cell/>
          <table:table-cell office:value-type="float" office:value="53346" calcext:value-type="float">
            <text:p>5334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S149]-[.T14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432" calcext:value-type="float">
            <text:p>11432</text:p>
          </table:table-cell>
          <table:table-cell office:value-type="float" office:value="89" calcext:value-type="float">
            <text:p>89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[.B150]-[.C150]" office:value-type="float" office:value="-78" calcext:value-type="float">
            <text:p>-78</text:p>
          </table:table-cell>
          <table:table-cell table:number-columns-repeated="2"/>
          <table:table-cell office:value-type="float" office:value="11432" calcext:value-type="float">
            <text:p>11432</text:p>
          </table:table-cell>
          <table:table-cell table:number-columns-repeated="2" office:value-type="float" office:value="26890.0399" calcext:value-type="float">
            <text:p>26890.0399</text:p>
          </table:table-cell>
          <table:table-cell table:formula="of:=[.I150]-[.J150]" office:value-type="float" office:value="0" calcext:value-type="float">
            <text:p>0</text:p>
          </table:table-cell>
          <table:table-cell/>
          <table:table-cell office:value-type="float" office:value="82537" calcext:value-type="float">
            <text:p>82537</text:p>
          </table:table-cell>
          <table:table-cell table:number-columns-repeated="2" office:value-type="float" office:value="18516.625" calcext:value-type="float">
            <text:p>18516.625</text:p>
          </table:table-cell>
          <table:table-cell table:formula="of:=[.N150]-[.O150]" office:value-type="float" office:value="0" calcext:value-type="float">
            <text:p>0</text:p>
          </table:table-cell>
          <table:table-cell/>
          <table:table-cell office:value-type="float" office:value="82537" calcext:value-type="float">
            <text:p>8253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S150]-[.T15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082" calcext:value-type="float">
            <text:p>19082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151]-[.C151]" office:value-type="float" office:value="33" calcext:value-type="float">
            <text:p>33</text:p>
          </table:table-cell>
          <table:table-cell table:number-columns-repeated="2"/>
          <table:table-cell office:value-type="float" office:value="19082" calcext:value-type="float">
            <text:p>19082</text:p>
          </table:table-cell>
          <table:table-cell table:number-columns-repeated="2" office:value-type="float" office:value="31756.6883" calcext:value-type="float">
            <text:p>31756.6883</text:p>
          </table:table-cell>
          <table:table-cell table:formula="of:=[.I151]-[.J151]" office:value-type="float" office:value="0" calcext:value-type="float">
            <text:p>0</text:p>
          </table:table-cell>
          <table:table-cell/>
          <table:table-cell office:value-type="float" office:value="35384" calcext:value-type="float">
            <text:p>35384</text:p>
          </table:table-cell>
          <table:table-cell table:number-columns-repeated="2" office:value-type="float" office:value="16684.9034" calcext:value-type="float">
            <text:p>16684.9034</text:p>
          </table:table-cell>
          <table:table-cell table:formula="of:=[.N151]-[.O151]" office:value-type="float" office:value="0" calcext:value-type="float">
            <text:p>0</text:p>
          </table:table-cell>
          <table:table-cell/>
          <table:table-cell office:value-type="float" office:value="35384" calcext:value-type="float">
            <text:p>35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S151]-[.T15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928" calcext:value-type="float">
            <text:p>54928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152]-[.C152]" office:value-type="float" office:value="10" calcext:value-type="float">
            <text:p>10</text:p>
          </table:table-cell>
          <table:table-cell table:number-columns-repeated="2"/>
          <table:table-cell office:value-type="float" office:value="54928" calcext:value-type="float">
            <text:p>54928</text:p>
          </table:table-cell>
          <table:table-cell table:number-columns-repeated="2" office:value-type="float" office:value="37746.6131" calcext:value-type="float">
            <text:p>37746.6131</text:p>
          </table:table-cell>
          <table:table-cell table:formula="of:=[.I152]-[.J152]" office:value-type="float" office:value="0" calcext:value-type="float">
            <text:p>0</text:p>
          </table:table-cell>
          <table:table-cell/>
          <table:table-cell office:value-type="float" office:value="10767" calcext:value-type="float">
            <text:p>10767</text:p>
          </table:table-cell>
          <table:table-cell table:number-columns-repeated="2" office:value-type="float" office:value="16067.95" calcext:value-type="float">
            <text:p>16067.95</text:p>
          </table:table-cell>
          <table:table-cell table:formula="of:=[.N152]-[.O152]" office:value-type="float" office:value="0" calcext:value-type="float">
            <text:p>0</text:p>
          </table:table-cell>
          <table:table-cell/>
          <table:table-cell office:value-type="float" office:value="10767" calcext:value-type="float">
            <text:p>1076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S152]-[.T15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505" calcext:value-type="float">
            <text:p>23505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153]-[.C153]" office:value-type="float" office:value="6" calcext:value-type="float">
            <text:p>6</text:p>
          </table:table-cell>
          <table:table-cell table:number-columns-repeated="2"/>
          <table:table-cell office:value-type="float" office:value="23505" calcext:value-type="float">
            <text:p>23505</text:p>
          </table:table-cell>
          <table:table-cell table:number-columns-repeated="2" office:value-type="float" office:value="43967.6868" calcext:value-type="float">
            <text:p>43967.6868</text:p>
          </table:table-cell>
          <table:table-cell table:formula="of:=[.I153]-[.J153]" office:value-type="float" office:value="0" calcext:value-type="float">
            <text:p>0</text:p>
          </table:table-cell>
          <table:table-cell/>
          <table:table-cell office:value-type="float" office:value="96563" calcext:value-type="float">
            <text:p>96563</text:p>
          </table:table-cell>
          <table:table-cell table:number-columns-repeated="2" office:value-type="float" office:value="19237.0927" calcext:value-type="float">
            <text:p>19237.0927</text:p>
          </table:table-cell>
          <table:table-cell table:formula="of:=[.N153]-[.O153]" office:value-type="float" office:value="0" calcext:value-type="float">
            <text:p>0</text:p>
          </table:table-cell>
          <table:table-cell/>
          <table:table-cell office:value-type="float" office:value="96563" calcext:value-type="float">
            <text:p>9656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S153]-[.T15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321" calcext:value-type="float">
            <text:p>85321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B154]-[.C154]" office:value-type="float" office:value="-3" calcext:value-type="float">
            <text:p>-3</text:p>
          </table:table-cell>
          <table:table-cell table:number-columns-repeated="2"/>
          <table:table-cell office:value-type="float" office:value="85321" calcext:value-type="float">
            <text:p>85321</text:p>
          </table:table-cell>
          <table:table-cell table:number-columns-repeated="2" office:value-type="float" office:value="34839.3601" calcext:value-type="float">
            <text:p>34839.3601</text:p>
          </table:table-cell>
          <table:table-cell table:formula="of:=[.I154]-[.J154]" office:value-type="float" office:value="0" calcext:value-type="float">
            <text:p>0</text:p>
          </table:table-cell>
          <table:table-cell/>
          <table:table-cell office:value-type="float" office:value="53777" calcext:value-type="float">
            <text:p>53777</text:p>
          </table:table-cell>
          <table:table-cell table:number-columns-repeated="2" office:value-type="float" office:value="25788.5333" calcext:value-type="float">
            <text:p>25788.5333</text:p>
          </table:table-cell>
          <table:table-cell table:formula="of:=[.N154]-[.O154]" office:value-type="float" office:value="0" calcext:value-type="float">
            <text:p>0</text:p>
          </table:table-cell>
          <table:table-cell/>
          <table:table-cell office:value-type="float" office:value="53777" calcext:value-type="float">
            <text:p>5377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S154]-[.T15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409" calcext:value-type="float">
            <text:p>16409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B155]-[.C155]" office:value-type="float" office:value="-10" calcext:value-type="float">
            <text:p>-10</text:p>
          </table:table-cell>
          <table:table-cell table:number-columns-repeated="2"/>
          <table:table-cell office:value-type="float" office:value="16409" calcext:value-type="float">
            <text:p>16409</text:p>
          </table:table-cell>
          <table:table-cell table:number-columns-repeated="2" office:value-type="float" office:value="27576.5647" calcext:value-type="float">
            <text:p>27576.5647</text:p>
          </table:table-cell>
          <table:table-cell table:formula="of:=[.I155]-[.J155]" office:value-type="float" office:value="0" calcext:value-type="float">
            <text:p>0</text:p>
          </table:table-cell>
          <table:table-cell/>
          <table:table-cell office:value-type="float" office:value="11505" calcext:value-type="float">
            <text:p>11505</text:p>
          </table:table-cell>
          <table:table-cell table:number-columns-repeated="2" office:value-type="float" office:value="19937.0009" calcext:value-type="float">
            <text:p>19937.0009</text:p>
          </table:table-cell>
          <table:table-cell table:formula="of:=[.N155]-[.O155]" office:value-type="float" office:value="0" calcext:value-type="float">
            <text:p>0</text:p>
          </table:table-cell>
          <table:table-cell/>
          <table:table-cell office:value-type="float" office:value="11505" calcext:value-type="float">
            <text:p>1150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S155]-[.T155]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99740" calcext:value-type="float">
            <text:p>99740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B156]-[.C156]" office:value-type="float" office:value="-24" calcext:value-type="float">
            <text:p>-24</text:p>
          </table:table-cell>
          <table:table-cell table:number-columns-repeated="2"/>
          <table:table-cell office:value-type="float" office:value="99740" calcext:value-type="float">
            <text:p>99740</text:p>
          </table:table-cell>
          <table:table-cell table:number-columns-repeated="2" office:value-type="float" office:value="23537.5994" calcext:value-type="float">
            <text:p>23537.5994</text:p>
          </table:table-cell>
          <table:table-cell table:formula="of:=[.I156]-[.J156]" office:value-type="float" office:value="0" calcext:value-type="float">
            <text:p>0</text:p>
          </table:table-cell>
          <table:table-cell/>
          <table:table-cell office:value-type="float" office:value="59384" calcext:value-type="float">
            <text:p>59384</text:p>
          </table:table-cell>
          <table:table-cell office:value-type="float" office:value="23721.7758" calcext:value-type="float">
            <text:p>23721.7758</text:p>
          </table:table-cell>
          <table:table-cell table:number-columns-repeated="3"/>
          <table:table-cell office:value-type="float" office:value="59384" calcext:value-type="float">
            <text:p>5938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9721" calcext:value-type="float">
            <text:p>19721</text:p>
          </table:table-cell>
          <table:table-cell office:value-type="float" office:value="319" calcext:value-type="float">
            <text:p>319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157]-[.C157]" office:value-type="float" office:value="243" calcext:value-type="float">
            <text:p>243</text:p>
          </table:table-cell>
          <table:table-cell table:number-columns-repeated="2"/>
          <table:table-cell office:value-type="float" office:value="19721" calcext:value-type="float">
            <text:p>19721</text:p>
          </table:table-cell>
          <table:table-cell table:number-columns-repeated="2" office:value-type="float" office:value="52051.4673" calcext:value-type="float">
            <text:p>52051.4673</text:p>
          </table:table-cell>
          <table:table-cell table:formula="of:=[.I157]-[.J15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44" calcext:value-type="float">
            <text:p>16244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B158]-[.C158]" office:value-type="float" office:value="-98" calcext:value-type="float">
            <text:p>-98</text:p>
          </table:table-cell>
          <table:table-cell table:number-columns-repeated="2"/>
          <table:table-cell office:value-type="float" office:value="16244" calcext:value-type="float">
            <text:p>16244</text:p>
          </table:table-cell>
          <table:table-cell table:number-columns-repeated="2" office:value-type="float" office:value="33288.1708" calcext:value-type="float">
            <text:p>33288.1708</text:p>
          </table:table-cell>
          <table:table-cell table:formula="of:=[.I158]-[.J158]" office:value-type="float" office:value="0" calcext:value-type="float">
            <text:p>0</text:p>
          </table:table-cell>
          <table:table-cell table:number-columns-repeated="9"/>
          <table:table-cell table:formula="of:=AVERAGE([.U$1:.U$1048576])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59255" calcext:value-type="float">
            <text:p>59255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B159]-[.C159]" office:value-type="float" office:value="-20" calcext:value-type="float">
            <text:p>-20</text:p>
          </table:table-cell>
          <table:table-cell table:number-columns-repeated="2"/>
          <table:table-cell office:value-type="float" office:value="59255" calcext:value-type="float">
            <text:p>59255</text:p>
          </table:table-cell>
          <table:table-cell table:number-columns-repeated="2" office:value-type="float" office:value="32040.8802" calcext:value-type="float">
            <text:p>32040.8802</text:p>
          </table:table-cell>
          <table:table-cell table:formula="of:=[.I159]-[.J15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227" calcext:value-type="float">
            <text:p>52227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B160]-[.C160]" office:value-type="float" office:value="-20" calcext:value-type="float">
            <text:p>-20</text:p>
          </table:table-cell>
          <table:table-cell table:number-columns-repeated="2"/>
          <table:table-cell office:value-type="float" office:value="52227" calcext:value-type="float">
            <text:p>52227</text:p>
          </table:table-cell>
          <table:table-cell table:number-columns-repeated="2" office:value-type="float" office:value="34868.3989" calcext:value-type="float">
            <text:p>34868.3989</text:p>
          </table:table-cell>
          <table:table-cell table:formula="of:=[.I160]-[.J16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5151" calcext:value-type="float">
            <text:p>85151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B161]-[.C161]" office:value-type="float" office:value="-21" calcext:value-type="float">
            <text:p>-21</text:p>
          </table:table-cell>
          <table:table-cell table:number-columns-repeated="2"/>
          <table:table-cell office:value-type="float" office:value="85151" calcext:value-type="float">
            <text:p>85151</text:p>
          </table:table-cell>
          <table:table-cell table:number-columns-repeated="2" office:value-type="float" office:value="31549.7924" calcext:value-type="float">
            <text:p>31549.7924</text:p>
          </table:table-cell>
          <table:table-cell table:formula="of:=[.I161]-[.J16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983" calcext:value-type="float">
            <text:p>59983</text:p>
          </table:table-cell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B162]-[.C162]" office:value-type="float" office:value="-34" calcext:value-type="float">
            <text:p>-34</text:p>
          </table:table-cell>
          <table:table-cell table:number-columns-repeated="2"/>
          <table:table-cell office:value-type="float" office:value="59983" calcext:value-type="float">
            <text:p>59983</text:p>
          </table:table-cell>
          <table:table-cell table:number-columns-repeated="2" office:value-type="float" office:value="33013.7123" calcext:value-type="float">
            <text:p>33013.7123</text:p>
          </table:table-cell>
          <table:table-cell table:formula="of:=[.I162]-[.J16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090" calcext:value-type="float">
            <text:p>35090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B163]-[.C163]" office:value-type="float" office:value="-14" calcext:value-type="float">
            <text:p>-14</text:p>
          </table:table-cell>
          <table:table-cell table:number-columns-repeated="2"/>
          <table:table-cell office:value-type="float" office:value="35090" calcext:value-type="float">
            <text:p>35090</text:p>
          </table:table-cell>
          <table:table-cell table:number-columns-repeated="2" office:value-type="float" office:value="36029.4522" calcext:value-type="float">
            <text:p>36029.4522</text:p>
          </table:table-cell>
          <table:table-cell table:formula="of:=[.I163]-[.J16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218" calcext:value-type="float">
            <text:p>51218</text:p>
          </table:table-cell>
          <table:table-cell office:value-type="float" office:value="94" calcext:value-type="float">
            <text:p>94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[.B164]-[.C164]" office:value-type="float" office:value="-65" calcext:value-type="float">
            <text:p>-65</text:p>
          </table:table-cell>
          <table:table-cell table:number-columns-repeated="2"/>
          <table:table-cell office:value-type="float" office:value="51218" calcext:value-type="float">
            <text:p>51218</text:p>
          </table:table-cell>
          <table:table-cell table:number-columns-repeated="2" office:value-type="float" office:value="48599.8331" calcext:value-type="float">
            <text:p>48599.8331</text:p>
          </table:table-cell>
          <table:table-cell table:formula="of:=[.I164]-[.J16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550" calcext:value-type="float">
            <text:p>69550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165]-[.C165]" office:value-type="float" office:value="32" calcext:value-type="float">
            <text:p>32</text:p>
          </table:table-cell>
          <table:table-cell table:number-columns-repeated="2"/>
          <table:table-cell office:value-type="float" office:value="69550" calcext:value-type="float">
            <text:p>69550</text:p>
          </table:table-cell>
          <table:table-cell table:number-columns-repeated="2" office:value-type="float" office:value="15118.0403" calcext:value-type="float">
            <text:p>15118.0403</text:p>
          </table:table-cell>
          <table:table-cell table:formula="of:=[.I165]-[.J16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495" calcext:value-type="float">
            <text:p>27495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166]-[.C166]" office:value-type="float" office:value="37" calcext:value-type="float">
            <text:p>37</text:p>
          </table:table-cell>
          <table:table-cell table:number-columns-repeated="2"/>
          <table:table-cell office:value-type="float" office:value="27495" calcext:value-type="float">
            <text:p>27495</text:p>
          </table:table-cell>
          <table:table-cell table:number-columns-repeated="2" office:value-type="float" office:value="24801.6624" calcext:value-type="float">
            <text:p>24801.6624</text:p>
          </table:table-cell>
          <table:table-cell table:formula="of:=[.I166]-[.J16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973" calcext:value-type="float">
            <text:p>13973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167]-[.C167]" office:value-type="float" office:value="38" calcext:value-type="float">
            <text:p>38</text:p>
          </table:table-cell>
          <table:table-cell table:number-columns-repeated="2"/>
          <table:table-cell office:value-type="float" office:value="13973" calcext:value-type="float">
            <text:p>13973</text:p>
          </table:table-cell>
          <table:table-cell table:number-columns-repeated="2" office:value-type="float" office:value="31122.3645" calcext:value-type="float">
            <text:p>31122.3645</text:p>
          </table:table-cell>
          <table:table-cell table:formula="of:=[.I167]-[.J16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524" calcext:value-type="float">
            <text:p>60524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B168]-[.C168]" office:value-type="float" office:value="-21" calcext:value-type="float">
            <text:p>-21</text:p>
          </table:table-cell>
          <table:table-cell table:number-columns-repeated="2"/>
          <table:table-cell office:value-type="float" office:value="60524" calcext:value-type="float">
            <text:p>60524</text:p>
          </table:table-cell>
          <table:table-cell table:number-columns-repeated="2" office:value-type="float" office:value="25538.7801" calcext:value-type="float">
            <text:p>25538.7801</text:p>
          </table:table-cell>
          <table:table-cell table:formula="of:=[.I168]-[.J16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7545" calcext:value-type="float">
            <text:p>67545</text:p>
          </table:table-cell>
          <table:table-cell office:value-type="float" office:value="104" calcext:value-type="float">
            <text:p>104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[.B169]-[.C169]" office:value-type="float" office:value="-117" calcext:value-type="float">
            <text:p>-117</text:p>
          </table:table-cell>
          <table:table-cell table:number-columns-repeated="2"/>
          <table:table-cell office:value-type="float" office:value="67545" calcext:value-type="float">
            <text:p>67545</text:p>
          </table:table-cell>
          <table:table-cell table:number-columns-repeated="2" office:value-type="float" office:value="35972.0875" calcext:value-type="float">
            <text:p>35972.0875</text:p>
          </table:table-cell>
          <table:table-cell table:formula="of:=[.I169]-[.J16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984" calcext:value-type="float">
            <text:p>13984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170]-[.C170]" office:value-type="float" office:value="33" calcext:value-type="float">
            <text:p>33</text:p>
          </table:table-cell>
          <table:table-cell table:number-columns-repeated="2"/>
          <table:table-cell office:value-type="float" office:value="13984" calcext:value-type="float">
            <text:p>13984</text:p>
          </table:table-cell>
          <table:table-cell table:number-columns-repeated="2" office:value-type="float" office:value="38432.4837" calcext:value-type="float">
            <text:p>38432.4837</text:p>
          </table:table-cell>
          <table:table-cell table:formula="of:=[.I170]-[.J17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4844" calcext:value-type="float">
            <text:p>84844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B171]-[.C171]" office:value-type="float" office:value="-31" calcext:value-type="float">
            <text:p>-31</text:p>
          </table:table-cell>
          <table:table-cell table:number-columns-repeated="2"/>
          <table:table-cell office:value-type="float" office:value="84844" calcext:value-type="float">
            <text:p>84844</text:p>
          </table:table-cell>
          <table:table-cell table:number-columns-repeated="2" office:value-type="float" office:value="42610.9396" calcext:value-type="float">
            <text:p>42610.9396</text:p>
          </table:table-cell>
          <table:table-cell table:formula="of:=[.I171]-[.J17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3569" calcext:value-type="float">
            <text:p>83569</text:p>
          </table:table-cell>
          <table:table-cell office:value-type="float" office:value="107" calcext:value-type="float">
            <text:p>107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B172]-[.C172]" office:value-type="float" office:value="-101" calcext:value-type="float">
            <text:p>-101</text:p>
          </table:table-cell>
          <table:table-cell table:number-columns-repeated="2"/>
          <table:table-cell office:value-type="float" office:value="83569" calcext:value-type="float">
            <text:p>83569</text:p>
          </table:table-cell>
          <table:table-cell table:number-columns-repeated="2" office:value-type="float" office:value="31563.8606" calcext:value-type="float">
            <text:p>31563.8606</text:p>
          </table:table-cell>
          <table:table-cell table:formula="of:=[.I172]-[.J17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3102" calcext:value-type="float">
            <text:p>93102</text:p>
          </table:table-cell>
          <table:table-cell office:value-type="float" office:value="100" calcext:value-type="float">
            <text:p>100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B173]-[.C173]" office:value-type="float" office:value="-48" calcext:value-type="float">
            <text:p>-48</text:p>
          </table:table-cell>
          <table:table-cell table:number-columns-repeated="2"/>
          <table:table-cell office:value-type="float" office:value="93102" calcext:value-type="float">
            <text:p>93102</text:p>
          </table:table-cell>
          <table:table-cell table:number-columns-repeated="2" office:value-type="float" office:value="28297.6864" calcext:value-type="float">
            <text:p>28297.6864</text:p>
          </table:table-cell>
          <table:table-cell table:formula="of:=[.I173]-[.J17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838" calcext:value-type="float">
            <text:p>55838</text:p>
          </table:table-cell>
          <table:table-cell office:value-type="float" office:value="89" calcext:value-type="float">
            <text:p>89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B174]-[.C174]" office:value-type="float" office:value="-47" calcext:value-type="float">
            <text:p>-47</text:p>
          </table:table-cell>
          <table:table-cell table:number-columns-repeated="2"/>
          <table:table-cell office:value-type="float" office:value="55838" calcext:value-type="float">
            <text:p>55838</text:p>
          </table:table-cell>
          <table:table-cell table:number-columns-repeated="2" office:value-type="float" office:value="44083.9086" calcext:value-type="float">
            <text:p>44083.9086</text:p>
          </table:table-cell>
          <table:table-cell table:formula="of:=[.I174]-[.J17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522" calcext:value-type="float">
            <text:p>58522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175]-[.C175]" office:value-type="float" office:value="2" calcext:value-type="float">
            <text:p>2</text:p>
          </table:table-cell>
          <table:table-cell table:number-columns-repeated="2"/>
          <table:table-cell office:value-type="float" office:value="58522" calcext:value-type="float">
            <text:p>58522</text:p>
          </table:table-cell>
          <table:table-cell table:number-columns-repeated="2" office:value-type="float" office:value="20990.2195" calcext:value-type="float">
            <text:p>20990.2195</text:p>
          </table:table-cell>
          <table:table-cell table:formula="of:=[.I175]-[.J17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921" calcext:value-type="float">
            <text:p>70921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B176]-[.C176]" office:value-type="float" office:value="-35" calcext:value-type="float">
            <text:p>-35</text:p>
          </table:table-cell>
          <table:table-cell table:number-columns-repeated="2"/>
          <table:table-cell office:value-type="float" office:value="70921" calcext:value-type="float">
            <text:p>70921</text:p>
          </table:table-cell>
          <table:table-cell table:number-columns-repeated="2" office:value-type="float" office:value="31943.4398" calcext:value-type="float">
            <text:p>31943.4398</text:p>
          </table:table-cell>
          <table:table-cell table:formula="of:=[.I176]-[.J17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775" calcext:value-type="float">
            <text:p>15775</text:p>
          </table:table-cell>
          <table:table-cell office:value-type="float" office:value="97" calcext:value-type="float">
            <text:p>97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B177]-[.C177]" office:value-type="float" office:value="-47" calcext:value-type="float">
            <text:p>-47</text:p>
          </table:table-cell>
          <table:table-cell table:number-columns-repeated="2"/>
          <table:table-cell office:value-type="float" office:value="15775" calcext:value-type="float">
            <text:p>15775</text:p>
          </table:table-cell>
          <table:table-cell table:number-columns-repeated="2" office:value-type="float" office:value="30180.3577" calcext:value-type="float">
            <text:p>30180.3577</text:p>
          </table:table-cell>
          <table:table-cell table:formula="of:=[.I177]-[.J17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859" calcext:value-type="float">
            <text:p>66859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B178]-[.C178]" office:value-type="float" office:value="-15" calcext:value-type="float">
            <text:p>-15</text:p>
          </table:table-cell>
          <table:table-cell table:number-columns-repeated="2"/>
          <table:table-cell office:value-type="float" office:value="66859" calcext:value-type="float">
            <text:p>66859</text:p>
          </table:table-cell>
          <table:table-cell table:number-columns-repeated="2" office:value-type="float" office:value="35753.0466" calcext:value-type="float">
            <text:p>35753.0466</text:p>
          </table:table-cell>
          <table:table-cell table:formula="of:=[.I178]-[.J17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100" calcext:value-type="float">
            <text:p>47100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B179]-[.C179]" office:value-type="float" office:value="-7" calcext:value-type="float">
            <text:p>-7</text:p>
          </table:table-cell>
          <table:table-cell table:number-columns-repeated="2"/>
          <table:table-cell office:value-type="float" office:value="47100" calcext:value-type="float">
            <text:p>47100</text:p>
          </table:table-cell>
          <table:table-cell office:value-type="float" office:value="35565.3037" calcext:value-type="float">
            <text:p>35565.3037</text:p>
          </table:table-cell>
          <table:table-cell office:value-type="float" office:value="35565.3036" calcext:value-type="float">
            <text:p>35565.3036</text:p>
          </table:table-cell>
          <table:table-cell table:formula="of:=[.I179]-[.J179]" office:value-type="float" office:value="0.0000999999974737875" calcext:value-type="float">
            <text:p>0.0001</text:p>
          </table:table-cell>
          <table:table-cell table:number-columns-repeated="10"/>
        </table:table-row>
        <table:table-row table:style-name="ro1">
          <table:table-cell office:value-type="float" office:value="49091" calcext:value-type="float">
            <text:p>49091</text:p>
          </table:table-cell>
          <table:table-cell table:number-columns-repeated="2" office:value-type="float" office:value="82" calcext:value-type="float">
            <text:p>82</text:p>
          </table:table-cell>
          <table:table-cell/>
          <table:table-cell table:formula="of:=[.B180]-[.C180]" office:value-type="float" office:value="0" calcext:value-type="float">
            <text:p>0</text:p>
          </table:table-cell>
          <table:table-cell table:number-columns-repeated="2"/>
          <table:table-cell office:value-type="float" office:value="49091" calcext:value-type="float">
            <text:p>49091</text:p>
          </table:table-cell>
          <table:table-cell table:number-columns-repeated="2" office:value-type="float" office:value="32241.6588" calcext:value-type="float">
            <text:p>32241.6588</text:p>
          </table:table-cell>
          <table:table-cell table:formula="of:=[.I180]-[.J18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166" calcext:value-type="float">
            <text:p>81166</text:p>
          </table:table-cell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181]-[.C181]" office:value-type="float" office:value="52" calcext:value-type="float">
            <text:p>52</text:p>
          </table:table-cell>
          <table:table-cell table:number-columns-repeated="2"/>
          <table:table-cell office:value-type="float" office:value="81166" calcext:value-type="float">
            <text:p>81166</text:p>
          </table:table-cell>
          <table:table-cell office:value-type="float" office:value="26002.0312" calcext:value-type="float">
            <text:p>26002.0312</text:p>
          </table:table-cell>
          <table:table-cell office:value-type="float" office:value="26002.0313" calcext:value-type="float">
            <text:p>26002.0313</text:p>
          </table:table-cell>
          <table:table-cell table:formula="of:=[.I181]-[.J181]" office:value-type="float" office:value="-0.0000999999974737875" calcext:value-type="float">
            <text:p>-0.0001</text:p>
          </table:table-cell>
          <table:table-cell table:number-columns-repeated="10"/>
        </table:table-row>
        <table:table-row table:style-name="ro1">
          <table:table-cell office:value-type="float" office:value="36038" calcext:value-type="float">
            <text:p>36038</text:p>
          </table:table-cell>
          <table:table-cell office:value-type="float" office:value="94" calcext:value-type="float">
            <text:p>94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[.B182]-[.C182]" office:value-type="float" office:value="-95" calcext:value-type="float">
            <text:p>-95</text:p>
          </table:table-cell>
          <table:table-cell table:number-columns-repeated="2"/>
          <table:table-cell office:value-type="float" office:value="36038" calcext:value-type="float">
            <text:p>36038</text:p>
          </table:table-cell>
          <table:table-cell table:number-columns-repeated="2" office:value-type="float" office:value="29489.3302" calcext:value-type="float">
            <text:p>29489.3302</text:p>
          </table:table-cell>
          <table:table-cell table:formula="of:=[.I182]-[.J18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858" calcext:value-type="float">
            <text:p>48858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183]-[.C183]" office:value-type="float" office:value="9" calcext:value-type="float">
            <text:p>9</text:p>
          </table:table-cell>
          <table:table-cell table:number-columns-repeated="2"/>
          <table:table-cell office:value-type="float" office:value="48858" calcext:value-type="float">
            <text:p>48858</text:p>
          </table:table-cell>
          <table:table-cell table:number-columns-repeated="2" office:value-type="float" office:value="32602.0491" calcext:value-type="float">
            <text:p>32602.0491</text:p>
          </table:table-cell>
          <table:table-cell table:formula="of:=[.I183]-[.J18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927" calcext:value-type="float">
            <text:p>36927</text:p>
          </table:table-cell>
          <table:table-cell office:value-type="float" office:value="196" calcext:value-type="float">
            <text:p>196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184]-[.C184]" office:value-type="float" office:value="122" calcext:value-type="float">
            <text:p>122</text:p>
          </table:table-cell>
          <table:table-cell table:number-columns-repeated="2"/>
          <table:table-cell office:value-type="float" office:value="36927" calcext:value-type="float">
            <text:p>36927</text:p>
          </table:table-cell>
          <table:table-cell table:number-columns-repeated="2" office:value-type="float" office:value="42473.7994" calcext:value-type="float">
            <text:p>42473.7994</text:p>
          </table:table-cell>
          <table:table-cell table:formula="of:=[.I184]-[.J18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B185]-[.C185]" office:value-type="float" office:value="-21" calcext:value-type="float">
            <text:p>-21</text:p>
          </table:table-cell>
          <table:table-cell table:number-columns-repeated="2"/>
          <table:table-cell office:value-type="float" office:value="9437" calcext:value-type="float">
            <text:p>9437</text:p>
          </table:table-cell>
          <table:table-cell table:number-columns-repeated="2" office:value-type="float" office:value="37228.305" calcext:value-type="float">
            <text:p>37228.305</text:p>
          </table:table-cell>
          <table:table-cell table:formula="of:=[.I185]-[.J18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186]-[.C186]" office:value-type="float" office:value="23" calcext:value-type="float">
            <text:p>23</text:p>
          </table:table-cell>
          <table:table-cell table:number-columns-repeated="2"/>
          <table:table-cell office:value-type="float" office:value="10034" calcext:value-type="float">
            <text:p>10034</text:p>
          </table:table-cell>
          <table:table-cell table:number-columns-repeated="2" office:value-type="float" office:value="26653.5365" calcext:value-type="float">
            <text:p>26653.5365</text:p>
          </table:table-cell>
          <table:table-cell table:formula="of:=[.I186]-[.J18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074" calcext:value-type="float">
            <text:p>39074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187]-[.C187]" office:value-type="float" office:value="8" calcext:value-type="float">
            <text:p>8</text:p>
          </table:table-cell>
          <table:table-cell table:number-columns-repeated="2"/>
          <table:table-cell office:value-type="float" office:value="39074" calcext:value-type="float">
            <text:p>39074</text:p>
          </table:table-cell>
          <table:table-cell table:number-columns-repeated="2" office:value-type="float" office:value="29714.3587" calcext:value-type="float">
            <text:p>29714.3587</text:p>
          </table:table-cell>
          <table:table-cell table:formula="of:=[.I187]-[.J18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532" calcext:value-type="float">
            <text:p>69532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B188]-[.C188]" office:value-type="float" office:value="-5" calcext:value-type="float">
            <text:p>-5</text:p>
          </table:table-cell>
          <table:table-cell table:number-columns-repeated="2"/>
          <table:table-cell office:value-type="float" office:value="69532" calcext:value-type="float">
            <text:p>69532</text:p>
          </table:table-cell>
          <table:table-cell table:number-columns-repeated="2" office:value-type="float" office:value="43646.4785" calcext:value-type="float">
            <text:p>43646.4785</text:p>
          </table:table-cell>
          <table:table-cell table:formula="of:=[.I188]-[.J18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854" calcext:value-type="float">
            <text:p>32854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189]-[.C189]" office:value-type="float" office:value="5" calcext:value-type="float">
            <text:p>5</text:p>
          </table:table-cell>
          <table:table-cell table:number-columns-repeated="2"/>
          <table:table-cell office:value-type="float" office:value="32854" calcext:value-type="float">
            <text:p>32854</text:p>
          </table:table-cell>
          <table:table-cell table:number-columns-repeated="2" office:value-type="float" office:value="28169.5788" calcext:value-type="float">
            <text:p>28169.5788</text:p>
          </table:table-cell>
          <table:table-cell table:formula="of:=[.I189]-[.J18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786" calcext:value-type="float">
            <text:p>21786</text:p>
          </table:table-cell>
          <table:table-cell office:value-type="float" office:value="409" calcext:value-type="float">
            <text:p>40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190]-[.C190]" office:value-type="float" office:value="319" calcext:value-type="float">
            <text:p>319</text:p>
          </table:table-cell>
          <table:table-cell table:number-columns-repeated="2"/>
          <table:table-cell office:value-type="float" office:value="21786" calcext:value-type="float">
            <text:p>21786</text:p>
          </table:table-cell>
          <table:table-cell table:number-columns-repeated="2" office:value-type="float" office:value="27254.9315" calcext:value-type="float">
            <text:p>27254.9315</text:p>
          </table:table-cell>
          <table:table-cell table:formula="of:=[.I190]-[.J19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7186" calcext:value-type="float">
            <text:p>97186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B191]-[.C191]" office:value-type="float" office:value="8" calcext:value-type="float">
            <text:p>8</text:p>
          </table:table-cell>
          <table:table-cell table:number-columns-repeated="2"/>
          <table:table-cell office:value-type="float" office:value="97186" calcext:value-type="float">
            <text:p>97186</text:p>
          </table:table-cell>
          <table:table-cell table:number-columns-repeated="2" office:value-type="float" office:value="31822.2507" calcext:value-type="float">
            <text:p>31822.2507</text:p>
          </table:table-cell>
          <table:table-cell table:formula="of:=[.I191]-[.J19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121" calcext:value-type="float">
            <text:p>18121</text:p>
          </table:table-cell>
          <table:table-cell office:value-type="float" office:value="99" calcext:value-type="float">
            <text:p>99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B192]-[.C192]" office:value-type="float" office:value="-65" calcext:value-type="float">
            <text:p>-65</text:p>
          </table:table-cell>
          <table:table-cell table:number-columns-repeated="2"/>
          <table:table-cell office:value-type="float" office:value="18121" calcext:value-type="float">
            <text:p>18121</text:p>
          </table:table-cell>
          <table:table-cell table:number-columns-repeated="2" office:value-type="float" office:value="41429.9561" calcext:value-type="float">
            <text:p>41429.9561</text:p>
          </table:table-cell>
          <table:table-cell table:formula="of:=[.I192]-[.J19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B193]-[.C193]" office:value-type="float" office:value="-25" calcext:value-type="float">
            <text:p>-25</text:p>
          </table:table-cell>
          <table:table-cell table:number-columns-repeated="2"/>
          <table:table-cell office:value-type="float" office:value="3735" calcext:value-type="float">
            <text:p>3735</text:p>
          </table:table-cell>
          <table:table-cell table:number-columns-repeated="2" office:value-type="float" office:value="27045.0355" calcext:value-type="float">
            <text:p>27045.0355</text:p>
          </table:table-cell>
          <table:table-cell table:formula="of:=[.I193]-[.J19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8679" calcext:value-type="float">
            <text:p>98679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94]-[.C194]" office:value-type="float" office:value="29" calcext:value-type="float">
            <text:p>29</text:p>
          </table:table-cell>
          <table:table-cell table:number-columns-repeated="2"/>
          <table:table-cell office:value-type="float" office:value="98679" calcext:value-type="float">
            <text:p>98679</text:p>
          </table:table-cell>
          <table:table-cell table:number-columns-repeated="2" office:value-type="float" office:value="32693.1698" calcext:value-type="float">
            <text:p>32693.1698</text:p>
          </table:table-cell>
          <table:table-cell table:formula="of:=[.I194]-[.J19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285" calcext:value-type="float">
            <text:p>37285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195]-[.C195]" office:value-type="float" office:value="41" calcext:value-type="float">
            <text:p>41</text:p>
          </table:table-cell>
          <table:table-cell table:number-columns-repeated="2"/>
          <table:table-cell office:value-type="float" office:value="37285" calcext:value-type="float">
            <text:p>37285</text:p>
          </table:table-cell>
          <table:table-cell table:number-columns-repeated="2" office:value-type="float" office:value="24535.0033" calcext:value-type="float">
            <text:p>24535.0033</text:p>
          </table:table-cell>
          <table:table-cell table:formula="of:=[.I195]-[.J19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041" calcext:value-type="float">
            <text:p>37041</text:p>
          </table:table-cell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B196]-[.C196]" office:value-type="float" office:value="-28" calcext:value-type="float">
            <text:p>-28</text:p>
          </table:table-cell>
          <table:table-cell table:number-columns-repeated="2"/>
          <table:table-cell office:value-type="float" office:value="37041" calcext:value-type="float">
            <text:p>37041</text:p>
          </table:table-cell>
          <table:table-cell table:number-columns-repeated="2" office:value-type="float" office:value="29586.7892" calcext:value-type="float">
            <text:p>29586.7892</text:p>
          </table:table-cell>
          <table:table-cell table:formula="of:=[.I196]-[.J19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851" calcext:value-type="float">
            <text:p>51851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97]-[.C197]" office:value-type="float" office:value="75" calcext:value-type="float">
            <text:p>75</text:p>
          </table:table-cell>
          <table:table-cell table:number-columns-repeated="2"/>
          <table:table-cell office:value-type="float" office:value="51851" calcext:value-type="float">
            <text:p>51851</text:p>
          </table:table-cell>
          <table:table-cell table:number-columns-repeated="2" office:value-type="float" office:value="20082.9967" calcext:value-type="float">
            <text:p>20082.9967</text:p>
          </table:table-cell>
          <table:table-cell table:formula="of:=[.I197]-[.J19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341" calcext:value-type="float">
            <text:p>29341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198]-[.C198]" office:value-type="float" office:value="18" calcext:value-type="float">
            <text:p>18</text:p>
          </table:table-cell>
          <table:table-cell table:number-columns-repeated="2"/>
          <table:table-cell office:value-type="float" office:value="29341" calcext:value-type="float">
            <text:p>29341</text:p>
          </table:table-cell>
          <table:table-cell table:number-columns-repeated="2" office:value-type="float" office:value="25500.504" calcext:value-type="float">
            <text:p>25500.504</text:p>
          </table:table-cell>
          <table:table-cell table:formula="of:=[.I198]-[.J19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73" calcext:value-type="float">
            <text:p>27073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B199]-[.C199]" office:value-type="float" office:value="-6" calcext:value-type="float">
            <text:p>-6</text:p>
          </table:table-cell>
          <table:table-cell table:number-columns-repeated="2"/>
          <table:table-cell office:value-type="float" office:value="27073" calcext:value-type="float">
            <text:p>27073</text:p>
          </table:table-cell>
          <table:table-cell table:number-columns-repeated="2" office:value-type="float" office:value="34172.3018" calcext:value-type="float">
            <text:p>34172.3018</text:p>
          </table:table-cell>
          <table:table-cell table:formula="of:=[.I199]-[.J19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B200]-[.C200]" office:value-type="float" office:value="-8" calcext:value-type="float">
            <text:p>-8</text:p>
          </table:table-cell>
          <table:table-cell table:number-columns-repeated="2"/>
          <table:table-cell office:value-type="float" office:value="2860" calcext:value-type="float">
            <text:p>2860</text:p>
          </table:table-cell>
          <table:table-cell table:number-columns-repeated="2" office:value-type="float" office:value="23464.856" calcext:value-type="float">
            <text:p>23464.856</text:p>
          </table:table-cell>
          <table:table-cell table:formula="of:=[.I200]-[.J20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9092" calcext:value-type="float">
            <text:p>89092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B201]-[.C201]" office:value-type="float" office:value="-54" calcext:value-type="float">
            <text:p>-54</text:p>
          </table:table-cell>
          <table:table-cell table:number-columns-repeated="2"/>
          <table:table-cell office:value-type="float" office:value="89092" calcext:value-type="float">
            <text:p>89092</text:p>
          </table:table-cell>
          <table:table-cell table:number-columns-repeated="2" office:value-type="float" office:value="29689.8466" calcext:value-type="float">
            <text:p>29689.8466</text:p>
          </table:table-cell>
          <table:table-cell table:formula="of:=[.I201]-[.J20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6651" calcext:value-type="float">
            <text:p>76651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B202]-[.C202]" office:value-type="float" office:value="-37" calcext:value-type="float">
            <text:p>-37</text:p>
          </table:table-cell>
          <table:table-cell table:number-columns-repeated="2"/>
          <table:table-cell office:value-type="float" office:value="76651" calcext:value-type="float">
            <text:p>76651</text:p>
          </table:table-cell>
          <table:table-cell table:number-columns-repeated="2" office:value-type="float" office:value="37582.3193" calcext:value-type="float">
            <text:p>37582.3193</text:p>
          </table:table-cell>
          <table:table-cell table:formula="of:=[.I202]-[.J20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954" calcext:value-type="float">
            <text:p>52954</text:p>
          </table:table-cell>
          <table:table-cell office:value-type="float" office:value="90" calcext:value-type="float">
            <text:p>90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[.B203]-[.C203]" office:value-type="float" office:value="-53" calcext:value-type="float">
            <text:p>-53</text:p>
          </table:table-cell>
          <table:table-cell table:number-columns-repeated="2"/>
          <table:table-cell office:value-type="float" office:value="52954" calcext:value-type="float">
            <text:p>52954</text:p>
          </table:table-cell>
          <table:table-cell table:number-columns-repeated="2" office:value-type="float" office:value="33785.2236" calcext:value-type="float">
            <text:p>33785.2236</text:p>
          </table:table-cell>
          <table:table-cell table:formula="of:=[.I203]-[.J20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5" calcext:value-type="float">
            <text:p>85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B204]-[.C204]" office:value-type="float" office:value="-51" calcext:value-type="float">
            <text:p>-51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table:number-columns-repeated="2" office:value-type="float" office:value="26256.4341" calcext:value-type="float">
            <text:p>26256.4341</text:p>
          </table:table-cell>
          <table:table-cell table:formula="of:=[.I204]-[.J20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128" calcext:value-type="float">
            <text:p>53128</text:p>
          </table:table-cell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B205]-[.C205]" office:value-type="float" office:value="-42" calcext:value-type="float">
            <text:p>-42</text:p>
          </table:table-cell>
          <table:table-cell table:number-columns-repeated="2"/>
          <table:table-cell office:value-type="float" office:value="53128" calcext:value-type="float">
            <text:p>53128</text:p>
          </table:table-cell>
          <table:table-cell table:number-columns-repeated="2" office:value-type="float" office:value="25372.6945" calcext:value-type="float">
            <text:p>25372.6945</text:p>
          </table:table-cell>
          <table:table-cell table:formula="of:=[.I205]-[.J20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448" calcext:value-type="float">
            <text:p>77448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206]-[.C206]" office:value-type="float" office:value="58" calcext:value-type="float">
            <text:p>58</text:p>
          </table:table-cell>
          <table:table-cell table:number-columns-repeated="2"/>
          <table:table-cell office:value-type="float" office:value="77448" calcext:value-type="float">
            <text:p>77448</text:p>
          </table:table-cell>
          <table:table-cell table:number-columns-repeated="2" office:value-type="float" office:value="25377.84" calcext:value-type="float">
            <text:p>25377.84</text:p>
          </table:table-cell>
          <table:table-cell table:formula="of:=[.I206]-[.J20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226" calcext:value-type="float">
            <text:p>43226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B207]-[.C207]" office:value-type="float" office:value="40" calcext:value-type="float">
            <text:p>40</text:p>
          </table:table-cell>
          <table:table-cell table:number-columns-repeated="2"/>
          <table:table-cell office:value-type="float" office:value="43226" calcext:value-type="float">
            <text:p>43226</text:p>
          </table:table-cell>
          <table:table-cell table:number-columns-repeated="2" office:value-type="float" office:value="29111.1864" calcext:value-type="float">
            <text:p>29111.1864</text:p>
          </table:table-cell>
          <table:table-cell table:formula="of:=[.I207]-[.J20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549" calcext:value-type="float">
            <text:p>66549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B208]-[.C208]" office:value-type="float" office:value="26" calcext:value-type="float">
            <text:p>26</text:p>
          </table:table-cell>
          <table:table-cell table:number-columns-repeated="2"/>
          <table:table-cell office:value-type="float" office:value="66549" calcext:value-type="float">
            <text:p>66549</text:p>
          </table:table-cell>
          <table:table-cell table:number-columns-repeated="2" office:value-type="float" office:value="32921.1633" calcext:value-type="float">
            <text:p>32921.1633</text:p>
          </table:table-cell>
          <table:table-cell table:formula="of:=[.I208]-[.J20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629" calcext:value-type="float">
            <text:p>55629</text:p>
          </table:table-cell>
          <table:table-cell office:value-type="float" office:value="93" calcext:value-type="float">
            <text:p>93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B209]-[.C209]" office:value-type="float" office:value="-39" calcext:value-type="float">
            <text:p>-39</text:p>
          </table:table-cell>
          <table:table-cell table:number-columns-repeated="2"/>
          <table:table-cell office:value-type="float" office:value="55629" calcext:value-type="float">
            <text:p>55629</text:p>
          </table:table-cell>
          <table:table-cell table:number-columns-repeated="2" office:value-type="float" office:value="31945.4591" calcext:value-type="float">
            <text:p>31945.4591</text:p>
          </table:table-cell>
          <table:table-cell table:formula="of:=[.I209]-[.J20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B210]-[.C210]" office:value-type="float" office:value="-6" calcext:value-type="float">
            <text:p>-6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 office:value-type="float" office:value="36214.2396" calcext:value-type="float">
            <text:p>36214.2396</text:p>
          </table:table-cell>
          <table:table-cell table:formula="of:=[.I210]-[.J21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282" calcext:value-type="float">
            <text:p>81282</text:p>
          </table:table-cell>
          <table:table-cell office:value-type="float" office:value="96" calcext:value-type="float">
            <text:p>96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B211]-[.C211]" office:value-type="float" office:value="-43" calcext:value-type="float">
            <text:p>-43</text:p>
          </table:table-cell>
          <table:table-cell table:number-columns-repeated="2"/>
          <table:table-cell office:value-type="float" office:value="81282" calcext:value-type="float">
            <text:p>81282</text:p>
          </table:table-cell>
          <table:table-cell table:number-columns-repeated="2" office:value-type="float" office:value="32506.2491" calcext:value-type="float">
            <text:p>32506.2491</text:p>
          </table:table-cell>
          <table:table-cell table:formula="of:=[.I211]-[.J21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23" calcext:value-type="float">
            <text:p>28823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212]-[.C212]" office:value-type="float" office:value="37" calcext:value-type="float">
            <text:p>37</text:p>
          </table:table-cell>
          <table:table-cell table:number-columns-repeated="2"/>
          <table:table-cell office:value-type="float" office:value="28823" calcext:value-type="float">
            <text:p>28823</text:p>
          </table:table-cell>
          <table:table-cell table:number-columns-repeated="2" office:value-type="float" office:value="33739" calcext:value-type="float">
            <text:p>33739</text:p>
          </table:table-cell>
          <table:table-cell table:formula="of:=[.I212]-[.J21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6193" calcext:value-type="float">
            <text:p>86193</text:p>
          </table:table-cell>
          <table:table-cell office:value-type="float" office:value="540" calcext:value-type="float">
            <text:p>54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213]-[.C213]" office:value-type="float" office:value="502" calcext:value-type="float">
            <text:p>502</text:p>
          </table:table-cell>
          <table:table-cell table:number-columns-repeated="2"/>
          <table:table-cell office:value-type="float" office:value="86193" calcext:value-type="float">
            <text:p>86193</text:p>
          </table:table-cell>
          <table:table-cell table:number-columns-repeated="2" office:value-type="float" office:value="34931.0782" calcext:value-type="float">
            <text:p>34931.0782</text:p>
          </table:table-cell>
          <table:table-cell table:formula="of:=[.I213]-[.J21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B214]-[.C214]" office:value-type="float" office:value="-19" calcext:value-type="float">
            <text:p>-19</text:p>
          </table:table-cell>
          <table:table-cell table:number-columns-repeated="2"/>
          <table:table-cell office:value-type="float" office:value="9568" calcext:value-type="float">
            <text:p>9568</text:p>
          </table:table-cell>
          <table:table-cell table:number-columns-repeated="2" office:value-type="float" office:value="35332.6497" calcext:value-type="float">
            <text:p>35332.6497</text:p>
          </table:table-cell>
          <table:table-cell table:formula="of:=[.I214]-[.J21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140" calcext:value-type="float">
            <text:p>54140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B215]-[.C215]" office:value-type="float" office:value="-13" calcext:value-type="float">
            <text:p>-13</text:p>
          </table:table-cell>
          <table:table-cell table:number-columns-repeated="2"/>
          <table:table-cell office:value-type="float" office:value="54140" calcext:value-type="float">
            <text:p>54140</text:p>
          </table:table-cell>
          <table:table-cell table:number-columns-repeated="2" office:value-type="float" office:value="34523.3266" calcext:value-type="float">
            <text:p>34523.3266</text:p>
          </table:table-cell>
          <table:table-cell table:formula="of:=[.I215]-[.J21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789" calcext:value-type="float">
            <text:p>64789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B216]-[.C216]" office:value-type="float" office:value="-26" calcext:value-type="float">
            <text:p>-26</text:p>
          </table:table-cell>
          <table:table-cell table:number-columns-repeated="2"/>
          <table:table-cell office:value-type="float" office:value="64789" calcext:value-type="float">
            <text:p>64789</text:p>
          </table:table-cell>
          <table:table-cell table:number-columns-repeated="2" office:value-type="float" office:value="29330.6043" calcext:value-type="float">
            <text:p>29330.6043</text:p>
          </table:table-cell>
          <table:table-cell table:formula="of:=[.I216]-[.J21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513" calcext:value-type="float">
            <text:p>66513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B217]-[.C217]" office:value-type="float" office:value="43" calcext:value-type="float">
            <text:p>43</text:p>
          </table:table-cell>
          <table:table-cell table:number-columns-repeated="2"/>
          <table:table-cell office:value-type="float" office:value="66513" calcext:value-type="float">
            <text:p>66513</text:p>
          </table:table-cell>
          <table:table-cell table:number-columns-repeated="2" office:value-type="float" office:value="34478.8411" calcext:value-type="float">
            <text:p>34478.8411</text:p>
          </table:table-cell>
          <table:table-cell table:formula="of:=[.I217]-[.J21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8113" calcext:value-type="float">
            <text:p>98113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B218]-[.C218]" office:value-type="float" office:value="23" calcext:value-type="float">
            <text:p>23</text:p>
          </table:table-cell>
          <table:table-cell table:number-columns-repeated="2"/>
          <table:table-cell office:value-type="float" office:value="98113" calcext:value-type="float">
            <text:p>98113</text:p>
          </table:table-cell>
          <table:table-cell table:number-columns-repeated="2" office:value-type="float" office:value="36317.1123" calcext:value-type="float">
            <text:p>36317.1123</text:p>
          </table:table-cell>
          <table:table-cell table:formula="of:=[.I218]-[.J21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321" calcext:value-type="float">
            <text:p>55321</text:p>
          </table:table-cell>
          <table:table-cell office:value-type="float" office:value="78" calcext:value-type="float">
            <text:p>78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B219]-[.C219]" office:value-type="float" office:value="-99" calcext:value-type="float">
            <text:p>-99</text:p>
          </table:table-cell>
          <table:table-cell table:number-columns-repeated="2"/>
          <table:table-cell office:value-type="float" office:value="55321" calcext:value-type="float">
            <text:p>55321</text:p>
          </table:table-cell>
          <table:table-cell table:number-columns-repeated="2" office:value-type="float" office:value="37311.0651" calcext:value-type="float">
            <text:p>37311.0651</text:p>
          </table:table-cell>
          <table:table-cell table:formula="of:=[.I219]-[.J21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958" calcext:value-type="float">
            <text:p>65958</text:p>
          </table:table-cell>
          <table:table-cell office:value-type="float" office:value="98" calcext:value-type="float">
            <text:p>98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B220]-[.C220]" office:value-type="float" office:value="-90" calcext:value-type="float">
            <text:p>-90</text:p>
          </table:table-cell>
          <table:table-cell table:number-columns-repeated="2"/>
          <table:table-cell office:value-type="float" office:value="65958" calcext:value-type="float">
            <text:p>65958</text:p>
          </table:table-cell>
          <table:table-cell table:number-columns-repeated="2" office:value-type="float" office:value="31222.1288" calcext:value-type="float">
            <text:p>31222.1288</text:p>
          </table:table-cell>
          <table:table-cell table:formula="of:=[.I220]-[.J22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3670" calcext:value-type="float">
            <text:p>93670</text:p>
          </table:table-cell>
          <table:table-cell office:value-type="float" office:value="106" calcext:value-type="float">
            <text:p>10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221]-[.C221]" office:value-type="float" office:value="51" calcext:value-type="float">
            <text:p>51</text:p>
          </table:table-cell>
          <table:table-cell table:number-columns-repeated="2"/>
          <table:table-cell office:value-type="float" office:value="93670" calcext:value-type="float">
            <text:p>93670</text:p>
          </table:table-cell>
          <table:table-cell table:number-columns-repeated="2" office:value-type="float" office:value="32753.8153" calcext:value-type="float">
            <text:p>32753.8153</text:p>
          </table:table-cell>
          <table:table-cell table:formula="of:=[.I221]-[.J22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872" calcext:value-type="float">
            <text:p>29872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B222]-[.C222]" office:value-type="float" office:value="-16" calcext:value-type="float">
            <text:p>-16</text:p>
          </table:table-cell>
          <table:table-cell table:number-columns-repeated="2"/>
          <table:table-cell office:value-type="float" office:value="29872" calcext:value-type="float">
            <text:p>29872</text:p>
          </table:table-cell>
          <table:table-cell table:number-columns-repeated="2" office:value-type="float" office:value="32186.1779" calcext:value-type="float">
            <text:p>32186.1779</text:p>
          </table:table-cell>
          <table:table-cell table:formula="of:=[.I222]-[.J22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625" calcext:value-type="float">
            <text:p>47625</text:p>
          </table:table-cell>
          <table:table-cell office:value-type="float" office:value="507" calcext:value-type="float">
            <text:p>50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223]-[.C223]" office:value-type="float" office:value="422" calcext:value-type="float">
            <text:p>422</text:p>
          </table:table-cell>
          <table:table-cell table:number-columns-repeated="2"/>
          <table:table-cell office:value-type="float" office:value="47625" calcext:value-type="float">
            <text:p>47625</text:p>
          </table:table-cell>
          <table:table-cell table:number-columns-repeated="2" office:value-type="float" office:value="25209.5079" calcext:value-type="float">
            <text:p>25209.5079</text:p>
          </table:table-cell>
          <table:table-cell table:formula="of:=[.I223]-[.J22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3523" calcext:value-type="float">
            <text:p>83523</text:p>
          </table:table-cell>
          <table:table-cell office:value-type="float" office:value="99" calcext:value-type="float">
            <text:p>99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B224]-[.C224]" office:value-type="float" office:value="-35" calcext:value-type="float">
            <text:p>-35</text:p>
          </table:table-cell>
          <table:table-cell table:number-columns-repeated="2"/>
          <table:table-cell office:value-type="float" office:value="83523" calcext:value-type="float">
            <text:p>83523</text:p>
          </table:table-cell>
          <table:table-cell table:number-columns-repeated="2" office:value-type="float" office:value="36263.5856" calcext:value-type="float">
            <text:p>36263.5856</text:p>
          </table:table-cell>
          <table:table-cell table:formula="of:=[.I224]-[.J22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220" calcext:value-type="float">
            <text:p>81220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225]-[.C225]" office:value-type="float" office:value="36" calcext:value-type="float">
            <text:p>36</text:p>
          </table:table-cell>
          <table:table-cell table:number-columns-repeated="2"/>
          <table:table-cell office:value-type="float" office:value="81220" calcext:value-type="float">
            <text:p>81220</text:p>
          </table:table-cell>
          <table:table-cell table:number-columns-repeated="2" office:value-type="float" office:value="32547.6084" calcext:value-type="float">
            <text:p>32547.6084</text:p>
          </table:table-cell>
          <table:table-cell table:formula="of:=[.I225]-[.J22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264" calcext:value-type="float">
            <text:p>35264</text:p>
          </table:table-cell>
          <table:table-cell office:value-type="float" office:value="89" calcext:value-type="float">
            <text:p>89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B226]-[.C226]" office:value-type="float" office:value="-79" calcext:value-type="float">
            <text:p>-79</text:p>
          </table:table-cell>
          <table:table-cell table:number-columns-repeated="2"/>
          <table:table-cell office:value-type="float" office:value="35264" calcext:value-type="float">
            <text:p>35264</text:p>
          </table:table-cell>
          <table:table-cell table:number-columns-repeated="2" office:value-type="float" office:value="44234.3577" calcext:value-type="float">
            <text:p>44234.3577</text:p>
          </table:table-cell>
          <table:table-cell table:formula="of:=[.I226]-[.J22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8827" calcext:value-type="float">
            <text:p>88827</text:p>
          </table:table-cell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B227]-[.C227]" office:value-type="float" office:value="-35" calcext:value-type="float">
            <text:p>-35</text:p>
          </table:table-cell>
          <table:table-cell table:number-columns-repeated="2"/>
          <table:table-cell office:value-type="float" office:value="88827" calcext:value-type="float">
            <text:p>88827</text:p>
          </table:table-cell>
          <table:table-cell table:number-columns-repeated="2" office:value-type="float" office:value="31783.071" calcext:value-type="float">
            <text:p>31783.071</text:p>
          </table:table-cell>
          <table:table-cell table:formula="of:=[.I227]-[.J22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199" calcext:value-type="float">
            <text:p>4619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B228]-[.C228]" office:value-type="float" office:value="-10" calcext:value-type="float">
            <text:p>-10</text:p>
          </table:table-cell>
          <table:table-cell table:number-columns-repeated="2"/>
          <table:table-cell office:value-type="float" office:value="46199" calcext:value-type="float">
            <text:p>46199</text:p>
          </table:table-cell>
          <table:table-cell table:number-columns-repeated="2" office:value-type="float" office:value="34643.343" calcext:value-type="float">
            <text:p>34643.343</text:p>
          </table:table-cell>
          <table:table-cell table:formula="of:=[.I228]-[.J22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B229]-[.C229]" office:value-type="float" office:value="-5" calcext:value-type="float">
            <text:p>-5</text:p>
          </table:table-cell>
          <table:table-cell table:number-columns-repeated="2"/>
          <table:table-cell office:value-type="float" office:value="5090" calcext:value-type="float">
            <text:p>5090</text:p>
          </table:table-cell>
          <table:table-cell table:number-columns-repeated="2" office:value-type="float" office:value="34759.4523" calcext:value-type="float">
            <text:p>34759.4523</text:p>
          </table:table-cell>
          <table:table-cell table:formula="of:=[.I229]-[.J22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B230]-[.C230]" office:value-type="float" office:value="6" calcext:value-type="float">
            <text:p>6</text:p>
          </table:table-cell>
          <table:table-cell table:number-columns-repeated="2"/>
          <table:table-cell office:value-type="float" office:value="40100" calcext:value-type="float">
            <text:p>40100</text:p>
          </table:table-cell>
          <table:table-cell table:number-columns-repeated="2" office:value-type="float" office:value="23062.6769" calcext:value-type="float">
            <text:p>23062.6769</text:p>
          </table:table-cell>
          <table:table-cell table:formula="of:=[.I230]-[.J23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543" calcext:value-type="float">
            <text:p>46543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231]-[.C231]" office:value-type="float" office:value="27" calcext:value-type="float">
            <text:p>27</text:p>
          </table:table-cell>
          <table:table-cell table:number-columns-repeated="2"/>
          <table:table-cell office:value-type="float" office:value="46543" calcext:value-type="float">
            <text:p>46543</text:p>
          </table:table-cell>
          <table:table-cell table:number-columns-repeated="2" office:value-type="float" office:value="26194.4763" calcext:value-type="float">
            <text:p>26194.4763</text:p>
          </table:table-cell>
          <table:table-cell table:formula="of:=[.I231]-[.J23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083" calcext:value-type="float">
            <text:p>46083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B232]-[.C232]" office:value-type="float" office:value="-5" calcext:value-type="float">
            <text:p>-5</text:p>
          </table:table-cell>
          <table:table-cell table:number-columns-repeated="2"/>
          <table:table-cell office:value-type="float" office:value="46083" calcext:value-type="float">
            <text:p>46083</text:p>
          </table:table-cell>
          <table:table-cell table:number-columns-repeated="2" office:value-type="float" office:value="30915.9277" calcext:value-type="float">
            <text:p>30915.9277</text:p>
          </table:table-cell>
          <table:table-cell table:formula="of:=[.I232]-[.J23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5539" calcext:value-type="float">
            <text:p>85539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233]-[.C233]" office:value-type="float" office:value="41" calcext:value-type="float">
            <text:p>41</text:p>
          </table:table-cell>
          <table:table-cell table:number-columns-repeated="2"/>
          <table:table-cell office:value-type="float" office:value="85539" calcext:value-type="float">
            <text:p>85539</text:p>
          </table:table-cell>
          <table:table-cell table:number-columns-repeated="2" office:value-type="float" office:value="25996.6949" calcext:value-type="float">
            <text:p>25996.6949</text:p>
          </table:table-cell>
          <table:table-cell table:formula="of:=[.I233]-[.J23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603" calcext:value-type="float">
            <text:p>35603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B234]-[.C234]" office:value-type="float" office:value="-11" calcext:value-type="float">
            <text:p>-11</text:p>
          </table:table-cell>
          <table:table-cell table:number-columns-repeated="2"/>
          <table:table-cell office:value-type="float" office:value="35603" calcext:value-type="float">
            <text:p>35603</text:p>
          </table:table-cell>
          <table:table-cell table:number-columns-repeated="2" office:value-type="float" office:value="33695.4038" calcext:value-type="float">
            <text:p>33695.4038</text:p>
          </table:table-cell>
          <table:table-cell table:formula="of:=[.I234]-[.J23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328" calcext:value-type="float">
            <text:p>46328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B235]-[.C235]" office:value-type="float" office:value="5" calcext:value-type="float">
            <text:p>5</text:p>
          </table:table-cell>
          <table:table-cell table:number-columns-repeated="2"/>
          <table:table-cell office:value-type="float" office:value="46328" calcext:value-type="float">
            <text:p>46328</text:p>
          </table:table-cell>
          <table:table-cell table:number-columns-repeated="2" office:value-type="float" office:value="31674.0263" calcext:value-type="float">
            <text:p>31674.0263</text:p>
          </table:table-cell>
          <table:table-cell table:formula="of:=[.I235]-[.J23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81" calcext:value-type="float">
            <text:p>7781</text:p>
          </table:table-cell>
          <table:table-cell office:value-type="float" office:value="102" calcext:value-type="float">
            <text:p>102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B236]-[.C236]" office:value-type="float" office:value="-70" calcext:value-type="float">
            <text:p>-70</text:p>
          </table:table-cell>
          <table:table-cell table:number-columns-repeated="2"/>
          <table:table-cell office:value-type="float" office:value="7781" calcext:value-type="float">
            <text:p>7781</text:p>
          </table:table-cell>
          <table:table-cell table:number-columns-repeated="2" office:value-type="float" office:value="24148.5974" calcext:value-type="float">
            <text:p>24148.5974</text:p>
          </table:table-cell>
          <table:table-cell table:formula="of:=[.I236]-[.J23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3853" calcext:value-type="float">
            <text:p>83853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237]-[.C237]" office:value-type="float" office:value="16" calcext:value-type="float">
            <text:p>16</text:p>
          </table:table-cell>
          <table:table-cell table:number-columns-repeated="2"/>
          <table:table-cell office:value-type="float" office:value="83853" calcext:value-type="float">
            <text:p>83853</text:p>
          </table:table-cell>
          <table:table-cell table:number-columns-repeated="2" office:value-type="float" office:value="34420.8265" calcext:value-type="float">
            <text:p>34420.8265</text:p>
          </table:table-cell>
          <table:table-cell table:formula="of:=[.I237]-[.J23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549" calcext:value-type="float">
            <text:p>28549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238]-[.C238]" office:value-type="float" office:value="61" calcext:value-type="float">
            <text:p>61</text:p>
          </table:table-cell>
          <table:table-cell table:number-columns-repeated="2"/>
          <table:table-cell office:value-type="float" office:value="28549" calcext:value-type="float">
            <text:p>28549</text:p>
          </table:table-cell>
          <table:table-cell table:number-columns-repeated="2" office:value-type="float" office:value="30901.4288" calcext:value-type="float">
            <text:p>30901.4288</text:p>
          </table:table-cell>
          <table:table-cell table:formula="of:=[.I238]-[.J23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688" calcext:value-type="float">
            <text:p>77688</text:p>
          </table:table-cell>
          <table:table-cell office:value-type="float" office:value="122" calcext:value-type="float">
            <text:p>122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[.B239]-[.C239]" office:value-type="float" office:value="-69" calcext:value-type="float">
            <text:p>-69</text:p>
          </table:table-cell>
          <table:table-cell table:number-columns-repeated="2"/>
          <table:table-cell office:value-type="float" office:value="77688" calcext:value-type="float">
            <text:p>77688</text:p>
          </table:table-cell>
          <table:table-cell table:number-columns-repeated="2" office:value-type="float" office:value="42535.2678" calcext:value-type="float">
            <text:p>42535.2678</text:p>
          </table:table-cell>
          <table:table-cell table:formula="of:=[.I239]-[.J23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944" calcext:value-type="float">
            <text:p>64944</text:p>
          </table:table-cell>
          <table:table-cell office:value-type="float" office:value="86" calcext:value-type="float">
            <text:p>86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B240]-[.C240]" office:value-type="float" office:value="-32" calcext:value-type="float">
            <text:p>-32</text:p>
          </table:table-cell>
          <table:table-cell table:number-columns-repeated="2"/>
          <table:table-cell office:value-type="float" office:value="64944" calcext:value-type="float">
            <text:p>64944</text:p>
          </table:table-cell>
          <table:table-cell table:number-columns-repeated="2" office:value-type="float" office:value="37214.3222" calcext:value-type="float">
            <text:p>37214.3222</text:p>
          </table:table-cell>
          <table:table-cell table:formula="of:=[.I240]-[.J24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680" calcext:value-type="float">
            <text:p>34680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B241]-[.C241]" office:value-type="float" office:value="-24" calcext:value-type="float">
            <text:p>-24</text:p>
          </table:table-cell>
          <table:table-cell table:number-columns-repeated="2"/>
          <table:table-cell office:value-type="float" office:value="34680" calcext:value-type="float">
            <text:p>34680</text:p>
          </table:table-cell>
          <table:table-cell table:number-columns-repeated="2" office:value-type="float" office:value="33560.6922" calcext:value-type="float">
            <text:p>33560.6922</text:p>
          </table:table-cell>
          <table:table-cell table:formula="of:=[.I241]-[.J24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4113" calcext:value-type="float">
            <text:p>84113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B242]-[.C242]" office:value-type="float" office:value="-50" calcext:value-type="float">
            <text:p>-50</text:p>
          </table:table-cell>
          <table:table-cell table:number-columns-repeated="2"/>
          <table:table-cell office:value-type="float" office:value="84113" calcext:value-type="float">
            <text:p>84113</text:p>
          </table:table-cell>
          <table:table-cell table:number-columns-repeated="2" office:value-type="float" office:value="28540.1869" calcext:value-type="float">
            <text:p>28540.1869</text:p>
          </table:table-cell>
          <table:table-cell table:formula="of:=[.I242]-[.J24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920" calcext:value-type="float">
            <text:p>64920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243]-[.C243]" office:value-type="float" office:value="25" calcext:value-type="float">
            <text:p>25</text:p>
          </table:table-cell>
          <table:table-cell table:number-columns-repeated="2"/>
          <table:table-cell office:value-type="float" office:value="64920" calcext:value-type="float">
            <text:p>64920</text:p>
          </table:table-cell>
          <table:table-cell table:number-columns-repeated="2" office:value-type="float" office:value="31455.0655" calcext:value-type="float">
            <text:p>31455.0655</text:p>
          </table:table-cell>
          <table:table-cell table:formula="of:=[.I243]-[.J24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815" calcext:value-type="float">
            <text:p>45815</text:p>
          </table:table-cell>
          <table:table-cell office:value-type="float" office:value="528" calcext:value-type="float">
            <text:p>528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B244]-[.C244]" office:value-type="float" office:value="413" calcext:value-type="float">
            <text:p>413</text:p>
          </table:table-cell>
          <table:table-cell table:number-columns-repeated="2"/>
          <table:table-cell office:value-type="float" office:value="45815" calcext:value-type="float">
            <text:p>45815</text:p>
          </table:table-cell>
          <table:table-cell table:number-columns-repeated="2" office:value-type="float" office:value="42743.952" calcext:value-type="float">
            <text:p>42743.952</text:p>
          </table:table-cell>
          <table:table-cell table:formula="of:=[.I244]-[.J24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B245]-[.C245]" office:value-type="float" office:value="-84" calcext:value-type="float">
            <text:p>-84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table:number-columns-repeated="2" office:value-type="float" office:value="33164.0746" calcext:value-type="float">
            <text:p>33164.0746</text:p>
          </table:table-cell>
          <table:table-cell table:formula="of:=[.I245]-[.J24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022" calcext:value-type="float">
            <text:p>26022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B246]-[.C246]" office:value-type="float" office:value="-9" calcext:value-type="float">
            <text:p>-9</text:p>
          </table:table-cell>
          <table:table-cell table:number-columns-repeated="2"/>
          <table:table-cell office:value-type="float" office:value="26022" calcext:value-type="float">
            <text:p>26022</text:p>
          </table:table-cell>
          <table:table-cell table:number-columns-repeated="2" office:value-type="float" office:value="36123.8322" calcext:value-type="float">
            <text:p>36123.8322</text:p>
          </table:table-cell>
          <table:table-cell table:formula="of:=[.I246]-[.J24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477" calcext:value-type="float">
            <text:p>70477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B247]-[.C247]" office:value-type="float" office:value="-29" calcext:value-type="float">
            <text:p>-29</text:p>
          </table:table-cell>
          <table:table-cell table:number-columns-repeated="2"/>
          <table:table-cell office:value-type="float" office:value="70477" calcext:value-type="float">
            <text:p>70477</text:p>
          </table:table-cell>
          <table:table-cell table:number-columns-repeated="2" office:value-type="float" office:value="29380.6865" calcext:value-type="float">
            <text:p>29380.6865</text:p>
          </table:table-cell>
          <table:table-cell table:formula="of:=[.I247]-[.J24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982" calcext:value-type="float">
            <text:p>36982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B248]-[.C248]" office:value-type="float" office:value="-10" calcext:value-type="float">
            <text:p>-10</text:p>
          </table:table-cell>
          <table:table-cell table:number-columns-repeated="2"/>
          <table:table-cell office:value-type="float" office:value="36982" calcext:value-type="float">
            <text:p>36982</text:p>
          </table:table-cell>
          <table:table-cell table:number-columns-repeated="2" office:value-type="float" office:value="30681.6821" calcext:value-type="float">
            <text:p>30681.6821</text:p>
          </table:table-cell>
          <table:table-cell table:formula="of:=[.I248]-[.J24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478" calcext:value-type="float">
            <text:p>66478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249]-[.C249]" office:value-type="float" office:value="76" calcext:value-type="float">
            <text:p>76</text:p>
          </table:table-cell>
          <table:table-cell table:number-columns-repeated="2"/>
          <table:table-cell office:value-type="float" office:value="66478" calcext:value-type="float">
            <text:p>66478</text:p>
          </table:table-cell>
          <table:table-cell table:number-columns-repeated="2" office:value-type="float" office:value="21423.7027" calcext:value-type="float">
            <text:p>21423.7027</text:p>
          </table:table-cell>
          <table:table-cell table:formula="of:=[.I249]-[.J24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B250]-[.C250]" office:value-type="float" office:value="-21" calcext:value-type="float">
            <text:p>-21</text:p>
          </table:table-cell>
          <table:table-cell table:number-columns-repeated="2"/>
          <table:table-cell office:value-type="float" office:value="21800" calcext:value-type="float">
            <text:p>21800</text:p>
          </table:table-cell>
          <table:table-cell table:number-columns-repeated="2" office:value-type="float" office:value="26870.7341" calcext:value-type="float">
            <text:p>26870.7341</text:p>
          </table:table-cell>
          <table:table-cell table:formula="of:=[.I250]-[.J25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8162" calcext:value-type="float">
            <text:p>98162</text:p>
          </table:table-cell>
          <table:table-cell office:value-type="float" office:value="90" calcext:value-type="float">
            <text:p>90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B251]-[.C251]" office:value-type="float" office:value="-74" calcext:value-type="float">
            <text:p>-74</text:p>
          </table:table-cell>
          <table:table-cell table:number-columns-repeated="2"/>
          <table:table-cell office:value-type="float" office:value="98162" calcext:value-type="float">
            <text:p>98162</text:p>
          </table:table-cell>
          <table:table-cell table:number-columns-repeated="2" office:value-type="float" office:value="30973.1326" calcext:value-type="float">
            <text:p>30973.1326</text:p>
          </table:table-cell>
          <table:table-cell table:formula="of:=[.I251]-[.J25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476" calcext:value-type="float">
            <text:p>24476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B252]-[.C252]" office:value-type="float" office:value="45" calcext:value-type="float">
            <text:p>45</text:p>
          </table:table-cell>
          <table:table-cell table:number-columns-repeated="2"/>
          <table:table-cell office:value-type="float" office:value="24476" calcext:value-type="float">
            <text:p>24476</text:p>
          </table:table-cell>
          <table:table-cell table:number-columns-repeated="2" office:value-type="float" office:value="32762.3713" calcext:value-type="float">
            <text:p>32762.3713</text:p>
          </table:table-cell>
          <table:table-cell table:formula="of:=[.I252]-[.J25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4551" calcext:value-type="float">
            <text:p>9455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B253]-[.C253]" office:value-type="float" office:value="-4" calcext:value-type="float">
            <text:p>-4</text:p>
          </table:table-cell>
          <table:table-cell table:number-columns-repeated="2"/>
          <table:table-cell office:value-type="float" office:value="94551" calcext:value-type="float">
            <text:p>94551</text:p>
          </table:table-cell>
          <table:table-cell table:number-columns-repeated="2" office:value-type="float" office:value="27379.6438" calcext:value-type="float">
            <text:p>27379.6438</text:p>
          </table:table-cell>
          <table:table-cell table:formula="of:=[.I253]-[.J25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145" calcext:value-type="float">
            <text:p>17145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B254]-[.C254]" office:value-type="float" office:value="6" calcext:value-type="float">
            <text:p>6</text:p>
          </table:table-cell>
          <table:table-cell table:number-columns-repeated="2"/>
          <table:table-cell office:value-type="float" office:value="17145" calcext:value-type="float">
            <text:p>17145</text:p>
          </table:table-cell>
          <table:table-cell table:number-columns-repeated="2" office:value-type="float" office:value="34153.7065" calcext:value-type="float">
            <text:p>34153.7065</text:p>
          </table:table-cell>
          <table:table-cell table:formula="of:=[.I254]-[.J25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045" calcext:value-type="float">
            <text:p>41045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B255]-[.C255]" office:value-type="float" office:value="-13" calcext:value-type="float">
            <text:p>-13</text:p>
          </table:table-cell>
          <table:table-cell table:number-columns-repeated="2"/>
          <table:table-cell office:value-type="float" office:value="41045" calcext:value-type="float">
            <text:p>41045</text:p>
          </table:table-cell>
          <table:table-cell table:number-columns-repeated="2" office:value-type="float" office:value="34115.5163" calcext:value-type="float">
            <text:p>34115.5163</text:p>
          </table:table-cell>
          <table:table-cell table:formula="of:=[.I255]-[.J25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832" calcext:value-type="float">
            <text:p>58832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256]-[.C256]" office:value-type="float" office:value="-9" calcext:value-type="float">
            <text:p>-9</text:p>
          </table:table-cell>
          <table:table-cell table:number-columns-repeated="2"/>
          <table:table-cell office:value-type="float" office:value="58832" calcext:value-type="float">
            <text:p>58832</text:p>
          </table:table-cell>
          <table:table-cell table:number-columns-repeated="2" office:value-type="float" office:value="39014.4198" calcext:value-type="float">
            <text:p>39014.4198</text:p>
          </table:table-cell>
          <table:table-cell table:formula="of:=[.I256]-[.J25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647" calcext:value-type="float">
            <text:p>50647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257]-[.C257]" office:value-type="float" office:value="20" calcext:value-type="float">
            <text:p>20</text:p>
          </table:table-cell>
          <table:table-cell table:number-columns-repeated="2"/>
          <table:table-cell office:value-type="float" office:value="50647" calcext:value-type="float">
            <text:p>50647</text:p>
          </table:table-cell>
          <table:table-cell table:number-columns-repeated="2" office:value-type="float" office:value="38054.7357" calcext:value-type="float">
            <text:p>38054.7357</text:p>
          </table:table-cell>
          <table:table-cell table:formula="of:=[.I257]-[.J25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6857" calcext:value-type="float">
            <text:p>76857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B258]-[.C258]" office:value-type="float" office:value="60" calcext:value-type="float">
            <text:p>60</text:p>
          </table:table-cell>
          <table:table-cell table:number-columns-repeated="2"/>
          <table:table-cell office:value-type="float" office:value="76857" calcext:value-type="float">
            <text:p>76857</text:p>
          </table:table-cell>
          <table:table-cell table:number-columns-repeated="2" office:value-type="float" office:value="33208.1042" calcext:value-type="float">
            <text:p>33208.1042</text:p>
          </table:table-cell>
          <table:table-cell table:formula="of:=[.I258]-[.J25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3477" calcext:value-type="float">
            <text:p>83477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259]-[.C259]" office:value-type="float" office:value="67" calcext:value-type="float">
            <text:p>67</text:p>
          </table:table-cell>
          <table:table-cell table:number-columns-repeated="2"/>
          <table:table-cell office:value-type="float" office:value="83477" calcext:value-type="float">
            <text:p>83477</text:p>
          </table:table-cell>
          <table:table-cell table:number-columns-repeated="2" office:value-type="float" office:value="21298.58" calcext:value-type="float">
            <text:p>21298.58</text:p>
          </table:table-cell>
          <table:table-cell table:formula="of:=[.I259]-[.J25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768" calcext:value-type="float">
            <text:p>41768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260]-[.C260]" office:value-type="float" office:value="32" calcext:value-type="float">
            <text:p>32</text:p>
          </table:table-cell>
          <table:table-cell table:number-columns-repeated="2"/>
          <table:table-cell office:value-type="float" office:value="41768" calcext:value-type="float">
            <text:p>41768</text:p>
          </table:table-cell>
          <table:table-cell table:number-columns-repeated="2" office:value-type="float" office:value="35881.8497" calcext:value-type="float">
            <text:p>35881.8497</text:p>
          </table:table-cell>
          <table:table-cell table:formula="of:=[.I260]-[.J26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257" calcext:value-type="float">
            <text:p>64257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B261]-[.C261]" office:value-type="float" office:value="-2" calcext:value-type="float">
            <text:p>-2</text:p>
          </table:table-cell>
          <table:table-cell table:number-columns-repeated="2"/>
          <table:table-cell office:value-type="float" office:value="64257" calcext:value-type="float">
            <text:p>64257</text:p>
          </table:table-cell>
          <table:table-cell table:number-columns-repeated="2" office:value-type="float" office:value="30091.6297" calcext:value-type="float">
            <text:p>30091.6297</text:p>
          </table:table-cell>
          <table:table-cell table:formula="of:=[.I261]-[.J26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962" calcext:value-type="float">
            <text:p>8962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262]-[.C262]" office:value-type="float" office:value="33" calcext:value-type="float">
            <text:p>33</text:p>
          </table:table-cell>
          <table:table-cell table:number-columns-repeated="2"/>
          <table:table-cell office:value-type="float" office:value="8962" calcext:value-type="float">
            <text:p>8962</text:p>
          </table:table-cell>
          <table:table-cell table:number-columns-repeated="2" office:value-type="float" office:value="32499.5526" calcext:value-type="float">
            <text:p>32499.5526</text:p>
          </table:table-cell>
          <table:table-cell table:formula="of:=[.I262]-[.J26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4122" calcext:value-type="float">
            <text:p>94122</text:p>
          </table:table-cell>
          <table:table-cell office:value-type="float" office:value="96" calcext:value-type="float">
            <text:p>96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B263]-[.C263]" office:value-type="float" office:value="-79" calcext:value-type="float">
            <text:p>-79</text:p>
          </table:table-cell>
          <table:table-cell table:number-columns-repeated="2"/>
          <table:table-cell office:value-type="float" office:value="94122" calcext:value-type="float">
            <text:p>94122</text:p>
          </table:table-cell>
          <table:table-cell table:number-columns-repeated="2" office:value-type="float" office:value="33401.2382" calcext:value-type="float">
            <text:p>33401.2382</text:p>
          </table:table-cell>
          <table:table-cell table:formula="of:=[.I263]-[.J26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5508" calcext:value-type="float">
            <text:p>95508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B264]-[.C264]" office:value-type="float" office:value="-11" calcext:value-type="float">
            <text:p>-11</text:p>
          </table:table-cell>
          <table:table-cell table:number-columns-repeated="2"/>
          <table:table-cell office:value-type="float" office:value="95508" calcext:value-type="float">
            <text:p>95508</text:p>
          </table:table-cell>
          <table:table-cell table:number-columns-repeated="2" office:value-type="float" office:value="34232.9404" calcext:value-type="float">
            <text:p>34232.9404</text:p>
          </table:table-cell>
          <table:table-cell table:formula="of:=[.I264]-[.J26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045" calcext:value-type="float">
            <text:p>24045</text:p>
          </table:table-cell>
          <table:table-cell office:value-type="float" office:value="92" calcext:value-type="float">
            <text:p>92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B265]-[.C265]" office:value-type="float" office:value="-157" calcext:value-type="float">
            <text:p>-157</text:p>
          </table:table-cell>
          <table:table-cell table:number-columns-repeated="2"/>
          <table:table-cell office:value-type="float" office:value="24045" calcext:value-type="float">
            <text:p>24045</text:p>
          </table:table-cell>
          <table:table-cell table:number-columns-repeated="2" office:value-type="float" office:value="29589.7204" calcext:value-type="float">
            <text:p>29589.7204</text:p>
          </table:table-cell>
          <table:table-cell table:formula="of:=[.I265]-[.J26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521" calcext:value-type="float">
            <text:p>28521</text:p>
          </table:table-cell>
          <table:table-cell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266]-[.C266]" office:value-type="float" office:value="491" calcext:value-type="float">
            <text:p>491</text:p>
          </table:table-cell>
          <table:table-cell table:number-columns-repeated="2"/>
          <table:table-cell office:value-type="float" office:value="28521" calcext:value-type="float">
            <text:p>28521</text:p>
          </table:table-cell>
          <table:table-cell table:number-columns-repeated="2" office:value-type="float" office:value="28789.6049" calcext:value-type="float">
            <text:p>28789.6049</text:p>
          </table:table-cell>
          <table:table-cell table:formula="of:=[.I266]-[.J26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1870" calcext:value-type="float">
            <text:p>71870</text:p>
          </table:table-cell>
          <table:table-cell office:value-type="float" office:value="88" calcext:value-type="float">
            <text:p>88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[.B267]-[.C267]" office:value-type="float" office:value="-61" calcext:value-type="float">
            <text:p>-61</text:p>
          </table:table-cell>
          <table:table-cell table:number-columns-repeated="2"/>
          <table:table-cell office:value-type="float" office:value="71870" calcext:value-type="float">
            <text:p>71870</text:p>
          </table:table-cell>
          <table:table-cell table:number-columns-repeated="2" office:value-type="float" office:value="37769.4783" calcext:value-type="float">
            <text:p>37769.4783</text:p>
          </table:table-cell>
          <table:table-cell table:formula="of:=[.I267]-[.J26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635" calcext:value-type="float">
            <text:p>50635</text:p>
          </table:table-cell>
          <table:table-cell office:value-type="float" office:value="98" calcext:value-type="float">
            <text:p>98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B268]-[.C268]" office:value-type="float" office:value="-59" calcext:value-type="float">
            <text:p>-59</text:p>
          </table:table-cell>
          <table:table-cell table:number-columns-repeated="2"/>
          <table:table-cell office:value-type="float" office:value="50635" calcext:value-type="float">
            <text:p>50635</text:p>
          </table:table-cell>
          <table:table-cell table:number-columns-repeated="2" office:value-type="float" office:value="39051.7649" calcext:value-type="float">
            <text:p>39051.7649</text:p>
          </table:table-cell>
          <table:table-cell table:formula="of:=[.I268]-[.J26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962" calcext:value-type="float">
            <text:p>25962</text:p>
          </table:table-cell>
          <table:table-cell office:value-type="float" office:value="88" calcext:value-type="float">
            <text:p>88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B269]-[.C269]" office:value-type="float" office:value="-88" calcext:value-type="float">
            <text:p>-88</text:p>
          </table:table-cell>
          <table:table-cell table:number-columns-repeated="2"/>
          <table:table-cell office:value-type="float" office:value="25962" calcext:value-type="float">
            <text:p>25962</text:p>
          </table:table-cell>
          <table:table-cell table:number-columns-repeated="2" office:value-type="float" office:value="27696.6191" calcext:value-type="float">
            <text:p>27696.6191</text:p>
          </table:table-cell>
          <table:table-cell table:formula="of:=[.I269]-[.J26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302" calcext:value-type="float">
            <text:p>11302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B270]-[.C270]" office:value-type="float" office:value="14" calcext:value-type="float">
            <text:p>14</text:p>
          </table:table-cell>
          <table:table-cell table:number-columns-repeated="2"/>
          <table:table-cell office:value-type="float" office:value="11302" calcext:value-type="float">
            <text:p>11302</text:p>
          </table:table-cell>
          <table:table-cell table:number-columns-repeated="2" office:value-type="float" office:value="32747.1039" calcext:value-type="float">
            <text:p>32747.1039</text:p>
          </table:table-cell>
          <table:table-cell table:formula="of:=[.I270]-[.J27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815" calcext:value-type="float">
            <text:p>40815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B271]-[.C271]" office:value-type="float" office:value="-45" calcext:value-type="float">
            <text:p>-45</text:p>
          </table:table-cell>
          <table:table-cell table:number-columns-repeated="2"/>
          <table:table-cell office:value-type="float" office:value="40815" calcext:value-type="float">
            <text:p>40815</text:p>
          </table:table-cell>
          <table:table-cell table:number-columns-repeated="2" office:value-type="float" office:value="35067.1943" calcext:value-type="float">
            <text:p>35067.1943</text:p>
          </table:table-cell>
          <table:table-cell table:formula="of:=[.I271]-[.J27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042" calcext:value-type="float">
            <text:p>47042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B272]-[.C272]" office:value-type="float" office:value="-11" calcext:value-type="float">
            <text:p>-11</text:p>
          </table:table-cell>
          <table:table-cell table:number-columns-repeated="2"/>
          <table:table-cell office:value-type="float" office:value="47042" calcext:value-type="float">
            <text:p>47042</text:p>
          </table:table-cell>
          <table:table-cell table:number-columns-repeated="2" office:value-type="float" office:value="34925.7691" calcext:value-type="float">
            <text:p>34925.7691</text:p>
          </table:table-cell>
          <table:table-cell table:formula="of:=[.I272]-[.J27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93" calcext:value-type="float">
            <text:p>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[.B273]-[.C273]" office:value-type="float" office:value="-100" calcext:value-type="float">
            <text:p>-100</text:p>
          </table:table-cell>
          <table:table-cell table:number-columns-repeated="2"/>
          <table:table-cell office:value-type="float" office:value="28300" calcext:value-type="float">
            <text:p>28300</text:p>
          </table:table-cell>
          <table:table-cell table:number-columns-repeated="2" office:value-type="float" office:value="35525.6499" calcext:value-type="float">
            <text:p>35525.6499</text:p>
          </table:table-cell>
          <table:table-cell table:formula="of:=[.I273]-[.J27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274]-[.C274]" office:value-type="float" office:value="28" calcext:value-type="float">
            <text:p>28</text:p>
          </table:table-cell>
          <table:table-cell table:number-columns-repeated="2"/>
          <table:table-cell office:value-type="float" office:value="9315" calcext:value-type="float">
            <text:p>9315</text:p>
          </table:table-cell>
          <table:table-cell table:number-columns-repeated="2" office:value-type="float" office:value="27988.0833" calcext:value-type="float">
            <text:p>27988.0833</text:p>
          </table:table-cell>
          <table:table-cell table:formula="of:=[.I274]-[.J27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5168" calcext:value-type="float">
            <text:p>95168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275]-[.C275]" office:value-type="float" office:value="12" calcext:value-type="float">
            <text:p>12</text:p>
          </table:table-cell>
          <table:table-cell table:number-columns-repeated="2"/>
          <table:table-cell office:value-type="float" office:value="95168" calcext:value-type="float">
            <text:p>95168</text:p>
          </table:table-cell>
          <table:table-cell table:number-columns-repeated="2" office:value-type="float" office:value="21226.691" calcext:value-type="float">
            <text:p>21226.691</text:p>
          </table:table-cell>
          <table:table-cell table:formula="of:=[.I275]-[.J27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665" calcext:value-type="float">
            <text:p>14665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B276]-[.C276]" office:value-type="float" office:value="-9" calcext:value-type="float">
            <text:p>-9</text:p>
          </table:table-cell>
          <table:table-cell table:number-columns-repeated="2"/>
          <table:table-cell office:value-type="float" office:value="14665" calcext:value-type="float">
            <text:p>14665</text:p>
          </table:table-cell>
          <table:table-cell table:number-columns-repeated="2" office:value-type="float" office:value="41254.945" calcext:value-type="float">
            <text:p>41254.945</text:p>
          </table:table-cell>
          <table:table-cell table:formula="of:=[.I276]-[.J27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571" calcext:value-type="float">
            <text:p>34571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277]-[.C277]" office:value-type="float" office:value="13" calcext:value-type="float">
            <text:p>13</text:p>
          </table:table-cell>
          <table:table-cell table:number-columns-repeated="2"/>
          <table:table-cell office:value-type="float" office:value="34571" calcext:value-type="float">
            <text:p>34571</text:p>
          </table:table-cell>
          <table:table-cell table:number-columns-repeated="2" office:value-type="float" office:value="16490.927" calcext:value-type="float">
            <text:p>16490.927</text:p>
          </table:table-cell>
          <table:table-cell table:formula="of:=[.I277]-[.J27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278]-[.C278]" office:value-type="float" office:value="8" calcext:value-type="float">
            <text:p>8</text:p>
          </table:table-cell>
          <table:table-cell table:number-columns-repeated="2"/>
          <table:table-cell office:value-type="float" office:value="4504" calcext:value-type="float">
            <text:p>4504</text:p>
          </table:table-cell>
          <table:table-cell table:number-columns-repeated="2" office:value-type="float" office:value="36461.1292" calcext:value-type="float">
            <text:p>36461.1292</text:p>
          </table:table-cell>
          <table:table-cell table:formula="of:=[.I278]-[.J27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436" calcext:value-type="float">
            <text:p>8436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B279]-[.C279]" office:value-type="float" office:value="-14" calcext:value-type="float">
            <text:p>-14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table:number-columns-repeated="2" office:value-type="float" office:value="49494.4674" calcext:value-type="float">
            <text:p>49494.4674</text:p>
          </table:table-cell>
          <table:table-cell table:formula="of:=[.I279]-[.J27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799" calcext:value-type="float">
            <text:p>60799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280]-[.C280]" office:value-type="float" office:value="-9" calcext:value-type="float">
            <text:p>-9</text:p>
          </table:table-cell>
          <table:table-cell table:number-columns-repeated="2"/>
          <table:table-cell office:value-type="float" office:value="60799" calcext:value-type="float">
            <text:p>60799</text:p>
          </table:table-cell>
          <table:table-cell table:number-columns-repeated="2" office:value-type="float" office:value="33771.9486" calcext:value-type="float">
            <text:p>33771.9486</text:p>
          </table:table-cell>
          <table:table-cell table:formula="of:=[.I280]-[.J28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845" calcext:value-type="float">
            <text:p>24845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B281]-[.C281]" office:value-type="float" office:value="-21" calcext:value-type="float">
            <text:p>-21</text:p>
          </table:table-cell>
          <table:table-cell table:number-columns-repeated="2"/>
          <table:table-cell office:value-type="float" office:value="24845" calcext:value-type="float">
            <text:p>24845</text:p>
          </table:table-cell>
          <table:table-cell table:number-columns-repeated="2" office:value-type="float" office:value="24730.9655" calcext:value-type="float">
            <text:p>24730.9655</text:p>
          </table:table-cell>
          <table:table-cell table:formula="of:=[.I281]-[.J28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746" calcext:value-type="float">
            <text:p>48746</text:p>
          </table:table-cell>
          <table:table-cell office:value-type="float" office:value="107" calcext:value-type="float">
            <text:p>107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B282]-[.C282]" office:value-type="float" office:value="-38" calcext:value-type="float">
            <text:p>-38</text:p>
          </table:table-cell>
          <table:table-cell table:number-columns-repeated="2"/>
          <table:table-cell office:value-type="float" office:value="48746" calcext:value-type="float">
            <text:p>48746</text:p>
          </table:table-cell>
          <table:table-cell table:number-columns-repeated="2" office:value-type="float" office:value="37589.7922" calcext:value-type="float">
            <text:p>37589.7922</text:p>
          </table:table-cell>
          <table:table-cell table:formula="of:=[.I282]-[.J28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7418" calcext:value-type="float">
            <text:p>87418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B283]-[.C283]" office:value-type="float" office:value="24" calcext:value-type="float">
            <text:p>24</text:p>
          </table:table-cell>
          <table:table-cell table:number-columns-repeated="2"/>
          <table:table-cell office:value-type="float" office:value="87418" calcext:value-type="float">
            <text:p>87418</text:p>
          </table:table-cell>
          <table:table-cell table:number-columns-repeated="2" office:value-type="float" office:value="37403.6643" calcext:value-type="float">
            <text:p>37403.6643</text:p>
          </table:table-cell>
          <table:table-cell table:formula="of:=[.I283]-[.J28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531" calcext:value-type="float">
            <text:p>10531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284]-[.C284]" office:value-type="float" office:value="44" calcext:value-type="float">
            <text:p>44</text:p>
          </table:table-cell>
          <table:table-cell table:number-columns-repeated="2"/>
          <table:table-cell office:value-type="float" office:value="10531" calcext:value-type="float">
            <text:p>10531</text:p>
          </table:table-cell>
          <table:table-cell table:number-columns-repeated="2" office:value-type="float" office:value="24044.3713" calcext:value-type="float">
            <text:p>24044.3713</text:p>
          </table:table-cell>
          <table:table-cell table:formula="of:=[.I284]-[.J28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399" calcext:value-type="float">
            <text:p>1339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B285]-[.C285]" office:value-type="float" office:value="-2" calcext:value-type="float">
            <text:p>-2</text:p>
          </table:table-cell>
          <table:table-cell table:number-columns-repeated="2"/>
          <table:table-cell office:value-type="float" office:value="13399" calcext:value-type="float">
            <text:p>13399</text:p>
          </table:table-cell>
          <table:table-cell table:number-columns-repeated="2" office:value-type="float" office:value="38271.5868" calcext:value-type="float">
            <text:p>38271.5868</text:p>
          </table:table-cell>
          <table:table-cell table:formula="of:=[.I285]-[.J28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9162" calcext:value-type="float">
            <text:p>89162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286]-[.C286]" office:value-type="float" office:value="-2" calcext:value-type="float">
            <text:p>-2</text:p>
          </table:table-cell>
          <table:table-cell table:number-columns-repeated="2"/>
          <table:table-cell office:value-type="float" office:value="89162" calcext:value-type="float">
            <text:p>89162</text:p>
          </table:table-cell>
          <table:table-cell table:number-columns-repeated="2" office:value-type="float" office:value="34393.7576" calcext:value-type="float">
            <text:p>34393.7576</text:p>
          </table:table-cell>
          <table:table-cell table:formula="of:=[.I286]-[.J28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717" calcext:value-type="float">
            <text:p>64717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B287]-[.C287]" office:value-type="float" office:value="-3" calcext:value-type="float">
            <text:p>-3</text:p>
          </table:table-cell>
          <table:table-cell table:number-columns-repeated="2"/>
          <table:table-cell office:value-type="float" office:value="64717" calcext:value-type="float">
            <text:p>64717</text:p>
          </table:table-cell>
          <table:table-cell table:number-columns-repeated="2" office:value-type="float" office:value="36951.3966" calcext:value-type="float">
            <text:p>36951.3966</text:p>
          </table:table-cell>
          <table:table-cell table:formula="of:=[.I287]-[.J28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019" calcext:value-type="float">
            <text:p>8019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B288]-[.C288]" office:value-type="float" office:value="-7" calcext:value-type="float">
            <text:p>-7</text:p>
          </table:table-cell>
          <table:table-cell table:number-columns-repeated="2"/>
          <table:table-cell office:value-type="float" office:value="8019" calcext:value-type="float">
            <text:p>8019</text:p>
          </table:table-cell>
          <table:table-cell table:number-columns-repeated="2" office:value-type="float" office:value="40314.1298" calcext:value-type="float">
            <text:p>40314.1298</text:p>
          </table:table-cell>
          <table:table-cell table:formula="of:=[.I288]-[.J28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14" calcext:value-type="float">
            <text:p>55514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B289]-[.C289]" office:value-type="float" office:value="-16" calcext:value-type="float">
            <text:p>-16</text:p>
          </table:table-cell>
          <table:table-cell table:number-columns-repeated="2"/>
          <table:table-cell office:value-type="float" office:value="55514" calcext:value-type="float">
            <text:p>55514</text:p>
          </table:table-cell>
          <table:table-cell table:number-columns-repeated="2" office:value-type="float" office:value="39289.4119" calcext:value-type="float">
            <text:p>39289.4119</text:p>
          </table:table-cell>
          <table:table-cell table:formula="of:=[.I289]-[.J28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0093" calcext:value-type="float">
            <text:p>90093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B290]-[.C290]" office:value-type="float" office:value="53" calcext:value-type="float">
            <text:p>53</text:p>
          </table:table-cell>
          <table:table-cell table:number-columns-repeated="2"/>
          <table:table-cell office:value-type="float" office:value="90093" calcext:value-type="float">
            <text:p>90093</text:p>
          </table:table-cell>
          <table:table-cell table:number-columns-repeated="2" office:value-type="float" office:value="24491.1615" calcext:value-type="float">
            <text:p>24491.1615</text:p>
          </table:table-cell>
          <table:table-cell table:formula="of:=[.I290]-[.J29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266" calcext:value-type="float">
            <text:p>37266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291]-[.C291]" office:value-type="float" office:value="25" calcext:value-type="float">
            <text:p>25</text:p>
          </table:table-cell>
          <table:table-cell table:number-columns-repeated="2"/>
          <table:table-cell office:value-type="float" office:value="37266" calcext:value-type="float">
            <text:p>37266</text:p>
          </table:table-cell>
          <table:table-cell table:number-columns-repeated="2" office:value-type="float" office:value="29315.5083" calcext:value-type="float">
            <text:p>29315.5083</text:p>
          </table:table-cell>
          <table:table-cell table:formula="of:=[.I291]-[.J29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268" calcext:value-type="float">
            <text:p>33268</text:p>
          </table:table-cell>
          <table:table-cell office:value-type="float" office:value="88" calcext:value-type="float">
            <text:p>88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B292]-[.C292]" office:value-type="float" office:value="-46" calcext:value-type="float">
            <text:p>-46</text:p>
          </table:table-cell>
          <table:table-cell table:number-columns-repeated="2"/>
          <table:table-cell office:value-type="float" office:value="33268" calcext:value-type="float">
            <text:p>33268</text:p>
          </table:table-cell>
          <table:table-cell table:number-columns-repeated="2" office:value-type="float" office:value="33521.1402" calcext:value-type="float">
            <text:p>33521.1402</text:p>
          </table:table-cell>
          <table:table-cell table:formula="of:=[.I292]-[.J29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797" calcext:value-type="float">
            <text:p>78797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B293]-[.C293]" office:value-type="float" office:value="-16" calcext:value-type="float">
            <text:p>-16</text:p>
          </table:table-cell>
          <table:table-cell table:number-columns-repeated="2"/>
          <table:table-cell office:value-type="float" office:value="78797" calcext:value-type="float">
            <text:p>78797</text:p>
          </table:table-cell>
          <table:table-cell table:number-columns-repeated="2" office:value-type="float" office:value="39880.5919" calcext:value-type="float">
            <text:p>39880.5919</text:p>
          </table:table-cell>
          <table:table-cell table:formula="of:=[.I293]-[.J29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84" calcext:value-type="float">
            <text:p>84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B294]-[.C294]" office:value-type="float" office:value="-92" calcext:value-type="float">
            <text:p>-92</text:p>
          </table:table-cell>
          <table:table-cell table:number-columns-repeated="2"/>
          <table:table-cell office:value-type="float" office:value="2954" calcext:value-type="float">
            <text:p>2954</text:p>
          </table:table-cell>
          <table:table-cell table:number-columns-repeated="2" office:value-type="float" office:value="42721.4032" calcext:value-type="float">
            <text:p>42721.4032</text:p>
          </table:table-cell>
          <table:table-cell table:formula="of:=[.I294]-[.J29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041" calcext:value-type="float">
            <text:p>9041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B295]-[.C295]" office:value-type="float" office:value="-5" calcext:value-type="float">
            <text:p>-5</text:p>
          </table:table-cell>
          <table:table-cell table:number-columns-repeated="2"/>
          <table:table-cell office:value-type="float" office:value="9041" calcext:value-type="float">
            <text:p>9041</text:p>
          </table:table-cell>
          <table:table-cell table:number-columns-repeated="2" office:value-type="float" office:value="21152.7062" calcext:value-type="float">
            <text:p>21152.7062</text:p>
          </table:table-cell>
          <table:table-cell table:formula="of:=[.I295]-[.J29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9268" calcext:value-type="float">
            <text:p>89268</text:p>
          </table:table-cell>
          <table:table-cell office:value-type="float" office:value="259" calcext:value-type="float">
            <text:p>259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B296]-[.C296]" office:value-type="float" office:value="99" calcext:value-type="float">
            <text:p>99</text:p>
          </table:table-cell>
          <table:table-cell table:number-columns-repeated="2"/>
          <table:table-cell office:value-type="float" office:value="89268" calcext:value-type="float">
            <text:p>89268</text:p>
          </table:table-cell>
          <table:table-cell table:number-columns-repeated="2" office:value-type="float" office:value="27807.3649" calcext:value-type="float">
            <text:p>27807.3649</text:p>
          </table:table-cell>
          <table:table-cell table:formula="of:=[.I296]-[.J29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B297]-[.C297]" office:value-type="float" office:value="-11" calcext:value-type="float">
            <text:p>-11</text:p>
          </table:table-cell>
          <table:table-cell table:number-columns-repeated="2"/>
          <table:table-cell office:value-type="float" office:value="4278" calcext:value-type="float">
            <text:p>4278</text:p>
          </table:table-cell>
          <table:table-cell table:number-columns-repeated="2" office:value-type="float" office:value="28739.0663" calcext:value-type="float">
            <text:p>28739.0663</text:p>
          </table:table-cell>
          <table:table-cell table:formula="of:=[.I297]-[.J29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9978" calcext:value-type="float">
            <text:p>99978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298]-[.C298]" office:value-type="float" office:value="41" calcext:value-type="float">
            <text:p>41</text:p>
          </table:table-cell>
          <table:table-cell table:number-columns-repeated="2"/>
          <table:table-cell office:value-type="float" office:value="99978" calcext:value-type="float">
            <text:p>99978</text:p>
          </table:table-cell>
          <table:table-cell table:number-columns-repeated="2" office:value-type="float" office:value="20426.1923" calcext:value-type="float">
            <text:p>20426.1923</text:p>
          </table:table-cell>
          <table:table-cell table:formula="of:=[.I298]-[.J29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94" calcext:value-type="float">
            <text:p>94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B299]-[.C299]" office:value-type="float" office:value="-61" calcext:value-type="float">
            <text:p>-61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table:number-columns-repeated="2" office:value-type="float" office:value="35793.9662" calcext:value-type="float">
            <text:p>35793.9662</text:p>
          </table:table-cell>
          <table:table-cell table:formula="of:=[.I299]-[.J29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6252" calcext:value-type="float">
            <text:p>56252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[.B300]-[.C300]" office:value-type="float" office:value="-51" calcext:value-type="float">
            <text:p>-51</text:p>
          </table:table-cell>
          <table:table-cell table:number-columns-repeated="2"/>
          <table:table-cell office:value-type="float" office:value="56252" calcext:value-type="float">
            <text:p>56252</text:p>
          </table:table-cell>
          <table:table-cell office:value-type="float" office:value="30529.9564" calcext:value-type="float">
            <text:p>30529.9564</text:p>
          </table:table-cell>
          <table:table-cell office:value-type="float" office:value="30529.9358" calcext:value-type="float">
            <text:p>30529.9358</text:p>
          </table:table-cell>
          <table:table-cell table:formula="of:=[.I300]-[.J300]" office:value-type="float" office:value="0.0205999999998312" calcext:value-type="float">
            <text:p>0.0206</text:p>
          </table:table-cell>
          <table:table-cell table:number-columns-repeated="10"/>
        </table:table-row>
        <table:table-row table:style-name="ro1">
          <table:table-cell office:value-type="float" office:value="94604" calcext:value-type="float">
            <text:p>94604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B301]-[.C301]" office:value-type="float" office:value="-20" calcext:value-type="float">
            <text:p>-20</text:p>
          </table:table-cell>
          <table:table-cell table:number-columns-repeated="2"/>
          <table:table-cell office:value-type="float" office:value="94604" calcext:value-type="float">
            <text:p>94604</text:p>
          </table:table-cell>
          <table:table-cell table:number-columns-repeated="2" office:value-type="float" office:value="30115.472" calcext:value-type="float">
            <text:p>30115.472</text:p>
          </table:table-cell>
          <table:table-cell table:formula="of:=[.I301]-[.J30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4494" calcext:value-type="float">
            <text:p>94494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302]-[.C302]" office:value-type="float" office:value="20" calcext:value-type="float">
            <text:p>20</text:p>
          </table:table-cell>
          <table:table-cell table:number-columns-repeated="2"/>
          <table:table-cell office:value-type="float" office:value="94494" calcext:value-type="float">
            <text:p>94494</text:p>
          </table:table-cell>
          <table:table-cell table:number-columns-repeated="2" office:value-type="float" office:value="39836.3603" calcext:value-type="float">
            <text:p>39836.3603</text:p>
          </table:table-cell>
          <table:table-cell table:formula="of:=[.I302]-[.J30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802" calcext:value-type="float">
            <text:p>52802</text:p>
          </table:table-cell>
          <table:table-cell office:value-type="float" office:value="98" calcext:value-type="float">
            <text:p>98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B303]-[.C303]" office:value-type="float" office:value="-37" calcext:value-type="float">
            <text:p>-37</text:p>
          </table:table-cell>
          <table:table-cell table:number-columns-repeated="2"/>
          <table:table-cell office:value-type="float" office:value="52802" calcext:value-type="float">
            <text:p>52802</text:p>
          </table:table-cell>
          <table:table-cell table:number-columns-repeated="2" office:value-type="float" office:value="35161.5415" calcext:value-type="float">
            <text:p>35161.5415</text:p>
          </table:table-cell>
          <table:table-cell table:formula="of:=[.I303]-[.J30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304]-[.C304]" office:value-type="float" office:value="44" calcext:value-type="float">
            <text:p>44</text:p>
          </table:table-cell>
          <table:table-cell table:number-columns-repeated="2"/>
          <table:table-cell office:value-type="float" office:value="3151" calcext:value-type="float">
            <text:p>3151</text:p>
          </table:table-cell>
          <table:table-cell table:number-columns-repeated="2" office:value-type="float" office:value="27989.0488" calcext:value-type="float">
            <text:p>27989.0488</text:p>
          </table:table-cell>
          <table:table-cell table:formula="of:=[.I304]-[.J30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8883" calcext:value-type="float">
            <text:p>68883</text:p>
          </table:table-cell>
          <table:table-cell office:value-type="float" office:value="86" calcext:value-type="float">
            <text:p>86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B305]-[.C305]" office:value-type="float" office:value="-84" calcext:value-type="float">
            <text:p>-84</text:p>
          </table:table-cell>
          <table:table-cell table:number-columns-repeated="2"/>
          <table:table-cell office:value-type="float" office:value="68883" calcext:value-type="float">
            <text:p>68883</text:p>
          </table:table-cell>
          <table:table-cell table:number-columns-repeated="2" office:value-type="float" office:value="33030.4751" calcext:value-type="float">
            <text:p>33030.4751</text:p>
          </table:table-cell>
          <table:table-cell table:formula="of:=[.I305]-[.J30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195" calcext:value-type="float">
            <text:p>5219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B306]-[.C306]" office:value-type="float" office:value="-35" calcext:value-type="float">
            <text:p>-35</text:p>
          </table:table-cell>
          <table:table-cell table:number-columns-repeated="2"/>
          <table:table-cell office:value-type="float" office:value="52195" calcext:value-type="float">
            <text:p>52195</text:p>
          </table:table-cell>
          <table:table-cell table:number-columns-repeated="2" office:value-type="float" office:value="32675.8552" calcext:value-type="float">
            <text:p>32675.8552</text:p>
          </table:table-cell>
          <table:table-cell table:formula="of:=[.I306]-[.J30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391" calcext:value-type="float">
            <text:p>22391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B307]-[.C307]" office:value-type="float" office:value="-16" calcext:value-type="float">
            <text:p>-16</text:p>
          </table:table-cell>
          <table:table-cell table:number-columns-repeated="2"/>
          <table:table-cell office:value-type="float" office:value="22391" calcext:value-type="float">
            <text:p>22391</text:p>
          </table:table-cell>
          <table:table-cell table:number-columns-repeated="2" office:value-type="float" office:value="29012.7533" calcext:value-type="float">
            <text:p>29012.7533</text:p>
          </table:table-cell>
          <table:table-cell table:formula="of:=[.I307]-[.J30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065" calcext:value-type="float">
            <text:p>48065</text:p>
          </table:table-cell>
          <table:table-cell office:value-type="float" office:value="89" calcext:value-type="float">
            <text:p>89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B308]-[.C308]" office:value-type="float" office:value="-76" calcext:value-type="float">
            <text:p>-76</text:p>
          </table:table-cell>
          <table:table-cell table:number-columns-repeated="2"/>
          <table:table-cell office:value-type="float" office:value="48065" calcext:value-type="float">
            <text:p>48065</text:p>
          </table:table-cell>
          <table:table-cell table:number-columns-repeated="2" office:value-type="float" office:value="29923.3454" calcext:value-type="float">
            <text:p>29923.3454</text:p>
          </table:table-cell>
          <table:table-cell table:formula="of:=[.I308]-[.J30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616" calcext:value-type="float">
            <text:p>47616</text:p>
          </table:table-cell>
          <table:table-cell office:value-type="float" office:value="485" calcext:value-type="float">
            <text:p>485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309]-[.C309]" office:value-type="float" office:value="423" calcext:value-type="float">
            <text:p>423</text:p>
          </table:table-cell>
          <table:table-cell table:number-columns-repeated="2"/>
          <table:table-cell office:value-type="float" office:value="47616" calcext:value-type="float">
            <text:p>47616</text:p>
          </table:table-cell>
          <table:table-cell table:number-columns-repeated="2" office:value-type="float" office:value="26368.1991" calcext:value-type="float">
            <text:p>26368.1991</text:p>
          </table:table-cell>
          <table:table-cell table:formula="of:=[.I309]-[.J30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B310]-[.C310]" office:value-type="float" office:value="16" calcext:value-type="float">
            <text:p>16</text:p>
          </table:table-cell>
          <table:table-cell table:number-columns-repeated="2"/>
          <table:table-cell office:value-type="float" office:value="6567" calcext:value-type="float">
            <text:p>6567</text:p>
          </table:table-cell>
          <table:table-cell table:number-columns-repeated="2" office:value-type="float" office:value="33346.5604" calcext:value-type="float">
            <text:p>33346.5604</text:p>
          </table:table-cell>
          <table:table-cell table:formula="of:=[.I310]-[.J31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061" calcext:value-type="float">
            <text:p>44061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311]-[.C311]" office:value-type="float" office:value="35" calcext:value-type="float">
            <text:p>35</text:p>
          </table:table-cell>
          <table:table-cell table:number-columns-repeated="2"/>
          <table:table-cell office:value-type="float" office:value="44061" calcext:value-type="float">
            <text:p>44061</text:p>
          </table:table-cell>
          <table:table-cell table:number-columns-repeated="2" office:value-type="float" office:value="24307.3016" calcext:value-type="float">
            <text:p>24307.3016</text:p>
          </table:table-cell>
          <table:table-cell table:formula="of:=[.I311]-[.J31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412" calcext:value-type="float">
            <text:p>7412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312]-[.C312]" office:value-type="float" office:value="13" calcext:value-type="float">
            <text:p>13</text:p>
          </table:table-cell>
          <table:table-cell table:number-columns-repeated="2"/>
          <table:table-cell office:value-type="float" office:value="7412" calcext:value-type="float">
            <text:p>7412</text:p>
          </table:table-cell>
          <table:table-cell table:number-columns-repeated="2" office:value-type="float" office:value="28760.5308" calcext:value-type="float">
            <text:p>28760.5308</text:p>
          </table:table-cell>
          <table:table-cell table:formula="of:=[.I312]-[.J31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676" calcext:value-type="float">
            <text:p>26676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B313]-[.C313]" office:value-type="float" office:value="-22" calcext:value-type="float">
            <text:p>-22</text:p>
          </table:table-cell>
          <table:table-cell table:number-columns-repeated="2"/>
          <table:table-cell office:value-type="float" office:value="26676" calcext:value-type="float">
            <text:p>26676</text:p>
          </table:table-cell>
          <table:table-cell table:number-columns-repeated="2" office:value-type="float" office:value="36136.0625" calcext:value-type="float">
            <text:p>36136.0625</text:p>
          </table:table-cell>
          <table:table-cell table:formula="of:=[.I313]-[.J31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294" calcext:value-type="float">
            <text:p>11294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[.B314]-[.C314]" office:value-type="float" office:value="-46" calcext:value-type="float">
            <text:p>-46</text:p>
          </table:table-cell>
          <table:table-cell table:number-columns-repeated="2"/>
          <table:table-cell office:value-type="float" office:value="11294" calcext:value-type="float">
            <text:p>11294</text:p>
          </table:table-cell>
          <table:table-cell table:number-columns-repeated="2" office:value-type="float" office:value="35771.152" calcext:value-type="float">
            <text:p>35771.152</text:p>
          </table:table-cell>
          <table:table-cell table:formula="of:=[.I314]-[.J31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9514" calcext:value-type="float">
            <text:p>89514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315]-[.C315]" office:value-type="float" office:value="22" calcext:value-type="float">
            <text:p>22</text:p>
          </table:table-cell>
          <table:table-cell table:number-columns-repeated="2"/>
          <table:table-cell office:value-type="float" office:value="89514" calcext:value-type="float">
            <text:p>89514</text:p>
          </table:table-cell>
          <table:table-cell table:number-columns-repeated="2" office:value-type="float" office:value="26133.7805" calcext:value-type="float">
            <text:p>26133.7805</text:p>
          </table:table-cell>
          <table:table-cell table:formula="of:=[.I315]-[.J31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14" calcext:value-type="float">
            <text:p>55514</text:p>
          </table:table-cell>
          <table:table-cell office:value-type="float" office:value="91" calcext:value-type="float">
            <text:p>91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B316]-[.C316]" office:value-type="float" office:value="-36" calcext:value-type="float">
            <text:p>-36</text:p>
          </table:table-cell>
          <table:table-cell table:number-columns-repeated="2"/>
          <table:table-cell office:value-type="float" office:value="55514" calcext:value-type="float">
            <text:p>55514</text:p>
          </table:table-cell>
          <table:table-cell table:number-columns-repeated="2" office:value-type="float" office:value="42719.9523" calcext:value-type="float">
            <text:p>42719.9523</text:p>
          </table:table-cell>
          <table:table-cell table:formula="of:=[.I316]-[.J31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638" calcext:value-type="float">
            <text:p>10638</text:p>
          </table:table-cell>
          <table:table-cell office:value-type="float" office:value="91" calcext:value-type="float">
            <text:p>91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B317]-[.C317]" office:value-type="float" office:value="-96" calcext:value-type="float">
            <text:p>-96</text:p>
          </table:table-cell>
          <table:table-cell table:number-columns-repeated="2"/>
          <table:table-cell office:value-type="float" office:value="10638" calcext:value-type="float">
            <text:p>10638</text:p>
          </table:table-cell>
          <table:table-cell table:number-columns-repeated="2" office:value-type="float" office:value="27140.9833" calcext:value-type="float">
            <text:p>27140.9833</text:p>
          </table:table-cell>
          <table:table-cell table:formula="of:=[.I317]-[.J31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9709" calcext:value-type="float">
            <text:p>99709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318]-[.C318]" office:value-type="float" office:value="46" calcext:value-type="float">
            <text:p>46</text:p>
          </table:table-cell>
          <table:table-cell table:number-columns-repeated="2"/>
          <table:table-cell office:value-type="float" office:value="99709" calcext:value-type="float">
            <text:p>99709</text:p>
          </table:table-cell>
          <table:table-cell table:number-columns-repeated="2" office:value-type="float" office:value="34641.9134" calcext:value-type="float">
            <text:p>34641.9134</text:p>
          </table:table-cell>
          <table:table-cell table:formula="of:=[.I318]-[.J31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899" calcext:value-type="float">
            <text:p>23899</text:p>
          </table:table-cell>
          <table:table-cell office:value-type="float" office:value="102" calcext:value-type="float">
            <text:p>102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B319]-[.C319]" office:value-type="float" office:value="-49" calcext:value-type="float">
            <text:p>-49</text:p>
          </table:table-cell>
          <table:table-cell table:number-columns-repeated="2"/>
          <table:table-cell office:value-type="float" office:value="23899" calcext:value-type="float">
            <text:p>23899</text:p>
          </table:table-cell>
          <table:table-cell table:number-columns-repeated="2" office:value-type="float" office:value="29035.3653" calcext:value-type="float">
            <text:p>29035.3653</text:p>
          </table:table-cell>
          <table:table-cell table:formula="of:=[.I319]-[.J31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4274" calcext:value-type="float">
            <text:p>94274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320]-[.C320]" office:value-type="float" office:value="22" calcext:value-type="float">
            <text:p>22</text:p>
          </table:table-cell>
          <table:table-cell table:number-columns-repeated="2"/>
          <table:table-cell office:value-type="float" office:value="94274" calcext:value-type="float">
            <text:p>94274</text:p>
          </table:table-cell>
          <table:table-cell table:number-columns-repeated="2" office:value-type="float" office:value="40734.7726" calcext:value-type="float">
            <text:p>40734.7726</text:p>
          </table:table-cell>
          <table:table-cell table:formula="of:=[.I320]-[.J32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339" calcext:value-type="float">
            <text:p>17339</text:p>
          </table:table-cell>
          <table:table-cell office:value-type="float" office:value="89" calcext:value-type="float">
            <text:p>89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[.B321]-[.C321]" office:value-type="float" office:value="-52" calcext:value-type="float">
            <text:p>-52</text:p>
          </table:table-cell>
          <table:table-cell table:number-columns-repeated="2"/>
          <table:table-cell office:value-type="float" office:value="17339" calcext:value-type="float">
            <text:p>17339</text:p>
          </table:table-cell>
          <table:table-cell table:number-columns-repeated="2" office:value-type="float" office:value="35782.8547" calcext:value-type="float">
            <text:p>35782.8547</text:p>
          </table:table-cell>
          <table:table-cell table:formula="of:=[.I321]-[.J32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322]-[.C322]" office:value-type="float" office:value="47" calcext:value-type="float">
            <text:p>47</text:p>
          </table:table-cell>
          <table:table-cell table:number-columns-repeated="2"/>
          <table:table-cell office:value-type="float" office:value="45700" calcext:value-type="float">
            <text:p>45700</text:p>
          </table:table-cell>
          <table:table-cell table:number-columns-repeated="2" office:value-type="float" office:value="27182" calcext:value-type="float">
            <text:p>27182</text:p>
          </table:table-cell>
          <table:table-cell table:formula="of:=[.I322]-[.J32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999" calcext:value-type="float">
            <text:p>43999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323]-[.C323]" office:value-type="float" office:value="24" calcext:value-type="float">
            <text:p>24</text:p>
          </table:table-cell>
          <table:table-cell table:number-columns-repeated="2"/>
          <table:table-cell office:value-type="float" office:value="43999" calcext:value-type="float">
            <text:p>43999</text:p>
          </table:table-cell>
          <table:table-cell table:number-columns-repeated="2" office:value-type="float" office:value="32082.3975" calcext:value-type="float">
            <text:p>32082.3975</text:p>
          </table:table-cell>
          <table:table-cell table:formula="of:=[.I323]-[.J32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3907" calcext:value-type="float">
            <text:p>83907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324]-[.C324]" office:value-type="float" office:value="64" calcext:value-type="float">
            <text:p>64</text:p>
          </table:table-cell>
          <table:table-cell table:number-columns-repeated="2"/>
          <table:table-cell office:value-type="float" office:value="83907" calcext:value-type="float">
            <text:p>83907</text:p>
          </table:table-cell>
          <table:table-cell table:number-columns-repeated="2" office:value-type="float" office:value="37012.8333" calcext:value-type="float">
            <text:p>37012.8333</text:p>
          </table:table-cell>
          <table:table-cell table:formula="of:=[.I324]-[.J32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0979" calcext:value-type="float">
            <text:p>90979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325]-[.C325]" office:value-type="float" office:value="38" calcext:value-type="float">
            <text:p>38</text:p>
          </table:table-cell>
          <table:table-cell table:number-columns-repeated="2"/>
          <table:table-cell office:value-type="float" office:value="90979" calcext:value-type="float">
            <text:p>90979</text:p>
          </table:table-cell>
          <table:table-cell table:number-columns-repeated="2" office:value-type="float" office:value="26990.6445" calcext:value-type="float">
            <text:p>26990.6445</text:p>
          </table:table-cell>
          <table:table-cell table:formula="of:=[.I325]-[.J32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985" calcext:value-type="float">
            <text:p>42985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B326]-[.C326]" office:value-type="float" office:value="-24" calcext:value-type="float">
            <text:p>-24</text:p>
          </table:table-cell>
          <table:table-cell table:number-columns-repeated="2"/>
          <table:table-cell office:value-type="float" office:value="42985" calcext:value-type="float">
            <text:p>42985</text:p>
          </table:table-cell>
          <table:table-cell table:number-columns-repeated="2" office:value-type="float" office:value="32011.2924" calcext:value-type="float">
            <text:p>32011.2924</text:p>
          </table:table-cell>
          <table:table-cell table:formula="of:=[.I326]-[.J32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750" calcext:value-type="float">
            <text:p>41750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B327]-[.C327]" office:value-type="float" office:value="-6" calcext:value-type="float">
            <text:p>-6</text:p>
          </table:table-cell>
          <table:table-cell table:number-columns-repeated="2"/>
          <table:table-cell office:value-type="float" office:value="41750" calcext:value-type="float">
            <text:p>41750</text:p>
          </table:table-cell>
          <table:table-cell table:number-columns-repeated="2" office:value-type="float" office:value="35510.1327" calcext:value-type="float">
            <text:p>35510.1327</text:p>
          </table:table-cell>
          <table:table-cell table:formula="of:=[.I327]-[.J32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216" calcext:value-type="float">
            <text:p>27216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B328]-[.C328]" office:value-type="float" office:value="-55" calcext:value-type="float">
            <text:p>-55</text:p>
          </table:table-cell>
          <table:table-cell table:number-columns-repeated="2"/>
          <table:table-cell office:value-type="float" office:value="27216" calcext:value-type="float">
            <text:p>27216</text:p>
          </table:table-cell>
          <table:table-cell table:number-columns-repeated="2" office:value-type="float" office:value="25386.3362" calcext:value-type="float">
            <text:p>25386.3362</text:p>
          </table:table-cell>
          <table:table-cell table:formula="of:=[.I328]-[.J32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710" calcext:value-type="float">
            <text:p>21710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B329]-[.C329]" office:value-type="float" office:value="-62" calcext:value-type="float">
            <text:p>-62</text:p>
          </table:table-cell>
          <table:table-cell table:number-columns-repeated="2"/>
          <table:table-cell office:value-type="float" office:value="21710" calcext:value-type="float">
            <text:p>21710</text:p>
          </table:table-cell>
          <table:table-cell table:number-columns-repeated="2" office:value-type="float" office:value="32688.2353" calcext:value-type="float">
            <text:p>32688.2353</text:p>
          </table:table-cell>
          <table:table-cell table:formula="of:=[.I329]-[.J32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6366" calcext:value-type="float">
            <text:p>86366</text:p>
          </table:table-cell>
          <table:table-cell office:value-type="float" office:value="97" calcext:value-type="float">
            <text:p>97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B330]-[.C330]" office:value-type="float" office:value="-47" calcext:value-type="float">
            <text:p>-47</text:p>
          </table:table-cell>
          <table:table-cell table:number-columns-repeated="2"/>
          <table:table-cell office:value-type="float" office:value="86366" calcext:value-type="float">
            <text:p>86366</text:p>
          </table:table-cell>
          <table:table-cell table:number-columns-repeated="2" office:value-type="float" office:value="28227.1016" calcext:value-type="float">
            <text:p>28227.1016</text:p>
          </table:table-cell>
          <table:table-cell table:formula="of:=[.I330]-[.J33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[.B331]-[.C331]" office:value-type="float" office:value="-47" calcext:value-type="float">
            <text:p>-4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table:number-columns-repeated="2" office:value-type="float" office:value="33479.1133" calcext:value-type="float">
            <text:p>33479.1133</text:p>
          </table:table-cell>
          <table:table-cell table:formula="of:=[.I331]-[.J33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890" calcext:value-type="float">
            <text:p>55890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332]-[.C332]" office:value-type="float" office:value="-21" calcext:value-type="float">
            <text:p>-21</text:p>
          </table:table-cell>
          <table:table-cell table:number-columns-repeated="2"/>
          <table:table-cell office:value-type="float" office:value="55890" calcext:value-type="float">
            <text:p>55890</text:p>
          </table:table-cell>
          <table:table-cell table:number-columns-repeated="2" office:value-type="float" office:value="43282.6123" calcext:value-type="float">
            <text:p>43282.6123</text:p>
          </table:table-cell>
          <table:table-cell table:formula="of:=[.I332]-[.J33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9276" calcext:value-type="float">
            <text:p>99276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333]-[.C333]" office:value-type="float" office:value="6" calcext:value-type="float">
            <text:p>6</text:p>
          </table:table-cell>
          <table:table-cell table:number-columns-repeated="2"/>
          <table:table-cell office:value-type="float" office:value="99276" calcext:value-type="float">
            <text:p>99276</text:p>
          </table:table-cell>
          <table:table-cell table:number-columns-repeated="2" office:value-type="float" office:value="33121.072" calcext:value-type="float">
            <text:p>33121.072</text:p>
          </table:table-cell>
          <table:table-cell table:formula="of:=[.I333]-[.J333]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4"/>
          <table:table-cell table:formula="of:=AVERAGE([.E134:.E333])" office:value-type="float" office:value="5.06" calcext:value-type="float">
            <text:p>5.06</text:p>
          </table:table-cell>
          <table:table-cell table:number-columns-repeated="16"/>
        </table:table-row>
      </table:table>
      <table:table table:name="Sheet5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CG-add-all</text:p>
          </table:table-cell>
          <table:table-cell table:number-columns-repeated="2" office:value-type="string" calcext:value-type="string">
            <text:p>CG-AddFirstK</text:p>
          </table:table-cell>
          <table:table-cell table:number-columns-repeated="3" office:value-type="string" calcext:value-type="string">
            <text:p>CG-AddMatching</text:p>
          </table:table-cell>
          <table:table-cell table:number-columns-repeated="4"/>
        </table:table-row>
        <table:table-row table:style-name="ro1">
          <table:table-cell office:value-type="float" office:value="48961" calcext:value-type="float">
            <text:p>48961</text:p>
          </table:table-cell>
          <table:table-cell table:number-columns-repeated="5" office:value-type="float" office:value="17535.2921" calcext:value-type="float">
            <text:p>17535.2921</text:p>
          </table:table-cell>
          <table:table-cell office:value-type="float" office:value="17512.6882" calcext:value-type="float">
            <text:p>17512.6882</text:p>
          </table:table-cell>
          <table:table-cell office:value-type="float" office:value="17535.2921" calcext:value-type="float">
            <text:p>17535.2921</text:p>
          </table:table-cell>
          <table:table-cell table:number-columns-repeated="3"/>
          <table:table-cell office:value-type="string" calcext:value-type="string">
            <text:p>16/8</text:p>
          </table:table-cell>
        </table:table-row>
        <table:table-row table:style-name="ro1">
          <table:table-cell office:value-type="float" office:value="62620" calcext:value-type="float">
            <text:p>62620</text:p>
          </table:table-cell>
          <table:table-cell table:number-columns-repeated="7" office:value-type="float" office:value="27600" calcext:value-type="float">
            <text:p>27600</text:p>
          </table:table-cell>
          <table:table-cell table:number-columns-repeated="4"/>
        </table:table-row>
        <table:table-row table:style-name="ro1">
          <table:table-cell office:value-type="float" office:value="15592" calcext:value-type="float">
            <text:p>15592</text:p>
          </table:table-cell>
          <table:table-cell office:value-type="float" office:value="18304.6606" calcext:value-type="float">
            <text:p>18304.6606</text:p>
          </table:table-cell>
          <table:table-cell office:value-type="float" office:value="18303.2119" calcext:value-type="float">
            <text:p>18303.2119</text:p>
          </table:table-cell>
          <table:table-cell office:value-type="float" office:value="18303.9093" calcext:value-type="float">
            <text:p>18303.9093</text:p>
          </table:table-cell>
          <table:table-cell office:value-type="float" office:value="18304.0867" calcext:value-type="float">
            <text:p>18304.0867</text:p>
          </table:table-cell>
          <table:table-cell office:value-type="float" office:value="18289.9731" calcext:value-type="float">
            <text:p>18289.9731</text:p>
          </table:table-cell>
          <table:table-cell office:value-type="float" office:value="18276.0252" calcext:value-type="float">
            <text:p>18276.0252</text:p>
          </table:table-cell>
          <table:table-cell office:value-type="float" office:value="18304.6606" calcext:value-type="float">
            <text:p>18304.6606</text:p>
          </table:table-cell>
          <table:table-cell table:number-columns-repeated="4"/>
        </table:table-row>
        <table:table-row table:style-name="ro1">
          <table:table-cell office:value-type="float" office:value="27963" calcext:value-type="float">
            <text:p>27963</text:p>
          </table:table-cell>
          <table:table-cell office:value-type="float" office:value="20417.8846" calcext:value-type="float">
            <text:p>20417.8846</text:p>
          </table:table-cell>
          <table:table-cell table:number-columns-repeated="2" office:value-type="float" office:value="20409.1538" calcext:value-type="float">
            <text:p>20409.1538</text:p>
          </table:table-cell>
          <table:table-cell table:number-columns-repeated="2" office:value-type="float" office:value="20417.8846" calcext:value-type="float">
            <text:p>20417.8846</text:p>
          </table:table-cell>
          <table:table-cell office:value-type="float" office:value="20382.22" calcext:value-type="float">
            <text:p>20382.22</text:p>
          </table:table-cell>
          <table:table-cell office:value-type="float" office:value="20417.8846" calcext:value-type="float">
            <text:p>20417.8846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7" office:value-type="float" office:value="27246.6667" calcext:value-type="float">
            <text:p>27246.6667</text:p>
          </table:table-cell>
          <table:table-cell table:number-columns-repeated="4"/>
        </table:table-row>
        <table:table-row table:style-name="ro1">
          <table:table-cell office:value-type="float" office:value="76752" calcext:value-type="float">
            <text:p>76752</text:p>
          </table:table-cell>
          <table:table-cell table:number-columns-repeated="5" office:value-type="float" office:value="17042.6275" calcext:value-type="float">
            <text:p>17042.6275</text:p>
          </table:table-cell>
          <table:table-cell office:value-type="float" office:value="17027.9168" calcext:value-type="float">
            <text:p>17027.9168</text:p>
          </table:table-cell>
          <table:table-cell office:value-type="float" office:value="17042.6275" calcext:value-type="float">
            <text:p>17042.6275</text:p>
          </table:table-cell>
          <table:table-cell table:number-columns-repeated="4"/>
        </table:table-row>
        <table:table-row table:style-name="ro1">
          <table:table-cell office:value-type="float" office:value="47196" calcext:value-type="float">
            <text:p>47196</text:p>
          </table:table-cell>
          <table:table-cell table:number-columns-repeated="5" office:value-type="float" office:value="39271.4214" calcext:value-type="float">
            <text:p>39271.4214</text:p>
          </table:table-cell>
          <table:table-cell office:value-type="float" office:value="39270.5552" calcext:value-type="float">
            <text:p>39270.5552</text:p>
          </table:table-cell>
          <table:table-cell office:value-type="float" office:value="39271.4214" calcext:value-type="float">
            <text:p>39271.4214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7" office:value-type="float" office:value="17841.8738" calcext:value-type="float">
            <text:p>17841.8738</text:p>
          </table:table-cell>
          <table:table-cell table:number-columns-repeated="4"/>
        </table:table-row>
        <table:table-row table:style-name="ro1">
          <table:table-cell office:value-type="float" office:value="48484" calcext:value-type="float">
            <text:p>48484</text:p>
          </table:table-cell>
          <table:table-cell table:number-columns-repeated="7" office:value-type="float" office:value="29338.1667" calcext:value-type="float">
            <text:p>29338.1667</text:p>
          </table:table-cell>
          <table:table-cell table:number-columns-repeated="4"/>
        </table:table-row>
        <table:table-row table:style-name="ro1">
          <table:table-cell office:value-type="float" office:value="78861" calcext:value-type="float">
            <text:p>78861</text:p>
          </table:table-cell>
          <table:table-cell table:number-columns-repeated="7" office:value-type="float" office:value="20362.2727" calcext:value-type="float">
            <text:p>20362.2727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7" office:value-type="float" office:value="23311" calcext:value-type="float">
            <text:p>23311</text:p>
          </table:table-cell>
          <table:table-cell table:number-columns-repeated="4"/>
        </table:table-row>
        <table:table-row table:style-name="ro1">
          <table:table-cell office:value-type="float" office:value="13665" calcext:value-type="float">
            <text:p>13665</text:p>
          </table:table-cell>
          <table:table-cell table:number-columns-repeated="7" office:value-type="float" office:value="26619.5294" calcext:value-type="float">
            <text:p>26619.5294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3" office:value-type="float" office:value="31168.375" calcext:value-type="float">
            <text:p>31168.375</text:p>
          </table:table-cell>
          <table:table-cell office:value-type="float" office:value="31165.771" calcext:value-type="float">
            <text:p>31165.771</text:p>
          </table:table-cell>
          <table:table-cell table:number-columns-repeated="3" office:value-type="float" office:value="31168.375" calcext:value-type="float">
            <text:p>31168.375</text:p>
          </table:table-cell>
          <table:table-cell table:number-columns-repeated="4"/>
        </table:table-row>
        <table:table-row table:style-name="ro1">
          <table:table-cell office:value-type="float" office:value="27091" calcext:value-type="float">
            <text:p>27091</text:p>
          </table:table-cell>
          <table:table-cell table:number-columns-repeated="7" office:value-type="float" office:value="18790" calcext:value-type="float">
            <text:p>18790</text:p>
          </table:table-cell>
          <table:table-cell table:number-columns-repeated="4"/>
        </table:table-row>
        <table:table-row table:style-name="ro1">
          <table:table-cell office:value-type="float" office:value="20174" calcext:value-type="float">
            <text:p>20174</text:p>
          </table:table-cell>
          <table:table-cell table:number-columns-repeated="7" office:value-type="float" office:value="23099.75" calcext:value-type="float">
            <text:p>23099.75</text:p>
          </table:table-cell>
          <table:table-cell table:number-columns-repeated="4"/>
        </table:table-row>
        <table:table-row table:style-name="ro1">
          <table:table-cell office:value-type="float" office:value="45473" calcext:value-type="float">
            <text:p>45473</text:p>
          </table:table-cell>
          <table:table-cell table:number-columns-repeated="7" office:value-type="float" office:value="26255" calcext:value-type="float">
            <text:p>26255</text:p>
          </table:table-cell>
          <table:table-cell table:number-columns-repeated="4"/>
        </table:table-row>
        <table:table-row table:style-name="ro1">
          <table:table-cell office:value-type="float" office:value="24139" calcext:value-type="float">
            <text:p>24139</text:p>
          </table:table-cell>
          <table:table-cell table:number-columns-repeated="7" office:value-type="float" office:value="17897.1667" calcext:value-type="float">
            <text:p>17897.1667</text:p>
          </table:table-cell>
          <table:table-cell table:number-columns-repeated="4"/>
        </table:table-row>
        <table:table-row table:style-name="ro1">
          <table:table-cell office:value-type="float" office:value="40307" calcext:value-type="float">
            <text:p>40307</text:p>
          </table:table-cell>
          <table:table-cell office:value-type="float" office:value="15116.3616" calcext:value-type="float">
            <text:p>15116.3616</text:p>
          </table:table-cell>
          <table:table-cell table:number-columns-repeated="5" office:value-type="float" office:value="15106.0593" calcext:value-type="float">
            <text:p>15106.0593</text:p>
          </table:table-cell>
          <table:table-cell office:value-type="float" office:value="15116.3616" calcext:value-type="float">
            <text:p>15116.3616</text:p>
          </table:table-cell>
          <table:table-cell table:number-columns-repeated="4"/>
        </table:table-row>
        <table:table-row table:style-name="ro1">
          <table:table-cell office:value-type="float" office:value="83207" calcext:value-type="float">
            <text:p>83207</text:p>
          </table:table-cell>
          <table:table-cell table:number-columns-repeated="5" office:value-type="float" office:value="31796.3927" calcext:value-type="float">
            <text:p>31796.3927</text:p>
          </table:table-cell>
          <table:table-cell office:value-type="float" office:value="31791.2778" calcext:value-type="float">
            <text:p>31791.2778</text:p>
          </table:table-cell>
          <table:table-cell office:value-type="float" office:value="31796.3927" calcext:value-type="float">
            <text:p>31796.3927</text:p>
          </table:table-cell>
          <table:table-cell table:number-columns-repeated="4"/>
        </table:table-row>
        <table:table-row table:style-name="ro1">
          <table:table-cell office:value-type="float" office:value="75243" calcext:value-type="float">
            <text:p>75243</text:p>
          </table:table-cell>
          <table:table-cell table:number-columns-repeated="2" office:value-type="float" office:value="16206.1856" calcext:value-type="float">
            <text:p>16206.1856</text:p>
          </table:table-cell>
          <table:table-cell office:value-type="float" office:value="16205.6398" calcext:value-type="float">
            <text:p>16205.6398</text:p>
          </table:table-cell>
          <table:table-cell office:value-type="float" office:value="16206.1856" calcext:value-type="float">
            <text:p>16206.1856</text:p>
          </table:table-cell>
          <table:table-cell table:number-columns-repeated="2" office:value-type="float" office:value="16204.816" calcext:value-type="float">
            <text:p>16204.816</text:p>
          </table:table-cell>
          <table:table-cell office:value-type="float" office:value="16206.1856" calcext:value-type="float">
            <text:p>16206.1856</text:p>
          </table:table-cell>
          <table:table-cell table:number-columns-repeated="4"/>
        </table:table-row>
        <table:table-row table:style-name="ro1">
          <table:table-cell office:value-type="float" office:value="44438" calcext:value-type="float">
            <text:p>44438</text:p>
          </table:table-cell>
          <table:table-cell table:number-columns-repeated="2" office:value-type="float" office:value="16162.3487" calcext:value-type="float">
            <text:p>16162.3487</text:p>
          </table:table-cell>
          <table:table-cell office:value-type="float" office:value="16162.0974" calcext:value-type="float">
            <text:p>16162.0974</text:p>
          </table:table-cell>
          <table:table-cell table:number-columns-repeated="4" office:value-type="float" office:value="16162.3487" calcext:value-type="float">
            <text:p>16162.3487</text:p>
          </table:table-cell>
          <table:table-cell table:number-columns-repeated="4"/>
        </table:table-row>
        <table:table-row table:style-name="ro1">
          <table:table-cell office:value-type="float" office:value="71102" calcext:value-type="float">
            <text:p>71102</text:p>
          </table:table-cell>
          <table:table-cell table:number-columns-repeated="7" office:value-type="float" office:value="21510.5755" calcext:value-type="float">
            <text:p>21510.5755</text:p>
          </table:table-cell>
          <table:table-cell table:number-columns-repeated="4"/>
        </table:table-row>
        <table:table-row table:style-name="ro1">
          <table:table-cell office:value-type="float" office:value="78775" calcext:value-type="float">
            <text:p>78775</text:p>
          </table:table-cell>
          <table:table-cell table:number-columns-repeated="7" office:value-type="float" office:value="22569.6607" calcext:value-type="float">
            <text:p>22569.6607</text:p>
          </table:table-cell>
          <table:table-cell table:number-columns-repeated="4"/>
        </table:table-row>
        <table:table-row table:style-name="ro1">
          <table:table-cell office:value-type="float" office:value="97261" calcext:value-type="float">
            <text:p>97261</text:p>
          </table:table-cell>
          <table:table-cell table:number-columns-repeated="7" office:value-type="float" office:value="18029.7815" calcext:value-type="float">
            <text:p>18029.7815</text:p>
          </table:table-cell>
          <table:table-cell table:number-columns-repeated="4"/>
        </table:table-row>
        <table:table-row table:style-name="ro1">
          <table:table-cell office:value-type="float" office:value="32186" calcext:value-type="float">
            <text:p>32186</text:p>
          </table:table-cell>
          <table:table-cell table:number-columns-repeated="7" office:value-type="float" office:value="18817.05" calcext:value-type="float">
            <text:p>18817.05</text:p>
          </table:table-cell>
          <table:table-cell table:number-columns-repeated="4"/>
        </table:table-row>
        <table:table-row table:style-name="ro1">
          <table:table-cell office:value-type="float" office:value="86633" calcext:value-type="float">
            <text:p>86633</text:p>
          </table:table-cell>
          <table:table-cell table:number-columns-repeated="7" office:value-type="float" office:value="18983" calcext:value-type="float">
            <text:p>18983</text:p>
          </table:table-cell>
          <table:table-cell table:number-columns-repeated="4"/>
        </table:table-row>
        <table:table-row table:style-name="ro1">
          <table:table-cell office:value-type="float" office:value="60390" calcext:value-type="float">
            <text:p>60390</text:p>
          </table:table-cell>
          <table:table-cell table:number-columns-repeated="7" office:value-type="float" office:value="16178" calcext:value-type="float">
            <text:p>16178</text:p>
          </table:table-cell>
          <table:table-cell table:number-columns-repeated="4"/>
        </table:table-row>
        <table:table-row table:style-name="ro1">
          <table:table-cell office:value-type="float" office:value="10638" calcext:value-type="float">
            <text:p>10638</text:p>
          </table:table-cell>
          <table:table-cell table:number-columns-repeated="7" office:value-type="float" office:value="12093.1667" calcext:value-type="float">
            <text:p>12093.1667</text:p>
          </table:table-cell>
          <table:table-cell table:number-columns-repeated="4"/>
        </table:table-row>
        <table:table-row table:style-name="ro1">
          <table:table-cell office:value-type="float" office:value="38840" calcext:value-type="float">
            <text:p>38840</text:p>
          </table:table-cell>
          <table:table-cell table:number-columns-repeated="7" office:value-type="float" office:value="22830" calcext:value-type="float">
            <text:p>22830</text:p>
          </table:table-cell>
          <table:table-cell table:number-columns-repeated="4"/>
        </table:table-row>
        <table:table-row table:style-name="ro1">
          <table:table-cell office:value-type="float" office:value="77207" calcext:value-type="float">
            <text:p>77207</text:p>
          </table:table-cell>
          <table:table-cell table:number-columns-repeated="7" office:value-type="float" office:value="31385.0058" calcext:value-type="float">
            <text:p>31385.0058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726.8136" calcext:value-type="float">
            <text:p>24726.8136</text:p>
          </table:table-cell>
          <table:table-cell office:value-type="float" office:value="24714.8338" calcext:value-type="float">
            <text:p>24714.8338</text:p>
          </table:table-cell>
          <table:table-cell office:value-type="float" office:value="24725.9473" calcext:value-type="float">
            <text:p>24725.9473</text:p>
          </table:table-cell>
          <table:table-cell office:value-type="float" office:value="24726.7666" calcext:value-type="float">
            <text:p>24726.7666</text:p>
          </table:table-cell>
          <table:table-cell office:value-type="float" office:value="24716.9105" calcext:value-type="float">
            <text:p>24716.9105</text:p>
          </table:table-cell>
          <table:table-cell office:value-type="float" office:value="24726.8136" calcext:value-type="float">
            <text:p>24726.8136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3" office:value-type="float" office:value="22611.7027" calcext:value-type="float">
            <text:p>22611.7027</text:p>
          </table:table-cell>
          <table:table-cell office:value-type="float" office:value="22608.7763" calcext:value-type="float">
            <text:p>22608.7763</text:p>
          </table:table-cell>
          <table:table-cell office:value-type="float" office:value="22611.7027" calcext:value-type="float">
            <text:p>22611.7027</text:p>
          </table:table-cell>
          <table:table-cell office:value-type="float" office:value="22593.4045" calcext:value-type="float">
            <text:p>22593.4045</text:p>
          </table:table-cell>
          <table:table-cell office:value-type="float" office:value="22611.7027" calcext:value-type="float">
            <text:p>22611.7027</text:p>
          </table:table-cell>
          <table:table-cell table:number-columns-repeated="4"/>
        </table:table-row>
        <table:table-row table:style-name="ro1">
          <table:table-cell office:value-type="float" office:value="13513" calcext:value-type="float">
            <text:p>13513</text:p>
          </table:table-cell>
          <table:table-cell office:value-type="float" office:value="21909.4598" calcext:value-type="float">
            <text:p>21909.4598</text:p>
          </table:table-cell>
          <table:table-cell office:value-type="float" office:value="21909.3558" calcext:value-type="float">
            <text:p>21909.3558</text:p>
          </table:table-cell>
          <table:table-cell office:value-type="float" office:value="21896.22" calcext:value-type="float">
            <text:p>21896.22</text:p>
          </table:table-cell>
          <table:table-cell office:value-type="float" office:value="21904.2505" calcext:value-type="float">
            <text:p>21904.2505</text:p>
          </table:table-cell>
          <table:table-cell office:value-type="float" office:value="21908.8888" calcext:value-type="float">
            <text:p>21908.8888</text:p>
          </table:table-cell>
          <table:table-cell office:value-type="float" office:value="21878.4397" calcext:value-type="float">
            <text:p>21878.4397</text:p>
          </table:table-cell>
          <table:table-cell office:value-type="float" office:value="21909.4598" calcext:value-type="float">
            <text:p>21909.4598</text:p>
          </table:table-cell>
          <table:table-cell table:number-columns-repeated="4"/>
        </table:table-row>
        <table:table-row table:style-name="ro1">
          <table:table-cell office:value-type="float" office:value="75978" calcext:value-type="float">
            <text:p>75978</text:p>
          </table:table-cell>
          <table:table-cell table:number-columns-repeated="7" office:value-type="float" office:value="34894.2037" calcext:value-type="float">
            <text:p>34894.2037</text:p>
          </table:table-cell>
          <table:table-cell table:number-columns-repeated="4"/>
        </table:table-row>
        <table:table-row table:style-name="ro1">
          <table:table-cell office:value-type="float" office:value="90677" calcext:value-type="float">
            <text:p>90677</text:p>
          </table:table-cell>
          <table:table-cell table:number-columns-repeated="4" office:value-type="float" office:value="23075.5333" calcext:value-type="float">
            <text:p>23075.5333</text:p>
          </table:table-cell>
          <table:table-cell office:value-type="float" office:value="23071.9667" calcext:value-type="float">
            <text:p>23071.9667</text:p>
          </table:table-cell>
          <table:table-cell office:value-type="float" office:value="23073.2361" calcext:value-type="float">
            <text:p>23073.2361</text:p>
          </table:table-cell>
          <table:table-cell office:value-type="float" office:value="23075.5333" calcext:value-type="float">
            <text:p>23075.5333</text:p>
          </table:table-cell>
          <table:table-cell table:number-columns-repeated="4"/>
        </table:table-row>
        <table:table-row table:style-name="ro1">
          <table:table-cell office:value-type="float" office:value="18061" calcext:value-type="float">
            <text:p>18061</text:p>
          </table:table-cell>
          <table:table-cell table:number-columns-repeated="2" office:value-type="float" office:value="25871.9383" calcext:value-type="float">
            <text:p>25871.9383</text:p>
          </table:table-cell>
          <table:table-cell office:value-type="float" office:value="25862.1761" calcext:value-type="float">
            <text:p>25862.1761</text:p>
          </table:table-cell>
          <table:table-cell office:value-type="float" office:value="25867.0621" calcext:value-type="float">
            <text:p>25867.0621</text:p>
          </table:table-cell>
          <table:table-cell office:value-type="float" office:value="25870.0837" calcext:value-type="float">
            <text:p>25870.0837</text:p>
          </table:table-cell>
          <table:table-cell office:value-type="float" office:value="25840.6856" calcext:value-type="float">
            <text:p>25840.6856</text:p>
          </table:table-cell>
          <table:table-cell office:value-type="float" office:value="25871.9383" calcext:value-type="float">
            <text:p>25871.9383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3" office:value-type="float" office:value="25402.629" calcext:value-type="float">
            <text:p>25402.629</text:p>
          </table:table-cell>
          <table:table-cell office:value-type="float" office:value="25396.9928" calcext:value-type="float">
            <text:p>25396.9928</text:p>
          </table:table-cell>
          <table:table-cell office:value-type="float" office:value="25389.3719" calcext:value-type="float">
            <text:p>25389.3719</text:p>
          </table:table-cell>
          <table:table-cell office:value-type="float" office:value="25371.8054" calcext:value-type="float">
            <text:p>25371.8054</text:p>
          </table:table-cell>
          <table:table-cell office:value-type="float" office:value="25402.629" calcext:value-type="float">
            <text:p>25402.629</text:p>
          </table:table-cell>
          <table:table-cell table:number-columns-repeated="4"/>
        </table:table-row>
        <table:table-row table:style-name="ro1">
          <table:table-cell office:value-type="float" office:value="22445" calcext:value-type="float">
            <text:p>22445</text:p>
          </table:table-cell>
          <table:table-cell table:number-columns-repeated="3" office:value-type="float" office:value="31383.7857" calcext:value-type="float">
            <text:p>31383.7857</text:p>
          </table:table-cell>
          <table:table-cell office:value-type="float" office:value="31339.75" calcext:value-type="float">
            <text:p>31339.75</text:p>
          </table:table-cell>
          <table:table-cell table:number-columns-repeated="3" office:value-type="float" office:value="31383.7857" calcext:value-type="float">
            <text:p>31383.7857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19786.0518" calcext:value-type="float">
            <text:p>19786.0518</text:p>
          </table:table-cell>
          <table:table-cell table:number-columns-repeated="2" office:value-type="float" office:value="19785.7741" calcext:value-type="float">
            <text:p>19785.7741</text:p>
          </table:table-cell>
          <table:table-cell office:value-type="float" office:value="19786.0518" calcext:value-type="float">
            <text:p>19786.0518</text:p>
          </table:table-cell>
          <table:table-cell table:number-columns-repeated="4"/>
        </table:table-row>
        <table:table-row table:style-name="ro1">
          <table:table-cell office:value-type="float" office:value="45563" calcext:value-type="float">
            <text:p>45563</text:p>
          </table:table-cell>
          <table:table-cell table:number-columns-repeated="2" office:value-type="float" office:value="17579.9563" calcext:value-type="float">
            <text:p>17579.9563</text:p>
          </table:table-cell>
          <table:table-cell office:value-type="float" office:value="17579.7242" calcext:value-type="float">
            <text:p>17579.7242</text:p>
          </table:table-cell>
          <table:table-cell office:value-type="float" office:value="17574.7775" calcext:value-type="float">
            <text:p>17574.7775</text:p>
          </table:table-cell>
          <table:table-cell office:value-type="float" office:value="17579.9563" calcext:value-type="float">
            <text:p>17579.9563</text:p>
          </table:table-cell>
          <table:table-cell office:value-type="float" office:value="17579.8988" calcext:value-type="float">
            <text:p>17579.8988</text:p>
          </table:table-cell>
          <table:table-cell office:value-type="float" office:value="17579.9563" calcext:value-type="float">
            <text:p>17579.9563</text:p>
          </table:table-cell>
          <table:table-cell table:number-columns-repeated="4"/>
        </table:table-row>
        <table:table-row table:style-name="ro1">
          <table:table-cell office:value-type="float" office:value="99260" calcext:value-type="float">
            <text:p>99260</text:p>
          </table:table-cell>
          <table:table-cell table:number-columns-repeated="5" office:value-type="float" office:value="17471.4" calcext:value-type="float">
            <text:p>17471.4</text:p>
          </table:table-cell>
          <table:table-cell office:value-type="float" office:value="17470.0747" calcext:value-type="float">
            <text:p>17470.0747</text:p>
          </table:table-cell>
          <table:table-cell office:value-type="float" office:value="17471.4" calcext:value-type="float">
            <text:p>17471.4</text:p>
          </table:table-cell>
          <table:table-cell table:number-columns-repeated="4"/>
        </table:table-row>
        <table:table-row table:style-name="ro1">
          <table:table-cell office:value-type="float" office:value="85079" calcext:value-type="float">
            <text:p>85079</text:p>
          </table:table-cell>
          <table:table-cell table:number-columns-repeated="7" office:value-type="float" office:value="25418.1159" calcext:value-type="float">
            <text:p>25418.1159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3" office:value-type="float" office:value="26867.375" calcext:value-type="float">
            <text:p>26867.375</text:p>
          </table:table-cell>
          <table:table-cell office:value-type="float" office:value="26865.3061" calcext:value-type="float">
            <text:p>26865.3061</text:p>
          </table:table-cell>
          <table:table-cell office:value-type="float" office:value="26867.375" calcext:value-type="float">
            <text:p>26867.375</text:p>
          </table:table-cell>
          <table:table-cell office:value-type="float" office:value="26796.0417" calcext:value-type="float">
            <text:p>26796.0417</text:p>
          </table:table-cell>
          <table:table-cell office:value-type="float" office:value="26867.375" calcext:value-type="float">
            <text:p>26867.375</text:p>
          </table:table-cell>
          <table:table-cell table:number-columns-repeated="4"/>
        </table:table-row>
        <table:table-row table:style-name="ro1">
          <table:table-cell office:value-type="float" office:value="61565" calcext:value-type="float">
            <text:p>61565</text:p>
          </table:table-cell>
          <table:table-cell table:number-columns-repeated="7" office:value-type="float" office:value="21267.4615" calcext:value-type="float">
            <text:p>21267.4615</text:p>
          </table:table-cell>
          <table:table-cell table:number-columns-repeated="4"/>
        </table:table-row>
        <table:table-row table:style-name="ro1">
          <table:table-cell office:value-type="float" office:value="89728" calcext:value-type="float">
            <text:p>89728</text:p>
          </table:table-cell>
          <table:table-cell table:number-columns-repeated="7" office:value-type="float" office:value="34575.9286" calcext:value-type="float">
            <text:p>34575.9286</text:p>
          </table:table-cell>
          <table:table-cell table:number-columns-repeated="4"/>
        </table:table-row>
        <table:table-row table:style-name="ro1">
          <table:table-cell office:value-type="float" office:value="14586" calcext:value-type="float">
            <text:p>14586</text:p>
          </table:table-cell>
          <table:table-cell office:value-type="float" office:value="31253.9662" calcext:value-type="float">
            <text:p>31253.9662</text:p>
          </table:table-cell>
          <table:table-cell office:value-type="float" office:value="31253.0938" calcext:value-type="float">
            <text:p>31253.0938</text:p>
          </table:table-cell>
          <table:table-cell office:value-type="float" office:value="31247.9115" calcext:value-type="float">
            <text:p>31247.9115</text:p>
          </table:table-cell>
          <table:table-cell office:value-type="float" office:value="31251.8542" calcext:value-type="float">
            <text:p>31251.8542</text:p>
          </table:table-cell>
          <table:table-cell office:value-type="float" office:value="31240.5708" calcext:value-type="float">
            <text:p>31240.5708</text:p>
          </table:table-cell>
          <table:table-cell office:value-type="float" office:value="31227.4687" calcext:value-type="float">
            <text:p>31227.4687</text:p>
          </table:table-cell>
          <table:table-cell office:value-type="float" office:value="31253.9662" calcext:value-type="float">
            <text:p>31253.9662</text:p>
          </table:table-cell>
          <table:table-cell table:number-columns-repeated="4"/>
        </table:table-row>
        <table:table-row table:style-name="ro1">
          <table:table-cell office:value-type="float" office:value="77789" calcext:value-type="float">
            <text:p>77789</text:p>
          </table:table-cell>
          <table:table-cell table:number-columns-repeated="7" office:value-type="float" office:value="17893.9693" calcext:value-type="float">
            <text:p>17893.9693</text:p>
          </table:table-cell>
          <table:table-cell table:number-columns-repeated="4"/>
        </table:table-row>
        <table:table-row table:style-name="ro1">
          <table:table-cell office:value-type="float" office:value="62102" calcext:value-type="float">
            <text:p>62102</text:p>
          </table:table-cell>
          <table:table-cell table:number-columns-repeated="2" office:value-type="float" office:value="41111.4933" calcext:value-type="float">
            <text:p>41111.4933</text:p>
          </table:table-cell>
          <table:table-cell office:value-type="float" office:value="41111.4137" calcext:value-type="float">
            <text:p>41111.4137</text:p>
          </table:table-cell>
          <table:table-cell table:number-columns-repeated="2" office:value-type="float" office:value="41111.4933" calcext:value-type="float">
            <text:p>41111.4933</text:p>
          </table:table-cell>
          <table:table-cell office:value-type="float" office:value="41107.1054" calcext:value-type="float">
            <text:p>41107.1054</text:p>
          </table:table-cell>
          <table:table-cell office:value-type="float" office:value="41111.4933" calcext:value-type="float">
            <text:p>41111.4933</text:p>
          </table:table-cell>
          <table:table-cell table:number-columns-repeated="4"/>
        </table:table-row>
        <table:table-row table:style-name="ro1">
          <table:table-cell office:value-type="float" office:value="87785" calcext:value-type="float">
            <text:p>87785</text:p>
          </table:table-cell>
          <table:table-cell office:value-type="float" office:value="33685.8281" calcext:value-type="float">
            <text:p>33685.8281</text:p>
          </table:table-cell>
          <table:table-cell table:number-columns-repeated="2" office:value-type="float" office:value="33683.8568" calcext:value-type="float">
            <text:p>33683.8568</text:p>
          </table:table-cell>
          <table:table-cell office:value-type="float" office:value="33664.4095" calcext:value-type="float">
            <text:p>33664.4095</text:p>
          </table:table-cell>
          <table:table-cell office:value-type="float" office:value="33668.9028" calcext:value-type="float">
            <text:p>33668.9028</text:p>
          </table:table-cell>
          <table:table-cell office:value-type="float" office:value="33605.5777" calcext:value-type="float">
            <text:p>33605.5777</text:p>
          </table:table-cell>
          <table:table-cell office:value-type="float" office:value="33685.8281" calcext:value-type="float">
            <text:p>33685.8281</text:p>
          </table:table-cell>
          <table:table-cell table:number-columns-repeated="4"/>
        </table:table-row>
        <table:table-row table:style-name="ro1">
          <table:table-cell office:value-type="float" office:value="56970" calcext:value-type="float">
            <text:p>56970</text:p>
          </table:table-cell>
          <table:table-cell table:number-columns-repeated="4" office:value-type="float" office:value="26302.4667" calcext:value-type="float">
            <text:p>26302.4667</text:p>
          </table:table-cell>
          <table:table-cell office:value-type="float" office:value="26302.3553" calcext:value-type="float">
            <text:p>26302.3553</text:p>
          </table:table-cell>
          <table:table-cell office:value-type="float" office:value="26284.7857" calcext:value-type="float">
            <text:p>26284.7857</text:p>
          </table:table-cell>
          <table:table-cell office:value-type="float" office:value="26302.4667" calcext:value-type="float">
            <text:p>26302.4667</text:p>
          </table:table-cell>
          <table:table-cell table:number-columns-repeated="4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float" office:value="48961" calcext:value-type="float">
            <text:p>4896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62620" calcext:value-type="float">
            <text:p>6262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592" calcext:value-type="float">
            <text:p>155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7963" calcext:value-type="float">
            <text:p>2796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6752" calcext:value-type="float">
            <text:p>7675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7196" calcext:value-type="float">
            <text:p>4719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8484" calcext:value-type="float">
            <text:p>4848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78861" calcext:value-type="float">
            <text:p>7886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665" calcext:value-type="float">
            <text:p>136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7091" calcext:value-type="float">
            <text:p>2709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473" calcext:value-type="float">
            <text:p>4547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139" calcext:value-type="float">
            <text:p>2413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0307" calcext:value-type="float">
            <text:p>4030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3207" calcext:value-type="float">
            <text:p>8320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5243" calcext:value-type="float">
            <text:p>7524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4438" calcext:value-type="float">
            <text:p>4443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71102" calcext:value-type="float">
            <text:p>7110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8775" calcext:value-type="float">
            <text:p>7877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7261" calcext:value-type="float">
            <text:p>9726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2186" calcext:value-type="float">
            <text:p>3218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86633" calcext:value-type="float">
            <text:p>8663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0390" calcext:value-type="float">
            <text:p>6039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638" calcext:value-type="float">
            <text:p>106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8840" calcext:value-type="float">
            <text:p>3884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7207" calcext:value-type="float">
            <text:p>7720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513" calcext:value-type="float">
            <text:p>135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75978" calcext:value-type="float">
            <text:p>7597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0677" calcext:value-type="float">
            <text:p>9067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061" calcext:value-type="float">
            <text:p>1806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445" calcext:value-type="float">
            <text:p>224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5563" calcext:value-type="float">
            <text:p>4556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99260" calcext:value-type="float">
            <text:p>9926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5079" calcext:value-type="float">
            <text:p>8507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61565" calcext:value-type="float">
            <text:p>6156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89728" calcext:value-type="float">
            <text:p>8972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586" calcext:value-type="float">
            <text:p>1458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77789" calcext:value-type="float">
            <text:p>777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2102" calcext:value-type="float">
            <text:p>6210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87785" calcext:value-type="float">
            <text:p>8778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56970" calcext:value-type="float">
            <text:p>5697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5:00:23.182637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5:00:26.039703692</meta:creation-date>
    <meta:editing-duration>PT11H12M34S</meta:editing-duration>
    <meta:editing-cycles>3</meta:editing-cycles>
    <meta:generator>LibreOffice/5.0.6.2$Linux_X86_64 LibreOffice_project/00m0$Build-2</meta:generator>
    <dc:date>2017-11-23T20:44:09.356361867</dc:date>
    <meta:document-statistic meta:table-count="5" meta:cell-count="12181" meta:object-count="0"/>
  </office:meta>
</office:document-meta>
</file>